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ystem" svg:font-family="System" style:font-family-generic="swiss" style:font-pitch="variable" svg:panose-1="0 0 0 0 0 0 0 0 0 0"/>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
      <text:list-level-style-bullet text:level="1" text:style-name="WW_CharLFO2LVL1" text:bullet-char="-">
        <style:list-level-properties text:space-before="0.0208in" text:min-label-width="0.25in"/>
        <style:text-properties style:font-name="Calibri"/>
      </text:list-level-style-bullet>
      <text:list-level-style-bullet text:level="2" text:style-name="WW_CharLFO2LVL2" text:bullet-char="o">
        <style:list-level-properties text:space-before="0.5208in" text:min-label-width="0.25in"/>
        <style:text-properties style:font-name="Courier New"/>
      </text:list-level-style-bullet>
      <text:list-level-style-bullet text:level="3" text:style-name="WW_CharLFO2LVL3" text:bullet-char="">
        <style:list-level-properties text:space-before="1.0208in" text:min-label-width="0.25in"/>
        <style:text-properties style:font-name="Wingdings"/>
      </text:list-level-style-bullet>
      <text:list-level-style-bullet text:level="4" text:style-name="WW_CharLFO2LVL4" text:bullet-char="">
        <style:list-level-properties text:space-before="1.5208in" text:min-label-width="0.25in"/>
        <style:text-properties style:font-name="Symbol"/>
      </text:list-level-style-bullet>
      <text:list-level-style-bullet text:level="5" text:style-name="WW_CharLFO2LVL5" text:bullet-char="o">
        <style:list-level-properties text:space-before="2.0208in" text:min-label-width="0.25in"/>
        <style:text-properties style:font-name="Courier New"/>
      </text:list-level-style-bullet>
      <text:list-level-style-bullet text:level="6" text:style-name="WW_CharLFO2LVL6" text:bullet-char="">
        <style:list-level-properties text:space-before="2.5208in" text:min-label-width="0.25in"/>
        <style:text-properties style:font-name="Wingdings"/>
      </text:list-level-style-bullet>
      <text:list-level-style-bullet text:level="7" text:style-name="WW_CharLFO2LVL7" text:bullet-char="">
        <style:list-level-properties text:space-before="3.0208in" text:min-label-width="0.25in"/>
        <style:text-properties style:font-name="Symbol"/>
      </text:list-level-style-bullet>
      <text:list-level-style-bullet text:level="8" text:style-name="WW_CharLFO2LVL8" text:bullet-char="o">
        <style:list-level-properties text:space-before="3.5208in" text:min-label-width="0.25in"/>
        <style:text-properties style:font-name="Courier New"/>
      </text:list-level-style-bullet>
      <text:list-level-style-bullet text:level="9" text:style-name="WW_CharLFO2LVL9" text:bullet-char="">
        <style:list-level-properties text:space-before="4.0208in" text:min-label-width="0.25in"/>
        <style:text-properties style:font-name="Wingdings"/>
      </text:list-level-style-bullet>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Title" style:master-page-name="MPF0" style:family="paragraph">
      <style:paragraph-properties fo:break-before="page" fo:text-align="end"/>
      <style:text-properties fo:language="et" fo:country="EE"/>
    </style:style>
    <style:style style:name="P3" style:parent-style-name="Title" style:family="paragraph">
      <style:paragraph-properties fo:text-align="end"/>
      <style:text-properties fo:language="et" fo:country="EE"/>
    </style:style>
    <style:style style:name="P4" style:parent-style-name="Title" style:family="paragraph">
      <style:paragraph-properties fo:text-align="end"/>
      <style:text-properties fo:language="et" fo:country="EE"/>
    </style:style>
    <style:style style:name="P5" style:parent-style-name="Title" style:family="paragraph">
      <style:paragraph-properties fo:text-align="end"/>
      <style:text-properties fo:language="et" fo:country="EE"/>
    </style:style>
    <style:style style:name="P6" style:parent-style-name="Title" style:family="paragraph">
      <style:paragraph-properties fo:text-align="end"/>
      <style:text-properties fo:language="et" fo:country="EE"/>
    </style:style>
    <style:style style:name="P7" style:parent-style-name="Title" style:family="paragraph">
      <style:paragraph-properties fo:text-align="end"/>
      <style:text-properties fo:language="et" fo:country="EE"/>
    </style:style>
    <style:style style:name="P8" style:parent-style-name="Title" style:family="paragraph">
      <style:paragraph-properties fo:text-align="end"/>
      <style:text-properties fo:language="et" fo:country="EE"/>
    </style:style>
    <style:style style:name="P9" style:parent-style-name="Title" style:family="paragraph">
      <style:paragraph-properties fo:text-align="end"/>
      <style:text-properties fo:language="et" fo:country="EE"/>
    </style:style>
    <style:style style:name="P10" style:parent-style-name="Normal" style:family="paragraph">
      <style:text-properties fo:language="et" fo:country="EE"/>
    </style:style>
    <style:style style:name="P11" style:parent-style-name="Normal" style:family="paragraph">
      <style:paragraph-properties fo:text-align="end"/>
      <style:text-properties fo:language="et" fo:country="EE"/>
    </style:style>
    <style:style style:name="P12" style:parent-style-name="Normal" style:family="paragraph">
      <style:paragraph-properties fo:break-before="page" fo:margin-bottom="0.1388in" fo:line-height="115%"/>
      <style:text-properties fo:language="et" fo:country="EE"/>
    </style:style>
    <style:style style:name="P13" style:parent-style-name="TOC1" style:family="paragraph">
      <style:paragraph-properties>
        <style:tab-stops>
          <style:tab-stop style:type="right" style:leader-style="dotted" style:leader-text="." style:position="6.293in"/>
        </style:tab-stops>
      </style:paragraph-properties>
    </style:style>
    <style:style style:name="T14" style:parent-style-name="Hyperlink" style:family="text">
      <style:text-properties fo:language="et" fo:country="EE"/>
    </style:style>
    <style:style style:name="P15" style:parent-style-name="TOC1" style:family="paragraph">
      <style:paragraph-properties>
        <style:tab-stops>
          <style:tab-stop style:type="right" style:leader-style="dotted" style:leader-text="." style:position="6.293in"/>
        </style:tab-stops>
      </style:paragraph-properties>
    </style:style>
    <style:style style:name="P16" style:parent-style-name="TOC1" style:family="paragraph">
      <style:paragraph-properties>
        <style:tab-stops>
          <style:tab-stop style:type="right" style:leader-style="dotted" style:leader-text="." style:position="6.293in"/>
        </style:tab-stops>
      </style:paragraph-properties>
    </style:style>
    <style:style style:name="T17" style:parent-style-name="Hyperlink" style:family="text">
      <style:text-properties fo:language="et" fo:country="EE"/>
    </style:style>
    <style:style style:name="P18" style:parent-style-name="TOC1" style:family="paragraph">
      <style:paragraph-properties>
        <style:tab-stops>
          <style:tab-stop style:type="right" style:leader-style="dotted" style:leader-text="." style:position="6.293in"/>
        </style:tab-stops>
      </style:paragraph-properties>
    </style:style>
    <style:style style:name="T19" style:parent-style-name="Hyperlink" style:family="text">
      <style:text-properties fo:language="et" fo:country="EE"/>
    </style:style>
    <style:style style:name="P20" style:parent-style-name="TOC1" style:family="paragraph">
      <style:paragraph-properties>
        <style:tab-stops>
          <style:tab-stop style:type="right" style:leader-style="dotted" style:leader-text="." style:position="6.293in"/>
        </style:tab-stops>
      </style:paragraph-properties>
    </style:style>
    <style:style style:name="T21" style:parent-style-name="Hyperlink" style:family="text">
      <style:text-properties fo:language="et" fo:country="EE"/>
    </style:style>
    <style:style style:name="P22" style:parent-style-name="TOC1" style:family="paragraph">
      <style:paragraph-properties>
        <style:tab-stops>
          <style:tab-stop style:type="right" style:leader-style="dotted" style:leader-text="." style:position="6.293in"/>
        </style:tab-stops>
      </style:paragraph-properties>
    </style:style>
    <style:style style:name="T23" style:parent-style-name="Hyperlink" style:family="text">
      <style:text-properties fo:language="et" fo:country="EE"/>
    </style:style>
    <style:style style:name="P24" style:parent-style-name="TOC1" style:family="paragraph">
      <style:paragraph-properties>
        <style:tab-stops>
          <style:tab-stop style:type="right" style:leader-style="dotted" style:leader-text="." style:position="6.293in"/>
        </style:tab-stops>
      </style:paragraph-properties>
    </style:style>
    <style:style style:name="T25" style:parent-style-name="Hyperlink" style:family="text">
      <style:text-properties fo:language="et" fo:country="EE"/>
    </style:style>
    <style:style style:name="P26" style:parent-style-name="TOC1" style:family="paragraph">
      <style:paragraph-properties>
        <style:tab-stops>
          <style:tab-stop style:type="right" style:leader-style="dotted" style:leader-text="." style:position="6.293in"/>
        </style:tab-stops>
      </style:paragraph-properties>
    </style:style>
    <style:style style:name="T27" style:parent-style-name="Hyperlink" style:family="text">
      <style:text-properties fo:language="et" fo:country="EE"/>
    </style:style>
    <style:style style:name="P28" style:parent-style-name="TOC1" style:family="paragraph">
      <style:paragraph-properties>
        <style:tab-stops>
          <style:tab-stop style:type="right" style:leader-style="dotted" style:leader-text="." style:position="6.293in"/>
        </style:tab-stops>
      </style:paragraph-properties>
    </style:style>
    <style:style style:name="T29" style:parent-style-name="Hyperlink" style:family="text">
      <style:text-properties fo:language="et" fo:country="EE"/>
    </style:style>
    <style:style style:name="P30" style:parent-style-name="TOC1" style:family="paragraph">
      <style:paragraph-properties>
        <style:tab-stops>
          <style:tab-stop style:type="right" style:leader-style="dotted" style:leader-text="." style:position="6.293in"/>
        </style:tab-stops>
      </style:paragraph-properties>
    </style:style>
    <style:style style:name="T31" style:parent-style-name="Hyperlink" style:family="text">
      <style:text-properties fo:language="et" fo:country="EE"/>
    </style:style>
    <style:style style:name="P32" style:parent-style-name="TOC1" style:family="paragraph">
      <style:paragraph-properties>
        <style:tab-stops>
          <style:tab-stop style:type="right" style:leader-style="dotted" style:leader-text="." style:position="6.293in"/>
        </style:tab-stops>
      </style:paragraph-properties>
    </style:style>
    <style:style style:name="T33" style:parent-style-name="Hyperlink" style:family="text">
      <style:text-properties fo:language="et" fo:country="EE"/>
    </style:style>
    <style:style style:name="P34" style:parent-style-name="TOC1" style:family="paragraph">
      <style:paragraph-properties>
        <style:tab-stops>
          <style:tab-stop style:type="right" style:leader-style="dotted" style:leader-text="." style:position="6.293in"/>
        </style:tab-stops>
      </style:paragraph-properties>
    </style:style>
    <style:style style:name="P35" style:parent-style-name="TOC1" style:family="paragraph">
      <style:paragraph-properties>
        <style:tab-stops>
          <style:tab-stop style:type="right" style:leader-style="dotted" style:leader-text="." style:position="6.293in"/>
        </style:tab-stops>
      </style:paragraph-properties>
    </style:style>
    <style:style style:name="P36" style:parent-style-name="TOC1" style:family="paragraph">
      <style:paragraph-properties>
        <style:tab-stops>
          <style:tab-stop style:type="right" style:leader-style="dotted" style:leader-text="." style:position="6.293in"/>
        </style:tab-stops>
      </style:paragraph-properties>
    </style:style>
    <style:style style:name="P37" style:parent-style-name="TOC1" style:family="paragraph">
      <style:paragraph-properties>
        <style:tab-stops>
          <style:tab-stop style:type="right" style:leader-style="dotted" style:leader-text="." style:position="6.293in"/>
        </style:tab-stops>
      </style:paragraph-properties>
    </style:style>
    <style:style style:name="P38" style:parent-style-name="TOC1" style:family="paragraph">
      <style:paragraph-properties>
        <style:tab-stops>
          <style:tab-stop style:type="right" style:leader-style="dotted" style:leader-text="." style:position="6.293in"/>
        </style:tab-stops>
      </style:paragraph-properties>
    </style:style>
    <style:style style:name="P39" style:parent-style-name="TOC1" style:family="paragraph">
      <style:paragraph-properties>
        <style:tab-stops>
          <style:tab-stop style:type="right" style:leader-style="dotted" style:leader-text="." style:position="6.293in"/>
        </style:tab-stops>
      </style:paragraph-properties>
    </style:style>
    <style:style style:name="P40" style:parent-style-name="TOC1" style:family="paragraph">
      <style:paragraph-properties>
        <style:tab-stops>
          <style:tab-stop style:type="right" style:leader-style="dotted" style:leader-text="." style:position="6.293in"/>
        </style:tab-stops>
      </style:paragraph-properties>
    </style:style>
    <style:style style:name="P41" style:parent-style-name="TOC1" style:family="paragraph">
      <style:paragraph-properties>
        <style:tab-stops>
          <style:tab-stop style:type="right" style:leader-style="dotted" style:leader-text="." style:position="6.293in"/>
        </style:tab-stops>
      </style:paragraph-properties>
    </style:style>
    <style:style style:name="P42" style:parent-style-name="TOC1" style:family="paragraph">
      <style:paragraph-properties>
        <style:tab-stops>
          <style:tab-stop style:type="right" style:leader-style="dotted" style:leader-text="." style:position="6.293in"/>
        </style:tab-stops>
      </style:paragraph-properties>
    </style:style>
    <style:style style:name="P43" style:parent-style-name="TOC1" style:family="paragraph">
      <style:paragraph-properties>
        <style:tab-stops>
          <style:tab-stop style:type="right" style:leader-style="dotted" style:leader-text="." style:position="6.293in"/>
        </style:tab-stops>
      </style:paragraph-properties>
    </style:style>
    <style:style style:name="P44" style:parent-style-name="TOC1" style:family="paragraph">
      <style:paragraph-properties>
        <style:tab-stops>
          <style:tab-stop style:type="right" style:leader-style="dotted" style:leader-text="." style:position="6.293in"/>
        </style:tab-stops>
      </style:paragraph-properties>
    </style:style>
    <style:style style:name="P45" style:parent-style-name="TOC1" style:family="paragraph">
      <style:paragraph-properties>
        <style:tab-stops>
          <style:tab-stop style:type="right" style:leader-style="dotted" style:leader-text="." style:position="6.293in"/>
        </style:tab-stops>
      </style:paragraph-properties>
    </style:style>
    <style:style style:name="P46" style:parent-style-name="TOC1" style:family="paragraph">
      <style:paragraph-properties>
        <style:tab-stops>
          <style:tab-stop style:type="right" style:leader-style="dotted" style:leader-text="." style:position="6.293in"/>
        </style:tab-stops>
      </style:paragraph-properties>
    </style:style>
    <style:style style:name="P47" style:parent-style-name="TOC1" style:family="paragraph">
      <style:paragraph-properties>
        <style:tab-stops>
          <style:tab-stop style:type="right" style:leader-style="dotted" style:leader-text="." style:position="6.293in"/>
        </style:tab-stops>
      </style:paragraph-properties>
    </style:style>
    <style:style style:name="P48" style:parent-style-name="TOC1" style:family="paragraph">
      <style:paragraph-properties>
        <style:tab-stops>
          <style:tab-stop style:type="right" style:leader-style="dotted" style:leader-text="." style:position="6.293in"/>
        </style:tab-stops>
      </style:paragraph-properties>
    </style:style>
    <style:style style:name="P49" style:parent-style-name="TOC1" style:family="paragraph">
      <style:paragraph-properties>
        <style:tab-stops>
          <style:tab-stop style:type="right" style:leader-style="dotted" style:leader-text="." style:position="6.293in"/>
        </style:tab-stops>
      </style:paragraph-properties>
    </style:style>
    <style:style style:name="P50" style:parent-style-name="TOC1" style:family="paragraph">
      <style:paragraph-properties>
        <style:tab-stops>
          <style:tab-stop style:type="right" style:leader-style="dotted" style:leader-text="." style:position="6.293in"/>
        </style:tab-stops>
      </style:paragraph-properties>
    </style:style>
    <style:style style:name="P51" style:parent-style-name="TOC1" style:family="paragraph">
      <style:paragraph-properties>
        <style:tab-stops>
          <style:tab-stop style:type="right" style:leader-style="dotted" style:leader-text="." style:position="6.293in"/>
        </style:tab-stops>
      </style:paragraph-properties>
    </style:style>
    <style:style style:name="P52" style:parent-style-name="TOC1" style:family="paragraph">
      <style:paragraph-properties>
        <style:tab-stops>
          <style:tab-stop style:type="right" style:leader-style="dotted" style:leader-text="." style:position="6.293in"/>
        </style:tab-stops>
      </style:paragraph-properties>
    </style:style>
    <style:style style:name="P53" style:parent-style-name="TOC1" style:family="paragraph">
      <style:paragraph-properties>
        <style:tab-stops>
          <style:tab-stop style:type="right" style:leader-style="dotted" style:leader-text="." style:position="6.293in"/>
        </style:tab-stops>
      </style:paragraph-properties>
    </style:style>
    <style:style style:name="P54" style:parent-style-name="TOC1" style:family="paragraph">
      <style:paragraph-properties>
        <style:tab-stops>
          <style:tab-stop style:type="right" style:leader-style="dotted" style:leader-text="." style:position="6.293in"/>
        </style:tab-stops>
      </style:paragraph-properties>
    </style:style>
    <style:style style:name="P55" style:parent-style-name="TOC1" style:family="paragraph">
      <style:paragraph-properties>
        <style:tab-stops>
          <style:tab-stop style:type="right" style:leader-style="dotted" style:leader-text="." style:position="6.293in"/>
        </style:tab-stops>
      </style:paragraph-properties>
    </style:style>
    <style:style style:name="P56" style:parent-style-name="TOC1" style:family="paragraph">
      <style:paragraph-properties>
        <style:tab-stops>
          <style:tab-stop style:type="right" style:leader-style="dotted" style:leader-text="." style:position="6.293in"/>
        </style:tab-stops>
      </style:paragraph-properties>
    </style:style>
    <style:style style:name="P57" style:parent-style-name="TOC1" style:family="paragraph">
      <style:paragraph-properties>
        <style:tab-stops>
          <style:tab-stop style:type="right" style:leader-style="dotted" style:leader-text="." style:position="6.293in"/>
        </style:tab-stops>
      </style:paragraph-properties>
    </style:style>
    <style:style style:name="P58" style:parent-style-name="TOC1" style:family="paragraph">
      <style:paragraph-properties>
        <style:tab-stops>
          <style:tab-stop style:type="right" style:leader-style="dotted" style:leader-text="." style:position="6.293in"/>
        </style:tab-stops>
      </style:paragraph-properties>
    </style:style>
    <style:style style:name="P59" style:parent-style-name="TOC1" style:family="paragraph">
      <style:paragraph-properties>
        <style:tab-stops>
          <style:tab-stop style:type="right" style:leader-style="dotted" style:leader-text="." style:position="6.293in"/>
        </style:tab-stops>
      </style:paragraph-properties>
    </style:style>
    <style:style style:name="P60" style:parent-style-name="TOC1" style:family="paragraph">
      <style:paragraph-properties>
        <style:tab-stops>
          <style:tab-stop style:type="right" style:leader-style="dotted" style:leader-text="." style:position="6.293in"/>
        </style:tab-stops>
      </style:paragraph-properties>
    </style:style>
    <style:style style:name="P61" style:parent-style-name="TOC1" style:family="paragraph">
      <style:paragraph-properties>
        <style:tab-stops>
          <style:tab-stop style:type="right" style:leader-style="dotted" style:leader-text="." style:position="6.293in"/>
        </style:tab-stops>
      </style:paragraph-properties>
    </style:style>
    <style:style style:name="P62" style:parent-style-name="TOC1" style:family="paragraph">
      <style:paragraph-properties>
        <style:tab-stops>
          <style:tab-stop style:type="right" style:leader-style="dotted" style:leader-text="." style:position="6.293in"/>
        </style:tab-stops>
      </style:paragraph-properties>
    </style:style>
    <style:style style:name="P63" style:parent-style-name="TOC1" style:family="paragraph">
      <style:paragraph-properties>
        <style:tab-stops>
          <style:tab-stop style:type="right" style:leader-style="dotted" style:leader-text="." style:position="6.293in"/>
        </style:tab-stops>
      </style:paragraph-properties>
    </style:style>
    <style:style style:name="P64" style:parent-style-name="TOC1" style:family="paragraph">
      <style:paragraph-properties>
        <style:tab-stops>
          <style:tab-stop style:type="right" style:leader-style="dotted" style:leader-text="." style:position="6.293in"/>
        </style:tab-stops>
      </style:paragraph-properties>
    </style:style>
    <style:style style:name="P65" style:parent-style-name="TOC1" style:family="paragraph">
      <style:paragraph-properties>
        <style:tab-stops>
          <style:tab-stop style:type="right" style:leader-style="dotted" style:leader-text="." style:position="6.293in"/>
        </style:tab-stops>
      </style:paragraph-properties>
    </style:style>
    <style:style style:name="P66" style:parent-style-name="Normal" style:family="paragraph">
      <style:paragraph-properties fo:margin-bottom="0.1388in" fo:line-height="115%"/>
      <style:text-properties fo:language="et" fo:country="EE"/>
    </style:style>
    <style:style style:name="TableColumn68" style:family="table-column">
      <style:table-column-properties style:column-width="1.5993in" style:use-optimal-column-width="false"/>
    </style:style>
    <style:style style:name="TableColumn69" style:family="table-column">
      <style:table-column-properties style:column-width="1.5993in" style:use-optimal-column-width="false"/>
    </style:style>
    <style:style style:name="TableColumn70" style:family="table-column">
      <style:table-column-properties style:column-width="1.5993in" style:use-optimal-column-width="false"/>
    </style:style>
    <style:style style:name="TableColumn71" style:family="table-column">
      <style:table-column-properties style:column-width="1.5993in" style:use-optimal-column-width="false"/>
    </style:style>
    <style:style style:name="Table67" style:family="table">
      <style:table-properties style:width="6.3972in" fo:margin-left="0in" table:align="left"/>
    </style:style>
    <style:style style:name="TableRow72" style:family="table-row">
      <style:table-row-properties style:use-optimal-row-height="false"/>
    </style:style>
    <style:style style:name="TableCell73" style:family="table-cell">
      <style:table-cell-properties fo:border="0.0069in solid #000000" fo:padding-top="0in" fo:padding-left="0.075in" fo:padding-bottom="0in" fo:padding-right="0.075in"/>
    </style:style>
    <style:style style:name="T74" style:parent-style-name="DefaultParagraphFont" style:family="text">
      <style:text-properties fo:font-weight="bold" style:font-weight-asian="bold" style:letter-kerning="true" fo:font-size="11pt" style:font-size-asian="11pt" style:font-size-complex="11pt" fo:language="et" fo:country="EE"/>
    </style:style>
    <style:style style:name="TableCell75" style:family="table-cell">
      <style:table-cell-properties fo:border="0.0069in solid #000000" fo:padding-top="0in" fo:padding-left="0.075in" fo:padding-bottom="0in" fo:padding-right="0.075in"/>
    </style:style>
    <style:style style:name="T76" style:parent-style-name="DefaultParagraphFont" style:family="text">
      <style:text-properties fo:font-weight="bold" style:font-weight-asian="bold" style:letter-kerning="true" fo:font-size="11pt" style:font-size-asian="11pt" style:font-size-complex="11pt" fo:language="et" fo:country="EE"/>
    </style:style>
    <style:style style:name="TableCell77" style:family="table-cell">
      <style:table-cell-properties fo:border="0.0069in solid #000000" fo:padding-top="0in" fo:padding-left="0.075in" fo:padding-bottom="0in" fo:padding-right="0.075in"/>
    </style:style>
    <style:style style:name="T78" style:parent-style-name="DefaultParagraphFont" style:family="text">
      <style:text-properties fo:font-weight="bold" style:font-weight-asian="bold" style:letter-kerning="true" fo:font-size="11pt" style:font-size-asian="11pt" style:font-size-complex="11pt" fo:language="et" fo:country="EE"/>
    </style:style>
    <style:style style:name="TableCell79" style:family="table-cell">
      <style:table-cell-properties fo:border="0.0069in solid #000000" fo:padding-top="0in" fo:padding-left="0.075in" fo:padding-bottom="0in" fo:padding-right="0.075in"/>
    </style:style>
    <style:style style:name="T80" style:parent-style-name="DefaultParagraphFont" style:family="text">
      <style:text-properties fo:font-weight="bold" style:font-weight-asian="bold" style:letter-kerning="true" fo:font-size="11pt" style:font-size-asian="11pt" style:font-size-complex="11pt" fo:language="et" fo:country="EE"/>
    </style:style>
    <style:style style:name="TableRow81" style:family="table-row">
      <style:table-row-properties style:use-optimal-row-height="false"/>
    </style:style>
    <style:style style:name="TableCell82" style:family="table-cell">
      <style:table-cell-properties fo:border="0.0069in solid #000000" fo:padding-top="0in" fo:padding-left="0.075in" fo:padding-bottom="0in" fo:padding-right="0.075in"/>
    </style:style>
    <style:style style:name="T83" style:parent-style-name="DefaultParagraphFont" style:family="text">
      <style:text-properties style:letter-kerning="true" fo:font-size="11pt" style:font-size-asian="11pt" style:font-size-complex="11pt" fo:language="et" fo:country="EE"/>
    </style:style>
    <style:style style:name="TableCell84" style:family="table-cell">
      <style:table-cell-properties fo:border="0.0069in solid #000000" fo:padding-top="0in" fo:padding-left="0.075in" fo:padding-bottom="0in" fo:padding-right="0.075in"/>
    </style:style>
    <style:style style:name="T85" style:parent-style-name="DefaultParagraphFont" style:family="text">
      <style:text-properties style:letter-kerning="true" fo:font-size="11pt" style:font-size-asian="11pt" style:font-size-complex="11pt" fo:language="et" fo:country="EE"/>
    </style:style>
    <style:style style:name="TableCell86" style:family="table-cell">
      <style:table-cell-properties fo:border="0.0069in solid #000000" fo:padding-top="0in" fo:padding-left="0.075in" fo:padding-bottom="0in" fo:padding-right="0.075in"/>
    </style:style>
    <style:style style:name="T87" style:parent-style-name="DefaultParagraphFont" style:family="text">
      <style:text-properties style:letter-kerning="true" fo:font-size="11pt" style:font-size-asian="11pt" style:font-size-complex="11pt" fo:language="et" fo:country="EE"/>
    </style:style>
    <style:style style:name="TableCell88" style:family="table-cell">
      <style:table-cell-properties fo:border="0.0069in solid #000000" fo:padding-top="0in" fo:padding-left="0.075in" fo:padding-bottom="0in" fo:padding-right="0.075in"/>
    </style:style>
    <style:style style:name="T89" style:parent-style-name="DefaultParagraphFont" style:family="text">
      <style:text-properties style:letter-kerning="true" fo:font-size="11pt" style:font-size-asian="11pt" style:font-size-complex="11pt" fo:language="et" fo:country="EE"/>
    </style:style>
    <style:style style:name="TableRow90" style:family="table-row">
      <style:table-row-properties style:use-optimal-row-height="false"/>
    </style:style>
    <style:style style:name="TableCell91" style:family="table-cell">
      <style:table-cell-properties fo:border="0.0069in solid #000000" fo:padding-top="0in" fo:padding-left="0.075in" fo:padding-bottom="0in" fo:padding-right="0.075in"/>
    </style:style>
    <style:style style:name="T92" style:parent-style-name="DefaultParagraphFont" style:family="text">
      <style:text-properties style:letter-kerning="true" fo:font-size="11pt" style:font-size-asian="11pt" style:font-size-complex="11pt" fo:language="et" fo:country="EE"/>
    </style:style>
    <style:style style:name="TableCell93" style:family="table-cell">
      <style:table-cell-properties fo:border="0.0069in solid #000000" fo:padding-top="0in" fo:padding-left="0.075in" fo:padding-bottom="0in" fo:padding-right="0.075in"/>
    </style:style>
    <style:style style:name="T94" style:parent-style-name="DefaultParagraphFont" style:family="text">
      <style:text-properties style:letter-kerning="true" fo:font-size="11pt" style:font-size-asian="11pt" style:font-size-complex="11pt" fo:language="et" fo:country="EE"/>
    </style:style>
    <style:style style:name="TableCell95" style:family="table-cell">
      <style:table-cell-properties fo:border="0.0069in solid #000000" fo:padding-top="0in" fo:padding-left="0.075in" fo:padding-bottom="0in" fo:padding-right="0.075in"/>
    </style:style>
    <style:style style:name="T96" style:parent-style-name="DefaultParagraphFont" style:family="text">
      <style:text-properties style:letter-kerning="true" fo:font-size="11pt" style:font-size-asian="11pt" style:font-size-complex="11pt" fo:language="et" fo:country="EE"/>
    </style:style>
    <style:style style:name="TableCell97" style:family="table-cell">
      <style:table-cell-properties fo:border="0.0069in solid #000000" fo:padding-top="0in" fo:padding-left="0.075in" fo:padding-bottom="0in" fo:padding-right="0.075in"/>
    </style:style>
    <style:style style:name="T98" style:parent-style-name="DefaultParagraphFont" style:family="text">
      <style:text-properties style:letter-kerning="true" fo:font-size="11pt" style:font-size-asian="11pt" style:font-size-complex="11pt" fo:language="et" fo:country="EE"/>
    </style:style>
    <style:style style:name="P99" style:parent-style-name="Normal" style:family="paragraph">
      <style:paragraph-properties fo:margin-bottom="0.1388in" fo:line-height="115%"/>
      <style:text-properties style:font-name="Cambria" fo:font-weight="bold" style:font-weight-asian="bold" style:font-weight-complex="bold" style:letter-kerning="true" fo:font-size="16pt" style:font-size-asian="16pt" style:font-size-complex="16pt" fo:language="et" fo:country="EE"/>
    </style:style>
    <style:style style:name="P100" style:parent-style-name="Normal" style:family="paragraph">
      <style:paragraph-properties fo:break-before="page" fo:margin-bottom="0.1388in" fo:line-height="115%"/>
    </style:style>
    <style:style style:name="P101" style:parent-style-name="Heading1" style:family="paragraph">
      <style:text-properties fo:language="et" fo:country="EE"/>
    </style:style>
    <style:style style:name="P102" style:parent-style-name="Normal" style:family="paragraph">
      <style:paragraph-properties fo:text-align="justify"/>
    </style:style>
    <style:style style:name="T103" style:parent-style-name="DefaultParagraphFont" style:family="text">
      <style:text-properties fo:language="et" fo:country="EE"/>
    </style:style>
    <style:style style:name="T104" style:parent-style-name="DefaultParagraphFont" style:family="text">
      <style:text-properties fo:language="et" fo:country="EE"/>
    </style:style>
    <style:style style:name="T105" style:parent-style-name="DefaultParagraphFont" style:family="text">
      <style:text-properties fo:language="et" fo:country="EE"/>
    </style:style>
    <style:style style:name="T106" style:parent-style-name="DefaultParagraphFont" style:family="text">
      <style:text-properties fo:language="et" fo:country="EE"/>
    </style:style>
    <style:style style:name="T107" style:parent-style-name="DefaultParagraphFont" style:family="text">
      <style:text-properties fo:language="et" fo:country="EE"/>
    </style:style>
    <style:style style:name="P108" style:parent-style-name="Normal" style:family="paragraph">
      <style:text-properties fo:language="et" fo:country="EE"/>
    </style:style>
    <style:style style:name="P109" style:parent-style-name="Normal" style:family="paragraph">
      <style:text-properties fo:language="et" fo:country="EE"/>
    </style:style>
    <style:style style:name="P110" style:parent-style-name="Normal" style:family="paragraph">
      <style:text-properties fo:language="et" fo:country="EE"/>
    </style:style>
    <style:style style:name="P111" style:parent-style-name="Normal" style:family="paragraph">
      <style:text-properties fo:language="et" fo:country="EE"/>
    </style:style>
    <style:style style:name="P112" style:parent-style-name="Normal" style:family="paragraph">
      <style:text-properties fo:language="et" fo:country="EE"/>
    </style:style>
    <style:style style:name="P113" style:parent-style-name="Normal" style:family="paragraph">
      <style:text-properties fo:language="et" fo:country="EE"/>
    </style:style>
    <style:style style:name="P114" style:parent-style-name="Normal" style:family="paragraph">
      <style:text-properties fo:language="et" fo:country="EE"/>
    </style:style>
    <style:style style:name="P115" style:parent-style-name="Normal" style:family="paragraph">
      <style:text-properties fo:language="et" fo:country="EE"/>
    </style:style>
    <style:style style:name="P116" style:parent-style-name="Normal" style:family="paragraph">
      <style:paragraph-properties fo:text-align="justify"/>
    </style:style>
    <style:style style:name="T117" style:parent-style-name="DefaultParagraphFont" style:family="text">
      <style:text-properties fo:language="et" fo:country="EE"/>
    </style:style>
    <style:style style:name="T118" style:parent-style-name="DefaultParagraphFont" style:family="text">
      <style:text-properties fo:font-style="italic" style:font-style-asian="italic" fo:language="et" fo:country="EE"/>
    </style:style>
    <style:style style:name="T119" style:parent-style-name="DefaultParagraphFont" style:family="text">
      <style:text-properties fo:language="et" fo:country="EE"/>
    </style:style>
    <style:style style:name="T120" style:parent-style-name="DefaultParagraphFont" style:family="text">
      <style:text-properties fo:language="et" fo:country="EE"/>
    </style:style>
    <style:style style:name="T121" style:parent-style-name="DefaultParagraphFont" style:family="text">
      <style:text-properties fo:font-style="italic" style:font-style-asian="italic" fo:language="et" fo:country="EE"/>
    </style:style>
    <style:style style:name="T122" style:parent-style-name="DefaultParagraphFont" style:family="text">
      <style:text-properties fo:language="et" fo:country="EE"/>
    </style:style>
    <style:style style:name="T123" style:parent-style-name="DefaultParagraphFont" style:family="text">
      <style:text-properties fo:language="et" fo:country="EE"/>
    </style:style>
    <style:style style:name="T124" style:parent-style-name="DefaultParagraphFont" style:family="text">
      <style:text-properties fo:language="et" fo:country="EE"/>
    </style:style>
    <style:style style:name="T125" style:parent-style-name="DefaultParagraphFont" style:family="text">
      <style:text-properties fo:language="et" fo:country="EE"/>
    </style:style>
    <style:style style:name="P126" style:parent-style-name="Normal" style:family="paragraph">
      <style:text-properties fo:language="et" fo:country="EE"/>
    </style:style>
    <style:style style:name="P127" style:parent-style-name="Normal" style:family="paragraph">
      <style:paragraph-properties fo:text-align="justify"/>
      <style:text-properties fo:language="et" fo:country="EE"/>
    </style:style>
    <style:style style:name="P128" style:parent-style-name="Normal" style:family="paragraph">
      <style:text-properties fo:language="et" fo:country="EE"/>
    </style:style>
    <style:style style:name="P129" style:parent-style-name="ListParagraph" style:list-style-name="LFO1" style:family="paragraph">
      <style:text-properties fo:language="et" fo:country="EE"/>
    </style:style>
    <style:style style:name="P130" style:parent-style-name="ListParagraph" style:list-style-name="LFO1" style:family="paragraph">
      <style:text-properties fo:language="et" fo:country="EE"/>
    </style:style>
    <style:style style:name="P131" style:parent-style-name="Normal" style:family="paragraph">
      <style:text-properties fo:language="et" fo:country="EE"/>
    </style:style>
    <style:style style:name="P132" style:parent-style-name="Normal" style:family="paragraph">
      <style:paragraph-properties fo:text-align="justify"/>
    </style:style>
    <style:style style:name="T133" style:parent-style-name="DefaultParagraphFont" style:family="text">
      <style:text-properties fo:language="et" fo:country="EE"/>
    </style:style>
    <style:style style:name="T134" style:parent-style-name="DefaultParagraphFont" style:family="text">
      <style:text-properties fo:language="et" fo:country="EE"/>
    </style:style>
    <style:style style:name="T135" style:parent-style-name="DefaultParagraphFont" style:family="text">
      <style:text-properties fo:language="et" fo:country="EE"/>
    </style:style>
    <style:style style:name="T136" style:parent-style-name="DefaultParagraphFont" style:family="text">
      <style:text-properties fo:language="et" fo:country="EE"/>
    </style:style>
    <style:style style:name="T137" style:parent-style-name="DefaultParagraphFont" style:family="text">
      <style:text-properties fo:language="et" fo:country="EE"/>
    </style:style>
    <style:style style:name="P138" style:parent-style-name="Normal" style:family="paragraph">
      <style:paragraph-properties fo:text-align="justify"/>
      <style:text-properties fo:language="et" fo:country="EE"/>
    </style:style>
    <style:style style:name="P139" style:parent-style-name="Normal" style:family="paragraph">
      <style:paragraph-properties fo:text-align="justify" fo:background-color="#D6E3BC"/>
      <style:text-properties style:font-name="Courier New" style:font-name-complex="Courier New" fo:font-size="10pt" style:font-size-asian="10pt" style:font-size-complex="10pt" fo:language="et" fo:country="EE"/>
    </style:style>
    <style:style style:name="P140" style:parent-style-name="Normal" style:family="paragraph">
      <style:paragraph-properties fo:text-align="justify"/>
      <style:text-properties fo:language="et" fo:country="EE"/>
    </style:style>
    <style:style style:name="P141" style:parent-style-name="Normal" style:family="paragraph">
      <style:paragraph-properties fo:text-align="justify"/>
      <style:text-properties fo:language="et" fo:country="EE"/>
    </style:style>
    <style:style style:name="P142" style:parent-style-name="Normal" style:family="paragraph">
      <style:paragraph-properties fo:text-align="justify"/>
      <style:text-properties fo:language="et" fo:country="EE"/>
    </style:style>
    <style:style style:name="P143" style:parent-style-name="Normal" style:family="paragraph">
      <style:paragraph-properties fo:text-align="justify"/>
      <style:text-properties fo:language="et" fo:country="EE"/>
    </style:style>
    <style:style style:name="P144" style:parent-style-name="Normal" style:family="paragraph">
      <style:paragraph-properties fo:text-align="justify" fo:background-color="#D6E3BC"/>
      <style:text-properties style:font-name="Courier New" style:font-name-complex="Courier New" fo:font-size="10pt" style:font-size-asian="10pt" style:font-size-complex="10pt" fo:language="et" fo:country="EE"/>
    </style:style>
    <style:style style:name="P145" style:parent-style-name="Normal" style:family="paragraph">
      <style:paragraph-properties fo:text-align="justify" fo:background-color="#D6E3BC"/>
      <style:text-properties style:font-name="Courier New" style:font-name-complex="Courier New" fo:font-size="10pt" style:font-size-asian="10pt" style:font-size-complex="10pt" fo:language="et" fo:country="EE"/>
    </style:style>
    <style:style style:name="P146" style:parent-style-name="Normal" style:family="paragraph">
      <style:paragraph-properties fo:text-align="justify" fo:background-color="#D6E3BC"/>
      <style:text-properties style:font-name="Courier New" style:font-name-complex="Courier New" fo:font-size="10pt" style:font-size-asian="10pt" style:font-size-complex="10pt" fo:language="et" fo:country="EE"/>
    </style:style>
    <style:style style:name="P147" style:parent-style-name="Normal" style:family="paragraph">
      <style:paragraph-properties fo:text-align="justify" fo:background-color="#D6E3BC"/>
      <style:text-properties style:font-name="Courier New" style:font-name-complex="Courier New" fo:font-size="10pt" style:font-size-asian="10pt" style:font-size-complex="10pt" fo:language="et" fo:country="EE"/>
    </style:style>
    <style:style style:name="P148" style:parent-style-name="Normal" style:family="paragraph">
      <style:paragraph-properties fo:text-align="justify" fo:background-color="#D6E3BC"/>
      <style:text-properties style:font-name="Courier New" style:font-name-complex="Courier New" fo:font-size="10pt" style:font-size-asian="10pt" style:font-size-complex="10pt" fo:language="et" fo:country="EE"/>
    </style:style>
    <style:style style:name="P149" style:parent-style-name="Normal" style:family="paragraph">
      <style:paragraph-properties fo:text-align="justify" fo:background-color="#D6E3BC"/>
      <style:text-properties style:font-name="Courier New" style:font-name-complex="Courier New" fo:font-size="10pt" style:font-size-asian="10pt" style:font-size-complex="10pt" fo:language="et" fo:country="EE"/>
    </style:style>
    <style:style style:name="P150" style:parent-style-name="Normal" style:family="paragraph">
      <style:paragraph-properties fo:text-align="justify"/>
      <style:text-properties fo:language="et" fo:country="EE"/>
    </style:style>
    <style:style style:name="P151" style:parent-style-name="Normal" style:family="paragraph">
      <style:paragraph-properties fo:text-align="justify"/>
    </style:style>
    <style:style style:name="T152" style:parent-style-name="DefaultParagraphFont" style:family="text">
      <style:text-properties fo:language="et" fo:country="EE"/>
    </style:style>
    <style:style style:name="T153" style:parent-style-name="DefaultParagraphFont" style:family="text">
      <style:text-properties fo:language="et" fo:country="EE"/>
    </style:style>
    <style:style style:name="P154" style:parent-style-name="Normal" style:family="paragraph">
      <style:paragraph-properties fo:text-align="justify"/>
      <style:text-properties fo:language="et" fo:country="EE"/>
    </style:style>
    <style:style style:name="P155" style:parent-style-name="Normal" style:family="paragraph">
      <style:paragraph-properties fo:break-before="page" fo:margin-bottom="0.1388in" fo:line-height="115%"/>
    </style:style>
    <style:style style:name="P156" style:parent-style-name="Heading1" style:family="paragraph">
      <style:text-properties fo:language="et" fo:country="EE"/>
    </style:style>
    <style:style style:name="T157" style:parent-style-name="DefaultParagraphFont" style:family="text">
      <style:text-properties fo:language="et" fo:country="EE"/>
    </style:style>
    <style:style style:name="T158" style:parent-style-name="DefaultParagraphFont" style:family="text">
      <style:text-properties fo:font-style="italic" style:font-style-asian="italic" fo:language="et" fo:country="EE"/>
    </style:style>
    <style:style style:name="T159" style:parent-style-name="DefaultParagraphFont" style:family="text">
      <style:text-properties fo:language="et" fo:country="EE"/>
    </style:style>
    <style:style style:name="P160" style:parent-style-name="Normal" style:family="paragraph">
      <style:text-properties fo:language="et" fo:country="EE"/>
    </style:style>
    <style:style style:name="TableColumn162" style:family="table-column">
      <style:table-column-properties style:column-width="0.8861in"/>
    </style:style>
    <style:style style:name="TableColumn163" style:family="table-column">
      <style:table-column-properties style:column-width="2.9527in"/>
    </style:style>
    <style:style style:name="Table161" style:family="table">
      <style:table-properties style:width="3.8388in" fo:margin-left="0.1736in" table:align="left"/>
    </style:style>
    <style:style style:name="TableRow164" style:family="table-row">
      <style:table-row-properties/>
    </style:style>
    <style:style style:name="TableCell165" style:family="table-cell">
      <style:table-cell-properties fo:border="0.0069in solid #000000" fo:padding-top="0in" fo:padding-left="0.075in" fo:padding-bottom="0in" fo:padding-right="0.075in"/>
    </style:style>
    <style:style style:name="T166" style:parent-style-name="DefaultParagraphFont" style:family="text">
      <style:text-properties fo:font-weight="bold" style:font-weight-asian="bold" fo:font-size="11pt" style:font-size-asian="11pt" style:font-size-complex="11pt" fo:language="et" fo:country="EE"/>
    </style:style>
    <style:style style:name="TableCell167" style:family="table-cell">
      <style:table-cell-properties fo:border="0.0069in solid #000000" fo:padding-top="0in" fo:padding-left="0.075in" fo:padding-bottom="0in" fo:padding-right="0.075in"/>
    </style:style>
    <style:style style:name="T168" style:parent-style-name="DefaultParagraphFont" style:family="text">
      <style:text-properties fo:font-weight="bold" style:font-weight-asian="bold" fo:font-size="11pt" style:font-size-asian="11pt" style:font-size-complex="11pt" fo:language="et" fo:country="EE"/>
    </style:style>
    <style:style style:name="TableRow169" style:family="table-row">
      <style:table-row-properties/>
    </style:style>
    <style:style style:name="TableCell170" style:family="table-cell">
      <style:table-cell-properties fo:border="0.0069in solid #000000" fo:padding-top="0in" fo:padding-left="0.075in" fo:padding-bottom="0in" fo:padding-right="0.075in"/>
    </style:style>
    <style:style style:name="T171" style:parent-style-name="DefaultParagraphFont" style:family="text">
      <style:text-properties fo:font-size="11pt" style:font-size-asian="11pt" style:font-size-complex="11pt" fo:language="et" fo:country="EE"/>
    </style:style>
    <style:style style:name="TableCell172" style:family="table-cell">
      <style:table-cell-properties fo:border="0.0069in solid #000000" fo:padding-top="0in" fo:padding-left="0.075in" fo:padding-bottom="0in" fo:padding-right="0.075in"/>
    </style:style>
    <style:style style:name="T173" style:parent-style-name="DefaultParagraphFont" style:family="text">
      <style:text-properties fo:font-size="11pt" style:font-size-asian="11pt" style:font-size-complex="11pt" fo:language="et" fo:country="EE"/>
    </style:style>
    <style:style style:name="TableRow174" style:family="table-row">
      <style:table-row-properties/>
    </style:style>
    <style:style style:name="TableCell175" style:family="table-cell">
      <style:table-cell-properties fo:border="0.0069in solid #000000" fo:padding-top="0in" fo:padding-left="0.075in" fo:padding-bottom="0in" fo:padding-right="0.075in"/>
    </style:style>
    <style:style style:name="T176" style:parent-style-name="DefaultParagraphFont" style:family="text">
      <style:text-properties fo:font-size="11pt" style:font-size-asian="11pt" style:font-size-complex="11pt" fo:language="et" fo:country="EE"/>
    </style:style>
    <style:style style:name="TableCell177" style:family="table-cell">
      <style:table-cell-properties fo:border="0.0069in solid #000000" fo:padding-top="0in" fo:padding-left="0.075in" fo:padding-bottom="0in" fo:padding-right="0.075in"/>
    </style:style>
    <style:style style:name="T178" style:parent-style-name="DefaultParagraphFont" style:family="text">
      <style:text-properties fo:font-size="11pt" style:font-size-asian="11pt" style:font-size-complex="11pt" fo:language="et" fo:country="EE"/>
    </style:style>
    <style:style style:name="TableRow179" style:family="table-row">
      <style:table-row-properties/>
    </style:style>
    <style:style style:name="TableCell180" style:family="table-cell">
      <style:table-cell-properties fo:border="0.0069in solid #000000" fo:padding-top="0in" fo:padding-left="0.075in" fo:padding-bottom="0in" fo:padding-right="0.075in"/>
    </style:style>
    <style:style style:name="T181" style:parent-style-name="DefaultParagraphFont" style:family="text">
      <style:text-properties fo:font-size="11pt" style:font-size-asian="11pt" style:font-size-complex="11pt" fo:language="et" fo:country="EE"/>
    </style:style>
    <style:style style:name="TableCell182" style:family="table-cell">
      <style:table-cell-properties fo:border="0.0069in solid #000000" fo:padding-top="0in" fo:padding-left="0.075in" fo:padding-bottom="0in" fo:padding-right="0.075in"/>
    </style:style>
    <style:style style:name="T183" style:parent-style-name="DefaultParagraphFont" style:family="text">
      <style:text-properties fo:font-size="11pt" style:font-size-asian="11pt" style:font-size-complex="11pt" fo:language="et" fo:country="EE"/>
    </style:style>
    <style:style style:name="TableRow184" style:family="table-row">
      <style:table-row-properties/>
    </style:style>
    <style:style style:name="TableCell185" style:family="table-cell">
      <style:table-cell-properties fo:border="0.0069in solid #000000" fo:padding-top="0in" fo:padding-left="0.075in" fo:padding-bottom="0in" fo:padding-right="0.075in"/>
    </style:style>
    <style:style style:name="T186" style:parent-style-name="DefaultParagraphFont" style:family="text">
      <style:text-properties fo:font-size="11pt" style:font-size-asian="11pt" style:font-size-complex="11pt" fo:language="et" fo:country="EE"/>
    </style:style>
    <style:style style:name="TableCell187" style:family="table-cell">
      <style:table-cell-properties fo:border="0.0069in solid #000000" fo:padding-top="0in" fo:padding-left="0.075in" fo:padding-bottom="0in" fo:padding-right="0.075in"/>
    </style:style>
    <style:style style:name="T188" style:parent-style-name="DefaultParagraphFont" style:family="text">
      <style:text-properties fo:font-size="11pt" style:font-size-asian="11pt" style:font-size-complex="11pt" fo:language="et" fo:country="EE"/>
    </style:style>
    <style:style style:name="TableRow189" style:family="table-row">
      <style:table-row-properties/>
    </style:style>
    <style:style style:name="TableCell190" style:family="table-cell">
      <style:table-cell-properties fo:border="0.0069in solid #000000" fo:padding-top="0in" fo:padding-left="0.075in" fo:padding-bottom="0in" fo:padding-right="0.075in"/>
    </style:style>
    <style:style style:name="T191" style:parent-style-name="DefaultParagraphFont" style:family="text">
      <style:text-properties fo:font-size="11pt" style:font-size-asian="11pt" style:font-size-complex="11pt" fo:language="et" fo:country="EE"/>
    </style:style>
    <style:style style:name="TableCell192" style:family="table-cell">
      <style:table-cell-properties fo:border="0.0069in solid #000000" fo:padding-top="0in" fo:padding-left="0.075in" fo:padding-bottom="0in" fo:padding-right="0.075in"/>
    </style:style>
    <style:style style:name="T193" style:parent-style-name="DefaultParagraphFont" style:family="text">
      <style:text-properties fo:font-size="11pt" style:font-size-asian="11pt" style:font-size-complex="11pt" fo:language="et" fo:country="EE"/>
    </style:style>
    <style:style style:name="TableRow194" style:family="table-row">
      <style:table-row-properties/>
    </style:style>
    <style:style style:name="TableCell195" style:family="table-cell">
      <style:table-cell-properties fo:border="0.0069in solid #000000" fo:padding-top="0in" fo:padding-left="0.075in" fo:padding-bottom="0in" fo:padding-right="0.075in"/>
    </style:style>
    <style:style style:name="T196" style:parent-style-name="DefaultParagraphFont" style:family="text">
      <style:text-properties fo:font-size="11pt" style:font-size-asian="11pt" style:font-size-complex="11pt" fo:language="et" fo:country="EE"/>
    </style:style>
    <style:style style:name="TableCell197" style:family="table-cell">
      <style:table-cell-properties fo:border="0.0069in solid #000000" fo:padding-top="0in" fo:padding-left="0.075in" fo:padding-bottom="0in" fo:padding-right="0.075in"/>
    </style:style>
    <style:style style:name="T198" style:parent-style-name="DefaultParagraphFont" style:family="text">
      <style:text-properties fo:font-size="11pt" style:font-size-asian="11pt" style:font-size-complex="11pt" fo:language="et" fo:country="EE"/>
    </style:style>
    <style:style style:name="P199" style:parent-style-name="Normal" style:family="paragraph">
      <style:text-properties fo:language="et" fo:country="EE"/>
    </style:style>
    <style:style style:name="T200" style:parent-style-name="DefaultParagraphFont" style:family="text">
      <style:text-properties fo:language="et" fo:country="EE"/>
    </style:style>
    <style:style style:name="T201" style:parent-style-name="DefaultParagraphFont" style:family="text">
      <style:text-properties fo:font-style="italic" style:font-style-asian="italic" fo:language="et" fo:country="EE"/>
    </style:style>
    <style:style style:name="T202" style:parent-style-name="DefaultParagraphFont" style:family="text">
      <style:text-properties fo:language="et" fo:country="EE"/>
    </style:style>
    <style:style style:name="P203" style:parent-style-name="Normal" style:family="paragraph">
      <style:text-properties fo:language="et" fo:country="EE"/>
    </style:style>
    <style:style style:name="TableColumn205" style:family="table-column">
      <style:table-column-properties style:column-width="1.0437in"/>
    </style:style>
    <style:style style:name="TableColumn206" style:family="table-column">
      <style:table-column-properties style:column-width="2.7951in"/>
    </style:style>
    <style:style style:name="Table204" style:family="table">
      <style:table-properties style:width="3.8388in" fo:margin-left="0.1736in" table:align="left"/>
    </style:style>
    <style:style style:name="TableRow207" style:family="table-row">
      <style:table-row-properties/>
    </style:style>
    <style:style style:name="TableCell208" style:family="table-cell">
      <style:table-cell-properties fo:border="0.0069in solid #000000" fo:padding-top="0in" fo:padding-left="0.075in" fo:padding-bottom="0in" fo:padding-right="0.075in"/>
    </style:style>
    <style:style style:name="T209" style:parent-style-name="DefaultParagraphFont" style:family="text">
      <style:text-properties fo:font-weight="bold" style:font-weight-asian="bold" fo:font-size="11pt" style:font-size-asian="11pt" style:font-size-complex="11pt" fo:language="et" fo:country="EE"/>
    </style:style>
    <style:style style:name="TableCell210" style:family="table-cell">
      <style:table-cell-properties fo:border="0.0069in solid #000000" fo:padding-top="0in" fo:padding-left="0.075in" fo:padding-bottom="0in" fo:padding-right="0.075in"/>
    </style:style>
    <style:style style:name="T211" style:parent-style-name="DefaultParagraphFont" style:family="text">
      <style:text-properties fo:font-weight="bold" style:font-weight-asian="bold" fo:font-size="11pt" style:font-size-asian="11pt" style:font-size-complex="11pt" fo:language="et" fo:country="EE"/>
    </style:style>
    <style:style style:name="TableRow212" style:family="table-row">
      <style:table-row-properties/>
    </style:style>
    <style:style style:name="TableCell213" style:family="table-cell">
      <style:table-cell-properties fo:border="0.0069in solid #000000" fo:padding-top="0in" fo:padding-left="0.075in" fo:padding-bottom="0in" fo:padding-right="0.075in"/>
    </style:style>
    <style:style style:name="T214" style:parent-style-name="DefaultParagraphFont" style:family="text">
      <style:text-properties fo:font-size="11pt" style:font-size-asian="11pt" style:font-size-complex="11pt" fo:language="et" fo:country="EE"/>
    </style:style>
    <style:style style:name="TableCell215" style:family="table-cell">
      <style:table-cell-properties fo:border="0.0069in solid #000000" fo:padding-top="0in" fo:padding-left="0.075in" fo:padding-bottom="0in" fo:padding-right="0.075in"/>
    </style:style>
    <style:style style:name="T216" style:parent-style-name="DefaultParagraphFont" style:family="text">
      <style:text-properties fo:font-size="11pt" style:font-size-asian="11pt" style:font-size-complex="11pt" fo:language="et" fo:country="EE" style:language-complex="ar" style:country-complex="SA"/>
    </style:style>
    <style:style style:name="TableRow217" style:family="table-row">
      <style:table-row-properties/>
    </style:style>
    <style:style style:name="TableCell218" style:family="table-cell">
      <style:table-cell-properties fo:border="0.0069in solid #000000" fo:padding-top="0in" fo:padding-left="0.075in" fo:padding-bottom="0in" fo:padding-right="0.075in"/>
    </style:style>
    <style:style style:name="T219" style:parent-style-name="DefaultParagraphFont" style:family="text">
      <style:text-properties fo:font-size="11pt" style:font-size-asian="11pt" style:font-size-complex="11pt" fo:language="et" fo:country="EE"/>
    </style:style>
    <style:style style:name="TableCell220" style:family="table-cell">
      <style:table-cell-properties fo:border="0.0069in solid #000000" fo:padding-top="0in" fo:padding-left="0.075in" fo:padding-bottom="0in" fo:padding-right="0.075in"/>
    </style:style>
    <style:style style:name="T221" style:parent-style-name="DefaultParagraphFont" style:family="text">
      <style:text-properties fo:font-size="11pt" style:font-size-asian="11pt" style:font-size-complex="11pt" fo:language="et" fo:country="EE" style:language-complex="ar" style:country-complex="SA"/>
    </style:style>
    <style:style style:name="TableRow222" style:family="table-row">
      <style:table-row-properties/>
    </style:style>
    <style:style style:name="TableCell223" style:family="table-cell">
      <style:table-cell-properties fo:border="0.0069in solid #000000" fo:padding-top="0in" fo:padding-left="0.075in" fo:padding-bottom="0in" fo:padding-right="0.075in"/>
    </style:style>
    <style:style style:name="T224" style:parent-style-name="DefaultParagraphFont" style:family="text">
      <style:text-properties fo:font-size="11pt" style:font-size-asian="11pt" style:font-size-complex="11pt" fo:language="et" fo:country="EE"/>
    </style:style>
    <style:style style:name="TableCell225" style:family="table-cell">
      <style:table-cell-properties fo:border="0.0069in solid #000000" fo:padding-top="0in" fo:padding-left="0.075in" fo:padding-bottom="0in" fo:padding-right="0.075in"/>
    </style:style>
    <style:style style:name="T226" style:parent-style-name="DefaultParagraphFont" style:family="text">
      <style:text-properties fo:font-size="11pt" style:font-size-asian="11pt" style:font-size-complex="11pt" fo:language="et" fo:country="EE" style:language-complex="ar" style:country-complex="SA"/>
    </style:style>
    <style:style style:name="TableRow227" style:family="table-row">
      <style:table-row-properties/>
    </style:style>
    <style:style style:name="TableCell228" style:family="table-cell">
      <style:table-cell-properties fo:border="0.0069in solid #000000" fo:padding-top="0in" fo:padding-left="0.075in" fo:padding-bottom="0in" fo:padding-right="0.075in"/>
    </style:style>
    <style:style style:name="T229" style:parent-style-name="DefaultParagraphFont" style:family="text">
      <style:text-properties fo:font-size="11pt" style:font-size-asian="11pt" style:font-size-complex="11pt" fo:language="et" fo:country="EE"/>
    </style:style>
    <style:style style:name="TableCell230" style:family="table-cell">
      <style:table-cell-properties fo:border="0.0069in solid #000000" fo:padding-top="0in" fo:padding-left="0.075in" fo:padding-bottom="0in" fo:padding-right="0.075in"/>
    </style:style>
    <style:style style:name="T231" style:parent-style-name="DefaultParagraphFont" style:family="text">
      <style:text-properties fo:font-size="11pt" style:font-size-asian="11pt" style:font-size-complex="11pt" fo:language="et" fo:country="EE" style:language-complex="ar" style:country-complex="SA"/>
    </style:style>
    <style:style style:name="TableRow232" style:family="table-row">
      <style:table-row-properties/>
    </style:style>
    <style:style style:name="TableCell233" style:family="table-cell">
      <style:table-cell-properties fo:border="0.0069in solid #000000" fo:padding-top="0in" fo:padding-left="0.075in" fo:padding-bottom="0in" fo:padding-right="0.075in"/>
    </style:style>
    <style:style style:name="T234" style:parent-style-name="DefaultParagraphFont" style:family="text">
      <style:text-properties fo:font-size="11pt" style:font-size-asian="11pt" style:font-size-complex="11pt" fo:language="et" fo:country="EE"/>
    </style:style>
    <style:style style:name="TableCell235" style:family="table-cell">
      <style:table-cell-properties fo:border="0.0069in solid #000000" fo:padding-top="0in" fo:padding-left="0.075in" fo:padding-bottom="0in" fo:padding-right="0.075in"/>
    </style:style>
    <style:style style:name="T236" style:parent-style-name="DefaultParagraphFont" style:family="text">
      <style:text-properties fo:font-size="11pt" style:font-size-asian="11pt" style:font-size-complex="11pt" fo:language="et" fo:country="EE" style:language-complex="ar" style:country-complex="SA"/>
    </style:style>
    <style:style style:name="TableRow237" style:family="table-row">
      <style:table-row-properties/>
    </style:style>
    <style:style style:name="TableCell238" style:family="table-cell">
      <style:table-cell-properties fo:border="0.0069in solid #000000" fo:padding-top="0in" fo:padding-left="0.075in" fo:padding-bottom="0in" fo:padding-right="0.075in"/>
    </style:style>
    <style:style style:name="T239" style:parent-style-name="DefaultParagraphFont" style:family="text">
      <style:text-properties fo:font-size="11pt" style:font-size-asian="11pt" style:font-size-complex="11pt" fo:language="et" fo:country="EE"/>
    </style:style>
    <style:style style:name="TableCell240" style:family="table-cell">
      <style:table-cell-properties fo:border="0.0069in solid #000000" fo:padding-top="0in" fo:padding-left="0.075in" fo:padding-bottom="0in" fo:padding-right="0.075in"/>
    </style:style>
    <style:style style:name="T241" style:parent-style-name="DefaultParagraphFont" style:family="text">
      <style:text-properties fo:font-size="11pt" style:font-size-asian="11pt" style:font-size-complex="11pt" fo:language="et" fo:country="EE" style:language-complex="ar" style:country-complex="SA"/>
    </style:style>
    <style:style style:name="TableRow242" style:family="table-row">
      <style:table-row-properties/>
    </style:style>
    <style:style style:name="TableCell243" style:family="table-cell">
      <style:table-cell-properties fo:border="0.0069in solid #000000" fo:padding-top="0in" fo:padding-left="0.075in" fo:padding-bottom="0in" fo:padding-right="0.075in"/>
    </style:style>
    <style:style style:name="T244" style:parent-style-name="DefaultParagraphFont" style:family="text">
      <style:text-properties fo:font-size="11pt" style:font-size-asian="11pt" style:font-size-complex="11pt" fo:language="et" fo:country="EE"/>
    </style:style>
    <style:style style:name="TableCell245" style:family="table-cell">
      <style:table-cell-properties fo:border="0.0069in solid #000000" fo:padding-top="0in" fo:padding-left="0.075in" fo:padding-bottom="0in" fo:padding-right="0.075in"/>
    </style:style>
    <style:style style:name="T246" style:parent-style-name="DefaultParagraphFont" style:family="text">
      <style:text-properties fo:font-size="11pt" style:font-size-asian="11pt" style:font-size-complex="11pt" fo:language="et" fo:country="EE" style:language-complex="ar" style:country-complex="SA"/>
    </style:style>
    <style:style style:name="TableRow247" style:family="table-row">
      <style:table-row-properties/>
    </style:style>
    <style:style style:name="TableCell248" style:family="table-cell">
      <style:table-cell-properties fo:border="0.0069in solid #000000" fo:padding-top="0in" fo:padding-left="0.075in" fo:padding-bottom="0in" fo:padding-right="0.075in"/>
    </style:style>
    <style:style style:name="T249" style:parent-style-name="DefaultParagraphFont" style:family="text">
      <style:text-properties fo:font-size="11pt" style:font-size-asian="11pt" style:font-size-complex="11pt" fo:language="et" fo:country="EE"/>
    </style:style>
    <style:style style:name="TableCell250" style:family="table-cell">
      <style:table-cell-properties fo:border="0.0069in solid #000000" fo:padding-top="0in" fo:padding-left="0.075in" fo:padding-bottom="0in" fo:padding-right="0.075in"/>
    </style:style>
    <style:style style:name="T251" style:parent-style-name="DefaultParagraphFont" style:family="text">
      <style:text-properties fo:font-size="11pt" style:font-size-asian="11pt" style:font-size-complex="11pt" fo:language="et" fo:country="EE" style:language-complex="ar" style:country-complex="SA"/>
    </style:style>
    <style:style style:name="TableRow252" style:family="table-row">
      <style:table-row-properties/>
    </style:style>
    <style:style style:name="TableCell253" style:family="table-cell">
      <style:table-cell-properties fo:border="0.0069in solid #000000" fo:padding-top="0in" fo:padding-left="0.075in" fo:padding-bottom="0in" fo:padding-right="0.075in"/>
    </style:style>
    <style:style style:name="T254" style:parent-style-name="DefaultParagraphFont" style:family="text">
      <style:text-properties fo:font-size="11pt" style:font-size-asian="11pt" style:font-size-complex="11pt" fo:language="et" fo:country="EE"/>
    </style:style>
    <style:style style:name="TableCell255" style:family="table-cell">
      <style:table-cell-properties fo:border="0.0069in solid #000000" fo:padding-top="0in" fo:padding-left="0.075in" fo:padding-bottom="0in" fo:padding-right="0.075in"/>
    </style:style>
    <style:style style:name="T256" style:parent-style-name="DefaultParagraphFont" style:family="text">
      <style:text-properties fo:font-size="11pt" style:font-size-asian="11pt" style:font-size-complex="11pt" fo:language="et" fo:country="EE" style:language-complex="ar" style:country-complex="SA"/>
    </style:style>
    <style:style style:name="TableRow257" style:family="table-row">
      <style:table-row-properties/>
    </style:style>
    <style:style style:name="TableCell258" style:family="table-cell">
      <style:table-cell-properties fo:border="0.0069in solid #000000" fo:padding-top="0in" fo:padding-left="0.075in" fo:padding-bottom="0in" fo:padding-right="0.075in"/>
    </style:style>
    <style:style style:name="T259" style:parent-style-name="DefaultParagraphFont" style:family="text">
      <style:text-properties fo:font-size="11pt" style:font-size-asian="11pt" style:font-size-complex="11pt" fo:language="et" fo:country="EE"/>
    </style:style>
    <style:style style:name="TableCell260" style:family="table-cell">
      <style:table-cell-properties fo:border="0.0069in solid #000000" fo:padding-top="0in" fo:padding-left="0.075in" fo:padding-bottom="0in" fo:padding-right="0.075in"/>
    </style:style>
    <style:style style:name="T261" style:parent-style-name="DefaultParagraphFont" style:family="text">
      <style:text-properties fo:font-size="11pt" style:font-size-asian="11pt" style:font-size-complex="11pt" fo:language="et" fo:country="EE" style:language-complex="ar" style:country-complex="SA"/>
    </style:style>
    <style:style style:name="TableRow262" style:family="table-row">
      <style:table-row-properties/>
    </style:style>
    <style:style style:name="TableCell263" style:family="table-cell">
      <style:table-cell-properties fo:border="0.0069in solid #000000" fo:padding-top="0in" fo:padding-left="0.075in" fo:padding-bottom="0in" fo:padding-right="0.075in"/>
    </style:style>
    <style:style style:name="T264" style:parent-style-name="DefaultParagraphFont" style:family="text">
      <style:text-properties fo:font-size="11pt" style:font-size-asian="11pt" style:font-size-complex="11pt" fo:language="et" fo:country="EE"/>
    </style:style>
    <style:style style:name="TableCell265" style:family="table-cell">
      <style:table-cell-properties fo:border="0.0069in solid #000000" fo:padding-top="0in" fo:padding-left="0.075in" fo:padding-bottom="0in" fo:padding-right="0.075in"/>
    </style:style>
    <style:style style:name="T266" style:parent-style-name="DefaultParagraphFont" style:family="text">
      <style:text-properties fo:font-size="11pt" style:font-size-asian="11pt" style:font-size-complex="11pt" fo:language="et" fo:country="EE" style:language-complex="ar" style:country-complex="SA"/>
    </style:style>
    <style:style style:name="T267" style:parent-style-name="DefaultParagraphFont" style:family="text">
      <style:text-properties fo:font-size="11pt" style:font-size-asian="11pt" style:font-size-complex="11pt" fo:language="et" fo:country="EE" style:language-complex="ar" style:country-complex="SA"/>
    </style:style>
    <style:style style:name="TableRow268" style:family="table-row">
      <style:table-row-properties/>
    </style:style>
    <style:style style:name="TableCell269" style:family="table-cell">
      <style:table-cell-properties fo:border="0.0069in solid #000000" fo:padding-top="0in" fo:padding-left="0.075in" fo:padding-bottom="0in" fo:padding-right="0.075in"/>
    </style:style>
    <style:style style:name="T270" style:parent-style-name="DefaultParagraphFont" style:family="text">
      <style:text-properties fo:font-size="11pt" style:font-size-asian="11pt" style:font-size-complex="11pt" fo:language="et" fo:country="EE"/>
    </style:style>
    <style:style style:name="TableCell271" style:family="table-cell">
      <style:table-cell-properties fo:border="0.0069in solid #000000" fo:padding-top="0in" fo:padding-left="0.075in" fo:padding-bottom="0in" fo:padding-right="0.075in"/>
    </style:style>
    <style:style style:name="T272" style:parent-style-name="DefaultParagraphFont" style:family="text">
      <style:text-properties fo:font-size="11pt" style:font-size-asian="11pt" style:font-size-complex="11pt" fo:language="et" fo:country="EE" style:language-complex="ar" style:country-complex="SA"/>
    </style:style>
    <style:style style:name="TableRow273" style:family="table-row">
      <style:table-row-properties/>
    </style:style>
    <style:style style:name="TableCell274" style:family="table-cell">
      <style:table-cell-properties fo:border="0.0069in solid #000000" fo:padding-top="0in" fo:padding-left="0.075in" fo:padding-bottom="0in" fo:padding-right="0.075in"/>
    </style:style>
    <style:style style:name="T275" style:parent-style-name="DefaultParagraphFont" style:family="text">
      <style:text-properties fo:font-size="11pt" style:font-size-asian="11pt" style:font-size-complex="11pt" fo:language="et" fo:country="EE"/>
    </style:style>
    <style:style style:name="TableCell276" style:family="table-cell">
      <style:table-cell-properties fo:border="0.0069in solid #000000" fo:padding-top="0in" fo:padding-left="0.075in" fo:padding-bottom="0in" fo:padding-right="0.075in"/>
    </style:style>
    <style:style style:name="T277" style:parent-style-name="DefaultParagraphFont" style:family="text">
      <style:text-properties fo:font-size="11pt" style:font-size-asian="11pt" style:font-size-complex="11pt" fo:language="et" fo:country="EE" style:language-complex="ar" style:country-complex="SA"/>
    </style:style>
    <style:style style:name="P278" style:parent-style-name="Normal" style:family="paragraph">
      <style:text-properties fo:language="et" fo:country="EE"/>
    </style:style>
    <style:style style:name="T279" style:parent-style-name="DefaultParagraphFont" style:family="text">
      <style:text-properties fo:language="et" fo:country="EE"/>
    </style:style>
    <style:style style:name="T280" style:parent-style-name="DefaultParagraphFont" style:family="text">
      <style:text-properties fo:font-style="italic" style:font-style-asian="italic" fo:language="et" fo:country="EE"/>
    </style:style>
    <style:style style:name="T281" style:parent-style-name="DefaultParagraphFont" style:family="text">
      <style:text-properties fo:language="et" fo:country="EE"/>
    </style:style>
    <style:style style:name="T282" style:parent-style-name="DefaultParagraphFont" style:family="text">
      <style:text-properties fo:font-style="italic" style:font-style-asian="italic" fo:language="et" fo:country="EE"/>
    </style:style>
    <style:style style:name="T283" style:parent-style-name="DefaultParagraphFont" style:family="text">
      <style:text-properties fo:language="et" fo:country="EE"/>
    </style:style>
    <style:style style:name="T284" style:parent-style-name="DefaultParagraphFont" style:family="text">
      <style:text-properties fo:font-style="italic" style:font-style-asian="italic" fo:language="et" fo:country="EE"/>
    </style:style>
    <style:style style:name="T285" style:parent-style-name="DefaultParagraphFont" style:family="text">
      <style:text-properties fo:language="et" fo:country="EE"/>
    </style:style>
    <style:style style:name="P286" style:parent-style-name="Normal" style:family="paragraph">
      <style:text-properties fo:language="et" fo:country="EE"/>
    </style:style>
    <style:style style:name="TableColumn288" style:family="table-column">
      <style:table-column-properties style:column-width="1.0437in"/>
    </style:style>
    <style:style style:name="TableColumn289" style:family="table-column">
      <style:table-column-properties style:column-width="2.7951in"/>
    </style:style>
    <style:style style:name="Table287" style:family="table">
      <style:table-properties style:width="3.8388in" fo:margin-left="0.1736in" table:align="left"/>
    </style:style>
    <style:style style:name="TableRow290" style:family="table-row">
      <style:table-row-properties/>
    </style:style>
    <style:style style:name="TableCell291" style:family="table-cell">
      <style:table-cell-properties fo:border="0.0069in solid #000000" fo:padding-top="0in" fo:padding-left="0.075in" fo:padding-bottom="0in" fo:padding-right="0.075in"/>
    </style:style>
    <style:style style:name="T292" style:parent-style-name="DefaultParagraphFont" style:family="text">
      <style:text-properties fo:font-weight="bold" style:font-weight-asian="bold" fo:font-size="11pt" style:font-size-asian="11pt" style:font-size-complex="11pt" fo:language="et" fo:country="EE"/>
    </style:style>
    <style:style style:name="TableCell293" style:family="table-cell">
      <style:table-cell-properties fo:border="0.0069in solid #000000" fo:padding-top="0in" fo:padding-left="0.075in" fo:padding-bottom="0in" fo:padding-right="0.075in"/>
    </style:style>
    <style:style style:name="T294" style:parent-style-name="DefaultParagraphFont" style:family="text">
      <style:text-properties fo:font-weight="bold" style:font-weight-asian="bold" fo:font-size="11pt" style:font-size-asian="11pt" style:font-size-complex="11pt" fo:language="et" fo:country="EE"/>
    </style:style>
    <style:style style:name="TableRow295" style:family="table-row">
      <style:table-row-properties/>
    </style:style>
    <style:style style:name="TableCell296" style:family="table-cell">
      <style:table-cell-properties fo:border="0.0069in solid #000000" fo:padding-top="0in" fo:padding-left="0.075in" fo:padding-bottom="0in" fo:padding-right="0.075in"/>
    </style:style>
    <style:style style:name="T297" style:parent-style-name="DefaultParagraphFont" style:family="text">
      <style:text-properties fo:font-size="11pt" style:font-size-asian="11pt" style:font-size-complex="11pt" fo:language="et" fo:country="EE"/>
    </style:style>
    <style:style style:name="TableCell298" style:family="table-cell">
      <style:table-cell-properties fo:border="0.0069in solid #000000" fo:padding-top="0in" fo:padding-left="0.075in" fo:padding-bottom="0in" fo:padding-right="0.075in"/>
    </style:style>
    <style:style style:name="T299" style:parent-style-name="DefaultParagraphFont" style:family="text">
      <style:text-properties fo:font-size="11pt" style:font-size-asian="11pt" style:font-size-complex="11pt" fo:language="et" fo:country="EE" style:language-complex="ar" style:country-complex="SA"/>
    </style:style>
    <style:style style:name="TableRow300" style:family="table-row">
      <style:table-row-properties/>
    </style:style>
    <style:style style:name="TableCell301" style:family="table-cell">
      <style:table-cell-properties fo:border="0.0069in solid #000000" fo:padding-top="0in" fo:padding-left="0.075in" fo:padding-bottom="0in" fo:padding-right="0.075in"/>
    </style:style>
    <style:style style:name="T302" style:parent-style-name="DefaultParagraphFont" style:family="text">
      <style:text-properties fo:font-size="11pt" style:font-size-asian="11pt" style:font-size-complex="11pt" fo:language="et" fo:country="EE"/>
    </style:style>
    <style:style style:name="TableCell303" style:family="table-cell">
      <style:table-cell-properties fo:border="0.0069in solid #000000" fo:padding-top="0in" fo:padding-left="0.075in" fo:padding-bottom="0in" fo:padding-right="0.075in"/>
    </style:style>
    <style:style style:name="T304" style:parent-style-name="DefaultParagraphFont" style:family="text">
      <style:text-properties fo:font-size="11pt" style:font-size-asian="11pt" style:font-size-complex="11pt" fo:language="et" fo:country="EE" style:language-complex="ar" style:country-complex="SA"/>
    </style:style>
    <style:style style:name="T305" style:parent-style-name="DefaultParagraphFont" style:family="text">
      <style:text-properties fo:font-size="11pt" style:font-size-asian="11pt" style:font-size-complex="11pt" fo:language="et" fo:country="EE" style:language-complex="ar" style:country-complex="SA"/>
    </style:style>
    <style:style style:name="P306" style:parent-style-name="Normal" style:family="paragraph">
      <style:text-properties fo:language="et" fo:country="EE"/>
    </style:style>
    <style:style style:name="T307" style:parent-style-name="DefaultParagraphFont" style:family="text">
      <style:text-properties fo:language="et" fo:country="EE"/>
    </style:style>
    <style:style style:name="T308" style:parent-style-name="DefaultParagraphFont" style:family="text">
      <style:text-properties fo:font-style="italic" style:font-style-asian="italic" fo:language="et" fo:country="EE"/>
    </style:style>
    <style:style style:name="T309" style:parent-style-name="DefaultParagraphFont" style:family="text">
      <style:text-properties fo:language="et" fo:country="EE"/>
    </style:style>
    <style:style style:name="T310" style:parent-style-name="DefaultParagraphFont" style:family="text">
      <style:text-properties fo:font-style="italic" style:font-style-asian="italic" fo:language="et" fo:country="EE"/>
    </style:style>
    <style:style style:name="T311" style:parent-style-name="DefaultParagraphFont" style:family="text">
      <style:text-properties fo:language="et" fo:country="EE"/>
    </style:style>
    <style:style style:name="P312" style:parent-style-name="Normal" style:family="paragraph">
      <style:text-properties fo:language="et" fo:country="EE"/>
    </style:style>
    <style:style style:name="TableColumn314" style:family="table-column">
      <style:table-column-properties style:column-width="1.0437in"/>
    </style:style>
    <style:style style:name="TableColumn315" style:family="table-column">
      <style:table-column-properties style:column-width="2.7951in"/>
    </style:style>
    <style:style style:name="Table313" style:family="table">
      <style:table-properties style:width="3.8388in" fo:margin-left="0.1736in" table:align="left"/>
    </style:style>
    <style:style style:name="TableRow316" style:family="table-row">
      <style:table-row-properties/>
    </style:style>
    <style:style style:name="TableCell317" style:family="table-cell">
      <style:table-cell-properties fo:border="0.0069in solid #000000" fo:padding-top="0in" fo:padding-left="0.075in" fo:padding-bottom="0in" fo:padding-right="0.075in"/>
    </style:style>
    <style:style style:name="T318" style:parent-style-name="DefaultParagraphFont" style:family="text">
      <style:text-properties fo:font-weight="bold" style:font-weight-asian="bold" fo:font-size="11pt" style:font-size-asian="11pt" style:font-size-complex="11pt" fo:language="et" fo:country="EE"/>
    </style:style>
    <style:style style:name="TableCell319" style:family="table-cell">
      <style:table-cell-properties fo:border="0.0069in solid #000000" fo:padding-top="0in" fo:padding-left="0.075in" fo:padding-bottom="0in" fo:padding-right="0.075in"/>
    </style:style>
    <style:style style:name="T320" style:parent-style-name="DefaultParagraphFont" style:family="text">
      <style:text-properties fo:font-weight="bold" style:font-weight-asian="bold" fo:font-size="11pt" style:font-size-asian="11pt" style:font-size-complex="11pt" fo:language="et" fo:country="EE"/>
    </style:style>
    <style:style style:name="TableRow321" style:family="table-row">
      <style:table-row-properties/>
    </style:style>
    <style:style style:name="TableCell322" style:family="table-cell">
      <style:table-cell-properties fo:border="0.0069in solid #000000" fo:padding-top="0in" fo:padding-left="0.075in" fo:padding-bottom="0in" fo:padding-right="0.075in"/>
    </style:style>
    <style:style style:name="T323" style:parent-style-name="DefaultParagraphFont" style:family="text">
      <style:text-properties fo:font-size="11pt" style:font-size-asian="11pt" style:font-size-complex="11pt" fo:language="et" fo:country="EE"/>
    </style:style>
    <style:style style:name="TableCell324" style:family="table-cell">
      <style:table-cell-properties fo:border="0.0069in solid #000000" fo:padding-top="0in" fo:padding-left="0.075in" fo:padding-bottom="0in" fo:padding-right="0.075in"/>
    </style:style>
    <style:style style:name="T325" style:parent-style-name="DefaultParagraphFont" style:family="text">
      <style:text-properties fo:font-size="11pt" style:font-size-asian="11pt" style:font-size-complex="11pt" fo:language="et" fo:country="EE"/>
    </style:style>
    <style:style style:name="TableRow326" style:family="table-row">
      <style:table-row-properties/>
    </style:style>
    <style:style style:name="TableCell327" style:family="table-cell">
      <style:table-cell-properties fo:border="0.0069in solid #000000" fo:padding-top="0in" fo:padding-left="0.075in" fo:padding-bottom="0in" fo:padding-right="0.075in"/>
    </style:style>
    <style:style style:name="T328" style:parent-style-name="DefaultParagraphFont" style:family="text">
      <style:text-properties fo:font-size="11pt" style:font-size-asian="11pt" style:font-size-complex="11pt" fo:language="et" fo:country="EE"/>
    </style:style>
    <style:style style:name="TableCell329" style:family="table-cell">
      <style:table-cell-properties fo:border="0.0069in solid #000000" fo:padding-top="0in" fo:padding-left="0.075in" fo:padding-bottom="0in" fo:padding-right="0.075in"/>
    </style:style>
    <style:style style:name="T330" style:parent-style-name="DefaultParagraphFont" style:family="text">
      <style:text-properties fo:font-size="11pt" style:font-size-asian="11pt" style:font-size-complex="11pt" fo:language="et" fo:country="EE"/>
    </style:style>
    <style:style style:name="TableRow331" style:family="table-row">
      <style:table-row-properties/>
    </style:style>
    <style:style style:name="TableCell332" style:family="table-cell">
      <style:table-cell-properties fo:border="0.0069in solid #000000" fo:padding-top="0in" fo:padding-left="0.075in" fo:padding-bottom="0in" fo:padding-right="0.075in"/>
    </style:style>
    <style:style style:name="T333" style:parent-style-name="DefaultParagraphFont" style:family="text">
      <style:text-properties fo:font-size="11pt" style:font-size-asian="11pt" style:font-size-complex="11pt" fo:language="et" fo:country="EE"/>
    </style:style>
    <style:style style:name="TableCell334" style:family="table-cell">
      <style:table-cell-properties fo:border="0.0069in solid #000000" fo:padding-top="0in" fo:padding-left="0.075in" fo:padding-bottom="0in" fo:padding-right="0.075in"/>
    </style:style>
    <style:style style:name="T335" style:parent-style-name="DefaultParagraphFont" style:family="text">
      <style:text-properties fo:font-size="11pt" style:font-size-asian="11pt" style:font-size-complex="11pt" fo:language="et" fo:country="EE"/>
    </style:style>
    <style:style style:name="TableRow336" style:family="table-row">
      <style:table-row-properties/>
    </style:style>
    <style:style style:name="TableCell337" style:family="table-cell">
      <style:table-cell-properties fo:border="0.0069in solid #000000" fo:padding-top="0in" fo:padding-left="0.075in" fo:padding-bottom="0in" fo:padding-right="0.075in"/>
    </style:style>
    <style:style style:name="T338" style:parent-style-name="DefaultParagraphFont" style:family="text">
      <style:text-properties fo:font-size="11pt" style:font-size-asian="11pt" style:font-size-complex="11pt" fo:language="et" fo:country="EE"/>
    </style:style>
    <style:style style:name="TableCell339" style:family="table-cell">
      <style:table-cell-properties fo:border="0.0069in solid #000000" fo:padding-top="0in" fo:padding-left="0.075in" fo:padding-bottom="0in" fo:padding-right="0.075in"/>
    </style:style>
    <style:style style:name="T340" style:parent-style-name="DefaultParagraphFont" style:family="text">
      <style:text-properties fo:font-size="11pt" style:font-size-asian="11pt" style:font-size-complex="11pt" fo:language="et" fo:country="EE"/>
    </style:style>
    <style:style style:name="TableRow341" style:family="table-row">
      <style:table-row-properties/>
    </style:style>
    <style:style style:name="TableCell342" style:family="table-cell">
      <style:table-cell-properties fo:border="0.0069in solid #000000" fo:padding-top="0in" fo:padding-left="0.075in" fo:padding-bottom="0in" fo:padding-right="0.075in"/>
    </style:style>
    <style:style style:name="T343" style:parent-style-name="DefaultParagraphFont" style:family="text">
      <style:text-properties fo:font-size="11pt" style:font-size-asian="11pt" style:font-size-complex="11pt" fo:language="et" fo:country="EE"/>
    </style:style>
    <style:style style:name="TableCell344" style:family="table-cell">
      <style:table-cell-properties fo:border="0.0069in solid #000000" fo:padding-top="0in" fo:padding-left="0.075in" fo:padding-bottom="0in" fo:padding-right="0.075in"/>
    </style:style>
    <style:style style:name="T345" style:parent-style-name="DefaultParagraphFont" style:family="text">
      <style:text-properties fo:font-size="11pt" style:font-size-asian="11pt" style:font-size-complex="11pt" fo:language="et" fo:country="EE"/>
    </style:style>
    <style:style style:name="T346" style:parent-style-name="DefaultParagraphFont" style:family="text">
      <style:text-properties fo:font-size="11pt" style:font-size-asian="11pt" style:font-size-complex="11pt" fo:language="et" fo:country="EE"/>
    </style:style>
    <style:style style:name="P347" style:parent-style-name="Normal" style:family="paragraph">
      <style:text-properties fo:language="et" fo:country="EE"/>
    </style:style>
    <style:style style:name="T348" style:parent-style-name="DefaultParagraphFont" style:family="text">
      <style:text-properties fo:language="et" fo:country="EE"/>
    </style:style>
    <style:style style:name="T349" style:parent-style-name="DefaultParagraphFont" style:family="text">
      <style:text-properties fo:font-style="italic" style:font-style-asian="italic" fo:language="et" fo:country="EE"/>
    </style:style>
    <style:style style:name="T350" style:parent-style-name="DefaultParagraphFont" style:family="text">
      <style:text-properties fo:language="et" fo:country="EE"/>
    </style:style>
    <style:style style:name="T351" style:parent-style-name="DefaultParagraphFont" style:family="text">
      <style:text-properties fo:font-style="italic" style:font-style-asian="italic" fo:language="et" fo:country="EE"/>
    </style:style>
    <style:style style:name="T352" style:parent-style-name="DefaultParagraphFont" style:family="text">
      <style:text-properties fo:language="et" fo:country="EE"/>
    </style:style>
    <style:style style:name="P353" style:parent-style-name="Normal" style:family="paragraph">
      <style:text-properties fo:language="et" fo:country="EE"/>
    </style:style>
    <style:style style:name="TableColumn355" style:family="table-column">
      <style:table-column-properties style:column-width="1.0437in"/>
    </style:style>
    <style:style style:name="TableColumn356" style:family="table-column">
      <style:table-column-properties style:column-width="2.7951in"/>
    </style:style>
    <style:style style:name="Table354" style:family="table">
      <style:table-properties style:width="3.8388in" fo:margin-left="0.1736in" table:align="left"/>
    </style:style>
    <style:style style:name="TableRow357" style:family="table-row">
      <style:table-row-properties/>
    </style:style>
    <style:style style:name="TableCell358" style:family="table-cell">
      <style:table-cell-properties fo:border="0.0069in solid #000000" fo:padding-top="0in" fo:padding-left="0.075in" fo:padding-bottom="0in" fo:padding-right="0.075in"/>
    </style:style>
    <style:style style:name="T359" style:parent-style-name="DefaultParagraphFont" style:family="text">
      <style:text-properties fo:font-weight="bold" style:font-weight-asian="bold" fo:font-size="11pt" style:font-size-asian="11pt" style:font-size-complex="11pt" fo:language="et" fo:country="EE"/>
    </style:style>
    <style:style style:name="TableCell360" style:family="table-cell">
      <style:table-cell-properties fo:border="0.0069in solid #000000" fo:padding-top="0in" fo:padding-left="0.075in" fo:padding-bottom="0in" fo:padding-right="0.075in"/>
    </style:style>
    <style:style style:name="T361" style:parent-style-name="DefaultParagraphFont" style:family="text">
      <style:text-properties fo:font-weight="bold" style:font-weight-asian="bold" fo:font-size="11pt" style:font-size-asian="11pt" style:font-size-complex="11pt" fo:language="et" fo:country="EE"/>
    </style:style>
    <style:style style:name="TableRow362" style:family="table-row">
      <style:table-row-properties/>
    </style:style>
    <style:style style:name="TableCell363" style:family="table-cell">
      <style:table-cell-properties fo:border="0.0069in solid #000000" fo:padding-top="0in" fo:padding-left="0.075in" fo:padding-bottom="0in" fo:padding-right="0.075in"/>
    </style:style>
    <style:style style:name="T364" style:parent-style-name="DefaultParagraphFont" style:family="text">
      <style:text-properties fo:font-size="11pt" style:font-size-asian="11pt" style:font-size-complex="11pt" fo:language="et" fo:country="EE"/>
    </style:style>
    <style:style style:name="TableCell365" style:family="table-cell">
      <style:table-cell-properties fo:border="0.0069in solid #000000" fo:padding-top="0in" fo:padding-left="0.075in" fo:padding-bottom="0in" fo:padding-right="0.075in"/>
    </style:style>
    <style:style style:name="T366" style:parent-style-name="DefaultParagraphFont" style:family="text">
      <style:text-properties fo:font-size="11pt" style:font-size-asian="11pt" style:font-size-complex="11pt" fo:language="et" fo:country="EE" style:language-complex="ar" style:country-complex="SA"/>
    </style:style>
    <style:style style:name="TableRow367" style:family="table-row">
      <style:table-row-properties/>
    </style:style>
    <style:style style:name="TableCell368" style:family="table-cell">
      <style:table-cell-properties fo:border="0.0069in solid #000000" fo:padding-top="0in" fo:padding-left="0.075in" fo:padding-bottom="0in" fo:padding-right="0.075in"/>
    </style:style>
    <style:style style:name="T369" style:parent-style-name="DefaultParagraphFont" style:family="text">
      <style:text-properties fo:font-size="11pt" style:font-size-asian="11pt" style:font-size-complex="11pt" fo:language="et" fo:country="EE"/>
    </style:style>
    <style:style style:name="TableCell370" style:family="table-cell">
      <style:table-cell-properties fo:border="0.0069in solid #000000" fo:padding-top="0in" fo:padding-left="0.075in" fo:padding-bottom="0in" fo:padding-right="0.075in"/>
    </style:style>
    <style:style style:name="T371" style:parent-style-name="DefaultParagraphFont" style:family="text">
      <style:text-properties fo:font-size="11pt" style:font-size-asian="11pt" style:font-size-complex="11pt" fo:language="et" fo:country="EE" style:language-complex="ar" style:country-complex="SA"/>
    </style:style>
    <style:style style:name="TableRow372" style:family="table-row">
      <style:table-row-properties/>
    </style:style>
    <style:style style:name="TableCell373" style:family="table-cell">
      <style:table-cell-properties fo:border="0.0069in solid #000000" fo:padding-top="0in" fo:padding-left="0.075in" fo:padding-bottom="0in" fo:padding-right="0.075in"/>
    </style:style>
    <style:style style:name="T374" style:parent-style-name="DefaultParagraphFont" style:family="text">
      <style:text-properties fo:font-size="11pt" style:font-size-asian="11pt" style:font-size-complex="11pt" fo:language="et" fo:country="EE"/>
    </style:style>
    <style:style style:name="TableCell375" style:family="table-cell">
      <style:table-cell-properties fo:border="0.0069in solid #000000" fo:padding-top="0in" fo:padding-left="0.075in" fo:padding-bottom="0in" fo:padding-right="0.075in"/>
    </style:style>
    <style:style style:name="T376" style:parent-style-name="DefaultParagraphFont" style:family="text">
      <style:text-properties fo:font-size="11pt" style:font-size-asian="11pt" style:font-size-complex="11pt" fo:language="et" fo:country="EE" style:language-complex="ar" style:country-complex="SA"/>
    </style:style>
    <style:style style:name="P377" style:parent-style-name="Normal" style:family="paragraph">
      <style:text-properties fo:language="et" fo:country="EE"/>
    </style:style>
    <style:style style:name="P378" style:parent-style-name="Heading1" style:family="paragraph">
      <style:text-properties fo:language="et" fo:country="EE"/>
    </style:style>
    <style:style style:name="T379" style:parent-style-name="DefaultParagraphFont" style:family="text">
      <style:text-properties fo:language="et" fo:country="EE"/>
    </style:style>
    <style:style style:name="T380" style:parent-style-name="DefaultParagraphFont" style:family="text">
      <style:text-properties fo:language="et" fo:country="EE"/>
    </style:style>
    <style:style style:name="T381" style:parent-style-name="DefaultParagraphFont" style:family="text">
      <style:text-properties fo:font-weight="bold" style:font-weight-asian="bold" fo:language="et" fo:country="EE"/>
    </style:style>
    <style:style style:name="T382" style:parent-style-name="DefaultParagraphFont" style:family="text">
      <style:text-properties fo:language="et" fo:country="EE"/>
    </style:style>
    <style:style style:name="P383" style:parent-style-name="Normal" style:family="paragraph">
      <style:text-properties fo:language="et" fo:country="EE"/>
    </style:style>
    <style:style style:name="P384" style:parent-style-name="Normal" style:family="paragraph">
      <style:text-properties fo:language="et" fo:country="EE"/>
    </style:style>
    <style:style style:name="P385" style:parent-style-name="Normal" style:family="paragraph">
      <style:text-properties fo:language="et" fo:country="EE"/>
    </style:style>
    <style:style style:name="P386" style:parent-style-name="Normal" style:family="paragraph">
      <style:text-properties fo:language="et" fo:country="EE"/>
    </style:style>
    <style:style style:name="P387" style:parent-style-name="Normal" style:family="paragraph">
      <style:text-properties fo:language="et" fo:country="EE"/>
    </style:style>
    <style:style style:name="P388" style:parent-style-name="Normal" style:family="paragraph">
      <style:text-properties fo:language="et" fo:country="EE"/>
    </style:style>
    <style:style style:name="P389" style:parent-style-name="Normal" style:family="paragraph">
      <style:text-properties fo:language="et" fo:country="EE"/>
    </style:style>
    <style:style style:name="TableColumn391" style:family="table-column">
      <style:table-column-properties style:column-width="2.4381in"/>
    </style:style>
    <style:style style:name="TableColumn392" style:family="table-column">
      <style:table-column-properties style:column-width="2.1659in"/>
    </style:style>
    <style:style style:name="Table390" style:family="table">
      <style:table-properties style:width="4.6041in" fo:margin-left="0.4916in" table:align="left"/>
    </style:style>
    <style:style style:name="TableRow393" style:family="table-row">
      <style:table-row-properties/>
    </style:style>
    <style:style style:name="TableCell394" style:family="table-cell">
      <style:table-cell-properties fo:border="0.0069in solid #000000" fo:padding-top="0in" fo:padding-left="0.075in" fo:padding-bottom="0in" fo:padding-right="0.075in"/>
    </style:style>
    <style:style style:name="T395" style:parent-style-name="DefaultParagraphFont" style:family="text">
      <style:text-properties fo:font-size="11pt" style:font-size-asian="11pt" style:font-size-complex="11pt" fo:language="et" fo:country="EE"/>
    </style:style>
    <style:style style:name="TableCell396" style:family="table-cell">
      <style:table-cell-properties fo:border="0.0069in solid #000000" fo:padding-top="0in" fo:padding-left="0.075in" fo:padding-bottom="0in" fo:padding-right="0.075in"/>
    </style:style>
    <style:style style:name="T397" style:parent-style-name="DefaultParagraphFont" style:family="text">
      <style:text-properties fo:font-size="11pt" style:font-size-asian="11pt" style:font-size-complex="11pt" fo:language="et" fo:country="EE"/>
    </style:style>
    <style:style style:name="TableRow398" style:family="table-row">
      <style:table-row-properties/>
    </style:style>
    <style:style style:name="TableCell399" style:family="table-cell">
      <style:table-cell-properties fo:border="0.0069in solid #000000" fo:padding-top="0in" fo:padding-left="0.075in" fo:padding-bottom="0in" fo:padding-right="0.075in"/>
    </style:style>
    <style:style style:name="T400" style:parent-style-name="DefaultParagraphFont" style:family="text">
      <style:text-properties fo:font-size="11pt" style:font-size-asian="11pt" style:font-size-complex="11pt" fo:language="et" fo:country="EE"/>
    </style:style>
    <style:style style:name="TableCell401" style:family="table-cell">
      <style:table-cell-properties fo:border="0.0069in solid #000000" fo:padding-top="0in" fo:padding-left="0.075in" fo:padding-bottom="0in" fo:padding-right="0.075in"/>
    </style:style>
    <style:style style:name="T402" style:parent-style-name="DefaultParagraphFont" style:family="text">
      <style:text-properties fo:font-size="11pt" style:font-size-asian="11pt" style:font-size-complex="11pt" fo:language="et" fo:country="EE"/>
    </style:style>
    <style:style style:name="TableRow403" style:family="table-row">
      <style:table-row-properties/>
    </style:style>
    <style:style style:name="TableCell404" style:family="table-cell">
      <style:table-cell-properties fo:border="0.0069in solid #000000" fo:padding-top="0in" fo:padding-left="0.075in" fo:padding-bottom="0in" fo:padding-right="0.075in"/>
    </style:style>
    <style:style style:name="T405" style:parent-style-name="DefaultParagraphFont" style:family="text">
      <style:text-properties fo:font-size="11pt" style:font-size-asian="11pt" style:font-size-complex="11pt" fo:language="et" fo:country="EE"/>
    </style:style>
    <style:style style:name="TableCell406" style:family="table-cell">
      <style:table-cell-properties fo:border="0.0069in solid #000000" fo:padding-top="0in" fo:padding-left="0.075in" fo:padding-bottom="0in" fo:padding-right="0.075in"/>
    </style:style>
    <style:style style:name="T407" style:parent-style-name="DefaultParagraphFont" style:family="text">
      <style:text-properties fo:font-size="11pt" style:font-size-asian="11pt" style:font-size-complex="11pt" fo:language="et" fo:country="EE"/>
    </style:style>
    <style:style style:name="P408" style:parent-style-name="Normal" style:family="paragraph">
      <style:text-properties fo:language="et" fo:country="EE"/>
    </style:style>
    <style:style style:name="P409" style:parent-style-name="Normal" style:family="paragraph">
      <style:text-properties fo:language="et" fo:country="EE"/>
    </style:style>
    <style:style style:name="P410" style:parent-style-name="Normal" style:family="paragraph">
      <style:text-properties fo:language="et" fo:country="EE"/>
    </style:style>
    <style:style style:name="P411" style:parent-style-name="Normal" style:family="paragraph">
      <style:text-properties fo:language="et" fo:country="EE"/>
    </style:style>
    <style:style style:name="P412" style:parent-style-name="Normal" style:family="paragraph">
      <style:text-properties fo:language="et" fo:country="EE"/>
    </style:style>
    <style:style style:name="TableColumn414" style:family="table-column">
      <style:table-column-properties style:column-width="2.4381in"/>
    </style:style>
    <style:style style:name="TableColumn415" style:family="table-column">
      <style:table-column-properties style:column-width="2.1659in"/>
    </style:style>
    <style:style style:name="Table413" style:family="table">
      <style:table-properties style:width="4.6041in" fo:margin-left="0.4916in" table:align="left"/>
    </style:style>
    <style:style style:name="TableRow416" style:family="table-row">
      <style:table-row-properties/>
    </style:style>
    <style:style style:name="TableCell417" style:family="table-cell">
      <style:table-cell-properties fo:border="0.0069in solid #000000" fo:padding-top="0in" fo:padding-left="0.075in" fo:padding-bottom="0in" fo:padding-right="0.075in"/>
    </style:style>
    <style:style style:name="T418" style:parent-style-name="DefaultParagraphFont" style:family="text">
      <style:text-properties fo:font-size="11pt" style:font-size-asian="11pt" style:font-size-complex="11pt" fo:language="et" fo:country="EE"/>
    </style:style>
    <style:style style:name="TableCell419" style:family="table-cell">
      <style:table-cell-properties fo:border="0.0069in solid #000000" fo:padding-top="0in" fo:padding-left="0.075in" fo:padding-bottom="0in" fo:padding-right="0.075in"/>
    </style:style>
    <style:style style:name="T420" style:parent-style-name="DefaultParagraphFont" style:family="text">
      <style:text-properties fo:font-size="11pt" style:font-size-asian="11pt" style:font-size-complex="11pt" fo:language="et" fo:country="EE"/>
    </style:style>
    <style:style style:name="TableRow421" style:family="table-row">
      <style:table-row-properties/>
    </style:style>
    <style:style style:name="TableCell422" style:family="table-cell">
      <style:table-cell-properties fo:border="0.0069in solid #000000" fo:padding-top="0in" fo:padding-left="0.075in" fo:padding-bottom="0in" fo:padding-right="0.075in"/>
    </style:style>
    <style:style style:name="T423" style:parent-style-name="DefaultParagraphFont" style:family="text">
      <style:text-properties fo:font-size="11pt" style:font-size-asian="11pt" style:font-size-complex="11pt" fo:language="et" fo:country="EE"/>
    </style:style>
    <style:style style:name="TableCell424" style:family="table-cell">
      <style:table-cell-properties fo:border="0.0069in solid #000000" fo:padding-top="0in" fo:padding-left="0.075in" fo:padding-bottom="0in" fo:padding-right="0.075in"/>
    </style:style>
    <style:style style:name="T425" style:parent-style-name="DefaultParagraphFont" style:family="text">
      <style:text-properties fo:font-size="11pt" style:font-size-asian="11pt" style:font-size-complex="11pt" fo:language="et" fo:country="EE"/>
    </style:style>
    <style:style style:name="TableRow426" style:family="table-row">
      <style:table-row-properties/>
    </style:style>
    <style:style style:name="TableCell427" style:family="table-cell">
      <style:table-cell-properties fo:border="0.0069in solid #000000" fo:padding-top="0in" fo:padding-left="0.075in" fo:padding-bottom="0in" fo:padding-right="0.075in"/>
    </style:style>
    <style:style style:name="T428" style:parent-style-name="DefaultParagraphFont" style:family="text">
      <style:text-properties fo:font-size="11pt" style:font-size-asian="11pt" style:font-size-complex="11pt" fo:language="et" fo:country="EE"/>
    </style:style>
    <style:style style:name="TableCell429" style:family="table-cell">
      <style:table-cell-properties fo:border="0.0069in solid #000000" fo:padding-top="0in" fo:padding-left="0.075in" fo:padding-bottom="0in" fo:padding-right="0.075in"/>
    </style:style>
    <style:style style:name="T430" style:parent-style-name="DefaultParagraphFont" style:family="text">
      <style:text-properties fo:font-size="11pt" style:font-size-asian="11pt" style:font-size-complex="11pt" fo:language="et" fo:country="EE"/>
    </style:style>
    <style:style style:name="P431" style:parent-style-name="Normal" style:family="paragraph">
      <style:text-properties fo:language="et" fo:country="EE"/>
    </style:style>
    <style:style style:name="P432" style:parent-style-name="Normal" style:family="paragraph">
      <style:text-properties fo:language="et" fo:country="EE"/>
    </style:style>
    <style:style style:name="P433" style:parent-style-name="Normal" style:family="paragraph">
      <style:text-properties fo:language="et" fo:country="EE"/>
    </style:style>
    <style:style style:name="T434" style:parent-style-name="DefaultParagraphFont" style:family="text">
      <style:text-properties fo:language="et" fo:country="EE"/>
    </style:style>
    <style:style style:name="T435" style:parent-style-name="DefaultParagraphFont" style:family="text">
      <style:text-properties fo:font-weight="bold" style:font-weight-asian="bold" fo:language="et" fo:country="EE"/>
    </style:style>
    <style:style style:name="T436" style:parent-style-name="DefaultParagraphFont" style:family="text">
      <style:text-properties fo:language="et" fo:country="EE"/>
    </style:style>
    <style:style style:name="T437" style:parent-style-name="DefaultParagraphFont" style:family="text">
      <style:text-properties fo:language="et" fo:country="EE"/>
    </style:style>
    <style:style style:name="T438" style:parent-style-name="DefaultParagraphFont" style:family="text">
      <style:text-properties fo:language="et" fo:country="EE"/>
    </style:style>
    <style:style style:name="T439" style:parent-style-name="DefaultParagraphFont" style:family="text">
      <style:text-properties fo:language="et" fo:country="EE"/>
    </style:style>
    <style:style style:name="T440" style:parent-style-name="DefaultParagraphFont" style:family="text">
      <style:text-properties fo:language="et" fo:country="EE"/>
    </style:style>
    <style:style style:name="T441" style:parent-style-name="DefaultParagraphFont" style:family="text">
      <style:text-properties fo:language="et" fo:country="EE"/>
    </style:style>
    <style:style style:name="P442" style:parent-style-name="Normal" style:family="paragraph">
      <style:text-properties fo:language="et" fo:country="EE"/>
    </style:style>
    <style:style style:name="T443" style:parent-style-name="DefaultParagraphFont" style:family="text">
      <style:text-properties fo:language="et" fo:country="EE"/>
    </style:style>
    <style:style style:name="T444" style:parent-style-name="DefaultParagraphFont" style:family="text">
      <style:text-properties fo:language="et" fo:country="EE"/>
    </style:style>
    <style:style style:name="T445" style:parent-style-name="DefaultParagraphFont" style:family="text">
      <style:text-properties fo:language="et" fo:country="EE"/>
    </style:style>
    <style:style style:name="T446" style:parent-style-name="DefaultParagraphFont" style:family="text">
      <style:text-properties fo:language="et" fo:country="EE"/>
    </style:style>
    <style:style style:name="P447" style:parent-style-name="Normal" style:family="paragraph">
      <style:paragraph-properties fo:break-before="page" fo:margin-bottom="0.1388in" fo:line-height="115%"/>
      <style:text-properties fo:language="et" fo:country="EE"/>
    </style:style>
    <style:style style:name="P448" style:parent-style-name="Heading1" style:family="paragraph">
      <style:text-properties fo:language="et" fo:country="EE"/>
    </style:style>
    <style:style style:name="P449" style:parent-style-name="Normal" style:family="paragraph">
      <style:paragraph-properties fo:text-align="justify"/>
    </style:style>
    <style:style style:name="T450" style:parent-style-name="DefaultParagraphFont" style:family="text">
      <style:text-properties fo:language="et" fo:country="EE"/>
    </style:style>
    <style:style style:name="T451" style:parent-style-name="DefaultParagraphFont" style:family="text">
      <style:text-properties fo:language="et" fo:country="EE"/>
    </style:style>
    <style:style style:name="T452" style:parent-style-name="DefaultParagraphFont" style:family="text">
      <style:text-properties fo:language="et" fo:country="EE"/>
    </style:style>
    <style:style style:name="T453" style:parent-style-name="DefaultParagraphFont" style:family="text">
      <style:text-properties fo:language="et" fo:country="EE"/>
    </style:style>
    <style:style style:name="T454" style:parent-style-name="DefaultParagraphFont" style:family="text">
      <style:text-properties fo:language="et" fo:country="EE"/>
    </style:style>
    <style:style style:name="T455" style:parent-style-name="DefaultParagraphFont" style:family="text">
      <style:text-properties fo:language="et" fo:country="EE"/>
    </style:style>
    <style:style style:name="T456" style:parent-style-name="DefaultParagraphFont" style:family="text">
      <style:text-properties fo:language="et" fo:country="EE"/>
    </style:style>
    <style:style style:name="P457" style:parent-style-name="Normal" style:family="paragraph">
      <style:paragraph-properties fo:text-align="justify"/>
    </style:style>
    <style:style style:name="T458" style:parent-style-name="DefaultParagraphFont" style:family="text">
      <style:text-properties fo:language="et" fo:country="EE"/>
    </style:style>
    <style:style style:name="T459" style:parent-style-name="DefaultParagraphFont" style:family="text">
      <style:text-properties fo:font-style="italic" style:font-style-asian="italic" fo:language="et" fo:country="EE"/>
    </style:style>
    <style:style style:name="T460" style:parent-style-name="DefaultParagraphFont" style:family="text">
      <style:text-properties fo:language="et" fo:country="EE"/>
    </style:style>
    <style:style style:name="P461" style:parent-style-name="Normal" style:family="paragraph">
      <style:text-properties fo:language="et" fo:country="EE"/>
    </style:style>
    <style:style style:name="P462" style:parent-style-name="Normal" style:family="paragraph">
      <style:text-properties fo:language="et" fo:country="EE"/>
    </style:style>
    <style:style style:name="TableColumn464" style:family="table-column">
      <style:table-column-properties style:column-width="2.0569in" style:use-optimal-column-width="false"/>
    </style:style>
    <style:style style:name="TableColumn465" style:family="table-column">
      <style:table-column-properties style:column-width="2.1326in" style:use-optimal-column-width="false"/>
    </style:style>
    <style:style style:name="TableColumn466" style:family="table-column">
      <style:table-column-properties style:column-width="2.1326in" style:use-optimal-column-width="false"/>
    </style:style>
    <style:style style:name="Table463" style:family="table">
      <style:table-properties style:width="6.3222in" fo:margin-left="0.075in" table:align="left"/>
    </style:style>
    <style:style style:name="TableRow467" style:family="table-row">
      <style:table-row-properties style:use-optimal-row-height="false"/>
    </style:style>
    <style:style style:name="TableCell468" style:family="table-cell">
      <style:table-cell-properties fo:border="0.0069in solid #000000" fo:padding-top="0in" fo:padding-left="0.075in" fo:padding-bottom="0in" fo:padding-right="0.075in"/>
    </style:style>
    <style:style style:name="T469" style:parent-style-name="DefaultParagraphFont" style:family="text">
      <style:text-properties fo:font-weight="bold" style:font-weight-asian="bold" fo:font-size="11pt" style:font-size-asian="11pt" style:font-size-complex="11pt" fo:language="et" fo:country="EE"/>
    </style:style>
    <style:style style:name="TableCell470" style:family="table-cell">
      <style:table-cell-properties fo:border="0.0069in solid #000000" fo:padding-top="0in" fo:padding-left="0.075in" fo:padding-bottom="0in" fo:padding-right="0.075in"/>
    </style:style>
    <style:style style:name="T471" style:parent-style-name="DefaultParagraphFont" style:family="text">
      <style:text-properties fo:font-weight="bold" style:font-weight-asian="bold" fo:font-size="11pt" style:font-size-asian="11pt" style:font-size-complex="11pt" fo:language="et" fo:country="EE"/>
    </style:style>
    <style:style style:name="TableCell472" style:family="table-cell">
      <style:table-cell-properties fo:border="0.0069in solid #000000" fo:padding-top="0in" fo:padding-left="0.075in" fo:padding-bottom="0in" fo:padding-right="0.075in"/>
    </style:style>
    <style:style style:name="T473" style:parent-style-name="DefaultParagraphFont" style:family="text">
      <style:text-properties fo:font-weight="bold" style:font-weight-asian="bold" fo:font-size="11pt" style:font-size-asian="11pt" style:font-size-complex="11pt" fo:language="et" fo:country="EE"/>
    </style:style>
    <style:style style:name="TableRow474" style:family="table-row">
      <style:table-row-properties style:use-optimal-row-height="false"/>
    </style:style>
    <style:style style:name="TableCell475" style:family="table-cell">
      <style:table-cell-properties fo:border="0.0069in solid #000000" fo:padding-top="0in" fo:padding-left="0.075in" fo:padding-bottom="0in" fo:padding-right="0.075in"/>
    </style:style>
    <style:style style:name="T476" style:parent-style-name="DefaultParagraphFont" style:family="text">
      <style:text-properties fo:font-size="11pt" style:font-size-asian="11pt" style:font-size-complex="11pt" fo:language="et" fo:country="EE"/>
    </style:style>
    <style:style style:name="TableCell477" style:family="table-cell">
      <style:table-cell-properties fo:border="0.0069in solid #000000" fo:padding-top="0in" fo:padding-left="0.075in" fo:padding-bottom="0in" fo:padding-right="0.075in"/>
    </style:style>
    <style:style style:name="T478" style:parent-style-name="DefaultParagraphFont" style:family="text">
      <style:text-properties fo:font-size="11pt" style:font-size-asian="11pt" style:font-size-complex="11pt" fo:language="et" fo:country="EE"/>
    </style:style>
    <style:style style:name="TableCell479" style:family="table-cell">
      <style:table-cell-properties fo:border="0.0069in solid #000000" fo:padding-top="0in" fo:padding-left="0.075in" fo:padding-bottom="0in" fo:padding-right="0.075in"/>
    </style:style>
    <style:style style:name="T480" style:parent-style-name="DefaultParagraphFont" style:family="text">
      <style:text-properties fo:font-size="11pt" style:font-size-asian="11pt" style:font-size-complex="11pt" fo:language="et" fo:country="EE"/>
    </style:style>
    <style:style style:name="TableRow481" style:family="table-row">
      <style:table-row-properties style:use-optimal-row-height="false"/>
    </style:style>
    <style:style style:name="TableCell482" style:family="table-cell">
      <style:table-cell-properties fo:border="0.0069in solid #000000" fo:padding-top="0in" fo:padding-left="0.075in" fo:padding-bottom="0in" fo:padding-right="0.075in"/>
    </style:style>
    <style:style style:name="T483" style:parent-style-name="DefaultParagraphFont" style:family="text">
      <style:text-properties fo:font-size="11pt" style:font-size-asian="11pt" style:font-size-complex="11pt" fo:language="et" fo:country="EE"/>
    </style:style>
    <style:style style:name="TableCell484" style:family="table-cell">
      <style:table-cell-properties fo:border="0.0069in solid #000000" fo:padding-top="0in" fo:padding-left="0.075in" fo:padding-bottom="0in" fo:padding-right="0.075in"/>
    </style:style>
    <style:style style:name="T485" style:parent-style-name="DefaultParagraphFont" style:family="text">
      <style:text-properties fo:font-size="11pt" style:font-size-asian="11pt" style:font-size-complex="11pt" fo:language="et" fo:country="EE"/>
    </style:style>
    <style:style style:name="TableCell486" style:family="table-cell">
      <style:table-cell-properties fo:border="0.0069in solid #000000" fo:padding-top="0in" fo:padding-left="0.075in" fo:padding-bottom="0in" fo:padding-right="0.075in"/>
    </style:style>
    <style:style style:name="T487" style:parent-style-name="DefaultParagraphFont" style:family="text">
      <style:text-properties fo:font-size="11pt" style:font-size-asian="11pt" style:font-size-complex="11pt" fo:language="et" fo:country="EE"/>
    </style:style>
    <style:style style:name="TableRow488" style:family="table-row">
      <style:table-row-properties style:use-optimal-row-height="false"/>
    </style:style>
    <style:style style:name="TableCell489" style:family="table-cell">
      <style:table-cell-properties fo:border="0.0069in solid #000000" fo:padding-top="0in" fo:padding-left="0.075in" fo:padding-bottom="0in" fo:padding-right="0.075in"/>
    </style:style>
    <style:style style:name="T490" style:parent-style-name="DefaultParagraphFont" style:family="text">
      <style:text-properties fo:font-size="11pt" style:font-size-asian="11pt" style:font-size-complex="11pt" fo:language="et" fo:country="EE"/>
    </style:style>
    <style:style style:name="TableCell491" style:family="table-cell">
      <style:table-cell-properties fo:border="0.0069in solid #000000" fo:padding-top="0in" fo:padding-left="0.075in" fo:padding-bottom="0in" fo:padding-right="0.075in"/>
    </style:style>
    <style:style style:name="T492" style:parent-style-name="DefaultParagraphFont" style:family="text">
      <style:text-properties fo:font-size="11pt" style:font-size-asian="11pt" style:font-size-complex="11pt" fo:language="et" fo:country="EE"/>
    </style:style>
    <style:style style:name="TableCell493" style:family="table-cell">
      <style:table-cell-properties fo:border="0.0069in solid #000000" fo:padding-top="0in" fo:padding-left="0.075in" fo:padding-bottom="0in" fo:padding-right="0.075in"/>
    </style:style>
    <style:style style:name="T494" style:parent-style-name="DefaultParagraphFont" style:family="text">
      <style:text-properties fo:font-size="11pt" style:font-size-asian="11pt" style:font-size-complex="11pt" fo:language="et" fo:country="EE"/>
    </style:style>
    <style:style style:name="P495" style:parent-style-name="Normal" style:family="paragraph">
      <style:text-properties fo:language="et" fo:country="EE"/>
    </style:style>
    <style:style style:name="P496" style:parent-style-name="Normal" style:family="paragraph">
      <style:text-properties fo:language="et" fo:country="EE"/>
    </style:style>
    <style:style style:name="P497" style:parent-style-name="Normal" style:family="paragraph">
      <style:text-properties fo:language="et" fo:country="EE"/>
    </style:style>
    <style:style style:name="P498" style:parent-style-name="Normal" style:family="paragraph">
      <style:paragraph-properties fo:background-color="#D6E3BC"/>
      <style:text-properties fo:font-size="10pt" style:font-size-asian="10pt" style:font-size-complex="10pt" fo:language="et" fo:country="EE"/>
    </style:style>
    <style:style style:name="P499" style:parent-style-name="Normal" style:family="paragraph">
      <style:paragraph-properties fo:background-color="#D6E3BC"/>
      <style:text-properties fo:font-size="10pt" style:font-size-asian="10pt" style:font-size-complex="10pt" fo:language="et" fo:country="EE"/>
    </style:style>
    <style:style style:name="P500" style:parent-style-name="Normal" style:family="paragraph">
      <style:paragraph-properties fo:background-color="#D6E3BC"/>
      <style:text-properties fo:font-size="10pt" style:font-size-asian="10pt" style:font-size-complex="10pt" fo:language="et" fo:country="EE"/>
    </style:style>
    <style:style style:name="P501" style:parent-style-name="Normal" style:family="paragraph">
      <style:paragraph-properties fo:background-color="#D6E3BC"/>
      <style:text-properties fo:font-size="10pt" style:font-size-asian="10pt" style:font-size-complex="10pt" fo:language="et" fo:country="EE"/>
    </style:style>
    <style:style style:name="P502" style:parent-style-name="Normal" style:family="paragraph">
      <style:paragraph-properties fo:background-color="#D6E3BC"/>
      <style:text-properties fo:font-size="10pt" style:font-size-asian="10pt" style:font-size-complex="10pt" fo:language="et" fo:country="EE"/>
    </style:style>
    <style:style style:name="P503" style:parent-style-name="Normal" style:family="paragraph">
      <style:paragraph-properties fo:background-color="#D6E3BC"/>
      <style:text-properties fo:font-size="10pt" style:font-size-asian="10pt" style:font-size-complex="10pt" fo:language="et" fo:country="EE"/>
    </style:style>
    <style:style style:name="P504" style:parent-style-name="Normal" style:family="paragraph">
      <style:paragraph-properties fo:background-color="#D6E3BC"/>
      <style:text-properties fo:font-size="10pt" style:font-size-asian="10pt" style:font-size-complex="10pt" fo:language="et" fo:country="EE"/>
    </style:style>
    <style:style style:name="P505" style:parent-style-name="Normal" style:family="paragraph">
      <style:paragraph-properties fo:background-color="#D6E3BC"/>
      <style:text-properties fo:font-size="10pt" style:font-size-asian="10pt" style:font-size-complex="10pt" fo:language="et" fo:country="EE"/>
    </style:style>
    <style:style style:name="P506" style:parent-style-name="Normal" style:family="paragraph">
      <style:paragraph-properties fo:background-color="#D6E3BC"/>
      <style:text-properties fo:font-size="10pt" style:font-size-asian="10pt" style:font-size-complex="10pt" fo:language="et" fo:country="EE"/>
    </style:style>
    <style:style style:name="P507" style:parent-style-name="Normal" style:family="paragraph">
      <style:paragraph-properties fo:background-color="#D6E3BC"/>
      <style:text-properties fo:font-size="10pt" style:font-size-asian="10pt" style:font-size-complex="10pt" fo:language="et" fo:country="EE"/>
    </style:style>
    <style:style style:name="P508" style:parent-style-name="Normal" style:family="paragraph">
      <style:paragraph-properties fo:background-color="#D6E3BC"/>
      <style:text-properties fo:font-size="10pt" style:font-size-asian="10pt" style:font-size-complex="10pt" fo:language="et" fo:country="EE"/>
    </style:style>
    <style:style style:name="P509" style:parent-style-name="Normal" style:family="paragraph">
      <style:paragraph-properties fo:background-color="#D6E3BC"/>
      <style:text-properties fo:font-size="10pt" style:font-size-asian="10pt" style:font-size-complex="10pt" fo:language="et" fo:country="EE"/>
    </style:style>
    <style:style style:name="P510" style:parent-style-name="Normal" style:family="paragraph">
      <style:paragraph-properties fo:background-color="#D6E3BC"/>
      <style:text-properties fo:font-size="10pt" style:font-size-asian="10pt" style:font-size-complex="10pt" fo:language="et" fo:country="EE"/>
    </style:style>
    <style:style style:name="P511" style:parent-style-name="Normal" style:family="paragraph">
      <style:paragraph-properties fo:background-color="#D6E3BC"/>
      <style:text-properties fo:font-size="10pt" style:font-size-asian="10pt" style:font-size-complex="10pt" fo:language="et" fo:country="EE"/>
    </style:style>
    <style:style style:name="P512" style:parent-style-name="Normal" style:family="paragraph">
      <style:paragraph-properties fo:background-color="#D6E3BC"/>
      <style:text-properties fo:font-size="10pt" style:font-size-asian="10pt" style:font-size-complex="10pt" fo:language="et" fo:country="EE"/>
    </style:style>
    <style:style style:name="P513" style:parent-style-name="Normal" style:family="paragraph">
      <style:paragraph-properties fo:background-color="#D6E3BC"/>
      <style:text-properties fo:font-size="10pt" style:font-size-asian="10pt" style:font-size-complex="10pt" fo:language="et" fo:country="EE"/>
    </style:style>
    <style:style style:name="P514" style:parent-style-name="Normal" style:family="paragraph">
      <style:paragraph-properties fo:background-color="#D6E3BC"/>
      <style:text-properties fo:font-size="10pt" style:font-size-asian="10pt" style:font-size-complex="10pt" fo:language="et" fo:country="EE"/>
    </style:style>
    <style:style style:name="P515" style:parent-style-name="Normal" style:family="paragraph">
      <style:paragraph-properties fo:background-color="#D6E3BC"/>
      <style:text-properties fo:font-size="10pt" style:font-size-asian="10pt" style:font-size-complex="10pt" fo:language="et" fo:country="EE"/>
    </style:style>
    <style:style style:name="P516" style:parent-style-name="Normal" style:family="paragraph">
      <style:text-properties fo:language="et" fo:country="EE"/>
    </style:style>
    <style:style style:name="P517" style:parent-style-name="Normal" style:family="paragraph">
      <style:text-properties fo:language="et" fo:country="EE"/>
    </style:style>
    <style:style style:name="P518" style:parent-style-name="Normal" style:family="paragraph">
      <style:text-properties fo:language="et" fo:country="EE"/>
    </style:style>
    <style:style style:name="P519" style:parent-style-name="Normal" style:family="paragraph">
      <style:paragraph-properties fo:background-color="#D6E3BC"/>
      <style:text-properties fo:font-size="10pt" style:font-size-asian="10pt" style:font-size-complex="10pt" fo:language="et" fo:country="EE"/>
    </style:style>
    <style:style style:name="P520" style:parent-style-name="Normal" style:family="paragraph">
      <style:paragraph-properties fo:background-color="#D6E3BC"/>
      <style:text-properties fo:font-size="10pt" style:font-size-asian="10pt" style:font-size-complex="10pt" fo:language="et" fo:country="EE"/>
    </style:style>
    <style:style style:name="P521" style:parent-style-name="Normal" style:family="paragraph">
      <style:paragraph-properties fo:background-color="#D6E3BC"/>
      <style:text-properties fo:font-size="10pt" style:font-size-asian="10pt" style:font-size-complex="10pt" fo:language="et" fo:country="EE"/>
    </style:style>
    <style:style style:name="P522" style:parent-style-name="Normal" style:family="paragraph">
      <style:paragraph-properties fo:background-color="#D6E3BC"/>
      <style:text-properties fo:font-size="10pt" style:font-size-asian="10pt" style:font-size-complex="10pt" fo:language="et" fo:country="EE"/>
    </style:style>
    <style:style style:name="P523" style:parent-style-name="Normal" style:family="paragraph">
      <style:paragraph-properties fo:background-color="#D6E3BC"/>
      <style:text-properties fo:font-size="10pt" style:font-size-asian="10pt" style:font-size-complex="10pt" fo:language="et" fo:country="EE"/>
    </style:style>
    <style:style style:name="P524" style:parent-style-name="Normal" style:family="paragraph">
      <style:paragraph-properties fo:background-color="#D6E3BC"/>
      <style:text-properties fo:font-size="10pt" style:font-size-asian="10pt" style:font-size-complex="10pt" fo:language="et" fo:country="EE"/>
    </style:style>
    <style:style style:name="P525" style:parent-style-name="Normal" style:family="paragraph">
      <style:paragraph-properties fo:background-color="#D6E3BC"/>
      <style:text-properties fo:font-size="10pt" style:font-size-asian="10pt" style:font-size-complex="10pt" fo:language="et" fo:country="EE"/>
    </style:style>
    <style:style style:name="P526" style:parent-style-name="Normal" style:family="paragraph">
      <style:paragraph-properties fo:background-color="#D6E3BC"/>
      <style:text-properties fo:font-size="10pt" style:font-size-asian="10pt" style:font-size-complex="10pt" fo:language="et" fo:country="EE"/>
    </style:style>
    <style:style style:name="P527" style:parent-style-name="Normal" style:family="paragraph">
      <style:paragraph-properties fo:background-color="#D6E3BC"/>
      <style:text-properties fo:font-size="10pt" style:font-size-asian="10pt" style:font-size-complex="10pt" fo:language="et" fo:country="EE"/>
    </style:style>
    <style:style style:name="P528" style:parent-style-name="Normal" style:family="paragraph">
      <style:paragraph-properties fo:background-color="#D6E3BC"/>
      <style:text-properties fo:font-size="10pt" style:font-size-asian="10pt" style:font-size-complex="10pt" fo:language="et" fo:country="EE"/>
    </style:style>
    <style:style style:name="P529" style:parent-style-name="Normal" style:family="paragraph">
      <style:paragraph-properties fo:background-color="#D6E3BC"/>
      <style:text-properties fo:font-size="10pt" style:font-size-asian="10pt" style:font-size-complex="10pt" fo:language="et" fo:country="EE"/>
    </style:style>
    <style:style style:name="P530" style:parent-style-name="Normal" style:family="paragraph">
      <style:paragraph-properties fo:background-color="#D6E3BC"/>
      <style:text-properties fo:font-size="10pt" style:font-size-asian="10pt" style:font-size-complex="10pt" fo:language="et" fo:country="EE"/>
    </style:style>
    <style:style style:name="P531" style:parent-style-name="Normal" style:family="paragraph">
      <style:paragraph-properties fo:background-color="#D6E3BC"/>
      <style:text-properties fo:font-size="10pt" style:font-size-asian="10pt" style:font-size-complex="10pt" fo:language="et" fo:country="EE"/>
    </style:style>
    <style:style style:name="P532" style:parent-style-name="Normal" style:family="paragraph">
      <style:paragraph-properties fo:background-color="#D6E3BC"/>
      <style:text-properties fo:font-size="10pt" style:font-size-asian="10pt" style:font-size-complex="10pt" fo:language="et" fo:country="EE"/>
    </style:style>
    <style:style style:name="P533" style:parent-style-name="Normal" style:family="paragraph">
      <style:paragraph-properties fo:background-color="#D6E3BC"/>
      <style:text-properties fo:font-size="10pt" style:font-size-asian="10pt" style:font-size-complex="10pt" fo:language="et" fo:country="EE"/>
    </style:style>
    <style:style style:name="P534" style:parent-style-name="Normal" style:family="paragraph">
      <style:paragraph-properties fo:background-color="#D6E3BC"/>
      <style:text-properties fo:font-size="10pt" style:font-size-asian="10pt" style:font-size-complex="10pt" fo:language="et" fo:country="EE"/>
    </style:style>
    <style:style style:name="P535" style:parent-style-name="Normal" style:family="paragraph">
      <style:paragraph-properties fo:background-color="#D6E3BC"/>
      <style:text-properties fo:font-size="10pt" style:font-size-asian="10pt" style:font-size-complex="10pt" fo:language="et" fo:country="EE"/>
    </style:style>
    <style:style style:name="P536" style:parent-style-name="Normal" style:family="paragraph">
      <style:paragraph-properties fo:background-color="#D6E3BC"/>
      <style:text-properties fo:font-size="10pt" style:font-size-asian="10pt" style:font-size-complex="10pt" fo:language="et" fo:country="EE"/>
    </style:style>
    <style:style style:name="P537" style:parent-style-name="Normal" style:family="paragraph">
      <style:paragraph-properties fo:background-color="#D6E3BC"/>
      <style:text-properties fo:font-size="10pt" style:font-size-asian="10pt" style:font-size-complex="10pt" fo:language="et" fo:country="EE"/>
    </style:style>
    <style:style style:name="P538" style:parent-style-name="Normal" style:family="paragraph">
      <style:paragraph-properties fo:background-color="#D6E3BC"/>
      <style:text-properties fo:font-size="10pt" style:font-size-asian="10pt" style:font-size-complex="10pt" fo:language="et" fo:country="EE"/>
    </style:style>
    <style:style style:name="P539" style:parent-style-name="Normal" style:family="paragraph">
      <style:paragraph-properties fo:background-color="#D6E3BC"/>
      <style:text-properties fo:font-size="10pt" style:font-size-asian="10pt" style:font-size-complex="10pt" fo:language="et" fo:country="EE"/>
    </style:style>
    <style:style style:name="P540" style:parent-style-name="Normal" style:family="paragraph">
      <style:paragraph-properties fo:background-color="#D6E3BC"/>
      <style:text-properties fo:font-size="10pt" style:font-size-asian="10pt" style:font-size-complex="10pt" fo:language="et" fo:country="EE"/>
    </style:style>
    <style:style style:name="P541" style:parent-style-name="Normal" style:family="paragraph">
      <style:paragraph-properties fo:background-color="#D6E3BC"/>
      <style:text-properties fo:font-size="10pt" style:font-size-asian="10pt" style:font-size-complex="10pt" fo:language="et" fo:country="EE"/>
    </style:style>
    <style:style style:name="P542" style:parent-style-name="Normal" style:family="paragraph">
      <style:paragraph-properties fo:background-color="#D6E3BC"/>
      <style:text-properties fo:font-size="10pt" style:font-size-asian="10pt" style:font-size-complex="10pt" fo:language="et" fo:country="EE"/>
    </style:style>
    <style:style style:name="P543" style:parent-style-name="Normal" style:family="paragraph">
      <style:text-properties fo:font-size="10pt" style:font-size-asian="10pt" style:font-size-complex="10pt" fo:language="et" fo:country="EE"/>
    </style:style>
    <style:style style:name="P544" style:parent-style-name="Heading1" style:family="paragraph">
      <style:text-properties fo:language="et" fo:country="EE"/>
    </style:style>
    <style:style style:name="P545" style:parent-style-name="Normal" style:family="paragraph">
      <style:text-properties fo:language="et" fo:country="EE"/>
    </style:style>
    <style:style style:name="P546" style:parent-style-name="Normal" style:family="paragraph">
      <style:text-properties fo:language="et" fo:country="EE"/>
    </style:style>
    <style:style style:name="P547" style:parent-style-name="Normal" style:family="paragraph">
      <style:text-properties fo:language="et" fo:country="EE"/>
    </style:style>
    <style:style style:name="TableColumn549" style:family="table-column">
      <style:table-column-properties style:column-width="2.0569in" style:use-optimal-column-width="false"/>
    </style:style>
    <style:style style:name="TableColumn550" style:family="table-column">
      <style:table-column-properties style:column-width="2.1326in" style:use-optimal-column-width="false"/>
    </style:style>
    <style:style style:name="TableColumn551" style:family="table-column">
      <style:table-column-properties style:column-width="2.1326in" style:use-optimal-column-width="false"/>
    </style:style>
    <style:style style:name="Table548" style:family="table">
      <style:table-properties style:width="6.3222in" fo:margin-left="0.075in" table:align="left"/>
    </style:style>
    <style:style style:name="TableRow552" style:family="table-row">
      <style:table-row-properties style:use-optimal-row-height="false"/>
    </style:style>
    <style:style style:name="TableCell553" style:family="table-cell">
      <style:table-cell-properties fo:border="0.0069in solid #000000" fo:padding-top="0in" fo:padding-left="0.075in" fo:padding-bottom="0in" fo:padding-right="0.075in"/>
    </style:style>
    <style:style style:name="T554" style:parent-style-name="DefaultParagraphFont" style:family="text">
      <style:text-properties fo:font-weight="bold" style:font-weight-asian="bold" fo:font-size="11pt" style:font-size-asian="11pt" style:font-size-complex="11pt" fo:language="et" fo:country="EE"/>
    </style:style>
    <style:style style:name="TableCell555" style:family="table-cell">
      <style:table-cell-properties fo:border="0.0069in solid #000000" fo:padding-top="0in" fo:padding-left="0.075in" fo:padding-bottom="0in" fo:padding-right="0.075in"/>
    </style:style>
    <style:style style:name="T556" style:parent-style-name="DefaultParagraphFont" style:family="text">
      <style:text-properties fo:font-weight="bold" style:font-weight-asian="bold" fo:font-size="11pt" style:font-size-asian="11pt" style:font-size-complex="11pt" fo:language="et" fo:country="EE"/>
    </style:style>
    <style:style style:name="TableCell557" style:family="table-cell">
      <style:table-cell-properties fo:border="0.0069in solid #000000" fo:padding-top="0in" fo:padding-left="0.075in" fo:padding-bottom="0in" fo:padding-right="0.075in"/>
    </style:style>
    <style:style style:name="T558" style:parent-style-name="DefaultParagraphFont" style:family="text">
      <style:text-properties fo:font-weight="bold" style:font-weight-asian="bold" fo:font-size="11pt" style:font-size-asian="11pt" style:font-size-complex="11pt" fo:language="et" fo:country="EE"/>
    </style:style>
    <style:style style:name="TableRow559" style:family="table-row">
      <style:table-row-properties style:use-optimal-row-height="false"/>
    </style:style>
    <style:style style:name="TableCell560" style:family="table-cell">
      <style:table-cell-properties fo:border="0.0069in solid #000000" fo:padding-top="0in" fo:padding-left="0.075in" fo:padding-bottom="0in" fo:padding-right="0.075in"/>
    </style:style>
    <style:style style:name="T561" style:parent-style-name="DefaultParagraphFont" style:family="text">
      <style:text-properties fo:font-size="11pt" style:font-size-asian="11pt" style:font-size-complex="11pt" fo:language="et" fo:country="EE"/>
    </style:style>
    <style:style style:name="TableCell562" style:family="table-cell">
      <style:table-cell-properties fo:border="0.0069in solid #000000" fo:padding-top="0in" fo:padding-left="0.075in" fo:padding-bottom="0in" fo:padding-right="0.075in"/>
    </style:style>
    <style:style style:name="T563" style:parent-style-name="DefaultParagraphFont" style:family="text">
      <style:text-properties fo:font-size="11pt" style:font-size-asian="11pt" style:font-size-complex="11pt" fo:language="et" fo:country="EE"/>
    </style:style>
    <style:style style:name="TableCell564" style:family="table-cell">
      <style:table-cell-properties fo:border="0.0069in solid #000000" fo:padding-top="0in" fo:padding-left="0.075in" fo:padding-bottom="0in" fo:padding-right="0.075in"/>
    </style:style>
    <style:style style:name="T565" style:parent-style-name="DefaultParagraphFont" style:family="text">
      <style:text-properties fo:font-size="11pt" style:font-size-asian="11pt" style:font-size-complex="11pt" fo:language="et" fo:country="EE"/>
    </style:style>
    <style:style style:name="P566" style:parent-style-name="Normal" style:family="paragraph">
      <style:text-properties fo:language="et" fo:country="EE"/>
    </style:style>
    <style:style style:name="P567" style:parent-style-name="Normal" style:family="paragraph">
      <style:text-properties fo:language="et" fo:country="EE"/>
    </style:style>
    <style:style style:name="P568" style:parent-style-name="Normal" style:family="paragraph">
      <style:text-properties fo:language="et" fo:country="EE"/>
    </style:style>
    <style:style style:name="P569" style:parent-style-name="Normal" style:family="paragraph">
      <style:paragraph-properties fo:background-color="#D6E3BC"/>
      <style:text-properties fo:font-size="10pt" style:font-size-asian="10pt" style:font-size-complex="10pt" fo:language="et" fo:country="EE"/>
    </style:style>
    <style:style style:name="P570" style:parent-style-name="Normal" style:family="paragraph">
      <style:paragraph-properties fo:background-color="#D6E3BC"/>
      <style:text-properties fo:font-size="10pt" style:font-size-asian="10pt" style:font-size-complex="10pt" fo:language="et" fo:country="EE"/>
    </style:style>
    <style:style style:name="P571" style:parent-style-name="Normal" style:family="paragraph">
      <style:paragraph-properties fo:background-color="#D6E3BC"/>
      <style:text-properties fo:font-size="10pt" style:font-size-asian="10pt" style:font-size-complex="10pt" fo:language="et" fo:country="EE"/>
    </style:style>
    <style:style style:name="P572" style:parent-style-name="Normal" style:family="paragraph">
      <style:paragraph-properties fo:background-color="#D6E3BC"/>
      <style:text-properties fo:font-size="10pt" style:font-size-asian="10pt" style:font-size-complex="10pt" fo:language="et" fo:country="EE"/>
    </style:style>
    <style:style style:name="P573" style:parent-style-name="Normal" style:family="paragraph">
      <style:paragraph-properties fo:background-color="#D6E3BC"/>
      <style:text-properties fo:font-size="10pt" style:font-size-asian="10pt" style:font-size-complex="10pt" fo:language="et" fo:country="EE"/>
    </style:style>
    <style:style style:name="P574" style:parent-style-name="Normal" style:family="paragraph">
      <style:paragraph-properties fo:background-color="#D6E3BC"/>
      <style:text-properties fo:font-size="10pt" style:font-size-asian="10pt" style:font-size-complex="10pt" fo:language="et" fo:country="EE"/>
    </style:style>
    <style:style style:name="P575" style:parent-style-name="Normal" style:family="paragraph">
      <style:paragraph-properties fo:background-color="#D6E3BC"/>
      <style:text-properties fo:font-size="10pt" style:font-size-asian="10pt" style:font-size-complex="10pt" fo:language="et" fo:country="EE"/>
    </style:style>
    <style:style style:name="P576" style:parent-style-name="Normal" style:family="paragraph">
      <style:paragraph-properties fo:background-color="#D6E3BC"/>
      <style:text-properties fo:font-size="10pt" style:font-size-asian="10pt" style:font-size-complex="10pt" fo:language="et" fo:country="EE"/>
    </style:style>
    <style:style style:name="P577" style:parent-style-name="Normal" style:family="paragraph">
      <style:paragraph-properties fo:background-color="#D6E3BC"/>
      <style:text-properties fo:font-size="10pt" style:font-size-asian="10pt" style:font-size-complex="10pt" fo:language="et" fo:country="EE"/>
    </style:style>
    <style:style style:name="P578" style:parent-style-name="Normal" style:family="paragraph">
      <style:paragraph-properties fo:background-color="#D6E3BC"/>
      <style:text-properties fo:font-size="10pt" style:font-size-asian="10pt" style:font-size-complex="10pt" fo:language="et" fo:country="EE"/>
    </style:style>
    <style:style style:name="P579" style:parent-style-name="Normal" style:family="paragraph">
      <style:paragraph-properties fo:background-color="#D6E3BC"/>
      <style:text-properties fo:font-size="10pt" style:font-size-asian="10pt" style:font-size-complex="10pt" fo:language="et" fo:country="EE"/>
    </style:style>
    <style:style style:name="P580" style:parent-style-name="Normal" style:family="paragraph">
      <style:paragraph-properties fo:background-color="#D6E3BC"/>
      <style:text-properties fo:font-size="10pt" style:font-size-asian="10pt" style:font-size-complex="10pt" fo:language="et" fo:country="EE"/>
    </style:style>
    <style:style style:name="P581" style:parent-style-name="Normal" style:family="paragraph">
      <style:paragraph-properties fo:background-color="#D6E3BC"/>
      <style:text-properties fo:font-size="10pt" style:font-size-asian="10pt" style:font-size-complex="10pt" fo:language="et" fo:country="EE"/>
    </style:style>
    <style:style style:name="P582" style:parent-style-name="Normal" style:family="paragraph">
      <style:paragraph-properties fo:background-color="#D6E3BC"/>
      <style:text-properties fo:font-size="10pt" style:font-size-asian="10pt" style:font-size-complex="10pt" fo:language="et" fo:country="EE"/>
    </style:style>
    <style:style style:name="P583" style:parent-style-name="Normal" style:family="paragraph">
      <style:paragraph-properties fo:background-color="#D6E3BC"/>
      <style:text-properties fo:font-size="10pt" style:font-size-asian="10pt" style:font-size-complex="10pt" fo:language="et" fo:country="EE"/>
    </style:style>
    <style:style style:name="P584" style:parent-style-name="Normal" style:family="paragraph">
      <style:text-properties fo:language="et" fo:country="EE"/>
    </style:style>
    <style:style style:name="P585" style:parent-style-name="Normal" style:family="paragraph">
      <style:text-properties fo:language="et" fo:country="EE"/>
    </style:style>
    <style:style style:name="P586" style:parent-style-name="Normal" style:family="paragraph">
      <style:text-properties fo:language="et" fo:country="EE"/>
    </style:style>
    <style:style style:name="P587" style:parent-style-name="Normal" style:family="paragraph">
      <style:paragraph-properties fo:background-color="#D6E3BC"/>
      <style:text-properties fo:font-size="10pt" style:font-size-asian="10pt" style:font-size-complex="10pt" fo:language="et" fo:country="EE"/>
    </style:style>
    <style:style style:name="P588" style:parent-style-name="Normal" style:family="paragraph">
      <style:paragraph-properties fo:background-color="#D6E3BC"/>
      <style:text-properties fo:font-size="10pt" style:font-size-asian="10pt" style:font-size-complex="10pt" fo:language="et" fo:country="EE"/>
    </style:style>
    <style:style style:name="P589" style:parent-style-name="Normal" style:family="paragraph">
      <style:paragraph-properties fo:background-color="#D6E3BC"/>
      <style:text-properties fo:font-size="10pt" style:font-size-asian="10pt" style:font-size-complex="10pt" fo:language="et" fo:country="EE"/>
    </style:style>
    <style:style style:name="P590" style:parent-style-name="Normal" style:family="paragraph">
      <style:paragraph-properties fo:background-color="#D6E3BC"/>
      <style:text-properties fo:font-size="10pt" style:font-size-asian="10pt" style:font-size-complex="10pt" fo:language="et" fo:country="EE"/>
    </style:style>
    <style:style style:name="P591" style:parent-style-name="Normal" style:family="paragraph">
      <style:paragraph-properties fo:background-color="#D6E3BC"/>
      <style:text-properties fo:font-size="10pt" style:font-size-asian="10pt" style:font-size-complex="10pt" fo:language="et" fo:country="EE"/>
    </style:style>
    <style:style style:name="P592" style:parent-style-name="Normal" style:family="paragraph">
      <style:paragraph-properties fo:background-color="#D6E3BC"/>
      <style:text-properties fo:font-size="10pt" style:font-size-asian="10pt" style:font-size-complex="10pt" fo:language="et" fo:country="EE"/>
    </style:style>
    <style:style style:name="P593" style:parent-style-name="Normal" style:family="paragraph">
      <style:paragraph-properties fo:background-color="#D6E3BC"/>
      <style:text-properties fo:font-size="10pt" style:font-size-asian="10pt" style:font-size-complex="10pt" fo:language="et" fo:country="EE"/>
    </style:style>
    <style:style style:name="P594" style:parent-style-name="Normal" style:family="paragraph">
      <style:paragraph-properties fo:background-color="#D6E3BC"/>
      <style:text-properties fo:font-size="10pt" style:font-size-asian="10pt" style:font-size-complex="10pt" fo:language="et" fo:country="EE"/>
    </style:style>
    <style:style style:name="P595" style:parent-style-name="Normal" style:family="paragraph">
      <style:paragraph-properties fo:background-color="#D6E3BC"/>
      <style:text-properties fo:font-size="10pt" style:font-size-asian="10pt" style:font-size-complex="10pt" fo:language="et" fo:country="EE"/>
    </style:style>
    <style:style style:name="P596" style:parent-style-name="Normal" style:family="paragraph">
      <style:paragraph-properties fo:background-color="#D6E3BC"/>
      <style:text-properties fo:font-size="10pt" style:font-size-asian="10pt" style:font-size-complex="10pt" fo:language="et" fo:country="EE"/>
    </style:style>
    <style:style style:name="P597" style:parent-style-name="Normal" style:family="paragraph">
      <style:paragraph-properties fo:background-color="#D6E3BC"/>
      <style:text-properties fo:font-size="10pt" style:font-size-asian="10pt" style:font-size-complex="10pt" fo:language="et" fo:country="EE"/>
    </style:style>
    <style:style style:name="P598" style:parent-style-name="Normal" style:family="paragraph">
      <style:paragraph-properties fo:background-color="#D6E3BC"/>
      <style:text-properties fo:font-size="10pt" style:font-size-asian="10pt" style:font-size-complex="10pt" fo:language="et" fo:country="EE"/>
    </style:style>
    <style:style style:name="P599" style:parent-style-name="Normal" style:family="paragraph">
      <style:paragraph-properties fo:background-color="#D6E3BC"/>
      <style:text-properties fo:font-size="10pt" style:font-size-asian="10pt" style:font-size-complex="10pt" fo:language="et" fo:country="EE"/>
    </style:style>
    <style:style style:name="P600" style:parent-style-name="Normal" style:family="paragraph">
      <style:paragraph-properties fo:background-color="#D6E3BC"/>
      <style:text-properties fo:font-size="10pt" style:font-size-asian="10pt" style:font-size-complex="10pt" fo:language="et" fo:country="EE"/>
    </style:style>
    <style:style style:name="P601" style:parent-style-name="Normal" style:family="paragraph">
      <style:paragraph-properties fo:background-color="#D6E3BC"/>
      <style:text-properties fo:font-size="10pt" style:font-size-asian="10pt" style:font-size-complex="10pt" fo:language="et" fo:country="EE"/>
    </style:style>
    <style:style style:name="P602" style:parent-style-name="Normal" style:family="paragraph">
      <style:paragraph-properties fo:background-color="#D6E3BC"/>
      <style:text-properties fo:font-size="10pt" style:font-size-asian="10pt" style:font-size-complex="10pt" fo:language="et" fo:country="EE"/>
    </style:style>
    <style:style style:name="P603" style:parent-style-name="Normal" style:family="paragraph">
      <style:paragraph-properties fo:background-color="#D6E3BC"/>
      <style:text-properties fo:font-size="10pt" style:font-size-asian="10pt" style:font-size-complex="10pt" fo:language="et" fo:country="EE"/>
    </style:style>
    <style:style style:name="P604" style:parent-style-name="Normal" style:family="paragraph">
      <style:paragraph-properties fo:background-color="#D6E3BC"/>
      <style:text-properties fo:font-size="10pt" style:font-size-asian="10pt" style:font-size-complex="10pt" fo:language="et" fo:country="EE"/>
    </style:style>
    <style:style style:name="P605" style:parent-style-name="Normal" style:family="paragraph">
      <style:paragraph-properties fo:background-color="#D6E3BC"/>
      <style:text-properties fo:font-size="10pt" style:font-size-asian="10pt" style:font-size-complex="10pt" fo:language="et" fo:country="EE"/>
    </style:style>
    <style:style style:name="P606" style:parent-style-name="Normal" style:family="paragraph">
      <style:paragraph-properties fo:background-color="#D6E3BC"/>
      <style:text-properties fo:font-size="10pt" style:font-size-asian="10pt" style:font-size-complex="10pt" fo:language="et" fo:country="EE"/>
    </style:style>
    <style:style style:name="P607" style:parent-style-name="Normal" style:family="paragraph">
      <style:paragraph-properties fo:background-color="#D6E3BC"/>
      <style:text-properties fo:font-size="10pt" style:font-size-asian="10pt" style:font-size-complex="10pt" fo:language="et" fo:country="EE"/>
    </style:style>
    <style:style style:name="P608" style:parent-style-name="Normal" style:family="paragraph">
      <style:text-properties fo:language="et" fo:country="EE"/>
    </style:style>
    <style:style style:name="P609" style:parent-style-name="Heading1" style:family="paragraph">
      <style:text-properties fo:language="et" fo:country="EE"/>
    </style:style>
    <style:style style:name="P610" style:parent-style-name="Normal" style:family="paragraph">
      <style:paragraph-properties fo:text-align="justify"/>
    </style:style>
    <style:style style:name="T611" style:parent-style-name="DefaultParagraphFont" style:family="text">
      <style:text-properties fo:language="et" fo:country="EE"/>
    </style:style>
    <style:style style:name="T612" style:parent-style-name="DefaultParagraphFont" style:family="text">
      <style:text-properties fo:language="et" fo:country="EE"/>
    </style:style>
    <style:style style:name="T613" style:parent-style-name="DefaultParagraphFont" style:family="text">
      <style:text-properties fo:language="et" fo:country="EE"/>
    </style:style>
    <style:style style:name="T614" style:parent-style-name="DefaultParagraphFont" style:family="text">
      <style:text-properties fo:language="et" fo:country="EE"/>
    </style:style>
    <style:style style:name="T615" style:parent-style-name="DefaultParagraphFont" style:family="text">
      <style:text-properties fo:language="et" fo:country="EE"/>
    </style:style>
    <style:style style:name="T616" style:parent-style-name="DefaultParagraphFont" style:family="text">
      <style:text-properties fo:language="et" fo:country="EE"/>
    </style:style>
    <style:style style:name="T617" style:parent-style-name="DefaultParagraphFont" style:family="text">
      <style:text-properties fo:language="et" fo:country="EE"/>
    </style:style>
    <style:style style:name="P618" style:parent-style-name="Normal" style:family="paragraph">
      <style:text-properties fo:language="et" fo:country="EE"/>
    </style:style>
    <style:style style:name="P619" style:parent-style-name="Normal" style:family="paragraph">
      <style:text-properties fo:language="et" fo:country="EE"/>
    </style:style>
    <style:style style:name="TableColumn621" style:family="table-column">
      <style:table-column-properties style:column-width="2.0569in" style:use-optimal-column-width="false"/>
    </style:style>
    <style:style style:name="TableColumn622" style:family="table-column">
      <style:table-column-properties style:column-width="2.1326in" style:use-optimal-column-width="false"/>
    </style:style>
    <style:style style:name="TableColumn623" style:family="table-column">
      <style:table-column-properties style:column-width="2.1326in" style:use-optimal-column-width="false"/>
    </style:style>
    <style:style style:name="Table620" style:family="table">
      <style:table-properties style:width="6.3222in" fo:margin-left="0.075in" table:align="left"/>
    </style:style>
    <style:style style:name="TableRow624" style:family="table-row">
      <style:table-row-properties style:use-optimal-row-height="false"/>
    </style:style>
    <style:style style:name="TableCell625" style:family="table-cell">
      <style:table-cell-properties fo:border="0.0069in solid #000000" fo:padding-top="0in" fo:padding-left="0.075in" fo:padding-bottom="0in" fo:padding-right="0.075in"/>
    </style:style>
    <style:style style:name="T626" style:parent-style-name="DefaultParagraphFont" style:family="text">
      <style:text-properties fo:font-weight="bold" style:font-weight-asian="bold" fo:font-size="11pt" style:font-size-asian="11pt" style:font-size-complex="11pt" fo:language="et" fo:country="EE"/>
    </style:style>
    <style:style style:name="TableCell627" style:family="table-cell">
      <style:table-cell-properties fo:border="0.0069in solid #000000" fo:padding-top="0in" fo:padding-left="0.075in" fo:padding-bottom="0in" fo:padding-right="0.075in"/>
    </style:style>
    <style:style style:name="T628" style:parent-style-name="DefaultParagraphFont" style:family="text">
      <style:text-properties fo:font-weight="bold" style:font-weight-asian="bold" fo:font-size="11pt" style:font-size-asian="11pt" style:font-size-complex="11pt" fo:language="et" fo:country="EE"/>
    </style:style>
    <style:style style:name="TableCell629" style:family="table-cell">
      <style:table-cell-properties fo:border="0.0069in solid #000000" fo:padding-top="0in" fo:padding-left="0.075in" fo:padding-bottom="0in" fo:padding-right="0.075in"/>
    </style:style>
    <style:style style:name="T630" style:parent-style-name="DefaultParagraphFont" style:family="text">
      <style:text-properties fo:font-weight="bold" style:font-weight-asian="bold" fo:font-size="11pt" style:font-size-asian="11pt" style:font-size-complex="11pt" fo:language="et" fo:country="EE"/>
    </style:style>
    <style:style style:name="TableRow631" style:family="table-row">
      <style:table-row-properties style:use-optimal-row-height="false"/>
    </style:style>
    <style:style style:name="TableCell632" style:family="table-cell">
      <style:table-cell-properties fo:border="0.0069in solid #000000" fo:padding-top="0in" fo:padding-left="0.075in" fo:padding-bottom="0in" fo:padding-right="0.075in"/>
    </style:style>
    <style:style style:name="T633" style:parent-style-name="DefaultParagraphFont" style:family="text">
      <style:text-properties fo:font-size="11pt" style:font-size-asian="11pt" style:font-size-complex="11pt" fo:language="et" fo:country="EE"/>
    </style:style>
    <style:style style:name="TableCell634" style:family="table-cell">
      <style:table-cell-properties fo:border="0.0069in solid #000000" fo:padding-top="0in" fo:padding-left="0.075in" fo:padding-bottom="0in" fo:padding-right="0.075in"/>
    </style:style>
    <style:style style:name="T635" style:parent-style-name="DefaultParagraphFont" style:family="text">
      <style:text-properties fo:font-size="11pt" style:font-size-asian="11pt" style:font-size-complex="11pt" fo:language="et" fo:country="EE"/>
    </style:style>
    <style:style style:name="TableCell636" style:family="table-cell">
      <style:table-cell-properties fo:border="0.0069in solid #000000" fo:padding-top="0in" fo:padding-left="0.075in" fo:padding-bottom="0in" fo:padding-right="0.075in"/>
    </style:style>
    <style:style style:name="T637" style:parent-style-name="DefaultParagraphFont" style:family="text">
      <style:text-properties fo:font-size="11pt" style:font-size-asian="11pt" style:font-size-complex="11pt" fo:language="et" fo:country="EE"/>
    </style:style>
    <style:style style:name="TableRow638" style:family="table-row">
      <style:table-row-properties style:use-optimal-row-height="false"/>
    </style:style>
    <style:style style:name="TableCell639" style:family="table-cell">
      <style:table-cell-properties fo:border="0.0069in solid #000000" fo:padding-top="0in" fo:padding-left="0.075in" fo:padding-bottom="0in" fo:padding-right="0.075in"/>
    </style:style>
    <style:style style:name="T640" style:parent-style-name="DefaultParagraphFont" style:family="text">
      <style:text-properties fo:font-size="11pt" style:font-size-asian="11pt" style:font-size-complex="11pt" fo:language="et" fo:country="EE"/>
    </style:style>
    <style:style style:name="TableCell641" style:family="table-cell">
      <style:table-cell-properties fo:border="0.0069in solid #000000" fo:padding-top="0in" fo:padding-left="0.075in" fo:padding-bottom="0in" fo:padding-right="0.075in"/>
    </style:style>
    <style:style style:name="T642" style:parent-style-name="DefaultParagraphFont" style:family="text">
      <style:text-properties fo:font-size="11pt" style:font-size-asian="11pt" style:font-size-complex="11pt" fo:language="et" fo:country="EE"/>
    </style:style>
    <style:style style:name="TableCell643" style:family="table-cell">
      <style:table-cell-properties fo:border="0.0069in solid #000000" fo:padding-top="0in" fo:padding-left="0.075in" fo:padding-bottom="0in" fo:padding-right="0.075in"/>
    </style:style>
    <style:style style:name="T644" style:parent-style-name="DefaultParagraphFont" style:family="text">
      <style:text-properties fo:font-size="11pt" style:font-size-asian="11pt" style:font-size-complex="11pt" fo:language="et" fo:country="EE"/>
    </style:style>
    <style:style style:name="P645" style:parent-style-name="Normal" style:family="paragraph">
      <style:text-properties fo:language="et" fo:country="EE"/>
    </style:style>
    <style:style style:name="P646" style:parent-style-name="Normal" style:family="paragraph">
      <style:text-properties fo:language="et" fo:country="EE"/>
    </style:style>
    <style:style style:name="P647" style:parent-style-name="Normal" style:family="paragraph">
      <style:text-properties fo:language="et" fo:country="EE"/>
    </style:style>
    <style:style style:name="P648" style:parent-style-name="Normal" style:family="paragraph">
      <style:paragraph-properties fo:background-color="#D6E3BC"/>
      <style:text-properties fo:font-size="10pt" style:font-size-asian="10pt" style:font-size-complex="10pt" fo:language="et" fo:country="EE"/>
    </style:style>
    <style:style style:name="P649" style:parent-style-name="Normal" style:family="paragraph">
      <style:paragraph-properties fo:background-color="#D6E3BC"/>
      <style:text-properties fo:font-size="10pt" style:font-size-asian="10pt" style:font-size-complex="10pt" fo:language="et" fo:country="EE"/>
    </style:style>
    <style:style style:name="P650" style:parent-style-name="Normal" style:family="paragraph">
      <style:paragraph-properties fo:background-color="#D6E3BC"/>
      <style:text-properties fo:font-size="10pt" style:font-size-asian="10pt" style:font-size-complex="10pt" fo:language="et" fo:country="EE"/>
    </style:style>
    <style:style style:name="P651" style:parent-style-name="Normal" style:family="paragraph">
      <style:paragraph-properties fo:background-color="#D6E3BC"/>
      <style:text-properties fo:font-size="10pt" style:font-size-asian="10pt" style:font-size-complex="10pt" fo:language="et" fo:country="EE"/>
    </style:style>
    <style:style style:name="P652" style:parent-style-name="Normal" style:family="paragraph">
      <style:paragraph-properties fo:background-color="#D6E3BC"/>
      <style:text-properties fo:font-size="10pt" style:font-size-asian="10pt" style:font-size-complex="10pt" fo:language="et" fo:country="EE"/>
    </style:style>
    <style:style style:name="P653" style:parent-style-name="Normal" style:family="paragraph">
      <style:paragraph-properties fo:background-color="#D6E3BC"/>
      <style:text-properties fo:font-size="10pt" style:font-size-asian="10pt" style:font-size-complex="10pt" fo:language="et" fo:country="EE"/>
    </style:style>
    <style:style style:name="P654" style:parent-style-name="Normal" style:family="paragraph">
      <style:paragraph-properties fo:background-color="#D6E3BC"/>
      <style:text-properties fo:font-size="10pt" style:font-size-asian="10pt" style:font-size-complex="10pt" fo:language="et" fo:country="EE"/>
    </style:style>
    <style:style style:name="P655" style:parent-style-name="Normal" style:family="paragraph">
      <style:paragraph-properties fo:background-color="#D6E3BC"/>
      <style:text-properties fo:font-size="10pt" style:font-size-asian="10pt" style:font-size-complex="10pt" fo:language="et" fo:country="EE"/>
    </style:style>
    <style:style style:name="P656" style:parent-style-name="Normal" style:family="paragraph">
      <style:paragraph-properties fo:background-color="#D6E3BC"/>
      <style:text-properties fo:font-size="10pt" style:font-size-asian="10pt" style:font-size-complex="10pt" fo:language="et" fo:country="EE"/>
    </style:style>
    <style:style style:name="P657" style:parent-style-name="Normal" style:family="paragraph">
      <style:paragraph-properties fo:background-color="#D6E3BC"/>
      <style:text-properties fo:font-size="10pt" style:font-size-asian="10pt" style:font-size-complex="10pt" fo:language="et" fo:country="EE"/>
    </style:style>
    <style:style style:name="P658" style:parent-style-name="Normal" style:family="paragraph">
      <style:paragraph-properties fo:background-color="#D6E3BC"/>
      <style:text-properties fo:font-size="10pt" style:font-size-asian="10pt" style:font-size-complex="10pt" fo:language="et" fo:country="EE"/>
    </style:style>
    <style:style style:name="P659" style:parent-style-name="Normal" style:family="paragraph">
      <style:paragraph-properties fo:background-color="#D6E3BC"/>
      <style:text-properties fo:font-size="10pt" style:font-size-asian="10pt" style:font-size-complex="10pt" fo:language="et" fo:country="EE"/>
    </style:style>
    <style:style style:name="P660" style:parent-style-name="Normal" style:family="paragraph">
      <style:paragraph-properties fo:background-color="#D6E3BC"/>
      <style:text-properties fo:font-size="10pt" style:font-size-asian="10pt" style:font-size-complex="10pt" fo:language="et" fo:country="EE"/>
    </style:style>
    <style:style style:name="P661" style:parent-style-name="Normal" style:family="paragraph">
      <style:paragraph-properties fo:background-color="#D6E3BC"/>
      <style:text-properties fo:font-size="10pt" style:font-size-asian="10pt" style:font-size-complex="10pt" fo:language="et" fo:country="EE"/>
    </style:style>
    <style:style style:name="P662" style:parent-style-name="Normal" style:family="paragraph">
      <style:paragraph-properties fo:background-color="#D6E3BC"/>
      <style:text-properties fo:font-size="10pt" style:font-size-asian="10pt" style:font-size-complex="10pt" fo:language="et" fo:country="EE"/>
    </style:style>
    <style:style style:name="P663" style:parent-style-name="Normal" style:family="paragraph">
      <style:paragraph-properties fo:background-color="#D6E3BC"/>
      <style:text-properties fo:font-size="10pt" style:font-size-asian="10pt" style:font-size-complex="10pt" fo:language="et" fo:country="EE"/>
    </style:style>
    <style:style style:name="P664" style:parent-style-name="Normal" style:family="paragraph">
      <style:paragraph-properties fo:background-color="#D6E3BC"/>
      <style:text-properties fo:font-size="10pt" style:font-size-asian="10pt" style:font-size-complex="10pt" fo:language="et" fo:country="EE"/>
    </style:style>
    <style:style style:name="P665" style:parent-style-name="Normal" style:family="paragraph">
      <style:paragraph-properties fo:background-color="#D6E3BC"/>
    </style:style>
    <style:style style:name="T666" style:parent-style-name="DefaultParagraphFont" style:family="text">
      <style:text-properties fo:font-size="10pt" style:font-size-asian="10pt" style:font-size-complex="10pt" fo:language="et" fo:country="EE"/>
    </style:style>
    <style:style style:name="P667" style:parent-style-name="Normal" style:family="paragraph">
      <style:text-properties fo:language="et" fo:country="EE"/>
    </style:style>
    <style:style style:name="P668" style:parent-style-name="Normal" style:family="paragraph">
      <style:text-properties fo:language="et" fo:country="EE"/>
    </style:style>
    <style:style style:name="P669" style:parent-style-name="Normal" style:family="paragraph">
      <style:text-properties fo:language="et" fo:country="EE"/>
    </style:style>
    <style:style style:name="P670" style:parent-style-name="Normal" style:family="paragraph">
      <style:paragraph-properties fo:background-color="#D6E3BC"/>
      <style:text-properties fo:font-size="10pt" style:font-size-asian="10pt" style:font-size-complex="10pt" fo:language="et" fo:country="EE"/>
    </style:style>
    <style:style style:name="P671" style:parent-style-name="Normal" style:family="paragraph">
      <style:paragraph-properties fo:background-color="#D6E3BC"/>
      <style:text-properties fo:font-size="10pt" style:font-size-asian="10pt" style:font-size-complex="10pt" fo:language="et" fo:country="EE"/>
    </style:style>
    <style:style style:name="P672" style:parent-style-name="Normal" style:family="paragraph">
      <style:paragraph-properties fo:background-color="#D6E3BC"/>
      <style:text-properties fo:font-size="10pt" style:font-size-asian="10pt" style:font-size-complex="10pt" fo:language="et" fo:country="EE"/>
    </style:style>
    <style:style style:name="P673" style:parent-style-name="Normal" style:family="paragraph">
      <style:paragraph-properties fo:background-color="#D6E3BC"/>
      <style:text-properties fo:font-size="10pt" style:font-size-asian="10pt" style:font-size-complex="10pt" fo:language="et" fo:country="EE"/>
    </style:style>
    <style:style style:name="P674" style:parent-style-name="Normal" style:family="paragraph">
      <style:paragraph-properties fo:background-color="#D6E3BC"/>
      <style:text-properties fo:font-size="10pt" style:font-size-asian="10pt" style:font-size-complex="10pt" fo:language="et" fo:country="EE"/>
    </style:style>
    <style:style style:name="P675" style:parent-style-name="Normal" style:family="paragraph">
      <style:paragraph-properties fo:background-color="#D6E3BC"/>
      <style:text-properties fo:font-size="10pt" style:font-size-asian="10pt" style:font-size-complex="10pt" fo:language="et" fo:country="EE"/>
    </style:style>
    <style:style style:name="P676" style:parent-style-name="Normal" style:family="paragraph">
      <style:paragraph-properties fo:background-color="#D6E3BC"/>
      <style:text-properties fo:font-size="10pt" style:font-size-asian="10pt" style:font-size-complex="10pt" fo:language="et" fo:country="EE"/>
    </style:style>
    <style:style style:name="P677" style:parent-style-name="Normal" style:family="paragraph">
      <style:paragraph-properties fo:background-color="#D6E3BC"/>
      <style:text-properties fo:font-size="10pt" style:font-size-asian="10pt" style:font-size-complex="10pt" fo:language="et" fo:country="EE"/>
    </style:style>
    <style:style style:name="P678" style:parent-style-name="Normal" style:family="paragraph">
      <style:paragraph-properties fo:background-color="#D6E3BC"/>
      <style:text-properties fo:font-size="10pt" style:font-size-asian="10pt" style:font-size-complex="10pt" fo:language="et" fo:country="EE"/>
    </style:style>
    <style:style style:name="P679" style:parent-style-name="Normal" style:family="paragraph">
      <style:paragraph-properties fo:background-color="#D6E3BC"/>
      <style:text-properties fo:font-size="10pt" style:font-size-asian="10pt" style:font-size-complex="10pt" fo:language="et" fo:country="EE"/>
    </style:style>
    <style:style style:name="P680" style:parent-style-name="Normal" style:family="paragraph">
      <style:paragraph-properties fo:background-color="#D6E3BC"/>
      <style:text-properties fo:font-size="10pt" style:font-size-asian="10pt" style:font-size-complex="10pt" fo:language="et" fo:country="EE"/>
    </style:style>
    <style:style style:name="P681" style:parent-style-name="Normal" style:family="paragraph">
      <style:paragraph-properties fo:background-color="#D6E3BC"/>
      <style:text-properties fo:font-size="10pt" style:font-size-asian="10pt" style:font-size-complex="10pt" fo:language="et" fo:country="EE"/>
    </style:style>
    <style:style style:name="P682" style:parent-style-name="Normal" style:family="paragraph">
      <style:paragraph-properties fo:background-color="#D6E3BC"/>
      <style:text-properties fo:font-size="10pt" style:font-size-asian="10pt" style:font-size-complex="10pt" fo:language="et" fo:country="EE"/>
    </style:style>
    <style:style style:name="P683" style:parent-style-name="Normal" style:family="paragraph">
      <style:paragraph-properties fo:background-color="#D6E3BC"/>
      <style:text-properties fo:font-size="10pt" style:font-size-asian="10pt" style:font-size-complex="10pt" fo:language="et" fo:country="EE"/>
    </style:style>
    <style:style style:name="P684" style:parent-style-name="Normal" style:family="paragraph">
      <style:paragraph-properties fo:background-color="#D6E3BC"/>
      <style:text-properties fo:font-size="10pt" style:font-size-asian="10pt" style:font-size-complex="10pt" fo:language="et" fo:country="EE"/>
    </style:style>
    <style:style style:name="P685" style:parent-style-name="Normal" style:family="paragraph">
      <style:paragraph-properties fo:background-color="#D6E3BC"/>
      <style:text-properties fo:font-size="10pt" style:font-size-asian="10pt" style:font-size-complex="10pt" fo:language="et" fo:country="EE"/>
    </style:style>
    <style:style style:name="P686" style:parent-style-name="Normal" style:family="paragraph">
      <style:paragraph-properties fo:background-color="#D6E3BC"/>
      <style:text-properties fo:font-size="10pt" style:font-size-asian="10pt" style:font-size-complex="10pt" fo:language="et" fo:country="EE"/>
    </style:style>
    <style:style style:name="P687" style:parent-style-name="Normal" style:family="paragraph">
      <style:paragraph-properties fo:background-color="#D6E3BC"/>
      <style:text-properties fo:font-size="10pt" style:font-size-asian="10pt" style:font-size-complex="10pt" fo:language="et" fo:country="EE"/>
    </style:style>
    <style:style style:name="P688" style:parent-style-name="Normal" style:family="paragraph">
      <style:paragraph-properties fo:background-color="#D6E3BC"/>
      <style:text-properties fo:font-size="10pt" style:font-size-asian="10pt" style:font-size-complex="10pt" fo:language="et" fo:country="EE"/>
    </style:style>
    <style:style style:name="P689" style:parent-style-name="Normal" style:family="paragraph">
      <style:paragraph-properties fo:background-color="#D6E3BC"/>
      <style:text-properties fo:font-size="10pt" style:font-size-asian="10pt" style:font-size-complex="10pt" fo:language="et" fo:country="EE"/>
    </style:style>
    <style:style style:name="P690" style:parent-style-name="Normal" style:family="paragraph">
      <style:paragraph-properties fo:background-color="#D6E3BC"/>
      <style:text-properties fo:font-size="10pt" style:font-size-asian="10pt" style:font-size-complex="10pt" fo:language="et" fo:country="EE"/>
    </style:style>
    <style:style style:name="P691" style:parent-style-name="Normal" style:family="paragraph">
      <style:paragraph-properties fo:background-color="#D6E3BC"/>
      <style:text-properties fo:font-size="10pt" style:font-size-asian="10pt" style:font-size-complex="10pt" fo:language="et" fo:country="EE"/>
    </style:style>
    <style:style style:name="P692" style:parent-style-name="Normal" style:family="paragraph">
      <style:paragraph-properties fo:background-color="#D6E3BC"/>
      <style:text-properties fo:font-size="10pt" style:font-size-asian="10pt" style:font-size-complex="10pt" fo:language="et" fo:country="EE"/>
    </style:style>
    <style:style style:name="P693" style:parent-style-name="Normal" style:family="paragraph">
      <style:paragraph-properties fo:background-color="#D6E3BC"/>
      <style:text-properties fo:font-size="10pt" style:font-size-asian="10pt" style:font-size-complex="10pt" fo:language="et" fo:country="EE"/>
    </style:style>
    <style:style style:name="P694" style:parent-style-name="Normal" style:family="paragraph">
      <style:paragraph-properties fo:background-color="#D6E3BC"/>
      <style:text-properties fo:font-size="10pt" style:font-size-asian="10pt" style:font-size-complex="10pt" fo:language="et" fo:country="EE"/>
    </style:style>
    <style:style style:name="P695" style:parent-style-name="Normal" style:family="paragraph">
      <style:text-properties fo:language="et" fo:country="EE"/>
    </style:style>
    <style:style style:name="P696" style:parent-style-name="Normal" style:family="paragraph">
      <style:text-properties fo:language="et" fo:country="EE"/>
    </style:style>
    <style:style style:name="P697" style:parent-style-name="Normal" style:family="paragraph">
      <style:text-properties fo:language="et" fo:country="EE"/>
    </style:style>
    <style:style style:name="P698" style:parent-style-name="Normal" style:family="paragraph">
      <style:paragraph-properties fo:background-color="#D6E3BC"/>
      <style:text-properties fo:font-size="10pt" style:font-size-asian="10pt" style:font-size-complex="10pt"/>
    </style:style>
    <style:style style:name="P699" style:parent-style-name="Normal" style:family="paragraph">
      <style:paragraph-properties fo:background-color="#D6E3BC"/>
      <style:text-properties fo:font-size="10pt" style:font-size-asian="10pt" style:font-size-complex="10pt"/>
    </style:style>
    <style:style style:name="P700" style:parent-style-name="Normal" style:family="paragraph">
      <style:paragraph-properties fo:background-color="#D6E3BC"/>
      <style:text-properties fo:font-size="10pt" style:font-size-asian="10pt" style:font-size-complex="10pt"/>
    </style:style>
    <style:style style:name="P701" style:parent-style-name="Normal" style:family="paragraph">
      <style:paragraph-properties fo:background-color="#D6E3BC"/>
      <style:text-properties fo:font-size="10pt" style:font-size-asian="10pt" style:font-size-complex="10pt"/>
    </style:style>
    <style:style style:name="P702" style:parent-style-name="Normal" style:family="paragraph">
      <style:paragraph-properties fo:background-color="#D6E3BC"/>
      <style:text-properties fo:font-size="10pt" style:font-size-asian="10pt" style:font-size-complex="10pt"/>
    </style:style>
    <style:style style:name="P703" style:parent-style-name="Normal" style:family="paragraph">
      <style:paragraph-properties fo:background-color="#D6E3BC"/>
      <style:text-properties fo:font-size="10pt" style:font-size-asian="10pt" style:font-size-complex="10pt"/>
    </style:style>
    <style:style style:name="P704" style:parent-style-name="Normal" style:family="paragraph">
      <style:paragraph-properties fo:background-color="#D6E3BC"/>
      <style:text-properties fo:font-size="10pt" style:font-size-asian="10pt" style:font-size-complex="10pt"/>
    </style:style>
    <style:style style:name="P705" style:parent-style-name="Normal" style:family="paragraph">
      <style:paragraph-properties fo:background-color="#D6E3BC"/>
      <style:text-properties fo:font-size="10pt" style:font-size-asian="10pt" style:font-size-complex="10pt"/>
    </style:style>
    <style:style style:name="P706" style:parent-style-name="Normal" style:family="paragraph">
      <style:paragraph-properties fo:background-color="#D6E3BC"/>
      <style:text-properties fo:font-size="10pt" style:font-size-asian="10pt" style:font-size-complex="10pt"/>
    </style:style>
    <style:style style:name="P707" style:parent-style-name="Normal" style:family="paragraph">
      <style:paragraph-properties fo:background-color="#D6E3BC"/>
      <style:text-properties fo:font-size="10pt" style:font-size-asian="10pt" style:font-size-complex="10pt"/>
    </style:style>
    <style:style style:name="P708" style:parent-style-name="Normal" style:family="paragraph">
      <style:paragraph-properties fo:background-color="#D6E3BC"/>
      <style:text-properties fo:font-size="10pt" style:font-size-asian="10pt" style:font-size-complex="10pt"/>
    </style:style>
    <style:style style:name="P709" style:parent-style-name="Normal" style:family="paragraph">
      <style:paragraph-properties fo:background-color="#D6E3BC"/>
      <style:text-properties fo:font-size="10pt" style:font-size-asian="10pt" style:font-size-complex="10pt"/>
    </style:style>
    <style:style style:name="P710" style:parent-style-name="Normal" style:family="paragraph">
      <style:paragraph-properties fo:background-color="#D6E3BC"/>
      <style:text-properties fo:font-size="10pt" style:font-size-asian="10pt" style:font-size-complex="10pt"/>
    </style:style>
    <style:style style:name="P711" style:parent-style-name="Normal" style:family="paragraph">
      <style:paragraph-properties fo:background-color="#D6E3BC"/>
      <style:text-properties fo:font-size="10pt" style:font-size-asian="10pt" style:font-size-complex="10pt"/>
    </style:style>
    <style:style style:name="P712" style:parent-style-name="Normal" style:family="paragraph">
      <style:text-properties fo:language="et" fo:country="EE"/>
    </style:style>
    <style:style style:name="P713" style:parent-style-name="Heading1" style:family="paragraph">
      <style:text-properties fo:language="et" fo:country="EE"/>
    </style:style>
    <style:style style:name="P714" style:parent-style-name="Normal" style:family="paragraph">
      <style:paragraph-properties fo:text-align="justify"/>
    </style:style>
    <style:style style:name="T715" style:parent-style-name="DefaultParagraphFont" style:family="text">
      <style:text-properties fo:language="et" fo:country="EE"/>
    </style:style>
    <style:style style:name="T716" style:parent-style-name="DefaultParagraphFont" style:family="text">
      <style:text-properties fo:language="et" fo:country="EE"/>
    </style:style>
    <style:style style:name="T717" style:parent-style-name="DefaultParagraphFont" style:family="text">
      <style:text-properties fo:language="et" fo:country="EE"/>
    </style:style>
    <style:style style:name="T718" style:parent-style-name="DefaultParagraphFont" style:family="text">
      <style:text-properties fo:language="et" fo:country="EE"/>
    </style:style>
    <style:style style:name="T719" style:parent-style-name="DefaultParagraphFont" style:family="text">
      <style:text-properties fo:language="et" fo:country="EE"/>
    </style:style>
    <style:style style:name="T720" style:parent-style-name="DefaultParagraphFont" style:family="text">
      <style:text-properties fo:language="et" fo:country="EE"/>
    </style:style>
    <style:style style:name="P721" style:parent-style-name="Normal" style:family="paragraph">
      <style:text-properties fo:language="et" fo:country="EE"/>
    </style:style>
    <style:style style:name="P722" style:parent-style-name="Normal" style:family="paragraph">
      <style:text-properties fo:language="et" fo:country="EE"/>
    </style:style>
    <style:style style:name="TableColumn724" style:family="table-column">
      <style:table-column-properties style:column-width="2.0569in" style:use-optimal-column-width="false"/>
    </style:style>
    <style:style style:name="TableColumn725" style:family="table-column">
      <style:table-column-properties style:column-width="2.1326in" style:use-optimal-column-width="false"/>
    </style:style>
    <style:style style:name="TableColumn726" style:family="table-column">
      <style:table-column-properties style:column-width="2.1326in" style:use-optimal-column-width="false"/>
    </style:style>
    <style:style style:name="Table723" style:family="table">
      <style:table-properties style:width="6.3222in" fo:margin-left="0.075in" table:align="left"/>
    </style:style>
    <style:style style:name="TableRow727" style:family="table-row">
      <style:table-row-properties style:use-optimal-row-height="false"/>
    </style:style>
    <style:style style:name="TableCell728" style:family="table-cell">
      <style:table-cell-properties fo:border="0.0069in solid #000000" fo:padding-top="0in" fo:padding-left="0.075in" fo:padding-bottom="0in" fo:padding-right="0.075in"/>
    </style:style>
    <style:style style:name="T729" style:parent-style-name="DefaultParagraphFont" style:family="text">
      <style:text-properties fo:font-weight="bold" style:font-weight-asian="bold" fo:font-size="11pt" style:font-size-asian="11pt" style:font-size-complex="11pt" fo:language="et" fo:country="EE"/>
    </style:style>
    <style:style style:name="TableCell730" style:family="table-cell">
      <style:table-cell-properties fo:border="0.0069in solid #000000" fo:padding-top="0in" fo:padding-left="0.075in" fo:padding-bottom="0in" fo:padding-right="0.075in"/>
    </style:style>
    <style:style style:name="T731" style:parent-style-name="DefaultParagraphFont" style:family="text">
      <style:text-properties fo:font-weight="bold" style:font-weight-asian="bold" fo:font-size="11pt" style:font-size-asian="11pt" style:font-size-complex="11pt" fo:language="et" fo:country="EE"/>
    </style:style>
    <style:style style:name="TableCell732" style:family="table-cell">
      <style:table-cell-properties fo:border="0.0069in solid #000000" fo:padding-top="0in" fo:padding-left="0.075in" fo:padding-bottom="0in" fo:padding-right="0.075in"/>
    </style:style>
    <style:style style:name="T733" style:parent-style-name="DefaultParagraphFont" style:family="text">
      <style:text-properties fo:font-weight="bold" style:font-weight-asian="bold" fo:font-size="11pt" style:font-size-asian="11pt" style:font-size-complex="11pt" fo:language="et" fo:country="EE"/>
    </style:style>
    <style:style style:name="TableRow734" style:family="table-row">
      <style:table-row-properties style:use-optimal-row-height="false"/>
    </style:style>
    <style:style style:name="TableCell735" style:family="table-cell">
      <style:table-cell-properties fo:border="0.0069in solid #000000" fo:padding-top="0in" fo:padding-left="0.075in" fo:padding-bottom="0in" fo:padding-right="0.075in"/>
    </style:style>
    <style:style style:name="T736" style:parent-style-name="DefaultParagraphFont" style:family="text">
      <style:text-properties fo:font-size="11pt" style:font-size-asian="11pt" style:font-size-complex="11pt" fo:language="et" fo:country="EE"/>
    </style:style>
    <style:style style:name="TableCell737" style:family="table-cell">
      <style:table-cell-properties fo:border="0.0069in solid #000000" fo:padding-top="0in" fo:padding-left="0.075in" fo:padding-bottom="0in" fo:padding-right="0.075in"/>
    </style:style>
    <style:style style:name="T738" style:parent-style-name="DefaultParagraphFont" style:family="text">
      <style:text-properties fo:font-size="11pt" style:font-size-asian="11pt" style:font-size-complex="11pt" fo:language="et" fo:country="EE"/>
    </style:style>
    <style:style style:name="TableCell739" style:family="table-cell">
      <style:table-cell-properties fo:border="0.0069in solid #000000" fo:padding-top="0in" fo:padding-left="0.075in" fo:padding-bottom="0in" fo:padding-right="0.075in"/>
    </style:style>
    <style:style style:name="T740" style:parent-style-name="DefaultParagraphFont" style:family="text">
      <style:text-properties fo:font-size="11pt" style:font-size-asian="11pt" style:font-size-complex="11pt" fo:language="et" fo:country="EE"/>
    </style:style>
    <style:style style:name="P741" style:parent-style-name="Normal" style:family="paragraph">
      <style:text-properties fo:language="et" fo:country="EE"/>
    </style:style>
    <style:style style:name="P742" style:parent-style-name="Normal" style:family="paragraph">
      <style:text-properties fo:language="et" fo:country="EE"/>
    </style:style>
    <style:style style:name="P743" style:parent-style-name="Normal" style:family="paragraph">
      <style:text-properties fo:language="et" fo:country="EE"/>
    </style:style>
    <style:style style:name="P744" style:parent-style-name="Normal" style:family="paragraph">
      <style:paragraph-properties fo:background-color="#D6E3BC"/>
      <style:text-properties fo:font-size="10pt" style:font-size-asian="10pt" style:font-size-complex="10pt" fo:language="et" fo:country="EE"/>
    </style:style>
    <style:style style:name="P745" style:parent-style-name="Normal" style:family="paragraph">
      <style:paragraph-properties fo:background-color="#D6E3BC"/>
      <style:text-properties fo:font-size="10pt" style:font-size-asian="10pt" style:font-size-complex="10pt" fo:language="et" fo:country="EE"/>
    </style:style>
    <style:style style:name="P746" style:parent-style-name="Normal" style:family="paragraph">
      <style:paragraph-properties fo:background-color="#D6E3BC"/>
      <style:text-properties fo:font-size="10pt" style:font-size-asian="10pt" style:font-size-complex="10pt" fo:language="et" fo:country="EE"/>
    </style:style>
    <style:style style:name="P747" style:parent-style-name="Normal" style:family="paragraph">
      <style:paragraph-properties fo:background-color="#D6E3BC"/>
      <style:text-properties fo:font-size="10pt" style:font-size-asian="10pt" style:font-size-complex="10pt" fo:language="et" fo:country="EE"/>
    </style:style>
    <style:style style:name="P748" style:parent-style-name="Normal" style:family="paragraph">
      <style:paragraph-properties fo:background-color="#D6E3BC"/>
      <style:text-properties fo:font-size="10pt" style:font-size-asian="10pt" style:font-size-complex="10pt" fo:language="et" fo:country="EE"/>
    </style:style>
    <style:style style:name="P749" style:parent-style-name="Normal" style:family="paragraph">
      <style:paragraph-properties fo:background-color="#D6E3BC"/>
      <style:text-properties fo:font-size="10pt" style:font-size-asian="10pt" style:font-size-complex="10pt" fo:language="et" fo:country="EE"/>
    </style:style>
    <style:style style:name="P750" style:parent-style-name="Normal" style:family="paragraph">
      <style:paragraph-properties fo:background-color="#D6E3BC"/>
      <style:text-properties fo:font-size="10pt" style:font-size-asian="10pt" style:font-size-complex="10pt" fo:language="et" fo:country="EE"/>
    </style:style>
    <style:style style:name="P751" style:parent-style-name="Normal" style:family="paragraph">
      <style:paragraph-properties fo:background-color="#D6E3BC"/>
      <style:text-properties fo:font-size="10pt" style:font-size-asian="10pt" style:font-size-complex="10pt" fo:language="et" fo:country="EE"/>
    </style:style>
    <style:style style:name="P752" style:parent-style-name="Normal" style:family="paragraph">
      <style:paragraph-properties fo:background-color="#D6E3BC"/>
      <style:text-properties fo:font-size="10pt" style:font-size-asian="10pt" style:font-size-complex="10pt" fo:language="et" fo:country="EE"/>
    </style:style>
    <style:style style:name="P753" style:parent-style-name="Normal" style:family="paragraph">
      <style:paragraph-properties fo:background-color="#D6E3BC"/>
      <style:text-properties fo:font-size="10pt" style:font-size-asian="10pt" style:font-size-complex="10pt" fo:language="et" fo:country="EE"/>
    </style:style>
    <style:style style:name="P754" style:parent-style-name="Normal" style:family="paragraph">
      <style:paragraph-properties fo:background-color="#D6E3BC"/>
      <style:text-properties fo:font-size="10pt" style:font-size-asian="10pt" style:font-size-complex="10pt" fo:language="et" fo:country="EE"/>
    </style:style>
    <style:style style:name="P755" style:parent-style-name="Normal" style:family="paragraph">
      <style:paragraph-properties fo:background-color="#D6E3BC"/>
      <style:text-properties fo:font-size="10pt" style:font-size-asian="10pt" style:font-size-complex="10pt" fo:language="et" fo:country="EE"/>
    </style:style>
    <style:style style:name="P756" style:parent-style-name="Normal" style:family="paragraph">
      <style:paragraph-properties fo:background-color="#D6E3BC"/>
      <style:text-properties fo:font-size="10pt" style:font-size-asian="10pt" style:font-size-complex="10pt" fo:language="et" fo:country="EE"/>
    </style:style>
    <style:style style:name="P757" style:parent-style-name="Normal" style:family="paragraph">
      <style:paragraph-properties fo:background-color="#D6E3BC"/>
      <style:text-properties fo:font-size="10pt" style:font-size-asian="10pt" style:font-size-complex="10pt" fo:language="et" fo:country="EE"/>
    </style:style>
    <style:style style:name="P758" style:parent-style-name="Normal" style:family="paragraph">
      <style:paragraph-properties fo:background-color="#D6E3BC"/>
      <style:text-properties fo:font-size="10pt" style:font-size-asian="10pt" style:font-size-complex="10pt" fo:language="et" fo:country="EE"/>
    </style:style>
    <style:style style:name="P759" style:parent-style-name="Normal" style:family="paragraph">
      <style:paragraph-properties fo:background-color="#D6E3BC"/>
      <style:text-properties fo:font-size="10pt" style:font-size-asian="10pt" style:font-size-complex="10pt" fo:language="et" fo:country="EE"/>
    </style:style>
    <style:style style:name="P760" style:parent-style-name="Normal" style:family="paragraph">
      <style:paragraph-properties fo:background-color="#D6E3BC"/>
      <style:text-properties fo:font-size="10pt" style:font-size-asian="10pt" style:font-size-complex="10pt" fo:language="et" fo:country="EE"/>
    </style:style>
    <style:style style:name="P761" style:parent-style-name="Normal" style:family="paragraph">
      <style:text-properties fo:font-size="10pt" style:font-size-asian="10pt" style:font-size-complex="10pt" fo:language="et" fo:country="EE"/>
    </style:style>
    <style:style style:name="P762" style:parent-style-name="Normal" style:family="paragraph">
      <style:text-properties fo:language="et" fo:country="EE"/>
    </style:style>
    <style:style style:name="P763" style:parent-style-name="Normal" style:family="paragraph">
      <style:text-properties fo:language="et" fo:country="EE"/>
    </style:style>
    <style:style style:name="P764" style:parent-style-name="Normal" style:family="paragraph">
      <style:paragraph-properties style:text-autospace="none" fo:background-color="#D6E3BC"/>
    </style:style>
    <style:style style:name="T765" style:parent-style-name="DefaultParagraphFont" style:family="text">
      <style:text-properties style:font-name-complex="Courier New" fo:font-size="10pt" style:font-size-asian="10pt" style:font-size-complex="10pt" fo:language="et" fo:country="EE" style:language-complex="ar" style:country-complex="SA"/>
    </style:style>
    <style:style style:name="T766" style:parent-style-name="DefaultParagraphFont" style:family="text">
      <style:text-properties style:font-name-complex="Courier New" fo:font-style="italic" style:font-style-asian="italic" style:font-style-complex="italic" fo:font-size="10pt" style:font-size-asian="10pt" style:font-size-complex="10pt" fo:language="et" fo:country="EE" style:language-complex="ar" style:country-complex="SA"/>
    </style:style>
    <style:style style:name="T767" style:parent-style-name="DefaultParagraphFont" style:family="text">
      <style:text-properties style:font-name-complex="Courier New" fo:font-size="10pt" style:font-size-asian="10pt" style:font-size-complex="10pt" fo:language="et" fo:country="EE" style:language-complex="ar" style:country-complex="SA"/>
    </style:style>
    <style:style style:name="T768" style:parent-style-name="DefaultParagraphFont" style:family="text">
      <style:text-properties style:font-name-complex="Courier New" fo:font-style="italic" style:font-style-asian="italic" style:font-style-complex="italic" fo:font-size="10pt" style:font-size-asian="10pt" style:font-size-complex="10pt" fo:language="et" fo:country="EE" style:language-complex="ar" style:country-complex="SA"/>
    </style:style>
    <style:style style:name="T769" style:parent-style-name="DefaultParagraphFont" style:family="text">
      <style:text-properties style:font-name-complex="Courier New" fo:font-size="10pt" style:font-size-asian="10pt" style:font-size-complex="10pt" fo:language="et" fo:country="EE" style:language-complex="ar" style:country-complex="SA"/>
    </style:style>
    <style:style style:name="P770" style:parent-style-name="Normal" style:family="paragraph">
      <style:paragraph-properties style:text-autospace="none" fo:background-color="#D6E3BC"/>
      <style:text-properties style:font-name-complex="Courier New" fo:font-size="10pt" style:font-size-asian="10pt" style:font-size-complex="10pt" fo:language="et" fo:country="EE" style:language-complex="ar" style:country-complex="SA"/>
    </style:style>
    <style:style style:name="P771" style:parent-style-name="Normal" style:family="paragraph">
      <style:paragraph-properties style:text-autospace="none" fo:background-color="#D6E3BC"/>
      <style:text-properties style:font-name-complex="Courier New" fo:font-size="10pt" style:font-size-asian="10pt" style:font-size-complex="10pt" fo:language="et" fo:country="EE" style:language-complex="ar" style:country-complex="SA"/>
    </style:style>
    <style:style style:name="P772" style:parent-style-name="Normal" style:family="paragraph">
      <style:paragraph-properties style:text-autospace="none" fo:background-color="#D6E3BC"/>
      <style:text-properties style:font-name-complex="Courier New" fo:font-size="10pt" style:font-size-asian="10pt" style:font-size-complex="10pt" fo:language="et" fo:country="EE" style:language-complex="ar" style:country-complex="SA"/>
    </style:style>
    <style:style style:name="P773" style:parent-style-name="Normal" style:family="paragraph">
      <style:paragraph-properties style:text-autospace="none" fo:background-color="#D6E3BC"/>
      <style:text-properties style:font-name-complex="Courier New" fo:font-size="10pt" style:font-size-asian="10pt" style:font-size-complex="10pt" fo:language="et" fo:country="EE" style:language-complex="ar" style:country-complex="SA"/>
    </style:style>
    <style:style style:name="P774" style:parent-style-name="Normal" style:family="paragraph">
      <style:paragraph-properties style:text-autospace="none" fo:background-color="#D6E3BC"/>
      <style:text-properties style:font-name-complex="Courier New" fo:font-size="10pt" style:font-size-asian="10pt" style:font-size-complex="10pt" fo:language="et" fo:country="EE" style:language-complex="ar" style:country-complex="SA"/>
    </style:style>
    <style:style style:name="P775" style:parent-style-name="Normal" style:family="paragraph">
      <style:paragraph-properties style:text-autospace="none" fo:background-color="#D6E3BC"/>
      <style:text-properties style:font-name-complex="Courier New" fo:font-size="10pt" style:font-size-asian="10pt" style:font-size-complex="10pt" fo:language="et" fo:country="EE" style:language-complex="ar" style:country-complex="SA"/>
    </style:style>
    <style:style style:name="P776" style:parent-style-name="Normal" style:family="paragraph">
      <style:paragraph-properties style:text-autospace="none" fo:background-color="#D6E3BC"/>
      <style:text-properties style:font-name-complex="Courier New" fo:font-size="10pt" style:font-size-asian="10pt" style:font-size-complex="10pt" fo:language="et" fo:country="EE" style:language-complex="ar" style:country-complex="SA"/>
    </style:style>
    <style:style style:name="P777" style:parent-style-name="Normal" style:family="paragraph">
      <style:paragraph-properties style:text-autospace="none" fo:background-color="#D6E3BC"/>
      <style:text-properties style:font-name-complex="Courier New" fo:font-size="10pt" style:font-size-asian="10pt" style:font-size-complex="10pt" fo:language="et" fo:country="EE" style:language-complex="ar" style:country-complex="SA"/>
    </style:style>
    <style:style style:name="P778" style:parent-style-name="Normal" style:family="paragraph">
      <style:paragraph-properties style:text-autospace="none" fo:background-color="#D6E3BC"/>
      <style:text-properties style:font-name-complex="Courier New" fo:font-size="10pt" style:font-size-asian="10pt" style:font-size-complex="10pt" fo:language="et" fo:country="EE" style:language-complex="ar" style:country-complex="SA"/>
    </style:style>
    <style:style style:name="P779" style:parent-style-name="Normal" style:family="paragraph">
      <style:text-properties fo:language="et" fo:country="EE"/>
    </style:style>
    <style:style style:name="P780" style:parent-style-name="Normal" style:family="paragraph">
      <style:text-properties fo:language="et" fo:country="EE"/>
    </style:style>
    <style:style style:name="P781" style:parent-style-name="Normal" style:family="paragraph">
      <style:text-properties fo:language="et" fo:country="EE"/>
    </style:style>
    <style:style style:name="P782" style:parent-style-name="Normal" style:family="paragraph">
      <style:text-properties fo:language="et" fo:country="EE"/>
    </style:style>
    <style:style style:name="P783" style:parent-style-name="Normal" style:family="paragraph">
      <style:paragraph-properties fo:background-color="#D6E3BC"/>
      <style:text-properties fo:font-size="10pt" style:font-size-asian="10pt" style:font-size-complex="10pt" fo:language="et" fo:country="EE"/>
    </style:style>
    <style:style style:name="P784" style:parent-style-name="Normal" style:family="paragraph">
      <style:paragraph-properties fo:background-color="#D6E3BC"/>
      <style:text-properties fo:font-size="10pt" style:font-size-asian="10pt" style:font-size-complex="10pt" fo:language="et" fo:country="EE"/>
    </style:style>
    <style:style style:name="P785" style:parent-style-name="Normal" style:family="paragraph">
      <style:paragraph-properties fo:background-color="#D6E3BC"/>
      <style:text-properties fo:font-size="10pt" style:font-size-asian="10pt" style:font-size-complex="10pt" fo:language="et" fo:country="EE"/>
    </style:style>
    <style:style style:name="P786" style:parent-style-name="Normal" style:family="paragraph">
      <style:paragraph-properties fo:background-color="#D6E3BC"/>
      <style:text-properties fo:font-size="10pt" style:font-size-asian="10pt" style:font-size-complex="10pt" fo:language="et" fo:country="EE"/>
    </style:style>
    <style:style style:name="P787" style:parent-style-name="Normal" style:family="paragraph">
      <style:paragraph-properties fo:background-color="#D6E3BC"/>
      <style:text-properties fo:font-size="10pt" style:font-size-asian="10pt" style:font-size-complex="10pt" fo:language="et" fo:country="EE"/>
    </style:style>
    <style:style style:name="P788" style:parent-style-name="Normal" style:family="paragraph">
      <style:paragraph-properties fo:background-color="#D6E3BC"/>
      <style:text-properties fo:font-size="10pt" style:font-size-asian="10pt" style:font-size-complex="10pt" fo:language="et" fo:country="EE"/>
    </style:style>
    <style:style style:name="P789" style:parent-style-name="Normal" style:family="paragraph">
      <style:paragraph-properties fo:background-color="#D6E3BC"/>
      <style:text-properties fo:font-size="10pt" style:font-size-asian="10pt" style:font-size-complex="10pt" fo:language="et" fo:country="EE"/>
    </style:style>
    <style:style style:name="P790" style:parent-style-name="Normal" style:family="paragraph">
      <style:paragraph-properties fo:background-color="#D6E3BC"/>
      <style:text-properties fo:font-size="10pt" style:font-size-asian="10pt" style:font-size-complex="10pt" fo:language="et" fo:country="EE"/>
    </style:style>
    <style:style style:name="P791" style:parent-style-name="Normal" style:family="paragraph">
      <style:paragraph-properties fo:background-color="#D6E3BC"/>
      <style:text-properties fo:font-size="10pt" style:font-size-asian="10pt" style:font-size-complex="10pt" fo:language="et" fo:country="EE"/>
    </style:style>
    <style:style style:name="P792" style:parent-style-name="Normal" style:family="paragraph">
      <style:paragraph-properties fo:background-color="#D6E3BC"/>
      <style:text-properties fo:font-size="10pt" style:font-size-asian="10pt" style:font-size-complex="10pt" fo:language="et" fo:country="EE"/>
    </style:style>
    <style:style style:name="P793" style:parent-style-name="Normal" style:family="paragraph">
      <style:paragraph-properties fo:background-color="#D6E3BC"/>
      <style:text-properties fo:font-size="10pt" style:font-size-asian="10pt" style:font-size-complex="10pt" fo:language="et" fo:country="EE"/>
    </style:style>
    <style:style style:name="P794" style:parent-style-name="Normal" style:family="paragraph">
      <style:paragraph-properties fo:background-color="#D6E3BC"/>
      <style:text-properties fo:font-size="10pt" style:font-size-asian="10pt" style:font-size-complex="10pt" fo:language="et" fo:country="EE"/>
    </style:style>
    <style:style style:name="P795" style:parent-style-name="Normal" style:family="paragraph">
      <style:paragraph-properties fo:background-color="#D6E3BC"/>
      <style:text-properties fo:font-size="10pt" style:font-size-asian="10pt" style:font-size-complex="10pt" fo:language="et" fo:country="EE"/>
    </style:style>
    <style:style style:name="P796" style:parent-style-name="Normal" style:family="paragraph">
      <style:paragraph-properties fo:background-color="#D6E3BC"/>
      <style:text-properties fo:font-size="10pt" style:font-size-asian="10pt" style:font-size-complex="10pt" fo:language="et" fo:country="EE"/>
    </style:style>
    <style:style style:name="P797" style:parent-style-name="Normal" style:family="paragraph">
      <style:paragraph-properties fo:background-color="#D6E3BC"/>
      <style:text-properties fo:font-size="10pt" style:font-size-asian="10pt" style:font-size-complex="10pt" fo:language="et" fo:country="EE"/>
    </style:style>
    <style:style style:name="P798" style:parent-style-name="Normal" style:family="paragraph">
      <style:paragraph-properties fo:background-color="#D6E3BC"/>
      <style:text-properties fo:font-size="10pt" style:font-size-asian="10pt" style:font-size-complex="10pt" fo:language="et" fo:country="EE"/>
    </style:style>
    <style:style style:name="P799" style:parent-style-name="Normal" style:family="paragraph">
      <style:paragraph-properties fo:background-color="#D6E3BC"/>
      <style:text-properties fo:font-size="10pt" style:font-size-asian="10pt" style:font-size-complex="10pt" fo:language="et" fo:country="EE"/>
    </style:style>
    <style:style style:name="P800" style:parent-style-name="Normal" style:family="paragraph">
      <style:paragraph-properties fo:background-color="#D6E3BC"/>
      <style:text-properties fo:font-size="10pt" style:font-size-asian="10pt" style:font-size-complex="10pt" fo:language="et" fo:country="EE"/>
    </style:style>
    <style:style style:name="P801" style:parent-style-name="Normal" style:family="paragraph">
      <style:paragraph-properties fo:background-color="#D6E3BC"/>
      <style:text-properties fo:font-size="10pt" style:font-size-asian="10pt" style:font-size-complex="10pt" fo:language="et" fo:country="EE"/>
    </style:style>
    <style:style style:name="P802" style:parent-style-name="Normal" style:family="paragraph">
      <style:paragraph-properties fo:background-color="#D6E3BC"/>
      <style:text-properties fo:font-size="10pt" style:font-size-asian="10pt" style:font-size-complex="10pt" fo:language="et" fo:country="EE"/>
    </style:style>
    <style:style style:name="P803" style:parent-style-name="Normal" style:family="paragraph">
      <style:text-properties fo:language="et" fo:country="EE"/>
    </style:style>
    <style:style style:name="P804" style:parent-style-name="Normal" style:family="paragraph">
      <style:text-properties fo:language="et" fo:country="EE"/>
    </style:style>
    <style:style style:name="P805" style:parent-style-name="Normal" style:family="paragraph">
      <style:text-properties fo:language="et" fo:country="EE"/>
    </style:style>
    <style:style style:name="P806"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07"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08"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09"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10"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11"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12"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13"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14"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15"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16"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17"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18"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19"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20"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21"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22"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23"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24"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25"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26"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27"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28"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29"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30"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31"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32"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33"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34"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35"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36"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37"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38"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39"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40"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41"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42"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43"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44"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45"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46"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47"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48"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49"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50"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51"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52"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53" style:parent-style-name="Normal" style:family="paragraph">
      <style:paragraph-properties style:text-autospace="none" fo:background-color="#D6E3BC"/>
      <style:text-properties style:font-name-complex="System" style:font-weight-complex="bold" fo:font-size="10pt" style:font-size-asian="10pt" style:font-size-complex="10pt" fo:language="et" fo:country="EE" style:language-complex="ar" style:country-complex="SA"/>
    </style:style>
    <style:style style:name="P854" style:parent-style-name="Heading1" style:family="paragraph">
      <style:text-properties fo:language="et" fo:country="EE"/>
    </style:style>
    <style:style style:name="P855" style:parent-style-name="Normal" style:family="paragraph">
      <style:paragraph-properties fo:text-align="justify"/>
    </style:style>
    <style:style style:name="T856" style:parent-style-name="DefaultParagraphFont" style:family="text">
      <style:text-properties fo:language="et" fo:country="EE"/>
    </style:style>
    <style:style style:name="T857" style:parent-style-name="DefaultParagraphFont" style:family="text">
      <style:text-properties fo:language="et" fo:country="EE"/>
    </style:style>
    <style:style style:name="T858" style:parent-style-name="DefaultParagraphFont" style:family="text">
      <style:text-properties fo:language="et" fo:country="EE"/>
    </style:style>
    <style:style style:name="T859" style:parent-style-name="DefaultParagraphFont" style:family="text">
      <style:text-properties fo:language="et" fo:country="EE"/>
    </style:style>
    <style:style style:name="T860" style:parent-style-name="DefaultParagraphFont" style:family="text">
      <style:text-properties fo:language="et" fo:country="EE"/>
    </style:style>
    <style:style style:name="T861" style:parent-style-name="DefaultParagraphFont" style:family="text">
      <style:text-properties fo:language="et" fo:country="EE"/>
    </style:style>
    <style:style style:name="T862" style:parent-style-name="DefaultParagraphFont" style:family="text">
      <style:text-properties fo:language="et" fo:country="EE"/>
    </style:style>
    <style:style style:name="T863" style:parent-style-name="DefaultParagraphFont" style:family="text">
      <style:text-properties fo:language="et" fo:country="EE"/>
    </style:style>
    <style:style style:name="P864" style:parent-style-name="Normal" style:family="paragraph">
      <style:text-properties fo:language="et" fo:country="EE"/>
    </style:style>
    <style:style style:name="P865" style:parent-style-name="Normal" style:family="paragraph">
      <style:text-properties fo:language="et" fo:country="EE"/>
    </style:style>
    <style:style style:name="TableColumn867" style:family="table-column">
      <style:table-column-properties style:column-width="2.0569in" style:use-optimal-column-width="false"/>
    </style:style>
    <style:style style:name="TableColumn868" style:family="table-column">
      <style:table-column-properties style:column-width="2.1326in" style:use-optimal-column-width="false"/>
    </style:style>
    <style:style style:name="TableColumn869" style:family="table-column">
      <style:table-column-properties style:column-width="2.1326in" style:use-optimal-column-width="false"/>
    </style:style>
    <style:style style:name="Table866" style:family="table">
      <style:table-properties style:width="6.3222in" fo:margin-left="0.075in" table:align="left"/>
    </style:style>
    <style:style style:name="TableRow870" style:family="table-row">
      <style:table-row-properties style:use-optimal-row-height="false"/>
    </style:style>
    <style:style style:name="TableCell871" style:family="table-cell">
      <style:table-cell-properties fo:border="0.0069in solid #000000" fo:padding-top="0in" fo:padding-left="0.075in" fo:padding-bottom="0in" fo:padding-right="0.075in"/>
    </style:style>
    <style:style style:name="T872" style:parent-style-name="DefaultParagraphFont" style:family="text">
      <style:text-properties fo:font-weight="bold" style:font-weight-asian="bold" fo:font-size="11pt" style:font-size-asian="11pt" style:font-size-complex="11pt" fo:language="et" fo:country="EE"/>
    </style:style>
    <style:style style:name="TableCell873" style:family="table-cell">
      <style:table-cell-properties fo:border="0.0069in solid #000000" fo:padding-top="0in" fo:padding-left="0.075in" fo:padding-bottom="0in" fo:padding-right="0.075in"/>
    </style:style>
    <style:style style:name="T874" style:parent-style-name="DefaultParagraphFont" style:family="text">
      <style:text-properties fo:font-weight="bold" style:font-weight-asian="bold" fo:font-size="11pt" style:font-size-asian="11pt" style:font-size-complex="11pt" fo:language="et" fo:country="EE"/>
    </style:style>
    <style:style style:name="TableCell875" style:family="table-cell">
      <style:table-cell-properties fo:border="0.0069in solid #000000" fo:padding-top="0in" fo:padding-left="0.075in" fo:padding-bottom="0in" fo:padding-right="0.075in"/>
    </style:style>
    <style:style style:name="T876" style:parent-style-name="DefaultParagraphFont" style:family="text">
      <style:text-properties fo:font-weight="bold" style:font-weight-asian="bold" fo:font-size="11pt" style:font-size-asian="11pt" style:font-size-complex="11pt" fo:language="et" fo:country="EE"/>
    </style:style>
    <style:style style:name="TableRow877" style:family="table-row">
      <style:table-row-properties style:use-optimal-row-height="false"/>
    </style:style>
    <style:style style:name="TableCell878" style:family="table-cell">
      <style:table-cell-properties fo:border="0.0069in solid #000000" fo:padding-top="0in" fo:padding-left="0.075in" fo:padding-bottom="0in" fo:padding-right="0.075in"/>
    </style:style>
    <style:style style:name="T879" style:parent-style-name="DefaultParagraphFont" style:family="text">
      <style:text-properties fo:font-size="11pt" style:font-size-asian="11pt" style:font-size-complex="11pt" fo:language="et" fo:country="EE"/>
    </style:style>
    <style:style style:name="TableCell880" style:family="table-cell">
      <style:table-cell-properties fo:border="0.0069in solid #000000" fo:padding-top="0in" fo:padding-left="0.075in" fo:padding-bottom="0in" fo:padding-right="0.075in"/>
    </style:style>
    <style:style style:name="T881" style:parent-style-name="DefaultParagraphFont" style:family="text">
      <style:text-properties fo:font-size="11pt" style:font-size-asian="11pt" style:font-size-complex="11pt" fo:language="et" fo:country="EE"/>
    </style:style>
    <style:style style:name="TableCell882" style:family="table-cell">
      <style:table-cell-properties fo:border="0.0069in solid #000000" fo:padding-top="0in" fo:padding-left="0.075in" fo:padding-bottom="0in" fo:padding-right="0.075in"/>
    </style:style>
    <style:style style:name="T883" style:parent-style-name="DefaultParagraphFont" style:family="text">
      <style:text-properties fo:font-size="11pt" style:font-size-asian="11pt" style:font-size-complex="11pt" fo:language="et" fo:country="EE"/>
    </style:style>
    <style:style style:name="TableRow884" style:family="table-row">
      <style:table-row-properties style:use-optimal-row-height="false"/>
    </style:style>
    <style:style style:name="TableCell885" style:family="table-cell">
      <style:table-cell-properties fo:border="0.0069in solid #000000" fo:padding-top="0in" fo:padding-left="0.075in" fo:padding-bottom="0in" fo:padding-right="0.075in"/>
    </style:style>
    <style:style style:name="T886" style:parent-style-name="DefaultParagraphFont" style:family="text">
      <style:text-properties fo:font-size="11pt" style:font-size-asian="11pt" style:font-size-complex="11pt" fo:language="et" fo:country="EE"/>
    </style:style>
    <style:style style:name="TableCell887" style:family="table-cell">
      <style:table-cell-properties fo:border="0.0069in solid #000000" fo:padding-top="0in" fo:padding-left="0.075in" fo:padding-bottom="0in" fo:padding-right="0.075in"/>
    </style:style>
    <style:style style:name="T888" style:parent-style-name="DefaultParagraphFont" style:family="text">
      <style:text-properties fo:font-size="11pt" style:font-size-asian="11pt" style:font-size-complex="11pt" fo:language="et" fo:country="EE"/>
    </style:style>
    <style:style style:name="TableCell889" style:family="table-cell">
      <style:table-cell-properties fo:border="0.0069in solid #000000" fo:padding-top="0in" fo:padding-left="0.075in" fo:padding-bottom="0in" fo:padding-right="0.075in"/>
    </style:style>
    <style:style style:name="T890" style:parent-style-name="DefaultParagraphFont" style:family="text">
      <style:text-properties fo:font-size="11pt" style:font-size-asian="11pt" style:font-size-complex="11pt" fo:language="et" fo:country="EE"/>
    </style:style>
    <style:style style:name="TableRow891" style:family="table-row">
      <style:table-row-properties style:use-optimal-row-height="false"/>
    </style:style>
    <style:style style:name="TableCell892" style:family="table-cell">
      <style:table-cell-properties fo:border="0.0069in solid #000000" fo:padding-top="0in" fo:padding-left="0.075in" fo:padding-bottom="0in" fo:padding-right="0.075in"/>
    </style:style>
    <style:style style:name="T893" style:parent-style-name="DefaultParagraphFont" style:family="text">
      <style:text-properties fo:font-size="11pt" style:font-size-asian="11pt" style:font-size-complex="11pt" fo:language="et" fo:country="EE"/>
    </style:style>
    <style:style style:name="TableCell894" style:family="table-cell">
      <style:table-cell-properties fo:border="0.0069in solid #000000" fo:padding-top="0in" fo:padding-left="0.075in" fo:padding-bottom="0in" fo:padding-right="0.075in"/>
    </style:style>
    <style:style style:name="T895" style:parent-style-name="DefaultParagraphFont" style:family="text">
      <style:text-properties fo:font-size="11pt" style:font-size-asian="11pt" style:font-size-complex="11pt" fo:language="et" fo:country="EE"/>
    </style:style>
    <style:style style:name="TableCell896" style:family="table-cell">
      <style:table-cell-properties fo:border="0.0069in solid #000000" fo:padding-top="0in" fo:padding-left="0.075in" fo:padding-bottom="0in" fo:padding-right="0.075in"/>
    </style:style>
    <style:style style:name="T897" style:parent-style-name="DefaultParagraphFont" style:family="text">
      <style:text-properties fo:font-size="11pt" style:font-size-asian="11pt" style:font-size-complex="11pt" fo:language="et" fo:country="EE"/>
    </style:style>
    <style:style style:name="P898" style:parent-style-name="Normal" style:family="paragraph">
      <style:text-properties fo:language="et" fo:country="EE"/>
    </style:style>
    <style:style style:name="P899" style:parent-style-name="Normal" style:family="paragraph">
      <style:text-properties fo:language="et" fo:country="EE"/>
    </style:style>
    <style:style style:name="P900" style:parent-style-name="Normal" style:family="paragraph">
      <style:text-properties fo:language="et" fo:country="EE"/>
    </style:style>
    <style:style style:name="P901" style:parent-style-name="Normal" style:family="paragraph">
      <style:paragraph-properties fo:background-color="#D6E3BC"/>
      <style:text-properties fo:font-size="10pt" style:font-size-asian="10pt" style:font-size-complex="10pt" fo:language="et" fo:country="EE"/>
    </style:style>
    <style:style style:name="P902" style:parent-style-name="Normal" style:family="paragraph">
      <style:paragraph-properties fo:background-color="#D6E3BC"/>
      <style:text-properties fo:font-size="10pt" style:font-size-asian="10pt" style:font-size-complex="10pt" fo:language="et" fo:country="EE"/>
    </style:style>
    <style:style style:name="P903" style:parent-style-name="Normal" style:family="paragraph">
      <style:paragraph-properties fo:background-color="#D6E3BC"/>
      <style:text-properties fo:font-size="10pt" style:font-size-asian="10pt" style:font-size-complex="10pt" fo:language="et" fo:country="EE"/>
    </style:style>
    <style:style style:name="P904" style:parent-style-name="Normal" style:family="paragraph">
      <style:paragraph-properties fo:background-color="#D6E3BC"/>
      <style:text-properties fo:font-size="10pt" style:font-size-asian="10pt" style:font-size-complex="10pt" fo:language="et" fo:country="EE"/>
    </style:style>
    <style:style style:name="P905" style:parent-style-name="Normal" style:family="paragraph">
      <style:paragraph-properties fo:background-color="#D6E3BC"/>
      <style:text-properties fo:font-size="10pt" style:font-size-asian="10pt" style:font-size-complex="10pt" fo:language="et" fo:country="EE"/>
    </style:style>
    <style:style style:name="P906" style:parent-style-name="Normal" style:family="paragraph">
      <style:paragraph-properties fo:background-color="#D6E3BC"/>
      <style:text-properties fo:font-size="10pt" style:font-size-asian="10pt" style:font-size-complex="10pt" fo:language="et" fo:country="EE"/>
    </style:style>
    <style:style style:name="P907" style:parent-style-name="Normal" style:family="paragraph">
      <style:paragraph-properties fo:background-color="#D6E3BC"/>
      <style:text-properties fo:font-size="10pt" style:font-size-asian="10pt" style:font-size-complex="10pt" fo:language="et" fo:country="EE"/>
    </style:style>
    <style:style style:name="P908" style:parent-style-name="Normal" style:family="paragraph">
      <style:paragraph-properties fo:background-color="#D6E3BC"/>
      <style:text-properties fo:font-size="10pt" style:font-size-asian="10pt" style:font-size-complex="10pt" fo:language="et" fo:country="EE"/>
    </style:style>
    <style:style style:name="P909" style:parent-style-name="Normal" style:family="paragraph">
      <style:paragraph-properties fo:background-color="#D6E3BC"/>
      <style:text-properties fo:font-size="10pt" style:font-size-asian="10pt" style:font-size-complex="10pt" fo:language="et" fo:country="EE"/>
    </style:style>
    <style:style style:name="P910" style:parent-style-name="Normal" style:family="paragraph">
      <style:paragraph-properties fo:background-color="#D6E3BC"/>
      <style:text-properties fo:font-size="10pt" style:font-size-asian="10pt" style:font-size-complex="10pt" fo:language="et" fo:country="EE"/>
    </style:style>
    <style:style style:name="P911" style:parent-style-name="Normal" style:family="paragraph">
      <style:paragraph-properties fo:background-color="#D6E3BC"/>
      <style:text-properties fo:font-size="10pt" style:font-size-asian="10pt" style:font-size-complex="10pt" fo:language="et" fo:country="EE"/>
    </style:style>
    <style:style style:name="P912" style:parent-style-name="Normal" style:family="paragraph">
      <style:paragraph-properties fo:background-color="#D6E3BC"/>
      <style:text-properties fo:font-size="10pt" style:font-size-asian="10pt" style:font-size-complex="10pt" fo:language="et" fo:country="EE"/>
    </style:style>
    <style:style style:name="P913" style:parent-style-name="Normal" style:family="paragraph">
      <style:paragraph-properties fo:background-color="#D6E3BC"/>
      <style:text-properties fo:font-size="10pt" style:font-size-asian="10pt" style:font-size-complex="10pt" fo:language="et" fo:country="EE"/>
    </style:style>
    <style:style style:name="P914" style:parent-style-name="Normal" style:family="paragraph">
      <style:paragraph-properties fo:background-color="#D6E3BC"/>
      <style:text-properties fo:font-size="10pt" style:font-size-asian="10pt" style:font-size-complex="10pt" fo:language="et" fo:country="EE"/>
    </style:style>
    <style:style style:name="P915" style:parent-style-name="Normal" style:family="paragraph">
      <style:paragraph-properties fo:background-color="#D6E3BC"/>
      <style:text-properties fo:font-size="10pt" style:font-size-asian="10pt" style:font-size-complex="10pt" fo:language="et" fo:country="EE"/>
    </style:style>
    <style:style style:name="P916" style:parent-style-name="Normal" style:family="paragraph">
      <style:paragraph-properties fo:background-color="#D6E3BC"/>
      <style:text-properties fo:font-size="10pt" style:font-size-asian="10pt" style:font-size-complex="10pt" fo:language="et" fo:country="EE"/>
    </style:style>
    <style:style style:name="P917" style:parent-style-name="Normal" style:family="paragraph">
      <style:paragraph-properties fo:background-color="#D6E3BC"/>
      <style:text-properties fo:font-size="10pt" style:font-size-asian="10pt" style:font-size-complex="10pt" fo:language="et" fo:country="EE"/>
    </style:style>
    <style:style style:name="P918" style:parent-style-name="Normal" style:family="paragraph">
      <style:paragraph-properties fo:background-color="#D6E3BC"/>
      <style:text-properties fo:font-size="10pt" style:font-size-asian="10pt" style:font-size-complex="10pt" fo:language="et" fo:country="EE"/>
    </style:style>
    <style:style style:name="P919" style:parent-style-name="Normal" style:family="paragraph">
      <style:paragraph-properties fo:background-color="#D6E3BC"/>
      <style:text-properties fo:font-size="10pt" style:font-size-asian="10pt" style:font-size-complex="10pt" fo:language="et" fo:country="EE"/>
    </style:style>
    <style:style style:name="P920" style:parent-style-name="Normal" style:family="paragraph">
      <style:paragraph-properties fo:background-color="#D6E3BC"/>
      <style:text-properties fo:font-size="10pt" style:font-size-asian="10pt" style:font-size-complex="10pt" fo:language="et" fo:country="EE"/>
    </style:style>
    <style:style style:name="P921" style:parent-style-name="Normal" style:family="paragraph">
      <style:paragraph-properties fo:background-color="#D6E3BC"/>
      <style:text-properties fo:font-size="10pt" style:font-size-asian="10pt" style:font-size-complex="10pt" fo:language="et" fo:country="EE"/>
    </style:style>
    <style:style style:name="P922" style:parent-style-name="Normal" style:family="paragraph">
      <style:paragraph-properties fo:background-color="#D6E3BC"/>
      <style:text-properties fo:font-size="10pt" style:font-size-asian="10pt" style:font-size-complex="10pt" fo:language="et" fo:country="EE"/>
    </style:style>
    <style:style style:name="P923" style:parent-style-name="Normal" style:family="paragraph">
      <style:paragraph-properties fo:background-color="#D6E3BC"/>
      <style:text-properties fo:font-size="10pt" style:font-size-asian="10pt" style:font-size-complex="10pt" fo:language="et" fo:country="EE"/>
    </style:style>
    <style:style style:name="P924" style:parent-style-name="Normal" style:family="paragraph">
      <style:paragraph-properties fo:background-color="#D6E3BC"/>
      <style:text-properties fo:font-size="10pt" style:font-size-asian="10pt" style:font-size-complex="10pt" fo:language="et" fo:country="EE"/>
    </style:style>
    <style:style style:name="P925" style:parent-style-name="Normal" style:family="paragraph">
      <style:paragraph-properties fo:background-color="#D6E3BC"/>
      <style:text-properties fo:font-size="10pt" style:font-size-asian="10pt" style:font-size-complex="10pt" fo:language="et" fo:country="EE"/>
    </style:style>
    <style:style style:name="P926" style:parent-style-name="Normal" style:family="paragraph">
      <style:paragraph-properties fo:background-color="#D6E3BC"/>
      <style:text-properties fo:font-size="10pt" style:font-size-asian="10pt" style:font-size-complex="10pt" fo:language="et" fo:country="EE"/>
    </style:style>
    <style:style style:name="P927" style:parent-style-name="Normal" style:family="paragraph">
      <style:text-properties fo:language="et" fo:country="EE"/>
    </style:style>
    <style:style style:name="P928" style:parent-style-name="Normal" style:family="paragraph">
      <style:text-properties fo:language="et" fo:country="EE"/>
    </style:style>
    <style:style style:name="P929" style:parent-style-name="Normal" style:family="paragraph">
      <style:text-properties fo:language="et" fo:country="EE"/>
    </style:style>
    <style:style style:name="P930" style:parent-style-name="Normal" style:family="paragraph">
      <style:paragraph-properties fo:background-color="#D6E3BC"/>
      <style:text-properties fo:font-size="10pt" style:font-size-asian="10pt" style:font-size-complex="10pt" fo:language="et" fo:country="EE"/>
    </style:style>
    <style:style style:name="P931" style:parent-style-name="Normal" style:family="paragraph">
      <style:paragraph-properties fo:background-color="#D6E3BC"/>
      <style:text-properties fo:font-size="10pt" style:font-size-asian="10pt" style:font-size-complex="10pt" fo:language="et" fo:country="EE"/>
    </style:style>
    <style:style style:name="P932" style:parent-style-name="Normal" style:family="paragraph">
      <style:paragraph-properties fo:background-color="#D6E3BC"/>
      <style:text-properties fo:font-size="10pt" style:font-size-asian="10pt" style:font-size-complex="10pt" fo:language="et" fo:country="EE"/>
    </style:style>
    <style:style style:name="P933" style:parent-style-name="Normal" style:family="paragraph">
      <style:paragraph-properties fo:background-color="#D6E3BC"/>
      <style:text-properties fo:font-size="10pt" style:font-size-asian="10pt" style:font-size-complex="10pt" fo:language="et" fo:country="EE"/>
    </style:style>
    <style:style style:name="P934" style:parent-style-name="Normal" style:family="paragraph">
      <style:paragraph-properties fo:background-color="#D6E3BC"/>
      <style:text-properties fo:font-size="10pt" style:font-size-asian="10pt" style:font-size-complex="10pt" fo:language="et" fo:country="EE"/>
    </style:style>
    <style:style style:name="P935" style:parent-style-name="Normal" style:family="paragraph">
      <style:paragraph-properties fo:background-color="#D6E3BC"/>
      <style:text-properties fo:font-size="10pt" style:font-size-asian="10pt" style:font-size-complex="10pt" fo:language="et" fo:country="EE"/>
    </style:style>
    <style:style style:name="P936" style:parent-style-name="Normal" style:family="paragraph">
      <style:paragraph-properties fo:background-color="#D6E3BC"/>
      <style:text-properties fo:font-size="10pt" style:font-size-asian="10pt" style:font-size-complex="10pt" fo:language="et" fo:country="EE"/>
    </style:style>
    <style:style style:name="P937" style:parent-style-name="Normal" style:family="paragraph">
      <style:paragraph-properties fo:background-color="#D6E3BC"/>
      <style:text-properties fo:font-size="10pt" style:font-size-asian="10pt" style:font-size-complex="10pt" fo:language="et" fo:country="EE"/>
    </style:style>
    <style:style style:name="P938" style:parent-style-name="Normal" style:family="paragraph">
      <style:paragraph-properties fo:background-color="#D6E3BC"/>
      <style:text-properties fo:font-size="10pt" style:font-size-asian="10pt" style:font-size-complex="10pt" fo:language="et" fo:country="EE"/>
    </style:style>
    <style:style style:name="P939" style:parent-style-name="Normal" style:family="paragraph">
      <style:paragraph-properties fo:background-color="#D6E3BC"/>
      <style:text-properties fo:font-size="10pt" style:font-size-asian="10pt" style:font-size-complex="10pt" fo:language="et" fo:country="EE"/>
    </style:style>
    <style:style style:name="P940" style:parent-style-name="Normal" style:family="paragraph">
      <style:paragraph-properties fo:background-color="#D6E3BC"/>
      <style:text-properties fo:font-size="10pt" style:font-size-asian="10pt" style:font-size-complex="10pt" fo:language="et" fo:country="EE"/>
    </style:style>
    <style:style style:name="P941" style:parent-style-name="Normal" style:family="paragraph">
      <style:paragraph-properties fo:background-color="#D6E3BC"/>
      <style:text-properties fo:font-size="10pt" style:font-size-asian="10pt" style:font-size-complex="10pt" fo:language="et" fo:country="EE"/>
    </style:style>
    <style:style style:name="P942" style:parent-style-name="Normal" style:family="paragraph">
      <style:paragraph-properties fo:background-color="#D6E3BC"/>
      <style:text-properties fo:font-size="10pt" style:font-size-asian="10pt" style:font-size-complex="10pt" fo:language="et" fo:country="EE"/>
    </style:style>
    <style:style style:name="P943" style:parent-style-name="Normal" style:family="paragraph">
      <style:paragraph-properties fo:background-color="#D6E3BC"/>
      <style:text-properties fo:font-size="10pt" style:font-size-asian="10pt" style:font-size-complex="10pt" fo:language="et" fo:country="EE"/>
    </style:style>
    <style:style style:name="P944" style:parent-style-name="Normal" style:family="paragraph">
      <style:paragraph-properties fo:background-color="#D6E3BC"/>
      <style:text-properties fo:font-size="10pt" style:font-size-asian="10pt" style:font-size-complex="10pt" fo:language="et" fo:country="EE"/>
    </style:style>
    <style:style style:name="P945" style:parent-style-name="Normal" style:family="paragraph">
      <style:paragraph-properties fo:background-color="#D6E3BC"/>
      <style:text-properties fo:font-size="10pt" style:font-size-asian="10pt" style:font-size-complex="10pt" fo:language="et" fo:country="EE"/>
    </style:style>
    <style:style style:name="P946" style:parent-style-name="Normal" style:family="paragraph">
      <style:paragraph-properties fo:background-color="#D6E3BC"/>
      <style:text-properties fo:font-size="10pt" style:font-size-asian="10pt" style:font-size-complex="10pt" fo:language="et" fo:country="EE"/>
    </style:style>
    <style:style style:name="P947" style:parent-style-name="Normal" style:family="paragraph">
      <style:paragraph-properties fo:background-color="#D6E3BC"/>
      <style:text-properties fo:font-size="10pt" style:font-size-asian="10pt" style:font-size-complex="10pt" fo:language="et" fo:country="EE"/>
    </style:style>
    <style:style style:name="P948" style:parent-style-name="Normal" style:family="paragraph">
      <style:paragraph-properties fo:background-color="#D6E3BC"/>
      <style:text-properties fo:font-size="10pt" style:font-size-asian="10pt" style:font-size-complex="10pt" fo:language="et" fo:country="EE"/>
    </style:style>
    <style:style style:name="P949" style:parent-style-name="Normal" style:family="paragraph">
      <style:paragraph-properties fo:background-color="#D6E3BC"/>
      <style:text-properties fo:font-size="10pt" style:font-size-asian="10pt" style:font-size-complex="10pt" fo:language="et" fo:country="EE"/>
    </style:style>
    <style:style style:name="P950" style:parent-style-name="Normal" style:family="paragraph">
      <style:paragraph-properties fo:background-color="#D6E3BC"/>
      <style:text-properties fo:font-size="10pt" style:font-size-asian="10pt" style:font-size-complex="10pt" fo:language="et" fo:country="EE"/>
    </style:style>
    <style:style style:name="P951" style:parent-style-name="Normal" style:family="paragraph">
      <style:paragraph-properties fo:background-color="#D6E3BC"/>
      <style:text-properties fo:font-size="10pt" style:font-size-asian="10pt" style:font-size-complex="10pt" fo:language="et" fo:country="EE"/>
    </style:style>
    <style:style style:name="P952" style:parent-style-name="Normal" style:family="paragraph">
      <style:paragraph-properties fo:background-color="#D6E3BC"/>
      <style:text-properties fo:font-size="10pt" style:font-size-asian="10pt" style:font-size-complex="10pt" fo:language="et" fo:country="EE"/>
    </style:style>
    <style:style style:name="P953" style:parent-style-name="Normal" style:family="paragraph">
      <style:paragraph-properties fo:background-color="#D6E3BC"/>
      <style:text-properties fo:font-size="10pt" style:font-size-asian="10pt" style:font-size-complex="10pt" fo:language="et" fo:country="EE"/>
    </style:style>
    <style:style style:name="P954" style:parent-style-name="Normal" style:family="paragraph">
      <style:paragraph-properties fo:background-color="#D6E3BC"/>
      <style:text-properties fo:font-size="10pt" style:font-size-asian="10pt" style:font-size-complex="10pt" fo:language="et" fo:country="EE"/>
    </style:style>
    <style:style style:name="P955" style:parent-style-name="Normal" style:family="paragraph">
      <style:paragraph-properties fo:background-color="#D6E3BC"/>
      <style:text-properties fo:font-size="10pt" style:font-size-asian="10pt" style:font-size-complex="10pt" fo:language="et" fo:country="EE"/>
    </style:style>
    <style:style style:name="P956" style:parent-style-name="Normal" style:family="paragraph">
      <style:paragraph-properties fo:background-color="#D6E3BC"/>
      <style:text-properties fo:font-size="10pt" style:font-size-asian="10pt" style:font-size-complex="10pt" fo:language="et" fo:country="EE"/>
    </style:style>
    <style:style style:name="P957" style:parent-style-name="Normal" style:family="paragraph">
      <style:paragraph-properties fo:background-color="#D6E3BC"/>
      <style:text-properties fo:font-size="10pt" style:font-size-asian="10pt" style:font-size-complex="10pt" fo:language="et" fo:country="EE"/>
    </style:style>
    <style:style style:name="P958" style:parent-style-name="Normal" style:family="paragraph">
      <style:paragraph-properties fo:background-color="#D6E3BC"/>
      <style:text-properties fo:font-size="10pt" style:font-size-asian="10pt" style:font-size-complex="10pt" fo:language="et" fo:country="EE"/>
    </style:style>
    <style:style style:name="P959" style:parent-style-name="Normal" style:family="paragraph">
      <style:paragraph-properties fo:background-color="#D6E3BC"/>
      <style:text-properties fo:font-size="10pt" style:font-size-asian="10pt" style:font-size-complex="10pt" fo:language="et" fo:country="EE"/>
    </style:style>
    <style:style style:name="P960" style:parent-style-name="Normal" style:family="paragraph">
      <style:paragraph-properties fo:background-color="#D6E3BC"/>
      <style:text-properties fo:font-size="10pt" style:font-size-asian="10pt" style:font-size-complex="10pt" fo:language="et" fo:country="EE"/>
    </style:style>
    <style:style style:name="P961" style:parent-style-name="Normal" style:family="paragraph">
      <style:paragraph-properties fo:background-color="#D6E3BC"/>
      <style:text-properties fo:font-size="10pt" style:font-size-asian="10pt" style:font-size-complex="10pt" fo:language="et" fo:country="EE"/>
    </style:style>
    <style:style style:name="P962" style:parent-style-name="Heading1" style:family="paragraph">
      <style:text-properties fo:language="et" fo:country="EE"/>
    </style:style>
    <style:style style:name="P963" style:parent-style-name="Normal" style:family="paragraph">
      <style:paragraph-properties fo:text-align="justify"/>
      <style:text-properties fo:language="et" fo:country="EE"/>
    </style:style>
    <style:style style:name="P964" style:parent-style-name="Normal" style:family="paragraph">
      <style:text-properties fo:language="et" fo:country="EE"/>
    </style:style>
    <style:style style:name="P965" style:parent-style-name="Normal" style:family="paragraph">
      <style:text-properties fo:language="et" fo:country="EE"/>
    </style:style>
    <style:style style:name="P966" style:parent-style-name="Normal" style:family="paragraph">
      <style:text-properties fo:language="et" fo:country="EE"/>
    </style:style>
    <style:style style:name="TableColumn968" style:family="table-column">
      <style:table-column-properties style:column-width="2.0569in" style:use-optimal-column-width="false"/>
    </style:style>
    <style:style style:name="TableColumn969" style:family="table-column">
      <style:table-column-properties style:column-width="2.1326in" style:use-optimal-column-width="false"/>
    </style:style>
    <style:style style:name="TableColumn970" style:family="table-column">
      <style:table-column-properties style:column-width="2.1326in" style:use-optimal-column-width="false"/>
    </style:style>
    <style:style style:name="Table967" style:family="table">
      <style:table-properties style:width="6.3222in" fo:margin-left="0.075in" table:align="left"/>
    </style:style>
    <style:style style:name="TableRow971" style:family="table-row">
      <style:table-row-properties style:use-optimal-row-height="false"/>
    </style:style>
    <style:style style:name="TableCell972" style:family="table-cell">
      <style:table-cell-properties fo:border="0.0069in solid #000000" fo:padding-top="0in" fo:padding-left="0.075in" fo:padding-bottom="0in" fo:padding-right="0.075in"/>
    </style:style>
    <style:style style:name="T973" style:parent-style-name="DefaultParagraphFont" style:family="text">
      <style:text-properties fo:font-weight="bold" style:font-weight-asian="bold" fo:font-size="11pt" style:font-size-asian="11pt" style:font-size-complex="11pt" fo:language="et" fo:country="EE"/>
    </style:style>
    <style:style style:name="TableCell974" style:family="table-cell">
      <style:table-cell-properties fo:border="0.0069in solid #000000" fo:padding-top="0in" fo:padding-left="0.075in" fo:padding-bottom="0in" fo:padding-right="0.075in"/>
    </style:style>
    <style:style style:name="T975" style:parent-style-name="DefaultParagraphFont" style:family="text">
      <style:text-properties fo:font-weight="bold" style:font-weight-asian="bold" fo:font-size="11pt" style:font-size-asian="11pt" style:font-size-complex="11pt" fo:language="et" fo:country="EE"/>
    </style:style>
    <style:style style:name="TableCell976" style:family="table-cell">
      <style:table-cell-properties fo:border="0.0069in solid #000000" fo:padding-top="0in" fo:padding-left="0.075in" fo:padding-bottom="0in" fo:padding-right="0.075in"/>
    </style:style>
    <style:style style:name="T977" style:parent-style-name="DefaultParagraphFont" style:family="text">
      <style:text-properties fo:font-weight="bold" style:font-weight-asian="bold" fo:font-size="11pt" style:font-size-asian="11pt" style:font-size-complex="11pt" fo:language="et" fo:country="EE"/>
    </style:style>
    <style:style style:name="TableRow978" style:family="table-row">
      <style:table-row-properties style:use-optimal-row-height="false"/>
    </style:style>
    <style:style style:name="TableCell979" style:family="table-cell">
      <style:table-cell-properties fo:border="0.0069in solid #000000" fo:padding-top="0in" fo:padding-left="0.075in" fo:padding-bottom="0in" fo:padding-right="0.075in"/>
    </style:style>
    <style:style style:name="T980" style:parent-style-name="DefaultParagraphFont" style:family="text">
      <style:text-properties fo:font-size="11pt" style:font-size-asian="11pt" style:font-size-complex="11pt" fo:language="et" fo:country="EE"/>
    </style:style>
    <style:style style:name="TableCell981" style:family="table-cell">
      <style:table-cell-properties fo:border="0.0069in solid #000000" fo:padding-top="0in" fo:padding-left="0.075in" fo:padding-bottom="0in" fo:padding-right="0.075in"/>
    </style:style>
    <style:style style:name="T982" style:parent-style-name="DefaultParagraphFont" style:family="text">
      <style:text-properties fo:font-size="11pt" style:font-size-asian="11pt" style:font-size-complex="11pt" fo:language="et" fo:country="EE"/>
    </style:style>
    <style:style style:name="TableCell983" style:family="table-cell">
      <style:table-cell-properties fo:border="0.0069in solid #000000" fo:padding-top="0in" fo:padding-left="0.075in" fo:padding-bottom="0in" fo:padding-right="0.075in"/>
    </style:style>
    <style:style style:name="T984" style:parent-style-name="DefaultParagraphFont" style:family="text">
      <style:text-properties fo:font-size="11pt" style:font-size-asian="11pt" style:font-size-complex="11pt" fo:language="et" fo:country="EE"/>
    </style:style>
    <style:style style:name="P985" style:parent-style-name="Normal" style:family="paragraph">
      <style:text-properties fo:language="et" fo:country="EE"/>
    </style:style>
    <style:style style:name="P986" style:parent-style-name="Normal" style:family="paragraph">
      <style:text-properties fo:language="et" fo:country="EE"/>
    </style:style>
    <style:style style:name="P987" style:parent-style-name="Normal" style:family="paragraph">
      <style:text-properties fo:language="et" fo:country="EE"/>
    </style:style>
    <style:style style:name="P988" style:parent-style-name="Normal" style:family="paragraph">
      <style:paragraph-properties fo:background-color="#D6E3BC"/>
      <style:text-properties fo:font-size="10pt" style:font-size-asian="10pt" style:font-size-complex="10pt" fo:language="et" fo:country="EE"/>
    </style:style>
    <style:style style:name="P989" style:parent-style-name="Normal" style:family="paragraph">
      <style:paragraph-properties fo:background-color="#D6E3BC"/>
      <style:text-properties fo:font-size="10pt" style:font-size-asian="10pt" style:font-size-complex="10pt" fo:language="et" fo:country="EE"/>
    </style:style>
    <style:style style:name="P990" style:parent-style-name="Normal" style:family="paragraph">
      <style:paragraph-properties fo:background-color="#D6E3BC"/>
      <style:text-properties fo:font-size="10pt" style:font-size-asian="10pt" style:font-size-complex="10pt" fo:language="et" fo:country="EE"/>
    </style:style>
    <style:style style:name="P991" style:parent-style-name="Normal" style:family="paragraph">
      <style:paragraph-properties fo:background-color="#D6E3BC"/>
      <style:text-properties fo:font-size="10pt" style:font-size-asian="10pt" style:font-size-complex="10pt" fo:language="et" fo:country="EE"/>
    </style:style>
    <style:style style:name="P992" style:parent-style-name="Normal" style:family="paragraph">
      <style:paragraph-properties fo:background-color="#D6E3BC"/>
      <style:text-properties fo:font-size="10pt" style:font-size-asian="10pt" style:font-size-complex="10pt" fo:language="et" fo:country="EE"/>
    </style:style>
    <style:style style:name="P993" style:parent-style-name="Normal" style:family="paragraph">
      <style:paragraph-properties fo:background-color="#D6E3BC"/>
      <style:text-properties fo:font-size="10pt" style:font-size-asian="10pt" style:font-size-complex="10pt" fo:language="et" fo:country="EE"/>
    </style:style>
    <style:style style:name="P994" style:parent-style-name="Normal" style:family="paragraph">
      <style:paragraph-properties fo:background-color="#D6E3BC"/>
      <style:text-properties fo:font-size="10pt" style:font-size-asian="10pt" style:font-size-complex="10pt" fo:language="et" fo:country="EE"/>
    </style:style>
    <style:style style:name="P995" style:parent-style-name="Normal" style:family="paragraph">
      <style:paragraph-properties fo:background-color="#D6E3BC"/>
      <style:text-properties fo:font-size="10pt" style:font-size-asian="10pt" style:font-size-complex="10pt" fo:language="et" fo:country="EE"/>
    </style:style>
    <style:style style:name="P996" style:parent-style-name="Normal" style:family="paragraph">
      <style:paragraph-properties fo:background-color="#D6E3BC"/>
      <style:text-properties fo:font-size="10pt" style:font-size-asian="10pt" style:font-size-complex="10pt" fo:language="et" fo:country="EE"/>
    </style:style>
    <style:style style:name="P997" style:parent-style-name="Normal" style:family="paragraph">
      <style:paragraph-properties fo:background-color="#D6E3BC"/>
      <style:text-properties fo:font-size="10pt" style:font-size-asian="10pt" style:font-size-complex="10pt" fo:language="et" fo:country="EE"/>
    </style:style>
    <style:style style:name="P998" style:parent-style-name="Normal" style:family="paragraph">
      <style:paragraph-properties fo:background-color="#D6E3BC"/>
      <style:text-properties fo:font-size="10pt" style:font-size-asian="10pt" style:font-size-complex="10pt" fo:language="et" fo:country="EE"/>
    </style:style>
    <style:style style:name="P999" style:parent-style-name="Normal" style:family="paragraph">
      <style:paragraph-properties fo:background-color="#D6E3BC"/>
      <style:text-properties fo:font-size="10pt" style:font-size-asian="10pt" style:font-size-complex="10pt" fo:language="et" fo:country="EE"/>
    </style:style>
    <style:style style:name="P1000" style:parent-style-name="Normal" style:family="paragraph">
      <style:paragraph-properties fo:background-color="#D6E3BC"/>
      <style:text-properties fo:font-size="10pt" style:font-size-asian="10pt" style:font-size-complex="10pt" fo:language="et" fo:country="EE"/>
    </style:style>
    <style:style style:name="P1001" style:parent-style-name="Normal" style:family="paragraph">
      <style:paragraph-properties fo:background-color="#D6E3BC"/>
      <style:text-properties fo:font-size="10pt" style:font-size-asian="10pt" style:font-size-complex="10pt" fo:language="et" fo:country="EE"/>
    </style:style>
    <style:style style:name="P1002" style:parent-style-name="Normal" style:family="paragraph">
      <style:paragraph-properties fo:background-color="#D6E3BC"/>
      <style:text-properties fo:font-size="10pt" style:font-size-asian="10pt" style:font-size-complex="10pt" fo:language="et" fo:country="EE"/>
    </style:style>
    <style:style style:name="P1003" style:parent-style-name="Normal" style:family="paragraph">
      <style:text-properties fo:language="et" fo:country="EE"/>
    </style:style>
    <style:style style:name="P1004" style:parent-style-name="Normal" style:family="paragraph">
      <style:text-properties fo:language="et" fo:country="EE"/>
    </style:style>
    <style:style style:name="P1005" style:parent-style-name="Normal" style:family="paragraph">
      <style:text-properties fo:language="et" fo:country="EE"/>
    </style:style>
    <style:style style:name="P1006" style:parent-style-name="Normal" style:family="paragraph">
      <style:paragraph-properties fo:background-color="#D6E3BC"/>
      <style:text-properties fo:font-size="10pt" style:font-size-asian="10pt" style:font-size-complex="10pt" fo:language="et" fo:country="EE"/>
    </style:style>
    <style:style style:name="P1007" style:parent-style-name="Normal" style:family="paragraph">
      <style:paragraph-properties fo:background-color="#D6E3BC"/>
      <style:text-properties fo:font-size="10pt" style:font-size-asian="10pt" style:font-size-complex="10pt" fo:language="et" fo:country="EE"/>
    </style:style>
    <style:style style:name="P1008" style:parent-style-name="Normal" style:family="paragraph">
      <style:paragraph-properties fo:background-color="#D6E3BC"/>
      <style:text-properties fo:font-size="10pt" style:font-size-asian="10pt" style:font-size-complex="10pt" fo:language="et" fo:country="EE"/>
    </style:style>
    <style:style style:name="P1009" style:parent-style-name="Normal" style:family="paragraph">
      <style:paragraph-properties fo:background-color="#D6E3BC"/>
      <style:text-properties fo:font-size="10pt" style:font-size-asian="10pt" style:font-size-complex="10pt" fo:language="et" fo:country="EE"/>
    </style:style>
    <style:style style:name="P1010" style:parent-style-name="Normal" style:family="paragraph">
      <style:paragraph-properties fo:background-color="#D6E3BC"/>
      <style:text-properties fo:font-size="10pt" style:font-size-asian="10pt" style:font-size-complex="10pt" fo:language="et" fo:country="EE"/>
    </style:style>
    <style:style style:name="P1011" style:parent-style-name="Normal" style:family="paragraph">
      <style:paragraph-properties fo:background-color="#D6E3BC"/>
      <style:text-properties fo:font-size="10pt" style:font-size-asian="10pt" style:font-size-complex="10pt" fo:language="et" fo:country="EE"/>
    </style:style>
    <style:style style:name="P1012" style:parent-style-name="Normal" style:family="paragraph">
      <style:paragraph-properties fo:background-color="#D6E3BC"/>
      <style:text-properties fo:font-size="10pt" style:font-size-asian="10pt" style:font-size-complex="10pt" fo:language="et" fo:country="EE"/>
    </style:style>
    <style:style style:name="P1013" style:parent-style-name="Normal" style:family="paragraph">
      <style:paragraph-properties fo:background-color="#D6E3BC"/>
      <style:text-properties fo:font-size="10pt" style:font-size-asian="10pt" style:font-size-complex="10pt" fo:language="et" fo:country="EE"/>
    </style:style>
    <style:style style:name="P1014" style:parent-style-name="Normal" style:family="paragraph">
      <style:paragraph-properties fo:background-color="#D6E3BC"/>
      <style:text-properties fo:font-size="10pt" style:font-size-asian="10pt" style:font-size-complex="10pt" fo:language="et" fo:country="EE"/>
    </style:style>
    <style:style style:name="P1015" style:parent-style-name="Normal" style:family="paragraph">
      <style:paragraph-properties fo:background-color="#D6E3BC"/>
      <style:text-properties fo:font-size="10pt" style:font-size-asian="10pt" style:font-size-complex="10pt" fo:language="et" fo:country="EE"/>
    </style:style>
    <style:style style:name="P1016" style:parent-style-name="Normal" style:family="paragraph">
      <style:paragraph-properties fo:background-color="#D6E3BC"/>
      <style:text-properties fo:font-size="10pt" style:font-size-asian="10pt" style:font-size-complex="10pt" fo:language="et" fo:country="EE"/>
    </style:style>
    <style:style style:name="P1017" style:parent-style-name="Normal" style:family="paragraph">
      <style:paragraph-properties fo:background-color="#D6E3BC"/>
      <style:text-properties fo:font-size="10pt" style:font-size-asian="10pt" style:font-size-complex="10pt" fo:language="et" fo:country="EE"/>
    </style:style>
    <style:style style:name="P1018" style:parent-style-name="Normal" style:family="paragraph">
      <style:paragraph-properties fo:background-color="#D6E3BC"/>
      <style:text-properties fo:font-size="10pt" style:font-size-asian="10pt" style:font-size-complex="10pt" fo:language="et" fo:country="EE"/>
    </style:style>
    <style:style style:name="P1019" style:parent-style-name="Normal" style:family="paragraph">
      <style:paragraph-properties fo:background-color="#D6E3BC"/>
      <style:text-properties fo:font-size="10pt" style:font-size-asian="10pt" style:font-size-complex="10pt" fo:language="et" fo:country="EE"/>
    </style:style>
    <style:style style:name="P1020" style:parent-style-name="Normal" style:family="paragraph">
      <style:paragraph-properties fo:background-color="#D6E3BC"/>
      <style:text-properties fo:font-size="10pt" style:font-size-asian="10pt" style:font-size-complex="10pt" fo:language="et" fo:country="EE"/>
    </style:style>
    <style:style style:name="P1021" style:parent-style-name="Normal" style:family="paragraph">
      <style:paragraph-properties fo:background-color="#D6E3BC"/>
      <style:text-properties fo:font-size="10pt" style:font-size-asian="10pt" style:font-size-complex="10pt" fo:language="et" fo:country="EE"/>
    </style:style>
    <style:style style:name="P1022" style:parent-style-name="Normal" style:family="paragraph">
      <style:paragraph-properties fo:background-color="#D6E3BC"/>
      <style:text-properties fo:font-size="10pt" style:font-size-asian="10pt" style:font-size-complex="10pt" fo:language="et" fo:country="EE"/>
    </style:style>
    <style:style style:name="P1023" style:parent-style-name="Normal" style:family="paragraph">
      <style:paragraph-properties fo:background-color="#D6E3BC"/>
      <style:text-properties fo:font-size="10pt" style:font-size-asian="10pt" style:font-size-complex="10pt" fo:language="et" fo:country="EE"/>
    </style:style>
    <style:style style:name="P1024" style:parent-style-name="Normal" style:family="paragraph">
      <style:paragraph-properties fo:background-color="#D6E3BC"/>
      <style:text-properties fo:font-size="10pt" style:font-size-asian="10pt" style:font-size-complex="10pt" fo:language="et" fo:country="EE"/>
    </style:style>
    <style:style style:name="P1025" style:parent-style-name="Normal" style:family="paragraph">
      <style:paragraph-properties fo:background-color="#D6E3BC"/>
      <style:text-properties fo:font-size="10pt" style:font-size-asian="10pt" style:font-size-complex="10pt" fo:language="et" fo:country="EE"/>
    </style:style>
    <style:style style:name="P1026" style:parent-style-name="Normal" style:family="paragraph">
      <style:paragraph-properties fo:background-color="#D6E3BC"/>
      <style:text-properties fo:font-size="10pt" style:font-size-asian="10pt" style:font-size-complex="10pt" fo:language="et" fo:country="EE"/>
    </style:style>
    <style:style style:name="P1027" style:parent-style-name="Normal" style:family="paragraph">
      <style:paragraph-properties fo:background-color="#D6E3BC"/>
      <style:text-properties fo:font-size="10pt" style:font-size-asian="10pt" style:font-size-complex="10pt" fo:language="et" fo:country="EE"/>
    </style:style>
    <style:style style:name="P1028" style:parent-style-name="Normal" style:family="paragraph">
      <style:paragraph-properties fo:background-color="#D6E3BC"/>
      <style:text-properties fo:font-size="10pt" style:font-size-asian="10pt" style:font-size-complex="10pt" fo:language="et" fo:country="EE"/>
    </style:style>
    <style:style style:name="P1029" style:parent-style-name="Normal" style:family="paragraph">
      <style:paragraph-properties fo:background-color="#D6E3BC"/>
      <style:text-properties fo:font-size="10pt" style:font-size-asian="10pt" style:font-size-complex="10pt" fo:language="et" fo:country="EE"/>
    </style:style>
    <style:style style:name="P1030" style:parent-style-name="Normal" style:family="paragraph">
      <style:paragraph-properties fo:background-color="#D6E3BC"/>
      <style:text-properties fo:font-size="10pt" style:font-size-asian="10pt" style:font-size-complex="10pt" fo:language="et" fo:country="EE"/>
    </style:style>
    <style:style style:name="P1031" style:parent-style-name="Normal" style:family="paragraph">
      <style:paragraph-properties fo:background-color="#D6E3BC"/>
      <style:text-properties fo:font-size="10pt" style:font-size-asian="10pt" style:font-size-complex="10pt" fo:language="et" fo:country="EE"/>
    </style:style>
    <style:style style:name="P1032" style:parent-style-name="Normal" style:family="paragraph">
      <style:paragraph-properties fo:background-color="#D6E3BC"/>
      <style:text-properties fo:font-size="10pt" style:font-size-asian="10pt" style:font-size-complex="10pt" fo:language="et" fo:country="EE"/>
    </style:style>
    <style:style style:name="P1033" style:parent-style-name="Normal" style:family="paragraph">
      <style:paragraph-properties fo:background-color="#D6E3BC"/>
      <style:text-properties fo:font-size="10pt" style:font-size-asian="10pt" style:font-size-complex="10pt" fo:language="et" fo:country="EE"/>
    </style:style>
    <style:style style:name="P1034" style:parent-style-name="Normal" style:family="paragraph">
      <style:paragraph-properties fo:background-color="#D6E3BC"/>
      <style:text-properties fo:font-size="10pt" style:font-size-asian="10pt" style:font-size-complex="10pt" fo:language="et" fo:country="EE"/>
    </style:style>
    <style:style style:name="P1035" style:parent-style-name="Normal" style:family="paragraph">
      <style:paragraph-properties fo:background-color="#D6E3BC"/>
      <style:text-properties fo:font-size="10pt" style:font-size-asian="10pt" style:font-size-complex="10pt" fo:language="et" fo:country="EE"/>
    </style:style>
    <style:style style:name="P1036" style:parent-style-name="Normal" style:family="paragraph">
      <style:paragraph-properties fo:background-color="#D6E3BC"/>
      <style:text-properties fo:font-size="10pt" style:font-size-asian="10pt" style:font-size-complex="10pt" fo:language="et" fo:country="EE"/>
    </style:style>
    <style:style style:name="P1037" style:parent-style-name="Normal" style:family="paragraph">
      <style:paragraph-properties fo:background-color="#D6E3BC"/>
      <style:text-properties fo:font-size="10pt" style:font-size-asian="10pt" style:font-size-complex="10pt" fo:language="et" fo:country="EE"/>
    </style:style>
    <style:style style:name="P1038" style:parent-style-name="Normal" style:family="paragraph">
      <style:paragraph-properties fo:background-color="#D6E3BC"/>
      <style:text-properties fo:font-size="10pt" style:font-size-asian="10pt" style:font-size-complex="10pt" fo:language="et" fo:country="EE"/>
    </style:style>
    <style:style style:name="P1039" style:parent-style-name="Normal" style:family="paragraph">
      <style:paragraph-properties fo:background-color="#D6E3BC"/>
      <style:text-properties fo:font-size="10pt" style:font-size-asian="10pt" style:font-size-complex="10pt" fo:language="et" fo:country="EE"/>
    </style:style>
    <style:style style:name="P1040" style:parent-style-name="Normal" style:family="paragraph">
      <style:paragraph-properties fo:background-color="#D6E3BC"/>
      <style:text-properties fo:font-size="10pt" style:font-size-asian="10pt" style:font-size-complex="10pt" fo:language="et" fo:country="EE"/>
    </style:style>
    <style:style style:name="P1041" style:parent-style-name="Normal" style:family="paragraph">
      <style:paragraph-properties fo:background-color="#D6E3BC"/>
      <style:text-properties fo:font-size="10pt" style:font-size-asian="10pt" style:font-size-complex="10pt" fo:language="et" fo:country="EE"/>
    </style:style>
    <style:style style:name="P1042" style:parent-style-name="Normal" style:family="paragraph">
      <style:paragraph-properties fo:background-color="#D6E3BC"/>
      <style:text-properties fo:font-size="10pt" style:font-size-asian="10pt" style:font-size-complex="10pt" fo:language="et" fo:country="EE"/>
    </style:style>
    <style:style style:name="P1043" style:parent-style-name="Normal" style:family="paragraph">
      <style:paragraph-properties fo:background-color="#D6E3BC"/>
      <style:text-properties fo:font-size="10pt" style:font-size-asian="10pt" style:font-size-complex="10pt" fo:language="et" fo:country="EE"/>
    </style:style>
    <style:style style:name="P1044" style:parent-style-name="Normal" style:family="paragraph">
      <style:paragraph-properties fo:background-color="#D6E3BC"/>
      <style:text-properties fo:font-size="10pt" style:font-size-asian="10pt" style:font-size-complex="10pt" fo:language="et" fo:country="EE"/>
    </style:style>
    <style:style style:name="P1045" style:parent-style-name="Normal" style:family="paragraph">
      <style:paragraph-properties fo:background-color="#D6E3BC"/>
      <style:text-properties fo:font-size="10pt" style:font-size-asian="10pt" style:font-size-complex="10pt" fo:language="et" fo:country="EE"/>
    </style:style>
    <style:style style:name="P1046" style:parent-style-name="Normal" style:family="paragraph">
      <style:paragraph-properties fo:background-color="#D6E3BC"/>
      <style:text-properties fo:font-size="10pt" style:font-size-asian="10pt" style:font-size-complex="10pt" fo:language="et" fo:country="EE"/>
    </style:style>
    <style:style style:name="P1047" style:parent-style-name="Normal" style:family="paragraph">
      <style:paragraph-properties fo:background-color="#D6E3BC"/>
      <style:text-properties fo:font-size="10pt" style:font-size-asian="10pt" style:font-size-complex="10pt" fo:language="et" fo:country="EE"/>
    </style:style>
    <style:style style:name="P1048" style:parent-style-name="Normal" style:family="paragraph">
      <style:text-properties fo:font-size="10pt" style:font-size-asian="10pt" style:font-size-complex="10pt" fo:language="et" fo:country="EE"/>
    </style:style>
    <style:style style:name="P1049" style:parent-style-name="Normal" style:family="paragraph">
      <style:paragraph-properties fo:text-align="justify"/>
    </style:style>
    <style:style style:name="T1050" style:parent-style-name="DefaultParagraphFont" style:family="text">
      <style:text-properties fo:language="et" fo:country="EE"/>
    </style:style>
    <style:style style:name="T1051" style:parent-style-name="DefaultParagraphFont" style:family="text">
      <style:text-properties fo:language="et" fo:country="EE"/>
    </style:style>
    <style:style style:name="T1052" style:parent-style-name="DefaultParagraphFont" style:family="text">
      <style:text-properties fo:language="et" fo:country="EE"/>
    </style:style>
    <style:style style:name="T1053" style:parent-style-name="DefaultParagraphFont" style:family="text">
      <style:text-properties fo:language="et" fo:country="EE"/>
    </style:style>
    <style:style style:name="P1054" style:parent-style-name="Normal" style:family="paragraph">
      <style:text-properties fo:language="et" fo:country="EE"/>
    </style:style>
    <style:style style:name="P1055" style:parent-style-name="Normal" style:family="paragraph">
      <style:text-properties fo:language="et" fo:country="EE"/>
    </style:style>
    <style:style style:name="TableColumn1057" style:family="table-column">
      <style:table-column-properties style:column-width="2.0569in" style:use-optimal-column-width="false"/>
    </style:style>
    <style:style style:name="TableColumn1058" style:family="table-column">
      <style:table-column-properties style:column-width="2.1326in" style:use-optimal-column-width="false"/>
    </style:style>
    <style:style style:name="TableColumn1059" style:family="table-column">
      <style:table-column-properties style:column-width="2.1326in" style:use-optimal-column-width="false"/>
    </style:style>
    <style:style style:name="Table1056" style:family="table">
      <style:table-properties style:width="6.3222in" fo:margin-left="0.075in" table:align="left"/>
    </style:style>
    <style:style style:name="TableRow1060" style:family="table-row">
      <style:table-row-properties style:use-optimal-row-height="false"/>
    </style:style>
    <style:style style:name="TableCell1061" style:family="table-cell">
      <style:table-cell-properties fo:border="0.0069in solid #000000" fo:padding-top="0in" fo:padding-left="0.075in" fo:padding-bottom="0in" fo:padding-right="0.075in"/>
    </style:style>
    <style:style style:name="T1062" style:parent-style-name="DefaultParagraphFont" style:family="text">
      <style:text-properties fo:font-weight="bold" style:font-weight-asian="bold" fo:font-size="11pt" style:font-size-asian="11pt" style:font-size-complex="11pt" fo:language="et" fo:country="EE"/>
    </style:style>
    <style:style style:name="TableCell1063" style:family="table-cell">
      <style:table-cell-properties fo:border="0.0069in solid #000000" fo:padding-top="0in" fo:padding-left="0.075in" fo:padding-bottom="0in" fo:padding-right="0.075in"/>
    </style:style>
    <style:style style:name="T1064" style:parent-style-name="DefaultParagraphFont" style:family="text">
      <style:text-properties fo:font-weight="bold" style:font-weight-asian="bold" fo:font-size="11pt" style:font-size-asian="11pt" style:font-size-complex="11pt" fo:language="et" fo:country="EE"/>
    </style:style>
    <style:style style:name="TableCell1065" style:family="table-cell">
      <style:table-cell-properties fo:border="0.0069in solid #000000" fo:padding-top="0in" fo:padding-left="0.075in" fo:padding-bottom="0in" fo:padding-right="0.075in"/>
    </style:style>
    <style:style style:name="T1066" style:parent-style-name="DefaultParagraphFont" style:family="text">
      <style:text-properties fo:font-weight="bold" style:font-weight-asian="bold" fo:font-size="11pt" style:font-size-asian="11pt" style:font-size-complex="11pt" fo:language="et" fo:country="EE"/>
    </style:style>
    <style:style style:name="TableRow1067" style:family="table-row">
      <style:table-row-properties style:use-optimal-row-height="false"/>
    </style:style>
    <style:style style:name="TableCell1068" style:family="table-cell">
      <style:table-cell-properties fo:border="0.0069in solid #000000" fo:padding-top="0in" fo:padding-left="0.075in" fo:padding-bottom="0in" fo:padding-right="0.075in"/>
    </style:style>
    <style:style style:name="T1069" style:parent-style-name="DefaultParagraphFont" style:family="text">
      <style:text-properties fo:font-size="11pt" style:font-size-asian="11pt" style:font-size-complex="11pt" fo:language="et" fo:country="EE"/>
    </style:style>
    <style:style style:name="TableCell1070" style:family="table-cell">
      <style:table-cell-properties fo:border="0.0069in solid #000000" fo:padding-top="0in" fo:padding-left="0.075in" fo:padding-bottom="0in" fo:padding-right="0.075in"/>
    </style:style>
    <style:style style:name="T1071" style:parent-style-name="DefaultParagraphFont" style:family="text">
      <style:text-properties fo:font-size="11pt" style:font-size-asian="11pt" style:font-size-complex="11pt" fo:language="et" fo:country="EE"/>
    </style:style>
    <style:style style:name="TableCell1072" style:family="table-cell">
      <style:table-cell-properties fo:border="0.0069in solid #000000" fo:padding-top="0in" fo:padding-left="0.075in" fo:padding-bottom="0in" fo:padding-right="0.075in"/>
    </style:style>
    <style:style style:name="T1073" style:parent-style-name="DefaultParagraphFont" style:family="text">
      <style:text-properties fo:font-size="11pt" style:font-size-asian="11pt" style:font-size-complex="11pt" fo:language="et" fo:country="EE"/>
    </style:style>
    <style:style style:name="TableRow1074" style:family="table-row">
      <style:table-row-properties style:use-optimal-row-height="false"/>
    </style:style>
    <style:style style:name="TableCell1075" style:family="table-cell">
      <style:table-cell-properties fo:border="0.0069in solid #000000" fo:padding-top="0in" fo:padding-left="0.075in" fo:padding-bottom="0in" fo:padding-right="0.075in"/>
    </style:style>
    <style:style style:name="T1076" style:parent-style-name="DefaultParagraphFont" style:family="text">
      <style:text-properties fo:font-size="11pt" style:font-size-asian="11pt" style:font-size-complex="11pt" fo:language="et" fo:country="EE"/>
    </style:style>
    <style:style style:name="TableCell1077" style:family="table-cell">
      <style:table-cell-properties fo:border="0.0069in solid #000000" fo:padding-top="0in" fo:padding-left="0.075in" fo:padding-bottom="0in" fo:padding-right="0.075in"/>
    </style:style>
    <style:style style:name="T1078" style:parent-style-name="DefaultParagraphFont" style:family="text">
      <style:text-properties fo:font-size="11pt" style:font-size-asian="11pt" style:font-size-complex="11pt" fo:language="et" fo:country="EE"/>
    </style:style>
    <style:style style:name="TableCell1079" style:family="table-cell">
      <style:table-cell-properties fo:border="0.0069in solid #000000" fo:padding-top="0in" fo:padding-left="0.075in" fo:padding-bottom="0in" fo:padding-right="0.075in"/>
    </style:style>
    <style:style style:name="T1080" style:parent-style-name="DefaultParagraphFont" style:family="text">
      <style:text-properties fo:font-size="11pt" style:font-size-asian="11pt" style:font-size-complex="11pt" fo:language="et" fo:country="EE"/>
    </style:style>
    <style:style style:name="P1081" style:parent-style-name="Normal" style:family="paragraph">
      <style:text-properties fo:language="et" fo:country="EE"/>
    </style:style>
    <style:style style:name="P1082" style:parent-style-name="Normal" style:family="paragraph">
      <style:text-properties fo:language="et" fo:country="EE"/>
    </style:style>
    <style:style style:name="P1083" style:parent-style-name="Normal" style:family="paragraph">
      <style:text-properties fo:language="et" fo:country="EE"/>
    </style:style>
    <style:style style:name="P1084" style:parent-style-name="Normal" style:family="paragraph">
      <style:paragraph-properties fo:background-color="#D6E3BC"/>
      <style:text-properties fo:font-size="10pt" style:font-size-asian="10pt" style:font-size-complex="10pt" fo:language="et" fo:country="EE"/>
    </style:style>
    <style:style style:name="P1085" style:parent-style-name="Normal" style:family="paragraph">
      <style:paragraph-properties fo:background-color="#D6E3BC"/>
      <style:text-properties fo:font-size="10pt" style:font-size-asian="10pt" style:font-size-complex="10pt" fo:language="et" fo:country="EE"/>
    </style:style>
    <style:style style:name="P1086" style:parent-style-name="Normal" style:family="paragraph">
      <style:paragraph-properties fo:background-color="#D6E3BC"/>
      <style:text-properties fo:font-size="10pt" style:font-size-asian="10pt" style:font-size-complex="10pt" fo:language="et" fo:country="EE"/>
    </style:style>
    <style:style style:name="P1087" style:parent-style-name="Normal" style:family="paragraph">
      <style:paragraph-properties fo:background-color="#D6E3BC"/>
      <style:text-properties fo:font-size="10pt" style:font-size-asian="10pt" style:font-size-complex="10pt" fo:language="et" fo:country="EE"/>
    </style:style>
    <style:style style:name="P1088" style:parent-style-name="Normal" style:family="paragraph">
      <style:paragraph-properties fo:background-color="#D6E3BC"/>
      <style:text-properties fo:font-size="10pt" style:font-size-asian="10pt" style:font-size-complex="10pt" fo:language="et" fo:country="EE"/>
    </style:style>
    <style:style style:name="P1089" style:parent-style-name="Normal" style:family="paragraph">
      <style:paragraph-properties fo:background-color="#D6E3BC"/>
      <style:text-properties fo:font-size="10pt" style:font-size-asian="10pt" style:font-size-complex="10pt" fo:language="et" fo:country="EE"/>
    </style:style>
    <style:style style:name="P1090" style:parent-style-name="Normal" style:family="paragraph">
      <style:paragraph-properties fo:background-color="#D6E3BC"/>
      <style:text-properties fo:font-size="10pt" style:font-size-asian="10pt" style:font-size-complex="10pt" fo:language="et" fo:country="EE"/>
    </style:style>
    <style:style style:name="P1091" style:parent-style-name="Normal" style:family="paragraph">
      <style:paragraph-properties fo:background-color="#D6E3BC"/>
      <style:text-properties fo:font-size="10pt" style:font-size-asian="10pt" style:font-size-complex="10pt" fo:language="et" fo:country="EE"/>
    </style:style>
    <style:style style:name="P1092" style:parent-style-name="Normal" style:family="paragraph">
      <style:paragraph-properties fo:background-color="#D6E3BC"/>
      <style:text-properties fo:font-size="10pt" style:font-size-asian="10pt" style:font-size-complex="10pt" fo:language="et" fo:country="EE"/>
    </style:style>
    <style:style style:name="P1093" style:parent-style-name="Normal" style:family="paragraph">
      <style:paragraph-properties fo:background-color="#D6E3BC"/>
      <style:text-properties fo:font-size="10pt" style:font-size-asian="10pt" style:font-size-complex="10pt" fo:language="et" fo:country="EE"/>
    </style:style>
    <style:style style:name="P1094" style:parent-style-name="Normal" style:family="paragraph">
      <style:paragraph-properties fo:background-color="#D6E3BC"/>
      <style:text-properties fo:font-size="10pt" style:font-size-asian="10pt" style:font-size-complex="10pt" fo:language="et" fo:country="EE"/>
    </style:style>
    <style:style style:name="P1095" style:parent-style-name="Normal" style:family="paragraph">
      <style:paragraph-properties fo:background-color="#D6E3BC"/>
      <style:text-properties fo:font-size="10pt" style:font-size-asian="10pt" style:font-size-complex="10pt" fo:language="et" fo:country="EE"/>
    </style:style>
    <style:style style:name="P1096" style:parent-style-name="Normal" style:family="paragraph">
      <style:paragraph-properties fo:background-color="#D6E3BC"/>
      <style:text-properties fo:font-size="10pt" style:font-size-asian="10pt" style:font-size-complex="10pt" fo:language="et" fo:country="EE"/>
    </style:style>
    <style:style style:name="P1097" style:parent-style-name="Normal" style:family="paragraph">
      <style:paragraph-properties fo:background-color="#D6E3BC"/>
      <style:text-properties fo:font-size="10pt" style:font-size-asian="10pt" style:font-size-complex="10pt" fo:language="et" fo:country="EE"/>
    </style:style>
    <style:style style:name="P1098" style:parent-style-name="Normal" style:family="paragraph">
      <style:paragraph-properties fo:background-color="#D6E3BC"/>
      <style:text-properties fo:font-size="10pt" style:font-size-asian="10pt" style:font-size-complex="10pt" fo:language="et" fo:country="EE"/>
    </style:style>
    <style:style style:name="P1099" style:parent-style-name="Normal" style:family="paragraph">
      <style:paragraph-properties fo:background-color="#D6E3BC"/>
      <style:text-properties fo:font-size="10pt" style:font-size-asian="10pt" style:font-size-complex="10pt" fo:language="et" fo:country="EE"/>
    </style:style>
    <style:style style:name="P1100" style:parent-style-name="Normal" style:family="paragraph">
      <style:paragraph-properties fo:background-color="#D6E3BC"/>
      <style:text-properties fo:font-size="10pt" style:font-size-asian="10pt" style:font-size-complex="10pt" fo:language="et" fo:country="EE"/>
    </style:style>
    <style:style style:name="P1101" style:parent-style-name="Normal" style:family="paragraph">
      <style:text-properties fo:language="et" fo:country="EE"/>
    </style:style>
    <style:style style:name="P1102" style:parent-style-name="Normal" style:family="paragraph">
      <style:text-properties fo:language="et" fo:country="EE"/>
    </style:style>
    <style:style style:name="TableColumn1104" style:family="table-column">
      <style:table-column-properties style:column-width="1.8791in" style:use-optimal-column-width="false"/>
    </style:style>
    <style:style style:name="TableColumn1105" style:family="table-column">
      <style:table-column-properties style:column-width="1.8354in" style:use-optimal-column-width="false"/>
    </style:style>
    <style:style style:name="TableColumn1106" style:family="table-column">
      <style:table-column-properties style:column-width="1.1861in" style:use-optimal-column-width="false"/>
    </style:style>
    <style:style style:name="TableColumn1107" style:family="table-column">
      <style:table-column-properties style:column-width="1.4743in" style:use-optimal-column-width="false"/>
    </style:style>
    <style:style style:name="Table1103" style:family="table">
      <style:table-properties style:width="6.375in" fo:margin-left="0.075in" table:align="left"/>
    </style:style>
    <style:style style:name="TableRow1108" style:family="table-row">
      <style:table-row-properties style:use-optimal-row-height="false"/>
    </style:style>
    <style:style style:name="TableCell1109" style:family="table-cell">
      <style:table-cell-properties fo:border="0.0069in solid #000000" fo:padding-top="0in" fo:padding-left="0.075in" fo:padding-bottom="0in" fo:padding-right="0.075in"/>
    </style:style>
    <style:style style:name="T1110" style:parent-style-name="DefaultParagraphFont" style:family="text">
      <style:text-properties fo:font-weight="bold" style:font-weight-asian="bold" fo:font-size="11pt" style:font-size-asian="11pt" style:font-size-complex="11pt" fo:language="et" fo:country="EE"/>
    </style:style>
    <style:style style:name="TableCell1111" style:family="table-cell">
      <style:table-cell-properties fo:border="0.0069in solid #000000" fo:padding-top="0in" fo:padding-left="0.075in" fo:padding-bottom="0in" fo:padding-right="0.075in"/>
    </style:style>
    <style:style style:name="T1112" style:parent-style-name="DefaultParagraphFont" style:family="text">
      <style:text-properties fo:font-weight="bold" style:font-weight-asian="bold" fo:font-size="11pt" style:font-size-asian="11pt" style:font-size-complex="11pt" fo:language="et" fo:country="EE"/>
    </style:style>
    <style:style style:name="TableCell1113" style:family="table-cell">
      <style:table-cell-properties fo:border="0.0069in solid #000000" fo:padding-top="0in" fo:padding-left="0.0069in" fo:padding-bottom="0in" fo:padding-right="0.0069in"/>
    </style:style>
    <style:style style:name="T1114" style:parent-style-name="DefaultParagraphFont" style:family="text">
      <style:text-properties fo:font-weight="bold" style:font-weight-asian="bold" fo:font-size="11pt" style:font-size-asian="11pt" style:font-size-complex="11pt" fo:language="et" fo:country="EE"/>
    </style:style>
    <style:style style:name="TableCell1115" style:family="table-cell">
      <style:table-cell-properties fo:border="0.0069in solid #000000" fo:padding-top="0in" fo:padding-left="0.075in" fo:padding-bottom="0in" fo:padding-right="0.075in"/>
    </style:style>
    <style:style style:name="T1116" style:parent-style-name="DefaultParagraphFont" style:family="text">
      <style:text-properties fo:font-weight="bold" style:font-weight-asian="bold" fo:font-size="11pt" style:font-size-asian="11pt" style:font-size-complex="11pt" fo:language="et" fo:country="EE"/>
    </style:style>
    <style:style style:name="TableRow1117" style:family="table-row">
      <style:table-row-properties style:use-optimal-row-height="false"/>
    </style:style>
    <style:style style:name="TableCell1118" style:family="table-cell">
      <style:table-cell-properties fo:border="0.0069in solid #000000" fo:padding-top="0in" fo:padding-left="0.075in" fo:padding-bottom="0in" fo:padding-right="0.075in"/>
    </style:style>
    <style:style style:name="T1119" style:parent-style-name="DefaultParagraphFont" style:family="text">
      <style:text-properties fo:font-size="11pt" style:font-size-asian="11pt" style:font-size-complex="11pt" fo:language="et" fo:country="EE"/>
    </style:style>
    <style:style style:name="TableCell1120" style:family="table-cell">
      <style:table-cell-properties fo:border="0.0069in solid #000000" fo:padding-top="0in" fo:padding-left="0.075in" fo:padding-bottom="0in" fo:padding-right="0.075in"/>
    </style:style>
    <style:style style:name="TableCell1121" style:family="table-cell">
      <style:table-cell-properties fo:border="0.0069in solid #000000" fo:padding-top="0in" fo:padding-left="0.0069in" fo:padding-bottom="0in" fo:padding-right="0.0069in"/>
    </style:style>
    <style:style style:name="TableCell1122" style:family="table-cell">
      <style:table-cell-properties fo:border="0.0069in solid #000000" fo:padding-top="0in" fo:padding-left="0.075in" fo:padding-bottom="0in" fo:padding-right="0.075in"/>
    </style:style>
    <style:style style:name="TableRow1123" style:family="table-row">
      <style:table-row-properties style:use-optimal-row-height="false"/>
    </style:style>
    <style:style style:name="TableCell1124" style:family="table-cell">
      <style:table-cell-properties fo:border="0.0069in solid #000000" fo:padding-top="0in" fo:padding-left="0.075in" fo:padding-bottom="0in" fo:padding-right="0.075in"/>
    </style:style>
    <style:style style:name="P1125" style:parent-style-name="ListParagraph" style:list-style-name="LFO2" style:family="paragraph"/>
    <style:style style:name="T1126" style:parent-style-name="DefaultParagraphFont" style:family="text">
      <style:text-properties fo:font-size="11pt" style:font-size-asian="11pt" style:font-size-complex="11pt" fo:language="et" fo:country="EE"/>
    </style:style>
    <style:style style:name="TableCell1127" style:family="table-cell">
      <style:table-cell-properties fo:border="0.0069in solid #000000" fo:padding-top="0in" fo:padding-left="0.075in" fo:padding-bottom="0in" fo:padding-right="0.075in"/>
    </style:style>
    <style:style style:name="TableCell1128" style:family="table-cell">
      <style:table-cell-properties fo:border="0.0069in solid #000000" fo:padding-top="0in" fo:padding-left="0.0069in" fo:padding-bottom="0in" fo:padding-right="0.0069in"/>
    </style:style>
    <style:style style:name="TableCell1129" style:family="table-cell">
      <style:table-cell-properties fo:border="0.0069in solid #000000" fo:padding-top="0in" fo:padding-left="0.075in" fo:padding-bottom="0in" fo:padding-right="0.075in"/>
    </style:style>
    <style:style style:name="TableRow1130" style:family="table-row">
      <style:table-row-properties style:use-optimal-row-height="false"/>
    </style:style>
    <style:style style:name="TableCell1131" style:family="table-cell">
      <style:table-cell-properties fo:border="0.0069in solid #000000" fo:padding-top="0in" fo:padding-left="0.075in" fo:padding-bottom="0in" fo:padding-right="0.075in"/>
    </style:style>
    <style:style style:name="P1132" style:parent-style-name="ListParagraph" style:list-style-name="LFO2" style:family="paragraph"/>
    <style:style style:name="T1133" style:parent-style-name="DefaultParagraphFont" style:family="text">
      <style:text-properties fo:font-size="11pt" style:font-size-asian="11pt" style:font-size-complex="11pt" fo:language="et" fo:country="EE"/>
    </style:style>
    <style:style style:name="TableCell1134" style:family="table-cell">
      <style:table-cell-properties fo:border="0.0069in solid #000000" fo:padding-top="0in" fo:padding-left="0.075in" fo:padding-bottom="0in" fo:padding-right="0.075in"/>
    </style:style>
    <style:style style:name="TableCell1135" style:family="table-cell">
      <style:table-cell-properties fo:border="0.0069in solid #000000" fo:padding-top="0in" fo:padding-left="0.0069in" fo:padding-bottom="0in" fo:padding-right="0.0069in"/>
    </style:style>
    <style:style style:name="TableCell1136" style:family="table-cell">
      <style:table-cell-properties fo:border="0.0069in solid #000000" fo:padding-top="0in" fo:padding-left="0.075in" fo:padding-bottom="0in" fo:padding-right="0.075in"/>
    </style:style>
    <style:style style:name="T1137" style:parent-style-name="DefaultParagraphFont" style:family="text">
      <style:text-properties fo:font-size="10pt" style:font-size-asian="10pt" style:font-size-complex="10pt" fo:language="et" fo:country="EE"/>
    </style:style>
    <style:style style:name="TableRow1138" style:family="table-row">
      <style:table-row-properties style:use-optimal-row-height="false"/>
    </style:style>
    <style:style style:name="TableCell1139" style:family="table-cell">
      <style:table-cell-properties fo:border="0.0069in solid #000000" fo:padding-top="0in" fo:padding-left="0.075in" fo:padding-bottom="0in" fo:padding-right="0.075in"/>
    </style:style>
    <style:style style:name="P1140" style:parent-style-name="ListParagraph" style:list-style-name="LFO2" style:family="paragraph"/>
    <style:style style:name="T1141" style:parent-style-name="DefaultParagraphFont" style:family="text">
      <style:text-properties fo:font-size="11pt" style:font-size-asian="11pt" style:font-size-complex="11pt" fo:language="et" fo:country="EE"/>
    </style:style>
    <style:style style:name="TableCell1142" style:family="table-cell">
      <style:table-cell-properties fo:border="0.0069in solid #000000" fo:padding-top="0in" fo:padding-left="0.075in" fo:padding-bottom="0in" fo:padding-right="0.075in"/>
    </style:style>
    <style:style style:name="TableCell1143" style:family="table-cell">
      <style:table-cell-properties fo:border="0.0069in solid #000000" fo:padding-top="0in" fo:padding-left="0.0069in" fo:padding-bottom="0in" fo:padding-right="0.0069in"/>
    </style:style>
    <style:style style:name="TableCell1144" style:family="table-cell">
      <style:table-cell-properties fo:border="0.0069in solid #000000" fo:padding-top="0in" fo:padding-left="0.075in" fo:padding-bottom="0in" fo:padding-right="0.075in"/>
    </style:style>
    <style:style style:name="TableRow1145" style:family="table-row">
      <style:table-row-properties style:use-optimal-row-height="false"/>
    </style:style>
    <style:style style:name="TableCell1146" style:family="table-cell">
      <style:table-cell-properties fo:border="0.0069in solid #000000" fo:padding-top="0in" fo:padding-left="0.075in" fo:padding-bottom="0in" fo:padding-right="0.075in"/>
    </style:style>
    <style:style style:name="P1147" style:parent-style-name="ListParagraph" style:list-style-name="LFO2" style:family="paragraph"/>
    <style:style style:name="T1148" style:parent-style-name="DefaultParagraphFont" style:family="text">
      <style:text-properties fo:font-size="11pt" style:font-size-asian="11pt" style:font-size-complex="11pt" fo:language="et" fo:country="EE"/>
    </style:style>
    <style:style style:name="TableCell1149" style:family="table-cell">
      <style:table-cell-properties fo:border="0.0069in solid #000000" fo:padding-top="0in" fo:padding-left="0.075in" fo:padding-bottom="0in" fo:padding-right="0.075in"/>
    </style:style>
    <style:style style:name="TableCell1150" style:family="table-cell">
      <style:table-cell-properties fo:border="0.0069in solid #000000" fo:padding-top="0in" fo:padding-left="0.0069in" fo:padding-bottom="0in" fo:padding-right="0.0069in"/>
    </style:style>
    <style:style style:name="TableCell1151" style:family="table-cell">
      <style:table-cell-properties fo:border="0.0069in solid #000000" fo:padding-top="0in" fo:padding-left="0.075in" fo:padding-bottom="0in" fo:padding-right="0.075in"/>
    </style:style>
    <style:style style:name="TableRow1152" style:family="table-row">
      <style:table-row-properties style:use-optimal-row-height="false"/>
    </style:style>
    <style:style style:name="TableCell1153" style:family="table-cell">
      <style:table-cell-properties fo:border="0.0069in solid #000000" fo:padding-top="0in" fo:padding-left="0.075in" fo:padding-bottom="0in" fo:padding-right="0.075in"/>
    </style:style>
    <style:style style:name="P1154" style:parent-style-name="ListParagraph" style:list-style-name="LFO2" style:family="paragraph"/>
    <style:style style:name="T1155" style:parent-style-name="DefaultParagraphFont" style:family="text">
      <style:text-properties fo:font-size="11pt" style:font-size-asian="11pt" style:font-size-complex="11pt" fo:language="et" fo:country="EE"/>
    </style:style>
    <style:style style:name="TableCell1156" style:family="table-cell">
      <style:table-cell-properties fo:border="0.0069in solid #000000" fo:padding-top="0in" fo:padding-left="0.075in" fo:padding-bottom="0in" fo:padding-right="0.075in"/>
    </style:style>
    <style:style style:name="TableCell1157" style:family="table-cell">
      <style:table-cell-properties fo:border="0.0069in solid #000000" fo:padding-top="0in" fo:padding-left="0.0069in" fo:padding-bottom="0in" fo:padding-right="0.0069in"/>
    </style:style>
    <style:style style:name="TableCell1158" style:family="table-cell">
      <style:table-cell-properties fo:border="0.0069in solid #000000" fo:padding-top="0in" fo:padding-left="0.075in" fo:padding-bottom="0in" fo:padding-right="0.075in"/>
    </style:style>
    <style:style style:name="TableRow1159" style:family="table-row">
      <style:table-row-properties style:use-optimal-row-height="false"/>
    </style:style>
    <style:style style:name="TableCell1160" style:family="table-cell">
      <style:table-cell-properties fo:border="0.0069in solid #000000" fo:padding-top="0in" fo:padding-left="0.075in" fo:padding-bottom="0in" fo:padding-right="0.075in"/>
    </style:style>
    <style:style style:name="P1161" style:parent-style-name="ListParagraph" style:list-style-name="LFO2" style:family="paragraph"/>
    <style:style style:name="T1162" style:parent-style-name="DefaultParagraphFont" style:family="text">
      <style:text-properties fo:font-size="11pt" style:font-size-asian="11pt" style:font-size-complex="11pt" fo:language="et" fo:country="EE"/>
    </style:style>
    <style:style style:name="TableCell1163" style:family="table-cell">
      <style:table-cell-properties fo:border="0.0069in solid #000000" fo:padding-top="0in" fo:padding-left="0.075in" fo:padding-bottom="0in" fo:padding-right="0.075in"/>
    </style:style>
    <style:style style:name="TableCell1164" style:family="table-cell">
      <style:table-cell-properties fo:border="0.0069in solid #000000" fo:padding-top="0in" fo:padding-left="0.0069in" fo:padding-bottom="0in" fo:padding-right="0.0069in"/>
    </style:style>
    <style:style style:name="TableCell1165" style:family="table-cell">
      <style:table-cell-properties fo:border="0.0069in solid #000000" fo:padding-top="0in" fo:padding-left="0.075in" fo:padding-bottom="0in" fo:padding-right="0.075in"/>
    </style:style>
    <style:style style:name="TableRow1166" style:family="table-row">
      <style:table-row-properties style:use-optimal-row-height="false"/>
    </style:style>
    <style:style style:name="TableCell1167" style:family="table-cell">
      <style:table-cell-properties fo:border="0.0069in solid #000000" fo:padding-top="0in" fo:padding-left="0.075in" fo:padding-bottom="0in" fo:padding-right="0.075in"/>
    </style:style>
    <style:style style:name="P1168" style:parent-style-name="ListParagraph" style:list-style-name="LFO2" style:family="paragraph"/>
    <style:style style:name="T1169" style:parent-style-name="DefaultParagraphFont" style:family="text">
      <style:text-properties fo:font-size="11pt" style:font-size-asian="11pt" style:font-size-complex="11pt" fo:language="et" fo:country="EE"/>
    </style:style>
    <style:style style:name="TableCell1170" style:family="table-cell">
      <style:table-cell-properties fo:border="0.0069in solid #000000" fo:padding-top="0in" fo:padding-left="0.075in" fo:padding-bottom="0in" fo:padding-right="0.075in"/>
    </style:style>
    <style:style style:name="TableCell1171" style:family="table-cell">
      <style:table-cell-properties fo:border="0.0069in solid #000000" fo:padding-top="0in" fo:padding-left="0.0069in" fo:padding-bottom="0in" fo:padding-right="0.0069in"/>
    </style:style>
    <style:style style:name="TableCell1172" style:family="table-cell">
      <style:table-cell-properties fo:border="0.0069in solid #000000" fo:padding-top="0in" fo:padding-left="0.075in" fo:padding-bottom="0in" fo:padding-right="0.075in"/>
    </style:style>
    <style:style style:name="TableRow1173" style:family="table-row">
      <style:table-row-properties style:use-optimal-row-height="false"/>
    </style:style>
    <style:style style:name="TableCell1174" style:family="table-cell">
      <style:table-cell-properties fo:border="0.0069in solid #000000" fo:padding-top="0in" fo:padding-left="0.075in" fo:padding-bottom="0in" fo:padding-right="0.075in"/>
    </style:style>
    <style:style style:name="P1175" style:parent-style-name="ListParagraph" style:list-style-name="LFO2" style:family="paragraph"/>
    <style:style style:name="T1176" style:parent-style-name="DefaultParagraphFont" style:family="text">
      <style:text-properties fo:font-size="11pt" style:font-size-asian="11pt" style:font-size-complex="11pt" fo:language="et" fo:country="EE"/>
    </style:style>
    <style:style style:name="TableCell1177" style:family="table-cell">
      <style:table-cell-properties fo:border="0.0069in solid #000000" fo:padding-top="0in" fo:padding-left="0.075in" fo:padding-bottom="0in" fo:padding-right="0.075in"/>
    </style:style>
    <style:style style:name="TableCell1178" style:family="table-cell">
      <style:table-cell-properties fo:border="0.0069in solid #000000" fo:padding-top="0in" fo:padding-left="0.0069in" fo:padding-bottom="0in" fo:padding-right="0.0069in"/>
    </style:style>
    <style:style style:name="TableCell1179" style:family="table-cell">
      <style:table-cell-properties fo:border="0.0069in solid #000000" fo:padding-top="0in" fo:padding-left="0.075in" fo:padding-bottom="0in" fo:padding-right="0.075in"/>
    </style:style>
    <style:style style:name="TableRow1180" style:family="table-row">
      <style:table-row-properties style:use-optimal-row-height="false"/>
    </style:style>
    <style:style style:name="TableCell1181" style:family="table-cell">
      <style:table-cell-properties fo:border="0.0069in solid #000000" fo:padding-top="0in" fo:padding-left="0.075in" fo:padding-bottom="0in" fo:padding-right="0.075in"/>
    </style:style>
    <style:style style:name="P1182" style:parent-style-name="ListParagraph" style:list-style-name="LFO2" style:family="paragraph"/>
    <style:style style:name="T1183" style:parent-style-name="DefaultParagraphFont" style:family="text">
      <style:text-properties fo:font-size="11pt" style:font-size-asian="11pt" style:font-size-complex="11pt" fo:language="et" fo:country="EE"/>
    </style:style>
    <style:style style:name="TableCell1184" style:family="table-cell">
      <style:table-cell-properties fo:border="0.0069in solid #000000" fo:padding-top="0in" fo:padding-left="0.075in" fo:padding-bottom="0in" fo:padding-right="0.075in"/>
    </style:style>
    <style:style style:name="TableCell1185" style:family="table-cell">
      <style:table-cell-properties fo:border="0.0069in solid #000000" fo:padding-top="0in" fo:padding-left="0.0069in" fo:padding-bottom="0in" fo:padding-right="0.0069in"/>
    </style:style>
    <style:style style:name="TableCell1186" style:family="table-cell">
      <style:table-cell-properties fo:border="0.0069in solid #000000" fo:padding-top="0in" fo:padding-left="0.075in" fo:padding-bottom="0in" fo:padding-right="0.075in"/>
    </style:style>
    <style:style style:name="TableRow1187" style:family="table-row">
      <style:table-row-properties style:use-optimal-row-height="false"/>
    </style:style>
    <style:style style:name="TableCell1188" style:family="table-cell">
      <style:table-cell-properties fo:border="0.0069in solid #000000" fo:padding-top="0in" fo:padding-left="0.075in" fo:padding-bottom="0in" fo:padding-right="0.075in"/>
    </style:style>
    <style:style style:name="P1189" style:parent-style-name="ListParagraph" style:list-style-name="LFO2" style:family="paragraph"/>
    <style:style style:name="T1190" style:parent-style-name="DefaultParagraphFont" style:family="text">
      <style:text-properties fo:font-size="11pt" style:font-size-asian="11pt" style:font-size-complex="11pt" fo:language="et" fo:country="EE"/>
    </style:style>
    <style:style style:name="TableCell1191" style:family="table-cell">
      <style:table-cell-properties fo:border="0.0069in solid #000000" fo:padding-top="0in" fo:padding-left="0.075in" fo:padding-bottom="0in" fo:padding-right="0.075in"/>
    </style:style>
    <style:style style:name="TableCell1192" style:family="table-cell">
      <style:table-cell-properties fo:border="0.0069in solid #000000" fo:padding-top="0in" fo:padding-left="0.0069in" fo:padding-bottom="0in" fo:padding-right="0.0069in"/>
    </style:style>
    <style:style style:name="TableCell1193" style:family="table-cell">
      <style:table-cell-properties fo:border="0.0069in solid #000000" fo:padding-top="0in" fo:padding-left="0.075in" fo:padding-bottom="0in" fo:padding-right="0.075in"/>
    </style:style>
    <style:style style:name="TableRow1194" style:family="table-row">
      <style:table-row-properties style:use-optimal-row-height="false"/>
    </style:style>
    <style:style style:name="TableCell1195" style:family="table-cell">
      <style:table-cell-properties fo:border="0.0069in solid #000000" fo:padding-top="0in" fo:padding-left="0.075in" fo:padding-bottom="0in" fo:padding-right="0.075in"/>
    </style:style>
    <style:style style:name="P1196" style:parent-style-name="ListParagraph" style:list-style-name="LFO2" style:family="paragraph"/>
    <style:style style:name="T1197" style:parent-style-name="DefaultParagraphFont" style:family="text">
      <style:text-properties fo:font-size="11pt" style:font-size-asian="11pt" style:font-size-complex="11pt" fo:language="et" fo:country="EE"/>
    </style:style>
    <style:style style:name="TableCell1198" style:family="table-cell">
      <style:table-cell-properties fo:border="0.0069in solid #000000" fo:padding-top="0in" fo:padding-left="0.075in" fo:padding-bottom="0in" fo:padding-right="0.075in"/>
    </style:style>
    <style:style style:name="TableCell1199" style:family="table-cell">
      <style:table-cell-properties fo:border="0.0069in solid #000000" fo:padding-top="0in" fo:padding-left="0.0069in" fo:padding-bottom="0in" fo:padding-right="0.0069in"/>
    </style:style>
    <style:style style:name="TableCell1200" style:family="table-cell">
      <style:table-cell-properties fo:border="0.0069in solid #000000" fo:padding-top="0in" fo:padding-left="0.075in" fo:padding-bottom="0in" fo:padding-right="0.075in"/>
    </style:style>
    <style:style style:name="TableRow1201" style:family="table-row">
      <style:table-row-properties style:use-optimal-row-height="false"/>
    </style:style>
    <style:style style:name="TableCell1202" style:family="table-cell">
      <style:table-cell-properties fo:border="0.0069in solid #000000" fo:padding-top="0in" fo:padding-left="0.075in" fo:padding-bottom="0in" fo:padding-right="0.075in"/>
    </style:style>
    <style:style style:name="P1203" style:parent-style-name="ListParagraph" style:list-style-name="LFO2" style:family="paragraph"/>
    <style:style style:name="T1204" style:parent-style-name="DefaultParagraphFont" style:family="text">
      <style:text-properties fo:font-size="11pt" style:font-size-asian="11pt" style:font-size-complex="11pt" fo:language="et" fo:country="EE"/>
    </style:style>
    <style:style style:name="TableCell1205" style:family="table-cell">
      <style:table-cell-properties fo:border="0.0069in solid #000000" fo:padding-top="0in" fo:padding-left="0.075in" fo:padding-bottom="0in" fo:padding-right="0.075in"/>
    </style:style>
    <style:style style:name="TableCell1206" style:family="table-cell">
      <style:table-cell-properties fo:border="0.0069in solid #000000" fo:padding-top="0in" fo:padding-left="0.0069in" fo:padding-bottom="0in" fo:padding-right="0.0069in"/>
    </style:style>
    <style:style style:name="TableCell1207" style:family="table-cell">
      <style:table-cell-properties fo:border="0.0069in solid #000000" fo:padding-top="0in" fo:padding-left="0.075in" fo:padding-bottom="0in" fo:padding-right="0.075in"/>
    </style:style>
    <style:style style:name="TableRow1208" style:family="table-row">
      <style:table-row-properties style:use-optimal-row-height="false"/>
    </style:style>
    <style:style style:name="TableCell1209" style:family="table-cell">
      <style:table-cell-properties fo:border="0.0069in solid #000000" fo:padding-top="0in" fo:padding-left="0.075in" fo:padding-bottom="0in" fo:padding-right="0.075in"/>
    </style:style>
    <style:style style:name="P1210" style:parent-style-name="ListParagraph" style:list-style-name="LFO2" style:family="paragraph"/>
    <style:style style:name="T1211" style:parent-style-name="DefaultParagraphFont" style:family="text">
      <style:text-properties fo:font-size="11pt" style:font-size-asian="11pt" style:font-size-complex="11pt" fo:language="et" fo:country="EE"/>
    </style:style>
    <style:style style:name="TableCell1212" style:family="table-cell">
      <style:table-cell-properties fo:border="0.0069in solid #000000" fo:padding-top="0in" fo:padding-left="0.075in" fo:padding-bottom="0in" fo:padding-right="0.075in"/>
    </style:style>
    <style:style style:name="TableCell1213" style:family="table-cell">
      <style:table-cell-properties fo:border="0.0069in solid #000000" fo:padding-top="0in" fo:padding-left="0.0069in" fo:padding-bottom="0in" fo:padding-right="0.0069in"/>
    </style:style>
    <style:style style:name="TableCell1214" style:family="table-cell">
      <style:table-cell-properties fo:border="0.0069in solid #000000" fo:padding-top="0in" fo:padding-left="0.075in" fo:padding-bottom="0in" fo:padding-right="0.075in"/>
    </style:style>
    <style:style style:name="T1215" style:parent-style-name="DefaultParagraphFont" style:family="text">
      <style:text-properties fo:font-size="10pt" style:font-size-asian="10pt" style:font-size-complex="10pt" fo:language="et" fo:country="EE"/>
    </style:style>
    <style:style style:name="P1216" style:parent-style-name="Normal" style:family="paragraph">
      <style:text-properties fo:language="et" fo:country="EE"/>
    </style:style>
    <style:style style:name="P1217" style:parent-style-name="Normal" style:family="paragraph">
      <style:text-properties fo:language="et" fo:country="EE"/>
    </style:style>
    <style:style style:name="P1218" style:parent-style-name="Normal" style:family="paragraph">
      <style:text-properties fo:language="et" fo:country="EE"/>
    </style:style>
    <style:style style:name="P1219" style:parent-style-name="Normal" style:family="paragraph">
      <style:paragraph-properties fo:background-color="#D6E3BC"/>
      <style:text-properties fo:font-size="10pt" style:font-size-asian="10pt" style:font-size-complex="10pt" fo:language="et" fo:country="EE"/>
    </style:style>
    <style:style style:name="P1220" style:parent-style-name="Normal" style:family="paragraph">
      <style:paragraph-properties fo:background-color="#D6E3BC"/>
      <style:text-properties fo:font-size="10pt" style:font-size-asian="10pt" style:font-size-complex="10pt" fo:language="et" fo:country="EE"/>
    </style:style>
    <style:style style:name="P1221" style:parent-style-name="Normal" style:family="paragraph">
      <style:paragraph-properties fo:background-color="#D6E3BC"/>
      <style:text-properties fo:font-size="10pt" style:font-size-asian="10pt" style:font-size-complex="10pt" fo:language="et" fo:country="EE"/>
    </style:style>
    <style:style style:name="P1222" style:parent-style-name="Normal" style:family="paragraph">
      <style:paragraph-properties fo:background-color="#D6E3BC"/>
      <style:text-properties fo:font-size="10pt" style:font-size-asian="10pt" style:font-size-complex="10pt" fo:language="et" fo:country="EE"/>
    </style:style>
    <style:style style:name="P1223" style:parent-style-name="Normal" style:family="paragraph">
      <style:paragraph-properties fo:background-color="#D6E3BC"/>
      <style:text-properties fo:font-size="10pt" style:font-size-asian="10pt" style:font-size-complex="10pt" fo:language="et" fo:country="EE"/>
    </style:style>
    <style:style style:name="P1224" style:parent-style-name="Normal" style:family="paragraph">
      <style:paragraph-properties fo:background-color="#D6E3BC"/>
      <style:text-properties fo:font-size="10pt" style:font-size-asian="10pt" style:font-size-complex="10pt" fo:language="et" fo:country="EE"/>
    </style:style>
    <style:style style:name="P1225" style:parent-style-name="Normal" style:family="paragraph">
      <style:paragraph-properties fo:background-color="#D6E3BC"/>
      <style:text-properties fo:font-size="10pt" style:font-size-asian="10pt" style:font-size-complex="10pt" fo:language="et" fo:country="EE"/>
    </style:style>
    <style:style style:name="P1226" style:parent-style-name="Normal" style:family="paragraph">
      <style:paragraph-properties fo:background-color="#D6E3BC"/>
      <style:text-properties fo:font-size="10pt" style:font-size-asian="10pt" style:font-size-complex="10pt" fo:language="et" fo:country="EE"/>
    </style:style>
    <style:style style:name="P1227" style:parent-style-name="Normal" style:family="paragraph">
      <style:paragraph-properties fo:background-color="#D6E3BC"/>
      <style:text-properties fo:font-size="10pt" style:font-size-asian="10pt" style:font-size-complex="10pt" fo:language="et" fo:country="EE"/>
    </style:style>
    <style:style style:name="P1228" style:parent-style-name="Normal" style:family="paragraph">
      <style:paragraph-properties fo:background-color="#D6E3BC"/>
      <style:text-properties fo:font-size="10pt" style:font-size-asian="10pt" style:font-size-complex="10pt" fo:language="et" fo:country="EE"/>
    </style:style>
    <style:style style:name="P1229" style:parent-style-name="Normal" style:family="paragraph">
      <style:paragraph-properties fo:background-color="#D6E3BC"/>
      <style:text-properties fo:font-size="10pt" style:font-size-asian="10pt" style:font-size-complex="10pt" fo:language="et" fo:country="EE"/>
    </style:style>
    <style:style style:name="P1230" style:parent-style-name="Normal" style:family="paragraph">
      <style:paragraph-properties fo:background-color="#D6E3BC"/>
      <style:text-properties fo:font-size="10pt" style:font-size-asian="10pt" style:font-size-complex="10pt" fo:language="et" fo:country="EE"/>
    </style:style>
    <style:style style:name="P1231" style:parent-style-name="Normal" style:family="paragraph">
      <style:paragraph-properties fo:background-color="#D6E3BC"/>
      <style:text-properties fo:font-size="10pt" style:font-size-asian="10pt" style:font-size-complex="10pt" fo:language="et" fo:country="EE"/>
    </style:style>
    <style:style style:name="P1232" style:parent-style-name="Normal" style:family="paragraph">
      <style:paragraph-properties fo:background-color="#D6E3BC"/>
      <style:text-properties fo:font-size="10pt" style:font-size-asian="10pt" style:font-size-complex="10pt" fo:language="et" fo:country="EE"/>
    </style:style>
    <style:style style:name="P1233" style:parent-style-name="Normal" style:family="paragraph">
      <style:paragraph-properties fo:background-color="#D6E3BC"/>
      <style:text-properties fo:font-size="10pt" style:font-size-asian="10pt" style:font-size-complex="10pt" fo:language="et" fo:country="EE"/>
    </style:style>
    <style:style style:name="P1234" style:parent-style-name="Normal" style:family="paragraph">
      <style:paragraph-properties fo:background-color="#D6E3BC"/>
      <style:text-properties fo:font-size="10pt" style:font-size-asian="10pt" style:font-size-complex="10pt" fo:language="et" fo:country="EE"/>
    </style:style>
    <style:style style:name="P1235" style:parent-style-name="Normal" style:family="paragraph">
      <style:paragraph-properties fo:background-color="#D6E3BC"/>
      <style:text-properties fo:font-size="10pt" style:font-size-asian="10pt" style:font-size-complex="10pt" fo:language="et" fo:country="EE"/>
    </style:style>
    <style:style style:name="P1236" style:parent-style-name="Normal" style:family="paragraph">
      <style:paragraph-properties fo:background-color="#D6E3BC"/>
      <style:text-properties fo:font-size="10pt" style:font-size-asian="10pt" style:font-size-complex="10pt" fo:language="et" fo:country="EE"/>
    </style:style>
    <style:style style:name="P1237" style:parent-style-name="Normal" style:family="paragraph">
      <style:paragraph-properties fo:background-color="#D6E3BC"/>
      <style:text-properties fo:font-size="10pt" style:font-size-asian="10pt" style:font-size-complex="10pt" fo:language="et" fo:country="EE"/>
    </style:style>
    <style:style style:name="P1238" style:parent-style-name="Normal" style:family="paragraph">
      <style:paragraph-properties fo:background-color="#D6E3BC"/>
      <style:text-properties fo:font-size="10pt" style:font-size-asian="10pt" style:font-size-complex="10pt" fo:language="et" fo:country="EE"/>
    </style:style>
    <style:style style:name="P1239" style:parent-style-name="Normal" style:family="paragraph">
      <style:paragraph-properties fo:background-color="#D6E3BC"/>
      <style:text-properties fo:font-size="10pt" style:font-size-asian="10pt" style:font-size-complex="10pt" fo:language="et" fo:country="EE"/>
    </style:style>
    <style:style style:name="P1240" style:parent-style-name="Normal" style:family="paragraph">
      <style:paragraph-properties fo:background-color="#D6E3BC"/>
      <style:text-properties fo:font-size="10pt" style:font-size-asian="10pt" style:font-size-complex="10pt" fo:language="et" fo:country="EE"/>
    </style:style>
    <style:style style:name="P1241" style:parent-style-name="Normal" style:family="paragraph">
      <style:paragraph-properties fo:background-color="#D6E3BC"/>
      <style:text-properties fo:font-size="10pt" style:font-size-asian="10pt" style:font-size-complex="10pt" fo:language="et" fo:country="EE"/>
    </style:style>
    <style:style style:name="P1242" style:parent-style-name="Normal" style:family="paragraph">
      <style:paragraph-properties fo:background-color="#D6E3BC"/>
      <style:text-properties fo:font-size="10pt" style:font-size-asian="10pt" style:font-size-complex="10pt" fo:language="et" fo:country="EE"/>
    </style:style>
    <style:style style:name="P1243" style:parent-style-name="Normal" style:family="paragraph">
      <style:paragraph-properties fo:background-color="#D6E3BC"/>
      <style:text-properties fo:font-size="10pt" style:font-size-asian="10pt" style:font-size-complex="10pt" fo:language="et" fo:country="EE"/>
    </style:style>
    <style:style style:name="P1244" style:parent-style-name="Normal" style:family="paragraph">
      <style:paragraph-properties fo:background-color="#D6E3BC"/>
      <style:text-properties fo:font-size="10pt" style:font-size-asian="10pt" style:font-size-complex="10pt" fo:language="et" fo:country="EE"/>
    </style:style>
    <style:style style:name="P1245" style:parent-style-name="Normal" style:family="paragraph">
      <style:paragraph-properties fo:background-color="#D6E3BC"/>
      <style:text-properties fo:font-size="10pt" style:font-size-asian="10pt" style:font-size-complex="10pt" fo:language="et" fo:country="EE"/>
    </style:style>
    <style:style style:name="P1246" style:parent-style-name="Normal" style:family="paragraph">
      <style:paragraph-properties fo:background-color="#D6E3BC"/>
      <style:text-properties fo:font-size="10pt" style:font-size-asian="10pt" style:font-size-complex="10pt" fo:language="et" fo:country="EE"/>
    </style:style>
    <style:style style:name="P1247" style:parent-style-name="Normal" style:family="paragraph">
      <style:paragraph-properties fo:background-color="#D6E3BC"/>
      <style:text-properties fo:font-size="10pt" style:font-size-asian="10pt" style:font-size-complex="10pt" fo:language="et" fo:country="EE"/>
    </style:style>
    <style:style style:name="P1248" style:parent-style-name="Normal" style:family="paragraph">
      <style:paragraph-properties fo:background-color="#D6E3BC"/>
      <style:text-properties fo:font-size="10pt" style:font-size-asian="10pt" style:font-size-complex="10pt" fo:language="et" fo:country="EE"/>
    </style:style>
    <style:style style:name="P1249" style:parent-style-name="Normal" style:family="paragraph">
      <style:paragraph-properties fo:background-color="#D6E3BC"/>
      <style:text-properties fo:font-size="10pt" style:font-size-asian="10pt" style:font-size-complex="10pt" fo:language="et" fo:country="EE"/>
    </style:style>
    <style:style style:name="P1250" style:parent-style-name="Normal" style:family="paragraph">
      <style:paragraph-properties fo:background-color="#D6E3BC"/>
      <style:text-properties fo:font-size="10pt" style:font-size-asian="10pt" style:font-size-complex="10pt" fo:language="et" fo:country="EE"/>
    </style:style>
    <style:style style:name="P1251" style:parent-style-name="Normal" style:family="paragraph">
      <style:paragraph-properties fo:background-color="#D6E3BC"/>
      <style:text-properties fo:font-size="10pt" style:font-size-asian="10pt" style:font-size-complex="10pt" fo:language="et" fo:country="EE"/>
    </style:style>
    <style:style style:name="P1252" style:parent-style-name="Normal" style:family="paragraph">
      <style:paragraph-properties fo:background-color="#D6E3BC"/>
      <style:text-properties fo:font-size="10pt" style:font-size-asian="10pt" style:font-size-complex="10pt" fo:language="et" fo:country="EE"/>
    </style:style>
    <style:style style:name="P1253" style:parent-style-name="Normal" style:family="paragraph">
      <style:paragraph-properties fo:background-color="#D6E3BC"/>
      <style:text-properties fo:font-size="10pt" style:font-size-asian="10pt" style:font-size-complex="10pt" fo:language="et" fo:country="EE"/>
    </style:style>
    <style:style style:name="P1254" style:parent-style-name="Normal" style:family="paragraph">
      <style:paragraph-properties fo:background-color="#D6E3BC"/>
      <style:text-properties fo:font-size="10pt" style:font-size-asian="10pt" style:font-size-complex="10pt" fo:language="et" fo:country="EE"/>
    </style:style>
    <style:style style:name="P1255" style:parent-style-name="Normal" style:family="paragraph">
      <style:paragraph-properties fo:background-color="#D6E3BC"/>
      <style:text-properties fo:font-size="10pt" style:font-size-asian="10pt" style:font-size-complex="10pt" fo:language="et" fo:country="EE"/>
    </style:style>
    <style:style style:name="P1256" style:parent-style-name="Normal" style:family="paragraph">
      <style:paragraph-properties fo:background-color="#D6E3BC"/>
      <style:text-properties fo:font-size="10pt" style:font-size-asian="10pt" style:font-size-complex="10pt" fo:language="et" fo:country="EE"/>
    </style:style>
    <style:style style:name="P1257" style:parent-style-name="Normal" style:family="paragraph">
      <style:paragraph-properties fo:background-color="#D6E3BC"/>
      <style:text-properties fo:font-size="10pt" style:font-size-asian="10pt" style:font-size-complex="10pt" fo:language="et" fo:country="EE"/>
    </style:style>
    <style:style style:name="P1258" style:parent-style-name="Normal" style:family="paragraph">
      <style:paragraph-properties fo:background-color="#D6E3BC"/>
      <style:text-properties fo:font-size="10pt" style:font-size-asian="10pt" style:font-size-complex="10pt" fo:language="et" fo:country="EE"/>
    </style:style>
    <style:style style:name="P1259" style:parent-style-name="Normal" style:family="paragraph">
      <style:paragraph-properties fo:background-color="#D6E3BC"/>
      <style:text-properties fo:font-size="10pt" style:font-size-asian="10pt" style:font-size-complex="10pt" fo:language="et" fo:country="EE"/>
    </style:style>
    <style:style style:name="P1260" style:parent-style-name="Normal" style:family="paragraph">
      <style:paragraph-properties fo:background-color="#D6E3BC"/>
      <style:text-properties fo:font-size="10pt" style:font-size-asian="10pt" style:font-size-complex="10pt" fo:language="et" fo:country="EE"/>
    </style:style>
    <style:style style:name="P1261" style:parent-style-name="Normal" style:family="paragraph">
      <style:paragraph-properties fo:background-color="#D6E3BC"/>
      <style:text-properties fo:font-size="10pt" style:font-size-asian="10pt" style:font-size-complex="10pt" fo:language="et" fo:country="EE"/>
    </style:style>
    <style:style style:name="P1262" style:parent-style-name="Normal" style:family="paragraph">
      <style:paragraph-properties fo:background-color="#D6E3BC"/>
      <style:text-properties fo:font-size="10pt" style:font-size-asian="10pt" style:font-size-complex="10pt" fo:language="et" fo:country="EE"/>
    </style:style>
    <style:style style:name="P1263" style:parent-style-name="Normal" style:family="paragraph">
      <style:paragraph-properties fo:background-color="#D6E3BC"/>
      <style:text-properties fo:font-size="10pt" style:font-size-asian="10pt" style:font-size-complex="10pt" fo:language="et" fo:country="EE"/>
    </style:style>
    <style:style style:name="P1264" style:parent-style-name="Normal" style:family="paragraph">
      <style:paragraph-properties fo:background-color="#D6E3BC"/>
      <style:text-properties fo:font-size="10pt" style:font-size-asian="10pt" style:font-size-complex="10pt" fo:language="et" fo:country="EE"/>
    </style:style>
    <style:style style:name="P1265" style:parent-style-name="Normal" style:family="paragraph">
      <style:paragraph-properties fo:background-color="#D6E3BC"/>
      <style:text-properties fo:font-size="10pt" style:font-size-asian="10pt" style:font-size-complex="10pt" fo:language="et" fo:country="EE"/>
    </style:style>
    <style:style style:name="P1266" style:parent-style-name="Normal" style:family="paragraph">
      <style:paragraph-properties fo:background-color="#D6E3BC"/>
      <style:text-properties fo:font-size="10pt" style:font-size-asian="10pt" style:font-size-complex="10pt" fo:language="et" fo:country="EE"/>
    </style:style>
    <style:style style:name="P1267" style:parent-style-name="Normal" style:family="paragraph">
      <style:paragraph-properties fo:background-color="#D6E3BC"/>
      <style:text-properties fo:font-size="10pt" style:font-size-asian="10pt" style:font-size-complex="10pt" fo:language="et" fo:country="EE"/>
    </style:style>
    <style:style style:name="P1268" style:parent-style-name="Normal" style:family="paragraph">
      <style:paragraph-properties fo:background-color="#D6E3BC"/>
      <style:text-properties fo:font-size="10pt" style:font-size-asian="10pt" style:font-size-complex="10pt" fo:language="et" fo:country="EE"/>
    </style:style>
    <style:style style:name="P1269" style:parent-style-name="Normal" style:family="paragraph">
      <style:paragraph-properties fo:background-color="#D6E3BC"/>
      <style:text-properties fo:font-size="10pt" style:font-size-asian="10pt" style:font-size-complex="10pt" fo:language="et" fo:country="EE"/>
    </style:style>
    <style:style style:name="P1270" style:parent-style-name="Normal" style:family="paragraph">
      <style:paragraph-properties fo:background-color="#D6E3BC"/>
      <style:text-properties fo:font-size="10pt" style:font-size-asian="10pt" style:font-size-complex="10pt" fo:language="et" fo:country="EE"/>
    </style:style>
    <style:style style:name="P1271" style:parent-style-name="Normal" style:family="paragraph">
      <style:paragraph-properties fo:background-color="#D6E3BC"/>
      <style:text-properties fo:font-size="10pt" style:font-size-asian="10pt" style:font-size-complex="10pt" fo:language="et" fo:country="EE"/>
    </style:style>
    <style:style style:name="P1272" style:parent-style-name="Normal" style:family="paragraph">
      <style:paragraph-properties fo:background-color="#D6E3BC"/>
      <style:text-properties fo:font-size="10pt" style:font-size-asian="10pt" style:font-size-complex="10pt" fo:language="et" fo:country="EE"/>
    </style:style>
    <style:style style:name="P1273" style:parent-style-name="Normal" style:family="paragraph">
      <style:text-properties fo:language="et" fo:country="EE"/>
    </style:style>
    <style:style style:name="P1274" style:parent-style-name="Normal" style:family="paragraph">
      <style:text-properties fo:language="et" fo:country="EE"/>
    </style:style>
    <style:style style:name="P1275" style:parent-style-name="Normal" style:family="paragraph">
      <style:text-properties fo:language="et" fo:country="EE"/>
    </style:style>
    <style:style style:name="P1276" style:parent-style-name="Normal" style:family="paragraph">
      <style:paragraph-properties fo:background-color="#D6E3BC"/>
      <style:text-properties fo:font-size="10pt" style:font-size-asian="10pt" style:font-size-complex="10pt" fo:language="et" fo:country="EE"/>
    </style:style>
    <style:style style:name="P1277" style:parent-style-name="Normal" style:family="paragraph">
      <style:paragraph-properties fo:background-color="#D6E3BC"/>
      <style:text-properties fo:font-size="10pt" style:font-size-asian="10pt" style:font-size-complex="10pt" fo:language="et" fo:country="EE"/>
    </style:style>
    <style:style style:name="P1278" style:parent-style-name="Normal" style:family="paragraph">
      <style:paragraph-properties fo:background-color="#D6E3BC"/>
      <style:text-properties fo:font-size="10pt" style:font-size-asian="10pt" style:font-size-complex="10pt" fo:language="et" fo:country="EE"/>
    </style:style>
    <style:style style:name="P1279" style:parent-style-name="Normal" style:family="paragraph">
      <style:paragraph-properties fo:background-color="#D6E3BC"/>
      <style:text-properties fo:font-size="10pt" style:font-size-asian="10pt" style:font-size-complex="10pt" fo:language="et" fo:country="EE"/>
    </style:style>
    <style:style style:name="P1280" style:parent-style-name="Normal" style:family="paragraph">
      <style:paragraph-properties fo:background-color="#D6E3BC"/>
      <style:text-properties fo:font-size="10pt" style:font-size-asian="10pt" style:font-size-complex="10pt" fo:language="et" fo:country="EE"/>
    </style:style>
    <style:style style:name="P1281" style:parent-style-name="Normal" style:family="paragraph">
      <style:paragraph-properties fo:background-color="#D6E3BC"/>
      <style:text-properties fo:font-size="10pt" style:font-size-asian="10pt" style:font-size-complex="10pt" fo:language="et" fo:country="EE"/>
    </style:style>
    <style:style style:name="P1282" style:parent-style-name="Normal" style:family="paragraph">
      <style:paragraph-properties fo:background-color="#D6E3BC"/>
      <style:text-properties fo:font-size="10pt" style:font-size-asian="10pt" style:font-size-complex="10pt" fo:language="et" fo:country="EE"/>
    </style:style>
    <style:style style:name="P1283" style:parent-style-name="Normal" style:family="paragraph">
      <style:paragraph-properties fo:background-color="#D6E3BC"/>
      <style:text-properties fo:font-size="10pt" style:font-size-asian="10pt" style:font-size-complex="10pt" fo:language="et" fo:country="EE"/>
    </style:style>
    <style:style style:name="P1284" style:parent-style-name="Normal" style:family="paragraph">
      <style:paragraph-properties fo:background-color="#D6E3BC"/>
      <style:text-properties fo:font-size="10pt" style:font-size-asian="10pt" style:font-size-complex="10pt" fo:language="et" fo:country="EE"/>
    </style:style>
    <style:style style:name="P1285" style:parent-style-name="Normal" style:family="paragraph">
      <style:paragraph-properties fo:background-color="#D6E3BC"/>
      <style:text-properties fo:font-size="10pt" style:font-size-asian="10pt" style:font-size-complex="10pt" fo:language="et" fo:country="EE"/>
    </style:style>
    <style:style style:name="P1286" style:parent-style-name="Normal" style:family="paragraph">
      <style:paragraph-properties fo:background-color="#D6E3BC"/>
      <style:text-properties fo:font-size="10pt" style:font-size-asian="10pt" style:font-size-complex="10pt" fo:language="et" fo:country="EE"/>
    </style:style>
    <style:style style:name="P1287" style:parent-style-name="Normal" style:family="paragraph">
      <style:paragraph-properties fo:background-color="#D6E3BC"/>
      <style:text-properties fo:font-size="10pt" style:font-size-asian="10pt" style:font-size-complex="10pt" fo:language="et" fo:country="EE"/>
    </style:style>
    <style:style style:name="P1288" style:parent-style-name="Normal" style:family="paragraph">
      <style:paragraph-properties fo:background-color="#D6E3BC"/>
      <style:text-properties fo:font-size="10pt" style:font-size-asian="10pt" style:font-size-complex="10pt" fo:language="et" fo:country="EE"/>
    </style:style>
    <style:style style:name="P1289" style:parent-style-name="Normal" style:family="paragraph">
      <style:paragraph-properties fo:background-color="#D6E3BC"/>
      <style:text-properties fo:font-size="10pt" style:font-size-asian="10pt" style:font-size-complex="10pt" fo:language="et" fo:country="EE"/>
    </style:style>
    <style:style style:name="P1290" style:parent-style-name="Normal" style:family="paragraph">
      <style:paragraph-properties fo:background-color="#D6E3BC"/>
      <style:text-properties fo:font-size="10pt" style:font-size-asian="10pt" style:font-size-complex="10pt" fo:language="et" fo:country="EE"/>
    </style:style>
    <style:style style:name="P1291" style:parent-style-name="Normal" style:family="paragraph">
      <style:paragraph-properties fo:background-color="#D6E3BC"/>
      <style:text-properties fo:font-size="10pt" style:font-size-asian="10pt" style:font-size-complex="10pt" fo:language="et" fo:country="EE"/>
    </style:style>
    <style:style style:name="P1292" style:parent-style-name="Normal" style:family="paragraph">
      <style:paragraph-properties fo:background-color="#D6E3BC"/>
      <style:text-properties fo:font-size="10pt" style:font-size-asian="10pt" style:font-size-complex="10pt" fo:language="et" fo:country="EE"/>
    </style:style>
    <style:style style:name="P1293" style:parent-style-name="Normal" style:family="paragraph">
      <style:paragraph-properties fo:background-color="#D6E3BC"/>
      <style:text-properties fo:font-size="10pt" style:font-size-asian="10pt" style:font-size-complex="10pt" fo:language="et" fo:country="EE"/>
    </style:style>
    <style:style style:name="P1294" style:parent-style-name="Normal" style:family="paragraph">
      <style:paragraph-properties fo:background-color="#D6E3BC"/>
      <style:text-properties fo:font-size="10pt" style:font-size-asian="10pt" style:font-size-complex="10pt" fo:language="et" fo:country="EE"/>
    </style:style>
    <style:style style:name="P1295" style:parent-style-name="Normal" style:family="paragraph">
      <style:paragraph-properties fo:background-color="#D6E3BC"/>
      <style:text-properties fo:font-size="10pt" style:font-size-asian="10pt" style:font-size-complex="10pt" fo:language="et" fo:country="EE"/>
    </style:style>
    <style:style style:name="P1296" style:parent-style-name="Normal" style:family="paragraph">
      <style:paragraph-properties fo:background-color="#D6E3BC"/>
      <style:text-properties fo:font-size="10pt" style:font-size-asian="10pt" style:font-size-complex="10pt" fo:language="et" fo:country="EE"/>
    </style:style>
    <style:style style:name="P1297" style:parent-style-name="Normal" style:family="paragraph">
      <style:paragraph-properties fo:background-color="#D6E3BC"/>
      <style:text-properties fo:font-size="10pt" style:font-size-asian="10pt" style:font-size-complex="10pt" fo:language="et" fo:country="EE"/>
    </style:style>
    <style:style style:name="P1298" style:parent-style-name="Normal" style:family="paragraph">
      <style:paragraph-properties fo:background-color="#D6E3BC"/>
      <style:text-properties fo:font-size="10pt" style:font-size-asian="10pt" style:font-size-complex="10pt" fo:language="et" fo:country="EE"/>
    </style:style>
    <style:style style:name="P1299" style:parent-style-name="Normal" style:family="paragraph">
      <style:paragraph-properties fo:text-align="justify"/>
    </style:style>
    <style:style style:name="T1300" style:parent-style-name="DefaultParagraphFont" style:family="text">
      <style:text-properties fo:language="et" fo:country="EE"/>
    </style:style>
    <style:style style:name="T1301" style:parent-style-name="DefaultParagraphFont" style:family="text">
      <style:text-properties fo:language="et" fo:country="EE"/>
    </style:style>
    <style:style style:name="T1302" style:parent-style-name="DefaultParagraphFont" style:family="text">
      <style:text-properties fo:language="et" fo:country="EE"/>
    </style:style>
    <style:style style:name="P1303" style:parent-style-name="Normal" style:family="paragraph">
      <style:text-properties fo:language="et" fo:country="EE"/>
    </style:style>
    <style:style style:name="P1304" style:parent-style-name="Normal" style:family="paragraph">
      <style:text-properties fo:language="et" fo:country="EE"/>
    </style:style>
    <style:style style:name="TableColumn1306" style:family="table-column">
      <style:table-column-properties style:column-width="2.0569in" style:use-optimal-column-width="false"/>
    </style:style>
    <style:style style:name="TableColumn1307" style:family="table-column">
      <style:table-column-properties style:column-width="2.1326in" style:use-optimal-column-width="false"/>
    </style:style>
    <style:style style:name="TableColumn1308" style:family="table-column">
      <style:table-column-properties style:column-width="2.1326in" style:use-optimal-column-width="false"/>
    </style:style>
    <style:style style:name="Table1305" style:family="table">
      <style:table-properties style:width="6.3222in" fo:margin-left="0.075in" table:align="left"/>
    </style:style>
    <style:style style:name="TableRow1309" style:family="table-row">
      <style:table-row-properties style:use-optimal-row-height="false"/>
    </style:style>
    <style:style style:name="TableCell1310" style:family="table-cell">
      <style:table-cell-properties fo:border="0.0069in solid #000000" fo:padding-top="0in" fo:padding-left="0.075in" fo:padding-bottom="0in" fo:padding-right="0.075in"/>
    </style:style>
    <style:style style:name="T1311" style:parent-style-name="DefaultParagraphFont" style:family="text">
      <style:text-properties fo:font-weight="bold" style:font-weight-asian="bold" fo:font-size="11pt" style:font-size-asian="11pt" style:font-size-complex="11pt" fo:language="et" fo:country="EE"/>
    </style:style>
    <style:style style:name="TableCell1312" style:family="table-cell">
      <style:table-cell-properties fo:border="0.0069in solid #000000" fo:padding-top="0in" fo:padding-left="0.075in" fo:padding-bottom="0in" fo:padding-right="0.075in"/>
    </style:style>
    <style:style style:name="T1313" style:parent-style-name="DefaultParagraphFont" style:family="text">
      <style:text-properties fo:font-weight="bold" style:font-weight-asian="bold" fo:font-size="11pt" style:font-size-asian="11pt" style:font-size-complex="11pt" fo:language="et" fo:country="EE"/>
    </style:style>
    <style:style style:name="TableCell1314" style:family="table-cell">
      <style:table-cell-properties fo:border="0.0069in solid #000000" fo:padding-top="0in" fo:padding-left="0.075in" fo:padding-bottom="0in" fo:padding-right="0.075in"/>
    </style:style>
    <style:style style:name="T1315" style:parent-style-name="DefaultParagraphFont" style:family="text">
      <style:text-properties fo:font-weight="bold" style:font-weight-asian="bold" fo:font-size="11pt" style:font-size-asian="11pt" style:font-size-complex="11pt" fo:language="et" fo:country="EE"/>
    </style:style>
    <style:style style:name="TableRow1316" style:family="table-row">
      <style:table-row-properties style:use-optimal-row-height="false"/>
    </style:style>
    <style:style style:name="TableCell1317" style:family="table-cell">
      <style:table-cell-properties fo:border="0.0069in solid #000000" fo:padding-top="0in" fo:padding-left="0.075in" fo:padding-bottom="0in" fo:padding-right="0.075in"/>
    </style:style>
    <style:style style:name="T1318" style:parent-style-name="DefaultParagraphFont" style:family="text">
      <style:text-properties fo:font-size="11pt" style:font-size-asian="11pt" style:font-size-complex="11pt" fo:language="et" fo:country="EE"/>
    </style:style>
    <style:style style:name="TableCell1319" style:family="table-cell">
      <style:table-cell-properties fo:border="0.0069in solid #000000" fo:padding-top="0in" fo:padding-left="0.075in" fo:padding-bottom="0in" fo:padding-right="0.075in"/>
    </style:style>
    <style:style style:name="T1320" style:parent-style-name="DefaultParagraphFont" style:family="text">
      <style:text-properties fo:font-size="11pt" style:font-size-asian="11pt" style:font-size-complex="11pt" fo:language="et" fo:country="EE"/>
    </style:style>
    <style:style style:name="TableCell1321" style:family="table-cell">
      <style:table-cell-properties fo:border="0.0069in solid #000000" fo:padding-top="0in" fo:padding-left="0.075in" fo:padding-bottom="0in" fo:padding-right="0.075in"/>
    </style:style>
    <style:style style:name="T1322" style:parent-style-name="DefaultParagraphFont" style:family="text">
      <style:text-properties fo:font-size="11pt" style:font-size-asian="11pt" style:font-size-complex="11pt" fo:language="et" fo:country="EE"/>
    </style:style>
    <style:style style:name="TableRow1323" style:family="table-row">
      <style:table-row-properties style:use-optimal-row-height="false"/>
    </style:style>
    <style:style style:name="TableCell1324" style:family="table-cell">
      <style:table-cell-properties fo:border="0.0069in solid #000000" fo:padding-top="0in" fo:padding-left="0.075in" fo:padding-bottom="0in" fo:padding-right="0.075in"/>
    </style:style>
    <style:style style:name="T1325" style:parent-style-name="DefaultParagraphFont" style:family="text">
      <style:text-properties fo:font-size="11pt" style:font-size-asian="11pt" style:font-size-complex="11pt" fo:language="et" fo:country="EE"/>
    </style:style>
    <style:style style:name="TableCell1326" style:family="table-cell">
      <style:table-cell-properties fo:border="0.0069in solid #000000" fo:padding-top="0in" fo:padding-left="0.075in" fo:padding-bottom="0in" fo:padding-right="0.075in"/>
    </style:style>
    <style:style style:name="T1327" style:parent-style-name="DefaultParagraphFont" style:family="text">
      <style:text-properties fo:font-size="11pt" style:font-size-asian="11pt" style:font-size-complex="11pt" fo:language="et" fo:country="EE"/>
    </style:style>
    <style:style style:name="TableCell1328" style:family="table-cell">
      <style:table-cell-properties fo:border="0.0069in solid #000000" fo:padding-top="0in" fo:padding-left="0.075in" fo:padding-bottom="0in" fo:padding-right="0.075in"/>
    </style:style>
    <style:style style:name="T1329" style:parent-style-name="DefaultParagraphFont" style:family="text">
      <style:text-properties fo:font-size="11pt" style:font-size-asian="11pt" style:font-size-complex="11pt" fo:language="et" fo:country="EE"/>
    </style:style>
    <style:style style:name="TableRow1330" style:family="table-row">
      <style:table-row-properties style:use-optimal-row-height="false"/>
    </style:style>
    <style:style style:name="TableCell1331" style:family="table-cell">
      <style:table-cell-properties fo:border="0.0069in solid #000000" fo:padding-top="0in" fo:padding-left="0.075in" fo:padding-bottom="0in" fo:padding-right="0.075in"/>
    </style:style>
    <style:style style:name="T1332" style:parent-style-name="DefaultParagraphFont" style:family="text">
      <style:text-properties fo:font-size="11pt" style:font-size-asian="11pt" style:font-size-complex="11pt" fo:language="et" fo:country="EE"/>
    </style:style>
    <style:style style:name="TableCell1333" style:family="table-cell">
      <style:table-cell-properties fo:border="0.0069in solid #000000" fo:padding-top="0in" fo:padding-left="0.075in" fo:padding-bottom="0in" fo:padding-right="0.075in"/>
    </style:style>
    <style:style style:name="T1334" style:parent-style-name="DefaultParagraphFont" style:family="text">
      <style:text-properties fo:font-size="11pt" style:font-size-asian="11pt" style:font-size-complex="11pt" fo:language="et" fo:country="EE"/>
    </style:style>
    <style:style style:name="TableCell1335" style:family="table-cell">
      <style:table-cell-properties fo:border="0.0069in solid #000000" fo:padding-top="0in" fo:padding-left="0.075in" fo:padding-bottom="0in" fo:padding-right="0.075in"/>
    </style:style>
    <style:style style:name="T1336" style:parent-style-name="DefaultParagraphFont" style:family="text">
      <style:text-properties fo:font-size="11pt" style:font-size-asian="11pt" style:font-size-complex="11pt" fo:language="et" fo:country="EE"/>
    </style:style>
    <style:style style:name="P1337" style:parent-style-name="Normal" style:family="paragraph">
      <style:text-properties fo:language="et" fo:country="EE"/>
    </style:style>
    <style:style style:name="P1338" style:parent-style-name="Normal" style:family="paragraph">
      <style:text-properties fo:language="et" fo:country="EE"/>
    </style:style>
    <style:style style:name="P1339" style:parent-style-name="Normal" style:family="paragraph">
      <style:text-properties fo:language="et" fo:country="EE"/>
    </style:style>
    <style:style style:name="P1340" style:parent-style-name="Normal" style:family="paragraph">
      <style:paragraph-properties fo:background-color="#D6E3BC"/>
      <style:text-properties fo:font-size="10pt" style:font-size-asian="10pt" style:font-size-complex="10pt" fo:language="et" fo:country="EE"/>
    </style:style>
    <style:style style:name="P1341" style:parent-style-name="Normal" style:family="paragraph">
      <style:paragraph-properties fo:background-color="#D6E3BC"/>
      <style:text-properties fo:font-size="10pt" style:font-size-asian="10pt" style:font-size-complex="10pt" fo:language="et" fo:country="EE"/>
    </style:style>
    <style:style style:name="P1342" style:parent-style-name="Normal" style:family="paragraph">
      <style:paragraph-properties fo:background-color="#D6E3BC"/>
      <style:text-properties fo:font-size="10pt" style:font-size-asian="10pt" style:font-size-complex="10pt" fo:language="et" fo:country="EE"/>
    </style:style>
    <style:style style:name="P1343" style:parent-style-name="Normal" style:family="paragraph">
      <style:paragraph-properties fo:background-color="#D6E3BC"/>
      <style:text-properties fo:font-size="10pt" style:font-size-asian="10pt" style:font-size-complex="10pt" fo:language="et" fo:country="EE"/>
    </style:style>
    <style:style style:name="P1344" style:parent-style-name="Normal" style:family="paragraph">
      <style:paragraph-properties fo:background-color="#D6E3BC"/>
      <style:text-properties fo:font-size="10pt" style:font-size-asian="10pt" style:font-size-complex="10pt" fo:language="et" fo:country="EE"/>
    </style:style>
    <style:style style:name="P1345" style:parent-style-name="Normal" style:family="paragraph">
      <style:paragraph-properties fo:background-color="#D6E3BC"/>
      <style:text-properties fo:font-size="10pt" style:font-size-asian="10pt" style:font-size-complex="10pt" fo:language="et" fo:country="EE"/>
    </style:style>
    <style:style style:name="P1346" style:parent-style-name="Normal" style:family="paragraph">
      <style:paragraph-properties fo:background-color="#D6E3BC"/>
      <style:text-properties fo:font-size="10pt" style:font-size-asian="10pt" style:font-size-complex="10pt" fo:language="et" fo:country="EE"/>
    </style:style>
    <style:style style:name="P1347" style:parent-style-name="Normal" style:family="paragraph">
      <style:paragraph-properties fo:background-color="#D6E3BC"/>
      <style:text-properties fo:font-size="10pt" style:font-size-asian="10pt" style:font-size-complex="10pt" fo:language="et" fo:country="EE"/>
    </style:style>
    <style:style style:name="P1348" style:parent-style-name="Normal" style:family="paragraph">
      <style:paragraph-properties fo:background-color="#D6E3BC"/>
      <style:text-properties fo:font-size="10pt" style:font-size-asian="10pt" style:font-size-complex="10pt" fo:language="et" fo:country="EE"/>
    </style:style>
    <style:style style:name="P1349" style:parent-style-name="Normal" style:family="paragraph">
      <style:paragraph-properties fo:background-color="#D6E3BC"/>
      <style:text-properties fo:font-size="10pt" style:font-size-asian="10pt" style:font-size-complex="10pt" fo:language="et" fo:country="EE"/>
    </style:style>
    <style:style style:name="P1350" style:parent-style-name="Normal" style:family="paragraph">
      <style:paragraph-properties fo:background-color="#D6E3BC"/>
      <style:text-properties fo:font-size="10pt" style:font-size-asian="10pt" style:font-size-complex="10pt" fo:language="et" fo:country="EE"/>
    </style:style>
    <style:style style:name="P1351" style:parent-style-name="Normal" style:family="paragraph">
      <style:paragraph-properties fo:background-color="#D6E3BC"/>
      <style:text-properties fo:font-size="10pt" style:font-size-asian="10pt" style:font-size-complex="10pt" fo:language="et" fo:country="EE"/>
    </style:style>
    <style:style style:name="P1352" style:parent-style-name="Normal" style:family="paragraph">
      <style:paragraph-properties fo:background-color="#D6E3BC"/>
      <style:text-properties fo:font-size="10pt" style:font-size-asian="10pt" style:font-size-complex="10pt" fo:language="et" fo:country="EE"/>
    </style:style>
    <style:style style:name="P1353" style:parent-style-name="Normal" style:family="paragraph">
      <style:paragraph-properties fo:background-color="#D6E3BC"/>
      <style:text-properties fo:font-size="10pt" style:font-size-asian="10pt" style:font-size-complex="10pt" fo:language="et" fo:country="EE"/>
    </style:style>
    <style:style style:name="P1354" style:parent-style-name="Normal" style:family="paragraph">
      <style:paragraph-properties fo:background-color="#D6E3BC"/>
      <style:text-properties fo:font-size="10pt" style:font-size-asian="10pt" style:font-size-complex="10pt" fo:language="et" fo:country="EE"/>
    </style:style>
    <style:style style:name="P1355" style:parent-style-name="Normal" style:family="paragraph">
      <style:paragraph-properties fo:background-color="#D6E3BC"/>
      <style:text-properties fo:font-size="10pt" style:font-size-asian="10pt" style:font-size-complex="10pt" fo:language="et" fo:country="EE"/>
    </style:style>
    <style:style style:name="P1356" style:parent-style-name="Normal" style:family="paragraph">
      <style:paragraph-properties fo:background-color="#D6E3BC"/>
      <style:text-properties fo:font-size="10pt" style:font-size-asian="10pt" style:font-size-complex="10pt" fo:language="et" fo:country="EE"/>
    </style:style>
    <style:style style:name="P1357" style:parent-style-name="Normal" style:family="paragraph">
      <style:paragraph-properties fo:background-color="#D6E3BC"/>
      <style:text-properties fo:font-size="10pt" style:font-size-asian="10pt" style:font-size-complex="10pt" fo:language="et" fo:country="EE"/>
    </style:style>
    <style:style style:name="P1358" style:parent-style-name="Normal" style:family="paragraph">
      <style:text-properties fo:language="et" fo:country="EE"/>
    </style:style>
    <style:style style:name="P1359" style:parent-style-name="Normal" style:family="paragraph">
      <style:text-properties fo:language="et" fo:country="EE"/>
    </style:style>
    <style:style style:name="TableColumn1361" style:family="table-column">
      <style:table-column-properties style:column-width="1.8791in" style:use-optimal-column-width="false"/>
    </style:style>
    <style:style style:name="TableColumn1362" style:family="table-column">
      <style:table-column-properties style:column-width="1.8354in" style:use-optimal-column-width="false"/>
    </style:style>
    <style:style style:name="TableColumn1363" style:family="table-column">
      <style:table-column-properties style:column-width="1.1861in" style:use-optimal-column-width="false"/>
    </style:style>
    <style:style style:name="TableColumn1364" style:family="table-column">
      <style:table-column-properties style:column-width="1.4743in" style:use-optimal-column-width="false"/>
    </style:style>
    <style:style style:name="Table1360" style:family="table">
      <style:table-properties style:width="6.375in" fo:margin-left="0.075in" table:align="left"/>
    </style:style>
    <style:style style:name="TableRow1365" style:family="table-row">
      <style:table-row-properties style:use-optimal-row-height="false"/>
    </style:style>
    <style:style style:name="TableCell1366" style:family="table-cell">
      <style:table-cell-properties fo:border="0.0069in solid #000000" fo:padding-top="0in" fo:padding-left="0.075in" fo:padding-bottom="0in" fo:padding-right="0.075in"/>
    </style:style>
    <style:style style:name="T1367" style:parent-style-name="DefaultParagraphFont" style:family="text">
      <style:text-properties fo:font-weight="bold" style:font-weight-asian="bold" fo:font-size="11pt" style:font-size-asian="11pt" style:font-size-complex="11pt" fo:language="et" fo:country="EE"/>
    </style:style>
    <style:style style:name="TableCell1368" style:family="table-cell">
      <style:table-cell-properties fo:border="0.0069in solid #000000" fo:padding-top="0in" fo:padding-left="0.075in" fo:padding-bottom="0in" fo:padding-right="0.075in"/>
    </style:style>
    <style:style style:name="T1369" style:parent-style-name="DefaultParagraphFont" style:family="text">
      <style:text-properties fo:font-weight="bold" style:font-weight-asian="bold" fo:font-size="11pt" style:font-size-asian="11pt" style:font-size-complex="11pt" fo:language="et" fo:country="EE"/>
    </style:style>
    <style:style style:name="TableCell1370" style:family="table-cell">
      <style:table-cell-properties fo:border="0.0069in solid #000000" fo:padding-top="0in" fo:padding-left="0.0069in" fo:padding-bottom="0in" fo:padding-right="0.0069in"/>
    </style:style>
    <style:style style:name="T1371" style:parent-style-name="DefaultParagraphFont" style:family="text">
      <style:text-properties fo:font-weight="bold" style:font-weight-asian="bold" fo:font-size="11pt" style:font-size-asian="11pt" style:font-size-complex="11pt" fo:language="et" fo:country="EE"/>
    </style:style>
    <style:style style:name="TableCell1372" style:family="table-cell">
      <style:table-cell-properties fo:border="0.0069in solid #000000" fo:padding-top="0in" fo:padding-left="0.075in" fo:padding-bottom="0in" fo:padding-right="0.075in"/>
    </style:style>
    <style:style style:name="T1373" style:parent-style-name="DefaultParagraphFont" style:family="text">
      <style:text-properties fo:font-weight="bold" style:font-weight-asian="bold" fo:font-size="11pt" style:font-size-asian="11pt" style:font-size-complex="11pt" fo:language="et" fo:country="EE"/>
    </style:style>
    <style:style style:name="TableRow1374" style:family="table-row">
      <style:table-row-properties style:use-optimal-row-height="false"/>
    </style:style>
    <style:style style:name="TableCell1375" style:family="table-cell">
      <style:table-cell-properties fo:border="0.0069in solid #000000" fo:padding-top="0in" fo:padding-left="0.075in" fo:padding-bottom="0in" fo:padding-right="0.075in"/>
    </style:style>
    <style:style style:name="P1376" style:parent-style-name="ListParagraph" style:list-style-name="LFO2" style:family="paragraph"/>
    <style:style style:name="T1377" style:parent-style-name="DefaultParagraphFont" style:family="text">
      <style:text-properties fo:font-size="11pt" style:font-size-asian="11pt" style:font-size-complex="11pt" fo:language="et" fo:country="EE"/>
    </style:style>
    <style:style style:name="TableCell1378" style:family="table-cell">
      <style:table-cell-properties fo:border="0.0069in solid #000000" fo:padding-top="0in" fo:padding-left="0.075in" fo:padding-bottom="0in" fo:padding-right="0.075in"/>
    </style:style>
    <style:style style:name="TableCell1379" style:family="table-cell">
      <style:table-cell-properties fo:border="0.0069in solid #000000" fo:padding-top="0in" fo:padding-left="0.0069in" fo:padding-bottom="0in" fo:padding-right="0.0069in"/>
    </style:style>
    <style:style style:name="TableCell1380" style:family="table-cell">
      <style:table-cell-properties fo:border="0.0069in solid #000000" fo:padding-top="0in" fo:padding-left="0.075in" fo:padding-bottom="0in" fo:padding-right="0.075in"/>
    </style:style>
    <style:style style:name="TableRow1381" style:family="table-row">
      <style:table-row-properties style:use-optimal-row-height="false"/>
    </style:style>
    <style:style style:name="TableCell1382" style:family="table-cell">
      <style:table-cell-properties fo:border="0.0069in solid #000000" fo:padding-top="0in" fo:padding-left="0.075in" fo:padding-bottom="0in" fo:padding-right="0.075in"/>
    </style:style>
    <style:style style:name="P1383" style:parent-style-name="ListParagraph" style:list-style-name="LFO2" style:family="paragraph"/>
    <style:style style:name="T1384" style:parent-style-name="DefaultParagraphFont" style:family="text">
      <style:text-properties fo:font-size="11pt" style:font-size-asian="11pt" style:font-size-complex="11pt" fo:language="et" fo:country="EE"/>
    </style:style>
    <style:style style:name="TableCell1385" style:family="table-cell">
      <style:table-cell-properties fo:border="0.0069in solid #000000" fo:padding-top="0in" fo:padding-left="0.075in" fo:padding-bottom="0in" fo:padding-right="0.075in"/>
    </style:style>
    <style:style style:name="TableCell1386" style:family="table-cell">
      <style:table-cell-properties fo:border="0.0069in solid #000000" fo:padding-top="0in" fo:padding-left="0.0069in" fo:padding-bottom="0in" fo:padding-right="0.0069in"/>
    </style:style>
    <style:style style:name="TableCell1387" style:family="table-cell">
      <style:table-cell-properties fo:border="0.0069in solid #000000" fo:padding-top="0in" fo:padding-left="0.075in" fo:padding-bottom="0in" fo:padding-right="0.075in"/>
    </style:style>
    <style:style style:name="TableRow1388" style:family="table-row">
      <style:table-row-properties style:use-optimal-row-height="false"/>
    </style:style>
    <style:style style:name="TableCell1389" style:family="table-cell">
      <style:table-cell-properties fo:border="0.0069in solid #000000" fo:padding-top="0in" fo:padding-left="0.075in" fo:padding-bottom="0in" fo:padding-right="0.075in"/>
    </style:style>
    <style:style style:name="P1390" style:parent-style-name="ListParagraph" style:list-style-name="LFO2" style:family="paragraph"/>
    <style:style style:name="T1391" style:parent-style-name="DefaultParagraphFont" style:family="text">
      <style:text-properties fo:font-size="11pt" style:font-size-asian="11pt" style:font-size-complex="11pt" fo:language="et" fo:country="EE"/>
    </style:style>
    <style:style style:name="TableCell1392" style:family="table-cell">
      <style:table-cell-properties fo:border="0.0069in solid #000000" fo:padding-top="0in" fo:padding-left="0.075in" fo:padding-bottom="0in" fo:padding-right="0.075in"/>
    </style:style>
    <style:style style:name="TableCell1393" style:family="table-cell">
      <style:table-cell-properties fo:border="0.0069in solid #000000" fo:padding-top="0in" fo:padding-left="0.0069in" fo:padding-bottom="0in" fo:padding-right="0.0069in"/>
    </style:style>
    <style:style style:name="TableCell1394" style:family="table-cell">
      <style:table-cell-properties fo:border="0.0069in solid #000000" fo:padding-top="0in" fo:padding-left="0.075in" fo:padding-bottom="0in" fo:padding-right="0.075in"/>
    </style:style>
    <style:style style:name="TableRow1395" style:family="table-row">
      <style:table-row-properties style:use-optimal-row-height="false"/>
    </style:style>
    <style:style style:name="TableCell1396" style:family="table-cell">
      <style:table-cell-properties fo:border="0.0069in solid #000000" fo:padding-top="0in" fo:padding-left="0.075in" fo:padding-bottom="0in" fo:padding-right="0.075in"/>
    </style:style>
    <style:style style:name="P1397" style:parent-style-name="ListParagraph" style:list-style-name="LFO2" style:family="paragraph"/>
    <style:style style:name="T1398" style:parent-style-name="DefaultParagraphFont" style:family="text">
      <style:text-properties fo:font-size="11pt" style:font-size-asian="11pt" style:font-size-complex="11pt" fo:language="et" fo:country="EE"/>
    </style:style>
    <style:style style:name="TableCell1399" style:family="table-cell">
      <style:table-cell-properties fo:border="0.0069in solid #000000" fo:padding-top="0in" fo:padding-left="0.075in" fo:padding-bottom="0in" fo:padding-right="0.075in"/>
    </style:style>
    <style:style style:name="TableCell1400" style:family="table-cell">
      <style:table-cell-properties fo:border="0.0069in solid #000000" fo:padding-top="0in" fo:padding-left="0.0069in" fo:padding-bottom="0in" fo:padding-right="0.0069in"/>
    </style:style>
    <style:style style:name="TableCell1401" style:family="table-cell">
      <style:table-cell-properties fo:border="0.0069in solid #000000" fo:padding-top="0in" fo:padding-left="0.075in" fo:padding-bottom="0in" fo:padding-right="0.075in"/>
    </style:style>
    <style:style style:name="TableRow1402" style:family="table-row">
      <style:table-row-properties style:use-optimal-row-height="false"/>
    </style:style>
    <style:style style:name="TableCell1403" style:family="table-cell">
      <style:table-cell-properties fo:border="0.0069in solid #000000" fo:padding-top="0in" fo:padding-left="0.075in" fo:padding-bottom="0in" fo:padding-right="0.075in"/>
    </style:style>
    <style:style style:name="P1404" style:parent-style-name="ListParagraph" style:list-style-name="LFO2" style:family="paragraph"/>
    <style:style style:name="T1405" style:parent-style-name="DefaultParagraphFont" style:family="text">
      <style:text-properties fo:font-size="11pt" style:font-size-asian="11pt" style:font-size-complex="11pt" fo:language="et" fo:country="EE"/>
    </style:style>
    <style:style style:name="TableCell1406" style:family="table-cell">
      <style:table-cell-properties fo:border="0.0069in solid #000000" fo:padding-top="0in" fo:padding-left="0.075in" fo:padding-bottom="0in" fo:padding-right="0.075in"/>
    </style:style>
    <style:style style:name="TableCell1407" style:family="table-cell">
      <style:table-cell-properties fo:border="0.0069in solid #000000" fo:padding-top="0in" fo:padding-left="0.0069in" fo:padding-bottom="0in" fo:padding-right="0.0069in"/>
    </style:style>
    <style:style style:name="TableCell1408" style:family="table-cell">
      <style:table-cell-properties fo:border="0.0069in solid #000000" fo:padding-top="0in" fo:padding-left="0.075in" fo:padding-bottom="0in" fo:padding-right="0.075in"/>
    </style:style>
    <style:style style:name="TableRow1409" style:family="table-row">
      <style:table-row-properties style:use-optimal-row-height="false"/>
    </style:style>
    <style:style style:name="TableCell1410" style:family="table-cell">
      <style:table-cell-properties fo:border="0.0069in solid #000000" fo:padding-top="0in" fo:padding-left="0.075in" fo:padding-bottom="0in" fo:padding-right="0.075in"/>
    </style:style>
    <style:style style:name="P1411" style:parent-style-name="ListParagraph" style:list-style-name="LFO2" style:family="paragraph"/>
    <style:style style:name="T1412" style:parent-style-name="DefaultParagraphFont" style:family="text">
      <style:text-properties fo:font-size="11pt" style:font-size-asian="11pt" style:font-size-complex="11pt" fo:language="et" fo:country="EE"/>
    </style:style>
    <style:style style:name="TableCell1413" style:family="table-cell">
      <style:table-cell-properties fo:border="0.0069in solid #000000" fo:padding-top="0in" fo:padding-left="0.075in" fo:padding-bottom="0in" fo:padding-right="0.075in"/>
    </style:style>
    <style:style style:name="TableCell1414" style:family="table-cell">
      <style:table-cell-properties fo:border="0.0069in solid #000000" fo:padding-top="0in" fo:padding-left="0.0069in" fo:padding-bottom="0in" fo:padding-right="0.0069in"/>
    </style:style>
    <style:style style:name="TableCell1415" style:family="table-cell">
      <style:table-cell-properties fo:border="0.0069in solid #000000" fo:padding-top="0in" fo:padding-left="0.075in" fo:padding-bottom="0in" fo:padding-right="0.075in"/>
    </style:style>
    <style:style style:name="TableRow1416" style:family="table-row">
      <style:table-row-properties style:use-optimal-row-height="false"/>
    </style:style>
    <style:style style:name="TableCell1417" style:family="table-cell">
      <style:table-cell-properties fo:border="0.0069in solid #000000" fo:padding-top="0in" fo:padding-left="0.075in" fo:padding-bottom="0in" fo:padding-right="0.075in"/>
    </style:style>
    <style:style style:name="P1418" style:parent-style-name="ListParagraph" style:list-style-name="LFO2" style:family="paragraph"/>
    <style:style style:name="T1419" style:parent-style-name="DefaultParagraphFont" style:family="text">
      <style:text-properties fo:font-size="11pt" style:font-size-asian="11pt" style:font-size-complex="11pt" fo:language="et" fo:country="EE"/>
    </style:style>
    <style:style style:name="TableCell1420" style:family="table-cell">
      <style:table-cell-properties fo:border="0.0069in solid #000000" fo:padding-top="0in" fo:padding-left="0.075in" fo:padding-bottom="0in" fo:padding-right="0.075in"/>
    </style:style>
    <style:style style:name="TableCell1421" style:family="table-cell">
      <style:table-cell-properties fo:border="0.0069in solid #000000" fo:padding-top="0in" fo:padding-left="0.0069in" fo:padding-bottom="0in" fo:padding-right="0.0069in"/>
    </style:style>
    <style:style style:name="TableCell1422" style:family="table-cell">
      <style:table-cell-properties fo:border="0.0069in solid #000000" fo:padding-top="0in" fo:padding-left="0.075in" fo:padding-bottom="0in" fo:padding-right="0.075in"/>
    </style:style>
    <style:style style:name="T1423" style:parent-style-name="DefaultParagraphFont" style:family="text">
      <style:text-properties fo:font-size="10pt" style:font-size-asian="10pt" style:font-size-complex="10pt" fo:language="et" fo:country="EE"/>
    </style:style>
    <style:style style:name="P1424" style:parent-style-name="Normal" style:family="paragraph">
      <style:text-properties fo:language="et" fo:country="EE"/>
    </style:style>
    <style:style style:name="P1425" style:parent-style-name="Normal" style:family="paragraph">
      <style:text-properties fo:language="et" fo:country="EE"/>
    </style:style>
    <style:style style:name="P1426" style:parent-style-name="Normal" style:family="paragraph">
      <style:text-properties fo:language="et" fo:country="EE"/>
    </style:style>
    <style:style style:name="P1427" style:parent-style-name="Normal" style:family="paragraph">
      <style:paragraph-properties fo:background-color="#D6E3BC"/>
      <style:text-properties fo:font-size="10pt" style:font-size-asian="10pt" style:font-size-complex="10pt" fo:language="et" fo:country="EE"/>
    </style:style>
    <style:style style:name="P1428" style:parent-style-name="Normal" style:family="paragraph">
      <style:paragraph-properties fo:background-color="#D6E3BC"/>
      <style:text-properties fo:font-size="10pt" style:font-size-asian="10pt" style:font-size-complex="10pt" fo:language="et" fo:country="EE"/>
    </style:style>
    <style:style style:name="P1429" style:parent-style-name="Normal" style:family="paragraph">
      <style:paragraph-properties fo:background-color="#D6E3BC"/>
      <style:text-properties fo:font-size="10pt" style:font-size-asian="10pt" style:font-size-complex="10pt" fo:language="et" fo:country="EE"/>
    </style:style>
    <style:style style:name="P1430" style:parent-style-name="Normal" style:family="paragraph">
      <style:paragraph-properties fo:background-color="#D6E3BC"/>
      <style:text-properties fo:font-size="10pt" style:font-size-asian="10pt" style:font-size-complex="10pt" fo:language="et" fo:country="EE"/>
    </style:style>
    <style:style style:name="P1431" style:parent-style-name="Normal" style:family="paragraph">
      <style:paragraph-properties fo:background-color="#D6E3BC"/>
      <style:text-properties fo:font-size="10pt" style:font-size-asian="10pt" style:font-size-complex="10pt" fo:language="et" fo:country="EE"/>
    </style:style>
    <style:style style:name="P1432" style:parent-style-name="Normal" style:family="paragraph">
      <style:paragraph-properties fo:background-color="#D6E3BC"/>
      <style:text-properties fo:font-size="10pt" style:font-size-asian="10pt" style:font-size-complex="10pt" fo:language="et" fo:country="EE"/>
    </style:style>
    <style:style style:name="P1433" style:parent-style-name="Normal" style:family="paragraph">
      <style:paragraph-properties fo:background-color="#D6E3BC"/>
      <style:text-properties fo:font-size="10pt" style:font-size-asian="10pt" style:font-size-complex="10pt" fo:language="et" fo:country="EE"/>
    </style:style>
    <style:style style:name="P1434" style:parent-style-name="Normal" style:family="paragraph">
      <style:paragraph-properties fo:background-color="#D6E3BC"/>
      <style:text-properties fo:font-size="10pt" style:font-size-asian="10pt" style:font-size-complex="10pt" fo:language="et" fo:country="EE"/>
    </style:style>
    <style:style style:name="P1435" style:parent-style-name="Normal" style:family="paragraph">
      <style:paragraph-properties fo:background-color="#D6E3BC"/>
      <style:text-properties fo:font-size="10pt" style:font-size-asian="10pt" style:font-size-complex="10pt" fo:language="et" fo:country="EE"/>
    </style:style>
    <style:style style:name="P1436" style:parent-style-name="Normal" style:family="paragraph">
      <style:paragraph-properties fo:background-color="#D6E3BC"/>
      <style:text-properties fo:font-size="10pt" style:font-size-asian="10pt" style:font-size-complex="10pt" fo:language="et" fo:country="EE"/>
    </style:style>
    <style:style style:name="P1437" style:parent-style-name="Normal" style:family="paragraph">
      <style:paragraph-properties fo:background-color="#D6E3BC"/>
      <style:text-properties fo:font-size="10pt" style:font-size-asian="10pt" style:font-size-complex="10pt" fo:language="et" fo:country="EE"/>
    </style:style>
    <style:style style:name="P1438" style:parent-style-name="Normal" style:family="paragraph">
      <style:paragraph-properties fo:background-color="#D6E3BC"/>
      <style:text-properties fo:font-size="10pt" style:font-size-asian="10pt" style:font-size-complex="10pt" fo:language="et" fo:country="EE"/>
    </style:style>
    <style:style style:name="P1439" style:parent-style-name="Normal" style:family="paragraph">
      <style:paragraph-properties fo:background-color="#D6E3BC"/>
      <style:text-properties fo:font-size="10pt" style:font-size-asian="10pt" style:font-size-complex="10pt" fo:language="et" fo:country="EE"/>
    </style:style>
    <style:style style:name="P1440" style:parent-style-name="Normal" style:family="paragraph">
      <style:paragraph-properties fo:background-color="#D6E3BC"/>
      <style:text-properties fo:font-size="10pt" style:font-size-asian="10pt" style:font-size-complex="10pt" fo:language="et" fo:country="EE"/>
    </style:style>
    <style:style style:name="P1441" style:parent-style-name="Normal" style:family="paragraph">
      <style:text-properties fo:language="et" fo:country="EE"/>
    </style:style>
    <style:style style:name="P1442" style:parent-style-name="Normal" style:family="paragraph">
      <style:text-properties fo:language="et" fo:country="EE"/>
    </style:style>
    <style:style style:name="P1443" style:parent-style-name="Normal" style:family="paragraph">
      <style:text-properties fo:language="et" fo:country="EE"/>
    </style:style>
    <style:style style:name="P1444" style:parent-style-name="Normal" style:family="paragraph">
      <style:paragraph-properties fo:background-color="#D6E3BC"/>
      <style:text-properties fo:font-size="10pt" style:font-size-asian="10pt" style:font-size-complex="10pt" fo:language="et" fo:country="EE"/>
    </style:style>
    <style:style style:name="P1445" style:parent-style-name="Normal" style:family="paragraph">
      <style:paragraph-properties fo:background-color="#D6E3BC"/>
      <style:text-properties fo:font-size="10pt" style:font-size-asian="10pt" style:font-size-complex="10pt" fo:language="et" fo:country="EE"/>
    </style:style>
    <style:style style:name="P1446" style:parent-style-name="Normal" style:family="paragraph">
      <style:paragraph-properties fo:background-color="#D6E3BC"/>
      <style:text-properties fo:font-size="10pt" style:font-size-asian="10pt" style:font-size-complex="10pt" fo:language="et" fo:country="EE"/>
    </style:style>
    <style:style style:name="P1447" style:parent-style-name="Normal" style:family="paragraph">
      <style:paragraph-properties fo:background-color="#D6E3BC"/>
      <style:text-properties fo:font-size="10pt" style:font-size-asian="10pt" style:font-size-complex="10pt" fo:language="et" fo:country="EE"/>
    </style:style>
    <style:style style:name="P1448" style:parent-style-name="Normal" style:family="paragraph">
      <style:paragraph-properties fo:background-color="#D6E3BC"/>
      <style:text-properties fo:font-size="10pt" style:font-size-asian="10pt" style:font-size-complex="10pt" fo:language="et" fo:country="EE"/>
    </style:style>
    <style:style style:name="P1449" style:parent-style-name="Normal" style:family="paragraph">
      <style:paragraph-properties fo:background-color="#D6E3BC"/>
      <style:text-properties fo:font-size="10pt" style:font-size-asian="10pt" style:font-size-complex="10pt" fo:language="et" fo:country="EE"/>
    </style:style>
    <style:style style:name="P1450" style:parent-style-name="Normal" style:family="paragraph">
      <style:paragraph-properties fo:background-color="#D6E3BC"/>
      <style:text-properties fo:font-size="10pt" style:font-size-asian="10pt" style:font-size-complex="10pt" fo:language="et" fo:country="EE"/>
    </style:style>
    <style:style style:name="P1451" style:parent-style-name="Normal" style:family="paragraph">
      <style:paragraph-properties fo:background-color="#D6E3BC"/>
      <style:text-properties fo:font-size="10pt" style:font-size-asian="10pt" style:font-size-complex="10pt" fo:language="et" fo:country="EE"/>
    </style:style>
    <style:style style:name="P1452" style:parent-style-name="Normal" style:family="paragraph">
      <style:paragraph-properties fo:background-color="#D6E3BC"/>
      <style:text-properties fo:font-size="10pt" style:font-size-asian="10pt" style:font-size-complex="10pt" fo:language="et" fo:country="EE"/>
    </style:style>
    <style:style style:name="P1453" style:parent-style-name="Normal" style:family="paragraph">
      <style:paragraph-properties fo:background-color="#D6E3BC"/>
      <style:text-properties fo:font-size="10pt" style:font-size-asian="10pt" style:font-size-complex="10pt" fo:language="et" fo:country="EE"/>
    </style:style>
    <style:style style:name="P1454" style:parent-style-name="Normal" style:family="paragraph">
      <style:paragraph-properties fo:background-color="#D6E3BC"/>
      <style:text-properties fo:font-size="10pt" style:font-size-asian="10pt" style:font-size-complex="10pt" fo:language="et" fo:country="EE"/>
    </style:style>
    <style:style style:name="P1455" style:parent-style-name="Normal" style:family="paragraph">
      <style:paragraph-properties fo:background-color="#D6E3BC"/>
      <style:text-properties fo:font-size="10pt" style:font-size-asian="10pt" style:font-size-complex="10pt" fo:language="et" fo:country="EE"/>
    </style:style>
    <style:style style:name="P1456" style:parent-style-name="Normal" style:family="paragraph">
      <style:paragraph-properties fo:background-color="#D6E3BC"/>
      <style:text-properties fo:font-size="10pt" style:font-size-asian="10pt" style:font-size-complex="10pt" fo:language="et" fo:country="EE"/>
    </style:style>
    <style:style style:name="P1457" style:parent-style-name="Normal" style:family="paragraph">
      <style:paragraph-properties fo:background-color="#D6E3BC"/>
      <style:text-properties fo:font-size="10pt" style:font-size-asian="10pt" style:font-size-complex="10pt" fo:language="et" fo:country="EE"/>
    </style:style>
    <style:style style:name="P1458" style:parent-style-name="Normal" style:family="paragraph">
      <style:paragraph-properties fo:background-color="#D6E3BC"/>
      <style:text-properties fo:font-size="10pt" style:font-size-asian="10pt" style:font-size-complex="10pt" fo:language="et" fo:country="EE"/>
    </style:style>
    <style:style style:name="P1459" style:parent-style-name="Normal" style:family="paragraph">
      <style:paragraph-properties fo:background-color="#D6E3BC"/>
      <style:text-properties fo:font-size="10pt" style:font-size-asian="10pt" style:font-size-complex="10pt" fo:language="et" fo:country="EE"/>
    </style:style>
    <style:style style:name="P1460" style:parent-style-name="Normal" style:family="paragraph">
      <style:paragraph-properties fo:background-color="#D6E3BC"/>
      <style:text-properties fo:font-size="10pt" style:font-size-asian="10pt" style:font-size-complex="10pt" fo:language="et" fo:country="EE"/>
    </style:style>
    <style:style style:name="P1461" style:parent-style-name="Normal" style:family="paragraph">
      <style:paragraph-properties fo:background-color="#D6E3BC"/>
      <style:text-properties fo:font-size="10pt" style:font-size-asian="10pt" style:font-size-complex="10pt" fo:language="et" fo:country="EE"/>
    </style:style>
    <style:style style:name="P1462" style:parent-style-name="Normal" style:family="paragraph">
      <style:paragraph-properties fo:background-color="#D6E3BC"/>
      <style:text-properties fo:font-size="10pt" style:font-size-asian="10pt" style:font-size-complex="10pt" fo:language="et" fo:country="EE"/>
    </style:style>
    <style:style style:name="P1463" style:parent-style-name="Normal" style:family="paragraph">
      <style:paragraph-properties fo:background-color="#D6E3BC"/>
      <style:text-properties fo:font-size="10pt" style:font-size-asian="10pt" style:font-size-complex="10pt" fo:language="et" fo:country="EE"/>
    </style:style>
    <style:style style:name="P1464" style:parent-style-name="Normal" style:family="paragraph">
      <style:paragraph-properties fo:background-color="#D6E3BC"/>
      <style:text-properties fo:font-size="10pt" style:font-size-asian="10pt" style:font-size-complex="10pt" fo:language="et" fo:country="EE"/>
    </style:style>
    <style:style style:name="P1465" style:parent-style-name="Normal" style:family="paragraph">
      <style:paragraph-properties fo:background-color="#D6E3BC"/>
      <style:text-properties fo:font-size="10pt" style:font-size-asian="10pt" style:font-size-complex="10pt" fo:language="et" fo:country="EE"/>
    </style:style>
    <style:style style:name="P1466" style:parent-style-name="Normal" style:family="paragraph">
      <style:paragraph-properties fo:background-color="#D6E3BC"/>
      <style:text-properties fo:font-size="10pt" style:font-size-asian="10pt" style:font-size-complex="10pt" fo:language="et" fo:country="EE"/>
    </style:style>
    <style:style style:name="P1467" style:parent-style-name="Normal" style:family="paragraph">
      <style:paragraph-properties fo:background-color="#D6E3BC"/>
      <style:text-properties fo:font-size="10pt" style:font-size-asian="10pt" style:font-size-complex="10pt" fo:language="et" fo:country="EE"/>
    </style:style>
    <style:style style:name="P1468" style:parent-style-name="Normal" style:family="paragraph">
      <style:paragraph-properties fo:text-align="justify"/>
      <style:text-properties fo:language="et" fo:country="EE"/>
    </style:style>
    <style:style style:name="P1469" style:parent-style-name="Normal" style:family="paragraph">
      <style:text-properties fo:language="et" fo:country="EE"/>
    </style:style>
    <style:style style:name="P1470" style:parent-style-name="Normal" style:family="paragraph">
      <style:text-properties fo:language="et" fo:country="EE"/>
    </style:style>
    <style:style style:name="TableColumn1472" style:family="table-column">
      <style:table-column-properties style:column-width="2.0569in" style:use-optimal-column-width="false"/>
    </style:style>
    <style:style style:name="TableColumn1473" style:family="table-column">
      <style:table-column-properties style:column-width="2.1326in" style:use-optimal-column-width="false"/>
    </style:style>
    <style:style style:name="TableColumn1474" style:family="table-column">
      <style:table-column-properties style:column-width="2.1326in" style:use-optimal-column-width="false"/>
    </style:style>
    <style:style style:name="Table1471" style:family="table">
      <style:table-properties style:width="6.3222in" fo:margin-left="0.075in" table:align="left"/>
    </style:style>
    <style:style style:name="TableRow1475" style:family="table-row">
      <style:table-row-properties style:use-optimal-row-height="false"/>
    </style:style>
    <style:style style:name="TableCell1476" style:family="table-cell">
      <style:table-cell-properties fo:border="0.0069in solid #000000" fo:padding-top="0in" fo:padding-left="0.075in" fo:padding-bottom="0in" fo:padding-right="0.075in"/>
    </style:style>
    <style:style style:name="T1477" style:parent-style-name="DefaultParagraphFont" style:family="text">
      <style:text-properties fo:font-weight="bold" style:font-weight-asian="bold" fo:font-size="11pt" style:font-size-asian="11pt" style:font-size-complex="11pt" fo:language="et" fo:country="EE"/>
    </style:style>
    <style:style style:name="TableCell1478" style:family="table-cell">
      <style:table-cell-properties fo:border="0.0069in solid #000000" fo:padding-top="0in" fo:padding-left="0.075in" fo:padding-bottom="0in" fo:padding-right="0.075in"/>
    </style:style>
    <style:style style:name="T1479" style:parent-style-name="DefaultParagraphFont" style:family="text">
      <style:text-properties fo:font-weight="bold" style:font-weight-asian="bold" fo:font-size="11pt" style:font-size-asian="11pt" style:font-size-complex="11pt" fo:language="et" fo:country="EE"/>
    </style:style>
    <style:style style:name="TableCell1480" style:family="table-cell">
      <style:table-cell-properties fo:border="0.0069in solid #000000" fo:padding-top="0in" fo:padding-left="0.075in" fo:padding-bottom="0in" fo:padding-right="0.075in"/>
    </style:style>
    <style:style style:name="T1481" style:parent-style-name="DefaultParagraphFont" style:family="text">
      <style:text-properties fo:font-weight="bold" style:font-weight-asian="bold" fo:font-size="11pt" style:font-size-asian="11pt" style:font-size-complex="11pt" fo:language="et" fo:country="EE"/>
    </style:style>
    <style:style style:name="T1482" style:parent-style-name="DefaultParagraphFont" style:family="text">
      <style:text-properties fo:font-weight="bold" style:font-weight-asian="bold" fo:font-size="11pt" style:font-size-asian="11pt" style:font-size-complex="11pt" fo:language="et" fo:country="EE"/>
    </style:style>
    <style:style style:name="TableRow1483" style:family="table-row">
      <style:table-row-properties style:use-optimal-row-height="false"/>
    </style:style>
    <style:style style:name="TableCell1484" style:family="table-cell">
      <style:table-cell-properties fo:border="0.0069in solid #000000" fo:padding-top="0in" fo:padding-left="0.075in" fo:padding-bottom="0in" fo:padding-right="0.075in"/>
    </style:style>
    <style:style style:name="T1485" style:parent-style-name="DefaultParagraphFont" style:family="text">
      <style:text-properties fo:font-size="11pt" style:font-size-asian="11pt" style:font-size-complex="11pt" fo:language="et" fo:country="EE"/>
    </style:style>
    <style:style style:name="TableCell1486" style:family="table-cell">
      <style:table-cell-properties fo:border="0.0069in solid #000000" fo:padding-top="0in" fo:padding-left="0.075in" fo:padding-bottom="0in" fo:padding-right="0.075in"/>
    </style:style>
    <style:style style:name="T1487" style:parent-style-name="DefaultParagraphFont" style:family="text">
      <style:text-properties fo:font-size="11pt" style:font-size-asian="11pt" style:font-size-complex="11pt" fo:language="et" fo:country="EE"/>
    </style:style>
    <style:style style:name="TableCell1488" style:family="table-cell">
      <style:table-cell-properties fo:border="0.0069in solid #000000" fo:padding-top="0in" fo:padding-left="0.075in" fo:padding-bottom="0in" fo:padding-right="0.075in"/>
    </style:style>
    <style:style style:name="T1489" style:parent-style-name="DefaultParagraphFont" style:family="text">
      <style:text-properties fo:font-size="11pt" style:font-size-asian="11pt" style:font-size-complex="11pt" fo:language="et" fo:country="EE"/>
    </style:style>
    <style:style style:name="P1490" style:parent-style-name="Normal" style:family="paragraph">
      <style:text-properties fo:language="et" fo:country="EE"/>
    </style:style>
    <style:style style:name="P1491" style:parent-style-name="Normal" style:family="paragraph">
      <style:text-properties fo:language="et" fo:country="EE"/>
    </style:style>
    <style:style style:name="P1492" style:parent-style-name="Normal" style:family="paragraph">
      <style:text-properties fo:language="et" fo:country="EE"/>
    </style:style>
    <style:style style:name="P1493" style:parent-style-name="Normal" style:family="paragraph">
      <style:paragraph-properties fo:background-color="#D6E3BC"/>
      <style:text-properties fo:font-size="10pt" style:font-size-asian="10pt" style:font-size-complex="10pt" fo:language="et" fo:country="EE"/>
    </style:style>
    <style:style style:name="P1494" style:parent-style-name="Normal" style:family="paragraph">
      <style:paragraph-properties fo:background-color="#D6E3BC"/>
      <style:text-properties fo:font-size="10pt" style:font-size-asian="10pt" style:font-size-complex="10pt" fo:language="et" fo:country="EE"/>
    </style:style>
    <style:style style:name="P1495" style:parent-style-name="Normal" style:family="paragraph">
      <style:paragraph-properties fo:background-color="#D6E3BC"/>
      <style:text-properties fo:font-size="10pt" style:font-size-asian="10pt" style:font-size-complex="10pt" fo:language="et" fo:country="EE"/>
    </style:style>
    <style:style style:name="P1496" style:parent-style-name="Normal" style:family="paragraph">
      <style:paragraph-properties fo:background-color="#D6E3BC"/>
      <style:text-properties fo:font-size="10pt" style:font-size-asian="10pt" style:font-size-complex="10pt" fo:language="et" fo:country="EE"/>
    </style:style>
    <style:style style:name="P1497" style:parent-style-name="Normal" style:family="paragraph">
      <style:paragraph-properties fo:background-color="#D6E3BC"/>
      <style:text-properties fo:font-size="10pt" style:font-size-asian="10pt" style:font-size-complex="10pt" fo:language="et" fo:country="EE"/>
    </style:style>
    <style:style style:name="P1498" style:parent-style-name="Normal" style:family="paragraph">
      <style:paragraph-properties fo:background-color="#D6E3BC"/>
      <style:text-properties fo:font-size="10pt" style:font-size-asian="10pt" style:font-size-complex="10pt" fo:language="et" fo:country="EE"/>
    </style:style>
    <style:style style:name="P1499" style:parent-style-name="Normal" style:family="paragraph">
      <style:paragraph-properties fo:background-color="#D6E3BC"/>
      <style:text-properties fo:font-size="10pt" style:font-size-asian="10pt" style:font-size-complex="10pt" fo:language="et" fo:country="EE"/>
    </style:style>
    <style:style style:name="P1500" style:parent-style-name="Normal" style:family="paragraph">
      <style:paragraph-properties fo:background-color="#D6E3BC"/>
      <style:text-properties fo:font-size="10pt" style:font-size-asian="10pt" style:font-size-complex="10pt" fo:language="et" fo:country="EE"/>
    </style:style>
    <style:style style:name="P1501" style:parent-style-name="Normal" style:family="paragraph">
      <style:paragraph-properties fo:background-color="#D6E3BC"/>
      <style:text-properties fo:font-size="10pt" style:font-size-asian="10pt" style:font-size-complex="10pt" fo:language="et" fo:country="EE"/>
    </style:style>
    <style:style style:name="P1502" style:parent-style-name="Normal" style:family="paragraph">
      <style:paragraph-properties fo:background-color="#D6E3BC"/>
      <style:text-properties fo:font-size="10pt" style:font-size-asian="10pt" style:font-size-complex="10pt" fo:language="et" fo:country="EE"/>
    </style:style>
    <style:style style:name="P1503" style:parent-style-name="Normal" style:family="paragraph">
      <style:paragraph-properties fo:background-color="#D6E3BC"/>
      <style:text-properties fo:font-size="10pt" style:font-size-asian="10pt" style:font-size-complex="10pt" fo:language="et" fo:country="EE"/>
    </style:style>
    <style:style style:name="P1504" style:parent-style-name="Normal" style:family="paragraph">
      <style:paragraph-properties fo:background-color="#D6E3BC"/>
      <style:text-properties fo:font-size="10pt" style:font-size-asian="10pt" style:font-size-complex="10pt" fo:language="et" fo:country="EE"/>
    </style:style>
    <style:style style:name="P1505" style:parent-style-name="Normal" style:family="paragraph">
      <style:paragraph-properties fo:background-color="#D6E3BC"/>
      <style:text-properties fo:font-size="10pt" style:font-size-asian="10pt" style:font-size-complex="10pt" fo:language="et" fo:country="EE"/>
    </style:style>
    <style:style style:name="P1506" style:parent-style-name="Normal" style:family="paragraph">
      <style:paragraph-properties fo:background-color="#D6E3BC"/>
      <style:text-properties fo:font-size="10pt" style:font-size-asian="10pt" style:font-size-complex="10pt" fo:language="et" fo:country="EE"/>
    </style:style>
    <style:style style:name="P1507" style:parent-style-name="Normal" style:family="paragraph">
      <style:paragraph-properties fo:background-color="#D6E3BC"/>
      <style:text-properties fo:font-size="10pt" style:font-size-asian="10pt" style:font-size-complex="10pt" fo:language="et" fo:country="EE"/>
    </style:style>
    <style:style style:name="P1508" style:parent-style-name="Normal" style:family="paragraph">
      <style:paragraph-properties fo:background-color="#D6E3BC"/>
      <style:text-properties fo:font-size="10pt" style:font-size-asian="10pt" style:font-size-complex="10pt" fo:language="et" fo:country="EE"/>
    </style:style>
    <style:style style:name="P1509" style:parent-style-name="Normal" style:family="paragraph">
      <style:paragraph-properties fo:background-color="#D6E3BC"/>
      <style:text-properties fo:font-size="10pt" style:font-size-asian="10pt" style:font-size-complex="10pt" fo:language="et" fo:country="EE"/>
    </style:style>
    <style:style style:name="P1510" style:parent-style-name="Normal" style:family="paragraph">
      <style:text-properties fo:language="et" fo:country="EE"/>
    </style:style>
    <style:style style:name="P1511" style:parent-style-name="Normal" style:family="paragraph">
      <style:text-properties fo:language="et" fo:country="EE"/>
    </style:style>
    <style:style style:name="P1512" style:parent-style-name="Normal" style:family="paragraph">
      <style:text-properties fo:language="et" fo:country="EE"/>
    </style:style>
    <style:style style:name="P1513" style:parent-style-name="Normal" style:family="paragraph">
      <style:paragraph-properties fo:background-color="#D6E3BC"/>
      <style:text-properties fo:font-size="10pt" style:font-size-asian="10pt" style:font-size-complex="10pt" fo:language="et" fo:country="EE"/>
    </style:style>
    <style:style style:name="P1514" style:parent-style-name="Normal" style:family="paragraph">
      <style:paragraph-properties fo:background-color="#D6E3BC"/>
      <style:text-properties fo:font-size="10pt" style:font-size-asian="10pt" style:font-size-complex="10pt" fo:language="et" fo:country="EE"/>
    </style:style>
    <style:style style:name="P1515" style:parent-style-name="Normal" style:family="paragraph">
      <style:paragraph-properties fo:background-color="#D6E3BC"/>
      <style:text-properties fo:font-size="10pt" style:font-size-asian="10pt" style:font-size-complex="10pt" fo:language="et" fo:country="EE"/>
    </style:style>
    <style:style style:name="P1516" style:parent-style-name="Normal" style:family="paragraph">
      <style:paragraph-properties fo:background-color="#D6E3BC"/>
      <style:text-properties fo:font-size="10pt" style:font-size-asian="10pt" style:font-size-complex="10pt" fo:language="et" fo:country="EE"/>
    </style:style>
    <style:style style:name="P1517" style:parent-style-name="Normal" style:family="paragraph">
      <style:paragraph-properties fo:background-color="#D6E3BC"/>
      <style:text-properties fo:font-size="10pt" style:font-size-asian="10pt" style:font-size-complex="10pt" fo:language="et" fo:country="EE"/>
    </style:style>
    <style:style style:name="P1518" style:parent-style-name="Normal" style:family="paragraph">
      <style:paragraph-properties fo:background-color="#D6E3BC"/>
      <style:text-properties fo:font-size="10pt" style:font-size-asian="10pt" style:font-size-complex="10pt" fo:language="et" fo:country="EE"/>
    </style:style>
    <style:style style:name="P1519" style:parent-style-name="Normal" style:family="paragraph">
      <style:paragraph-properties fo:background-color="#D6E3BC"/>
      <style:text-properties fo:font-size="10pt" style:font-size-asian="10pt" style:font-size-complex="10pt" fo:language="et" fo:country="EE"/>
    </style:style>
    <style:style style:name="P1520" style:parent-style-name="Normal" style:family="paragraph">
      <style:paragraph-properties fo:background-color="#D6E3BC"/>
      <style:text-properties fo:font-size="10pt" style:font-size-asian="10pt" style:font-size-complex="10pt" fo:language="et" fo:country="EE"/>
    </style:style>
    <style:style style:name="P1521" style:parent-style-name="Normal" style:family="paragraph">
      <style:paragraph-properties fo:background-color="#D6E3BC"/>
      <style:text-properties fo:font-size="10pt" style:font-size-asian="10pt" style:font-size-complex="10pt" fo:language="et" fo:country="EE"/>
    </style:style>
    <style:style style:name="P1522" style:parent-style-name="Normal" style:family="paragraph">
      <style:paragraph-properties fo:background-color="#D6E3BC"/>
      <style:text-properties fo:font-size="10pt" style:font-size-asian="10pt" style:font-size-complex="10pt" fo:language="et" fo:country="EE"/>
    </style:style>
    <style:style style:name="P1523" style:parent-style-name="Normal" style:family="paragraph">
      <style:paragraph-properties fo:background-color="#D6E3BC"/>
      <style:text-properties fo:font-size="10pt" style:font-size-asian="10pt" style:font-size-complex="10pt" fo:language="et" fo:country="EE"/>
    </style:style>
    <style:style style:name="P1524" style:parent-style-name="Normal" style:family="paragraph">
      <style:paragraph-properties fo:background-color="#D6E3BC"/>
      <style:text-properties fo:font-size="10pt" style:font-size-asian="10pt" style:font-size-complex="10pt" fo:language="et" fo:country="EE"/>
    </style:style>
    <style:style style:name="P1525" style:parent-style-name="Normal" style:family="paragraph">
      <style:paragraph-properties fo:background-color="#D6E3BC"/>
      <style:text-properties fo:font-size="10pt" style:font-size-asian="10pt" style:font-size-complex="10pt" fo:language="et" fo:country="EE"/>
    </style:style>
    <style:style style:name="P1526" style:parent-style-name="Normal" style:family="paragraph">
      <style:paragraph-properties fo:background-color="#D6E3BC"/>
      <style:text-properties fo:font-size="10pt" style:font-size-asian="10pt" style:font-size-complex="10pt" fo:language="et" fo:country="EE"/>
    </style:style>
    <style:style style:name="P1527" style:parent-style-name="Normal" style:family="paragraph">
      <style:paragraph-properties fo:background-color="#D6E3BC"/>
      <style:text-properties fo:font-size="10pt" style:font-size-asian="10pt" style:font-size-complex="10pt" fo:language="et" fo:country="EE"/>
    </style:style>
    <style:style style:name="P1528" style:parent-style-name="Normal" style:family="paragraph">
      <style:paragraph-properties fo:background-color="#D6E3BC"/>
      <style:text-properties fo:font-size="10pt" style:font-size-asian="10pt" style:font-size-complex="10pt" fo:language="et" fo:country="EE"/>
    </style:style>
    <style:style style:name="P1529" style:parent-style-name="Normal" style:family="paragraph">
      <style:paragraph-properties fo:background-color="#D6E3BC"/>
      <style:text-properties fo:font-size="10pt" style:font-size-asian="10pt" style:font-size-complex="10pt" fo:language="et" fo:country="EE"/>
    </style:style>
    <style:style style:name="P1530" style:parent-style-name="Normal" style:family="paragraph">
      <style:paragraph-properties fo:background-color="#D6E3BC"/>
      <style:text-properties fo:font-size="10pt" style:font-size-asian="10pt" style:font-size-complex="10pt" fo:language="et" fo:country="EE"/>
    </style:style>
    <style:style style:name="P1531" style:parent-style-name="Normal" style:family="paragraph">
      <style:paragraph-properties fo:background-color="#D6E3BC"/>
      <style:text-properties fo:font-size="10pt" style:font-size-asian="10pt" style:font-size-complex="10pt" fo:language="et" fo:country="EE"/>
    </style:style>
    <style:style style:name="P1532" style:parent-style-name="Normal" style:family="paragraph">
      <style:paragraph-properties fo:background-color="#D6E3BC"/>
      <style:text-properties fo:font-size="10pt" style:font-size-asian="10pt" style:font-size-complex="10pt" fo:language="et" fo:country="EE"/>
    </style:style>
    <style:style style:name="P1533" style:parent-style-name="Normal" style:family="paragraph">
      <style:paragraph-properties fo:background-color="#D6E3BC"/>
      <style:text-properties fo:font-size="10pt" style:font-size-asian="10pt" style:font-size-complex="10pt" fo:language="et" fo:country="EE"/>
    </style:style>
    <style:style style:name="P1534" style:parent-style-name="Normal" style:family="paragraph">
      <style:paragraph-properties fo:background-color="#D6E3BC"/>
      <style:text-properties fo:font-size="10pt" style:font-size-asian="10pt" style:font-size-complex="10pt" fo:language="et" fo:country="EE"/>
    </style:style>
    <style:style style:name="P1535" style:parent-style-name="Normal" style:family="paragraph">
      <style:paragraph-properties fo:text-align="justify"/>
    </style:style>
    <style:style style:name="T1536" style:parent-style-name="DefaultParagraphFont" style:family="text">
      <style:text-properties fo:language="et" fo:country="EE"/>
    </style:style>
    <style:style style:name="T1537" style:parent-style-name="DefaultParagraphFont" style:family="text">
      <style:text-properties fo:language="et" fo:country="EE"/>
    </style:style>
    <style:style style:name="T1538" style:parent-style-name="DefaultParagraphFont" style:family="text">
      <style:text-properties fo:language="et" fo:country="EE"/>
    </style:style>
    <style:style style:name="T1539" style:parent-style-name="DefaultParagraphFont" style:family="text">
      <style:text-properties fo:language="et" fo:country="EE"/>
    </style:style>
    <style:style style:name="P1540" style:parent-style-name="Normal" style:family="paragraph">
      <style:text-properties fo:language="et" fo:country="EE"/>
    </style:style>
    <style:style style:name="P1541" style:parent-style-name="Normal" style:family="paragraph">
      <style:text-properties fo:language="et" fo:country="EE"/>
    </style:style>
    <style:style style:name="TableColumn1543" style:family="table-column">
      <style:table-column-properties style:column-width="2.0569in" style:use-optimal-column-width="false"/>
    </style:style>
    <style:style style:name="TableColumn1544" style:family="table-column">
      <style:table-column-properties style:column-width="2.1326in" style:use-optimal-column-width="false"/>
    </style:style>
    <style:style style:name="TableColumn1545" style:family="table-column">
      <style:table-column-properties style:column-width="2.1326in" style:use-optimal-column-width="false"/>
    </style:style>
    <style:style style:name="Table1542" style:family="table">
      <style:table-properties style:width="6.3222in" fo:margin-left="0.075in" table:align="left"/>
    </style:style>
    <style:style style:name="TableRow1546" style:family="table-row">
      <style:table-row-properties style:use-optimal-row-height="false"/>
    </style:style>
    <style:style style:name="TableCell1547" style:family="table-cell">
      <style:table-cell-properties fo:border="0.0069in solid #000000" fo:padding-top="0in" fo:padding-left="0.075in" fo:padding-bottom="0in" fo:padding-right="0.075in"/>
    </style:style>
    <style:style style:name="T1548" style:parent-style-name="DefaultParagraphFont" style:family="text">
      <style:text-properties fo:font-weight="bold" style:font-weight-asian="bold" fo:font-size="11pt" style:font-size-asian="11pt" style:font-size-complex="11pt" fo:language="et" fo:country="EE"/>
    </style:style>
    <style:style style:name="TableCell1549" style:family="table-cell">
      <style:table-cell-properties fo:border="0.0069in solid #000000" fo:padding-top="0in" fo:padding-left="0.075in" fo:padding-bottom="0in" fo:padding-right="0.075in"/>
    </style:style>
    <style:style style:name="T1550" style:parent-style-name="DefaultParagraphFont" style:family="text">
      <style:text-properties fo:font-weight="bold" style:font-weight-asian="bold" fo:font-size="11pt" style:font-size-asian="11pt" style:font-size-complex="11pt" fo:language="et" fo:country="EE"/>
    </style:style>
    <style:style style:name="TableCell1551" style:family="table-cell">
      <style:table-cell-properties fo:border="0.0069in solid #000000" fo:padding-top="0in" fo:padding-left="0.075in" fo:padding-bottom="0in" fo:padding-right="0.075in"/>
    </style:style>
    <style:style style:name="T1552" style:parent-style-name="DefaultParagraphFont" style:family="text">
      <style:text-properties fo:font-weight="bold" style:font-weight-asian="bold" fo:font-size="11pt" style:font-size-asian="11pt" style:font-size-complex="11pt" fo:language="et" fo:country="EE"/>
    </style:style>
    <style:style style:name="TableRow1553" style:family="table-row">
      <style:table-row-properties style:use-optimal-row-height="false"/>
    </style:style>
    <style:style style:name="TableCell1554" style:family="table-cell">
      <style:table-cell-properties fo:border="0.0069in solid #000000" fo:padding-top="0in" fo:padding-left="0.075in" fo:padding-bottom="0in" fo:padding-right="0.075in"/>
    </style:style>
    <style:style style:name="T1555" style:parent-style-name="DefaultParagraphFont" style:family="text">
      <style:text-properties fo:font-size="11pt" style:font-size-asian="11pt" style:font-size-complex="11pt" fo:language="et" fo:country="EE"/>
    </style:style>
    <style:style style:name="TableCell1556" style:family="table-cell">
      <style:table-cell-properties fo:border="0.0069in solid #000000" fo:padding-top="0in" fo:padding-left="0.075in" fo:padding-bottom="0in" fo:padding-right="0.075in"/>
    </style:style>
    <style:style style:name="T1557" style:parent-style-name="DefaultParagraphFont" style:family="text">
      <style:text-properties fo:font-size="11pt" style:font-size-asian="11pt" style:font-size-complex="11pt" fo:language="et" fo:country="EE"/>
    </style:style>
    <style:style style:name="TableCell1558" style:family="table-cell">
      <style:table-cell-properties fo:border="0.0069in solid #000000" fo:padding-top="0in" fo:padding-left="0.075in" fo:padding-bottom="0in" fo:padding-right="0.075in"/>
    </style:style>
    <style:style style:name="T1559" style:parent-style-name="DefaultParagraphFont" style:family="text">
      <style:text-properties fo:font-size="11pt" style:font-size-asian="11pt" style:font-size-complex="11pt" fo:language="et" fo:country="EE"/>
    </style:style>
    <style:style style:name="P1560" style:parent-style-name="Normal" style:family="paragraph">
      <style:text-properties fo:language="et" fo:country="EE"/>
    </style:style>
    <style:style style:name="P1561" style:parent-style-name="Normal" style:family="paragraph">
      <style:text-properties fo:language="et" fo:country="EE"/>
    </style:style>
    <style:style style:name="P1562" style:parent-style-name="Normal" style:family="paragraph">
      <style:text-properties fo:language="et" fo:country="EE"/>
    </style:style>
    <style:style style:name="P1563" style:parent-style-name="Normal" style:family="paragraph">
      <style:paragraph-properties fo:background-color="#D6E3BC"/>
      <style:text-properties fo:font-size="10pt" style:font-size-asian="10pt" style:font-size-complex="10pt" fo:language="et" fo:country="EE"/>
    </style:style>
    <style:style style:name="P1564" style:parent-style-name="Normal" style:family="paragraph">
      <style:paragraph-properties fo:background-color="#D6E3BC"/>
      <style:text-properties fo:font-size="10pt" style:font-size-asian="10pt" style:font-size-complex="10pt" fo:language="et" fo:country="EE"/>
    </style:style>
    <style:style style:name="P1565" style:parent-style-name="Normal" style:family="paragraph">
      <style:paragraph-properties fo:background-color="#D6E3BC"/>
      <style:text-properties fo:font-size="10pt" style:font-size-asian="10pt" style:font-size-complex="10pt" fo:language="et" fo:country="EE"/>
    </style:style>
    <style:style style:name="P1566" style:parent-style-name="Normal" style:family="paragraph">
      <style:paragraph-properties fo:background-color="#D6E3BC"/>
      <style:text-properties fo:font-size="10pt" style:font-size-asian="10pt" style:font-size-complex="10pt" fo:language="et" fo:country="EE"/>
    </style:style>
    <style:style style:name="P1567" style:parent-style-name="Normal" style:family="paragraph">
      <style:paragraph-properties fo:background-color="#D6E3BC"/>
      <style:text-properties fo:font-size="10pt" style:font-size-asian="10pt" style:font-size-complex="10pt" fo:language="et" fo:country="EE"/>
    </style:style>
    <style:style style:name="P1568" style:parent-style-name="Normal" style:family="paragraph">
      <style:paragraph-properties fo:background-color="#D6E3BC"/>
      <style:text-properties fo:font-size="10pt" style:font-size-asian="10pt" style:font-size-complex="10pt" fo:language="et" fo:country="EE"/>
    </style:style>
    <style:style style:name="P1569" style:parent-style-name="Normal" style:family="paragraph">
      <style:paragraph-properties fo:background-color="#D6E3BC"/>
      <style:text-properties fo:font-size="10pt" style:font-size-asian="10pt" style:font-size-complex="10pt" fo:language="et" fo:country="EE"/>
    </style:style>
    <style:style style:name="P1570" style:parent-style-name="Normal" style:family="paragraph">
      <style:paragraph-properties fo:background-color="#D6E3BC"/>
      <style:text-properties fo:font-size="10pt" style:font-size-asian="10pt" style:font-size-complex="10pt" fo:language="et" fo:country="EE"/>
    </style:style>
    <style:style style:name="P1571" style:parent-style-name="Normal" style:family="paragraph">
      <style:paragraph-properties fo:background-color="#D6E3BC"/>
      <style:text-properties fo:font-size="10pt" style:font-size-asian="10pt" style:font-size-complex="10pt" fo:language="et" fo:country="EE"/>
    </style:style>
    <style:style style:name="P1572" style:parent-style-name="Normal" style:family="paragraph">
      <style:paragraph-properties fo:background-color="#D6E3BC"/>
      <style:text-properties fo:font-size="10pt" style:font-size-asian="10pt" style:font-size-complex="10pt" fo:language="et" fo:country="EE"/>
    </style:style>
    <style:style style:name="P1573" style:parent-style-name="Normal" style:family="paragraph">
      <style:paragraph-properties fo:background-color="#D6E3BC"/>
      <style:text-properties fo:font-size="10pt" style:font-size-asian="10pt" style:font-size-complex="10pt" fo:language="et" fo:country="EE"/>
    </style:style>
    <style:style style:name="P1574" style:parent-style-name="Normal" style:family="paragraph">
      <style:paragraph-properties fo:background-color="#D6E3BC"/>
      <style:text-properties fo:font-size="10pt" style:font-size-asian="10pt" style:font-size-complex="10pt" fo:language="et" fo:country="EE"/>
    </style:style>
    <style:style style:name="P1575" style:parent-style-name="Normal" style:family="paragraph">
      <style:paragraph-properties fo:background-color="#D6E3BC"/>
      <style:text-properties fo:font-size="10pt" style:font-size-asian="10pt" style:font-size-complex="10pt" fo:language="et" fo:country="EE"/>
    </style:style>
    <style:style style:name="P1576" style:parent-style-name="Normal" style:family="paragraph">
      <style:paragraph-properties fo:background-color="#D6E3BC"/>
      <style:text-properties fo:font-size="10pt" style:font-size-asian="10pt" style:font-size-complex="10pt" fo:language="et" fo:country="EE"/>
    </style:style>
    <style:style style:name="P1577" style:parent-style-name="Normal" style:family="paragraph">
      <style:paragraph-properties fo:background-color="#D6E3BC"/>
      <style:text-properties fo:font-size="10pt" style:font-size-asian="10pt" style:font-size-complex="10pt" fo:language="et" fo:country="EE"/>
    </style:style>
    <style:style style:name="P1578" style:parent-style-name="Normal" style:family="paragraph">
      <style:paragraph-properties fo:background-color="#D6E3BC"/>
      <style:text-properties fo:font-size="10pt" style:font-size-asian="10pt" style:font-size-complex="10pt" fo:language="et" fo:country="EE"/>
    </style:style>
    <style:style style:name="P1579" style:parent-style-name="Normal" style:family="paragraph">
      <style:paragraph-properties fo:background-color="#D6E3BC"/>
      <style:text-properties fo:font-size="10pt" style:font-size-asian="10pt" style:font-size-complex="10pt" fo:language="et" fo:country="EE"/>
    </style:style>
    <style:style style:name="P1580" style:parent-style-name="Normal" style:family="paragraph">
      <style:text-properties fo:language="et" fo:country="EE"/>
    </style:style>
    <style:style style:name="P1581" style:parent-style-name="Normal" style:family="paragraph">
      <style:text-properties fo:language="et" fo:country="EE"/>
    </style:style>
    <style:style style:name="P1582" style:parent-style-name="Normal" style:family="paragraph">
      <style:text-properties fo:language="et" fo:country="EE"/>
    </style:style>
    <style:style style:name="P1583" style:parent-style-name="Normal" style:family="paragraph">
      <style:paragraph-properties fo:background-color="#D6E3BC"/>
      <style:text-properties fo:font-size="10pt" style:font-size-asian="10pt" style:font-size-complex="10pt" fo:language="et" fo:country="EE"/>
    </style:style>
    <style:style style:name="P1584" style:parent-style-name="Normal" style:family="paragraph">
      <style:paragraph-properties fo:background-color="#D6E3BC"/>
      <style:text-properties fo:font-size="10pt" style:font-size-asian="10pt" style:font-size-complex="10pt" fo:language="et" fo:country="EE"/>
    </style:style>
    <style:style style:name="P1585" style:parent-style-name="Normal" style:family="paragraph">
      <style:paragraph-properties fo:background-color="#D6E3BC"/>
      <style:text-properties fo:font-size="10pt" style:font-size-asian="10pt" style:font-size-complex="10pt" fo:language="et" fo:country="EE"/>
    </style:style>
    <style:style style:name="P1586" style:parent-style-name="Normal" style:family="paragraph">
      <style:paragraph-properties fo:background-color="#D6E3BC"/>
      <style:text-properties fo:font-size="10pt" style:font-size-asian="10pt" style:font-size-complex="10pt" fo:language="et" fo:country="EE"/>
    </style:style>
    <style:style style:name="P1587" style:parent-style-name="Normal" style:family="paragraph">
      <style:paragraph-properties fo:background-color="#D6E3BC"/>
      <style:text-properties fo:font-size="10pt" style:font-size-asian="10pt" style:font-size-complex="10pt" fo:language="et" fo:country="EE"/>
    </style:style>
    <style:style style:name="P1588" style:parent-style-name="Normal" style:family="paragraph">
      <style:paragraph-properties fo:background-color="#D6E3BC"/>
      <style:text-properties fo:font-size="10pt" style:font-size-asian="10pt" style:font-size-complex="10pt" fo:language="et" fo:country="EE"/>
    </style:style>
    <style:style style:name="P1589" style:parent-style-name="Normal" style:family="paragraph">
      <style:paragraph-properties fo:background-color="#D6E3BC"/>
      <style:text-properties fo:font-size="10pt" style:font-size-asian="10pt" style:font-size-complex="10pt" fo:language="et" fo:country="EE"/>
    </style:style>
    <style:style style:name="P1590" style:parent-style-name="Normal" style:family="paragraph">
      <style:paragraph-properties fo:background-color="#D6E3BC"/>
      <style:text-properties fo:font-size="10pt" style:font-size-asian="10pt" style:font-size-complex="10pt" fo:language="et" fo:country="EE"/>
    </style:style>
    <style:style style:name="P1591" style:parent-style-name="Normal" style:family="paragraph">
      <style:paragraph-properties fo:background-color="#D6E3BC"/>
      <style:text-properties fo:font-size="10pt" style:font-size-asian="10pt" style:font-size-complex="10pt" fo:language="et" fo:country="EE"/>
    </style:style>
    <style:style style:name="P1592" style:parent-style-name="Normal" style:family="paragraph">
      <style:paragraph-properties fo:background-color="#D6E3BC"/>
      <style:text-properties fo:font-size="10pt" style:font-size-asian="10pt" style:font-size-complex="10pt" fo:language="et" fo:country="EE"/>
    </style:style>
    <style:style style:name="P1593" style:parent-style-name="Normal" style:family="paragraph">
      <style:paragraph-properties fo:background-color="#D6E3BC"/>
      <style:text-properties fo:font-size="10pt" style:font-size-asian="10pt" style:font-size-complex="10pt" fo:language="et" fo:country="EE"/>
    </style:style>
    <style:style style:name="P1594" style:parent-style-name="Normal" style:family="paragraph">
      <style:paragraph-properties fo:background-color="#D6E3BC"/>
      <style:text-properties fo:font-size="10pt" style:font-size-asian="10pt" style:font-size-complex="10pt" fo:language="et" fo:country="EE"/>
    </style:style>
    <style:style style:name="P1595" style:parent-style-name="Normal" style:family="paragraph">
      <style:paragraph-properties fo:background-color="#D6E3BC"/>
      <style:text-properties fo:font-size="10pt" style:font-size-asian="10pt" style:font-size-complex="10pt" fo:language="et" fo:country="EE"/>
    </style:style>
    <style:style style:name="P1596" style:parent-style-name="Normal" style:family="paragraph">
      <style:paragraph-properties fo:background-color="#D6E3BC"/>
      <style:text-properties fo:font-size="10pt" style:font-size-asian="10pt" style:font-size-complex="10pt" fo:language="et" fo:country="EE"/>
    </style:style>
    <style:style style:name="P1597" style:parent-style-name="Normal" style:family="paragraph">
      <style:paragraph-properties fo:background-color="#D6E3BC"/>
      <style:text-properties fo:font-size="10pt" style:font-size-asian="10pt" style:font-size-complex="10pt" fo:language="et" fo:country="EE"/>
    </style:style>
    <style:style style:name="P1598" style:parent-style-name="Normal" style:family="paragraph">
      <style:paragraph-properties fo:background-color="#D6E3BC"/>
      <style:text-properties fo:font-size="10pt" style:font-size-asian="10pt" style:font-size-complex="10pt" fo:language="et" fo:country="EE"/>
    </style:style>
    <style:style style:name="P1599" style:parent-style-name="Normal" style:family="paragraph">
      <style:paragraph-properties fo:background-color="#D6E3BC"/>
      <style:text-properties fo:font-size="10pt" style:font-size-asian="10pt" style:font-size-complex="10pt" fo:language="et" fo:country="EE"/>
    </style:style>
    <style:style style:name="P1600" style:parent-style-name="Normal" style:family="paragraph">
      <style:paragraph-properties fo:background-color="#D6E3BC"/>
      <style:text-properties fo:font-size="10pt" style:font-size-asian="10pt" style:font-size-complex="10pt" fo:language="et" fo:country="EE"/>
    </style:style>
    <style:style style:name="P1601" style:parent-style-name="Normal" style:family="paragraph">
      <style:paragraph-properties fo:background-color="#D6E3BC"/>
      <style:text-properties fo:font-size="10pt" style:font-size-asian="10pt" style:font-size-complex="10pt" fo:language="et" fo:country="EE"/>
    </style:style>
    <style:style style:name="P1602" style:parent-style-name="Normal" style:family="paragraph">
      <style:paragraph-properties fo:background-color="#D6E3BC"/>
      <style:text-properties fo:font-size="10pt" style:font-size-asian="10pt" style:font-size-complex="10pt" fo:language="et" fo:country="EE"/>
    </style:style>
    <style:style style:name="P1603" style:parent-style-name="Normal" style:family="paragraph">
      <style:paragraph-properties fo:background-color="#D6E3BC"/>
      <style:text-properties fo:font-size="10pt" style:font-size-asian="10pt" style:font-size-complex="10pt" fo:language="et" fo:country="EE"/>
    </style:style>
    <style:style style:name="P1604" style:parent-style-name="Normal" style:family="paragraph">
      <style:paragraph-properties fo:background-color="#D6E3BC"/>
      <style:text-properties fo:font-size="10pt" style:font-size-asian="10pt" style:font-size-complex="10pt" fo:language="et" fo:country="EE"/>
    </style:style>
    <style:style style:name="P1605" style:parent-style-name="Normal" style:family="paragraph">
      <style:paragraph-properties fo:text-align="justify"/>
      <style:text-properties fo:language="et" fo:country="EE"/>
    </style:style>
    <style:style style:name="P1606" style:parent-style-name="Normal" style:family="paragraph">
      <style:text-properties fo:language="et" fo:country="EE"/>
    </style:style>
    <style:style style:name="P1607" style:parent-style-name="Normal" style:family="paragraph">
      <style:text-properties fo:language="et" fo:country="EE"/>
    </style:style>
    <style:style style:name="TableColumn1609" style:family="table-column">
      <style:table-column-properties style:column-width="2.0569in" style:use-optimal-column-width="false"/>
    </style:style>
    <style:style style:name="TableColumn1610" style:family="table-column">
      <style:table-column-properties style:column-width="2.1326in" style:use-optimal-column-width="false"/>
    </style:style>
    <style:style style:name="TableColumn1611" style:family="table-column">
      <style:table-column-properties style:column-width="2.1326in" style:use-optimal-column-width="false"/>
    </style:style>
    <style:style style:name="Table1608" style:family="table">
      <style:table-properties style:width="6.3222in" fo:margin-left="0.075in" table:align="left"/>
    </style:style>
    <style:style style:name="TableRow1612" style:family="table-row">
      <style:table-row-properties style:use-optimal-row-height="false"/>
    </style:style>
    <style:style style:name="TableCell1613" style:family="table-cell">
      <style:table-cell-properties fo:border="0.0069in solid #000000" fo:padding-top="0in" fo:padding-left="0.075in" fo:padding-bottom="0in" fo:padding-right="0.075in"/>
    </style:style>
    <style:style style:name="T1614" style:parent-style-name="DefaultParagraphFont" style:family="text">
      <style:text-properties fo:font-weight="bold" style:font-weight-asian="bold" fo:font-size="11pt" style:font-size-asian="11pt" style:font-size-complex="11pt" fo:language="et" fo:country="EE"/>
    </style:style>
    <style:style style:name="TableCell1615" style:family="table-cell">
      <style:table-cell-properties fo:border="0.0069in solid #000000" fo:padding-top="0in" fo:padding-left="0.075in" fo:padding-bottom="0in" fo:padding-right="0.075in"/>
    </style:style>
    <style:style style:name="T1616" style:parent-style-name="DefaultParagraphFont" style:family="text">
      <style:text-properties fo:font-weight="bold" style:font-weight-asian="bold" fo:font-size="11pt" style:font-size-asian="11pt" style:font-size-complex="11pt" fo:language="et" fo:country="EE"/>
    </style:style>
    <style:style style:name="TableCell1617" style:family="table-cell">
      <style:table-cell-properties fo:border="0.0069in solid #000000" fo:padding-top="0in" fo:padding-left="0.075in" fo:padding-bottom="0in" fo:padding-right="0.075in"/>
    </style:style>
    <style:style style:name="T1618" style:parent-style-name="DefaultParagraphFont" style:family="text">
      <style:text-properties fo:font-weight="bold" style:font-weight-asian="bold" fo:font-size="11pt" style:font-size-asian="11pt" style:font-size-complex="11pt" fo:language="et" fo:country="EE"/>
    </style:style>
    <style:style style:name="TableRow1619" style:family="table-row">
      <style:table-row-properties style:use-optimal-row-height="false"/>
    </style:style>
    <style:style style:name="TableCell1620" style:family="table-cell">
      <style:table-cell-properties fo:border="0.0069in solid #000000" fo:padding-top="0in" fo:padding-left="0.075in" fo:padding-bottom="0in" fo:padding-right="0.075in"/>
    </style:style>
    <style:style style:name="T1621" style:parent-style-name="DefaultParagraphFont" style:family="text">
      <style:text-properties fo:font-size="11pt" style:font-size-asian="11pt" style:font-size-complex="11pt" fo:language="et" fo:country="EE"/>
    </style:style>
    <style:style style:name="TableCell1622" style:family="table-cell">
      <style:table-cell-properties fo:border="0.0069in solid #000000" fo:padding-top="0in" fo:padding-left="0.075in" fo:padding-bottom="0in" fo:padding-right="0.075in"/>
    </style:style>
    <style:style style:name="T1623" style:parent-style-name="DefaultParagraphFont" style:family="text">
      <style:text-properties fo:font-size="11pt" style:font-size-asian="11pt" style:font-size-complex="11pt" fo:language="et" fo:country="EE"/>
    </style:style>
    <style:style style:name="TableCell1624" style:family="table-cell">
      <style:table-cell-properties fo:border="0.0069in solid #000000" fo:padding-top="0in" fo:padding-left="0.075in" fo:padding-bottom="0in" fo:padding-right="0.075in"/>
    </style:style>
    <style:style style:name="T1625" style:parent-style-name="DefaultParagraphFont" style:family="text">
      <style:text-properties fo:font-size="11pt" style:font-size-asian="11pt" style:font-size-complex="11pt" fo:language="et" fo:country="EE"/>
    </style:style>
    <style:style style:name="TableRow1626" style:family="table-row">
      <style:table-row-properties style:use-optimal-row-height="false"/>
    </style:style>
    <style:style style:name="TableCell1627" style:family="table-cell">
      <style:table-cell-properties fo:border="0.0069in solid #000000" fo:padding-top="0in" fo:padding-left="0.075in" fo:padding-bottom="0in" fo:padding-right="0.075in"/>
    </style:style>
    <style:style style:name="T1628" style:parent-style-name="DefaultParagraphFont" style:family="text">
      <style:text-properties fo:font-size="11pt" style:font-size-asian="11pt" style:font-size-complex="11pt" fo:language="et" fo:country="EE"/>
    </style:style>
    <style:style style:name="TableCell1629" style:family="table-cell">
      <style:table-cell-properties fo:border="0.0069in solid #000000" fo:padding-top="0in" fo:padding-left="0.075in" fo:padding-bottom="0in" fo:padding-right="0.075in"/>
    </style:style>
    <style:style style:name="T1630" style:parent-style-name="DefaultParagraphFont" style:family="text">
      <style:text-properties fo:font-size="11pt" style:font-size-asian="11pt" style:font-size-complex="11pt" fo:language="et" fo:country="EE"/>
    </style:style>
    <style:style style:name="TableCell1631" style:family="table-cell">
      <style:table-cell-properties fo:border="0.0069in solid #000000" fo:padding-top="0in" fo:padding-left="0.075in" fo:padding-bottom="0in" fo:padding-right="0.075in"/>
    </style:style>
    <style:style style:name="T1632" style:parent-style-name="DefaultParagraphFont" style:family="text">
      <style:text-properties fo:font-size="11pt" style:font-size-asian="11pt" style:font-size-complex="11pt" fo:language="et" fo:country="EE"/>
    </style:style>
    <style:style style:name="P1633" style:parent-style-name="Normal" style:family="paragraph">
      <style:text-properties fo:language="et" fo:country="EE"/>
    </style:style>
    <style:style style:name="P1634" style:parent-style-name="Normal" style:family="paragraph">
      <style:text-properties fo:language="et" fo:country="EE"/>
    </style:style>
    <style:style style:name="P1635" style:parent-style-name="Normal" style:family="paragraph">
      <style:text-properties fo:language="et" fo:country="EE"/>
    </style:style>
    <style:style style:name="P1636" style:parent-style-name="Normal" style:family="paragraph">
      <style:paragraph-properties fo:background-color="#D6E3BC"/>
      <style:text-properties fo:font-size="10pt" style:font-size-asian="10pt" style:font-size-complex="10pt" fo:language="et" fo:country="EE"/>
    </style:style>
    <style:style style:name="P1637" style:parent-style-name="Normal" style:family="paragraph">
      <style:paragraph-properties fo:background-color="#D6E3BC"/>
      <style:text-properties fo:font-size="10pt" style:font-size-asian="10pt" style:font-size-complex="10pt" fo:language="et" fo:country="EE"/>
    </style:style>
    <style:style style:name="P1638" style:parent-style-name="Normal" style:family="paragraph">
      <style:paragraph-properties fo:background-color="#D6E3BC"/>
      <style:text-properties fo:font-size="10pt" style:font-size-asian="10pt" style:font-size-complex="10pt" fo:language="et" fo:country="EE"/>
    </style:style>
    <style:style style:name="P1639" style:parent-style-name="Normal" style:family="paragraph">
      <style:paragraph-properties fo:background-color="#D6E3BC"/>
      <style:text-properties fo:font-size="10pt" style:font-size-asian="10pt" style:font-size-complex="10pt" fo:language="et" fo:country="EE"/>
    </style:style>
    <style:style style:name="P1640" style:parent-style-name="Normal" style:family="paragraph">
      <style:paragraph-properties fo:background-color="#D6E3BC"/>
      <style:text-properties fo:font-size="10pt" style:font-size-asian="10pt" style:font-size-complex="10pt" fo:language="et" fo:country="EE"/>
    </style:style>
    <style:style style:name="P1641" style:parent-style-name="Normal" style:family="paragraph">
      <style:paragraph-properties fo:background-color="#D6E3BC"/>
      <style:text-properties fo:font-size="10pt" style:font-size-asian="10pt" style:font-size-complex="10pt" fo:language="et" fo:country="EE"/>
    </style:style>
    <style:style style:name="P1642" style:parent-style-name="Normal" style:family="paragraph">
      <style:paragraph-properties fo:background-color="#D6E3BC"/>
      <style:text-properties fo:font-size="10pt" style:font-size-asian="10pt" style:font-size-complex="10pt" fo:language="et" fo:country="EE"/>
    </style:style>
    <style:style style:name="P1643" style:parent-style-name="Normal" style:family="paragraph">
      <style:paragraph-properties fo:background-color="#D6E3BC"/>
      <style:text-properties fo:font-size="10pt" style:font-size-asian="10pt" style:font-size-complex="10pt" fo:language="et" fo:country="EE"/>
    </style:style>
    <style:style style:name="P1644" style:parent-style-name="Normal" style:family="paragraph">
      <style:paragraph-properties fo:background-color="#D6E3BC"/>
      <style:text-properties fo:font-size="10pt" style:font-size-asian="10pt" style:font-size-complex="10pt" fo:language="et" fo:country="EE"/>
    </style:style>
    <style:style style:name="P1645" style:parent-style-name="Normal" style:family="paragraph">
      <style:paragraph-properties fo:background-color="#D6E3BC"/>
      <style:text-properties fo:font-size="10pt" style:font-size-asian="10pt" style:font-size-complex="10pt" fo:language="et" fo:country="EE"/>
    </style:style>
    <style:style style:name="P1646" style:parent-style-name="Normal" style:family="paragraph">
      <style:paragraph-properties fo:background-color="#D6E3BC"/>
      <style:text-properties fo:font-size="10pt" style:font-size-asian="10pt" style:font-size-complex="10pt" fo:language="et" fo:country="EE"/>
    </style:style>
    <style:style style:name="P1647" style:parent-style-name="Normal" style:family="paragraph">
      <style:paragraph-properties fo:background-color="#D6E3BC"/>
      <style:text-properties fo:font-size="10pt" style:font-size-asian="10pt" style:font-size-complex="10pt" fo:language="et" fo:country="EE"/>
    </style:style>
    <style:style style:name="P1648" style:parent-style-name="Normal" style:family="paragraph">
      <style:paragraph-properties fo:background-color="#D6E3BC"/>
      <style:text-properties fo:font-size="10pt" style:font-size-asian="10pt" style:font-size-complex="10pt" fo:language="et" fo:country="EE"/>
    </style:style>
    <style:style style:name="P1649" style:parent-style-name="Normal" style:family="paragraph">
      <style:paragraph-properties fo:background-color="#D6E3BC"/>
      <style:text-properties fo:font-size="10pt" style:font-size-asian="10pt" style:font-size-complex="10pt" fo:language="et" fo:country="EE"/>
    </style:style>
    <style:style style:name="P1650" style:parent-style-name="Normal" style:family="paragraph">
      <style:paragraph-properties fo:background-color="#D6E3BC"/>
      <style:text-properties fo:font-size="10pt" style:font-size-asian="10pt" style:font-size-complex="10pt" fo:language="et" fo:country="EE"/>
    </style:style>
    <style:style style:name="P1651" style:parent-style-name="Normal" style:family="paragraph">
      <style:paragraph-properties fo:background-color="#D6E3BC"/>
      <style:text-properties fo:font-size="10pt" style:font-size-asian="10pt" style:font-size-complex="10pt" fo:language="et" fo:country="EE"/>
    </style:style>
    <style:style style:name="P1652" style:parent-style-name="Normal" style:family="paragraph">
      <style:paragraph-properties fo:background-color="#D6E3BC"/>
      <style:text-properties fo:font-size="10pt" style:font-size-asian="10pt" style:font-size-complex="10pt" fo:language="et" fo:country="EE"/>
    </style:style>
    <style:style style:name="P1653" style:parent-style-name="Normal" style:family="paragraph">
      <style:paragraph-properties fo:background-color="#D6E3BC"/>
      <style:text-properties fo:font-size="10pt" style:font-size-asian="10pt" style:font-size-complex="10pt" fo:language="et" fo:country="EE"/>
    </style:style>
    <style:style style:name="P1654" style:parent-style-name="Normal" style:family="paragraph">
      <style:text-properties fo:language="et" fo:country="EE"/>
    </style:style>
    <style:style style:name="P1655" style:parent-style-name="Normal" style:family="paragraph">
      <style:text-properties fo:language="et" fo:country="EE"/>
    </style:style>
    <style:style style:name="P1656" style:parent-style-name="Normal" style:family="paragraph">
      <style:text-properties fo:language="et" fo:country="EE"/>
    </style:style>
    <style:style style:name="P1657" style:parent-style-name="Normal" style:family="paragraph">
      <style:paragraph-properties fo:background-color="#D6E3BC"/>
      <style:text-properties fo:font-size="10pt" style:font-size-asian="10pt" style:font-size-complex="10pt" fo:language="et" fo:country="EE"/>
    </style:style>
    <style:style style:name="P1658" style:parent-style-name="Normal" style:family="paragraph">
      <style:paragraph-properties fo:background-color="#D6E3BC"/>
      <style:text-properties fo:font-size="10pt" style:font-size-asian="10pt" style:font-size-complex="10pt" fo:language="et" fo:country="EE"/>
    </style:style>
    <style:style style:name="P1659" style:parent-style-name="Normal" style:family="paragraph">
      <style:paragraph-properties fo:background-color="#D6E3BC"/>
      <style:text-properties fo:font-size="10pt" style:font-size-asian="10pt" style:font-size-complex="10pt" fo:language="et" fo:country="EE"/>
    </style:style>
    <style:style style:name="P1660" style:parent-style-name="Normal" style:family="paragraph">
      <style:paragraph-properties fo:background-color="#D6E3BC"/>
      <style:text-properties fo:font-size="10pt" style:font-size-asian="10pt" style:font-size-complex="10pt" fo:language="et" fo:country="EE"/>
    </style:style>
    <style:style style:name="P1661" style:parent-style-name="Normal" style:family="paragraph">
      <style:paragraph-properties fo:background-color="#D6E3BC"/>
      <style:text-properties fo:font-size="10pt" style:font-size-asian="10pt" style:font-size-complex="10pt" fo:language="et" fo:country="EE"/>
    </style:style>
    <style:style style:name="P1662" style:parent-style-name="Normal" style:family="paragraph">
      <style:paragraph-properties fo:background-color="#D6E3BC"/>
      <style:text-properties fo:font-size="10pt" style:font-size-asian="10pt" style:font-size-complex="10pt" fo:language="et" fo:country="EE"/>
    </style:style>
    <style:style style:name="P1663" style:parent-style-name="Normal" style:family="paragraph">
      <style:paragraph-properties fo:background-color="#D6E3BC"/>
      <style:text-properties fo:font-size="10pt" style:font-size-asian="10pt" style:font-size-complex="10pt" fo:language="et" fo:country="EE"/>
    </style:style>
    <style:style style:name="P1664" style:parent-style-name="Normal" style:family="paragraph">
      <style:paragraph-properties fo:background-color="#D6E3BC"/>
      <style:text-properties fo:font-size="10pt" style:font-size-asian="10pt" style:font-size-complex="10pt" fo:language="et" fo:country="EE"/>
    </style:style>
    <style:style style:name="P1665" style:parent-style-name="Normal" style:family="paragraph">
      <style:paragraph-properties fo:background-color="#D6E3BC"/>
      <style:text-properties fo:font-size="10pt" style:font-size-asian="10pt" style:font-size-complex="10pt" fo:language="et" fo:country="EE"/>
    </style:style>
    <style:style style:name="P1666" style:parent-style-name="Normal" style:family="paragraph">
      <style:paragraph-properties fo:background-color="#D6E3BC"/>
      <style:text-properties fo:font-size="10pt" style:font-size-asian="10pt" style:font-size-complex="10pt" fo:language="et" fo:country="EE"/>
    </style:style>
    <style:style style:name="P1667" style:parent-style-name="Normal" style:family="paragraph">
      <style:paragraph-properties fo:background-color="#D6E3BC"/>
      <style:text-properties fo:font-size="10pt" style:font-size-asian="10pt" style:font-size-complex="10pt" fo:language="et" fo:country="EE"/>
    </style:style>
    <style:style style:name="P1668" style:parent-style-name="Normal" style:family="paragraph">
      <style:paragraph-properties fo:background-color="#D6E3BC"/>
      <style:text-properties fo:font-size="10pt" style:font-size-asian="10pt" style:font-size-complex="10pt" fo:language="et" fo:country="EE"/>
    </style:style>
    <style:style style:name="P1669" style:parent-style-name="Normal" style:family="paragraph">
      <style:paragraph-properties fo:background-color="#D6E3BC"/>
      <style:text-properties fo:font-size="10pt" style:font-size-asian="10pt" style:font-size-complex="10pt" fo:language="et" fo:country="EE"/>
    </style:style>
    <style:style style:name="P1670" style:parent-style-name="Normal" style:family="paragraph">
      <style:paragraph-properties fo:background-color="#D6E3BC"/>
      <style:text-properties fo:font-size="10pt" style:font-size-asian="10pt" style:font-size-complex="10pt" fo:language="et" fo:country="EE"/>
    </style:style>
    <style:style style:name="P1671" style:parent-style-name="Normal" style:family="paragraph">
      <style:paragraph-properties fo:background-color="#D6E3BC"/>
      <style:text-properties fo:font-size="10pt" style:font-size-asian="10pt" style:font-size-complex="10pt" fo:language="et" fo:country="EE"/>
    </style:style>
    <style:style style:name="P1672" style:parent-style-name="Normal" style:family="paragraph">
      <style:paragraph-properties fo:background-color="#D6E3BC"/>
      <style:text-properties fo:font-size="10pt" style:font-size-asian="10pt" style:font-size-complex="10pt" fo:language="et" fo:country="EE"/>
    </style:style>
    <style:style style:name="P1673" style:parent-style-name="Normal" style:family="paragraph">
      <style:paragraph-properties fo:background-color="#D6E3BC"/>
      <style:text-properties fo:font-size="10pt" style:font-size-asian="10pt" style:font-size-complex="10pt" fo:language="et" fo:country="EE"/>
    </style:style>
    <style:style style:name="P1674" style:parent-style-name="Normal" style:family="paragraph">
      <style:paragraph-properties fo:background-color="#D6E3BC"/>
      <style:text-properties fo:font-size="10pt" style:font-size-asian="10pt" style:font-size-complex="10pt" fo:language="et" fo:country="EE"/>
    </style:style>
    <style:style style:name="P1675" style:parent-style-name="Normal" style:family="paragraph">
      <style:paragraph-properties fo:background-color="#D6E3BC"/>
      <style:text-properties fo:font-size="10pt" style:font-size-asian="10pt" style:font-size-complex="10pt" fo:language="et" fo:country="EE"/>
    </style:style>
    <style:style style:name="P1676" style:parent-style-name="Normal" style:family="paragraph">
      <style:paragraph-properties fo:background-color="#D6E3BC"/>
      <style:text-properties fo:font-size="10pt" style:font-size-asian="10pt" style:font-size-complex="10pt" fo:language="et" fo:country="EE"/>
    </style:style>
    <style:style style:name="P1677" style:parent-style-name="Normal" style:family="paragraph">
      <style:paragraph-properties fo:background-color="#D6E3BC"/>
      <style:text-properties fo:font-size="10pt" style:font-size-asian="10pt" style:font-size-complex="10pt" fo:language="et" fo:country="EE"/>
    </style:style>
    <style:style style:name="P1678" style:parent-style-name="Normal" style:family="paragraph">
      <style:paragraph-properties fo:background-color="#D6E3BC"/>
      <style:text-properties fo:font-size="10pt" style:font-size-asian="10pt" style:font-size-complex="10pt" fo:language="et" fo:country="EE"/>
    </style:style>
    <style:style style:name="P1679" style:parent-style-name="Normal" style:family="paragraph">
      <style:paragraph-properties fo:background-color="#D6E3BC"/>
      <style:text-properties fo:font-size="10pt" style:font-size-asian="10pt" style:font-size-complex="10pt" fo:language="et" fo:country="EE"/>
    </style:style>
    <style:style style:name="P1680" style:parent-style-name="Normal" style:family="paragraph">
      <style:paragraph-properties fo:text-align="justify"/>
    </style:style>
    <style:style style:name="T1681" style:parent-style-name="DefaultParagraphFont" style:family="text">
      <style:text-properties fo:language="et" fo:country="EE"/>
    </style:style>
    <style:style style:name="T1682" style:parent-style-name="DefaultParagraphFont" style:family="text">
      <style:text-properties fo:language="et" fo:country="EE"/>
    </style:style>
    <style:style style:name="T1683" style:parent-style-name="DefaultParagraphFont" style:family="text">
      <style:text-properties fo:language="et" fo:country="EE"/>
    </style:style>
    <style:style style:name="T1684" style:parent-style-name="DefaultParagraphFont" style:family="text">
      <style:text-properties fo:language="et" fo:country="EE"/>
    </style:style>
    <style:style style:name="T1685" style:parent-style-name="DefaultParagraphFont" style:family="text">
      <style:text-properties fo:language="et" fo:country="EE"/>
    </style:style>
    <style:style style:name="T1686" style:parent-style-name="DefaultParagraphFont" style:family="text">
      <style:text-properties fo:language="et" fo:country="EE"/>
    </style:style>
    <style:style style:name="T1687" style:parent-style-name="DefaultParagraphFont" style:family="text">
      <style:text-properties fo:language="et" fo:country="EE"/>
    </style:style>
    <style:style style:name="T1688" style:parent-style-name="DefaultParagraphFont" style:family="text">
      <style:text-properties fo:language="et" fo:country="EE"/>
    </style:style>
    <style:style style:name="T1689" style:parent-style-name="DefaultParagraphFont" style:family="text">
      <style:text-properties fo:language="et" fo:country="EE"/>
    </style:style>
    <style:style style:name="P1690" style:parent-style-name="Normal" style:family="paragraph">
      <style:text-properties fo:language="et" fo:country="EE"/>
    </style:style>
    <style:style style:name="P1691" style:parent-style-name="Normal" style:family="paragraph">
      <style:text-properties fo:language="et" fo:country="EE"/>
    </style:style>
    <style:style style:name="TableColumn1693" style:family="table-column">
      <style:table-column-properties style:column-width="2.0569in" style:use-optimal-column-width="false"/>
    </style:style>
    <style:style style:name="TableColumn1694" style:family="table-column">
      <style:table-column-properties style:column-width="2.1326in" style:use-optimal-column-width="false"/>
    </style:style>
    <style:style style:name="TableColumn1695" style:family="table-column">
      <style:table-column-properties style:column-width="2.1326in" style:use-optimal-column-width="false"/>
    </style:style>
    <style:style style:name="Table1692" style:family="table">
      <style:table-properties style:width="6.3222in" fo:margin-left="0.075in" table:align="left"/>
    </style:style>
    <style:style style:name="TableRow1696" style:family="table-row">
      <style:table-row-properties style:use-optimal-row-height="false"/>
    </style:style>
    <style:style style:name="TableCell1697" style:family="table-cell">
      <style:table-cell-properties fo:border="0.0069in solid #000000" fo:padding-top="0in" fo:padding-left="0.075in" fo:padding-bottom="0in" fo:padding-right="0.075in"/>
    </style:style>
    <style:style style:name="T1698" style:parent-style-name="DefaultParagraphFont" style:family="text">
      <style:text-properties fo:font-weight="bold" style:font-weight-asian="bold" fo:font-size="11pt" style:font-size-asian="11pt" style:font-size-complex="11pt" fo:language="et" fo:country="EE"/>
    </style:style>
    <style:style style:name="TableCell1699" style:family="table-cell">
      <style:table-cell-properties fo:border="0.0069in solid #000000" fo:padding-top="0in" fo:padding-left="0.075in" fo:padding-bottom="0in" fo:padding-right="0.075in"/>
    </style:style>
    <style:style style:name="T1700" style:parent-style-name="DefaultParagraphFont" style:family="text">
      <style:text-properties fo:font-weight="bold" style:font-weight-asian="bold" fo:font-size="11pt" style:font-size-asian="11pt" style:font-size-complex="11pt" fo:language="et" fo:country="EE"/>
    </style:style>
    <style:style style:name="TableCell1701" style:family="table-cell">
      <style:table-cell-properties fo:border="0.0069in solid #000000" fo:padding-top="0in" fo:padding-left="0.075in" fo:padding-bottom="0in" fo:padding-right="0.075in"/>
    </style:style>
    <style:style style:name="T1702" style:parent-style-name="DefaultParagraphFont" style:family="text">
      <style:text-properties fo:font-weight="bold" style:font-weight-asian="bold" fo:font-size="11pt" style:font-size-asian="11pt" style:font-size-complex="11pt" fo:language="et" fo:country="EE"/>
    </style:style>
    <style:style style:name="TableRow1703" style:family="table-row">
      <style:table-row-properties style:use-optimal-row-height="false"/>
    </style:style>
    <style:style style:name="TableCell1704" style:family="table-cell">
      <style:table-cell-properties fo:border="0.0069in solid #000000" fo:padding-top="0in" fo:padding-left="0.075in" fo:padding-bottom="0in" fo:padding-right="0.075in"/>
    </style:style>
    <style:style style:name="T1705" style:parent-style-name="DefaultParagraphFont" style:family="text">
      <style:text-properties fo:font-size="11pt" style:font-size-asian="11pt" style:font-size-complex="11pt" fo:language="et" fo:country="EE"/>
    </style:style>
    <style:style style:name="TableCell1706" style:family="table-cell">
      <style:table-cell-properties fo:border="0.0069in solid #000000" fo:padding-top="0in" fo:padding-left="0.075in" fo:padding-bottom="0in" fo:padding-right="0.075in"/>
    </style:style>
    <style:style style:name="T1707" style:parent-style-name="DefaultParagraphFont" style:family="text">
      <style:text-properties fo:font-size="11pt" style:font-size-asian="11pt" style:font-size-complex="11pt" fo:language="et" fo:country="EE"/>
    </style:style>
    <style:style style:name="TableCell1708" style:family="table-cell">
      <style:table-cell-properties fo:border="0.0069in solid #000000" fo:padding-top="0in" fo:padding-left="0.075in" fo:padding-bottom="0in" fo:padding-right="0.075in"/>
    </style:style>
    <style:style style:name="T1709" style:parent-style-name="DefaultParagraphFont" style:family="text">
      <style:text-properties fo:font-size="11pt" style:font-size-asian="11pt" style:font-size-complex="11pt" fo:language="et" fo:country="EE"/>
    </style:style>
    <style:style style:name="TableRow1710" style:family="table-row">
      <style:table-row-properties style:use-optimal-row-height="false"/>
    </style:style>
    <style:style style:name="TableCell1711" style:family="table-cell">
      <style:table-cell-properties fo:border="0.0069in solid #000000" fo:padding-top="0in" fo:padding-left="0.075in" fo:padding-bottom="0in" fo:padding-right="0.075in"/>
    </style:style>
    <style:style style:name="T1712" style:parent-style-name="DefaultParagraphFont" style:family="text">
      <style:text-properties fo:font-size="11pt" style:font-size-asian="11pt" style:font-size-complex="11pt" fo:language="et" fo:country="EE"/>
    </style:style>
    <style:style style:name="TableCell1713" style:family="table-cell">
      <style:table-cell-properties fo:border="0.0069in solid #000000" fo:padding-top="0in" fo:padding-left="0.075in" fo:padding-bottom="0in" fo:padding-right="0.075in"/>
    </style:style>
    <style:style style:name="T1714" style:parent-style-name="DefaultParagraphFont" style:family="text">
      <style:text-properties fo:font-size="11pt" style:font-size-asian="11pt" style:font-size-complex="11pt" fo:language="et" fo:country="EE"/>
    </style:style>
    <style:style style:name="TableCell1715" style:family="table-cell">
      <style:table-cell-properties fo:border="0.0069in solid #000000" fo:padding-top="0in" fo:padding-left="0.075in" fo:padding-bottom="0in" fo:padding-right="0.075in"/>
    </style:style>
    <style:style style:name="T1716" style:parent-style-name="DefaultParagraphFont" style:family="text">
      <style:text-properties fo:font-size="11pt" style:font-size-asian="11pt" style:font-size-complex="11pt" fo:language="et" fo:country="EE"/>
    </style:style>
    <style:style style:name="P1717" style:parent-style-name="Normal" style:family="paragraph">
      <style:text-properties fo:language="et" fo:country="EE"/>
    </style:style>
    <style:style style:name="P1718" style:parent-style-name="Normal" style:family="paragraph">
      <style:text-properties fo:language="et" fo:country="EE"/>
    </style:style>
    <style:style style:name="P1719" style:parent-style-name="Normal" style:family="paragraph">
      <style:text-properties fo:language="et" fo:country="EE"/>
    </style:style>
    <style:style style:name="P1720" style:parent-style-name="Normal" style:family="paragraph">
      <style:paragraph-properties fo:background-color="#D6E3BC"/>
      <style:text-properties fo:font-size="10pt" style:font-size-asian="10pt" style:font-size-complex="10pt" fo:language="et" fo:country="EE"/>
    </style:style>
    <style:style style:name="P1721" style:parent-style-name="Normal" style:family="paragraph">
      <style:paragraph-properties fo:background-color="#D6E3BC"/>
      <style:text-properties fo:font-size="10pt" style:font-size-asian="10pt" style:font-size-complex="10pt" fo:language="et" fo:country="EE"/>
    </style:style>
    <style:style style:name="P1722" style:parent-style-name="Normal" style:family="paragraph">
      <style:paragraph-properties fo:background-color="#D6E3BC"/>
      <style:text-properties fo:font-size="10pt" style:font-size-asian="10pt" style:font-size-complex="10pt" fo:language="et" fo:country="EE"/>
    </style:style>
    <style:style style:name="P1723" style:parent-style-name="Normal" style:family="paragraph">
      <style:paragraph-properties fo:background-color="#D6E3BC"/>
      <style:text-properties fo:font-size="10pt" style:font-size-asian="10pt" style:font-size-complex="10pt" fo:language="et" fo:country="EE"/>
    </style:style>
    <style:style style:name="P1724" style:parent-style-name="Normal" style:family="paragraph">
      <style:paragraph-properties fo:background-color="#D6E3BC"/>
      <style:text-properties fo:font-size="10pt" style:font-size-asian="10pt" style:font-size-complex="10pt" fo:language="et" fo:country="EE"/>
    </style:style>
    <style:style style:name="P1725" style:parent-style-name="Normal" style:family="paragraph">
      <style:paragraph-properties fo:background-color="#D6E3BC"/>
      <style:text-properties fo:font-size="10pt" style:font-size-asian="10pt" style:font-size-complex="10pt" fo:language="et" fo:country="EE"/>
    </style:style>
    <style:style style:name="P1726" style:parent-style-name="Normal" style:family="paragraph">
      <style:paragraph-properties fo:background-color="#D6E3BC"/>
      <style:text-properties fo:font-size="10pt" style:font-size-asian="10pt" style:font-size-complex="10pt" fo:language="et" fo:country="EE"/>
    </style:style>
    <style:style style:name="P1727" style:parent-style-name="Normal" style:family="paragraph">
      <style:paragraph-properties fo:background-color="#D6E3BC"/>
      <style:text-properties fo:font-size="10pt" style:font-size-asian="10pt" style:font-size-complex="10pt" fo:language="et" fo:country="EE"/>
    </style:style>
    <style:style style:name="P1728" style:parent-style-name="Normal" style:family="paragraph">
      <style:paragraph-properties fo:background-color="#D6E3BC"/>
      <style:text-properties fo:font-size="10pt" style:font-size-asian="10pt" style:font-size-complex="10pt" fo:language="et" fo:country="EE"/>
    </style:style>
    <style:style style:name="P1729" style:parent-style-name="Normal" style:family="paragraph">
      <style:paragraph-properties fo:background-color="#D6E3BC"/>
      <style:text-properties fo:font-size="10pt" style:font-size-asian="10pt" style:font-size-complex="10pt" fo:language="et" fo:country="EE"/>
    </style:style>
    <style:style style:name="P1730" style:parent-style-name="Normal" style:family="paragraph">
      <style:paragraph-properties fo:background-color="#D6E3BC"/>
      <style:text-properties fo:font-size="10pt" style:font-size-asian="10pt" style:font-size-complex="10pt" fo:language="et" fo:country="EE"/>
    </style:style>
    <style:style style:name="P1731" style:parent-style-name="Normal" style:family="paragraph">
      <style:paragraph-properties fo:background-color="#D6E3BC"/>
      <style:text-properties fo:font-size="10pt" style:font-size-asian="10pt" style:font-size-complex="10pt" fo:language="et" fo:country="EE"/>
    </style:style>
    <style:style style:name="P1732" style:parent-style-name="Normal" style:family="paragraph">
      <style:paragraph-properties fo:background-color="#D6E3BC"/>
      <style:text-properties fo:font-size="10pt" style:font-size-asian="10pt" style:font-size-complex="10pt" fo:language="et" fo:country="EE"/>
    </style:style>
    <style:style style:name="P1733" style:parent-style-name="Normal" style:family="paragraph">
      <style:paragraph-properties fo:background-color="#D6E3BC"/>
      <style:text-properties fo:font-size="10pt" style:font-size-asian="10pt" style:font-size-complex="10pt" fo:language="et" fo:country="EE"/>
    </style:style>
    <style:style style:name="P1734" style:parent-style-name="Normal" style:family="paragraph">
      <style:paragraph-properties fo:background-color="#D6E3BC"/>
      <style:text-properties fo:font-size="10pt" style:font-size-asian="10pt" style:font-size-complex="10pt" fo:language="et" fo:country="EE"/>
    </style:style>
    <style:style style:name="P1735" style:parent-style-name="Normal" style:family="paragraph">
      <style:paragraph-properties fo:background-color="#D6E3BC"/>
      <style:text-properties fo:font-size="10pt" style:font-size-asian="10pt" style:font-size-complex="10pt" fo:language="et" fo:country="EE"/>
    </style:style>
    <style:style style:name="P1736" style:parent-style-name="Normal" style:family="paragraph">
      <style:paragraph-properties fo:background-color="#D6E3BC"/>
      <style:text-properties fo:font-size="10pt" style:font-size-asian="10pt" style:font-size-complex="10pt" fo:language="et" fo:country="EE"/>
    </style:style>
    <style:style style:name="P1737" style:parent-style-name="Normal" style:family="paragraph">
      <style:paragraph-properties fo:background-color="#D6E3BC"/>
      <style:text-properties fo:font-size="10pt" style:font-size-asian="10pt" style:font-size-complex="10pt" fo:language="et" fo:country="EE"/>
    </style:style>
    <style:style style:name="P1738" style:parent-style-name="Normal" style:family="paragraph">
      <style:text-properties fo:language="et" fo:country="EE"/>
    </style:style>
    <style:style style:name="P1739" style:parent-style-name="Normal" style:family="paragraph">
      <style:text-properties fo:language="et" fo:country="EE"/>
    </style:style>
    <style:style style:name="P1740" style:parent-style-name="Normal" style:family="paragraph">
      <style:text-properties fo:language="et" fo:country="EE"/>
    </style:style>
    <style:style style:name="P1741" style:parent-style-name="Normal" style:family="paragraph">
      <style:paragraph-properties fo:background-color="#D6E3BC"/>
      <style:text-properties fo:font-size="10pt" style:font-size-asian="10pt" style:font-size-complex="10pt" fo:language="et" fo:country="EE"/>
    </style:style>
    <style:style style:name="P1742" style:parent-style-name="Normal" style:family="paragraph">
      <style:paragraph-properties fo:background-color="#D6E3BC"/>
      <style:text-properties fo:font-size="10pt" style:font-size-asian="10pt" style:font-size-complex="10pt" fo:language="et" fo:country="EE"/>
    </style:style>
    <style:style style:name="P1743" style:parent-style-name="Normal" style:family="paragraph">
      <style:paragraph-properties fo:background-color="#D6E3BC"/>
      <style:text-properties fo:font-size="10pt" style:font-size-asian="10pt" style:font-size-complex="10pt" fo:language="et" fo:country="EE"/>
    </style:style>
    <style:style style:name="P1744" style:parent-style-name="Normal" style:family="paragraph">
      <style:paragraph-properties fo:background-color="#D6E3BC"/>
      <style:text-properties fo:font-size="10pt" style:font-size-asian="10pt" style:font-size-complex="10pt" fo:language="et" fo:country="EE"/>
    </style:style>
    <style:style style:name="P1745" style:parent-style-name="Normal" style:family="paragraph">
      <style:paragraph-properties fo:background-color="#D6E3BC"/>
      <style:text-properties fo:font-size="10pt" style:font-size-asian="10pt" style:font-size-complex="10pt" fo:language="et" fo:country="EE"/>
    </style:style>
    <style:style style:name="P1746" style:parent-style-name="Normal" style:family="paragraph">
      <style:paragraph-properties fo:background-color="#D6E3BC"/>
      <style:text-properties fo:font-size="10pt" style:font-size-asian="10pt" style:font-size-complex="10pt" fo:language="et" fo:country="EE"/>
    </style:style>
    <style:style style:name="P1747" style:parent-style-name="Normal" style:family="paragraph">
      <style:paragraph-properties fo:background-color="#D6E3BC"/>
      <style:text-properties fo:font-size="10pt" style:font-size-asian="10pt" style:font-size-complex="10pt" fo:language="et" fo:country="EE"/>
    </style:style>
    <style:style style:name="P1748" style:parent-style-name="Normal" style:family="paragraph">
      <style:paragraph-properties fo:background-color="#D6E3BC"/>
      <style:text-properties fo:font-size="10pt" style:font-size-asian="10pt" style:font-size-complex="10pt" fo:language="et" fo:country="EE"/>
    </style:style>
    <style:style style:name="P1749" style:parent-style-name="Normal" style:family="paragraph">
      <style:paragraph-properties fo:background-color="#D6E3BC"/>
      <style:text-properties fo:font-size="10pt" style:font-size-asian="10pt" style:font-size-complex="10pt" fo:language="et" fo:country="EE"/>
    </style:style>
    <style:style style:name="P1750" style:parent-style-name="Normal" style:family="paragraph">
      <style:paragraph-properties fo:background-color="#D6E3BC"/>
      <style:text-properties fo:font-size="10pt" style:font-size-asian="10pt" style:font-size-complex="10pt" fo:language="et" fo:country="EE"/>
    </style:style>
    <style:style style:name="P1751" style:parent-style-name="Normal" style:family="paragraph">
      <style:paragraph-properties fo:background-color="#D6E3BC"/>
      <style:text-properties fo:font-size="10pt" style:font-size-asian="10pt" style:font-size-complex="10pt" fo:language="et" fo:country="EE"/>
    </style:style>
    <style:style style:name="P1752" style:parent-style-name="Normal" style:family="paragraph">
      <style:paragraph-properties fo:background-color="#D6E3BC"/>
      <style:text-properties fo:font-size="10pt" style:font-size-asian="10pt" style:font-size-complex="10pt" fo:language="et" fo:country="EE"/>
    </style:style>
    <style:style style:name="P1753" style:parent-style-name="Normal" style:family="paragraph">
      <style:paragraph-properties fo:background-color="#D6E3BC"/>
      <style:text-properties fo:font-size="10pt" style:font-size-asian="10pt" style:font-size-complex="10pt" fo:language="et" fo:country="EE"/>
    </style:style>
    <style:style style:name="P1754" style:parent-style-name="Normal" style:family="paragraph">
      <style:paragraph-properties fo:background-color="#D6E3BC"/>
      <style:text-properties fo:font-size="10pt" style:font-size-asian="10pt" style:font-size-complex="10pt" fo:language="et" fo:country="EE"/>
    </style:style>
    <style:style style:name="P1755" style:parent-style-name="Normal" style:family="paragraph">
      <style:paragraph-properties fo:background-color="#D6E3BC"/>
      <style:text-properties fo:font-size="10pt" style:font-size-asian="10pt" style:font-size-complex="10pt" fo:language="et" fo:country="EE"/>
    </style:style>
    <style:style style:name="P1756" style:parent-style-name="Normal" style:family="paragraph">
      <style:paragraph-properties fo:background-color="#D6E3BC"/>
      <style:text-properties fo:font-size="10pt" style:font-size-asian="10pt" style:font-size-complex="10pt" fo:language="et" fo:country="EE"/>
    </style:style>
    <style:style style:name="P1757" style:parent-style-name="Normal" style:family="paragraph">
      <style:paragraph-properties fo:background-color="#D6E3BC"/>
      <style:text-properties fo:font-size="10pt" style:font-size-asian="10pt" style:font-size-complex="10pt" fo:language="et" fo:country="EE"/>
    </style:style>
    <style:style style:name="P1758" style:parent-style-name="Normal" style:family="paragraph">
      <style:paragraph-properties fo:background-color="#D6E3BC"/>
      <style:text-properties fo:font-size="10pt" style:font-size-asian="10pt" style:font-size-complex="10pt" fo:language="et" fo:country="EE"/>
    </style:style>
    <style:style style:name="P1759" style:parent-style-name="Normal" style:family="paragraph">
      <style:paragraph-properties fo:background-color="#D6E3BC"/>
      <style:text-properties fo:font-size="10pt" style:font-size-asian="10pt" style:font-size-complex="10pt" fo:language="et" fo:country="EE"/>
    </style:style>
    <style:style style:name="P1760" style:parent-style-name="Normal" style:family="paragraph">
      <style:paragraph-properties fo:background-color="#D6E3BC"/>
      <style:text-properties fo:font-size="10pt" style:font-size-asian="10pt" style:font-size-complex="10pt" fo:language="et" fo:country="EE"/>
    </style:style>
    <style:style style:name="P1761" style:parent-style-name="Normal" style:family="paragraph">
      <style:paragraph-properties fo:background-color="#D6E3BC"/>
      <style:text-properties fo:font-size="10pt" style:font-size-asian="10pt" style:font-size-complex="10pt" fo:language="et" fo:country="EE"/>
    </style:style>
    <style:style style:name="P1762" style:parent-style-name="Normal" style:family="paragraph">
      <style:paragraph-properties fo:background-color="#D6E3BC"/>
      <style:text-properties fo:font-size="10pt" style:font-size-asian="10pt" style:font-size-complex="10pt" fo:language="et" fo:country="EE"/>
    </style:style>
    <style:style style:name="P1763" style:parent-style-name="Normal" style:family="paragraph">
      <style:paragraph-properties fo:background-color="#D6E3BC"/>
      <style:text-properties fo:font-size="10pt" style:font-size-asian="10pt" style:font-size-complex="10pt" fo:language="et" fo:country="EE"/>
    </style:style>
    <style:style style:name="P1764" style:parent-style-name="Normal" style:family="paragraph">
      <style:paragraph-properties fo:background-color="#D6E3BC"/>
      <style:text-properties fo:font-size="10pt" style:font-size-asian="10pt" style:font-size-complex="10pt" fo:language="et" fo:country="EE"/>
    </style:style>
    <style:style style:name="P1765" style:parent-style-name="Normal" style:family="paragraph">
      <style:paragraph-properties fo:background-color="#D6E3BC"/>
      <style:text-properties fo:font-size="10pt" style:font-size-asian="10pt" style:font-size-complex="10pt" fo:language="et" fo:country="EE"/>
    </style:style>
    <style:style style:name="P1766" style:parent-style-name="Normal" style:family="paragraph">
      <style:paragraph-properties fo:background-color="#D6E3BC"/>
      <style:text-properties fo:font-size="10pt" style:font-size-asian="10pt" style:font-size-complex="10pt" fo:language="et" fo:country="EE"/>
    </style:style>
    <style:style style:name="TableColumn1768" style:family="table-column">
      <style:table-column-properties style:column-width="1.8791in" style:use-optimal-column-width="false"/>
    </style:style>
    <style:style style:name="TableColumn1769" style:family="table-column">
      <style:table-column-properties style:column-width="1.8194in" style:use-optimal-column-width="false"/>
    </style:style>
    <style:style style:name="TableColumn1770" style:family="table-column">
      <style:table-column-properties style:column-width="1.1708in" style:use-optimal-column-width="false"/>
    </style:style>
    <style:style style:name="TableColumn1771" style:family="table-column">
      <style:table-column-properties style:column-width="1.5055in" style:use-optimal-column-width="false"/>
    </style:style>
    <style:style style:name="Table1767" style:family="table">
      <style:table-properties style:width="6.375in" fo:margin-left="0.075in" table:align="left"/>
    </style:style>
    <style:style style:name="TableRow1772" style:family="table-row">
      <style:table-row-properties style:use-optimal-row-height="false"/>
    </style:style>
    <style:style style:name="TableCell1773" style:family="table-cell">
      <style:table-cell-properties fo:border="0.0069in solid #000000" fo:padding-top="0in" fo:padding-left="0.075in" fo:padding-bottom="0in" fo:padding-right="0.075in"/>
    </style:style>
    <style:style style:name="T1774" style:parent-style-name="DefaultParagraphFont" style:family="text">
      <style:text-properties fo:font-weight="bold" style:font-weight-asian="bold" fo:font-size="11pt" style:font-size-asian="11pt" style:font-size-complex="11pt" fo:language="et" fo:country="EE"/>
    </style:style>
    <style:style style:name="TableCell1775" style:family="table-cell">
      <style:table-cell-properties fo:border="0.0069in solid #000000" fo:padding-top="0in" fo:padding-left="0.075in" fo:padding-bottom="0in" fo:padding-right="0.075in"/>
    </style:style>
    <style:style style:name="T1776" style:parent-style-name="DefaultParagraphFont" style:family="text">
      <style:text-properties fo:font-weight="bold" style:font-weight-asian="bold" fo:font-size="11pt" style:font-size-asian="11pt" style:font-size-complex="11pt" fo:language="et" fo:country="EE"/>
    </style:style>
    <style:style style:name="TableCell1777" style:family="table-cell">
      <style:table-cell-properties fo:border="0.0069in solid #000000" fo:padding-top="0in" fo:padding-left="0.0069in" fo:padding-bottom="0in" fo:padding-right="0.0069in"/>
    </style:style>
    <style:style style:name="T1778" style:parent-style-name="DefaultParagraphFont" style:family="text">
      <style:text-properties fo:font-weight="bold" style:font-weight-asian="bold" fo:font-size="11pt" style:font-size-asian="11pt" style:font-size-complex="11pt" fo:language="et" fo:country="EE"/>
    </style:style>
    <style:style style:name="TableCell1779" style:family="table-cell">
      <style:table-cell-properties fo:border="0.0069in solid #000000" fo:padding-top="0in" fo:padding-left="0.075in" fo:padding-bottom="0in" fo:padding-right="0.075in"/>
    </style:style>
    <style:style style:name="T1780" style:parent-style-name="DefaultParagraphFont" style:family="text">
      <style:text-properties fo:font-weight="bold" style:font-weight-asian="bold" fo:font-size="11pt" style:font-size-asian="11pt" style:font-size-complex="11pt" fo:language="et" fo:country="EE"/>
    </style:style>
    <style:style style:name="TableRow1781" style:family="table-row">
      <style:table-row-properties style:use-optimal-row-height="false"/>
    </style:style>
    <style:style style:name="TableCell1782" style:family="table-cell">
      <style:table-cell-properties fo:border="0.0069in solid #000000" fo:padding-top="0in" fo:padding-left="0.075in" fo:padding-bottom="0in" fo:padding-right="0.075in"/>
    </style:style>
    <style:style style:name="T1783" style:parent-style-name="DefaultParagraphFont" style:family="text">
      <style:text-properties fo:font-size="11pt" style:font-size-asian="11pt" style:font-size-complex="11pt" fo:language="et" fo:country="EE"/>
    </style:style>
    <style:style style:name="TableCell1784" style:family="table-cell">
      <style:table-cell-properties fo:border="0.0069in solid #000000" fo:padding-top="0in" fo:padding-left="0.075in" fo:padding-bottom="0in" fo:padding-right="0.075in"/>
    </style:style>
    <style:style style:name="TableCell1785" style:family="table-cell">
      <style:table-cell-properties fo:border="0.0069in solid #000000" fo:padding-top="0in" fo:padding-left="0.0069in" fo:padding-bottom="0in" fo:padding-right="0.0069in"/>
    </style:style>
    <style:style style:name="TableCell1786" style:family="table-cell">
      <style:table-cell-properties fo:border="0.0069in solid #000000" fo:padding-top="0in" fo:padding-left="0.075in" fo:padding-bottom="0in" fo:padding-right="0.075in"/>
    </style:style>
    <style:style style:name="TableRow1787" style:family="table-row">
      <style:table-row-properties style:use-optimal-row-height="false"/>
    </style:style>
    <style:style style:name="TableCell1788" style:family="table-cell">
      <style:table-cell-properties fo:border="0.0069in solid #000000" fo:padding-top="0in" fo:padding-left="0.075in" fo:padding-bottom="0in" fo:padding-right="0.075in"/>
    </style:style>
    <style:style style:name="P1789" style:parent-style-name="ListParagraph" style:list-style-name="LFO2" style:family="paragraph"/>
    <style:style style:name="T1790" style:parent-style-name="DefaultParagraphFont" style:family="text">
      <style:text-properties fo:font-size="11pt" style:font-size-asian="11pt" style:font-size-complex="11pt" fo:language="et" fo:country="EE"/>
    </style:style>
    <style:style style:name="TableCell1791" style:family="table-cell">
      <style:table-cell-properties fo:border="0.0069in solid #000000" fo:padding-top="0in" fo:padding-left="0.075in" fo:padding-bottom="0in" fo:padding-right="0.075in"/>
    </style:style>
    <style:style style:name="TableCell1792" style:family="table-cell">
      <style:table-cell-properties fo:border="0.0069in solid #000000" fo:padding-top="0in" fo:padding-left="0.0069in" fo:padding-bottom="0in" fo:padding-right="0.0069in"/>
    </style:style>
    <style:style style:name="TableCell1793" style:family="table-cell">
      <style:table-cell-properties fo:border="0.0069in solid #000000" fo:padding-top="0in" fo:padding-left="0.075in" fo:padding-bottom="0in" fo:padding-right="0.075in"/>
    </style:style>
    <style:style style:name="TableRow1794" style:family="table-row">
      <style:table-row-properties style:use-optimal-row-height="false"/>
    </style:style>
    <style:style style:name="TableCell1795" style:family="table-cell">
      <style:table-cell-properties fo:border="0.0069in solid #000000" fo:padding-top="0in" fo:padding-left="0.075in" fo:padding-bottom="0in" fo:padding-right="0.075in"/>
    </style:style>
    <style:style style:name="P1796" style:parent-style-name="ListParagraph" style:list-style-name="LFO2" style:family="paragraph"/>
    <style:style style:name="T1797" style:parent-style-name="DefaultParagraphFont" style:family="text">
      <style:text-properties fo:font-size="11pt" style:font-size-asian="11pt" style:font-size-complex="11pt" fo:language="et" fo:country="EE"/>
    </style:style>
    <style:style style:name="TableCell1798" style:family="table-cell">
      <style:table-cell-properties fo:border="0.0069in solid #000000" fo:padding-top="0in" fo:padding-left="0.075in" fo:padding-bottom="0in" fo:padding-right="0.075in"/>
    </style:style>
    <style:style style:name="TableCell1799" style:family="table-cell">
      <style:table-cell-properties fo:border="0.0069in solid #000000" fo:padding-top="0in" fo:padding-left="0.0069in" fo:padding-bottom="0in" fo:padding-right="0.0069in"/>
    </style:style>
    <style:style style:name="TableCell1800" style:family="table-cell">
      <style:table-cell-properties fo:border="0.0069in solid #000000" fo:padding-top="0in" fo:padding-left="0.075in" fo:padding-bottom="0in" fo:padding-right="0.075in"/>
    </style:style>
    <style:style style:name="T1801" style:parent-style-name="DefaultParagraphFont" style:family="text">
      <style:text-properties fo:font-size="10pt" style:font-size-asian="10pt" style:font-size-complex="10pt" fo:language="et" fo:country="EE"/>
    </style:style>
    <style:style style:name="TableRow1802" style:family="table-row">
      <style:table-row-properties style:use-optimal-row-height="false"/>
    </style:style>
    <style:style style:name="TableCell1803" style:family="table-cell">
      <style:table-cell-properties fo:border="0.0069in solid #000000" fo:padding-top="0in" fo:padding-left="0.075in" fo:padding-bottom="0in" fo:padding-right="0.075in"/>
    </style:style>
    <style:style style:name="P1804" style:parent-style-name="ListParagraph" style:list-style-name="LFO2" style:family="paragraph"/>
    <style:style style:name="T1805" style:parent-style-name="DefaultParagraphFont" style:family="text">
      <style:text-properties fo:font-size="11pt" style:font-size-asian="11pt" style:font-size-complex="11pt" fo:language="et" fo:country="EE"/>
    </style:style>
    <style:style style:name="TableCell1806" style:family="table-cell">
      <style:table-cell-properties fo:border="0.0069in solid #000000" fo:padding-top="0in" fo:padding-left="0.075in" fo:padding-bottom="0in" fo:padding-right="0.075in"/>
    </style:style>
    <style:style style:name="TableCell1807" style:family="table-cell">
      <style:table-cell-properties fo:border="0.0069in solid #000000" fo:padding-top="0in" fo:padding-left="0.0069in" fo:padding-bottom="0in" fo:padding-right="0.0069in"/>
    </style:style>
    <style:style style:name="TableCell1808" style:family="table-cell">
      <style:table-cell-properties fo:border="0.0069in solid #000000" fo:padding-top="0in" fo:padding-left="0.075in" fo:padding-bottom="0in" fo:padding-right="0.075in"/>
    </style:style>
    <style:style style:name="TableRow1809" style:family="table-row">
      <style:table-row-properties style:use-optimal-row-height="false"/>
    </style:style>
    <style:style style:name="TableCell1810" style:family="table-cell">
      <style:table-cell-properties fo:border="0.0069in solid #000000" fo:padding-top="0in" fo:padding-left="0.075in" fo:padding-bottom="0in" fo:padding-right="0.075in"/>
    </style:style>
    <style:style style:name="P1811" style:parent-style-name="ListParagraph" style:list-style-name="LFO2" style:family="paragraph"/>
    <style:style style:name="T1812" style:parent-style-name="DefaultParagraphFont" style:family="text">
      <style:text-properties fo:font-size="11pt" style:font-size-asian="11pt" style:font-size-complex="11pt" fo:language="et" fo:country="EE"/>
    </style:style>
    <style:style style:name="TableCell1813" style:family="table-cell">
      <style:table-cell-properties fo:border="0.0069in solid #000000" fo:padding-top="0in" fo:padding-left="0.075in" fo:padding-bottom="0in" fo:padding-right="0.075in"/>
    </style:style>
    <style:style style:name="TableCell1814" style:family="table-cell">
      <style:table-cell-properties fo:border="0.0069in solid #000000" fo:padding-top="0in" fo:padding-left="0.0069in" fo:padding-bottom="0in" fo:padding-right="0.0069in"/>
    </style:style>
    <style:style style:name="TableCell1815" style:family="table-cell">
      <style:table-cell-properties fo:border="0.0069in solid #000000" fo:padding-top="0in" fo:padding-left="0.075in" fo:padding-bottom="0in" fo:padding-right="0.075in"/>
    </style:style>
    <style:style style:name="TableRow1816" style:family="table-row">
      <style:table-row-properties style:use-optimal-row-height="false"/>
    </style:style>
    <style:style style:name="TableCell1817" style:family="table-cell">
      <style:table-cell-properties fo:border="0.0069in solid #000000" fo:padding-top="0in" fo:padding-left="0.075in" fo:padding-bottom="0in" fo:padding-right="0.075in"/>
    </style:style>
    <style:style style:name="P1818" style:parent-style-name="ListParagraph" style:list-style-name="LFO2" style:family="paragraph"/>
    <style:style style:name="T1819" style:parent-style-name="DefaultParagraphFont" style:family="text">
      <style:text-properties fo:font-size="11pt" style:font-size-asian="11pt" style:font-size-complex="11pt" fo:language="et" fo:country="EE"/>
    </style:style>
    <style:style style:name="TableCell1820" style:family="table-cell">
      <style:table-cell-properties fo:border="0.0069in solid #000000" fo:padding-top="0in" fo:padding-left="0.075in" fo:padding-bottom="0in" fo:padding-right="0.075in"/>
    </style:style>
    <style:style style:name="TableCell1821" style:family="table-cell">
      <style:table-cell-properties fo:border="0.0069in solid #000000" fo:padding-top="0in" fo:padding-left="0.0069in" fo:padding-bottom="0in" fo:padding-right="0.0069in"/>
    </style:style>
    <style:style style:name="TableCell1822" style:family="table-cell">
      <style:table-cell-properties fo:border="0.0069in solid #000000" fo:padding-top="0in" fo:padding-left="0.075in" fo:padding-bottom="0in" fo:padding-right="0.075in"/>
    </style:style>
    <style:style style:name="TableRow1823" style:family="table-row">
      <style:table-row-properties style:use-optimal-row-height="false"/>
    </style:style>
    <style:style style:name="TableCell1824" style:family="table-cell">
      <style:table-cell-properties fo:border="0.0069in solid #000000" fo:padding-top="0in" fo:padding-left="0.075in" fo:padding-bottom="0in" fo:padding-right="0.075in"/>
    </style:style>
    <style:style style:name="P1825" style:parent-style-name="ListParagraph" style:list-style-name="LFO2" style:family="paragraph"/>
    <style:style style:name="T1826" style:parent-style-name="DefaultParagraphFont" style:family="text">
      <style:text-properties fo:font-size="11pt" style:font-size-asian="11pt" style:font-size-complex="11pt" fo:language="et" fo:country="EE"/>
    </style:style>
    <style:style style:name="TableCell1827" style:family="table-cell">
      <style:table-cell-properties fo:border="0.0069in solid #000000" fo:padding-top="0in" fo:padding-left="0.075in" fo:padding-bottom="0in" fo:padding-right="0.075in"/>
    </style:style>
    <style:style style:name="TableCell1828" style:family="table-cell">
      <style:table-cell-properties fo:border="0.0069in solid #000000" fo:padding-top="0in" fo:padding-left="0.0069in" fo:padding-bottom="0in" fo:padding-right="0.0069in"/>
    </style:style>
    <style:style style:name="TableCell1829" style:family="table-cell">
      <style:table-cell-properties fo:border="0.0069in solid #000000" fo:padding-top="0in" fo:padding-left="0.075in" fo:padding-bottom="0in" fo:padding-right="0.075in"/>
    </style:style>
    <style:style style:name="T1830" style:parent-style-name="DefaultParagraphFont" style:family="text">
      <style:text-properties fo:font-size="10pt" style:font-size-asian="10pt" style:font-size-complex="10pt"/>
    </style:style>
    <style:style style:name="TableRow1831" style:family="table-row">
      <style:table-row-properties style:use-optimal-row-height="false"/>
    </style:style>
    <style:style style:name="TableCell1832" style:family="table-cell">
      <style:table-cell-properties fo:border="0.0069in solid #000000" fo:padding-top="0in" fo:padding-left="0.075in" fo:padding-bottom="0in" fo:padding-right="0.075in"/>
    </style:style>
    <style:style style:name="P1833" style:parent-style-name="ListParagraph" style:list-style-name="LFO2" style:family="paragraph"/>
    <style:style style:name="T1834" style:parent-style-name="DefaultParagraphFont" style:family="text">
      <style:text-properties fo:font-size="11pt" style:font-size-asian="11pt" style:font-size-complex="11pt" fo:language="et" fo:country="EE"/>
    </style:style>
    <style:style style:name="TableCell1835" style:family="table-cell">
      <style:table-cell-properties fo:border="0.0069in solid #000000" fo:padding-top="0in" fo:padding-left="0.075in" fo:padding-bottom="0in" fo:padding-right="0.075in"/>
    </style:style>
    <style:style style:name="TableCell1836" style:family="table-cell">
      <style:table-cell-properties fo:border="0.0069in solid #000000" fo:padding-top="0in" fo:padding-left="0.0069in" fo:padding-bottom="0in" fo:padding-right="0.0069in"/>
    </style:style>
    <style:style style:name="TableCell1837" style:family="table-cell">
      <style:table-cell-properties fo:border="0.0069in solid #000000" fo:padding-top="0in" fo:padding-left="0.075in" fo:padding-bottom="0in" fo:padding-right="0.075in"/>
    </style:style>
    <style:style style:name="P1838" style:parent-style-name="Normal" style:family="paragraph">
      <style:text-properties fo:font-size="10pt" style:font-size-asian="10pt" style:font-size-complex="10pt"/>
    </style:style>
    <style:style style:name="TableRow1839" style:family="table-row">
      <style:table-row-properties style:use-optimal-row-height="false"/>
    </style:style>
    <style:style style:name="TableCell1840" style:family="table-cell">
      <style:table-cell-properties fo:border="0.0069in solid #000000" fo:padding-top="0in" fo:padding-left="0.075in" fo:padding-bottom="0in" fo:padding-right="0.075in"/>
    </style:style>
    <style:style style:name="P1841" style:parent-style-name="ListParagraph" style:list-style-name="LFO2" style:family="paragraph"/>
    <style:style style:name="T1842" style:parent-style-name="DefaultParagraphFont" style:family="text">
      <style:text-properties fo:font-size="11pt" style:font-size-asian="11pt" style:font-size-complex="11pt" fo:language="et" fo:country="EE"/>
    </style:style>
    <style:style style:name="TableCell1843" style:family="table-cell">
      <style:table-cell-properties fo:border="0.0069in solid #000000" fo:padding-top="0in" fo:padding-left="0.075in" fo:padding-bottom="0in" fo:padding-right="0.075in"/>
    </style:style>
    <style:style style:name="TableCell1844" style:family="table-cell">
      <style:table-cell-properties fo:border="0.0069in solid #000000" fo:padding-top="0in" fo:padding-left="0.0069in" fo:padding-bottom="0in" fo:padding-right="0.0069in"/>
    </style:style>
    <style:style style:name="TableCell1845" style:family="table-cell">
      <style:table-cell-properties fo:border="0.0069in solid #000000" fo:padding-top="0in" fo:padding-left="0.075in" fo:padding-bottom="0in" fo:padding-right="0.075in"/>
    </style:style>
    <style:style style:name="P1846" style:parent-style-name="Normal" style:family="paragraph">
      <style:text-properties fo:font-size="10pt" style:font-size-asian="10pt" style:font-size-complex="10pt"/>
    </style:style>
    <style:style style:name="TableRow1847" style:family="table-row">
      <style:table-row-properties style:use-optimal-row-height="false"/>
    </style:style>
    <style:style style:name="TableCell1848" style:family="table-cell">
      <style:table-cell-properties fo:border="0.0069in solid #000000" fo:padding-top="0in" fo:padding-left="0.075in" fo:padding-bottom="0in" fo:padding-right="0.075in"/>
    </style:style>
    <style:style style:name="P1849" style:parent-style-name="ListParagraph" style:list-style-name="LFO2" style:family="paragraph"/>
    <style:style style:name="T1850" style:parent-style-name="DefaultParagraphFont" style:family="text">
      <style:text-properties fo:font-size="11pt" style:font-size-asian="11pt" style:font-size-complex="11pt" fo:language="et" fo:country="EE"/>
    </style:style>
    <style:style style:name="TableCell1851" style:family="table-cell">
      <style:table-cell-properties fo:border="0.0069in solid #000000" fo:padding-top="0in" fo:padding-left="0.075in" fo:padding-bottom="0in" fo:padding-right="0.075in"/>
    </style:style>
    <style:style style:name="TableCell1852" style:family="table-cell">
      <style:table-cell-properties fo:border="0.0069in solid #000000" fo:padding-top="0in" fo:padding-left="0.0069in" fo:padding-bottom="0in" fo:padding-right="0.0069in"/>
    </style:style>
    <style:style style:name="TableCell1853" style:family="table-cell">
      <style:table-cell-properties fo:border="0.0069in solid #000000" fo:padding-top="0in" fo:padding-left="0.075in" fo:padding-bottom="0in" fo:padding-right="0.075in"/>
    </style:style>
    <style:style style:name="P1854" style:parent-style-name="Normal" style:family="paragraph">
      <style:text-properties fo:font-size="10pt" style:font-size-asian="10pt" style:font-size-complex="10pt"/>
    </style:style>
    <style:style style:name="TableRow1855" style:family="table-row">
      <style:table-row-properties style:use-optimal-row-height="false"/>
    </style:style>
    <style:style style:name="TableCell1856" style:family="table-cell">
      <style:table-cell-properties fo:border="0.0069in solid #000000" fo:padding-top="0in" fo:padding-left="0.075in" fo:padding-bottom="0in" fo:padding-right="0.075in"/>
    </style:style>
    <style:style style:name="P1857" style:parent-style-name="ListParagraph" style:list-style-name="LFO2" style:family="paragraph"/>
    <style:style style:name="T1858" style:parent-style-name="DefaultParagraphFont" style:family="text">
      <style:text-properties fo:font-size="11pt" style:font-size-asian="11pt" style:font-size-complex="11pt" fo:language="et" fo:country="EE"/>
    </style:style>
    <style:style style:name="TableCell1859" style:family="table-cell">
      <style:table-cell-properties fo:border="0.0069in solid #000000" fo:padding-top="0in" fo:padding-left="0.075in" fo:padding-bottom="0in" fo:padding-right="0.075in"/>
    </style:style>
    <style:style style:name="TableCell1860" style:family="table-cell">
      <style:table-cell-properties fo:border="0.0069in solid #000000" fo:padding-top="0in" fo:padding-left="0.0069in" fo:padding-bottom="0in" fo:padding-right="0.0069in"/>
    </style:style>
    <style:style style:name="TableCell1861" style:family="table-cell">
      <style:table-cell-properties fo:border="0.0069in solid #000000" fo:padding-top="0in" fo:padding-left="0.075in" fo:padding-bottom="0in" fo:padding-right="0.075in"/>
    </style:style>
    <style:style style:name="TableRow1862" style:family="table-row">
      <style:table-row-properties style:use-optimal-row-height="false"/>
    </style:style>
    <style:style style:name="TableCell1863" style:family="table-cell">
      <style:table-cell-properties fo:border="0.0069in solid #000000" fo:padding-top="0in" fo:padding-left="0.075in" fo:padding-bottom="0in" fo:padding-right="0.075in"/>
    </style:style>
    <style:style style:name="P1864" style:parent-style-name="ListParagraph" style:list-style-name="LFO2" style:family="paragraph"/>
    <style:style style:name="T1865" style:parent-style-name="DefaultParagraphFont" style:family="text">
      <style:text-properties fo:font-size="11pt" style:font-size-asian="11pt" style:font-size-complex="11pt" fo:language="et" fo:country="EE"/>
    </style:style>
    <style:style style:name="TableCell1866" style:family="table-cell">
      <style:table-cell-properties fo:border="0.0069in solid #000000" fo:padding-top="0in" fo:padding-left="0.075in" fo:padding-bottom="0in" fo:padding-right="0.075in"/>
    </style:style>
    <style:style style:name="TableCell1867" style:family="table-cell">
      <style:table-cell-properties fo:border="0.0069in solid #000000" fo:padding-top="0in" fo:padding-left="0.0069in" fo:padding-bottom="0in" fo:padding-right="0.0069in"/>
    </style:style>
    <style:style style:name="TableCell1868" style:family="table-cell">
      <style:table-cell-properties fo:border="0.0069in solid #000000" fo:padding-top="0in" fo:padding-left="0.075in" fo:padding-bottom="0in" fo:padding-right="0.075in"/>
    </style:style>
    <style:style style:name="TableRow1869" style:family="table-row">
      <style:table-row-properties style:use-optimal-row-height="false"/>
    </style:style>
    <style:style style:name="TableCell1870" style:family="table-cell">
      <style:table-cell-properties fo:border="0.0069in solid #000000" fo:padding-top="0in" fo:padding-left="0.075in" fo:padding-bottom="0in" fo:padding-right="0.075in"/>
    </style:style>
    <style:style style:name="P1871" style:parent-style-name="ListParagraph" style:list-style-name="LFO2" style:family="paragraph"/>
    <style:style style:name="T1872" style:parent-style-name="DefaultParagraphFont" style:family="text">
      <style:text-properties fo:font-size="11pt" style:font-size-asian="11pt" style:font-size-complex="11pt" fo:language="et" fo:country="EE"/>
    </style:style>
    <style:style style:name="TableCell1873" style:family="table-cell">
      <style:table-cell-properties fo:border="0.0069in solid #000000" fo:padding-top="0in" fo:padding-left="0.075in" fo:padding-bottom="0in" fo:padding-right="0.075in"/>
    </style:style>
    <style:style style:name="TableCell1874" style:family="table-cell">
      <style:table-cell-properties fo:border="0.0069in solid #000000" fo:padding-top="0in" fo:padding-left="0.0069in" fo:padding-bottom="0in" fo:padding-right="0.0069in"/>
    </style:style>
    <style:style style:name="TableCell1875" style:family="table-cell">
      <style:table-cell-properties fo:border="0.0069in solid #000000" fo:padding-top="0in" fo:padding-left="0.075in" fo:padding-bottom="0in" fo:padding-right="0.075in"/>
    </style:style>
    <style:style style:name="TableRow1876" style:family="table-row">
      <style:table-row-properties style:use-optimal-row-height="false"/>
    </style:style>
    <style:style style:name="TableCell1877" style:family="table-cell">
      <style:table-cell-properties fo:border="0.0069in solid #000000" fo:padding-top="0in" fo:padding-left="0.075in" fo:padding-bottom="0in" fo:padding-right="0.075in"/>
    </style:style>
    <style:style style:name="P1878" style:parent-style-name="ListParagraph" style:list-style-name="LFO2" style:family="paragraph"/>
    <style:style style:name="T1879" style:parent-style-name="DefaultParagraphFont" style:family="text">
      <style:text-properties fo:font-size="11pt" style:font-size-asian="11pt" style:font-size-complex="11pt" fo:language="et" fo:country="EE"/>
    </style:style>
    <style:style style:name="TableCell1880" style:family="table-cell">
      <style:table-cell-properties fo:border="0.0069in solid #000000" fo:padding-top="0in" fo:padding-left="0.075in" fo:padding-bottom="0in" fo:padding-right="0.075in"/>
    </style:style>
    <style:style style:name="TableCell1881" style:family="table-cell">
      <style:table-cell-properties fo:border="0.0069in solid #000000" fo:padding-top="0in" fo:padding-left="0.0069in" fo:padding-bottom="0in" fo:padding-right="0.0069in"/>
    </style:style>
    <style:style style:name="TableCell1882" style:family="table-cell">
      <style:table-cell-properties fo:border="0.0069in solid #000000" fo:padding-top="0in" fo:padding-left="0.075in" fo:padding-bottom="0in" fo:padding-right="0.075in"/>
    </style:style>
    <style:style style:name="TableRow1883" style:family="table-row">
      <style:table-row-properties style:use-optimal-row-height="false"/>
    </style:style>
    <style:style style:name="TableCell1884" style:family="table-cell">
      <style:table-cell-properties fo:border="0.0069in solid #000000" fo:padding-top="0in" fo:padding-left="0.075in" fo:padding-bottom="0in" fo:padding-right="0.075in"/>
    </style:style>
    <style:style style:name="P1885" style:parent-style-name="ListParagraph" style:list-style-name="LFO2" style:family="paragraph"/>
    <style:style style:name="T1886" style:parent-style-name="DefaultParagraphFont" style:family="text">
      <style:text-properties fo:font-size="11pt" style:font-size-asian="11pt" style:font-size-complex="11pt" fo:language="et" fo:country="EE"/>
    </style:style>
    <style:style style:name="TableCell1887" style:family="table-cell">
      <style:table-cell-properties fo:border="0.0069in solid #000000" fo:padding-top="0in" fo:padding-left="0.075in" fo:padding-bottom="0in" fo:padding-right="0.075in"/>
    </style:style>
    <style:style style:name="TableCell1888" style:family="table-cell">
      <style:table-cell-properties fo:border="0.0069in solid #000000" fo:padding-top="0in" fo:padding-left="0.0069in" fo:padding-bottom="0in" fo:padding-right="0.0069in"/>
    </style:style>
    <style:style style:name="TableCell1889" style:family="table-cell">
      <style:table-cell-properties fo:border="0.0069in solid #000000" fo:padding-top="0in" fo:padding-left="0.075in" fo:padding-bottom="0in" fo:padding-right="0.075in"/>
    </style:style>
    <style:style style:name="TableRow1890" style:family="table-row">
      <style:table-row-properties style:use-optimal-row-height="false"/>
    </style:style>
    <style:style style:name="TableCell1891" style:family="table-cell">
      <style:table-cell-properties fo:border="0.0069in solid #000000" fo:padding-top="0in" fo:padding-left="0.075in" fo:padding-bottom="0in" fo:padding-right="0.075in"/>
    </style:style>
    <style:style style:name="P1892" style:parent-style-name="ListParagraph" style:list-style-name="LFO2" style:family="paragraph"/>
    <style:style style:name="T1893" style:parent-style-name="DefaultParagraphFont" style:family="text">
      <style:text-properties fo:font-size="11pt" style:font-size-asian="11pt" style:font-size-complex="11pt" fo:language="et" fo:country="EE"/>
    </style:style>
    <style:style style:name="TableCell1894" style:family="table-cell">
      <style:table-cell-properties fo:border="0.0069in solid #000000" fo:padding-top="0in" fo:padding-left="0.075in" fo:padding-bottom="0in" fo:padding-right="0.075in"/>
    </style:style>
    <style:style style:name="TableCell1895" style:family="table-cell">
      <style:table-cell-properties fo:border="0.0069in solid #000000" fo:padding-top="0in" fo:padding-left="0.0069in" fo:padding-bottom="0in" fo:padding-right="0.0069in"/>
    </style:style>
    <style:style style:name="TableCell1896" style:family="table-cell">
      <style:table-cell-properties fo:border="0.0069in solid #000000" fo:padding-top="0in" fo:padding-left="0.075in" fo:padding-bottom="0in" fo:padding-right="0.075in"/>
    </style:style>
    <style:style style:name="TableRow1897" style:family="table-row">
      <style:table-row-properties style:use-optimal-row-height="false"/>
    </style:style>
    <style:style style:name="TableCell1898" style:family="table-cell">
      <style:table-cell-properties fo:border="0.0069in solid #000000" fo:padding-top="0in" fo:padding-left="0.075in" fo:padding-bottom="0in" fo:padding-right="0.075in"/>
    </style:style>
    <style:style style:name="P1899" style:parent-style-name="ListParagraph" style:list-style-name="LFO2" style:family="paragraph"/>
    <style:style style:name="T1900" style:parent-style-name="DefaultParagraphFont" style:family="text">
      <style:text-properties fo:font-size="11pt" style:font-size-asian="11pt" style:font-size-complex="11pt" fo:language="et" fo:country="EE"/>
    </style:style>
    <style:style style:name="TableCell1901" style:family="table-cell">
      <style:table-cell-properties fo:border="0.0069in solid #000000" fo:padding-top="0in" fo:padding-left="0.075in" fo:padding-bottom="0in" fo:padding-right="0.075in"/>
    </style:style>
    <style:style style:name="TableCell1902" style:family="table-cell">
      <style:table-cell-properties fo:border="0.0069in solid #000000" fo:padding-top="0in" fo:padding-left="0.0069in" fo:padding-bottom="0in" fo:padding-right="0.0069in"/>
    </style:style>
    <style:style style:name="TableCell1903" style:family="table-cell">
      <style:table-cell-properties fo:border="0.0069in solid #000000" fo:padding-top="0in" fo:padding-left="0.075in" fo:padding-bottom="0in" fo:padding-right="0.075in"/>
    </style:style>
    <style:style style:name="TableRow1904" style:family="table-row">
      <style:table-row-properties style:use-optimal-row-height="false"/>
    </style:style>
    <style:style style:name="TableCell1905" style:family="table-cell">
      <style:table-cell-properties fo:border="0.0069in solid #000000" fo:padding-top="0in" fo:padding-left="0.075in" fo:padding-bottom="0in" fo:padding-right="0.075in"/>
    </style:style>
    <style:style style:name="P1906" style:parent-style-name="ListParagraph" style:list-style-name="LFO2" style:family="paragraph"/>
    <style:style style:name="T1907" style:parent-style-name="DefaultParagraphFont" style:family="text">
      <style:text-properties fo:font-size="11pt" style:font-size-asian="11pt" style:font-size-complex="11pt" fo:language="et" fo:country="EE"/>
    </style:style>
    <style:style style:name="TableCell1908" style:family="table-cell">
      <style:table-cell-properties fo:border="0.0069in solid #000000" fo:padding-top="0in" fo:padding-left="0.075in" fo:padding-bottom="0in" fo:padding-right="0.075in"/>
    </style:style>
    <style:style style:name="TableCell1909" style:family="table-cell">
      <style:table-cell-properties fo:border="0.0069in solid #000000" fo:padding-top="0in" fo:padding-left="0.0069in" fo:padding-bottom="0in" fo:padding-right="0.0069in"/>
    </style:style>
    <style:style style:name="TableCell1910" style:family="table-cell">
      <style:table-cell-properties fo:border="0.0069in solid #000000" fo:padding-top="0in" fo:padding-left="0.075in" fo:padding-bottom="0in" fo:padding-right="0.075in"/>
    </style:style>
    <style:style style:name="T1911" style:parent-style-name="DefaultParagraphFont" style:family="text">
      <style:text-properties fo:font-size="10pt" style:font-size-asian="10pt" style:font-size-complex="10pt" fo:language="et" fo:country="EE"/>
    </style:style>
    <style:style style:name="P1912" style:parent-style-name="Normal" style:family="paragraph">
      <style:paragraph-properties fo:background-color="#D6E3BC"/>
      <style:text-properties fo:font-size="10pt" style:font-size-asian="10pt" style:font-size-complex="10pt"/>
    </style:style>
    <style:style style:name="P1913" style:parent-style-name="Normal" style:family="paragraph">
      <style:paragraph-properties fo:background-color="#D6E3BC"/>
      <style:text-properties fo:font-size="10pt" style:font-size-asian="10pt" style:font-size-complex="10pt"/>
    </style:style>
    <style:style style:name="P1914" style:parent-style-name="Normal" style:family="paragraph">
      <style:paragraph-properties fo:background-color="#D6E3BC"/>
      <style:text-properties fo:font-size="10pt" style:font-size-asian="10pt" style:font-size-complex="10pt"/>
    </style:style>
    <style:style style:name="P1915" style:parent-style-name="Normal" style:family="paragraph">
      <style:paragraph-properties fo:background-color="#D6E3BC"/>
      <style:text-properties fo:font-size="10pt" style:font-size-asian="10pt" style:font-size-complex="10pt"/>
    </style:style>
    <style:style style:name="P1916" style:parent-style-name="Normal" style:family="paragraph">
      <style:paragraph-properties fo:background-color="#D6E3BC"/>
      <style:text-properties fo:font-size="10pt" style:font-size-asian="10pt" style:font-size-complex="10pt"/>
    </style:style>
    <style:style style:name="P1917" style:parent-style-name="Normal" style:family="paragraph">
      <style:paragraph-properties fo:background-color="#D6E3BC"/>
      <style:text-properties fo:font-size="10pt" style:font-size-asian="10pt" style:font-size-complex="10pt"/>
    </style:style>
    <style:style style:name="P1918" style:parent-style-name="Normal" style:family="paragraph">
      <style:paragraph-properties fo:background-color="#D6E3BC"/>
      <style:text-properties fo:font-size="10pt" style:font-size-asian="10pt" style:font-size-complex="10pt"/>
    </style:style>
    <style:style style:name="P1919" style:parent-style-name="Normal" style:family="paragraph">
      <style:paragraph-properties fo:background-color="#D6E3BC"/>
      <style:text-properties fo:font-size="10pt" style:font-size-asian="10pt" style:font-size-complex="10pt"/>
    </style:style>
    <style:style style:name="P1920" style:parent-style-name="Normal" style:family="paragraph">
      <style:paragraph-properties fo:background-color="#D6E3BC"/>
      <style:text-properties fo:font-size="10pt" style:font-size-asian="10pt" style:font-size-complex="10pt"/>
    </style:style>
    <style:style style:name="P1921" style:parent-style-name="Normal" style:family="paragraph">
      <style:paragraph-properties fo:background-color="#D6E3BC"/>
      <style:text-properties fo:font-size="10pt" style:font-size-asian="10pt" style:font-size-complex="10pt"/>
    </style:style>
    <style:style style:name="P1922" style:parent-style-name="Normal" style:family="paragraph">
      <style:paragraph-properties fo:background-color="#D6E3BC"/>
      <style:text-properties fo:font-size="10pt" style:font-size-asian="10pt" style:font-size-complex="10pt"/>
    </style:style>
    <style:style style:name="P1923" style:parent-style-name="Normal" style:family="paragraph">
      <style:paragraph-properties fo:background-color="#D6E3BC"/>
      <style:text-properties fo:font-size="10pt" style:font-size-asian="10pt" style:font-size-complex="10pt"/>
    </style:style>
    <style:style style:name="P1924" style:parent-style-name="Normal" style:family="paragraph">
      <style:paragraph-properties fo:background-color="#D6E3BC"/>
      <style:text-properties fo:font-size="10pt" style:font-size-asian="10pt" style:font-size-complex="10pt"/>
    </style:style>
    <style:style style:name="P1925" style:parent-style-name="Normal" style:family="paragraph">
      <style:paragraph-properties fo:background-color="#D6E3BC"/>
      <style:text-properties fo:font-size="10pt" style:font-size-asian="10pt" style:font-size-complex="10pt"/>
    </style:style>
    <style:style style:name="P1926" style:parent-style-name="Normal" style:family="paragraph">
      <style:paragraph-properties fo:background-color="#D6E3BC"/>
      <style:text-properties fo:font-size="10pt" style:font-size-asian="10pt" style:font-size-complex="10pt"/>
    </style:style>
    <style:style style:name="P1927" style:parent-style-name="Normal" style:family="paragraph">
      <style:paragraph-properties fo:background-color="#D6E3BC"/>
      <style:text-properties fo:font-size="10pt" style:font-size-asian="10pt" style:font-size-complex="10pt"/>
    </style:style>
    <style:style style:name="P1928" style:parent-style-name="Normal" style:family="paragraph">
      <style:paragraph-properties fo:background-color="#D6E3BC"/>
      <style:text-properties fo:font-size="10pt" style:font-size-asian="10pt" style:font-size-complex="10pt"/>
    </style:style>
    <style:style style:name="P1929" style:parent-style-name="Normal" style:family="paragraph">
      <style:paragraph-properties fo:background-color="#D6E3BC"/>
      <style:text-properties fo:font-size="10pt" style:font-size-asian="10pt" style:font-size-complex="10pt"/>
    </style:style>
    <style:style style:name="P1930" style:parent-style-name="Normal" style:family="paragraph">
      <style:paragraph-properties fo:background-color="#D6E3BC"/>
      <style:text-properties fo:font-size="10pt" style:font-size-asian="10pt" style:font-size-complex="10pt"/>
    </style:style>
    <style:style style:name="P1931" style:parent-style-name="Normal" style:family="paragraph">
      <style:paragraph-properties fo:background-color="#D6E3BC"/>
      <style:text-properties fo:font-size="10pt" style:font-size-asian="10pt" style:font-size-complex="10pt"/>
    </style:style>
    <style:style style:name="P1932" style:parent-style-name="Normal" style:family="paragraph">
      <style:paragraph-properties fo:background-color="#D6E3BC"/>
      <style:text-properties fo:font-size="10pt" style:font-size-asian="10pt" style:font-size-complex="10pt"/>
    </style:style>
    <style:style style:name="P1933" style:parent-style-name="Normal" style:family="paragraph">
      <style:paragraph-properties fo:background-color="#D6E3BC"/>
    </style:style>
    <style:style style:name="T1934" style:parent-style-name="DefaultParagraphFont" style:family="text">
      <style:text-properties fo:font-size="10pt" style:font-size-asian="10pt" style:font-size-complex="10pt"/>
    </style:style>
    <style:style style:name="T1935" style:parent-style-name="DefaultParagraphFont" style:family="text">
      <style:text-properties fo:font-size="10pt" style:font-size-asian="10pt" style:font-size-complex="10pt"/>
    </style:style>
    <style:style style:name="T1936" style:parent-style-name="DefaultParagraphFont" style:family="text">
      <style:text-properties fo:font-size="10pt" style:font-size-asian="10pt" style:font-size-complex="10pt"/>
    </style:style>
    <style:style style:name="P1937" style:parent-style-name="Normal" style:family="paragraph">
      <style:paragraph-properties fo:background-color="#D6E3BC"/>
      <style:text-properties fo:font-size="10pt" style:font-size-asian="10pt" style:font-size-complex="10pt"/>
    </style:style>
    <style:style style:name="P1938" style:parent-style-name="Normal" style:family="paragraph">
      <style:paragraph-properties fo:background-color="#D6E3BC"/>
      <style:text-properties fo:font-size="10pt" style:font-size-asian="10pt" style:font-size-complex="10pt"/>
    </style:style>
    <style:style style:name="P1939" style:parent-style-name="Normal" style:family="paragraph">
      <style:paragraph-properties fo:background-color="#D6E3BC"/>
    </style:style>
    <style:style style:name="T1940" style:parent-style-name="DefaultParagraphFont" style:family="text">
      <style:text-properties fo:font-size="10pt" style:font-size-asian="10pt" style:font-size-complex="10pt"/>
    </style:style>
    <style:style style:name="P1941" style:parent-style-name="Normal" style:family="paragraph">
      <style:paragraph-properties fo:background-color="#D6E3BC"/>
      <style:text-properties fo:font-size="10pt" style:font-size-asian="10pt" style:font-size-complex="10pt"/>
    </style:style>
    <style:style style:name="P1942" style:parent-style-name="Normal" style:family="paragraph">
      <style:paragraph-properties fo:background-color="#D6E3BC"/>
      <style:text-properties fo:font-size="10pt" style:font-size-asian="10pt" style:font-size-complex="10pt"/>
    </style:style>
    <style:style style:name="P1943" style:parent-style-name="Normal" style:family="paragraph">
      <style:paragraph-properties fo:background-color="#D6E3BC"/>
      <style:text-properties fo:font-size="10pt" style:font-size-asian="10pt" style:font-size-complex="10pt"/>
    </style:style>
    <style:style style:name="P1944" style:parent-style-name="Normal" style:family="paragraph">
      <style:paragraph-properties fo:background-color="#D6E3BC"/>
      <style:text-properties fo:font-size="10pt" style:font-size-asian="10pt" style:font-size-complex="10pt"/>
    </style:style>
    <style:style style:name="P1945" style:parent-style-name="Normal" style:family="paragraph">
      <style:paragraph-properties fo:background-color="#D6E3BC"/>
      <style:text-properties fo:font-size="10pt" style:font-size-asian="10pt" style:font-size-complex="10pt"/>
    </style:style>
    <style:style style:name="P1946" style:parent-style-name="Normal" style:family="paragraph">
      <style:paragraph-properties fo:background-color="#D6E3BC"/>
      <style:text-properties fo:font-size="10pt" style:font-size-asian="10pt" style:font-size-complex="10pt"/>
    </style:style>
    <style:style style:name="P1947" style:parent-style-name="Normal" style:family="paragraph">
      <style:paragraph-properties fo:background-color="#D6E3BC"/>
      <style:text-properties fo:font-size="10pt" style:font-size-asian="10pt" style:font-size-complex="10pt"/>
    </style:style>
    <style:style style:name="P1948" style:parent-style-name="Normal" style:family="paragraph">
      <style:paragraph-properties fo:background-color="#D6E3BC"/>
      <style:text-properties fo:font-size="10pt" style:font-size-asian="10pt" style:font-size-complex="10pt"/>
    </style:style>
    <style:style style:name="P1949" style:parent-style-name="Normal" style:family="paragraph">
      <style:paragraph-properties fo:background-color="#D6E3BC"/>
    </style:style>
    <style:style style:name="T1950" style:parent-style-name="DefaultParagraphFont" style:family="text">
      <style:text-properties fo:font-size="10pt" style:font-size-asian="10pt" style:font-size-complex="10pt"/>
    </style:style>
    <style:style style:name="T1951" style:parent-style-name="DefaultParagraphFont" style:family="text">
      <style:text-properties fo:font-size="10pt" style:font-size-asian="10pt" style:font-size-complex="10pt"/>
    </style:style>
    <style:style style:name="T1952" style:parent-style-name="DefaultParagraphFont" style:family="text">
      <style:text-properties fo:font-size="10pt" style:font-size-asian="10pt" style:font-size-complex="10pt"/>
    </style:style>
    <style:style style:name="T1953" style:parent-style-name="DefaultParagraphFont" style:family="text">
      <style:text-properties fo:font-size="10pt" style:font-size-asian="10pt" style:font-size-complex="10pt"/>
    </style:style>
    <style:style style:name="P1954" style:parent-style-name="Normal" style:family="paragraph">
      <style:paragraph-properties fo:background-color="#D6E3BC"/>
      <style:text-properties fo:font-size="10pt" style:font-size-asian="10pt" style:font-size-complex="10pt"/>
    </style:style>
    <style:style style:name="P1955" style:parent-style-name="Normal" style:family="paragraph">
      <style:paragraph-properties fo:background-color="#D6E3BC"/>
      <style:text-properties fo:font-size="10pt" style:font-size-asian="10pt" style:font-size-complex="10pt"/>
    </style:style>
    <style:style style:name="P1956" style:parent-style-name="Normal" style:family="paragraph">
      <style:paragraph-properties fo:background-color="#D6E3BC"/>
    </style:style>
    <style:style style:name="T1957" style:parent-style-name="DefaultParagraphFont" style:family="text">
      <style:text-properties fo:font-size="10pt" style:font-size-asian="10pt" style:font-size-complex="10pt"/>
    </style:style>
    <style:style style:name="P1958" style:parent-style-name="Normal" style:family="paragraph">
      <style:paragraph-properties fo:background-color="#D6E3BC"/>
      <style:text-properties fo:font-size="10pt" style:font-size-asian="10pt" style:font-size-complex="10pt"/>
    </style:style>
    <style:style style:name="P1959" style:parent-style-name="Normal" style:family="paragraph">
      <style:paragraph-properties fo:background-color="#D6E3BC"/>
      <style:text-properties fo:font-size="10pt" style:font-size-asian="10pt" style:font-size-complex="10pt"/>
    </style:style>
    <style:style style:name="P1960" style:parent-style-name="Normal" style:family="paragraph">
      <style:paragraph-properties fo:background-color="#D6E3BC"/>
      <style:text-properties fo:font-size="10pt" style:font-size-asian="10pt" style:font-size-complex="10pt"/>
    </style:style>
    <style:style style:name="P1961" style:parent-style-name="Normal" style:family="paragraph">
      <style:paragraph-properties fo:background-color="#D6E3BC"/>
      <style:text-properties fo:font-size="10pt" style:font-size-asian="10pt" style:font-size-complex="10pt"/>
    </style:style>
    <style:style style:name="P1962" style:parent-style-name="Normal" style:family="paragraph">
      <style:paragraph-properties fo:background-color="#D6E3BC"/>
      <style:text-properties fo:font-size="10pt" style:font-size-asian="10pt" style:font-size-complex="10pt"/>
    </style:style>
    <style:style style:name="P1963" style:parent-style-name="Normal" style:family="paragraph">
      <style:paragraph-properties fo:text-align="justify"/>
    </style:style>
    <style:style style:name="T1964" style:parent-style-name="DefaultParagraphFont" style:family="text">
      <style:text-properties fo:language="et" fo:country="EE"/>
    </style:style>
    <style:style style:name="T1965" style:parent-style-name="DefaultParagraphFont" style:family="text">
      <style:text-properties fo:language="et" fo:country="EE"/>
    </style:style>
    <style:style style:name="T1966" style:parent-style-name="DefaultParagraphFont" style:family="text">
      <style:text-properties fo:language="et" fo:country="EE"/>
    </style:style>
    <style:style style:name="T1967" style:parent-style-name="DefaultParagraphFont" style:family="text">
      <style:text-properties fo:language="et" fo:country="EE"/>
    </style:style>
    <style:style style:name="T1968" style:parent-style-name="DefaultParagraphFont" style:family="text">
      <style:text-properties fo:language="et" fo:country="EE"/>
    </style:style>
    <style:style style:name="T1969" style:parent-style-name="DefaultParagraphFont" style:family="text">
      <style:text-properties fo:language="et" fo:country="EE"/>
    </style:style>
    <style:style style:name="P1970" style:parent-style-name="Normal" style:family="paragraph">
      <style:text-properties fo:language="et" fo:country="EE"/>
    </style:style>
    <style:style style:name="P1971" style:parent-style-name="Normal" style:family="paragraph">
      <style:text-properties fo:language="et" fo:country="EE"/>
    </style:style>
    <style:style style:name="TableColumn1973" style:family="table-column">
      <style:table-column-properties style:column-width="2.0569in" style:use-optimal-column-width="false"/>
    </style:style>
    <style:style style:name="TableColumn1974" style:family="table-column">
      <style:table-column-properties style:column-width="2.1326in" style:use-optimal-column-width="false"/>
    </style:style>
    <style:style style:name="TableColumn1975" style:family="table-column">
      <style:table-column-properties style:column-width="2.1326in" style:use-optimal-column-width="false"/>
    </style:style>
    <style:style style:name="Table1972" style:family="table">
      <style:table-properties style:width="6.3222in" fo:margin-left="0.075in" table:align="left"/>
    </style:style>
    <style:style style:name="TableRow1976" style:family="table-row">
      <style:table-row-properties style:use-optimal-row-height="false"/>
    </style:style>
    <style:style style:name="TableCell1977" style:family="table-cell">
      <style:table-cell-properties fo:border="0.0069in solid #000000" fo:padding-top="0in" fo:padding-left="0.075in" fo:padding-bottom="0in" fo:padding-right="0.075in"/>
    </style:style>
    <style:style style:name="T1978" style:parent-style-name="DefaultParagraphFont" style:family="text">
      <style:text-properties fo:font-weight="bold" style:font-weight-asian="bold" fo:font-size="11pt" style:font-size-asian="11pt" style:font-size-complex="11pt" fo:language="et" fo:country="EE"/>
    </style:style>
    <style:style style:name="TableCell1979" style:family="table-cell">
      <style:table-cell-properties fo:border="0.0069in solid #000000" fo:padding-top="0in" fo:padding-left="0.075in" fo:padding-bottom="0in" fo:padding-right="0.075in"/>
    </style:style>
    <style:style style:name="T1980" style:parent-style-name="DefaultParagraphFont" style:family="text">
      <style:text-properties fo:font-weight="bold" style:font-weight-asian="bold" fo:font-size="11pt" style:font-size-asian="11pt" style:font-size-complex="11pt" fo:language="et" fo:country="EE"/>
    </style:style>
    <style:style style:name="TableCell1981" style:family="table-cell">
      <style:table-cell-properties fo:border="0.0069in solid #000000" fo:padding-top="0in" fo:padding-left="0.075in" fo:padding-bottom="0in" fo:padding-right="0.075in"/>
    </style:style>
    <style:style style:name="T1982" style:parent-style-name="DefaultParagraphFont" style:family="text">
      <style:text-properties fo:font-weight="bold" style:font-weight-asian="bold" fo:font-size="11pt" style:font-size-asian="11pt" style:font-size-complex="11pt" fo:language="et" fo:country="EE"/>
    </style:style>
    <style:style style:name="TableRow1983" style:family="table-row">
      <style:table-row-properties style:use-optimal-row-height="false"/>
    </style:style>
    <style:style style:name="TableCell1984" style:family="table-cell">
      <style:table-cell-properties fo:border="0.0069in solid #000000" fo:padding-top="0in" fo:padding-left="0.075in" fo:padding-bottom="0in" fo:padding-right="0.075in"/>
    </style:style>
    <style:style style:name="T1985" style:parent-style-name="DefaultParagraphFont" style:family="text">
      <style:text-properties fo:font-size="11pt" style:font-size-asian="11pt" style:font-size-complex="11pt" fo:language="et" fo:country="EE"/>
    </style:style>
    <style:style style:name="TableCell1986" style:family="table-cell">
      <style:table-cell-properties fo:border="0.0069in solid #000000" fo:padding-top="0in" fo:padding-left="0.075in" fo:padding-bottom="0in" fo:padding-right="0.075in"/>
    </style:style>
    <style:style style:name="T1987" style:parent-style-name="DefaultParagraphFont" style:family="text">
      <style:text-properties fo:font-size="11pt" style:font-size-asian="11pt" style:font-size-complex="11pt" fo:language="et" fo:country="EE"/>
    </style:style>
    <style:style style:name="TableCell1988" style:family="table-cell">
      <style:table-cell-properties fo:border="0.0069in solid #000000" fo:padding-top="0in" fo:padding-left="0.075in" fo:padding-bottom="0in" fo:padding-right="0.075in"/>
    </style:style>
    <style:style style:name="T1989" style:parent-style-name="DefaultParagraphFont" style:family="text">
      <style:text-properties fo:font-size="11pt" style:font-size-asian="11pt" style:font-size-complex="11pt" fo:language="et" fo:country="EE"/>
    </style:style>
    <style:style style:name="TableRow1990" style:family="table-row">
      <style:table-row-properties style:use-optimal-row-height="false"/>
    </style:style>
    <style:style style:name="TableCell1991" style:family="table-cell">
      <style:table-cell-properties fo:border="0.0069in solid #000000" fo:padding-top="0in" fo:padding-left="0.075in" fo:padding-bottom="0in" fo:padding-right="0.075in"/>
    </style:style>
    <style:style style:name="T1992" style:parent-style-name="DefaultParagraphFont" style:family="text">
      <style:text-properties fo:font-size="11pt" style:font-size-asian="11pt" style:font-size-complex="11pt" fo:language="et" fo:country="EE"/>
    </style:style>
    <style:style style:name="TableCell1993" style:family="table-cell">
      <style:table-cell-properties fo:border="0.0069in solid #000000" fo:padding-top="0in" fo:padding-left="0.075in" fo:padding-bottom="0in" fo:padding-right="0.075in"/>
    </style:style>
    <style:style style:name="T1994" style:parent-style-name="DefaultParagraphFont" style:family="text">
      <style:text-properties fo:font-size="11pt" style:font-size-asian="11pt" style:font-size-complex="11pt" fo:language="et" fo:country="EE"/>
    </style:style>
    <style:style style:name="TableCell1995" style:family="table-cell">
      <style:table-cell-properties fo:border="0.0069in solid #000000" fo:padding-top="0in" fo:padding-left="0.075in" fo:padding-bottom="0in" fo:padding-right="0.075in"/>
    </style:style>
    <style:style style:name="T1996" style:parent-style-name="DefaultParagraphFont" style:family="text">
      <style:text-properties fo:font-size="11pt" style:font-size-asian="11pt" style:font-size-complex="11pt" fo:language="et" fo:country="EE"/>
    </style:style>
    <style:style style:name="P1997" style:parent-style-name="Normal" style:family="paragraph">
      <style:text-properties fo:language="et" fo:country="EE"/>
    </style:style>
    <style:style style:name="P1998" style:parent-style-name="Normal" style:family="paragraph">
      <style:text-properties fo:language="et" fo:country="EE"/>
    </style:style>
    <style:style style:name="P1999" style:parent-style-name="Normal" style:family="paragraph">
      <style:text-properties fo:language="et" fo:country="EE"/>
    </style:style>
    <style:style style:name="P2000" style:parent-style-name="Normal" style:family="paragraph">
      <style:paragraph-properties fo:background-color="#D6E3BC"/>
      <style:text-properties fo:font-size="10pt" style:font-size-asian="10pt" style:font-size-complex="10pt" fo:language="et" fo:country="EE"/>
    </style:style>
    <style:style style:name="P2001" style:parent-style-name="Normal" style:family="paragraph">
      <style:paragraph-properties fo:background-color="#D6E3BC"/>
      <style:text-properties fo:font-size="10pt" style:font-size-asian="10pt" style:font-size-complex="10pt" fo:language="et" fo:country="EE"/>
    </style:style>
    <style:style style:name="P2002" style:parent-style-name="Normal" style:family="paragraph">
      <style:paragraph-properties fo:background-color="#D6E3BC"/>
      <style:text-properties fo:font-size="10pt" style:font-size-asian="10pt" style:font-size-complex="10pt" fo:language="et" fo:country="EE"/>
    </style:style>
    <style:style style:name="P2003" style:parent-style-name="Normal" style:family="paragraph">
      <style:paragraph-properties fo:background-color="#D6E3BC"/>
      <style:text-properties fo:font-size="10pt" style:font-size-asian="10pt" style:font-size-complex="10pt" fo:language="et" fo:country="EE"/>
    </style:style>
    <style:style style:name="P2004" style:parent-style-name="Normal" style:family="paragraph">
      <style:paragraph-properties fo:background-color="#D6E3BC"/>
      <style:text-properties fo:font-size="10pt" style:font-size-asian="10pt" style:font-size-complex="10pt" fo:language="et" fo:country="EE"/>
    </style:style>
    <style:style style:name="P2005" style:parent-style-name="Normal" style:family="paragraph">
      <style:paragraph-properties fo:background-color="#D6E3BC"/>
      <style:text-properties fo:font-size="10pt" style:font-size-asian="10pt" style:font-size-complex="10pt" fo:language="et" fo:country="EE"/>
    </style:style>
    <style:style style:name="P2006" style:parent-style-name="Normal" style:family="paragraph">
      <style:paragraph-properties fo:background-color="#D6E3BC"/>
      <style:text-properties fo:font-size="10pt" style:font-size-asian="10pt" style:font-size-complex="10pt" fo:language="et" fo:country="EE"/>
    </style:style>
    <style:style style:name="P2007" style:parent-style-name="Normal" style:family="paragraph">
      <style:paragraph-properties fo:background-color="#D6E3BC"/>
      <style:text-properties fo:font-size="10pt" style:font-size-asian="10pt" style:font-size-complex="10pt" fo:language="et" fo:country="EE"/>
    </style:style>
    <style:style style:name="P2008" style:parent-style-name="Normal" style:family="paragraph">
      <style:paragraph-properties fo:background-color="#D6E3BC"/>
      <style:text-properties fo:font-size="10pt" style:font-size-asian="10pt" style:font-size-complex="10pt" fo:language="et" fo:country="EE"/>
    </style:style>
    <style:style style:name="P2009" style:parent-style-name="Normal" style:family="paragraph">
      <style:paragraph-properties fo:background-color="#D6E3BC"/>
      <style:text-properties fo:font-size="10pt" style:font-size-asian="10pt" style:font-size-complex="10pt" fo:language="et" fo:country="EE"/>
    </style:style>
    <style:style style:name="P2010" style:parent-style-name="Normal" style:family="paragraph">
      <style:paragraph-properties fo:background-color="#D6E3BC"/>
      <style:text-properties fo:font-size="10pt" style:font-size-asian="10pt" style:font-size-complex="10pt" fo:language="et" fo:country="EE"/>
    </style:style>
    <style:style style:name="P2011" style:parent-style-name="Normal" style:family="paragraph">
      <style:paragraph-properties fo:background-color="#D6E3BC"/>
      <style:text-properties fo:font-size="10pt" style:font-size-asian="10pt" style:font-size-complex="10pt" fo:language="et" fo:country="EE"/>
    </style:style>
    <style:style style:name="P2012" style:parent-style-name="Normal" style:family="paragraph">
      <style:paragraph-properties fo:background-color="#D6E3BC"/>
      <style:text-properties fo:font-size="10pt" style:font-size-asian="10pt" style:font-size-complex="10pt" fo:language="et" fo:country="EE"/>
    </style:style>
    <style:style style:name="P2013" style:parent-style-name="Normal" style:family="paragraph">
      <style:paragraph-properties fo:background-color="#D6E3BC"/>
      <style:text-properties fo:font-size="10pt" style:font-size-asian="10pt" style:font-size-complex="10pt" fo:language="et" fo:country="EE"/>
    </style:style>
    <style:style style:name="P2014" style:parent-style-name="Normal" style:family="paragraph">
      <style:paragraph-properties fo:background-color="#D6E3BC"/>
      <style:text-properties fo:font-size="10pt" style:font-size-asian="10pt" style:font-size-complex="10pt" fo:language="et" fo:country="EE"/>
    </style:style>
    <style:style style:name="P2015" style:parent-style-name="Normal" style:family="paragraph">
      <style:paragraph-properties fo:background-color="#D6E3BC"/>
      <style:text-properties fo:font-size="10pt" style:font-size-asian="10pt" style:font-size-complex="10pt" fo:language="et" fo:country="EE"/>
    </style:style>
    <style:style style:name="P2016" style:parent-style-name="Normal" style:family="paragraph">
      <style:paragraph-properties fo:background-color="#D6E3BC"/>
      <style:text-properties fo:font-size="10pt" style:font-size-asian="10pt" style:font-size-complex="10pt" fo:language="et" fo:country="EE"/>
    </style:style>
    <style:style style:name="P2017" style:parent-style-name="Normal" style:family="paragraph">
      <style:paragraph-properties fo:background-color="#D6E3BC"/>
      <style:text-properties fo:font-size="10pt" style:font-size-asian="10pt" style:font-size-complex="10pt" fo:language="et" fo:country="EE"/>
    </style:style>
    <style:style style:name="P2018" style:parent-style-name="Normal" style:family="paragraph">
      <style:paragraph-properties fo:background-color="#D6E3BC"/>
      <style:text-properties fo:font-size="10pt" style:font-size-asian="10pt" style:font-size-complex="10pt" fo:language="et" fo:country="EE"/>
    </style:style>
    <style:style style:name="P2019" style:parent-style-name="Normal" style:family="paragraph">
      <style:paragraph-properties fo:background-color="#D6E3BC"/>
      <style:text-properties fo:font-size="10pt" style:font-size-asian="10pt" style:font-size-complex="10pt" fo:language="et" fo:country="EE"/>
    </style:style>
    <style:style style:name="P2020" style:parent-style-name="Normal" style:family="paragraph">
      <style:paragraph-properties fo:background-color="#D6E3BC"/>
      <style:text-properties fo:font-size="10pt" style:font-size-asian="10pt" style:font-size-complex="10pt" fo:language="et" fo:country="EE"/>
    </style:style>
    <style:style style:name="P2021" style:parent-style-name="Normal" style:family="paragraph">
      <style:text-properties fo:language="et" fo:country="EE"/>
    </style:style>
    <style:style style:name="P2022" style:parent-style-name="Normal" style:family="paragraph">
      <style:text-properties fo:language="et" fo:country="EE"/>
    </style:style>
    <style:style style:name="P2023" style:parent-style-name="Normal" style:family="paragraph">
      <style:text-properties fo:language="et" fo:country="EE"/>
    </style:style>
    <style:style style:name="P2024" style:parent-style-name="Normal" style:family="paragraph">
      <style:paragraph-properties fo:background-color="#D6E3BC"/>
      <style:text-properties fo:font-size="10pt" style:font-size-asian="10pt" style:font-size-complex="10pt" fo:language="et" fo:country="EE"/>
    </style:style>
    <style:style style:name="P2025" style:parent-style-name="Normal" style:family="paragraph">
      <style:paragraph-properties fo:background-color="#D6E3BC"/>
      <style:text-properties fo:font-size="10pt" style:font-size-asian="10pt" style:font-size-complex="10pt" fo:language="et" fo:country="EE"/>
    </style:style>
    <style:style style:name="P2026" style:parent-style-name="Normal" style:family="paragraph">
      <style:paragraph-properties fo:background-color="#D6E3BC"/>
      <style:text-properties fo:font-size="10pt" style:font-size-asian="10pt" style:font-size-complex="10pt" fo:language="et" fo:country="EE"/>
    </style:style>
    <style:style style:name="P2027" style:parent-style-name="Normal" style:family="paragraph">
      <style:paragraph-properties fo:background-color="#D6E3BC"/>
      <style:text-properties fo:font-size="10pt" style:font-size-asian="10pt" style:font-size-complex="10pt" fo:language="et" fo:country="EE"/>
    </style:style>
    <style:style style:name="P2028" style:parent-style-name="Normal" style:family="paragraph">
      <style:paragraph-properties fo:background-color="#D6E3BC"/>
      <style:text-properties fo:font-size="10pt" style:font-size-asian="10pt" style:font-size-complex="10pt" fo:language="et" fo:country="EE"/>
    </style:style>
    <style:style style:name="P2029" style:parent-style-name="Normal" style:family="paragraph">
      <style:paragraph-properties fo:background-color="#D6E3BC"/>
      <style:text-properties fo:font-size="10pt" style:font-size-asian="10pt" style:font-size-complex="10pt" fo:language="et" fo:country="EE"/>
    </style:style>
    <style:style style:name="P2030" style:parent-style-name="Normal" style:family="paragraph">
      <style:paragraph-properties fo:background-color="#D6E3BC"/>
      <style:text-properties fo:font-size="10pt" style:font-size-asian="10pt" style:font-size-complex="10pt" fo:language="et" fo:country="EE"/>
    </style:style>
    <style:style style:name="P2031" style:parent-style-name="Normal" style:family="paragraph">
      <style:paragraph-properties fo:background-color="#D6E3BC"/>
      <style:text-properties fo:font-size="10pt" style:font-size-asian="10pt" style:font-size-complex="10pt" fo:language="et" fo:country="EE"/>
    </style:style>
    <style:style style:name="P2032" style:parent-style-name="Normal" style:family="paragraph">
      <style:paragraph-properties fo:background-color="#D6E3BC"/>
      <style:text-properties fo:font-size="10pt" style:font-size-asian="10pt" style:font-size-complex="10pt" fo:language="et" fo:country="EE"/>
    </style:style>
    <style:style style:name="P2033" style:parent-style-name="Normal" style:family="paragraph">
      <style:paragraph-properties fo:background-color="#D6E3BC"/>
      <style:text-properties fo:font-size="10pt" style:font-size-asian="10pt" style:font-size-complex="10pt" fo:language="et" fo:country="EE"/>
    </style:style>
    <style:style style:name="P2034" style:parent-style-name="Normal" style:family="paragraph">
      <style:paragraph-properties fo:background-color="#D6E3BC"/>
      <style:text-properties fo:font-size="10pt" style:font-size-asian="10pt" style:font-size-complex="10pt" fo:language="et" fo:country="EE"/>
    </style:style>
    <style:style style:name="P2035" style:parent-style-name="Normal" style:family="paragraph">
      <style:paragraph-properties fo:background-color="#D6E3BC"/>
      <style:text-properties fo:font-size="10pt" style:font-size-asian="10pt" style:font-size-complex="10pt" fo:language="et" fo:country="EE"/>
    </style:style>
    <style:style style:name="P2036" style:parent-style-name="Normal" style:family="paragraph">
      <style:paragraph-properties fo:background-color="#D6E3BC"/>
      <style:text-properties fo:font-size="10pt" style:font-size-asian="10pt" style:font-size-complex="10pt" fo:language="et" fo:country="EE"/>
    </style:style>
    <style:style style:name="P2037" style:parent-style-name="Normal" style:family="paragraph">
      <style:paragraph-properties fo:background-color="#D6E3BC"/>
      <style:text-properties fo:font-size="10pt" style:font-size-asian="10pt" style:font-size-complex="10pt" fo:language="et" fo:country="EE"/>
    </style:style>
    <style:style style:name="P2038" style:parent-style-name="Normal" style:family="paragraph">
      <style:paragraph-properties fo:background-color="#D6E3BC"/>
      <style:text-properties fo:font-size="10pt" style:font-size-asian="10pt" style:font-size-complex="10pt" fo:language="et" fo:country="EE"/>
    </style:style>
    <style:style style:name="P2039" style:parent-style-name="Normal" style:family="paragraph">
      <style:paragraph-properties fo:background-color="#D6E3BC"/>
      <style:text-properties fo:font-size="10pt" style:font-size-asian="10pt" style:font-size-complex="10pt" fo:language="et" fo:country="EE"/>
    </style:style>
    <style:style style:name="P2040" style:parent-style-name="Normal" style:family="paragraph">
      <style:paragraph-properties fo:background-color="#D6E3BC"/>
      <style:text-properties fo:font-size="10pt" style:font-size-asian="10pt" style:font-size-complex="10pt" fo:language="et" fo:country="EE"/>
    </style:style>
    <style:style style:name="P2041" style:parent-style-name="Normal" style:family="paragraph">
      <style:paragraph-properties fo:background-color="#D6E3BC"/>
      <style:text-properties fo:font-size="10pt" style:font-size-asian="10pt" style:font-size-complex="10pt" fo:language="et" fo:country="EE"/>
    </style:style>
    <style:style style:name="P2042" style:parent-style-name="Normal" style:family="paragraph">
      <style:paragraph-properties fo:background-color="#D6E3BC"/>
      <style:text-properties fo:font-size="10pt" style:font-size-asian="10pt" style:font-size-complex="10pt" fo:language="et" fo:country="EE"/>
    </style:style>
    <style:style style:name="P2043" style:parent-style-name="Normal" style:family="paragraph">
      <style:paragraph-properties fo:background-color="#D6E3BC"/>
      <style:text-properties fo:font-size="10pt" style:font-size-asian="10pt" style:font-size-complex="10pt" fo:language="et" fo:country="EE"/>
    </style:style>
    <style:style style:name="P2044" style:parent-style-name="Normal" style:family="paragraph">
      <style:paragraph-properties fo:background-color="#D6E3BC"/>
      <style:text-properties fo:font-size="10pt" style:font-size-asian="10pt" style:font-size-complex="10pt" fo:language="et" fo:country="EE"/>
    </style:style>
    <style:style style:name="P2045" style:parent-style-name="Normal" style:family="paragraph">
      <style:paragraph-properties fo:background-color="#D6E3BC"/>
      <style:text-properties fo:font-size="10pt" style:font-size-asian="10pt" style:font-size-complex="10pt" fo:language="et" fo:country="EE"/>
    </style:style>
    <style:style style:name="P2046" style:parent-style-name="Normal" style:family="paragraph">
      <style:paragraph-properties fo:background-color="#D6E3BC"/>
      <style:text-properties fo:font-size="10pt" style:font-size-asian="10pt" style:font-size-complex="10pt" fo:language="et" fo:country="EE"/>
    </style:style>
    <style:style style:name="P2047" style:parent-style-name="Normal" style:family="paragraph">
      <style:paragraph-properties fo:background-color="#D6E3BC"/>
      <style:text-properties fo:font-size="10pt" style:font-size-asian="10pt" style:font-size-complex="10pt" fo:language="et" fo:country="EE"/>
    </style:style>
    <style:style style:name="P2048" style:parent-style-name="Normal" style:family="paragraph">
      <style:paragraph-properties fo:background-color="#D6E3BC"/>
      <style:text-properties fo:font-size="10pt" style:font-size-asian="10pt" style:font-size-complex="10pt" fo:language="et" fo:country="EE"/>
    </style:style>
    <style:style style:name="P2049" style:parent-style-name="Normal" style:family="paragraph">
      <style:paragraph-properties fo:background-color="#D6E3BC"/>
      <style:text-properties fo:font-size="10pt" style:font-size-asian="10pt" style:font-size-complex="10pt" fo:language="et" fo:country="EE"/>
    </style:style>
    <style:style style:name="P2050" style:parent-style-name="Normal" style:family="paragraph">
      <style:paragraph-properties fo:background-color="#D6E3BC"/>
      <style:text-properties fo:font-size="10pt" style:font-size-asian="10pt" style:font-size-complex="10pt" fo:language="et" fo:country="EE"/>
    </style:style>
    <style:style style:name="P2051" style:parent-style-name="Normal" style:family="paragraph">
      <style:paragraph-properties fo:background-color="#D6E3BC"/>
      <style:text-properties fo:font-size="10pt" style:font-size-asian="10pt" style:font-size-complex="10pt" fo:language="et" fo:country="EE"/>
    </style:style>
    <style:style style:name="P2052" style:parent-style-name="Normal" style:family="paragraph">
      <style:paragraph-properties fo:background-color="#D6E3BC"/>
      <style:text-properties fo:font-size="10pt" style:font-size-asian="10pt" style:font-size-complex="10pt" fo:language="et" fo:country="EE"/>
    </style:style>
    <style:style style:name="TableColumn2054" style:family="table-column">
      <style:table-column-properties style:column-width="1.8791in" style:use-optimal-column-width="false"/>
    </style:style>
    <style:style style:name="TableColumn2055" style:family="table-column">
      <style:table-column-properties style:column-width="1.8194in" style:use-optimal-column-width="false"/>
    </style:style>
    <style:style style:name="TableColumn2056" style:family="table-column">
      <style:table-column-properties style:column-width="1.1708in" style:use-optimal-column-width="false"/>
    </style:style>
    <style:style style:name="TableColumn2057" style:family="table-column">
      <style:table-column-properties style:column-width="1.5055in" style:use-optimal-column-width="false"/>
    </style:style>
    <style:style style:name="Table2053" style:family="table">
      <style:table-properties style:width="6.375in" fo:margin-left="0.075in" table:align="left"/>
    </style:style>
    <style:style style:name="TableRow2058" style:family="table-row">
      <style:table-row-properties style:use-optimal-row-height="false"/>
    </style:style>
    <style:style style:name="TableCell2059" style:family="table-cell">
      <style:table-cell-properties fo:border="0.0069in solid #000000" fo:padding-top="0in" fo:padding-left="0.075in" fo:padding-bottom="0in" fo:padding-right="0.075in"/>
    </style:style>
    <style:style style:name="T2060" style:parent-style-name="DefaultParagraphFont" style:family="text">
      <style:text-properties fo:font-weight="bold" style:font-weight-asian="bold" fo:font-size="11pt" style:font-size-asian="11pt" style:font-size-complex="11pt" fo:language="et" fo:country="EE"/>
    </style:style>
    <style:style style:name="TableCell2061" style:family="table-cell">
      <style:table-cell-properties fo:border="0.0069in solid #000000" fo:padding-top="0in" fo:padding-left="0.075in" fo:padding-bottom="0in" fo:padding-right="0.075in"/>
    </style:style>
    <style:style style:name="T2062" style:parent-style-name="DefaultParagraphFont" style:family="text">
      <style:text-properties fo:font-weight="bold" style:font-weight-asian="bold" fo:font-size="11pt" style:font-size-asian="11pt" style:font-size-complex="11pt" fo:language="et" fo:country="EE"/>
    </style:style>
    <style:style style:name="TableCell2063" style:family="table-cell">
      <style:table-cell-properties fo:border="0.0069in solid #000000" fo:padding-top="0in" fo:padding-left="0.0069in" fo:padding-bottom="0in" fo:padding-right="0.0069in"/>
    </style:style>
    <style:style style:name="T2064" style:parent-style-name="DefaultParagraphFont" style:family="text">
      <style:text-properties fo:font-weight="bold" style:font-weight-asian="bold" fo:font-size="11pt" style:font-size-asian="11pt" style:font-size-complex="11pt" fo:language="et" fo:country="EE"/>
    </style:style>
    <style:style style:name="TableCell2065" style:family="table-cell">
      <style:table-cell-properties fo:border="0.0069in solid #000000" fo:padding-top="0in" fo:padding-left="0.075in" fo:padding-bottom="0in" fo:padding-right="0.075in"/>
    </style:style>
    <style:style style:name="T2066" style:parent-style-name="DefaultParagraphFont" style:family="text">
      <style:text-properties fo:font-weight="bold" style:font-weight-asian="bold" fo:font-size="11pt" style:font-size-asian="11pt" style:font-size-complex="11pt" fo:language="et" fo:country="EE"/>
    </style:style>
    <style:style style:name="TableRow2067" style:family="table-row">
      <style:table-row-properties style:use-optimal-row-height="false"/>
    </style:style>
    <style:style style:name="TableCell2068" style:family="table-cell">
      <style:table-cell-properties fo:border="0.0069in solid #000000" fo:padding-top="0in" fo:padding-left="0.075in" fo:padding-bottom="0in" fo:padding-right="0.075in"/>
    </style:style>
    <style:style style:name="TableCell2069" style:family="table-cell">
      <style:table-cell-properties fo:border="0.0069in solid #000000" fo:padding-top="0in" fo:padding-left="0.075in" fo:padding-bottom="0in" fo:padding-right="0.075in"/>
    </style:style>
    <style:style style:name="TableCell2070" style:family="table-cell">
      <style:table-cell-properties fo:border="0.0069in solid #000000" fo:padding-top="0in" fo:padding-left="0.0069in" fo:padding-bottom="0in" fo:padding-right="0.0069in"/>
    </style:style>
    <style:style style:name="TableCell2071" style:family="table-cell">
      <style:table-cell-properties fo:border="0.0069in solid #000000" fo:padding-top="0in" fo:padding-left="0.075in" fo:padding-bottom="0in" fo:padding-right="0.075in"/>
    </style:style>
    <style:style style:name="TableRow2072" style:family="table-row">
      <style:table-row-properties style:use-optimal-row-height="false"/>
    </style:style>
    <style:style style:name="TableCell2073" style:family="table-cell">
      <style:table-cell-properties fo:border="0.0069in solid #000000" fo:padding-top="0in" fo:padding-left="0.075in" fo:padding-bottom="0in" fo:padding-right="0.075in"/>
    </style:style>
    <style:style style:name="TableCell2074" style:family="table-cell">
      <style:table-cell-properties fo:border="0.0069in solid #000000" fo:padding-top="0in" fo:padding-left="0.075in" fo:padding-bottom="0in" fo:padding-right="0.075in"/>
    </style:style>
    <style:style style:name="TableCell2075" style:family="table-cell">
      <style:table-cell-properties fo:border="0.0069in solid #000000" fo:padding-top="0in" fo:padding-left="0.0069in" fo:padding-bottom="0in" fo:padding-right="0.0069in"/>
    </style:style>
    <style:style style:name="TableCell2076" style:family="table-cell">
      <style:table-cell-properties fo:border="0.0069in solid #000000" fo:padding-top="0in" fo:padding-left="0.075in" fo:padding-bottom="0in" fo:padding-right="0.075in"/>
    </style:style>
    <style:style style:name="TableRow2077" style:family="table-row">
      <style:table-row-properties style:use-optimal-row-height="false"/>
    </style:style>
    <style:style style:name="TableCell2078" style:family="table-cell">
      <style:table-cell-properties fo:border="0.0069in solid #000000" fo:padding-top="0in" fo:padding-left="0.075in" fo:padding-bottom="0in" fo:padding-right="0.075in"/>
    </style:style>
    <style:style style:name="P2079" style:parent-style-name="ListParagraph" style:list-style-name="LFO2" style:family="paragraph"/>
    <style:style style:name="T2080" style:parent-style-name="DefaultParagraphFont" style:family="text">
      <style:text-properties fo:font-size="11pt" style:font-size-asian="11pt" style:font-size-complex="11pt" fo:language="et" fo:country="EE"/>
    </style:style>
    <style:style style:name="TableCell2081" style:family="table-cell">
      <style:table-cell-properties fo:border="0.0069in solid #000000" fo:padding-top="0in" fo:padding-left="0.075in" fo:padding-bottom="0in" fo:padding-right="0.075in"/>
    </style:style>
    <style:style style:name="TableCell2082" style:family="table-cell">
      <style:table-cell-properties fo:border="0.0069in solid #000000" fo:padding-top="0in" fo:padding-left="0.0069in" fo:padding-bottom="0in" fo:padding-right="0.0069in"/>
    </style:style>
    <style:style style:name="TableCell2083" style:family="table-cell">
      <style:table-cell-properties fo:border="0.0069in solid #000000" fo:padding-top="0in" fo:padding-left="0.075in" fo:padding-bottom="0in" fo:padding-right="0.075in"/>
    </style:style>
    <style:style style:name="TableRow2084" style:family="table-row">
      <style:table-row-properties style:use-optimal-row-height="false"/>
    </style:style>
    <style:style style:name="TableCell2085" style:family="table-cell">
      <style:table-cell-properties fo:border="0.0069in solid #000000" fo:padding-top="0in" fo:padding-left="0.075in" fo:padding-bottom="0in" fo:padding-right="0.075in"/>
    </style:style>
    <style:style style:name="P2086" style:parent-style-name="ListParagraph" style:list-style-name="LFO2" style:family="paragraph"/>
    <style:style style:name="T2087" style:parent-style-name="DefaultParagraphFont" style:family="text">
      <style:text-properties fo:font-size="11pt" style:font-size-asian="11pt" style:font-size-complex="11pt" fo:language="et" fo:country="EE"/>
    </style:style>
    <style:style style:name="TableCell2088" style:family="table-cell">
      <style:table-cell-properties fo:border="0.0069in solid #000000" fo:padding-top="0in" fo:padding-left="0.075in" fo:padding-bottom="0in" fo:padding-right="0.075in"/>
    </style:style>
    <style:style style:name="TableCell2089" style:family="table-cell">
      <style:table-cell-properties fo:border="0.0069in solid #000000" fo:padding-top="0in" fo:padding-left="0.0069in" fo:padding-bottom="0in" fo:padding-right="0.0069in"/>
    </style:style>
    <style:style style:name="TableCell2090" style:family="table-cell">
      <style:table-cell-properties fo:border="0.0069in solid #000000" fo:padding-top="0in" fo:padding-left="0.075in" fo:padding-bottom="0in" fo:padding-right="0.075in"/>
    </style:style>
    <style:style style:name="TableRow2091" style:family="table-row">
      <style:table-row-properties style:use-optimal-row-height="false"/>
    </style:style>
    <style:style style:name="TableCell2092" style:family="table-cell">
      <style:table-cell-properties fo:border="0.0069in solid #000000" fo:padding-top="0in" fo:padding-left="0.075in" fo:padding-bottom="0in" fo:padding-right="0.075in"/>
    </style:style>
    <style:style style:name="P2093" style:parent-style-name="ListParagraph" style:list-style-name="LFO2" style:family="paragraph"/>
    <style:style style:name="T2094" style:parent-style-name="DefaultParagraphFont" style:family="text">
      <style:text-properties fo:font-size="11pt" style:font-size-asian="11pt" style:font-size-complex="11pt" fo:language="et" fo:country="EE"/>
    </style:style>
    <style:style style:name="TableCell2095" style:family="table-cell">
      <style:table-cell-properties fo:border="0.0069in solid #000000" fo:padding-top="0in" fo:padding-left="0.075in" fo:padding-bottom="0in" fo:padding-right="0.075in"/>
    </style:style>
    <style:style style:name="TableCell2096" style:family="table-cell">
      <style:table-cell-properties fo:border="0.0069in solid #000000" fo:padding-top="0in" fo:padding-left="0.0069in" fo:padding-bottom="0in" fo:padding-right="0.0069in"/>
    </style:style>
    <style:style style:name="TableCell2097" style:family="table-cell">
      <style:table-cell-properties fo:border="0.0069in solid #000000" fo:padding-top="0in" fo:padding-left="0.075in" fo:padding-bottom="0in" fo:padding-right="0.075in"/>
    </style:style>
    <style:style style:name="TableRow2098" style:family="table-row">
      <style:table-row-properties style:use-optimal-row-height="false"/>
    </style:style>
    <style:style style:name="TableCell2099" style:family="table-cell">
      <style:table-cell-properties fo:border="0.0069in solid #000000" fo:padding-top="0in" fo:padding-left="0.075in" fo:padding-bottom="0in" fo:padding-right="0.075in"/>
    </style:style>
    <style:style style:name="P2100" style:parent-style-name="ListParagraph" style:list-style-name="LFO2" style:family="paragraph"/>
    <style:style style:name="T2101" style:parent-style-name="DefaultParagraphFont" style:family="text">
      <style:text-properties fo:font-size="11pt" style:font-size-asian="11pt" style:font-size-complex="11pt" fo:language="et" fo:country="EE"/>
    </style:style>
    <style:style style:name="TableCell2102" style:family="table-cell">
      <style:table-cell-properties fo:border="0.0069in solid #000000" fo:padding-top="0in" fo:padding-left="0.075in" fo:padding-bottom="0in" fo:padding-right="0.075in"/>
    </style:style>
    <style:style style:name="TableCell2103" style:family="table-cell">
      <style:table-cell-properties fo:border="0.0069in solid #000000" fo:padding-top="0in" fo:padding-left="0.0069in" fo:padding-bottom="0in" fo:padding-right="0.0069in"/>
    </style:style>
    <style:style style:name="TableCell2104" style:family="table-cell">
      <style:table-cell-properties fo:border="0.0069in solid #000000" fo:padding-top="0in" fo:padding-left="0.075in" fo:padding-bottom="0in" fo:padding-right="0.075in"/>
    </style:style>
    <style:style style:name="TableRow2105" style:family="table-row">
      <style:table-row-properties style:use-optimal-row-height="false"/>
    </style:style>
    <style:style style:name="TableCell2106" style:family="table-cell">
      <style:table-cell-properties fo:border="0.0069in solid #000000" fo:padding-top="0in" fo:padding-left="0.075in" fo:padding-bottom="0in" fo:padding-right="0.075in"/>
    </style:style>
    <style:style style:name="P2107" style:parent-style-name="ListParagraph" style:list-style-name="LFO2" style:family="paragraph"/>
    <style:style style:name="T2108" style:parent-style-name="DefaultParagraphFont" style:family="text">
      <style:text-properties fo:font-size="11pt" style:font-size-asian="11pt" style:font-size-complex="11pt" fo:language="et" fo:country="EE"/>
    </style:style>
    <style:style style:name="TableCell2109" style:family="table-cell">
      <style:table-cell-properties fo:border="0.0069in solid #000000" fo:padding-top="0in" fo:padding-left="0.075in" fo:padding-bottom="0in" fo:padding-right="0.075in"/>
    </style:style>
    <style:style style:name="TableCell2110" style:family="table-cell">
      <style:table-cell-properties fo:border="0.0069in solid #000000" fo:padding-top="0in" fo:padding-left="0.0069in" fo:padding-bottom="0in" fo:padding-right="0.0069in"/>
    </style:style>
    <style:style style:name="TableCell2111" style:family="table-cell">
      <style:table-cell-properties fo:border="0.0069in solid #000000" fo:padding-top="0in" fo:padding-left="0.075in" fo:padding-bottom="0in" fo:padding-right="0.075in"/>
    </style:style>
    <style:style style:name="TableRow2112" style:family="table-row">
      <style:table-row-properties style:use-optimal-row-height="false"/>
    </style:style>
    <style:style style:name="TableCell2113" style:family="table-cell">
      <style:table-cell-properties fo:border="0.0069in solid #000000" fo:padding-top="0in" fo:padding-left="0.075in" fo:padding-bottom="0in" fo:padding-right="0.075in"/>
    </style:style>
    <style:style style:name="P2114" style:parent-style-name="ListParagraph" style:list-style-name="LFO2" style:family="paragraph"/>
    <style:style style:name="T2115" style:parent-style-name="DefaultParagraphFont" style:family="text">
      <style:text-properties fo:font-size="11pt" style:font-size-asian="11pt" style:font-size-complex="11pt" fo:language="et" fo:country="EE"/>
    </style:style>
    <style:style style:name="TableCell2116" style:family="table-cell">
      <style:table-cell-properties fo:border="0.0069in solid #000000" fo:padding-top="0in" fo:padding-left="0.075in" fo:padding-bottom="0in" fo:padding-right="0.075in"/>
    </style:style>
    <style:style style:name="TableCell2117" style:family="table-cell">
      <style:table-cell-properties fo:border="0.0069in solid #000000" fo:padding-top="0in" fo:padding-left="0.0069in" fo:padding-bottom="0in" fo:padding-right="0.0069in"/>
    </style:style>
    <style:style style:name="TableCell2118" style:family="table-cell">
      <style:table-cell-properties fo:border="0.0069in solid #000000" fo:padding-top="0in" fo:padding-left="0.075in" fo:padding-bottom="0in" fo:padding-right="0.075in"/>
    </style:style>
    <style:style style:name="T2119" style:parent-style-name="DefaultParagraphFont" style:family="text">
      <style:text-properties fo:font-size="10pt" style:font-size-asian="10pt" style:font-size-complex="10pt" fo:language="et" fo:country="EE"/>
    </style:style>
    <style:style style:name="P2120" style:parent-style-name="Normal" style:family="paragraph">
      <style:paragraph-properties fo:background-color="#D6E3BC"/>
      <style:text-properties fo:font-size="10pt" style:font-size-asian="10pt" style:font-size-complex="10pt"/>
    </style:style>
    <style:style style:name="P2121" style:parent-style-name="Normal" style:family="paragraph">
      <style:paragraph-properties fo:background-color="#D6E3BC"/>
      <style:text-properties fo:font-size="10pt" style:font-size-asian="10pt" style:font-size-complex="10pt"/>
    </style:style>
    <style:style style:name="P2122" style:parent-style-name="Normal" style:family="paragraph">
      <style:paragraph-properties fo:background-color="#D6E3BC"/>
      <style:text-properties fo:font-size="10pt" style:font-size-asian="10pt" style:font-size-complex="10pt"/>
    </style:style>
    <style:style style:name="P2123" style:parent-style-name="Normal" style:family="paragraph">
      <style:paragraph-properties fo:background-color="#D6E3BC"/>
      <style:text-properties fo:font-size="10pt" style:font-size-asian="10pt" style:font-size-complex="10pt"/>
    </style:style>
    <style:style style:name="P2124" style:parent-style-name="Normal" style:family="paragraph">
      <style:paragraph-properties fo:background-color="#D6E3BC"/>
      <style:text-properties fo:font-size="10pt" style:font-size-asian="10pt" style:font-size-complex="10pt"/>
    </style:style>
    <style:style style:name="P2125" style:parent-style-name="Normal" style:family="paragraph">
      <style:paragraph-properties fo:background-color="#D6E3BC"/>
      <style:text-properties fo:font-size="10pt" style:font-size-asian="10pt" style:font-size-complex="10pt"/>
    </style:style>
    <style:style style:name="P2126" style:parent-style-name="Normal" style:family="paragraph">
      <style:paragraph-properties fo:background-color="#D6E3BC"/>
      <style:text-properties fo:font-size="10pt" style:font-size-asian="10pt" style:font-size-complex="10pt"/>
    </style:style>
    <style:style style:name="P2127" style:parent-style-name="Normal" style:family="paragraph">
      <style:paragraph-properties fo:background-color="#D6E3BC"/>
      <style:text-properties fo:font-size="10pt" style:font-size-asian="10pt" style:font-size-complex="10pt"/>
    </style:style>
    <style:style style:name="P2128" style:parent-style-name="Normal" style:family="paragraph">
      <style:paragraph-properties fo:background-color="#D6E3BC"/>
      <style:text-properties fo:font-size="10pt" style:font-size-asian="10pt" style:font-size-complex="10pt"/>
    </style:style>
    <style:style style:name="P2129" style:parent-style-name="Normal" style:family="paragraph">
      <style:paragraph-properties fo:background-color="#D6E3BC"/>
    </style:style>
    <style:style style:name="T2130" style:parent-style-name="DefaultParagraphFont" style:family="text">
      <style:text-properties fo:font-size="10pt" style:font-size-asian="10pt" style:font-size-complex="10pt"/>
    </style:style>
    <style:style style:name="P2131" style:parent-style-name="Normal" style:family="paragraph">
      <style:paragraph-properties fo:background-color="#D6E3BC"/>
      <style:text-properties fo:font-size="10pt" style:font-size-asian="10pt" style:font-size-complex="10pt"/>
    </style:style>
    <style:style style:name="P2132" style:parent-style-name="Normal" style:family="paragraph">
      <style:paragraph-properties fo:background-color="#D6E3BC"/>
      <style:text-properties fo:font-size="10pt" style:font-size-asian="10pt" style:font-size-complex="10pt"/>
    </style:style>
    <style:style style:name="P2133" style:parent-style-name="Normal" style:family="paragraph">
      <style:paragraph-properties fo:background-color="#D6E3BC"/>
      <style:text-properties fo:font-size="10pt" style:font-size-asian="10pt" style:font-size-complex="10pt"/>
    </style:style>
    <style:style style:name="P2134" style:parent-style-name="Normal" style:family="paragraph">
      <style:paragraph-properties fo:background-color="#D6E3BC"/>
      <style:text-properties fo:font-size="10pt" style:font-size-asian="10pt" style:font-size-complex="10pt"/>
    </style:style>
    <style:style style:name="P2135" style:parent-style-name="Normal" style:family="paragraph">
      <style:paragraph-properties fo:background-color="#D6E3BC"/>
      <style:text-properties fo:font-size="10pt" style:font-size-asian="10pt" style:font-size-complex="10pt"/>
    </style:style>
    <style:style style:name="P2136" style:parent-style-name="Normal" style:family="paragraph">
      <style:paragraph-properties fo:background-color="#D6E3BC"/>
      <style:text-properties fo:font-size="10pt" style:font-size-asian="10pt" style:font-size-complex="10pt"/>
    </style:style>
    <style:style style:name="P2137" style:parent-style-name="Normal" style:family="paragraph">
      <style:paragraph-properties fo:background-color="#D6E3BC"/>
      <style:text-properties fo:font-size="10pt" style:font-size-asian="10pt" style:font-size-complex="10pt"/>
    </style:style>
    <style:style style:name="P2138" style:parent-style-name="Normal" style:family="paragraph">
      <style:paragraph-properties fo:background-color="#D6E3BC"/>
      <style:text-properties fo:font-size="10pt" style:font-size-asian="10pt" style:font-size-complex="10pt"/>
    </style:style>
    <style:style style:name="P2139" style:parent-style-name="Normal" style:family="paragraph">
      <style:paragraph-properties fo:background-color="#D6E3BC"/>
      <style:text-properties fo:font-size="10pt" style:font-size-asian="10pt" style:font-size-complex="10pt"/>
    </style:style>
    <style:style style:name="P2140" style:parent-style-name="Normal" style:family="paragraph">
      <style:paragraph-properties fo:background-color="#D6E3BC"/>
      <style:text-properties fo:font-size="10pt" style:font-size-asian="10pt" style:font-size-complex="10pt"/>
    </style:style>
    <style:style style:name="P2141" style:parent-style-name="Normal" style:family="paragraph">
      <style:paragraph-properties fo:background-color="#D6E3BC"/>
      <style:text-properties fo:font-size="10pt" style:font-size-asian="10pt" style:font-size-complex="10pt"/>
    </style:style>
    <style:style style:name="P2142" style:parent-style-name="Normal" style:family="paragraph">
      <style:paragraph-properties fo:background-color="#D6E3BC"/>
      <style:text-properties fo:font-size="10pt" style:font-size-asian="10pt" style:font-size-complex="10pt"/>
    </style:style>
    <style:style style:name="P2143" style:parent-style-name="Normal" style:family="paragraph">
      <style:paragraph-properties fo:background-color="#D6E3BC"/>
    </style:style>
    <style:style style:name="T2144" style:parent-style-name="DefaultParagraphFont" style:family="text">
      <style:text-properties fo:font-size="10pt" style:font-size-asian="10pt" style:font-size-complex="10pt"/>
    </style:style>
    <style:style style:name="P2145" style:parent-style-name="Normal" style:family="paragraph">
      <style:paragraph-properties fo:background-color="#D6E3BC"/>
      <style:text-properties fo:font-size="10pt" style:font-size-asian="10pt" style:font-size-complex="10pt"/>
    </style:style>
    <style:style style:name="P2146" style:parent-style-name="Normal" style:family="paragraph">
      <style:paragraph-properties fo:background-color="#D6E3BC"/>
      <style:text-properties fo:font-size="10pt" style:font-size-asian="10pt" style:font-size-complex="10pt"/>
    </style:style>
    <style:style style:name="P2147" style:parent-style-name="Normal" style:family="paragraph">
      <style:paragraph-properties fo:background-color="#D6E3BC"/>
      <style:text-properties fo:font-size="10pt" style:font-size-asian="10pt" style:font-size-complex="10pt"/>
    </style:style>
    <style:style style:name="P2148" style:parent-style-name="Normal" style:family="paragraph">
      <style:paragraph-properties fo:background-color="#D6E3BC"/>
      <style:text-properties fo:font-size="10pt" style:font-size-asian="10pt" style:font-size-complex="10pt"/>
    </style:style>
    <style:style style:name="P2149" style:parent-style-name="Normal" style:family="paragraph">
      <style:paragraph-properties fo:background-color="#D6E3BC"/>
      <style:text-properties fo:font-size="10pt" style:font-size-asian="10pt" style:font-size-complex="10pt"/>
    </style:style>
    <style:style style:name="P2150" style:parent-style-name="Normal" style:family="paragraph">
      <style:paragraph-properties fo:background-color="#D6E3BC"/>
      <style:text-properties fo:font-size="10pt" style:font-size-asian="10pt" style:font-size-complex="10pt"/>
    </style:style>
    <style:style style:name="P2151" style:parent-style-name="Normal" style:family="paragraph">
      <style:paragraph-properties fo:background-color="#D6E3BC"/>
      <style:text-properties fo:font-size="10pt" style:font-size-asian="10pt" style:font-size-complex="10pt"/>
    </style:style>
    <style:style style:name="P2152" style:parent-style-name="Normal" style:family="paragraph">
      <style:paragraph-properties fo:background-color="#D6E3BC"/>
      <style:text-properties fo:font-size="10pt" style:font-size-asian="10pt" style:font-size-complex="10pt"/>
    </style:style>
    <style:style style:name="P2153" style:parent-style-name="Normal" style:family="paragraph">
      <style:paragraph-properties fo:text-align="justify"/>
    </style:style>
    <style:style style:name="T2154" style:parent-style-name="DefaultParagraphFont" style:family="text">
      <style:text-properties fo:language="et" fo:country="EE"/>
    </style:style>
    <style:style style:name="T2155" style:parent-style-name="DefaultParagraphFont" style:family="text">
      <style:text-properties fo:language="et" fo:country="EE"/>
    </style:style>
    <style:style style:name="T2156" style:parent-style-name="DefaultParagraphFont" style:family="text">
      <style:text-properties fo:language="et" fo:country="EE"/>
    </style:style>
    <style:style style:name="T2157" style:parent-style-name="DefaultParagraphFont" style:family="text">
      <style:text-properties fo:language="et" fo:country="EE"/>
    </style:style>
    <style:style style:name="P2158" style:parent-style-name="Normal" style:family="paragraph">
      <style:text-properties fo:language="et" fo:country="EE"/>
    </style:style>
    <style:style style:name="P2159" style:parent-style-name="Normal" style:family="paragraph">
      <style:text-properties fo:language="et" fo:country="EE"/>
    </style:style>
    <style:style style:name="P2160" style:parent-style-name="Normal" style:family="paragraph">
      <style:text-properties fo:language="et" fo:country="EE"/>
    </style:style>
    <style:style style:name="P2161" style:parent-style-name="Normal" style:family="paragraph">
      <style:text-properties fo:language="et" fo:country="EE"/>
    </style:style>
    <style:style style:name="TableColumn2163" style:family="table-column">
      <style:table-column-properties style:column-width="2.0569in" style:use-optimal-column-width="false"/>
    </style:style>
    <style:style style:name="TableColumn2164" style:family="table-column">
      <style:table-column-properties style:column-width="2.1326in" style:use-optimal-column-width="false"/>
    </style:style>
    <style:style style:name="TableColumn2165" style:family="table-column">
      <style:table-column-properties style:column-width="2.1326in" style:use-optimal-column-width="false"/>
    </style:style>
    <style:style style:name="Table2162" style:family="table">
      <style:table-properties style:width="6.3222in" fo:margin-left="0.075in" table:align="left"/>
    </style:style>
    <style:style style:name="TableRow2166" style:family="table-row">
      <style:table-row-properties style:use-optimal-row-height="false"/>
    </style:style>
    <style:style style:name="TableCell2167" style:family="table-cell">
      <style:table-cell-properties fo:border="0.0069in solid #000000" fo:padding-top="0in" fo:padding-left="0.075in" fo:padding-bottom="0in" fo:padding-right="0.075in"/>
    </style:style>
    <style:style style:name="T2168" style:parent-style-name="DefaultParagraphFont" style:family="text">
      <style:text-properties fo:font-weight="bold" style:font-weight-asian="bold" fo:font-size="11pt" style:font-size-asian="11pt" style:font-size-complex="11pt" fo:language="et" fo:country="EE"/>
    </style:style>
    <style:style style:name="TableCell2169" style:family="table-cell">
      <style:table-cell-properties fo:border="0.0069in solid #000000" fo:padding-top="0in" fo:padding-left="0.075in" fo:padding-bottom="0in" fo:padding-right="0.075in"/>
    </style:style>
    <style:style style:name="T2170" style:parent-style-name="DefaultParagraphFont" style:family="text">
      <style:text-properties fo:font-weight="bold" style:font-weight-asian="bold" fo:font-size="11pt" style:font-size-asian="11pt" style:font-size-complex="11pt" fo:language="et" fo:country="EE"/>
    </style:style>
    <style:style style:name="TableCell2171" style:family="table-cell">
      <style:table-cell-properties fo:border="0.0069in solid #000000" fo:padding-top="0in" fo:padding-left="0.075in" fo:padding-bottom="0in" fo:padding-right="0.075in"/>
    </style:style>
    <style:style style:name="T2172" style:parent-style-name="DefaultParagraphFont" style:family="text">
      <style:text-properties fo:font-weight="bold" style:font-weight-asian="bold" fo:font-size="11pt" style:font-size-asian="11pt" style:font-size-complex="11pt" fo:language="et" fo:country="EE"/>
    </style:style>
    <style:style style:name="TableRow2173" style:family="table-row">
      <style:table-row-properties style:use-optimal-row-height="false"/>
    </style:style>
    <style:style style:name="TableCell2174" style:family="table-cell">
      <style:table-cell-properties fo:border="0.0069in solid #000000" fo:padding-top="0in" fo:padding-left="0.075in" fo:padding-bottom="0in" fo:padding-right="0.075in"/>
    </style:style>
    <style:style style:name="T2175" style:parent-style-name="DefaultParagraphFont" style:family="text">
      <style:text-properties fo:font-size="11pt" style:font-size-asian="11pt" style:font-size-complex="11pt" fo:language="et" fo:country="EE"/>
    </style:style>
    <style:style style:name="TableCell2176" style:family="table-cell">
      <style:table-cell-properties fo:border="0.0069in solid #000000" fo:padding-top="0in" fo:padding-left="0.075in" fo:padding-bottom="0in" fo:padding-right="0.075in"/>
    </style:style>
    <style:style style:name="T2177" style:parent-style-name="DefaultParagraphFont" style:family="text">
      <style:text-properties fo:font-size="11pt" style:font-size-asian="11pt" style:font-size-complex="11pt" fo:language="et" fo:country="EE"/>
    </style:style>
    <style:style style:name="TableCell2178" style:family="table-cell">
      <style:table-cell-properties fo:border="0.0069in solid #000000" fo:padding-top="0in" fo:padding-left="0.075in" fo:padding-bottom="0in" fo:padding-right="0.075in"/>
    </style:style>
    <style:style style:name="T2179" style:parent-style-name="DefaultParagraphFont" style:family="text">
      <style:text-properties fo:font-size="11pt" style:font-size-asian="11pt" style:font-size-complex="11pt" fo:language="et" fo:country="EE"/>
    </style:style>
    <style:style style:name="P2180" style:parent-style-name="Normal" style:family="paragraph">
      <style:text-properties fo:language="et" fo:country="EE"/>
    </style:style>
    <style:style style:name="P2181" style:parent-style-name="Normal" style:family="paragraph">
      <style:text-properties fo:language="et" fo:country="EE"/>
    </style:style>
    <style:style style:name="P2182" style:parent-style-name="Normal" style:family="paragraph">
      <style:text-properties fo:language="et" fo:country="EE"/>
    </style:style>
    <style:style style:name="P2183" style:parent-style-name="Normal" style:family="paragraph">
      <style:paragraph-properties fo:background-color="#D6E3BC"/>
      <style:text-properties fo:font-size="10pt" style:font-size-asian="10pt" style:font-size-complex="10pt" fo:language="et" fo:country="EE"/>
    </style:style>
    <style:style style:name="P2184" style:parent-style-name="Normal" style:family="paragraph">
      <style:paragraph-properties fo:background-color="#D6E3BC"/>
      <style:text-properties fo:font-size="10pt" style:font-size-asian="10pt" style:font-size-complex="10pt" fo:language="et" fo:country="EE"/>
    </style:style>
    <style:style style:name="P2185" style:parent-style-name="Normal" style:family="paragraph">
      <style:paragraph-properties fo:background-color="#D6E3BC"/>
      <style:text-properties fo:font-size="10pt" style:font-size-asian="10pt" style:font-size-complex="10pt" fo:language="et" fo:country="EE"/>
    </style:style>
    <style:style style:name="P2186" style:parent-style-name="Normal" style:family="paragraph">
      <style:paragraph-properties fo:background-color="#D6E3BC"/>
      <style:text-properties fo:font-size="10pt" style:font-size-asian="10pt" style:font-size-complex="10pt" fo:language="et" fo:country="EE"/>
    </style:style>
    <style:style style:name="P2187" style:parent-style-name="Normal" style:family="paragraph">
      <style:paragraph-properties fo:background-color="#D6E3BC"/>
      <style:text-properties fo:font-size="10pt" style:font-size-asian="10pt" style:font-size-complex="10pt" fo:language="et" fo:country="EE"/>
    </style:style>
    <style:style style:name="P2188" style:parent-style-name="Normal" style:family="paragraph">
      <style:paragraph-properties fo:background-color="#D6E3BC"/>
      <style:text-properties fo:font-size="10pt" style:font-size-asian="10pt" style:font-size-complex="10pt" fo:language="et" fo:country="EE"/>
    </style:style>
    <style:style style:name="P2189" style:parent-style-name="Normal" style:family="paragraph">
      <style:paragraph-properties fo:background-color="#D6E3BC"/>
      <style:text-properties fo:font-size="10pt" style:font-size-asian="10pt" style:font-size-complex="10pt" fo:language="et" fo:country="EE"/>
    </style:style>
    <style:style style:name="P2190" style:parent-style-name="Normal" style:family="paragraph">
      <style:paragraph-properties fo:background-color="#D6E3BC"/>
      <style:text-properties fo:font-size="10pt" style:font-size-asian="10pt" style:font-size-complex="10pt" fo:language="et" fo:country="EE"/>
    </style:style>
    <style:style style:name="P2191" style:parent-style-name="Normal" style:family="paragraph">
      <style:paragraph-properties fo:background-color="#D6E3BC"/>
      <style:text-properties fo:font-size="10pt" style:font-size-asian="10pt" style:font-size-complex="10pt" fo:language="et" fo:country="EE"/>
    </style:style>
    <style:style style:name="P2192" style:parent-style-name="Normal" style:family="paragraph">
      <style:paragraph-properties fo:background-color="#D6E3BC"/>
      <style:text-properties fo:font-size="10pt" style:font-size-asian="10pt" style:font-size-complex="10pt" fo:language="et" fo:country="EE"/>
    </style:style>
    <style:style style:name="P2193" style:parent-style-name="Normal" style:family="paragraph">
      <style:paragraph-properties fo:background-color="#D6E3BC"/>
      <style:text-properties fo:font-size="10pt" style:font-size-asian="10pt" style:font-size-complex="10pt" fo:language="et" fo:country="EE"/>
    </style:style>
    <style:style style:name="P2194" style:parent-style-name="Normal" style:family="paragraph">
      <style:paragraph-properties fo:background-color="#D6E3BC"/>
      <style:text-properties fo:font-size="10pt" style:font-size-asian="10pt" style:font-size-complex="10pt" fo:language="et" fo:country="EE"/>
    </style:style>
    <style:style style:name="P2195" style:parent-style-name="Normal" style:family="paragraph">
      <style:paragraph-properties fo:background-color="#D6E3BC"/>
      <style:text-properties fo:font-size="10pt" style:font-size-asian="10pt" style:font-size-complex="10pt" fo:language="et" fo:country="EE"/>
    </style:style>
    <style:style style:name="P2196" style:parent-style-name="Normal" style:family="paragraph">
      <style:paragraph-properties fo:background-color="#D6E3BC"/>
      <style:text-properties fo:font-size="10pt" style:font-size-asian="10pt" style:font-size-complex="10pt" fo:language="et" fo:country="EE"/>
    </style:style>
    <style:style style:name="P2197" style:parent-style-name="Normal" style:family="paragraph">
      <style:paragraph-properties fo:background-color="#D6E3BC"/>
      <style:text-properties fo:font-size="10pt" style:font-size-asian="10pt" style:font-size-complex="10pt" fo:language="et" fo:country="EE"/>
    </style:style>
    <style:style style:name="P2198" style:parent-style-name="Normal" style:family="paragraph">
      <style:paragraph-properties fo:background-color="#D6E3BC"/>
      <style:text-properties fo:font-size="10pt" style:font-size-asian="10pt" style:font-size-complex="10pt" fo:language="et" fo:country="EE"/>
    </style:style>
    <style:style style:name="P2199" style:parent-style-name="Normal" style:family="paragraph">
      <style:paragraph-properties fo:background-color="#D6E3BC"/>
      <style:text-properties fo:font-size="10pt" style:font-size-asian="10pt" style:font-size-complex="10pt" fo:language="et" fo:country="EE"/>
    </style:style>
    <style:style style:name="P2200" style:parent-style-name="Normal" style:family="paragraph">
      <style:text-properties fo:language="et" fo:country="EE"/>
    </style:style>
    <style:style style:name="P2201" style:parent-style-name="Normal" style:family="paragraph">
      <style:text-properties fo:language="et" fo:country="EE"/>
    </style:style>
    <style:style style:name="P2202" style:parent-style-name="Normal" style:family="paragraph">
      <style:text-properties fo:language="et" fo:country="EE"/>
    </style:style>
    <style:style style:name="P2203" style:parent-style-name="Normal" style:family="paragraph">
      <style:paragraph-properties fo:background-color="#D6E3BC"/>
      <style:text-properties fo:font-size="10pt" style:font-size-asian="10pt" style:font-size-complex="10pt" fo:language="et" fo:country="EE"/>
    </style:style>
    <style:style style:name="P2204" style:parent-style-name="Normal" style:family="paragraph">
      <style:paragraph-properties fo:background-color="#D6E3BC"/>
      <style:text-properties fo:font-size="10pt" style:font-size-asian="10pt" style:font-size-complex="10pt" fo:language="et" fo:country="EE"/>
    </style:style>
    <style:style style:name="P2205" style:parent-style-name="Normal" style:family="paragraph">
      <style:paragraph-properties fo:background-color="#D6E3BC"/>
      <style:text-properties fo:font-size="10pt" style:font-size-asian="10pt" style:font-size-complex="10pt" fo:language="et" fo:country="EE"/>
    </style:style>
    <style:style style:name="P2206" style:parent-style-name="Normal" style:family="paragraph">
      <style:paragraph-properties fo:background-color="#D6E3BC"/>
      <style:text-properties fo:font-size="10pt" style:font-size-asian="10pt" style:font-size-complex="10pt" fo:language="et" fo:country="EE"/>
    </style:style>
    <style:style style:name="P2207" style:parent-style-name="Normal" style:family="paragraph">
      <style:paragraph-properties fo:background-color="#D6E3BC"/>
      <style:text-properties fo:font-size="10pt" style:font-size-asian="10pt" style:font-size-complex="10pt" fo:language="et" fo:country="EE"/>
    </style:style>
    <style:style style:name="P2208" style:parent-style-name="Normal" style:family="paragraph">
      <style:paragraph-properties fo:background-color="#D6E3BC"/>
      <style:text-properties fo:font-size="10pt" style:font-size-asian="10pt" style:font-size-complex="10pt" fo:language="et" fo:country="EE"/>
    </style:style>
    <style:style style:name="P2209" style:parent-style-name="Normal" style:family="paragraph">
      <style:paragraph-properties fo:background-color="#D6E3BC"/>
      <style:text-properties fo:font-size="10pt" style:font-size-asian="10pt" style:font-size-complex="10pt" fo:language="et" fo:country="EE"/>
    </style:style>
    <style:style style:name="P2210" style:parent-style-name="Normal" style:family="paragraph">
      <style:paragraph-properties fo:background-color="#D6E3BC"/>
      <style:text-properties fo:font-size="10pt" style:font-size-asian="10pt" style:font-size-complex="10pt" fo:language="et" fo:country="EE"/>
    </style:style>
    <style:style style:name="P2211" style:parent-style-name="Normal" style:family="paragraph">
      <style:paragraph-properties fo:background-color="#D6E3BC"/>
      <style:text-properties fo:font-size="10pt" style:font-size-asian="10pt" style:font-size-complex="10pt" fo:language="et" fo:country="EE"/>
    </style:style>
    <style:style style:name="P2212" style:parent-style-name="Normal" style:family="paragraph">
      <style:paragraph-properties fo:background-color="#D6E3BC"/>
      <style:text-properties fo:font-size="10pt" style:font-size-asian="10pt" style:font-size-complex="10pt" fo:language="et" fo:country="EE"/>
    </style:style>
    <style:style style:name="P2213" style:parent-style-name="Normal" style:family="paragraph">
      <style:paragraph-properties fo:background-color="#D6E3BC"/>
      <style:text-properties fo:font-size="10pt" style:font-size-asian="10pt" style:font-size-complex="10pt" fo:language="et" fo:country="EE"/>
    </style:style>
    <style:style style:name="P2214" style:parent-style-name="Normal" style:family="paragraph">
      <style:paragraph-properties fo:background-color="#D6E3BC"/>
      <style:text-properties fo:font-size="10pt" style:font-size-asian="10pt" style:font-size-complex="10pt" fo:language="et" fo:country="EE"/>
    </style:style>
    <style:style style:name="P2215" style:parent-style-name="Normal" style:family="paragraph">
      <style:paragraph-properties fo:background-color="#D6E3BC"/>
      <style:text-properties fo:font-size="10pt" style:font-size-asian="10pt" style:font-size-complex="10pt" fo:language="et" fo:country="EE"/>
    </style:style>
    <style:style style:name="P2216" style:parent-style-name="Normal" style:family="paragraph">
      <style:paragraph-properties fo:background-color="#D6E3BC"/>
      <style:text-properties fo:font-size="10pt" style:font-size-asian="10pt" style:font-size-complex="10pt" fo:language="et" fo:country="EE"/>
    </style:style>
    <style:style style:name="P2217" style:parent-style-name="Normal" style:family="paragraph">
      <style:paragraph-properties fo:background-color="#D6E3BC"/>
      <style:text-properties fo:font-size="10pt" style:font-size-asian="10pt" style:font-size-complex="10pt" fo:language="et" fo:country="EE"/>
    </style:style>
    <style:style style:name="P2218" style:parent-style-name="Normal" style:family="paragraph">
      <style:paragraph-properties fo:background-color="#D6E3BC"/>
      <style:text-properties fo:font-size="10pt" style:font-size-asian="10pt" style:font-size-complex="10pt" fo:language="et" fo:country="EE"/>
    </style:style>
    <style:style style:name="P2219" style:parent-style-name="Normal" style:family="paragraph">
      <style:paragraph-properties fo:background-color="#D6E3BC"/>
      <style:text-properties fo:font-size="10pt" style:font-size-asian="10pt" style:font-size-complex="10pt" fo:language="et" fo:country="EE"/>
    </style:style>
    <style:style style:name="P2220" style:parent-style-name="Normal" style:family="paragraph">
      <style:paragraph-properties fo:background-color="#D6E3BC"/>
      <style:text-properties fo:font-size="10pt" style:font-size-asian="10pt" style:font-size-complex="10pt" fo:language="et" fo:country="EE"/>
    </style:style>
    <style:style style:name="P2221" style:parent-style-name="Normal" style:family="paragraph">
      <style:paragraph-properties fo:background-color="#D6E3BC"/>
      <style:text-properties fo:font-size="10pt" style:font-size-asian="10pt" style:font-size-complex="10pt" fo:language="et" fo:country="EE"/>
    </style:style>
    <style:style style:name="P2222" style:parent-style-name="Normal" style:family="paragraph">
      <style:paragraph-properties fo:background-color="#D6E3BC"/>
      <style:text-properties fo:font-size="10pt" style:font-size-asian="10pt" style:font-size-complex="10pt" fo:language="et" fo:country="EE"/>
    </style:style>
    <style:style style:name="P2223" style:parent-style-name="Normal" style:family="paragraph">
      <style:paragraph-properties fo:background-color="#D6E3BC"/>
      <style:text-properties fo:font-size="10pt" style:font-size-asian="10pt" style:font-size-complex="10pt" fo:language="et" fo:country="EE"/>
    </style:style>
    <style:style style:name="P2224" style:parent-style-name="Normal" style:family="paragraph">
      <style:paragraph-properties fo:background-color="#D6E3BC"/>
      <style:text-properties fo:font-size="10pt" style:font-size-asian="10pt" style:font-size-complex="10pt" fo:language="et" fo:country="EE"/>
    </style:style>
    <style:style style:name="P2225" style:parent-style-name="Normal" style:family="paragraph">
      <style:paragraph-properties fo:background-color="#D6E3BC"/>
      <style:text-properties fo:font-size="10pt" style:font-size-asian="10pt" style:font-size-complex="10pt" fo:language="et" fo:country="EE"/>
    </style:style>
    <style:style style:name="P2226" style:parent-style-name="Normal" style:family="paragraph">
      <style:paragraph-properties fo:background-color="#D6E3BC"/>
      <style:text-properties fo:font-size="10pt" style:font-size-asian="10pt" style:font-size-complex="10pt" fo:language="et" fo:country="EE"/>
    </style:style>
    <style:style style:name="P2227" style:parent-style-name="Normal" style:family="paragraph">
      <style:paragraph-properties fo:background-color="#D6E3BC"/>
      <style:text-properties fo:font-size="10pt" style:font-size-asian="10pt" style:font-size-complex="10pt" fo:language="et" fo:country="EE"/>
    </style:style>
    <style:style style:name="TableColumn2229" style:family="table-column">
      <style:table-column-properties style:column-width="1.8791in" style:use-optimal-column-width="false"/>
    </style:style>
    <style:style style:name="TableColumn2230" style:family="table-column">
      <style:table-column-properties style:column-width="1.8194in" style:use-optimal-column-width="false"/>
    </style:style>
    <style:style style:name="TableColumn2231" style:family="table-column">
      <style:table-column-properties style:column-width="1.1708in" style:use-optimal-column-width="false"/>
    </style:style>
    <style:style style:name="TableColumn2232" style:family="table-column">
      <style:table-column-properties style:column-width="1.5055in" style:use-optimal-column-width="false"/>
    </style:style>
    <style:style style:name="Table2228" style:family="table">
      <style:table-properties style:width="6.375in" fo:margin-left="0.075in" table:align="left"/>
    </style:style>
    <style:style style:name="TableRow2233" style:family="table-row">
      <style:table-row-properties style:use-optimal-row-height="false"/>
    </style:style>
    <style:style style:name="TableCell2234" style:family="table-cell">
      <style:table-cell-properties fo:border="0.0069in solid #000000" fo:padding-top="0in" fo:padding-left="0.075in" fo:padding-bottom="0in" fo:padding-right="0.075in"/>
    </style:style>
    <style:style style:name="T2235" style:parent-style-name="DefaultParagraphFont" style:family="text">
      <style:text-properties fo:font-weight="bold" style:font-weight-asian="bold" fo:font-size="11pt" style:font-size-asian="11pt" style:font-size-complex="11pt" fo:language="et" fo:country="EE"/>
    </style:style>
    <style:style style:name="TableCell2236" style:family="table-cell">
      <style:table-cell-properties fo:border="0.0069in solid #000000" fo:padding-top="0in" fo:padding-left="0.075in" fo:padding-bottom="0in" fo:padding-right="0.075in"/>
    </style:style>
    <style:style style:name="T2237" style:parent-style-name="DefaultParagraphFont" style:family="text">
      <style:text-properties fo:font-weight="bold" style:font-weight-asian="bold" fo:font-size="11pt" style:font-size-asian="11pt" style:font-size-complex="11pt" fo:language="et" fo:country="EE"/>
    </style:style>
    <style:style style:name="TableCell2238" style:family="table-cell">
      <style:table-cell-properties fo:border="0.0069in solid #000000" fo:padding-top="0in" fo:padding-left="0.0069in" fo:padding-bottom="0in" fo:padding-right="0.0069in"/>
    </style:style>
    <style:style style:name="T2239" style:parent-style-name="DefaultParagraphFont" style:family="text">
      <style:text-properties fo:font-weight="bold" style:font-weight-asian="bold" fo:font-size="11pt" style:font-size-asian="11pt" style:font-size-complex="11pt" fo:language="et" fo:country="EE"/>
    </style:style>
    <style:style style:name="TableCell2240" style:family="table-cell">
      <style:table-cell-properties fo:border="0.0069in solid #000000" fo:padding-top="0in" fo:padding-left="0.075in" fo:padding-bottom="0in" fo:padding-right="0.075in"/>
    </style:style>
    <style:style style:name="T2241" style:parent-style-name="DefaultParagraphFont" style:family="text">
      <style:text-properties fo:font-weight="bold" style:font-weight-asian="bold" fo:font-size="11pt" style:font-size-asian="11pt" style:font-size-complex="11pt" fo:language="et" fo:country="EE"/>
    </style:style>
    <style:style style:name="TableRow2242" style:family="table-row">
      <style:table-row-properties style:use-optimal-row-height="false"/>
    </style:style>
    <style:style style:name="TableCell2243" style:family="table-cell">
      <style:table-cell-properties fo:border="0.0069in solid #000000" fo:padding-top="0in" fo:padding-left="0.075in" fo:padding-bottom="0in" fo:padding-right="0.075in"/>
    </style:style>
    <style:style style:name="TableCell2244" style:family="table-cell">
      <style:table-cell-properties fo:border="0.0069in solid #000000" fo:padding-top="0in" fo:padding-left="0.075in" fo:padding-bottom="0in" fo:padding-right="0.075in"/>
    </style:style>
    <style:style style:name="TableCell2245" style:family="table-cell">
      <style:table-cell-properties fo:border="0.0069in solid #000000" fo:padding-top="0in" fo:padding-left="0.0069in" fo:padding-bottom="0in" fo:padding-right="0.0069in"/>
    </style:style>
    <style:style style:name="TableCell2246" style:family="table-cell">
      <style:table-cell-properties fo:border="0.0069in solid #000000" fo:padding-top="0in" fo:padding-left="0.075in" fo:padding-bottom="0in" fo:padding-right="0.075in"/>
    </style:style>
    <style:style style:name="TableRow2247" style:family="table-row">
      <style:table-row-properties style:use-optimal-row-height="false"/>
    </style:style>
    <style:style style:name="TableCell2248" style:family="table-cell">
      <style:table-cell-properties fo:border="0.0069in solid #000000" fo:padding-top="0in" fo:padding-left="0.075in" fo:padding-bottom="0in" fo:padding-right="0.075in"/>
    </style:style>
    <style:style style:name="P2249" style:parent-style-name="ListParagraph" style:list-style-name="LFO2" style:family="paragraph">
      <style:text-properties fo:language="et" fo:country="EE"/>
    </style:style>
    <style:style style:name="TableCell2250" style:family="table-cell">
      <style:table-cell-properties fo:border="0.0069in solid #000000" fo:padding-top="0in" fo:padding-left="0.075in" fo:padding-bottom="0in" fo:padding-right="0.075in"/>
    </style:style>
    <style:style style:name="TableCell2251" style:family="table-cell">
      <style:table-cell-properties fo:border="0.0069in solid #000000" fo:padding-top="0in" fo:padding-left="0.0069in" fo:padding-bottom="0in" fo:padding-right="0.0069in"/>
    </style:style>
    <style:style style:name="TableCell2252" style:family="table-cell">
      <style:table-cell-properties fo:border="0.0069in solid #000000" fo:padding-top="0in" fo:padding-left="0.075in" fo:padding-bottom="0in" fo:padding-right="0.075in"/>
    </style:style>
    <style:style style:name="TableRow2253" style:family="table-row">
      <style:table-row-properties style:use-optimal-row-height="false"/>
    </style:style>
    <style:style style:name="TableCell2254" style:family="table-cell">
      <style:table-cell-properties fo:border="0.0069in solid #000000" fo:padding-top="0in" fo:padding-left="0.075in" fo:padding-bottom="0in" fo:padding-right="0.075in"/>
    </style:style>
    <style:style style:name="P2255" style:parent-style-name="ListParagraph" style:list-style-name="LFO2" style:family="paragraph">
      <style:text-properties fo:language="et" fo:country="EE"/>
    </style:style>
    <style:style style:name="TableCell2256" style:family="table-cell">
      <style:table-cell-properties fo:border="0.0069in solid #000000" fo:padding-top="0in" fo:padding-left="0.075in" fo:padding-bottom="0in" fo:padding-right="0.075in"/>
    </style:style>
    <style:style style:name="TableCell2257" style:family="table-cell">
      <style:table-cell-properties fo:border="0.0069in solid #000000" fo:padding-top="0in" fo:padding-left="0.0069in" fo:padding-bottom="0in" fo:padding-right="0.0069in"/>
    </style:style>
    <style:style style:name="TableCell2258" style:family="table-cell">
      <style:table-cell-properties fo:border="0.0069in solid #000000" fo:padding-top="0in" fo:padding-left="0.075in" fo:padding-bottom="0in" fo:padding-right="0.075in"/>
    </style:style>
    <style:style style:name="T2259" style:parent-style-name="DefaultParagraphFont" style:family="text">
      <style:text-properties fo:font-size="10pt" style:font-size-asian="10pt" style:font-size-complex="10pt"/>
    </style:style>
    <style:style style:name="TableRow2260" style:family="table-row">
      <style:table-row-properties style:use-optimal-row-height="false"/>
    </style:style>
    <style:style style:name="TableCell2261" style:family="table-cell">
      <style:table-cell-properties fo:border="0.0069in solid #000000" fo:padding-top="0in" fo:padding-left="0.075in" fo:padding-bottom="0in" fo:padding-right="0.075in"/>
    </style:style>
    <style:style style:name="P2262" style:parent-style-name="ListParagraph" style:list-style-name="LFO2" style:family="paragraph">
      <style:text-properties fo:language="et" fo:country="EE"/>
    </style:style>
    <style:style style:name="TableCell2263" style:family="table-cell">
      <style:table-cell-properties fo:border="0.0069in solid #000000" fo:padding-top="0in" fo:padding-left="0.075in" fo:padding-bottom="0in" fo:padding-right="0.075in"/>
    </style:style>
    <style:style style:name="TableCell2264" style:family="table-cell">
      <style:table-cell-properties fo:border="0.0069in solid #000000" fo:padding-top="0in" fo:padding-left="0.0069in" fo:padding-bottom="0in" fo:padding-right="0.0069in"/>
    </style:style>
    <style:style style:name="TableCell2265" style:family="table-cell">
      <style:table-cell-properties fo:border="0.0069in solid #000000" fo:padding-top="0in" fo:padding-left="0.075in" fo:padding-bottom="0in" fo:padding-right="0.075in"/>
    </style:style>
    <style:style style:name="TableRow2266" style:family="table-row">
      <style:table-row-properties style:use-optimal-row-height="false"/>
    </style:style>
    <style:style style:name="TableCell2267" style:family="table-cell">
      <style:table-cell-properties fo:border="0.0069in solid #000000" fo:padding-top="0in" fo:padding-left="0.075in" fo:padding-bottom="0in" fo:padding-right="0.075in"/>
    </style:style>
    <style:style style:name="P2268" style:parent-style-name="ListParagraph" style:list-style-name="LFO2" style:family="paragraph">
      <style:text-properties fo:language="et" fo:country="EE"/>
    </style:style>
    <style:style style:name="TableCell2269" style:family="table-cell">
      <style:table-cell-properties fo:border="0.0069in solid #000000" fo:padding-top="0in" fo:padding-left="0.075in" fo:padding-bottom="0in" fo:padding-right="0.075in"/>
    </style:style>
    <style:style style:name="TableCell2270" style:family="table-cell">
      <style:table-cell-properties fo:border="0.0069in solid #000000" fo:padding-top="0in" fo:padding-left="0.0069in" fo:padding-bottom="0in" fo:padding-right="0.0069in"/>
    </style:style>
    <style:style style:name="TableCell2271" style:family="table-cell">
      <style:table-cell-properties fo:border="0.0069in solid #000000" fo:padding-top="0in" fo:padding-left="0.075in" fo:padding-bottom="0in" fo:padding-right="0.075in"/>
    </style:style>
    <style:style style:name="TableRow2272" style:family="table-row">
      <style:table-row-properties style:use-optimal-row-height="false"/>
    </style:style>
    <style:style style:name="TableCell2273" style:family="table-cell">
      <style:table-cell-properties fo:border="0.0069in solid #000000" fo:padding-top="0in" fo:padding-left="0.075in" fo:padding-bottom="0in" fo:padding-right="0.075in"/>
    </style:style>
    <style:style style:name="P2274" style:parent-style-name="ListParagraph" style:list-style-name="LFO2" style:family="paragraph">
      <style:text-properties fo:language="et" fo:country="EE"/>
    </style:style>
    <style:style style:name="TableCell2275" style:family="table-cell">
      <style:table-cell-properties fo:border="0.0069in solid #000000" fo:padding-top="0in" fo:padding-left="0.075in" fo:padding-bottom="0in" fo:padding-right="0.075in"/>
    </style:style>
    <style:style style:name="TableCell2276" style:family="table-cell">
      <style:table-cell-properties fo:border="0.0069in solid #000000" fo:padding-top="0in" fo:padding-left="0.0069in" fo:padding-bottom="0in" fo:padding-right="0.0069in"/>
    </style:style>
    <style:style style:name="TableCell2277" style:family="table-cell">
      <style:table-cell-properties fo:border="0.0069in solid #000000" fo:padding-top="0in" fo:padding-left="0.075in" fo:padding-bottom="0in" fo:padding-right="0.075in"/>
    </style:style>
    <style:style style:name="T2278" style:parent-style-name="DefaultParagraphFont" style:family="text">
      <style:text-properties fo:font-size="10pt" style:font-size-asian="10pt" style:font-size-complex="10pt"/>
    </style:style>
    <style:style style:name="TableRow2279" style:family="table-row">
      <style:table-row-properties style:use-optimal-row-height="false"/>
    </style:style>
    <style:style style:name="TableCell2280" style:family="table-cell">
      <style:table-cell-properties fo:border="0.0069in solid #000000" fo:padding-top="0in" fo:padding-left="0.075in" fo:padding-bottom="0in" fo:padding-right="0.075in"/>
    </style:style>
    <style:style style:name="P2281" style:parent-style-name="ListParagraph" style:list-style-name="LFO2" style:family="paragraph">
      <style:text-properties fo:language="et" fo:country="EE"/>
    </style:style>
    <style:style style:name="TableCell2282" style:family="table-cell">
      <style:table-cell-properties fo:border="0.0069in solid #000000" fo:padding-top="0in" fo:padding-left="0.075in" fo:padding-bottom="0in" fo:padding-right="0.075in"/>
    </style:style>
    <style:style style:name="TableCell2283" style:family="table-cell">
      <style:table-cell-properties fo:border="0.0069in solid #000000" fo:padding-top="0in" fo:padding-left="0.0069in" fo:padding-bottom="0in" fo:padding-right="0.0069in"/>
    </style:style>
    <style:style style:name="TableCell2284" style:family="table-cell">
      <style:table-cell-properties fo:border="0.0069in solid #000000" fo:padding-top="0in" fo:padding-left="0.075in" fo:padding-bottom="0in" fo:padding-right="0.075in"/>
    </style:style>
    <style:style style:name="TableRow2285" style:family="table-row">
      <style:table-row-properties style:use-optimal-row-height="false"/>
    </style:style>
    <style:style style:name="TableCell2286" style:family="table-cell">
      <style:table-cell-properties fo:border="0.0069in solid #000000" fo:padding-top="0in" fo:padding-left="0.075in" fo:padding-bottom="0in" fo:padding-right="0.075in"/>
    </style:style>
    <style:style style:name="P2287" style:parent-style-name="ListParagraph" style:list-style-name="LFO2" style:family="paragraph">
      <style:text-properties fo:language="et" fo:country="EE"/>
    </style:style>
    <style:style style:name="TableCell2288" style:family="table-cell">
      <style:table-cell-properties fo:border="0.0069in solid #000000" fo:padding-top="0in" fo:padding-left="0.075in" fo:padding-bottom="0in" fo:padding-right="0.075in"/>
    </style:style>
    <style:style style:name="TableCell2289" style:family="table-cell">
      <style:table-cell-properties fo:border="0.0069in solid #000000" fo:padding-top="0in" fo:padding-left="0.0069in" fo:padding-bottom="0in" fo:padding-right="0.0069in"/>
    </style:style>
    <style:style style:name="TableCell2290" style:family="table-cell">
      <style:table-cell-properties fo:border="0.0069in solid #000000" fo:padding-top="0in" fo:padding-left="0.075in" fo:padding-bottom="0in" fo:padding-right="0.075in"/>
    </style:style>
    <style:style style:name="TableRow2291" style:family="table-row">
      <style:table-row-properties style:use-optimal-row-height="false"/>
    </style:style>
    <style:style style:name="TableCell2292" style:family="table-cell">
      <style:table-cell-properties fo:border="0.0069in solid #000000" fo:padding-top="0in" fo:padding-left="0.075in" fo:padding-bottom="0in" fo:padding-right="0.075in"/>
    </style:style>
    <style:style style:name="P2293" style:parent-style-name="ListParagraph" style:list-style-name="LFO2" style:family="paragraph">
      <style:text-properties fo:language="et" fo:country="EE"/>
    </style:style>
    <style:style style:name="TableCell2294" style:family="table-cell">
      <style:table-cell-properties fo:border="0.0069in solid #000000" fo:padding-top="0in" fo:padding-left="0.075in" fo:padding-bottom="0in" fo:padding-right="0.075in"/>
    </style:style>
    <style:style style:name="TableCell2295" style:family="table-cell">
      <style:table-cell-properties fo:border="0.0069in solid #000000" fo:padding-top="0in" fo:padding-left="0.0069in" fo:padding-bottom="0in" fo:padding-right="0.0069in"/>
    </style:style>
    <style:style style:name="TableCell2296" style:family="table-cell">
      <style:table-cell-properties fo:border="0.0069in solid #000000" fo:padding-top="0in" fo:padding-left="0.075in" fo:padding-bottom="0in" fo:padding-right="0.075in"/>
    </style:style>
    <style:style style:name="TableRow2297" style:family="table-row">
      <style:table-row-properties style:use-optimal-row-height="false"/>
    </style:style>
    <style:style style:name="TableCell2298" style:family="table-cell">
      <style:table-cell-properties fo:border="0.0069in solid #000000" fo:padding-top="0in" fo:padding-left="0.075in" fo:padding-bottom="0in" fo:padding-right="0.075in"/>
    </style:style>
    <style:style style:name="P2299" style:parent-style-name="ListParagraph" style:list-style-name="LFO2" style:family="paragraph">
      <style:text-properties fo:language="et" fo:country="EE"/>
    </style:style>
    <style:style style:name="TableCell2300" style:family="table-cell">
      <style:table-cell-properties fo:border="0.0069in solid #000000" fo:padding-top="0in" fo:padding-left="0.075in" fo:padding-bottom="0in" fo:padding-right="0.075in"/>
    </style:style>
    <style:style style:name="TableCell2301" style:family="table-cell">
      <style:table-cell-properties fo:border="0.0069in solid #000000" fo:padding-top="0in" fo:padding-left="0.0069in" fo:padding-bottom="0in" fo:padding-right="0.0069in"/>
    </style:style>
    <style:style style:name="TableCell2302" style:family="table-cell">
      <style:table-cell-properties fo:border="0.0069in solid #000000" fo:padding-top="0in" fo:padding-left="0.075in" fo:padding-bottom="0in" fo:padding-right="0.075in"/>
    </style:style>
    <style:style style:name="T2303" style:parent-style-name="DefaultParagraphFont" style:family="text">
      <style:text-properties fo:font-size="10pt" style:font-size-asian="10pt" style:font-size-complex="10pt"/>
    </style:style>
    <style:style style:name="TableRow2304" style:family="table-row">
      <style:table-row-properties style:use-optimal-row-height="false"/>
    </style:style>
    <style:style style:name="TableCell2305" style:family="table-cell">
      <style:table-cell-properties fo:border="0.0069in solid #000000" fo:padding-top="0in" fo:padding-left="0.075in" fo:padding-bottom="0in" fo:padding-right="0.075in"/>
    </style:style>
    <style:style style:name="P2306" style:parent-style-name="ListParagraph" style:list-style-name="LFO2" style:family="paragraph">
      <style:text-properties fo:language="et" fo:country="EE"/>
    </style:style>
    <style:style style:name="TableCell2307" style:family="table-cell">
      <style:table-cell-properties fo:border="0.0069in solid #000000" fo:padding-top="0in" fo:padding-left="0.075in" fo:padding-bottom="0in" fo:padding-right="0.075in"/>
    </style:style>
    <style:style style:name="TableCell2308" style:family="table-cell">
      <style:table-cell-properties fo:border="0.0069in solid #000000" fo:padding-top="0in" fo:padding-left="0.0069in" fo:padding-bottom="0in" fo:padding-right="0.0069in"/>
    </style:style>
    <style:style style:name="TableCell2309" style:family="table-cell">
      <style:table-cell-properties fo:border="0.0069in solid #000000" fo:padding-top="0in" fo:padding-left="0.075in" fo:padding-bottom="0in" fo:padding-right="0.075in"/>
    </style:style>
    <style:style style:name="TableRow2310" style:family="table-row">
      <style:table-row-properties style:use-optimal-row-height="false"/>
    </style:style>
    <style:style style:name="TableCell2311" style:family="table-cell">
      <style:table-cell-properties fo:border="0.0069in solid #000000" fo:padding-top="0in" fo:padding-left="0.075in" fo:padding-bottom="0in" fo:padding-right="0.075in"/>
    </style:style>
    <style:style style:name="P2312" style:parent-style-name="ListParagraph" style:list-style-name="LFO2" style:family="paragraph">
      <style:text-properties fo:language="et" fo:country="EE"/>
    </style:style>
    <style:style style:name="TableCell2313" style:family="table-cell">
      <style:table-cell-properties fo:border="0.0069in solid #000000" fo:padding-top="0in" fo:padding-left="0.075in" fo:padding-bottom="0in" fo:padding-right="0.075in"/>
    </style:style>
    <style:style style:name="TableCell2314" style:family="table-cell">
      <style:table-cell-properties fo:border="0.0069in solid #000000" fo:padding-top="0in" fo:padding-left="0.0069in" fo:padding-bottom="0in" fo:padding-right="0.0069in"/>
    </style:style>
    <style:style style:name="TableCell2315" style:family="table-cell">
      <style:table-cell-properties fo:border="0.0069in solid #000000" fo:padding-top="0in" fo:padding-left="0.075in" fo:padding-bottom="0in" fo:padding-right="0.075in"/>
    </style:style>
    <style:style style:name="TableRow2316" style:family="table-row">
      <style:table-row-properties style:use-optimal-row-height="false"/>
    </style:style>
    <style:style style:name="TableCell2317" style:family="table-cell">
      <style:table-cell-properties fo:border="0.0069in solid #000000" fo:padding-top="0in" fo:padding-left="0.075in" fo:padding-bottom="0in" fo:padding-right="0.075in"/>
    </style:style>
    <style:style style:name="P2318" style:parent-style-name="ListParagraph" style:list-style-name="LFO2" style:family="paragraph">
      <style:text-properties fo:language="et" fo:country="EE"/>
    </style:style>
    <style:style style:name="TableCell2319" style:family="table-cell">
      <style:table-cell-properties fo:border="0.0069in solid #000000" fo:padding-top="0in" fo:padding-left="0.075in" fo:padding-bottom="0in" fo:padding-right="0.075in"/>
    </style:style>
    <style:style style:name="TableCell2320" style:family="table-cell">
      <style:table-cell-properties fo:border="0.0069in solid #000000" fo:padding-top="0in" fo:padding-left="0.0069in" fo:padding-bottom="0in" fo:padding-right="0.0069in"/>
    </style:style>
    <style:style style:name="TableCell2321" style:family="table-cell">
      <style:table-cell-properties fo:border="0.0069in solid #000000" fo:padding-top="0in" fo:padding-left="0.075in" fo:padding-bottom="0in" fo:padding-right="0.075in"/>
    </style:style>
    <style:style style:name="TableRow2322" style:family="table-row">
      <style:table-row-properties style:use-optimal-row-height="false"/>
    </style:style>
    <style:style style:name="TableCell2323" style:family="table-cell">
      <style:table-cell-properties fo:border="0.0069in solid #000000" fo:padding-top="0in" fo:padding-left="0.075in" fo:padding-bottom="0in" fo:padding-right="0.075in"/>
    </style:style>
    <style:style style:name="P2324" style:parent-style-name="ListParagraph" style:list-style-name="LFO2" style:family="paragraph"/>
    <style:style style:name="T2325" style:parent-style-name="DefaultParagraphFont" style:family="text">
      <style:text-properties fo:language="et" fo:country="EE"/>
    </style:style>
    <style:style style:name="TableCell2326" style:family="table-cell">
      <style:table-cell-properties fo:border="0.0069in solid #000000" fo:padding-top="0in" fo:padding-left="0.075in" fo:padding-bottom="0in" fo:padding-right="0.075in"/>
    </style:style>
    <style:style style:name="TableCell2327" style:family="table-cell">
      <style:table-cell-properties fo:border="0.0069in solid #000000" fo:padding-top="0in" fo:padding-left="0.0069in" fo:padding-bottom="0in" fo:padding-right="0.0069in"/>
    </style:style>
    <style:style style:name="TableCell2328" style:family="table-cell">
      <style:table-cell-properties fo:border="0.0069in solid #000000" fo:padding-top="0in" fo:padding-left="0.075in" fo:padding-bottom="0in" fo:padding-right="0.075in"/>
    </style:style>
    <style:style style:name="TableRow2329" style:family="table-row">
      <style:table-row-properties style:use-optimal-row-height="false"/>
    </style:style>
    <style:style style:name="TableCell2330" style:family="table-cell">
      <style:table-cell-properties fo:border="0.0069in solid #000000" fo:padding-top="0in" fo:padding-left="0.075in" fo:padding-bottom="0in" fo:padding-right="0.075in"/>
    </style:style>
    <style:style style:name="P2331" style:parent-style-name="ListParagraph" style:list-style-name="LFO2" style:family="paragraph">
      <style:text-properties fo:language="et" fo:country="EE"/>
    </style:style>
    <style:style style:name="TableCell2332" style:family="table-cell">
      <style:table-cell-properties fo:border="0.0069in solid #000000" fo:padding-top="0in" fo:padding-left="0.075in" fo:padding-bottom="0in" fo:padding-right="0.075in"/>
    </style:style>
    <style:style style:name="TableCell2333" style:family="table-cell">
      <style:table-cell-properties fo:border="0.0069in solid #000000" fo:padding-top="0in" fo:padding-left="0.0069in" fo:padding-bottom="0in" fo:padding-right="0.0069in"/>
    </style:style>
    <style:style style:name="TableCell2334" style:family="table-cell">
      <style:table-cell-properties fo:border="0.0069in solid #000000" fo:padding-top="0in" fo:padding-left="0.075in" fo:padding-bottom="0in" fo:padding-right="0.075in"/>
    </style:style>
    <style:style style:name="TableRow2335" style:family="table-row">
      <style:table-row-properties style:use-optimal-row-height="false"/>
    </style:style>
    <style:style style:name="TableCell2336" style:family="table-cell">
      <style:table-cell-properties fo:border="0.0069in solid #000000" fo:padding-top="0in" fo:padding-left="0.075in" fo:padding-bottom="0in" fo:padding-right="0.075in"/>
    </style:style>
    <style:style style:name="P2337" style:parent-style-name="ListParagraph" style:list-style-name="LFO2" style:family="paragraph">
      <style:text-properties fo:language="et" fo:country="EE"/>
    </style:style>
    <style:style style:name="TableCell2338" style:family="table-cell">
      <style:table-cell-properties fo:border="0.0069in solid #000000" fo:padding-top="0in" fo:padding-left="0.075in" fo:padding-bottom="0in" fo:padding-right="0.075in"/>
    </style:style>
    <style:style style:name="TableCell2339" style:family="table-cell">
      <style:table-cell-properties fo:border="0.0069in solid #000000" fo:padding-top="0in" fo:padding-left="0.0069in" fo:padding-bottom="0in" fo:padding-right="0.0069in"/>
    </style:style>
    <style:style style:name="TableCell2340" style:family="table-cell">
      <style:table-cell-properties fo:border="0.0069in solid #000000" fo:padding-top="0in" fo:padding-left="0.075in" fo:padding-bottom="0in" fo:padding-right="0.075in"/>
    </style:style>
    <style:style style:name="P2341" style:parent-style-name="Normal" style:family="paragraph">
      <style:paragraph-properties fo:background-color="#D6E3BC"/>
      <style:text-properties fo:font-size="10pt" style:font-size-asian="10pt" style:font-size-complex="10pt"/>
    </style:style>
    <style:style style:name="P2342" style:parent-style-name="Normal" style:family="paragraph">
      <style:paragraph-properties fo:background-color="#D6E3BC"/>
      <style:text-properties fo:font-size="10pt" style:font-size-asian="10pt" style:font-size-complex="10pt"/>
    </style:style>
    <style:style style:name="P2343" style:parent-style-name="Normal" style:family="paragraph">
      <style:paragraph-properties fo:background-color="#D6E3BC"/>
      <style:text-properties fo:font-size="10pt" style:font-size-asian="10pt" style:font-size-complex="10pt"/>
    </style:style>
    <style:style style:name="P2344" style:parent-style-name="Normal" style:family="paragraph">
      <style:paragraph-properties fo:background-color="#D6E3BC"/>
      <style:text-properties fo:font-size="10pt" style:font-size-asian="10pt" style:font-size-complex="10pt"/>
    </style:style>
    <style:style style:name="P2345" style:parent-style-name="Normal" style:family="paragraph">
      <style:paragraph-properties fo:background-color="#D6E3BC"/>
      <style:text-properties fo:font-size="10pt" style:font-size-asian="10pt" style:font-size-complex="10pt"/>
    </style:style>
    <style:style style:name="P2346" style:parent-style-name="Normal" style:family="paragraph">
      <style:paragraph-properties fo:background-color="#D6E3BC"/>
      <style:text-properties fo:font-size="10pt" style:font-size-asian="10pt" style:font-size-complex="10pt"/>
    </style:style>
    <style:style style:name="P2347" style:parent-style-name="Normal" style:family="paragraph">
      <style:paragraph-properties fo:background-color="#D6E3BC"/>
      <style:text-properties fo:font-size="10pt" style:font-size-asian="10pt" style:font-size-complex="10pt"/>
    </style:style>
    <style:style style:name="P2348" style:parent-style-name="Normal" style:family="paragraph">
      <style:paragraph-properties fo:background-color="#D6E3BC"/>
      <style:text-properties fo:font-size="10pt" style:font-size-asian="10pt" style:font-size-complex="10pt"/>
    </style:style>
    <style:style style:name="P2349" style:parent-style-name="Normal" style:family="paragraph">
      <style:paragraph-properties fo:background-color="#D6E3BC"/>
      <style:text-properties fo:font-size="10pt" style:font-size-asian="10pt" style:font-size-complex="10pt"/>
    </style:style>
    <style:style style:name="P2350" style:parent-style-name="Normal" style:family="paragraph">
      <style:paragraph-properties fo:background-color="#D6E3BC"/>
      <style:text-properties fo:font-size="10pt" style:font-size-asian="10pt" style:font-size-complex="10pt"/>
    </style:style>
    <style:style style:name="P2351" style:parent-style-name="Normal" style:family="paragraph">
      <style:paragraph-properties fo:background-color="#D6E3BC"/>
      <style:text-properties fo:font-size="10pt" style:font-size-asian="10pt" style:font-size-complex="10pt"/>
    </style:style>
    <style:style style:name="P2352" style:parent-style-name="Normal" style:family="paragraph">
      <style:paragraph-properties fo:background-color="#D6E3BC"/>
      <style:text-properties fo:font-size="10pt" style:font-size-asian="10pt" style:font-size-complex="10pt"/>
    </style:style>
    <style:style style:name="P2353" style:parent-style-name="Normal" style:family="paragraph">
      <style:paragraph-properties fo:background-color="#D6E3BC"/>
      <style:text-properties fo:font-size="10pt" style:font-size-asian="10pt" style:font-size-complex="10pt"/>
    </style:style>
    <style:style style:name="P2354" style:parent-style-name="Normal" style:family="paragraph">
      <style:paragraph-properties fo:background-color="#D6E3BC"/>
      <style:text-properties fo:font-size="10pt" style:font-size-asian="10pt" style:font-size-complex="10pt"/>
    </style:style>
    <style:style style:name="P2355" style:parent-style-name="Normal" style:family="paragraph">
      <style:paragraph-properties fo:background-color="#D6E3BC"/>
      <style:text-properties fo:font-size="10pt" style:font-size-asian="10pt" style:font-size-complex="10pt"/>
    </style:style>
    <style:style style:name="P2356" style:parent-style-name="Normal" style:family="paragraph">
      <style:paragraph-properties fo:background-color="#D6E3BC"/>
      <style:text-properties fo:font-size="10pt" style:font-size-asian="10pt" style:font-size-complex="10pt"/>
    </style:style>
    <style:style style:name="P2357" style:parent-style-name="Normal" style:family="paragraph">
      <style:paragraph-properties fo:background-color="#D6E3BC"/>
      <style:text-properties fo:font-size="10pt" style:font-size-asian="10pt" style:font-size-complex="10pt"/>
    </style:style>
    <style:style style:name="P2358" style:parent-style-name="Normal" style:family="paragraph">
      <style:paragraph-properties fo:background-color="#D6E3BC"/>
      <style:text-properties fo:font-size="10pt" style:font-size-asian="10pt" style:font-size-complex="10pt"/>
    </style:style>
    <style:style style:name="P2359" style:parent-style-name="Normal" style:family="paragraph">
      <style:paragraph-properties fo:background-color="#D6E3BC"/>
      <style:text-properties fo:font-size="10pt" style:font-size-asian="10pt" style:font-size-complex="10pt"/>
    </style:style>
    <style:style style:name="P2360" style:parent-style-name="Normal" style:family="paragraph">
      <style:paragraph-properties fo:background-color="#D6E3BC"/>
      <style:text-properties fo:font-size="10pt" style:font-size-asian="10pt" style:font-size-complex="10pt"/>
    </style:style>
    <style:style style:name="P2361" style:parent-style-name="Normal" style:family="paragraph">
      <style:paragraph-properties fo:background-color="#D6E3BC"/>
      <style:text-properties fo:font-size="10pt" style:font-size-asian="10pt" style:font-size-complex="10pt"/>
    </style:style>
    <style:style style:name="P2362" style:parent-style-name="Normal" style:family="paragraph">
      <style:paragraph-properties fo:background-color="#D6E3BC"/>
      <style:text-properties fo:font-size="10pt" style:font-size-asian="10pt" style:font-size-complex="10pt"/>
    </style:style>
    <style:style style:name="P2363" style:parent-style-name="Normal" style:family="paragraph">
      <style:paragraph-properties fo:background-color="#D6E3BC"/>
      <style:text-properties fo:font-size="10pt" style:font-size-asian="10pt" style:font-size-complex="10pt"/>
    </style:style>
    <style:style style:name="P2364" style:parent-style-name="Normal" style:family="paragraph">
      <style:paragraph-properties fo:background-color="#D6E3BC"/>
      <style:text-properties fo:font-size="10pt" style:font-size-asian="10pt" style:font-size-complex="10pt"/>
    </style:style>
    <style:style style:name="P2365" style:parent-style-name="Normal" style:family="paragraph">
      <style:paragraph-properties fo:background-color="#D6E3BC"/>
      <style:text-properties fo:font-size="10pt" style:font-size-asian="10pt" style:font-size-complex="10pt"/>
    </style:style>
    <style:style style:name="P2366" style:parent-style-name="Normal" style:family="paragraph">
      <style:paragraph-properties fo:background-color="#D6E3BC"/>
      <style:text-properties fo:font-size="10pt" style:font-size-asian="10pt" style:font-size-complex="10pt"/>
    </style:style>
    <style:style style:name="P2367" style:parent-style-name="Normal" style:family="paragraph">
      <style:paragraph-properties fo:background-color="#D6E3BC"/>
      <style:text-properties fo:font-size="10pt" style:font-size-asian="10pt" style:font-size-complex="10pt"/>
    </style:style>
    <style:style style:name="P2368" style:parent-style-name="Normal" style:family="paragraph">
      <style:paragraph-properties fo:background-color="#D6E3BC"/>
      <style:text-properties fo:font-size="10pt" style:font-size-asian="10pt" style:font-size-complex="10pt"/>
    </style:style>
    <style:style style:name="P2369" style:parent-style-name="Normal" style:family="paragraph">
      <style:paragraph-properties fo:background-color="#D6E3BC"/>
      <style:text-properties fo:font-size="10pt" style:font-size-asian="10pt" style:font-size-complex="10pt"/>
    </style:style>
    <style:style style:name="P2370" style:parent-style-name="Normal" style:family="paragraph">
      <style:paragraph-properties fo:background-color="#D6E3BC"/>
      <style:text-properties fo:font-size="10pt" style:font-size-asian="10pt" style:font-size-complex="10pt"/>
    </style:style>
    <style:style style:name="P2371" style:parent-style-name="Normal" style:family="paragraph">
      <style:paragraph-properties fo:background-color="#D6E3BC"/>
      <style:text-properties fo:font-size="10pt" style:font-size-asian="10pt" style:font-size-complex="10pt"/>
    </style:style>
    <style:style style:name="P2372" style:parent-style-name="Normal" style:family="paragraph">
      <style:paragraph-properties fo:background-color="#D6E3BC"/>
      <style:text-properties fo:font-size="10pt" style:font-size-asian="10pt" style:font-size-complex="10pt"/>
    </style:style>
    <style:style style:name="P2373" style:parent-style-name="Normal" style:family="paragraph">
      <style:paragraph-properties fo:background-color="#D6E3BC"/>
      <style:text-properties fo:font-size="10pt" style:font-size-asian="10pt" style:font-size-complex="10pt"/>
    </style:style>
    <style:style style:name="P2374" style:parent-style-name="Normal" style:family="paragraph">
      <style:paragraph-properties fo:background-color="#D6E3BC"/>
      <style:text-properties fo:font-size="10pt" style:font-size-asian="10pt" style:font-size-complex="10pt"/>
    </style:style>
    <style:style style:name="P2375" style:parent-style-name="Normal" style:family="paragraph">
      <style:paragraph-properties fo:background-color="#D6E3BC"/>
      <style:text-properties fo:font-size="10pt" style:font-size-asian="10pt" style:font-size-complex="10pt"/>
    </style:style>
    <style:style style:name="P2376" style:parent-style-name="Normal" style:family="paragraph">
      <style:paragraph-properties fo:background-color="#D6E3BC"/>
      <style:text-properties fo:font-size="10pt" style:font-size-asian="10pt" style:font-size-complex="10pt"/>
    </style:style>
    <style:style style:name="P2377" style:parent-style-name="Normal" style:family="paragraph">
      <style:paragraph-properties fo:background-color="#D6E3BC"/>
      <style:text-properties fo:font-size="10pt" style:font-size-asian="10pt" style:font-size-complex="10pt"/>
    </style:style>
    <style:style style:name="P2378" style:parent-style-name="Normal" style:family="paragraph">
      <style:paragraph-properties fo:background-color="#D6E3BC"/>
      <style:text-properties fo:font-size="10pt" style:font-size-asian="10pt" style:font-size-complex="10pt"/>
    </style:style>
    <style:style style:name="P2379" style:parent-style-name="Normal" style:family="paragraph">
      <style:paragraph-properties fo:background-color="#D6E3BC"/>
      <style:text-properties fo:font-size="10pt" style:font-size-asian="10pt" style:font-size-complex="10pt"/>
    </style:style>
    <style:style style:name="P2380" style:parent-style-name="Normal" style:family="paragraph">
      <style:paragraph-properties fo:background-color="#D6E3BC"/>
      <style:text-properties fo:font-size="10pt" style:font-size-asian="10pt" style:font-size-complex="10pt"/>
    </style:style>
    <style:style style:name="P2381" style:parent-style-name="Normal" style:family="paragraph">
      <style:paragraph-properties fo:background-color="#D6E3BC"/>
      <style:text-properties fo:font-size="10pt" style:font-size-asian="10pt" style:font-size-complex="10pt"/>
    </style:style>
    <style:style style:name="P2382" style:parent-style-name="Normal" style:family="paragraph">
      <style:paragraph-properties fo:background-color="#D6E3BC"/>
      <style:text-properties fo:font-size="10pt" style:font-size-asian="10pt" style:font-size-complex="10pt"/>
    </style:style>
    <style:style style:name="P2383" style:parent-style-name="Normal" style:family="paragraph">
      <style:paragraph-properties fo:background-color="#D6E3BC"/>
      <style:text-properties fo:font-size="10pt" style:font-size-asian="10pt" style:font-size-complex="10pt"/>
    </style:style>
    <style:style style:name="P2384" style:parent-style-name="Normal" style:family="paragraph">
      <style:paragraph-properties fo:background-color="#D6E3BC"/>
      <style:text-properties fo:font-size="10pt" style:font-size-asian="10pt" style:font-size-complex="10pt"/>
    </style:style>
    <style:style style:name="P2385" style:parent-style-name="Normal" style:family="paragraph">
      <style:paragraph-properties fo:background-color="#D6E3BC"/>
      <style:text-properties fo:font-size="10pt" style:font-size-asian="10pt" style:font-size-complex="10pt"/>
    </style:style>
    <style:style style:name="P2386" style:parent-style-name="Normal" style:family="paragraph">
      <style:paragraph-properties fo:background-color="#D6E3BC"/>
      <style:text-properties fo:font-size="10pt" style:font-size-asian="10pt" style:font-size-complex="10pt"/>
    </style:style>
    <style:style style:name="P2387" style:parent-style-name="Normal" style:family="paragraph">
      <style:paragraph-properties fo:background-color="#D6E3BC"/>
      <style:text-properties fo:font-size="10pt" style:font-size-asian="10pt" style:font-size-complex="10pt"/>
    </style:style>
    <style:style style:name="P2388" style:parent-style-name="Normal" style:family="paragraph">
      <style:paragraph-properties fo:background-color="#D6E3BC"/>
      <style:text-properties fo:font-size="10pt" style:font-size-asian="10pt" style:font-size-complex="10pt"/>
    </style:style>
    <style:style style:name="P2389" style:parent-style-name="Normal" style:family="paragraph">
      <style:paragraph-properties fo:background-color="#D6E3BC"/>
      <style:text-properties fo:font-size="10pt" style:font-size-asian="10pt" style:font-size-complex="10pt"/>
    </style:style>
    <style:style style:name="P2390" style:parent-style-name="Normal" style:family="paragraph">
      <style:paragraph-properties fo:background-color="#D6E3BC"/>
      <style:text-properties fo:font-size="10pt" style:font-size-asian="10pt" style:font-size-complex="10pt"/>
    </style:style>
    <style:style style:name="P2391" style:parent-style-name="Normal" style:family="paragraph">
      <style:paragraph-properties fo:background-color="#D6E3BC"/>
      <style:text-properties fo:font-size="10pt" style:font-size-asian="10pt" style:font-size-complex="10pt"/>
    </style:style>
    <style:style style:name="P2392" style:parent-style-name="Normal" style:family="paragraph">
      <style:paragraph-properties fo:background-color="#D6E3BC"/>
      <style:text-properties fo:font-size="10pt" style:font-size-asian="10pt" style:font-size-complex="10pt"/>
    </style:style>
    <style:style style:name="P2393" style:parent-style-name="Normal" style:family="paragraph">
      <style:paragraph-properties fo:background-color="#D6E3BC"/>
      <style:text-properties fo:font-size="10pt" style:font-size-asian="10pt" style:font-size-complex="10pt"/>
    </style:style>
    <style:style style:name="P2394" style:parent-style-name="Normal" style:family="paragraph">
      <style:paragraph-properties fo:background-color="#D6E3BC"/>
      <style:text-properties fo:font-size="10pt" style:font-size-asian="10pt" style:font-size-complex="10pt"/>
    </style:style>
    <style:style style:name="P2395" style:parent-style-name="Normal" style:family="paragraph">
      <style:paragraph-properties fo:background-color="#D6E3BC"/>
      <style:text-properties fo:font-size="10pt" style:font-size-asian="10pt" style:font-size-complex="10pt"/>
    </style:style>
    <style:style style:name="P2396" style:parent-style-name="Normal" style:family="paragraph">
      <style:paragraph-properties fo:background-color="#D6E3BC"/>
      <style:text-properties fo:font-size="10pt" style:font-size-asian="10pt" style:font-size-complex="10pt"/>
    </style:style>
    <style:style style:name="P2397" style:parent-style-name="Normal" style:family="paragraph">
      <style:paragraph-properties fo:background-color="#D6E3BC"/>
      <style:text-properties fo:font-size="10pt" style:font-size-asian="10pt" style:font-size-complex="10pt"/>
    </style:style>
    <style:style style:name="P2398" style:parent-style-name="Normal" style:family="paragraph">
      <style:paragraph-properties fo:background-color="#D6E3BC"/>
      <style:text-properties fo:font-size="10pt" style:font-size-asian="10pt" style:font-size-complex="10pt"/>
    </style:style>
    <style:style style:name="P2399" style:parent-style-name="Normal" style:family="paragraph">
      <style:paragraph-properties fo:background-color="#D6E3BC"/>
      <style:text-properties fo:font-size="10pt" style:font-size-asian="10pt" style:font-size-complex="10pt"/>
    </style:style>
    <style:style style:name="T2400" style:parent-style-name="DefaultParagraphFont" style:family="text">
      <style:text-properties fo:language="et" fo:country="EE"/>
    </style:style>
    <style:style style:name="T2401" style:parent-style-name="DefaultParagraphFont" style:family="text">
      <style:text-properties fo:font-weight="bold" style:font-weight-asian="bold" fo:language="et" fo:country="EE"/>
    </style:style>
    <style:style style:name="T2402" style:parent-style-name="Strong" style:family="text">
      <style:text-properties fo:font-weight="normal" style:font-weight-asian="normal" fo:language="et" fo:country="EE"/>
    </style:style>
    <style:style style:name="T2403" style:parent-style-name="Strong" style:family="text">
      <style:text-properties fo:font-weight="normal" style:font-weight-asian="normal" fo:language="et" fo:country="EE"/>
    </style:style>
    <style:style style:name="P2404" style:parent-style-name="Normal" style:family="paragraph">
      <style:text-properties fo:language="et" fo:country="EE"/>
    </style:style>
    <style:style style:name="P2405" style:parent-style-name="Normal" style:family="paragraph">
      <style:text-properties fo:language="et" fo:country="EE"/>
    </style:style>
    <style:style style:name="TableColumn2407" style:family="table-column">
      <style:table-column-properties style:column-width="2.0465in" style:use-optimal-column-width="false"/>
    </style:style>
    <style:style style:name="TableColumn2408" style:family="table-column">
      <style:table-column-properties style:column-width="1.8034in" style:use-optimal-column-width="false"/>
    </style:style>
    <style:style style:name="TableColumn2409" style:family="table-column">
      <style:table-column-properties style:column-width="1.0375in" style:use-optimal-column-width="false"/>
    </style:style>
    <style:style style:name="TableColumn2410" style:family="table-column">
      <style:table-column-properties style:column-width="1.4875in" style:use-optimal-column-width="false"/>
    </style:style>
    <style:style style:name="Table2406" style:family="table">
      <style:table-properties style:width="6.375in" fo:margin-left="0.075in" table:align="left"/>
    </style:style>
    <style:style style:name="TableRow2411" style:family="table-row">
      <style:table-row-properties style:use-optimal-row-height="false"/>
    </style:style>
    <style:style style:name="TableCell2412" style:family="table-cell">
      <style:table-cell-properties fo:border="0.0069in solid #000000" fo:padding-top="0in" fo:padding-left="0.075in" fo:padding-bottom="0in" fo:padding-right="0.075in"/>
    </style:style>
    <style:style style:name="T2413" style:parent-style-name="DefaultParagraphFont" style:family="text">
      <style:text-properties fo:font-weight="bold" style:font-weight-asian="bold" fo:font-size="11pt" style:font-size-asian="11pt" style:font-size-complex="11pt" fo:language="et" fo:country="EE"/>
    </style:style>
    <style:style style:name="TableCell2414" style:family="table-cell">
      <style:table-cell-properties fo:border="0.0069in solid #000000" fo:padding-top="0in" fo:padding-left="0.0069in" fo:padding-bottom="0in" fo:padding-right="0.0069in"/>
    </style:style>
    <style:style style:name="T2415" style:parent-style-name="DefaultParagraphFont" style:family="text">
      <style:text-properties fo:font-weight="bold" style:font-weight-asian="bold" fo:font-size="11pt" style:font-size-asian="11pt" style:font-size-complex="11pt" fo:language="et" fo:country="EE"/>
    </style:style>
    <style:style style:name="TableCell2416" style:family="table-cell">
      <style:table-cell-properties fo:border="0.0069in solid #000000" fo:padding-top="0in" fo:padding-left="0.075in" fo:padding-bottom="0in" fo:padding-right="0.075in"/>
    </style:style>
    <style:style style:name="T2417" style:parent-style-name="DefaultParagraphFont" style:family="text">
      <style:text-properties fo:font-weight="bold" style:font-weight-asian="bold" fo:font-size="11pt" style:font-size-asian="11pt" style:font-size-complex="11pt" fo:language="et" fo:country="EE"/>
    </style:style>
    <style:style style:name="TableCell2418" style:family="table-cell">
      <style:table-cell-properties fo:border="0.0069in solid #000000" fo:padding-top="0in" fo:padding-left="0.075in" fo:padding-bottom="0in" fo:padding-right="0.075in"/>
    </style:style>
    <style:style style:name="T2419" style:parent-style-name="DefaultParagraphFont" style:family="text">
      <style:text-properties fo:font-weight="bold" style:font-weight-asian="bold" fo:font-size="11pt" style:font-size-asian="11pt" style:font-size-complex="11pt" fo:language="et" fo:country="EE"/>
    </style:style>
    <style:style style:name="TableRow2420" style:family="table-row">
      <style:table-row-properties style:use-optimal-row-height="false"/>
    </style:style>
    <style:style style:name="TableCell2421" style:family="table-cell">
      <style:table-cell-properties fo:border="0.0069in solid #000000" fo:padding-top="0in" fo:padding-left="0.075in" fo:padding-bottom="0in" fo:padding-right="0.075in"/>
    </style:style>
    <style:style style:name="T2422" style:parent-style-name="DefaultParagraphFont" style:family="text">
      <style:text-properties fo:font-size="11pt" style:font-size-asian="11pt" style:font-size-complex="11pt" fo:language="et" fo:country="EE"/>
    </style:style>
    <style:style style:name="TableCell2423" style:family="table-cell">
      <style:table-cell-properties fo:border="0.0069in solid #000000" fo:padding-top="0in" fo:padding-left="0.0069in" fo:padding-bottom="0in" fo:padding-right="0.0069in"/>
    </style:style>
    <style:style style:name="T2424" style:parent-style-name="DefaultParagraphFont" style:family="text">
      <style:text-properties fo:font-size="11pt" style:font-size-asian="11pt" style:font-size-complex="11pt" fo:language="et" fo:country="EE"/>
    </style:style>
    <style:style style:name="T2425" style:parent-style-name="DefaultParagraphFont" style:family="text">
      <style:text-properties fo:font-size="11pt" style:font-size-asian="11pt" style:font-size-complex="11pt" fo:language="et" fo:country="EE"/>
    </style:style>
    <style:style style:name="T2426" style:parent-style-name="DefaultParagraphFont" style:family="text">
      <style:text-properties fo:font-size="11pt" style:font-size-asian="11pt" style:font-size-complex="11pt" fo:language="et" fo:country="EE"/>
    </style:style>
    <style:style style:name="TableCell2427" style:family="table-cell">
      <style:table-cell-properties fo:border="0.0069in solid #000000" fo:padding-top="0in" fo:padding-left="0.075in" fo:padding-bottom="0in" fo:padding-right="0.075in"/>
    </style:style>
    <style:style style:name="T2428" style:parent-style-name="DefaultParagraphFont" style:family="text">
      <style:text-properties fo:font-size="11pt" style:font-size-asian="11pt" style:font-size-complex="11pt" fo:language="et" fo:country="EE"/>
    </style:style>
    <style:style style:name="TableCell2429" style:family="table-cell">
      <style:table-cell-properties fo:border="0.0069in solid #000000" fo:padding-top="0in" fo:padding-left="0.075in" fo:padding-bottom="0in" fo:padding-right="0.075in"/>
    </style:style>
    <style:style style:name="T2430" style:parent-style-name="DefaultParagraphFont" style:family="text">
      <style:text-properties fo:font-size="11pt" style:font-size-asian="11pt" style:font-size-complex="11pt" fo:language="et" fo:country="EE"/>
    </style:style>
    <style:style style:name="TableRow2431" style:family="table-row">
      <style:table-row-properties style:use-optimal-row-height="false"/>
    </style:style>
    <style:style style:name="TableCell2432" style:family="table-cell">
      <style:table-cell-properties fo:border="0.0069in solid #000000" fo:padding-top="0in" fo:padding-left="0.075in" fo:padding-bottom="0in" fo:padding-right="0.075in"/>
    </style:style>
    <style:style style:name="T2433" style:parent-style-name="DefaultParagraphFont" style:family="text">
      <style:text-properties fo:font-size="11pt" style:font-size-asian="11pt" style:font-size-complex="11pt" fo:language="et" fo:country="EE"/>
    </style:style>
    <style:style style:name="TableCell2434" style:family="table-cell">
      <style:table-cell-properties fo:border="0.0069in solid #000000" fo:padding-top="0in" fo:padding-left="0.0069in" fo:padding-bottom="0in" fo:padding-right="0.0069in"/>
    </style:style>
    <style:style style:name="T2435" style:parent-style-name="DefaultParagraphFont" style:family="text">
      <style:text-properties fo:font-size="11pt" style:font-size-asian="11pt" style:font-size-complex="11pt" fo:language="et" fo:country="EE"/>
    </style:style>
    <style:style style:name="TableCell2436" style:family="table-cell">
      <style:table-cell-properties fo:border="0.0069in solid #000000" fo:padding-top="0in" fo:padding-left="0.075in" fo:padding-bottom="0in" fo:padding-right="0.075in"/>
    </style:style>
    <style:style style:name="T2437" style:parent-style-name="DefaultParagraphFont" style:family="text">
      <style:text-properties fo:font-size="11pt" style:font-size-asian="11pt" style:font-size-complex="11pt" fo:language="et" fo:country="EE"/>
    </style:style>
    <style:style style:name="TableCell2438" style:family="table-cell">
      <style:table-cell-properties fo:border="0.0069in solid #000000" fo:padding-top="0in" fo:padding-left="0.075in" fo:padding-bottom="0in" fo:padding-right="0.075in"/>
    </style:style>
    <style:style style:name="T2439" style:parent-style-name="DefaultParagraphFont" style:family="text">
      <style:text-properties fo:font-size="11pt" style:font-size-asian="11pt" style:font-size-complex="11pt" fo:language="et" fo:country="EE"/>
    </style:style>
    <style:style style:name="TableRow2440" style:family="table-row">
      <style:table-row-properties style:use-optimal-row-height="false"/>
    </style:style>
    <style:style style:name="TableCell2441" style:family="table-cell">
      <style:table-cell-properties fo:border="0.0069in solid #000000" fo:padding-top="0in" fo:padding-left="0.075in" fo:padding-bottom="0in" fo:padding-right="0.075in"/>
    </style:style>
    <style:style style:name="T2442" style:parent-style-name="DefaultParagraphFont" style:family="text">
      <style:text-properties fo:font-size="11pt" style:font-size-asian="11pt" style:font-size-complex="11pt" fo:language="et" fo:country="EE"/>
    </style:style>
    <style:style style:name="TableCell2443" style:family="table-cell">
      <style:table-cell-properties fo:border="0.0069in solid #000000" fo:padding-top="0in" fo:padding-left="0.0069in" fo:padding-bottom="0in" fo:padding-right="0.0069in"/>
    </style:style>
    <style:style style:name="T2444" style:parent-style-name="DefaultParagraphFont" style:family="text">
      <style:text-properties fo:font-size="11pt" style:font-size-asian="11pt" style:font-size-complex="11pt" fo:language="et" fo:country="EE"/>
    </style:style>
    <style:style style:name="P2445" style:parent-style-name="ListParagraph" style:list-style-name="LFO2" style:family="paragraph"/>
    <style:style style:name="T2446" style:parent-style-name="DefaultParagraphFont" style:family="text">
      <style:text-properties fo:font-size="11pt" style:font-size-asian="11pt" style:font-size-complex="11pt" fo:language="et" fo:country="EE"/>
    </style:style>
    <style:style style:name="P2447" style:parent-style-name="ListParagraph" style:list-style-name="LFO2" style:family="paragraph"/>
    <style:style style:name="T2448" style:parent-style-name="DefaultParagraphFont" style:family="text">
      <style:text-properties fo:font-size="11pt" style:font-size-asian="11pt" style:font-size-complex="11pt" fo:language="et" fo:country="EE"/>
    </style:style>
    <style:style style:name="P2449" style:parent-style-name="ListParagraph" style:list-style-name="LFO2" style:family="paragraph"/>
    <style:style style:name="T2450" style:parent-style-name="DefaultParagraphFont" style:family="text">
      <style:text-properties fo:font-size="11pt" style:font-size-asian="11pt" style:font-size-complex="11pt" fo:language="et" fo:country="EE"/>
    </style:style>
    <style:style style:name="P2451" style:parent-style-name="ListParagraph" style:list-style-name="LFO2" style:family="paragraph"/>
    <style:style style:name="T2452" style:parent-style-name="DefaultParagraphFont" style:family="text">
      <style:text-properties fo:font-size="11pt" style:font-size-asian="11pt" style:font-size-complex="11pt" fo:language="et" fo:country="EE"/>
    </style:style>
    <style:style style:name="P2453" style:parent-style-name="ListParagraph" style:list-style-name="LFO2" style:family="paragraph"/>
    <style:style style:name="T2454" style:parent-style-name="DefaultParagraphFont" style:family="text">
      <style:text-properties fo:font-size="11pt" style:font-size-asian="11pt" style:font-size-complex="11pt" fo:language="et" fo:country="EE"/>
    </style:style>
    <style:style style:name="P2455" style:parent-style-name="ListParagraph" style:list-style-name="LFO2" style:family="paragraph"/>
    <style:style style:name="T2456" style:parent-style-name="DefaultParagraphFont" style:family="text">
      <style:text-properties fo:font-size="11pt" style:font-size-asian="11pt" style:font-size-complex="11pt" fo:language="et" fo:country="EE"/>
    </style:style>
    <style:style style:name="TableCell2457" style:family="table-cell">
      <style:table-cell-properties fo:border="0.0069in solid #000000" fo:padding-top="0in" fo:padding-left="0.075in" fo:padding-bottom="0in" fo:padding-right="0.075in"/>
    </style:style>
    <style:style style:name="T2458" style:parent-style-name="DefaultParagraphFont" style:family="text">
      <style:text-properties fo:font-size="11pt" style:font-size-asian="11pt" style:font-size-complex="11pt" fo:language="et" fo:country="EE"/>
    </style:style>
    <style:style style:name="TableCell2459" style:family="table-cell">
      <style:table-cell-properties fo:border="0.0069in solid #000000" fo:padding-top="0in" fo:padding-left="0.075in" fo:padding-bottom="0in" fo:padding-right="0.075in"/>
    </style:style>
    <style:style style:name="T2460" style:parent-style-name="DefaultParagraphFont" style:family="text">
      <style:text-properties fo:font-size="11pt" style:font-size-asian="11pt" style:font-size-complex="11pt" fo:language="et" fo:country="EE"/>
    </style:style>
    <style:style style:name="TableRow2461" style:family="table-row">
      <style:table-row-properties style:use-optimal-row-height="false"/>
    </style:style>
    <style:style style:name="TableCell2462" style:family="table-cell">
      <style:table-cell-properties fo:border="0.0069in solid #000000" fo:padding-top="0in" fo:padding-left="0.075in" fo:padding-bottom="0in" fo:padding-right="0.075in"/>
    </style:style>
    <style:style style:name="T2463" style:parent-style-name="DefaultParagraphFont" style:family="text">
      <style:text-properties fo:font-size="11pt" style:font-size-asian="11pt" style:font-size-complex="11pt" fo:language="et" fo:country="EE"/>
    </style:style>
    <style:style style:name="TableCell2464" style:family="table-cell">
      <style:table-cell-properties fo:border="0.0069in solid #000000" fo:padding-top="0in" fo:padding-left="0.0069in" fo:padding-bottom="0in" fo:padding-right="0.0069in"/>
    </style:style>
    <style:style style:name="T2465" style:parent-style-name="DefaultParagraphFont" style:family="text">
      <style:text-properties fo:font-size="11pt" style:font-size-asian="11pt" style:font-size-complex="11pt" fo:language="et" fo:country="EE"/>
    </style:style>
    <style:style style:name="T2466" style:parent-style-name="DefaultParagraphFont" style:family="text">
      <style:text-properties fo:font-size="11pt" style:font-size-asian="11pt" style:font-size-complex="11pt" fo:language="et" fo:country="EE"/>
    </style:style>
    <style:style style:name="T2467" style:parent-style-name="DefaultParagraphFont" style:family="text">
      <style:text-properties fo:font-size="11pt" style:font-size-asian="11pt" style:font-size-complex="11pt" fo:language="et" fo:country="EE"/>
    </style:style>
    <style:style style:name="TableCell2468" style:family="table-cell">
      <style:table-cell-properties fo:border="0.0069in solid #000000" fo:padding-top="0in" fo:padding-left="0.075in" fo:padding-bottom="0in" fo:padding-right="0.075in"/>
    </style:style>
    <style:style style:name="T2469" style:parent-style-name="DefaultParagraphFont" style:family="text">
      <style:text-properties fo:font-size="11pt" style:font-size-asian="11pt" style:font-size-complex="11pt" fo:language="et" fo:country="EE"/>
    </style:style>
    <style:style style:name="TableCell2470" style:family="table-cell">
      <style:table-cell-properties fo:border="0.0069in solid #000000" fo:padding-top="0in" fo:padding-left="0.075in" fo:padding-bottom="0in" fo:padding-right="0.075in"/>
    </style:style>
    <style:style style:name="T2471" style:parent-style-name="DefaultParagraphFont" style:family="text">
      <style:text-properties fo:font-size="11pt" style:font-size-asian="11pt" style:font-size-complex="11pt" fo:language="et" fo:country="EE"/>
    </style:style>
    <style:style style:name="TableRow2472" style:family="table-row">
      <style:table-row-properties style:use-optimal-row-height="false"/>
    </style:style>
    <style:style style:name="TableCell2473" style:family="table-cell">
      <style:table-cell-properties fo:border="0.0069in solid #000000" fo:padding-top="0in" fo:padding-left="0.075in" fo:padding-bottom="0in" fo:padding-right="0.075in"/>
    </style:style>
    <style:style style:name="T2474" style:parent-style-name="DefaultParagraphFont" style:family="text">
      <style:text-properties fo:font-size="11pt" style:font-size-asian="11pt" style:font-size-complex="11pt" fo:language="et" fo:country="EE"/>
    </style:style>
    <style:style style:name="TableCell2475" style:family="table-cell">
      <style:table-cell-properties fo:border="0.0069in solid #000000" fo:padding-top="0in" fo:padding-left="0.0069in" fo:padding-bottom="0in" fo:padding-right="0.0069in"/>
    </style:style>
    <style:style style:name="T2476" style:parent-style-name="DefaultParagraphFont" style:family="text">
      <style:text-properties fo:font-size="11pt" style:font-size-asian="11pt" style:font-size-complex="11pt" fo:language="et" fo:country="EE"/>
    </style:style>
    <style:style style:name="T2477" style:parent-style-name="DefaultParagraphFont" style:family="text">
      <style:text-properties fo:font-size="11pt" style:font-size-asian="11pt" style:font-size-complex="11pt" fo:language="et" fo:country="EE"/>
    </style:style>
    <style:style style:name="T2478" style:parent-style-name="DefaultParagraphFont" style:family="text">
      <style:text-properties fo:font-size="11pt" style:font-size-asian="11pt" style:font-size-complex="11pt" fo:language="et" fo:country="EE"/>
    </style:style>
    <style:style style:name="TableCell2479" style:family="table-cell">
      <style:table-cell-properties fo:border="0.0069in solid #000000" fo:padding-top="0in" fo:padding-left="0.075in" fo:padding-bottom="0in" fo:padding-right="0.075in"/>
    </style:style>
    <style:style style:name="T2480" style:parent-style-name="DefaultParagraphFont" style:family="text">
      <style:text-properties fo:font-size="11pt" style:font-size-asian="11pt" style:font-size-complex="11pt" fo:language="et" fo:country="EE"/>
    </style:style>
    <style:style style:name="TableCell2481" style:family="table-cell">
      <style:table-cell-properties fo:border="0.0069in solid #000000" fo:padding-top="0in" fo:padding-left="0.075in" fo:padding-bottom="0in" fo:padding-right="0.075in"/>
    </style:style>
    <style:style style:name="T2482" style:parent-style-name="DefaultParagraphFont" style:family="text">
      <style:text-properties fo:font-size="11pt" style:font-size-asian="11pt" style:font-size-complex="11pt" fo:language="et" fo:country="EE"/>
    </style:style>
    <style:style style:name="TableRow2483" style:family="table-row">
      <style:table-row-properties style:use-optimal-row-height="false"/>
    </style:style>
    <style:style style:name="TableCell2484" style:family="table-cell">
      <style:table-cell-properties fo:border="0.0069in solid #000000" fo:padding-top="0in" fo:padding-left="0.075in" fo:padding-bottom="0in" fo:padding-right="0.075in"/>
    </style:style>
    <style:style style:name="T2485" style:parent-style-name="DefaultParagraphFont" style:family="text">
      <style:text-properties fo:font-size="11pt" style:font-size-asian="11pt" style:font-size-complex="11pt" fo:language="et" fo:country="EE"/>
    </style:style>
    <style:style style:name="TableCell2486" style:family="table-cell">
      <style:table-cell-properties fo:border="0.0069in solid #000000" fo:padding-top="0in" fo:padding-left="0.0069in" fo:padding-bottom="0in" fo:padding-right="0.0069in"/>
    </style:style>
    <style:style style:name="T2487" style:parent-style-name="DefaultParagraphFont" style:family="text">
      <style:text-properties fo:font-size="11pt" style:font-size-asian="11pt" style:font-size-complex="11pt" fo:language="et" fo:country="EE"/>
    </style:style>
    <style:style style:name="T2488" style:parent-style-name="DefaultParagraphFont" style:family="text">
      <style:text-properties fo:font-size="11pt" style:font-size-asian="11pt" style:font-size-complex="11pt" fo:language="et" fo:country="EE"/>
    </style:style>
    <style:style style:name="T2489" style:parent-style-name="DefaultParagraphFont" style:family="text">
      <style:text-properties fo:font-size="11pt" style:font-size-asian="11pt" style:font-size-complex="11pt" fo:language="et" fo:country="EE"/>
    </style:style>
    <style:style style:name="TableCell2490" style:family="table-cell">
      <style:table-cell-properties fo:border="0.0069in solid #000000" fo:padding-top="0in" fo:padding-left="0.075in" fo:padding-bottom="0in" fo:padding-right="0.075in"/>
    </style:style>
    <style:style style:name="T2491" style:parent-style-name="DefaultParagraphFont" style:family="text">
      <style:text-properties fo:font-size="11pt" style:font-size-asian="11pt" style:font-size-complex="11pt" fo:language="et" fo:country="EE"/>
    </style:style>
    <style:style style:name="TableCell2492" style:family="table-cell">
      <style:table-cell-properties fo:border="0.0069in solid #000000" fo:padding-top="0in" fo:padding-left="0.075in" fo:padding-bottom="0in" fo:padding-right="0.075in"/>
    </style:style>
    <style:style style:name="T2493" style:parent-style-name="DefaultParagraphFont" style:family="text">
      <style:text-properties fo:font-size="11pt" style:font-size-asian="11pt" style:font-size-complex="11pt" fo:language="et" fo:country="EE"/>
    </style:style>
    <style:style style:name="P2494" style:parent-style-name="Normal" style:family="paragraph">
      <style:text-properties fo:language="et" fo:country="EE"/>
    </style:style>
    <style:style style:name="TableRow2495" style:family="table-row">
      <style:table-row-properties style:use-optimal-row-height="false"/>
    </style:style>
    <style:style style:name="TableCell2496" style:family="table-cell">
      <style:table-cell-properties fo:border="0.0069in solid #000000" fo:padding-top="0in" fo:padding-left="0.075in" fo:padding-bottom="0in" fo:padding-right="0.075in"/>
    </style:style>
    <style:style style:name="T2497" style:parent-style-name="DefaultParagraphFont" style:family="text">
      <style:text-properties fo:font-size="11pt" style:font-size-asian="11pt" style:font-size-complex="11pt" fo:language="et" fo:country="EE"/>
    </style:style>
    <style:style style:name="TableCell2498" style:family="table-cell">
      <style:table-cell-properties fo:border="0.0069in solid #000000" fo:padding-top="0in" fo:padding-left="0.0069in" fo:padding-bottom="0in" fo:padding-right="0.0069in"/>
    </style:style>
    <style:style style:name="T2499" style:parent-style-name="DefaultParagraphFont" style:family="text">
      <style:text-properties fo:font-size="11pt" style:font-size-asian="11pt" style:font-size-complex="11pt" fo:language="et" fo:country="EE"/>
    </style:style>
    <style:style style:name="TableCell2500" style:family="table-cell">
      <style:table-cell-properties fo:border="0.0069in solid #000000" fo:padding-top="0in" fo:padding-left="0.075in" fo:padding-bottom="0in" fo:padding-right="0.075in"/>
    </style:style>
    <style:style style:name="T2501" style:parent-style-name="DefaultParagraphFont" style:family="text">
      <style:text-properties fo:font-size="11pt" style:font-size-asian="11pt" style:font-size-complex="11pt" fo:language="et" fo:country="EE"/>
    </style:style>
    <style:style style:name="TableCell2502" style:family="table-cell">
      <style:table-cell-properties fo:border="0.0069in solid #000000" fo:padding-top="0in" fo:padding-left="0.075in" fo:padding-bottom="0in" fo:padding-right="0.075in"/>
    </style:style>
    <style:style style:name="T2503" style:parent-style-name="DefaultParagraphFont" style:family="text">
      <style:text-properties fo:font-size="11pt" style:font-size-asian="11pt" style:font-size-complex="11pt" fo:language="et" fo:country="EE"/>
    </style:style>
    <style:style style:name="TableRow2504" style:family="table-row">
      <style:table-row-properties style:use-optimal-row-height="false"/>
    </style:style>
    <style:style style:name="TableCell2505" style:family="table-cell">
      <style:table-cell-properties fo:border="0.0069in solid #000000" fo:padding-top="0in" fo:padding-left="0.075in" fo:padding-bottom="0in" fo:padding-right="0.075in"/>
    </style:style>
    <style:style style:name="T2506" style:parent-style-name="DefaultParagraphFont" style:family="text">
      <style:text-properties fo:font-size="11pt" style:font-size-asian="11pt" style:font-size-complex="11pt" fo:language="et" fo:country="EE"/>
    </style:style>
    <style:style style:name="TableCell2507" style:family="table-cell">
      <style:table-cell-properties fo:border="0.0069in solid #000000" fo:padding-top="0in" fo:padding-left="0.0069in" fo:padding-bottom="0in" fo:padding-right="0.0069in"/>
    </style:style>
    <style:style style:name="T2508" style:parent-style-name="DefaultParagraphFont" style:family="text">
      <style:text-properties fo:font-size="11pt" style:font-size-asian="11pt" style:font-size-complex="11pt" fo:language="et" fo:country="EE"/>
    </style:style>
    <style:style style:name="T2509" style:parent-style-name="DefaultParagraphFont" style:family="text">
      <style:text-properties fo:font-size="11pt" style:font-size-asian="11pt" style:font-size-complex="11pt" fo:language="et" fo:country="EE"/>
    </style:style>
    <style:style style:name="T2510" style:parent-style-name="DefaultParagraphFont" style:family="text">
      <style:text-properties fo:font-size="11pt" style:font-size-asian="11pt" style:font-size-complex="11pt" fo:language="et" fo:country="EE"/>
    </style:style>
    <style:style style:name="T2511" style:parent-style-name="DefaultParagraphFont" style:family="text">
      <style:text-properties fo:font-size="11pt" style:font-size-asian="11pt" style:font-size-complex="11pt" fo:language="et" fo:country="EE"/>
    </style:style>
    <style:style style:name="T2512" style:parent-style-name="DefaultParagraphFont" style:family="text">
      <style:text-properties fo:font-size="11pt" style:font-size-asian="11pt" style:font-size-complex="11pt" fo:language="et" fo:country="EE"/>
    </style:style>
    <style:style style:name="TableCell2513" style:family="table-cell">
      <style:table-cell-properties fo:border="0.0069in solid #000000" fo:padding-top="0in" fo:padding-left="0.075in" fo:padding-bottom="0in" fo:padding-right="0.075in"/>
    </style:style>
    <style:style style:name="T2514" style:parent-style-name="DefaultParagraphFont" style:family="text">
      <style:text-properties fo:font-size="11pt" style:font-size-asian="11pt" style:font-size-complex="11pt" fo:language="et" fo:country="EE"/>
    </style:style>
    <style:style style:name="TableCell2515" style:family="table-cell">
      <style:table-cell-properties fo:border="0.0069in solid #000000" fo:padding-top="0in" fo:padding-left="0.075in" fo:padding-bottom="0in" fo:padding-right="0.075in"/>
    </style:style>
    <style:style style:name="T2516" style:parent-style-name="DefaultParagraphFont" style:family="text">
      <style:text-properties fo:font-size="11pt" style:font-size-asian="11pt" style:font-size-complex="11pt" fo:language="et" fo:country="EE"/>
    </style:style>
    <style:style style:name="TableRow2517" style:family="table-row">
      <style:table-row-properties style:use-optimal-row-height="false"/>
    </style:style>
    <style:style style:name="TableCell2518" style:family="table-cell">
      <style:table-cell-properties fo:border="0.0069in solid #000000" fo:padding-top="0in" fo:padding-left="0.075in" fo:padding-bottom="0in" fo:padding-right="0.075in"/>
    </style:style>
    <style:style style:name="T2519" style:parent-style-name="DefaultParagraphFont" style:family="text">
      <style:text-properties fo:font-size="11pt" style:font-size-asian="11pt" style:font-size-complex="11pt" fo:language="et" fo:country="EE"/>
    </style:style>
    <style:style style:name="TableCell2520" style:family="table-cell">
      <style:table-cell-properties fo:border="0.0069in solid #000000" fo:padding-top="0in" fo:padding-left="0.0069in" fo:padding-bottom="0in" fo:padding-right="0.0069in"/>
    </style:style>
    <style:style style:name="T2521" style:parent-style-name="DefaultParagraphFont" style:family="text">
      <style:text-properties fo:font-size="11pt" style:font-size-asian="11pt" style:font-size-complex="11pt" fo:language="et" fo:country="EE"/>
    </style:style>
    <style:style style:name="TableCell2522" style:family="table-cell">
      <style:table-cell-properties fo:border="0.0069in solid #000000" fo:padding-top="0in" fo:padding-left="0.075in" fo:padding-bottom="0in" fo:padding-right="0.075in"/>
    </style:style>
    <style:style style:name="T2523" style:parent-style-name="DefaultParagraphFont" style:family="text">
      <style:text-properties fo:font-size="11pt" style:font-size-asian="11pt" style:font-size-complex="11pt" fo:language="et" fo:country="EE"/>
    </style:style>
    <style:style style:name="TableCell2524" style:family="table-cell">
      <style:table-cell-properties fo:border="0.0069in solid #000000" fo:padding-top="0in" fo:padding-left="0.075in" fo:padding-bottom="0in" fo:padding-right="0.075in"/>
    </style:style>
    <style:style style:name="T2525" style:parent-style-name="DefaultParagraphFont" style:family="text">
      <style:text-properties fo:font-size="11pt" style:font-size-asian="11pt" style:font-size-complex="11pt" fo:language="et" fo:country="EE"/>
    </style:style>
    <style:style style:name="TableRow2526" style:family="table-row">
      <style:table-row-properties style:use-optimal-row-height="false"/>
    </style:style>
    <style:style style:name="TableCell2527" style:family="table-cell">
      <style:table-cell-properties fo:border="0.0069in solid #000000" fo:padding-top="0in" fo:padding-left="0.075in" fo:padding-bottom="0in" fo:padding-right="0.075in"/>
    </style:style>
    <style:style style:name="T2528" style:parent-style-name="DefaultParagraphFont" style:family="text">
      <style:text-properties fo:font-size="11pt" style:font-size-asian="11pt" style:font-size-complex="11pt" fo:language="et" fo:country="EE"/>
    </style:style>
    <style:style style:name="TableCell2529" style:family="table-cell">
      <style:table-cell-properties fo:border="0.0069in solid #000000" fo:padding-top="0in" fo:padding-left="0.0069in" fo:padding-bottom="0in" fo:padding-right="0.0069in"/>
    </style:style>
    <style:style style:name="T2530" style:parent-style-name="DefaultParagraphFont" style:family="text">
      <style:text-properties fo:font-size="11pt" style:font-size-asian="11pt" style:font-size-complex="11pt" fo:language="et" fo:country="EE"/>
    </style:style>
    <style:style style:name="TableCell2531" style:family="table-cell">
      <style:table-cell-properties fo:border="0.0069in solid #000000" fo:padding-top="0in" fo:padding-left="0.075in" fo:padding-bottom="0in" fo:padding-right="0.075in"/>
    </style:style>
    <style:style style:name="T2532" style:parent-style-name="DefaultParagraphFont" style:family="text">
      <style:text-properties fo:font-size="11pt" style:font-size-asian="11pt" style:font-size-complex="11pt" fo:language="et" fo:country="EE"/>
    </style:style>
    <style:style style:name="TableCell2533" style:family="table-cell">
      <style:table-cell-properties fo:border="0.0069in solid #000000" fo:padding-top="0in" fo:padding-left="0.075in" fo:padding-bottom="0in" fo:padding-right="0.075in"/>
    </style:style>
    <style:style style:name="T2534" style:parent-style-name="DefaultParagraphFont" style:family="text">
      <style:text-properties fo:font-size="11pt" style:font-size-asian="11pt" style:font-size-complex="11pt" fo:language="et" fo:country="EE"/>
    </style:style>
    <style:style style:name="P2535" style:parent-style-name="Normal" style:family="paragraph">
      <style:text-properties fo:language="et" fo:country="EE"/>
    </style:style>
    <style:style style:name="P2536" style:parent-style-name="Normal" style:family="paragraph">
      <style:text-properties fo:language="et" fo:country="EE"/>
    </style:style>
    <style:style style:name="P2537" style:parent-style-name="Normal" style:family="paragraph">
      <style:text-properties fo:language="et" fo:country="EE"/>
    </style:style>
    <style:style style:name="P2538" style:parent-style-name="Normal" style:family="paragraph">
      <style:paragraph-properties fo:background-color="#D6E3BC"/>
      <style:text-properties fo:font-size="10pt" style:font-size-asian="10pt" style:font-size-complex="10pt" fo:language="et" fo:country="EE"/>
    </style:style>
    <style:style style:name="P2539" style:parent-style-name="Normal" style:family="paragraph">
      <style:paragraph-properties fo:background-color="#D6E3BC"/>
      <style:text-properties fo:font-size="10pt" style:font-size-asian="10pt" style:font-size-complex="10pt" fo:language="et" fo:country="EE"/>
    </style:style>
    <style:style style:name="P2540" style:parent-style-name="Normal" style:family="paragraph">
      <style:paragraph-properties fo:background-color="#D6E3BC"/>
      <style:text-properties fo:font-size="10pt" style:font-size-asian="10pt" style:font-size-complex="10pt" fo:language="et" fo:country="EE"/>
    </style:style>
    <style:style style:name="P2541" style:parent-style-name="Normal" style:family="paragraph">
      <style:paragraph-properties fo:background-color="#D6E3BC"/>
      <style:text-properties fo:font-size="10pt" style:font-size-asian="10pt" style:font-size-complex="10pt" fo:language="et" fo:country="EE"/>
    </style:style>
    <style:style style:name="P2542" style:parent-style-name="Normal" style:family="paragraph">
      <style:paragraph-properties fo:background-color="#D6E3BC"/>
      <style:text-properties fo:font-size="10pt" style:font-size-asian="10pt" style:font-size-complex="10pt" fo:language="et" fo:country="EE"/>
    </style:style>
    <style:style style:name="P2543" style:parent-style-name="Normal" style:family="paragraph">
      <style:paragraph-properties fo:background-color="#D6E3BC"/>
      <style:text-properties fo:font-size="10pt" style:font-size-asian="10pt" style:font-size-complex="10pt" fo:language="et" fo:country="EE"/>
    </style:style>
    <style:style style:name="P2544" style:parent-style-name="Normal" style:family="paragraph">
      <style:paragraph-properties fo:background-color="#D6E3BC"/>
      <style:text-properties fo:font-size="10pt" style:font-size-asian="10pt" style:font-size-complex="10pt" fo:language="et" fo:country="EE"/>
    </style:style>
    <style:style style:name="P2545" style:parent-style-name="Normal" style:family="paragraph">
      <style:paragraph-properties fo:background-color="#D6E3BC"/>
      <style:text-properties fo:font-size="10pt" style:font-size-asian="10pt" style:font-size-complex="10pt" fo:language="et" fo:country="EE"/>
    </style:style>
    <style:style style:name="P2546" style:parent-style-name="Normal" style:family="paragraph">
      <style:paragraph-properties fo:background-color="#D6E3BC"/>
      <style:text-properties fo:font-size="10pt" style:font-size-asian="10pt" style:font-size-complex="10pt" fo:language="et" fo:country="EE"/>
    </style:style>
    <style:style style:name="P2547" style:parent-style-name="Normal" style:family="paragraph">
      <style:paragraph-properties fo:background-color="#D6E3BC"/>
      <style:text-properties fo:font-size="10pt" style:font-size-asian="10pt" style:font-size-complex="10pt" fo:language="et" fo:country="EE"/>
    </style:style>
    <style:style style:name="P2548" style:parent-style-name="Normal" style:family="paragraph">
      <style:paragraph-properties fo:background-color="#D6E3BC"/>
      <style:text-properties fo:font-size="10pt" style:font-size-asian="10pt" style:font-size-complex="10pt" fo:language="et" fo:country="EE"/>
    </style:style>
    <style:style style:name="P2549" style:parent-style-name="Normal" style:family="paragraph">
      <style:paragraph-properties fo:background-color="#D6E3BC"/>
      <style:text-properties fo:font-size="10pt" style:font-size-asian="10pt" style:font-size-complex="10pt" fo:language="et" fo:country="EE"/>
    </style:style>
    <style:style style:name="P2550" style:parent-style-name="Normal" style:family="paragraph">
      <style:paragraph-properties fo:background-color="#D6E3BC"/>
      <style:text-properties fo:font-size="10pt" style:font-size-asian="10pt" style:font-size-complex="10pt" fo:language="et" fo:country="EE"/>
    </style:style>
    <style:style style:name="P2551" style:parent-style-name="Normal" style:family="paragraph">
      <style:paragraph-properties fo:background-color="#D6E3BC"/>
      <style:text-properties fo:font-size="10pt" style:font-size-asian="10pt" style:font-size-complex="10pt" fo:language="et" fo:country="EE"/>
    </style:style>
    <style:style style:name="P2552" style:parent-style-name="Normal" style:family="paragraph">
      <style:paragraph-properties fo:background-color="#D6E3BC"/>
      <style:text-properties fo:font-size="10pt" style:font-size-asian="10pt" style:font-size-complex="10pt" fo:language="et" fo:country="EE"/>
    </style:style>
    <style:style style:name="P2553" style:parent-style-name="Normal" style:family="paragraph">
      <style:paragraph-properties fo:background-color="#D6E3BC"/>
      <style:text-properties fo:font-size="10pt" style:font-size-asian="10pt" style:font-size-complex="10pt" fo:language="et" fo:country="EE"/>
    </style:style>
    <style:style style:name="P2554" style:parent-style-name="Normal" style:family="paragraph">
      <style:paragraph-properties fo:background-color="#D6E3BC"/>
      <style:text-properties fo:font-size="10pt" style:font-size-asian="10pt" style:font-size-complex="10pt" fo:language="et" fo:country="EE"/>
    </style:style>
    <style:style style:name="P2555" style:parent-style-name="Normal" style:family="paragraph">
      <style:paragraph-properties fo:background-color="#D6E3BC"/>
      <style:text-properties fo:font-size="10pt" style:font-size-asian="10pt" style:font-size-complex="10pt" fo:language="et" fo:country="EE"/>
    </style:style>
    <style:style style:name="P2556" style:parent-style-name="Normal" style:family="paragraph">
      <style:paragraph-properties fo:background-color="#D6E3BC"/>
      <style:text-properties fo:font-size="10pt" style:font-size-asian="10pt" style:font-size-complex="10pt" fo:language="et" fo:country="EE"/>
    </style:style>
    <style:style style:name="P2557" style:parent-style-name="Normal" style:family="paragraph">
      <style:text-properties fo:language="et" fo:country="EE"/>
    </style:style>
    <style:style style:name="P2558" style:parent-style-name="Normal" style:family="paragraph">
      <style:text-properties fo:language="et" fo:country="EE"/>
    </style:style>
    <style:style style:name="P2559" style:parent-style-name="Normal" style:family="paragraph">
      <style:text-properties fo:language="et" fo:country="EE"/>
    </style:style>
    <style:style style:name="P2560" style:parent-style-name="Normal" style:family="paragraph">
      <style:paragraph-properties fo:background-color="#D6E3BC"/>
      <style:text-properties fo:font-size="10pt" style:font-size-asian="10pt" style:font-size-complex="10pt" fo:language="et" fo:country="EE"/>
    </style:style>
    <style:style style:name="P2561" style:parent-style-name="Normal" style:family="paragraph">
      <style:paragraph-properties fo:background-color="#D6E3BC"/>
      <style:text-properties fo:font-size="10pt" style:font-size-asian="10pt" style:font-size-complex="10pt" fo:language="et" fo:country="EE"/>
    </style:style>
    <style:style style:name="P2562" style:parent-style-name="Normal" style:family="paragraph">
      <style:paragraph-properties fo:background-color="#D6E3BC"/>
      <style:text-properties fo:font-size="10pt" style:font-size-asian="10pt" style:font-size-complex="10pt" fo:language="et" fo:country="EE"/>
    </style:style>
    <style:style style:name="P2563" style:parent-style-name="Normal" style:family="paragraph">
      <style:paragraph-properties fo:background-color="#D6E3BC"/>
      <style:text-properties fo:font-size="10pt" style:font-size-asian="10pt" style:font-size-complex="10pt" fo:language="et" fo:country="EE"/>
    </style:style>
    <style:style style:name="P2564" style:parent-style-name="Normal" style:family="paragraph">
      <style:paragraph-properties fo:background-color="#D6E3BC"/>
      <style:text-properties fo:font-size="10pt" style:font-size-asian="10pt" style:font-size-complex="10pt" fo:language="et" fo:country="EE"/>
    </style:style>
    <style:style style:name="P2565" style:parent-style-name="Normal" style:family="paragraph">
      <style:paragraph-properties fo:background-color="#D6E3BC"/>
      <style:text-properties fo:font-size="10pt" style:font-size-asian="10pt" style:font-size-complex="10pt" fo:language="et" fo:country="EE"/>
    </style:style>
    <style:style style:name="P2566" style:parent-style-name="Normal" style:family="paragraph">
      <style:paragraph-properties fo:background-color="#D6E3BC"/>
      <style:text-properties fo:font-size="10pt" style:font-size-asian="10pt" style:font-size-complex="10pt" fo:language="et" fo:country="EE"/>
    </style:style>
    <style:style style:name="P2567" style:parent-style-name="Normal" style:family="paragraph">
      <style:paragraph-properties fo:background-color="#D6E3BC"/>
      <style:text-properties fo:font-size="10pt" style:font-size-asian="10pt" style:font-size-complex="10pt" fo:language="et" fo:country="EE"/>
    </style:style>
    <style:style style:name="P2568" style:parent-style-name="Normal" style:family="paragraph">
      <style:paragraph-properties fo:background-color="#D6E3BC"/>
      <style:text-properties fo:font-size="10pt" style:font-size-asian="10pt" style:font-size-complex="10pt" fo:language="et" fo:country="EE"/>
    </style:style>
    <style:style style:name="P2569" style:parent-style-name="Normal" style:family="paragraph">
      <style:paragraph-properties fo:background-color="#D6E3BC"/>
      <style:text-properties fo:font-size="10pt" style:font-size-asian="10pt" style:font-size-complex="10pt" fo:language="et" fo:country="EE"/>
    </style:style>
    <style:style style:name="P2570" style:parent-style-name="Normal" style:family="paragraph">
      <style:paragraph-properties fo:background-color="#D6E3BC"/>
      <style:text-properties fo:font-size="10pt" style:font-size-asian="10pt" style:font-size-complex="10pt" fo:language="et" fo:country="EE"/>
    </style:style>
    <style:style style:name="P2571" style:parent-style-name="Normal" style:family="paragraph">
      <style:paragraph-properties fo:background-color="#D6E3BC"/>
      <style:text-properties fo:font-size="10pt" style:font-size-asian="10pt" style:font-size-complex="10pt" fo:language="et" fo:country="EE"/>
    </style:style>
    <style:style style:name="P2572" style:parent-style-name="Normal" style:family="paragraph">
      <style:paragraph-properties fo:background-color="#D6E3BC"/>
      <style:text-properties fo:font-size="10pt" style:font-size-asian="10pt" style:font-size-complex="10pt" fo:language="et" fo:country="EE"/>
    </style:style>
    <style:style style:name="P2573" style:parent-style-name="Normal" style:family="paragraph">
      <style:paragraph-properties fo:background-color="#D6E3BC"/>
      <style:text-properties fo:font-size="10pt" style:font-size-asian="10pt" style:font-size-complex="10pt" fo:language="et" fo:country="EE"/>
    </style:style>
    <style:style style:name="P2574" style:parent-style-name="Normal" style:family="paragraph">
      <style:paragraph-properties fo:background-color="#D6E3BC"/>
      <style:text-properties fo:font-size="10pt" style:font-size-asian="10pt" style:font-size-complex="10pt" fo:language="et" fo:country="EE"/>
    </style:style>
    <style:style style:name="P2575" style:parent-style-name="Normal" style:family="paragraph">
      <style:paragraph-properties fo:background-color="#D6E3BC"/>
      <style:text-properties fo:font-size="10pt" style:font-size-asian="10pt" style:font-size-complex="10pt" fo:language="et" fo:country="EE"/>
    </style:style>
    <style:style style:name="P2576" style:parent-style-name="Normal" style:family="paragraph">
      <style:paragraph-properties fo:background-color="#D6E3BC"/>
      <style:text-properties fo:font-size="10pt" style:font-size-asian="10pt" style:font-size-complex="10pt" fo:language="et" fo:country="EE"/>
    </style:style>
    <style:style style:name="P2577" style:parent-style-name="Normal" style:family="paragraph">
      <style:paragraph-properties fo:background-color="#D6E3BC"/>
      <style:text-properties fo:font-size="10pt" style:font-size-asian="10pt" style:font-size-complex="10pt" fo:language="et" fo:country="EE"/>
    </style:style>
    <style:style style:name="P2578" style:parent-style-name="Normal" style:family="paragraph">
      <style:paragraph-properties fo:background-color="#D6E3BC"/>
      <style:text-properties fo:font-size="10pt" style:font-size-asian="10pt" style:font-size-complex="10pt" fo:language="et" fo:country="EE"/>
    </style:style>
    <style:style style:name="P2579" style:parent-style-name="Normal" style:family="paragraph">
      <style:paragraph-properties fo:background-color="#D6E3BC"/>
      <style:text-properties fo:font-size="10pt" style:font-size-asian="10pt" style:font-size-complex="10pt" fo:language="et" fo:country="EE"/>
    </style:style>
    <style:style style:name="P2580" style:parent-style-name="Normal" style:family="paragraph">
      <style:paragraph-properties fo:background-color="#D6E3BC"/>
      <style:text-properties fo:font-size="10pt" style:font-size-asian="10pt" style:font-size-complex="10pt" fo:language="et" fo:country="EE"/>
    </style:style>
    <style:style style:name="P2581" style:parent-style-name="Normal" style:family="paragraph">
      <style:paragraph-properties fo:background-color="#D6E3BC"/>
      <style:text-properties fo:font-size="10pt" style:font-size-asian="10pt" style:font-size-complex="10pt" fo:language="et" fo:country="EE"/>
    </style:style>
    <style:style style:name="P2582" style:parent-style-name="Normal" style:family="paragraph">
      <style:paragraph-properties fo:background-color="#D6E3BC"/>
      <style:text-properties fo:font-size="10pt" style:font-size-asian="10pt" style:font-size-complex="10pt" fo:language="et" fo:country="EE"/>
    </style:style>
    <style:style style:name="P2583" style:parent-style-name="Normal" style:family="paragraph">
      <style:paragraph-properties fo:background-color="#D6E3BC"/>
      <style:text-properties fo:font-size="10pt" style:font-size-asian="10pt" style:font-size-complex="10pt" fo:language="et" fo:country="EE"/>
    </style:style>
    <style:style style:name="P2584" style:parent-style-name="Normal" style:family="paragraph">
      <style:paragraph-properties fo:background-color="#D6E3BC"/>
      <style:text-properties fo:font-size="10pt" style:font-size-asian="10pt" style:font-size-complex="10pt" fo:language="et" fo:country="EE"/>
    </style:style>
    <style:style style:name="P2585" style:parent-style-name="Normal" style:family="paragraph">
      <style:paragraph-properties fo:background-color="#D6E3BC"/>
      <style:text-properties fo:font-size="10pt" style:font-size-asian="10pt" style:font-size-complex="10pt" fo:language="et" fo:country="EE"/>
    </style:style>
    <style:style style:name="P2586" style:parent-style-name="Normal" style:family="paragraph">
      <style:paragraph-properties fo:background-color="#D6E3BC"/>
      <style:text-properties fo:font-size="10pt" style:font-size-asian="10pt" style:font-size-complex="10pt" fo:language="et" fo:country="EE"/>
    </style:style>
    <style:style style:name="TableColumn2588" style:family="table-column">
      <style:table-column-properties style:column-width="1.8791in" style:use-optimal-column-width="false"/>
    </style:style>
    <style:style style:name="TableColumn2589" style:family="table-column">
      <style:table-column-properties style:column-width="1.8194in" style:use-optimal-column-width="false"/>
    </style:style>
    <style:style style:name="TableColumn2590" style:family="table-column">
      <style:table-column-properties style:column-width="1.1708in" style:use-optimal-column-width="false"/>
    </style:style>
    <style:style style:name="TableColumn2591" style:family="table-column">
      <style:table-column-properties style:column-width="1.5055in" style:use-optimal-column-width="false"/>
    </style:style>
    <style:style style:name="Table2587" style:family="table">
      <style:table-properties style:width="6.375in" fo:margin-left="0.075in" table:align="left"/>
    </style:style>
    <style:style style:name="TableRow2592" style:family="table-row">
      <style:table-row-properties style:use-optimal-row-height="false"/>
    </style:style>
    <style:style style:name="TableCell2593" style:family="table-cell">
      <style:table-cell-properties fo:border="0.0069in solid #000000" fo:padding-top="0in" fo:padding-left="0.075in" fo:padding-bottom="0in" fo:padding-right="0.075in"/>
    </style:style>
    <style:style style:name="T2594" style:parent-style-name="DefaultParagraphFont" style:family="text">
      <style:text-properties fo:font-weight="bold" style:font-weight-asian="bold" fo:font-size="11pt" style:font-size-asian="11pt" style:font-size-complex="11pt" fo:language="et" fo:country="EE"/>
    </style:style>
    <style:style style:name="TableCell2595" style:family="table-cell">
      <style:table-cell-properties fo:border="0.0069in solid #000000" fo:padding-top="0in" fo:padding-left="0.075in" fo:padding-bottom="0in" fo:padding-right="0.075in"/>
    </style:style>
    <style:style style:name="T2596" style:parent-style-name="DefaultParagraphFont" style:family="text">
      <style:text-properties fo:font-weight="bold" style:font-weight-asian="bold" fo:font-size="11pt" style:font-size-asian="11pt" style:font-size-complex="11pt" fo:language="et" fo:country="EE"/>
    </style:style>
    <style:style style:name="TableCell2597" style:family="table-cell">
      <style:table-cell-properties fo:border="0.0069in solid #000000" fo:padding-top="0in" fo:padding-left="0.0069in" fo:padding-bottom="0in" fo:padding-right="0.0069in"/>
    </style:style>
    <style:style style:name="T2598" style:parent-style-name="DefaultParagraphFont" style:family="text">
      <style:text-properties fo:font-weight="bold" style:font-weight-asian="bold" fo:font-size="11pt" style:font-size-asian="11pt" style:font-size-complex="11pt" fo:language="et" fo:country="EE"/>
    </style:style>
    <style:style style:name="TableCell2599" style:family="table-cell">
      <style:table-cell-properties fo:border="0.0069in solid #000000" fo:padding-top="0in" fo:padding-left="0.075in" fo:padding-bottom="0in" fo:padding-right="0.075in"/>
    </style:style>
    <style:style style:name="T2600" style:parent-style-name="DefaultParagraphFont" style:family="text">
      <style:text-properties fo:font-weight="bold" style:font-weight-asian="bold" fo:font-size="11pt" style:font-size-asian="11pt" style:font-size-complex="11pt" fo:language="et" fo:country="EE"/>
    </style:style>
    <style:style style:name="TableRow2601" style:family="table-row">
      <style:table-row-properties style:use-optimal-row-height="false"/>
    </style:style>
    <style:style style:name="TableCell2602" style:family="table-cell">
      <style:table-cell-properties fo:border="0.0069in solid #000000" fo:padding-top="0in" fo:padding-left="0.075in" fo:padding-bottom="0in" fo:padding-right="0.075in"/>
    </style:style>
    <style:style style:name="T2603" style:parent-style-name="DefaultParagraphFont" style:family="text">
      <style:text-properties fo:font-size="11pt" style:font-size-asian="11pt" style:font-size-complex="11pt" fo:language="et" fo:country="EE"/>
    </style:style>
    <style:style style:name="TableCell2604" style:family="table-cell">
      <style:table-cell-properties fo:border="0.0069in solid #000000" fo:padding-top="0in" fo:padding-left="0.075in" fo:padding-bottom="0in" fo:padding-right="0.075in"/>
    </style:style>
    <style:style style:name="TableCell2605" style:family="table-cell">
      <style:table-cell-properties fo:border="0.0069in solid #000000" fo:padding-top="0in" fo:padding-left="0.0069in" fo:padding-bottom="0in" fo:padding-right="0.0069in"/>
    </style:style>
    <style:style style:name="TableCell2606" style:family="table-cell">
      <style:table-cell-properties fo:border="0.0069in solid #000000" fo:padding-top="0in" fo:padding-left="0.075in" fo:padding-bottom="0in" fo:padding-right="0.075in"/>
    </style:style>
    <style:style style:name="TableRow2607" style:family="table-row">
      <style:table-row-properties style:use-optimal-row-height="false"/>
    </style:style>
    <style:style style:name="TableCell2608" style:family="table-cell">
      <style:table-cell-properties fo:border="0.0069in solid #000000" fo:padding-top="0in" fo:padding-left="0.075in" fo:padding-bottom="0in" fo:padding-right="0.075in"/>
    </style:style>
    <style:style style:name="T2609" style:parent-style-name="DefaultParagraphFont" style:family="text">
      <style:text-properties fo:font-size="11pt" style:font-size-asian="11pt" style:font-size-complex="11pt" fo:language="et" fo:country="EE"/>
    </style:style>
    <style:style style:name="TableCell2610" style:family="table-cell">
      <style:table-cell-properties fo:border="0.0069in solid #000000" fo:padding-top="0in" fo:padding-left="0.075in" fo:padding-bottom="0in" fo:padding-right="0.075in"/>
    </style:style>
    <style:style style:name="TableCell2611" style:family="table-cell">
      <style:table-cell-properties fo:border="0.0069in solid #000000" fo:padding-top="0in" fo:padding-left="0.0069in" fo:padding-bottom="0in" fo:padding-right="0.0069in"/>
    </style:style>
    <style:style style:name="TableCell2612" style:family="table-cell">
      <style:table-cell-properties fo:border="0.0069in solid #000000" fo:padding-top="0in" fo:padding-left="0.075in" fo:padding-bottom="0in" fo:padding-right="0.075in"/>
    </style:style>
    <style:style style:name="TableRow2613" style:family="table-row">
      <style:table-row-properties style:use-optimal-row-height="false"/>
    </style:style>
    <style:style style:name="TableCell2614" style:family="table-cell">
      <style:table-cell-properties fo:border="0.0069in solid #000000" fo:padding-top="0in" fo:padding-left="0.075in" fo:padding-bottom="0in" fo:padding-right="0.075in"/>
    </style:style>
    <style:style style:name="P2615" style:parent-style-name="ListParagraph" style:list-style-name="LFO2" style:family="paragraph"/>
    <style:style style:name="T2616" style:parent-style-name="DefaultParagraphFont" style:family="text">
      <style:text-properties fo:font-size="11pt" style:font-size-asian="11pt" style:font-size-complex="11pt" fo:language="et" fo:country="EE"/>
    </style:style>
    <style:style style:name="TableCell2617" style:family="table-cell">
      <style:table-cell-properties fo:border="0.0069in solid #000000" fo:padding-top="0in" fo:padding-left="0.075in" fo:padding-bottom="0in" fo:padding-right="0.075in"/>
    </style:style>
    <style:style style:name="TableCell2618" style:family="table-cell">
      <style:table-cell-properties fo:border="0.0069in solid #000000" fo:padding-top="0in" fo:padding-left="0.0069in" fo:padding-bottom="0in" fo:padding-right="0.0069in"/>
    </style:style>
    <style:style style:name="TableCell2619" style:family="table-cell">
      <style:table-cell-properties fo:border="0.0069in solid #000000" fo:padding-top="0in" fo:padding-left="0.075in" fo:padding-bottom="0in" fo:padding-right="0.075in"/>
    </style:style>
    <style:style style:name="TableRow2620" style:family="table-row">
      <style:table-row-properties style:use-optimal-row-height="false"/>
    </style:style>
    <style:style style:name="TableCell2621" style:family="table-cell">
      <style:table-cell-properties fo:border="0.0069in solid #000000" fo:padding-top="0in" fo:padding-left="0.075in" fo:padding-bottom="0in" fo:padding-right="0.075in"/>
    </style:style>
    <style:style style:name="P2622" style:parent-style-name="ListParagraph" style:list-style-name="LFO2" style:family="paragraph"/>
    <style:style style:name="T2623" style:parent-style-name="DefaultParagraphFont" style:family="text">
      <style:text-properties fo:font-size="11pt" style:font-size-asian="11pt" style:font-size-complex="11pt" fo:language="et" fo:country="EE"/>
    </style:style>
    <style:style style:name="TableCell2624" style:family="table-cell">
      <style:table-cell-properties fo:border="0.0069in solid #000000" fo:padding-top="0in" fo:padding-left="0.075in" fo:padding-bottom="0in" fo:padding-right="0.075in"/>
    </style:style>
    <style:style style:name="TableCell2625" style:family="table-cell">
      <style:table-cell-properties fo:border="0.0069in solid #000000" fo:padding-top="0in" fo:padding-left="0.0069in" fo:padding-bottom="0in" fo:padding-right="0.0069in"/>
    </style:style>
    <style:style style:name="TableCell2626" style:family="table-cell">
      <style:table-cell-properties fo:border="0.0069in solid #000000" fo:padding-top="0in" fo:padding-left="0.075in" fo:padding-bottom="0in" fo:padding-right="0.075in"/>
    </style:style>
    <style:style style:name="T2627" style:parent-style-name="DefaultParagraphFont" style:family="text">
      <style:text-properties fo:font-size="10pt" style:font-size-asian="10pt" style:font-size-complex="10pt" fo:language="et" fo:country="EE"/>
    </style:style>
    <style:style style:name="TableRow2628" style:family="table-row">
      <style:table-row-properties style:use-optimal-row-height="false"/>
    </style:style>
    <style:style style:name="TableCell2629" style:family="table-cell">
      <style:table-cell-properties fo:border="0.0069in solid #000000" fo:padding-top="0in" fo:padding-left="0.075in" fo:padding-bottom="0in" fo:padding-right="0.075in"/>
    </style:style>
    <style:style style:name="P2630" style:parent-style-name="ListParagraph" style:list-style-name="LFO2" style:family="paragraph"/>
    <style:style style:name="T2631" style:parent-style-name="DefaultParagraphFont" style:family="text">
      <style:text-properties fo:font-size="11pt" style:font-size-asian="11pt" style:font-size-complex="11pt" fo:language="et" fo:country="EE"/>
    </style:style>
    <style:style style:name="TableCell2632" style:family="table-cell">
      <style:table-cell-properties fo:border="0.0069in solid #000000" fo:padding-top="0in" fo:padding-left="0.075in" fo:padding-bottom="0in" fo:padding-right="0.075in"/>
    </style:style>
    <style:style style:name="TableCell2633" style:family="table-cell">
      <style:table-cell-properties fo:border="0.0069in solid #000000" fo:padding-top="0in" fo:padding-left="0.0069in" fo:padding-bottom="0in" fo:padding-right="0.0069in"/>
    </style:style>
    <style:style style:name="TableCell2634" style:family="table-cell">
      <style:table-cell-properties fo:border="0.0069in solid #000000" fo:padding-top="0in" fo:padding-left="0.075in" fo:padding-bottom="0in" fo:padding-right="0.075in"/>
    </style:style>
    <style:style style:name="TableRow2635" style:family="table-row">
      <style:table-row-properties style:use-optimal-row-height="false"/>
    </style:style>
    <style:style style:name="TableCell2636" style:family="table-cell">
      <style:table-cell-properties fo:border="0.0069in solid #000000" fo:padding-top="0in" fo:padding-left="0.075in" fo:padding-bottom="0in" fo:padding-right="0.075in"/>
    </style:style>
    <style:style style:name="P2637" style:parent-style-name="ListParagraph" style:list-style-name="LFO2" style:family="paragraph"/>
    <style:style style:name="T2638" style:parent-style-name="DefaultParagraphFont" style:family="text">
      <style:text-properties fo:font-size="11pt" style:font-size-asian="11pt" style:font-size-complex="11pt" fo:language="et" fo:country="EE"/>
    </style:style>
    <style:style style:name="TableCell2639" style:family="table-cell">
      <style:table-cell-properties fo:border="0.0069in solid #000000" fo:padding-top="0in" fo:padding-left="0.075in" fo:padding-bottom="0in" fo:padding-right="0.075in"/>
    </style:style>
    <style:style style:name="TableCell2640" style:family="table-cell">
      <style:table-cell-properties fo:border="0.0069in solid #000000" fo:padding-top="0in" fo:padding-left="0.0069in" fo:padding-bottom="0in" fo:padding-right="0.0069in"/>
    </style:style>
    <style:style style:name="TableCell2641" style:family="table-cell">
      <style:table-cell-properties fo:border="0.0069in solid #000000" fo:padding-top="0in" fo:padding-left="0.075in" fo:padding-bottom="0in" fo:padding-right="0.075in"/>
    </style:style>
    <style:style style:name="TableRow2642" style:family="table-row">
      <style:table-row-properties style:use-optimal-row-height="false"/>
    </style:style>
    <style:style style:name="TableCell2643" style:family="table-cell">
      <style:table-cell-properties fo:border="0.0069in solid #000000" fo:padding-top="0in" fo:padding-left="0.075in" fo:padding-bottom="0in" fo:padding-right="0.075in"/>
    </style:style>
    <style:style style:name="P2644" style:parent-style-name="ListParagraph" style:list-style-name="LFO2" style:family="paragraph"/>
    <style:style style:name="T2645" style:parent-style-name="DefaultParagraphFont" style:family="text">
      <style:text-properties fo:font-size="11pt" style:font-size-asian="11pt" style:font-size-complex="11pt" fo:language="et" fo:country="EE"/>
    </style:style>
    <style:style style:name="TableCell2646" style:family="table-cell">
      <style:table-cell-properties fo:border="0.0069in solid #000000" fo:padding-top="0in" fo:padding-left="0.075in" fo:padding-bottom="0in" fo:padding-right="0.075in"/>
    </style:style>
    <style:style style:name="TableCell2647" style:family="table-cell">
      <style:table-cell-properties fo:border="0.0069in solid #000000" fo:padding-top="0in" fo:padding-left="0.0069in" fo:padding-bottom="0in" fo:padding-right="0.0069in"/>
    </style:style>
    <style:style style:name="TableCell2648" style:family="table-cell">
      <style:table-cell-properties fo:border="0.0069in solid #000000" fo:padding-top="0in" fo:padding-left="0.075in" fo:padding-bottom="0in" fo:padding-right="0.075in"/>
    </style:style>
    <style:style style:name="TableRow2649" style:family="table-row">
      <style:table-row-properties style:use-optimal-row-height="false"/>
    </style:style>
    <style:style style:name="TableCell2650" style:family="table-cell">
      <style:table-cell-properties fo:border="0.0069in solid #000000" fo:padding-top="0in" fo:padding-left="0.075in" fo:padding-bottom="0in" fo:padding-right="0.075in"/>
    </style:style>
    <style:style style:name="P2651" style:parent-style-name="ListParagraph" style:list-style-name="LFO2" style:family="paragraph"/>
    <style:style style:name="T2652" style:parent-style-name="DefaultParagraphFont" style:family="text">
      <style:text-properties fo:font-size="11pt" style:font-size-asian="11pt" style:font-size-complex="11pt" fo:language="et" fo:country="EE"/>
    </style:style>
    <style:style style:name="TableCell2653" style:family="table-cell">
      <style:table-cell-properties fo:border="0.0069in solid #000000" fo:padding-top="0in" fo:padding-left="0.075in" fo:padding-bottom="0in" fo:padding-right="0.075in"/>
    </style:style>
    <style:style style:name="TableCell2654" style:family="table-cell">
      <style:table-cell-properties fo:border="0.0069in solid #000000" fo:padding-top="0in" fo:padding-left="0.0069in" fo:padding-bottom="0in" fo:padding-right="0.0069in"/>
    </style:style>
    <style:style style:name="TableCell2655" style:family="table-cell">
      <style:table-cell-properties fo:border="0.0069in solid #000000" fo:padding-top="0in" fo:padding-left="0.075in" fo:padding-bottom="0in" fo:padding-right="0.075in"/>
    </style:style>
    <style:style style:name="T2656" style:parent-style-name="DefaultParagraphFont" style:family="text">
      <style:text-properties fo:font-size="10pt" style:font-size-asian="10pt" style:font-size-complex="10pt"/>
    </style:style>
    <style:style style:name="TableRow2657" style:family="table-row">
      <style:table-row-properties style:use-optimal-row-height="false"/>
    </style:style>
    <style:style style:name="TableCell2658" style:family="table-cell">
      <style:table-cell-properties fo:border="0.0069in solid #000000" fo:padding-top="0in" fo:padding-left="0.075in" fo:padding-bottom="0in" fo:padding-right="0.075in"/>
    </style:style>
    <style:style style:name="P2659" style:parent-style-name="ListParagraph" style:list-style-name="LFO2" style:family="paragraph"/>
    <style:style style:name="T2660" style:parent-style-name="DefaultParagraphFont" style:family="text">
      <style:text-properties fo:font-size="11pt" style:font-size-asian="11pt" style:font-size-complex="11pt" fo:language="et" fo:country="EE"/>
    </style:style>
    <style:style style:name="TableCell2661" style:family="table-cell">
      <style:table-cell-properties fo:border="0.0069in solid #000000" fo:padding-top="0in" fo:padding-left="0.075in" fo:padding-bottom="0in" fo:padding-right="0.075in"/>
    </style:style>
    <style:style style:name="TableCell2662" style:family="table-cell">
      <style:table-cell-properties fo:border="0.0069in solid #000000" fo:padding-top="0in" fo:padding-left="0.0069in" fo:padding-bottom="0in" fo:padding-right="0.0069in"/>
    </style:style>
    <style:style style:name="TableCell2663" style:family="table-cell">
      <style:table-cell-properties fo:border="0.0069in solid #000000" fo:padding-top="0in" fo:padding-left="0.075in" fo:padding-bottom="0in" fo:padding-right="0.075in"/>
    </style:style>
    <style:style style:name="P2664" style:parent-style-name="Normal" style:family="paragraph">
      <style:text-properties fo:font-size="10pt" style:font-size-asian="10pt" style:font-size-complex="10pt"/>
    </style:style>
    <style:style style:name="TableRow2665" style:family="table-row">
      <style:table-row-properties style:use-optimal-row-height="false"/>
    </style:style>
    <style:style style:name="TableCell2666" style:family="table-cell">
      <style:table-cell-properties fo:border="0.0069in solid #000000" fo:padding-top="0in" fo:padding-left="0.075in" fo:padding-bottom="0in" fo:padding-right="0.075in"/>
    </style:style>
    <style:style style:name="P2667" style:parent-style-name="ListParagraph" style:list-style-name="LFO2" style:family="paragraph"/>
    <style:style style:name="T2668" style:parent-style-name="DefaultParagraphFont" style:family="text">
      <style:text-properties fo:font-size="11pt" style:font-size-asian="11pt" style:font-size-complex="11pt" fo:language="et" fo:country="EE"/>
    </style:style>
    <style:style style:name="TableCell2669" style:family="table-cell">
      <style:table-cell-properties fo:border="0.0069in solid #000000" fo:padding-top="0in" fo:padding-left="0.075in" fo:padding-bottom="0in" fo:padding-right="0.075in"/>
    </style:style>
    <style:style style:name="TableCell2670" style:family="table-cell">
      <style:table-cell-properties fo:border="0.0069in solid #000000" fo:padding-top="0in" fo:padding-left="0.0069in" fo:padding-bottom="0in" fo:padding-right="0.0069in"/>
    </style:style>
    <style:style style:name="TableCell2671" style:family="table-cell">
      <style:table-cell-properties fo:border="0.0069in solid #000000" fo:padding-top="0in" fo:padding-left="0.075in" fo:padding-bottom="0in" fo:padding-right="0.075in"/>
    </style:style>
    <style:style style:name="P2672" style:parent-style-name="Normal" style:family="paragraph">
      <style:text-properties fo:font-size="10pt" style:font-size-asian="10pt" style:font-size-complex="10pt"/>
    </style:style>
    <style:style style:name="TableRow2673" style:family="table-row">
      <style:table-row-properties style:use-optimal-row-height="false"/>
    </style:style>
    <style:style style:name="TableCell2674" style:family="table-cell">
      <style:table-cell-properties fo:border="0.0069in solid #000000" fo:padding-top="0in" fo:padding-left="0.075in" fo:padding-bottom="0in" fo:padding-right="0.075in"/>
    </style:style>
    <style:style style:name="P2675" style:parent-style-name="ListParagraph" style:list-style-name="LFO2" style:family="paragraph"/>
    <style:style style:name="T2676" style:parent-style-name="DefaultParagraphFont" style:family="text">
      <style:text-properties fo:font-size="11pt" style:font-size-asian="11pt" style:font-size-complex="11pt" fo:language="et" fo:country="EE"/>
    </style:style>
    <style:style style:name="TableCell2677" style:family="table-cell">
      <style:table-cell-properties fo:border="0.0069in solid #000000" fo:padding-top="0in" fo:padding-left="0.075in" fo:padding-bottom="0in" fo:padding-right="0.075in"/>
    </style:style>
    <style:style style:name="TableCell2678" style:family="table-cell">
      <style:table-cell-properties fo:border="0.0069in solid #000000" fo:padding-top="0in" fo:padding-left="0.0069in" fo:padding-bottom="0in" fo:padding-right="0.0069in"/>
    </style:style>
    <style:style style:name="TableCell2679" style:family="table-cell">
      <style:table-cell-properties fo:border="0.0069in solid #000000" fo:padding-top="0in" fo:padding-left="0.075in" fo:padding-bottom="0in" fo:padding-right="0.075in"/>
    </style:style>
    <style:style style:name="P2680" style:parent-style-name="Normal" style:family="paragraph">
      <style:text-properties fo:font-size="10pt" style:font-size-asian="10pt" style:font-size-complex="10pt"/>
    </style:style>
    <style:style style:name="TableRow2681" style:family="table-row">
      <style:table-row-properties style:use-optimal-row-height="false"/>
    </style:style>
    <style:style style:name="TableCell2682" style:family="table-cell">
      <style:table-cell-properties fo:border="0.0069in solid #000000" fo:padding-top="0in" fo:padding-left="0.075in" fo:padding-bottom="0in" fo:padding-right="0.075in"/>
    </style:style>
    <style:style style:name="P2683" style:parent-style-name="ListParagraph" style:list-style-name="LFO2" style:family="paragraph"/>
    <style:style style:name="T2684" style:parent-style-name="DefaultParagraphFont" style:family="text">
      <style:text-properties fo:font-size="11pt" style:font-size-asian="11pt" style:font-size-complex="11pt" fo:language="et" fo:country="EE"/>
    </style:style>
    <style:style style:name="TableCell2685" style:family="table-cell">
      <style:table-cell-properties fo:border="0.0069in solid #000000" fo:padding-top="0in" fo:padding-left="0.075in" fo:padding-bottom="0in" fo:padding-right="0.075in"/>
    </style:style>
    <style:style style:name="TableCell2686" style:family="table-cell">
      <style:table-cell-properties fo:border="0.0069in solid #000000" fo:padding-top="0in" fo:padding-left="0.0069in" fo:padding-bottom="0in" fo:padding-right="0.0069in"/>
    </style:style>
    <style:style style:name="TableCell2687" style:family="table-cell">
      <style:table-cell-properties fo:border="0.0069in solid #000000" fo:padding-top="0in" fo:padding-left="0.075in" fo:padding-bottom="0in" fo:padding-right="0.075in"/>
    </style:style>
    <style:style style:name="TableRow2688" style:family="table-row">
      <style:table-row-properties style:use-optimal-row-height="false"/>
    </style:style>
    <style:style style:name="TableCell2689" style:family="table-cell">
      <style:table-cell-properties fo:border="0.0069in solid #000000" fo:padding-top="0in" fo:padding-left="0.075in" fo:padding-bottom="0in" fo:padding-right="0.075in"/>
    </style:style>
    <style:style style:name="P2690" style:parent-style-name="ListParagraph" style:list-style-name="LFO2" style:family="paragraph"/>
    <style:style style:name="T2691" style:parent-style-name="DefaultParagraphFont" style:family="text">
      <style:text-properties fo:font-size="11pt" style:font-size-asian="11pt" style:font-size-complex="11pt" fo:language="et" fo:country="EE"/>
    </style:style>
    <style:style style:name="TableCell2692" style:family="table-cell">
      <style:table-cell-properties fo:border="0.0069in solid #000000" fo:padding-top="0in" fo:padding-left="0.075in" fo:padding-bottom="0in" fo:padding-right="0.075in"/>
    </style:style>
    <style:style style:name="TableCell2693" style:family="table-cell">
      <style:table-cell-properties fo:border="0.0069in solid #000000" fo:padding-top="0in" fo:padding-left="0.0069in" fo:padding-bottom="0in" fo:padding-right="0.0069in"/>
    </style:style>
    <style:style style:name="TableCell2694" style:family="table-cell">
      <style:table-cell-properties fo:border="0.0069in solid #000000" fo:padding-top="0in" fo:padding-left="0.075in" fo:padding-bottom="0in" fo:padding-right="0.075in"/>
    </style:style>
    <style:style style:name="TableRow2695" style:family="table-row">
      <style:table-row-properties style:use-optimal-row-height="false"/>
    </style:style>
    <style:style style:name="TableCell2696" style:family="table-cell">
      <style:table-cell-properties fo:border="0.0069in solid #000000" fo:padding-top="0in" fo:padding-left="0.075in" fo:padding-bottom="0in" fo:padding-right="0.075in"/>
    </style:style>
    <style:style style:name="P2697" style:parent-style-name="ListParagraph" style:list-style-name="LFO2" style:family="paragraph"/>
    <style:style style:name="T2698" style:parent-style-name="DefaultParagraphFont" style:family="text">
      <style:text-properties fo:font-size="11pt" style:font-size-asian="11pt" style:font-size-complex="11pt" fo:language="et" fo:country="EE"/>
    </style:style>
    <style:style style:name="TableCell2699" style:family="table-cell">
      <style:table-cell-properties fo:border="0.0069in solid #000000" fo:padding-top="0in" fo:padding-left="0.075in" fo:padding-bottom="0in" fo:padding-right="0.075in"/>
    </style:style>
    <style:style style:name="TableCell2700" style:family="table-cell">
      <style:table-cell-properties fo:border="0.0069in solid #000000" fo:padding-top="0in" fo:padding-left="0.0069in" fo:padding-bottom="0in" fo:padding-right="0.0069in"/>
    </style:style>
    <style:style style:name="TableCell2701" style:family="table-cell">
      <style:table-cell-properties fo:border="0.0069in solid #000000" fo:padding-top="0in" fo:padding-left="0.075in" fo:padding-bottom="0in" fo:padding-right="0.075in"/>
    </style:style>
    <style:style style:name="TableRow2702" style:family="table-row">
      <style:table-row-properties style:use-optimal-row-height="false"/>
    </style:style>
    <style:style style:name="TableCell2703" style:family="table-cell">
      <style:table-cell-properties fo:border="0.0069in solid #000000" fo:padding-top="0in" fo:padding-left="0.075in" fo:padding-bottom="0in" fo:padding-right="0.075in"/>
    </style:style>
    <style:style style:name="P2704" style:parent-style-name="ListParagraph" style:list-style-name="LFO2" style:family="paragraph"/>
    <style:style style:name="T2705" style:parent-style-name="DefaultParagraphFont" style:family="text">
      <style:text-properties fo:font-size="11pt" style:font-size-asian="11pt" style:font-size-complex="11pt" fo:language="et" fo:country="EE"/>
    </style:style>
    <style:style style:name="TableCell2706" style:family="table-cell">
      <style:table-cell-properties fo:border="0.0069in solid #000000" fo:padding-top="0in" fo:padding-left="0.075in" fo:padding-bottom="0in" fo:padding-right="0.075in"/>
    </style:style>
    <style:style style:name="TableCell2707" style:family="table-cell">
      <style:table-cell-properties fo:border="0.0069in solid #000000" fo:padding-top="0in" fo:padding-left="0.0069in" fo:padding-bottom="0in" fo:padding-right="0.0069in"/>
    </style:style>
    <style:style style:name="TableCell2708" style:family="table-cell">
      <style:table-cell-properties fo:border="0.0069in solid #000000" fo:padding-top="0in" fo:padding-left="0.075in" fo:padding-bottom="0in" fo:padding-right="0.075in"/>
    </style:style>
    <style:style style:name="TableRow2709" style:family="table-row">
      <style:table-row-properties style:use-optimal-row-height="false"/>
    </style:style>
    <style:style style:name="TableCell2710" style:family="table-cell">
      <style:table-cell-properties fo:border="0.0069in solid #000000" fo:padding-top="0in" fo:padding-left="0.075in" fo:padding-bottom="0in" fo:padding-right="0.075in"/>
    </style:style>
    <style:style style:name="P2711" style:parent-style-name="ListParagraph" style:list-style-name="LFO2" style:family="paragraph"/>
    <style:style style:name="T2712" style:parent-style-name="DefaultParagraphFont" style:family="text">
      <style:text-properties fo:font-size="11pt" style:font-size-asian="11pt" style:font-size-complex="11pt" fo:language="et" fo:country="EE"/>
    </style:style>
    <style:style style:name="TableCell2713" style:family="table-cell">
      <style:table-cell-properties fo:border="0.0069in solid #000000" fo:padding-top="0in" fo:padding-left="0.075in" fo:padding-bottom="0in" fo:padding-right="0.075in"/>
    </style:style>
    <style:style style:name="TableCell2714" style:family="table-cell">
      <style:table-cell-properties fo:border="0.0069in solid #000000" fo:padding-top="0in" fo:padding-left="0.0069in" fo:padding-bottom="0in" fo:padding-right="0.0069in"/>
    </style:style>
    <style:style style:name="TableCell2715" style:family="table-cell">
      <style:table-cell-properties fo:border="0.0069in solid #000000" fo:padding-top="0in" fo:padding-left="0.075in" fo:padding-bottom="0in" fo:padding-right="0.075in"/>
    </style:style>
    <style:style style:name="TableRow2716" style:family="table-row">
      <style:table-row-properties style:use-optimal-row-height="false"/>
    </style:style>
    <style:style style:name="TableCell2717" style:family="table-cell">
      <style:table-cell-properties fo:border="0.0069in solid #000000" fo:padding-top="0in" fo:padding-left="0.075in" fo:padding-bottom="0in" fo:padding-right="0.075in"/>
    </style:style>
    <style:style style:name="P2718" style:parent-style-name="ListParagraph" style:list-style-name="LFO2" style:family="paragraph"/>
    <style:style style:name="T2719" style:parent-style-name="DefaultParagraphFont" style:family="text">
      <style:text-properties fo:font-size="11pt" style:font-size-asian="11pt" style:font-size-complex="11pt" fo:language="et" fo:country="EE"/>
    </style:style>
    <style:style style:name="TableCell2720" style:family="table-cell">
      <style:table-cell-properties fo:border="0.0069in solid #000000" fo:padding-top="0in" fo:padding-left="0.075in" fo:padding-bottom="0in" fo:padding-right="0.075in"/>
    </style:style>
    <style:style style:name="TableCell2721" style:family="table-cell">
      <style:table-cell-properties fo:border="0.0069in solid #000000" fo:padding-top="0in" fo:padding-left="0.0069in" fo:padding-bottom="0in" fo:padding-right="0.0069in"/>
    </style:style>
    <style:style style:name="TableCell2722" style:family="table-cell">
      <style:table-cell-properties fo:border="0.0069in solid #000000" fo:padding-top="0in" fo:padding-left="0.075in" fo:padding-bottom="0in" fo:padding-right="0.075in"/>
    </style:style>
    <style:style style:name="TableRow2723" style:family="table-row">
      <style:table-row-properties style:use-optimal-row-height="false"/>
    </style:style>
    <style:style style:name="TableCell2724" style:family="table-cell">
      <style:table-cell-properties fo:border="0.0069in solid #000000" fo:padding-top="0in" fo:padding-left="0.075in" fo:padding-bottom="0in" fo:padding-right="0.075in"/>
    </style:style>
    <style:style style:name="P2725" style:parent-style-name="ListParagraph" style:list-style-name="LFO2" style:family="paragraph"/>
    <style:style style:name="T2726" style:parent-style-name="DefaultParagraphFont" style:family="text">
      <style:text-properties fo:font-size="11pt" style:font-size-asian="11pt" style:font-size-complex="11pt" fo:language="et" fo:country="EE"/>
    </style:style>
    <style:style style:name="TableCell2727" style:family="table-cell">
      <style:table-cell-properties fo:border="0.0069in solid #000000" fo:padding-top="0in" fo:padding-left="0.075in" fo:padding-bottom="0in" fo:padding-right="0.075in"/>
    </style:style>
    <style:style style:name="TableCell2728" style:family="table-cell">
      <style:table-cell-properties fo:border="0.0069in solid #000000" fo:padding-top="0in" fo:padding-left="0.0069in" fo:padding-bottom="0in" fo:padding-right="0.0069in"/>
    </style:style>
    <style:style style:name="TableCell2729" style:family="table-cell">
      <style:table-cell-properties fo:border="0.0069in solid #000000" fo:padding-top="0in" fo:padding-left="0.075in" fo:padding-bottom="0in" fo:padding-right="0.075in"/>
    </style:style>
    <style:style style:name="TableRow2730" style:family="table-row">
      <style:table-row-properties style:use-optimal-row-height="false"/>
    </style:style>
    <style:style style:name="TableCell2731" style:family="table-cell">
      <style:table-cell-properties fo:border="0.0069in solid #000000" fo:padding-top="0in" fo:padding-left="0.075in" fo:padding-bottom="0in" fo:padding-right="0.075in"/>
    </style:style>
    <style:style style:name="P2732" style:parent-style-name="ListParagraph" style:list-style-name="LFO2" style:family="paragraph"/>
    <style:style style:name="T2733" style:parent-style-name="DefaultParagraphFont" style:family="text">
      <style:text-properties fo:font-size="11pt" style:font-size-asian="11pt" style:font-size-complex="11pt" fo:language="et" fo:country="EE"/>
    </style:style>
    <style:style style:name="TableCell2734" style:family="table-cell">
      <style:table-cell-properties fo:border="0.0069in solid #000000" fo:padding-top="0in" fo:padding-left="0.075in" fo:padding-bottom="0in" fo:padding-right="0.075in"/>
    </style:style>
    <style:style style:name="TableCell2735" style:family="table-cell">
      <style:table-cell-properties fo:border="0.0069in solid #000000" fo:padding-top="0in" fo:padding-left="0.0069in" fo:padding-bottom="0in" fo:padding-right="0.0069in"/>
    </style:style>
    <style:style style:name="TableCell2736" style:family="table-cell">
      <style:table-cell-properties fo:border="0.0069in solid #000000" fo:padding-top="0in" fo:padding-left="0.075in" fo:padding-bottom="0in" fo:padding-right="0.075in"/>
    </style:style>
    <style:style style:name="T2737" style:parent-style-name="DefaultParagraphFont" style:family="text">
      <style:text-properties fo:font-size="10pt" style:font-size-asian="10pt" style:font-size-complex="10pt" fo:language="et" fo:country="EE"/>
    </style:style>
    <style:style style:name="P2738" style:parent-style-name="Normal" style:family="paragraph">
      <style:paragraph-properties fo:background-color="#D6E3BC"/>
      <style:text-properties fo:font-size="10pt" style:font-size-asian="10pt" style:font-size-complex="10pt"/>
    </style:style>
    <style:style style:name="P2739" style:parent-style-name="Normal" style:family="paragraph">
      <style:paragraph-properties fo:background-color="#D6E3BC"/>
      <style:text-properties fo:font-size="10pt" style:font-size-asian="10pt" style:font-size-complex="10pt"/>
    </style:style>
    <style:style style:name="P2740" style:parent-style-name="Normal" style:family="paragraph">
      <style:paragraph-properties fo:background-color="#D6E3BC"/>
      <style:text-properties fo:font-size="10pt" style:font-size-asian="10pt" style:font-size-complex="10pt"/>
    </style:style>
    <style:style style:name="P2741" style:parent-style-name="Normal" style:family="paragraph">
      <style:paragraph-properties fo:background-color="#D6E3BC"/>
      <style:text-properties fo:font-size="10pt" style:font-size-asian="10pt" style:font-size-complex="10pt"/>
    </style:style>
    <style:style style:name="P2742" style:parent-style-name="Normal" style:family="paragraph">
      <style:paragraph-properties fo:background-color="#D6E3BC"/>
      <style:text-properties fo:font-size="10pt" style:font-size-asian="10pt" style:font-size-complex="10pt"/>
    </style:style>
    <style:style style:name="P2743" style:parent-style-name="Normal" style:family="paragraph">
      <style:paragraph-properties fo:background-color="#D6E3BC"/>
      <style:text-properties fo:font-size="10pt" style:font-size-asian="10pt" style:font-size-complex="10pt"/>
    </style:style>
    <style:style style:name="P2744" style:parent-style-name="Normal" style:family="paragraph">
      <style:paragraph-properties fo:background-color="#D6E3BC"/>
      <style:text-properties fo:font-size="10pt" style:font-size-asian="10pt" style:font-size-complex="10pt"/>
    </style:style>
    <style:style style:name="P2745" style:parent-style-name="Normal" style:family="paragraph">
      <style:paragraph-properties fo:background-color="#D6E3BC"/>
      <style:text-properties fo:font-size="10pt" style:font-size-asian="10pt" style:font-size-complex="10pt"/>
    </style:style>
    <style:style style:name="P2746" style:parent-style-name="Normal" style:family="paragraph">
      <style:paragraph-properties fo:background-color="#D6E3BC"/>
      <style:text-properties fo:font-size="10pt" style:font-size-asian="10pt" style:font-size-complex="10pt"/>
    </style:style>
    <style:style style:name="P2747" style:parent-style-name="Normal" style:family="paragraph">
      <style:paragraph-properties fo:background-color="#D6E3BC"/>
      <style:text-properties fo:font-size="10pt" style:font-size-asian="10pt" style:font-size-complex="10pt"/>
    </style:style>
    <style:style style:name="P2748" style:parent-style-name="Normal" style:family="paragraph">
      <style:paragraph-properties fo:background-color="#D6E3BC"/>
      <style:text-properties fo:font-size="10pt" style:font-size-asian="10pt" style:font-size-complex="10pt"/>
    </style:style>
    <style:style style:name="P2749" style:parent-style-name="Normal" style:family="paragraph">
      <style:paragraph-properties fo:background-color="#D6E3BC"/>
      <style:text-properties fo:font-size="10pt" style:font-size-asian="10pt" style:font-size-complex="10pt"/>
    </style:style>
    <style:style style:name="P2750" style:parent-style-name="Normal" style:family="paragraph">
      <style:paragraph-properties fo:background-color="#D6E3BC"/>
      <style:text-properties fo:font-size="10pt" style:font-size-asian="10pt" style:font-size-complex="10pt"/>
    </style:style>
    <style:style style:name="P2751" style:parent-style-name="Normal" style:family="paragraph">
      <style:paragraph-properties fo:background-color="#D6E3BC"/>
      <style:text-properties fo:font-size="10pt" style:font-size-asian="10pt" style:font-size-complex="10pt"/>
    </style:style>
    <style:style style:name="P2752" style:parent-style-name="Normal" style:family="paragraph">
      <style:paragraph-properties fo:background-color="#D6E3BC"/>
      <style:text-properties fo:font-size="10pt" style:font-size-asian="10pt" style:font-size-complex="10pt"/>
    </style:style>
    <style:style style:name="P2753" style:parent-style-name="Normal" style:family="paragraph">
      <style:paragraph-properties fo:background-color="#D6E3BC"/>
      <style:text-properties fo:font-size="10pt" style:font-size-asian="10pt" style:font-size-complex="10pt"/>
    </style:style>
    <style:style style:name="P2754" style:parent-style-name="Normal" style:family="paragraph">
      <style:paragraph-properties fo:background-color="#D6E3BC"/>
      <style:text-properties fo:font-size="10pt" style:font-size-asian="10pt" style:font-size-complex="10pt"/>
    </style:style>
    <style:style style:name="P2755" style:parent-style-name="Normal" style:family="paragraph">
      <style:paragraph-properties fo:background-color="#D6E3BC"/>
      <style:text-properties fo:font-size="10pt" style:font-size-asian="10pt" style:font-size-complex="10pt"/>
    </style:style>
    <style:style style:name="P2756" style:parent-style-name="Normal" style:family="paragraph">
      <style:paragraph-properties fo:background-color="#D6E3BC"/>
      <style:text-properties fo:font-size="10pt" style:font-size-asian="10pt" style:font-size-complex="10pt"/>
    </style:style>
    <style:style style:name="P2757" style:parent-style-name="Normal" style:family="paragraph">
      <style:paragraph-properties fo:background-color="#D6E3BC"/>
      <style:text-properties fo:font-size="10pt" style:font-size-asian="10pt" style:font-size-complex="10pt"/>
    </style:style>
    <style:style style:name="P2758" style:parent-style-name="Normal" style:family="paragraph">
      <style:paragraph-properties fo:background-color="#D6E3BC"/>
      <style:text-properties fo:font-size="10pt" style:font-size-asian="10pt" style:font-size-complex="10pt"/>
    </style:style>
    <style:style style:name="P2759" style:parent-style-name="Normal" style:family="paragraph">
      <style:paragraph-properties fo:background-color="#D6E3BC"/>
      <style:text-properties fo:font-size="10pt" style:font-size-asian="10pt" style:font-size-complex="10pt"/>
    </style:style>
    <style:style style:name="P2760" style:parent-style-name="Normal" style:family="paragraph">
      <style:paragraph-properties fo:background-color="#D6E3BC"/>
      <style:text-properties fo:font-size="10pt" style:font-size-asian="10pt" style:font-size-complex="10pt"/>
    </style:style>
    <style:style style:name="P2761" style:parent-style-name="Normal" style:family="paragraph">
      <style:paragraph-properties fo:background-color="#D6E3BC"/>
      <style:text-properties fo:font-size="10pt" style:font-size-asian="10pt" style:font-size-complex="10pt"/>
    </style:style>
    <style:style style:name="P2762" style:parent-style-name="Normal" style:family="paragraph">
      <style:paragraph-properties fo:background-color="#D6E3BC"/>
      <style:text-properties fo:font-size="10pt" style:font-size-asian="10pt" style:font-size-complex="10pt"/>
    </style:style>
    <style:style style:name="P2763" style:parent-style-name="Normal" style:family="paragraph">
      <style:paragraph-properties fo:background-color="#D6E3BC"/>
      <style:text-properties fo:font-size="10pt" style:font-size-asian="10pt" style:font-size-complex="10pt"/>
    </style:style>
    <style:style style:name="P2764" style:parent-style-name="Normal" style:family="paragraph">
      <style:paragraph-properties fo:background-color="#D6E3BC"/>
      <style:text-properties fo:font-size="10pt" style:font-size-asian="10pt" style:font-size-complex="10pt"/>
    </style:style>
    <style:style style:name="P2765" style:parent-style-name="Normal" style:family="paragraph">
      <style:paragraph-properties fo:background-color="#D6E3BC"/>
      <style:text-properties fo:font-size="10pt" style:font-size-asian="10pt" style:font-size-complex="10pt"/>
    </style:style>
    <style:style style:name="P2766" style:parent-style-name="Normal" style:family="paragraph">
      <style:paragraph-properties fo:background-color="#D6E3BC"/>
      <style:text-properties fo:font-size="10pt" style:font-size-asian="10pt" style:font-size-complex="10pt"/>
    </style:style>
    <style:style style:name="P2767" style:parent-style-name="Normal" style:family="paragraph">
      <style:paragraph-properties fo:background-color="#D6E3BC"/>
      <style:text-properties fo:font-size="10pt" style:font-size-asian="10pt" style:font-size-complex="10pt"/>
    </style:style>
    <style:style style:name="P2768" style:parent-style-name="Normal" style:family="paragraph">
      <style:paragraph-properties fo:background-color="#D6E3BC"/>
      <style:text-properties fo:font-size="10pt" style:font-size-asian="10pt" style:font-size-complex="10pt"/>
    </style:style>
    <style:style style:name="P2769" style:parent-style-name="Normal" style:family="paragraph">
      <style:paragraph-properties fo:background-color="#D6E3BC"/>
      <style:text-properties fo:font-size="10pt" style:font-size-asian="10pt" style:font-size-complex="10pt"/>
    </style:style>
    <style:style style:name="P2770" style:parent-style-name="Normal" style:family="paragraph">
      <style:paragraph-properties fo:background-color="#D6E3BC"/>
      <style:text-properties fo:font-size="10pt" style:font-size-asian="10pt" style:font-size-complex="10pt"/>
    </style:style>
    <style:style style:name="P2771" style:parent-style-name="Normal" style:family="paragraph">
      <style:paragraph-properties fo:background-color="#D6E3BC"/>
      <style:text-properties fo:font-size="10pt" style:font-size-asian="10pt" style:font-size-complex="10pt"/>
    </style:style>
    <style:style style:name="P2772" style:parent-style-name="Normal" style:family="paragraph">
      <style:paragraph-properties fo:background-color="#D6E3BC"/>
      <style:text-properties fo:font-size="10pt" style:font-size-asian="10pt" style:font-size-complex="10pt"/>
    </style:style>
    <style:style style:name="P2773" style:parent-style-name="Normal" style:family="paragraph">
      <style:paragraph-properties fo:background-color="#D6E3BC"/>
      <style:text-properties fo:font-size="10pt" style:font-size-asian="10pt" style:font-size-complex="10pt"/>
    </style:style>
    <style:style style:name="P2774" style:parent-style-name="Normal" style:family="paragraph">
      <style:paragraph-properties fo:background-color="#D6E3BC"/>
      <style:text-properties fo:font-size="10pt" style:font-size-asian="10pt" style:font-size-complex="10pt"/>
    </style:style>
    <style:style style:name="P2775" style:parent-style-name="Normal" style:family="paragraph">
      <style:paragraph-properties fo:text-align="justify"/>
    </style:style>
    <style:style style:name="T2776" style:parent-style-name="DefaultParagraphFont" style:family="text">
      <style:text-properties fo:language="et" fo:country="EE"/>
    </style:style>
    <style:style style:name="P2777" style:parent-style-name="Normal" style:family="paragraph">
      <style:paragraph-properties fo:text-align="justify"/>
    </style:style>
    <style:style style:name="T2778" style:parent-style-name="DefaultParagraphFont" style:family="text">
      <style:text-properties fo:language="et" fo:country="EE"/>
    </style:style>
    <style:style style:name="P2779" style:parent-style-name="Normal" style:list-style-name="LFO3" style:family="paragraph">
      <style:paragraph-properties fo:text-align="justify"/>
    </style:style>
    <style:style style:name="T2780" style:parent-style-name="DefaultParagraphFont" style:family="text">
      <style:text-properties fo:language="et" fo:country="EE"/>
    </style:style>
    <style:style style:name="T2781" style:parent-style-name="DefaultParagraphFont" style:family="text">
      <style:text-properties fo:language="et" fo:country="EE"/>
    </style:style>
    <style:style style:name="P2782" style:parent-style-name="Normal" style:list-style-name="LFO3" style:family="paragraph">
      <style:paragraph-properties fo:text-align="justify"/>
    </style:style>
    <style:style style:name="T2783" style:parent-style-name="DefaultParagraphFont" style:family="text">
      <style:text-properties fo:language="et" fo:country="EE"/>
    </style:style>
    <style:style style:name="P2784" style:parent-style-name="Normal" style:family="paragraph">
      <style:text-properties fo:language="et" fo:country="EE"/>
    </style:style>
    <style:style style:name="T2785" style:parent-style-name="DefaultParagraphFont" style:family="text">
      <style:text-properties fo:language="et" fo:country="EE"/>
    </style:style>
    <style:style style:name="T2786" style:parent-style-name="DefaultParagraphFont" style:family="text">
      <style:text-properties fo:language="et" fo:country="EE"/>
    </style:style>
    <style:style style:name="T2787" style:parent-style-name="DefaultParagraphFont" style:family="text">
      <style:text-properties fo:language="et" fo:country="EE"/>
    </style:style>
    <style:style style:name="T2788" style:parent-style-name="DefaultParagraphFont" style:family="text">
      <style:text-properties fo:language="et" fo:country="EE"/>
    </style:style>
    <style:style style:name="P2789" style:parent-style-name="Normal" style:family="paragraph">
      <style:text-properties fo:language="et" fo:country="EE"/>
    </style:style>
    <style:style style:name="P2790" style:parent-style-name="Normal" style:family="paragraph">
      <style:text-properties fo:language="et" fo:country="EE"/>
    </style:style>
    <style:style style:name="TableColumn2792" style:family="table-column">
      <style:table-column-properties style:column-width="2.0569in" style:use-optimal-column-width="false"/>
    </style:style>
    <style:style style:name="TableColumn2793" style:family="table-column">
      <style:table-column-properties style:column-width="2.1326in" style:use-optimal-column-width="false"/>
    </style:style>
    <style:style style:name="TableColumn2794" style:family="table-column">
      <style:table-column-properties style:column-width="2.1326in" style:use-optimal-column-width="false"/>
    </style:style>
    <style:style style:name="Table2791" style:family="table">
      <style:table-properties style:width="6.3222in" fo:margin-left="0.075in" table:align="left"/>
    </style:style>
    <style:style style:name="TableRow2795" style:family="table-row">
      <style:table-row-properties style:use-optimal-row-height="false"/>
    </style:style>
    <style:style style:name="TableCell2796" style:family="table-cell">
      <style:table-cell-properties fo:border="0.0069in solid #000000" fo:padding-top="0in" fo:padding-left="0.075in" fo:padding-bottom="0in" fo:padding-right="0.075in"/>
    </style:style>
    <style:style style:name="T2797" style:parent-style-name="DefaultParagraphFont" style:family="text">
      <style:text-properties fo:font-weight="bold" style:font-weight-asian="bold" fo:font-size="11pt" style:font-size-asian="11pt" style:font-size-complex="11pt" fo:language="et" fo:country="EE"/>
    </style:style>
    <style:style style:name="TableCell2798" style:family="table-cell">
      <style:table-cell-properties fo:border="0.0069in solid #000000" fo:padding-top="0in" fo:padding-left="0.075in" fo:padding-bottom="0in" fo:padding-right="0.075in"/>
    </style:style>
    <style:style style:name="T2799" style:parent-style-name="DefaultParagraphFont" style:family="text">
      <style:text-properties fo:font-weight="bold" style:font-weight-asian="bold" fo:font-size="11pt" style:font-size-asian="11pt" style:font-size-complex="11pt" fo:language="et" fo:country="EE"/>
    </style:style>
    <style:style style:name="TableCell2800" style:family="table-cell">
      <style:table-cell-properties fo:border="0.0069in solid #000000" fo:padding-top="0in" fo:padding-left="0.075in" fo:padding-bottom="0in" fo:padding-right="0.075in"/>
    </style:style>
    <style:style style:name="T2801" style:parent-style-name="DefaultParagraphFont" style:family="text">
      <style:text-properties fo:font-weight="bold" style:font-weight-asian="bold" fo:font-size="11pt" style:font-size-asian="11pt" style:font-size-complex="11pt" fo:language="et" fo:country="EE"/>
    </style:style>
    <style:style style:name="TableRow2802" style:family="table-row">
      <style:table-row-properties style:use-optimal-row-height="false"/>
    </style:style>
    <style:style style:name="TableCell2803" style:family="table-cell">
      <style:table-cell-properties fo:border="0.0069in solid #000000" fo:padding-top="0in" fo:padding-left="0.075in" fo:padding-bottom="0in" fo:padding-right="0.075in"/>
    </style:style>
    <style:style style:name="T2804" style:parent-style-name="DefaultParagraphFont" style:family="text">
      <style:text-properties fo:font-size="11pt" style:font-size-asian="11pt" style:font-size-complex="11pt" fo:language="et" fo:country="EE"/>
    </style:style>
    <style:style style:name="TableCell2805" style:family="table-cell">
      <style:table-cell-properties fo:border="0.0069in solid #000000" fo:padding-top="0in" fo:padding-left="0.075in" fo:padding-bottom="0in" fo:padding-right="0.075in"/>
    </style:style>
    <style:style style:name="T2806" style:parent-style-name="DefaultParagraphFont" style:family="text">
      <style:text-properties fo:font-size="11pt" style:font-size-asian="11pt" style:font-size-complex="11pt" fo:language="et" fo:country="EE"/>
    </style:style>
    <style:style style:name="TableCell2807" style:family="table-cell">
      <style:table-cell-properties fo:border="0.0069in solid #000000" fo:padding-top="0in" fo:padding-left="0.075in" fo:padding-bottom="0in" fo:padding-right="0.075in"/>
    </style:style>
    <style:style style:name="T2808" style:parent-style-name="DefaultParagraphFont" style:family="text">
      <style:text-properties fo:font-size="11pt" style:font-size-asian="11pt" style:font-size-complex="11pt" fo:language="et" fo:country="EE"/>
    </style:style>
    <style:style style:name="TableRow2809" style:family="table-row">
      <style:table-row-properties style:use-optimal-row-height="false"/>
    </style:style>
    <style:style style:name="TableCell2810" style:family="table-cell">
      <style:table-cell-properties fo:border="0.0069in solid #000000" fo:padding-top="0in" fo:padding-left="0.075in" fo:padding-bottom="0in" fo:padding-right="0.075in"/>
    </style:style>
    <style:style style:name="T2811" style:parent-style-name="DefaultParagraphFont" style:family="text">
      <style:text-properties fo:font-size="11pt" style:font-size-asian="11pt" style:font-size-complex="11pt" fo:language="et" fo:country="EE"/>
    </style:style>
    <style:style style:name="TableCell2812" style:family="table-cell">
      <style:table-cell-properties fo:border="0.0069in solid #000000" fo:padding-top="0in" fo:padding-left="0.075in" fo:padding-bottom="0in" fo:padding-right="0.075in"/>
    </style:style>
    <style:style style:name="T2813" style:parent-style-name="DefaultParagraphFont" style:family="text">
      <style:text-properties fo:font-size="11pt" style:font-size-asian="11pt" style:font-size-complex="11pt" fo:language="et" fo:country="EE"/>
    </style:style>
    <style:style style:name="TableCell2814" style:family="table-cell">
      <style:table-cell-properties fo:border="0.0069in solid #000000" fo:padding-top="0in" fo:padding-left="0.075in" fo:padding-bottom="0in" fo:padding-right="0.075in"/>
    </style:style>
    <style:style style:name="T2815" style:parent-style-name="DefaultParagraphFont" style:family="text">
      <style:text-properties fo:font-size="11pt" style:font-size-asian="11pt" style:font-size-complex="11pt" fo:language="et" fo:country="EE"/>
    </style:style>
    <style:style style:name="TableRow2816" style:family="table-row">
      <style:table-row-properties style:use-optimal-row-height="false"/>
    </style:style>
    <style:style style:name="TableCell2817" style:family="table-cell">
      <style:table-cell-properties fo:border-top="none" fo:border-left="0.0069in solid #000000" fo:border-bottom="0.0069in solid #000000" fo:border-right="0.0069in solid #000000" fo:padding-top="0in" fo:padding-left="0.075in" fo:padding-bottom="0in" fo:padding-right="0.075in"/>
    </style:style>
    <style:style style:name="TableCell2818" style:family="table-cell">
      <style:table-cell-properties fo:border-top="none" fo:border-left="0.0069in solid #000000" fo:border-bottom="0.0069in solid #000000" fo:border-right="0.0069in solid #000000" fo:padding-top="0in" fo:padding-left="0.075in" fo:padding-bottom="0in" fo:padding-right="0.075in"/>
    </style:style>
    <style:style style:name="TableCell2819" style:family="table-cell">
      <style:table-cell-properties fo:border-top="none" fo:border-left="0.0069in solid #000000" fo:border-bottom="0.0069in solid #000000" fo:border-right="0.0069in solid #000000" fo:padding-top="0in" fo:padding-left="0.075in" fo:padding-bottom="0in" fo:padding-right="0.075in"/>
    </style:style>
    <style:style style:name="TableRow2820" style:family="table-row">
      <style:table-row-properties style:use-optimal-row-height="false"/>
    </style:style>
    <style:style style:name="TableCell2821" style:family="table-cell">
      <style:table-cell-properties fo:border-top="none" fo:border-left="0.0069in solid #000000" fo:border-bottom="0.0069in solid #000000" fo:border-right="0.0069in solid #000000" fo:padding-top="0in" fo:padding-left="0.075in" fo:padding-bottom="0in" fo:padding-right="0.075in"/>
    </style:style>
    <style:style style:name="TableCell2822" style:family="table-cell">
      <style:table-cell-properties fo:border-top="none" fo:border-left="0.0069in solid #000000" fo:border-bottom="0.0069in solid #000000" fo:border-right="0.0069in solid #000000" fo:padding-top="0in" fo:padding-left="0.075in" fo:padding-bottom="0in" fo:padding-right="0.075in"/>
    </style:style>
    <style:style style:name="TableCell2823" style:family="table-cell">
      <style:table-cell-properties fo:border-top="none" fo:border-left="0.0069in solid #000000" fo:border-bottom="0.0069in solid #000000" fo:border-right="0.0069in solid #000000" fo:padding-top="0in" fo:padding-left="0.075in" fo:padding-bottom="0in" fo:padding-right="0.075in"/>
    </style:style>
    <style:style style:name="TableRow2824" style:family="table-row">
      <style:table-row-properties style:use-optimal-row-height="false"/>
    </style:style>
    <style:style style:name="TableCell2825" style:family="table-cell">
      <style:table-cell-properties fo:border-top="none" fo:border-left="0.0069in solid #000000" fo:border-bottom="0.0069in solid #000000" fo:border-right="0.0069in solid #000000" fo:padding-top="0in" fo:padding-left="0.075in" fo:padding-bottom="0in" fo:padding-right="0.075in"/>
    </style:style>
    <style:style style:name="TableCell2826" style:family="table-cell">
      <style:table-cell-properties fo:border-top="none" fo:border-left="0.0069in solid #000000" fo:border-bottom="0.0069in solid #000000" fo:border-right="0.0069in solid #000000" fo:padding-top="0in" fo:padding-left="0.075in" fo:padding-bottom="0in" fo:padding-right="0.075in"/>
    </style:style>
    <style:style style:name="TableCell2827" style:family="table-cell">
      <style:table-cell-properties fo:border-top="none" fo:border-left="0.0069in solid #000000" fo:border-bottom="0.0069in solid #000000" fo:border-right="0.0069in solid #000000" fo:padding-top="0in" fo:padding-left="0.075in" fo:padding-bottom="0in" fo:padding-right="0.075in"/>
    </style:style>
    <style:style style:name="TableRow2828" style:family="table-row">
      <style:table-row-properties style:use-optimal-row-height="false"/>
    </style:style>
    <style:style style:name="TableCell2829" style:family="table-cell">
      <style:table-cell-properties fo:border-top="none" fo:border-left="0.0069in solid #000000" fo:border-bottom="0.0069in solid #000000" fo:border-right="0.0069in solid #000000" fo:padding-top="0in" fo:padding-left="0.075in" fo:padding-bottom="0in" fo:padding-right="0.075in"/>
    </style:style>
    <style:style style:name="TableCell2830" style:family="table-cell">
      <style:table-cell-properties fo:border-top="none" fo:border-left="0.0069in solid #000000" fo:border-bottom="0.0069in solid #000000" fo:border-right="0.0069in solid #000000" fo:padding-top="0in" fo:padding-left="0.075in" fo:padding-bottom="0in" fo:padding-right="0.075in"/>
    </style:style>
    <style:style style:name="TableCell2831" style:family="table-cell">
      <style:table-cell-properties fo:border-top="none" fo:border-left="0.0069in solid #000000" fo:border-bottom="0.0069in solid #000000" fo:border-right="0.0069in solid #000000" fo:padding-top="0in" fo:padding-left="0.075in" fo:padding-bottom="0in" fo:padding-right="0.075in"/>
    </style:style>
    <style:style style:name="TableRow2832" style:family="table-row">
      <style:table-row-properties style:use-optimal-row-height="false"/>
    </style:style>
    <style:style style:name="TableCell2833" style:family="table-cell">
      <style:table-cell-properties fo:border-top="none" fo:border-left="0.0069in solid #000000" fo:border-bottom="0.0069in solid #000000" fo:border-right="0.0069in solid #000000" fo:padding-top="0in" fo:padding-left="0.075in" fo:padding-bottom="0in" fo:padding-right="0.075in"/>
    </style:style>
    <style:style style:name="TableCell2834" style:family="table-cell">
      <style:table-cell-properties fo:border-top="none" fo:border-left="0.0069in solid #000000" fo:border-bottom="0.0069in solid #000000" fo:border-right="0.0069in solid #000000" fo:padding-top="0in" fo:padding-left="0.075in" fo:padding-bottom="0in" fo:padding-right="0.075in"/>
    </style:style>
    <style:style style:name="TableCell2835" style:family="table-cell">
      <style:table-cell-properties fo:border-top="none" fo:border-left="0.0069in solid #000000" fo:border-bottom="0.0069in solid #000000" fo:border-right="0.0069in solid #000000" fo:padding-top="0in" fo:padding-left="0.075in" fo:padding-bottom="0in" fo:padding-right="0.075in"/>
    </style:style>
    <style:style style:name="TableRow2836" style:family="table-row">
      <style:table-row-properties style:use-optimal-row-height="false"/>
    </style:style>
    <style:style style:name="TableCell2837" style:family="table-cell">
      <style:table-cell-properties fo:border="0.0069in solid #000000" fo:padding-top="0in" fo:padding-left="0.075in" fo:padding-bottom="0in" fo:padding-right="0.075in"/>
    </style:style>
    <style:style style:name="T2838" style:parent-style-name="DefaultParagraphFont" style:family="text">
      <style:text-properties fo:font-size="11pt" style:font-size-asian="11pt" style:font-size-complex="11pt" fo:language="et" fo:country="EE"/>
    </style:style>
    <style:style style:name="TableCell2839" style:family="table-cell">
      <style:table-cell-properties fo:border="0.0069in solid #000000" fo:padding-top="0in" fo:padding-left="0.075in" fo:padding-bottom="0in" fo:padding-right="0.075in"/>
    </style:style>
    <style:style style:name="T2840" style:parent-style-name="DefaultParagraphFont" style:family="text">
      <style:text-properties fo:font-size="11pt" style:font-size-asian="11pt" style:font-size-complex="11pt" fo:language="et" fo:country="EE"/>
    </style:style>
    <style:style style:name="TableCell2841" style:family="table-cell">
      <style:table-cell-properties fo:border="0.0069in solid #000000" fo:padding-top="0in" fo:padding-left="0.075in" fo:padding-bottom="0in" fo:padding-right="0.075in"/>
    </style:style>
    <style:style style:name="T2842" style:parent-style-name="DefaultParagraphFont" style:family="text">
      <style:text-properties fo:font-size="11pt" style:font-size-asian="11pt" style:font-size-complex="11pt" fo:language="et" fo:country="EE"/>
    </style:style>
    <style:style style:name="P2843" style:parent-style-name="Normal" style:family="paragraph">
      <style:text-properties fo:language="et" fo:country="EE"/>
    </style:style>
    <style:style style:name="P2844" style:parent-style-name="Normal" style:family="paragraph">
      <style:text-properties fo:language="et" fo:country="EE"/>
    </style:style>
    <style:style style:name="P2845" style:parent-style-name="Normal" style:family="paragraph">
      <style:text-properties fo:language="et" fo:country="EE"/>
    </style:style>
    <style:style style:name="P2846" style:parent-style-name="Normal" style:family="paragraph">
      <style:paragraph-properties fo:background-color="#D6E3BC"/>
      <style:text-properties fo:font-size="10pt" style:font-size-asian="10pt" style:font-size-complex="10pt" fo:language="et" fo:country="EE"/>
    </style:style>
    <style:style style:name="P2847" style:parent-style-name="Normal" style:family="paragraph">
      <style:paragraph-properties fo:background-color="#D6E3BC"/>
      <style:text-properties fo:font-size="10pt" style:font-size-asian="10pt" style:font-size-complex="10pt" fo:language="et" fo:country="EE"/>
    </style:style>
    <style:style style:name="P2848" style:parent-style-name="Normal" style:family="paragraph">
      <style:paragraph-properties fo:background-color="#D6E3BC"/>
      <style:text-properties fo:font-size="10pt" style:font-size-asian="10pt" style:font-size-complex="10pt" fo:language="et" fo:country="EE"/>
    </style:style>
    <style:style style:name="P2849" style:parent-style-name="Normal" style:family="paragraph">
      <style:paragraph-properties fo:background-color="#D6E3BC"/>
      <style:text-properties fo:font-size="10pt" style:font-size-asian="10pt" style:font-size-complex="10pt" fo:language="et" fo:country="EE"/>
    </style:style>
    <style:style style:name="P2850" style:parent-style-name="Normal" style:family="paragraph">
      <style:paragraph-properties fo:background-color="#D6E3BC"/>
      <style:text-properties fo:font-size="10pt" style:font-size-asian="10pt" style:font-size-complex="10pt" fo:language="et" fo:country="EE"/>
    </style:style>
    <style:style style:name="P2851" style:parent-style-name="Normal" style:family="paragraph">
      <style:paragraph-properties fo:background-color="#D6E3BC"/>
      <style:text-properties fo:font-size="10pt" style:font-size-asian="10pt" style:font-size-complex="10pt" fo:language="et" fo:country="EE"/>
    </style:style>
    <style:style style:name="P2852" style:parent-style-name="Normal" style:family="paragraph">
      <style:paragraph-properties fo:background-color="#D6E3BC"/>
      <style:text-properties fo:font-size="10pt" style:font-size-asian="10pt" style:font-size-complex="10pt" fo:language="et" fo:country="EE"/>
    </style:style>
    <style:style style:name="P2853" style:parent-style-name="Normal" style:family="paragraph">
      <style:paragraph-properties fo:background-color="#D6E3BC"/>
      <style:text-properties fo:font-size="10pt" style:font-size-asian="10pt" style:font-size-complex="10pt" fo:language="et" fo:country="EE"/>
    </style:style>
    <style:style style:name="P2854" style:parent-style-name="Normal" style:family="paragraph">
      <style:paragraph-properties fo:background-color="#D6E3BC"/>
      <style:text-properties fo:font-size="10pt" style:font-size-asian="10pt" style:font-size-complex="10pt" fo:language="et" fo:country="EE"/>
    </style:style>
    <style:style style:name="P2855" style:parent-style-name="Normal" style:family="paragraph">
      <style:paragraph-properties fo:background-color="#D6E3BC"/>
      <style:text-properties fo:font-size="10pt" style:font-size-asian="10pt" style:font-size-complex="10pt" fo:language="et" fo:country="EE"/>
    </style:style>
    <style:style style:name="P2856" style:parent-style-name="Normal" style:family="paragraph">
      <style:paragraph-properties fo:background-color="#D6E3BC"/>
      <style:text-properties fo:font-size="10pt" style:font-size-asian="10pt" style:font-size-complex="10pt" fo:language="et" fo:country="EE"/>
    </style:style>
    <style:style style:name="P2857" style:parent-style-name="Normal" style:family="paragraph">
      <style:paragraph-properties fo:background-color="#D6E3BC"/>
      <style:text-properties fo:font-size="10pt" style:font-size-asian="10pt" style:font-size-complex="10pt" fo:language="et" fo:country="EE"/>
    </style:style>
    <style:style style:name="P2858" style:parent-style-name="Normal" style:family="paragraph">
      <style:paragraph-properties fo:background-color="#D6E3BC"/>
      <style:text-properties fo:font-size="10pt" style:font-size-asian="10pt" style:font-size-complex="10pt" fo:language="et" fo:country="EE"/>
    </style:style>
    <style:style style:name="P2859" style:parent-style-name="Normal" style:family="paragraph">
      <style:paragraph-properties fo:background-color="#D6E3BC"/>
      <style:text-properties fo:font-size="10pt" style:font-size-asian="10pt" style:font-size-complex="10pt" fo:language="et" fo:country="EE"/>
    </style:style>
    <style:style style:name="P2860" style:parent-style-name="Normal" style:family="paragraph">
      <style:paragraph-properties fo:background-color="#D6E3BC"/>
      <style:text-properties fo:font-size="10pt" style:font-size-asian="10pt" style:font-size-complex="10pt" fo:language="et" fo:country="EE"/>
    </style:style>
    <style:style style:name="P2861" style:parent-style-name="Normal" style:family="paragraph">
      <style:paragraph-properties fo:background-color="#D6E3BC"/>
      <style:text-properties fo:font-size="10pt" style:font-size-asian="10pt" style:font-size-complex="10pt" fo:language="et" fo:country="EE"/>
    </style:style>
    <style:style style:name="P2862" style:parent-style-name="Normal" style:family="paragraph">
      <style:paragraph-properties fo:background-color="#D6E3BC"/>
      <style:text-properties fo:font-size="10pt" style:font-size-asian="10pt" style:font-size-complex="10pt" fo:language="et" fo:country="EE"/>
    </style:style>
    <style:style style:name="P2863" style:parent-style-name="Normal" style:family="paragraph">
      <style:paragraph-properties fo:background-color="#D6E3BC"/>
      <style:text-properties fo:font-size="10pt" style:font-size-asian="10pt" style:font-size-complex="10pt" fo:language="et" fo:country="EE"/>
    </style:style>
    <style:style style:name="P2864" style:parent-style-name="Normal" style:family="paragraph">
      <style:paragraph-properties fo:background-color="#D6E3BC"/>
      <style:text-properties fo:font-size="10pt" style:font-size-asian="10pt" style:font-size-complex="10pt" fo:language="et" fo:country="EE"/>
    </style:style>
    <style:style style:name="P2865" style:parent-style-name="Normal" style:family="paragraph">
      <style:paragraph-properties fo:background-color="#D6E3BC"/>
      <style:text-properties fo:font-size="10pt" style:font-size-asian="10pt" style:font-size-complex="10pt" fo:language="et" fo:country="EE"/>
    </style:style>
    <style:style style:name="P2866" style:parent-style-name="Normal" style:family="paragraph">
      <style:paragraph-properties fo:background-color="#D6E3BC"/>
      <style:text-properties fo:font-size="10pt" style:font-size-asian="10pt" style:font-size-complex="10pt" fo:language="et" fo:country="EE"/>
    </style:style>
    <style:style style:name="P2867" style:parent-style-name="Normal" style:family="paragraph">
      <style:paragraph-properties fo:background-color="#D6E3BC"/>
      <style:text-properties fo:font-size="10pt" style:font-size-asian="10pt" style:font-size-complex="10pt" fo:language="et" fo:country="EE"/>
    </style:style>
    <style:style style:name="P2868" style:parent-style-name="Normal" style:family="paragraph">
      <style:paragraph-properties fo:background-color="#D6E3BC"/>
      <style:text-properties fo:font-size="10pt" style:font-size-asian="10pt" style:font-size-complex="10pt" fo:language="et" fo:country="EE"/>
    </style:style>
    <style:style style:name="P2869" style:parent-style-name="Normal" style:family="paragraph">
      <style:paragraph-properties fo:background-color="#D6E3BC"/>
      <style:text-properties fo:font-size="10pt" style:font-size-asian="10pt" style:font-size-complex="10pt" fo:language="et" fo:country="EE"/>
    </style:style>
    <style:style style:name="P2870" style:parent-style-name="Normal" style:family="paragraph">
      <style:paragraph-properties fo:background-color="#D6E3BC"/>
      <style:text-properties fo:font-size="10pt" style:font-size-asian="10pt" style:font-size-complex="10pt" fo:language="et" fo:country="EE"/>
    </style:style>
    <style:style style:name="P2871" style:parent-style-name="Normal" style:family="paragraph">
      <style:paragraph-properties fo:background-color="#D6E3BC"/>
      <style:text-properties fo:font-size="10pt" style:font-size-asian="10pt" style:font-size-complex="10pt" fo:language="et" fo:country="EE"/>
    </style:style>
    <style:style style:name="P2872" style:parent-style-name="Normal" style:family="paragraph">
      <style:paragraph-properties fo:background-color="#D6E3BC"/>
      <style:text-properties fo:font-size="10pt" style:font-size-asian="10pt" style:font-size-complex="10pt" fo:language="et" fo:country="EE"/>
    </style:style>
    <style:style style:name="P2873" style:parent-style-name="Normal" style:family="paragraph">
      <style:paragraph-properties fo:background-color="#D6E3BC"/>
      <style:text-properties fo:font-size="10pt" style:font-size-asian="10pt" style:font-size-complex="10pt" fo:language="et" fo:country="EE"/>
    </style:style>
    <style:style style:name="P2874" style:parent-style-name="Normal" style:family="paragraph">
      <style:paragraph-properties fo:background-color="#D6E3BC"/>
      <style:text-properties fo:font-size="10pt" style:font-size-asian="10pt" style:font-size-complex="10pt" fo:language="et" fo:country="EE"/>
    </style:style>
    <style:style style:name="P2875" style:parent-style-name="Normal" style:family="paragraph">
      <style:paragraph-properties fo:background-color="#D6E3BC"/>
      <style:text-properties fo:font-size="10pt" style:font-size-asian="10pt" style:font-size-complex="10pt" fo:language="et" fo:country="EE"/>
    </style:style>
    <style:style style:name="P2876" style:parent-style-name="Normal" style:family="paragraph">
      <style:paragraph-properties fo:background-color="#D6E3BC"/>
      <style:text-properties fo:font-size="10pt" style:font-size-asian="10pt" style:font-size-complex="10pt" fo:language="et" fo:country="EE"/>
    </style:style>
    <style:style style:name="P2877" style:parent-style-name="Normal" style:family="paragraph">
      <style:paragraph-properties fo:background-color="#D6E3BC"/>
      <style:text-properties fo:font-size="10pt" style:font-size-asian="10pt" style:font-size-complex="10pt" fo:language="et" fo:country="EE"/>
    </style:style>
    <style:style style:name="P2878" style:parent-style-name="Normal" style:family="paragraph">
      <style:paragraph-properties fo:background-color="#D6E3BC"/>
      <style:text-properties fo:font-size="10pt" style:font-size-asian="10pt" style:font-size-complex="10pt" fo:language="et" fo:country="EE"/>
    </style:style>
    <style:style style:name="P2879" style:parent-style-name="Normal" style:family="paragraph">
      <style:paragraph-properties fo:background-color="#D6E3BC"/>
      <style:text-properties fo:font-size="10pt" style:font-size-asian="10pt" style:font-size-complex="10pt" fo:language="et" fo:country="EE"/>
    </style:style>
    <style:style style:name="P2880" style:parent-style-name="Normal" style:family="paragraph">
      <style:paragraph-properties fo:background-color="#D6E3BC"/>
      <style:text-properties fo:font-size="10pt" style:font-size-asian="10pt" style:font-size-complex="10pt" fo:language="et" fo:country="EE"/>
    </style:style>
    <style:style style:name="P2881" style:parent-style-name="Normal" style:family="paragraph">
      <style:paragraph-properties fo:background-color="#D6E3BC"/>
      <style:text-properties fo:font-size="10pt" style:font-size-asian="10pt" style:font-size-complex="10pt" fo:language="et" fo:country="EE"/>
    </style:style>
    <style:style style:name="P2882" style:parent-style-name="Normal" style:family="paragraph">
      <style:paragraph-properties fo:background-color="#D6E3BC"/>
      <style:text-properties fo:font-size="10pt" style:font-size-asian="10pt" style:font-size-complex="10pt" fo:language="et" fo:country="EE"/>
    </style:style>
    <style:style style:name="P2883" style:parent-style-name="Normal" style:family="paragraph">
      <style:paragraph-properties fo:background-color="#D6E3BC"/>
      <style:text-properties fo:font-size="10pt" style:font-size-asian="10pt" style:font-size-complex="10pt" fo:language="et" fo:country="EE"/>
    </style:style>
    <style:style style:name="P2884" style:parent-style-name="Normal" style:family="paragraph">
      <style:paragraph-properties fo:background-color="#D6E3BC"/>
      <style:text-properties fo:font-size="10pt" style:font-size-asian="10pt" style:font-size-complex="10pt" fo:language="et" fo:country="EE"/>
    </style:style>
    <style:style style:name="P2885" style:parent-style-name="Normal" style:family="paragraph">
      <style:paragraph-properties fo:background-color="#D6E3BC"/>
      <style:text-properties fo:font-size="10pt" style:font-size-asian="10pt" style:font-size-complex="10pt" fo:language="et" fo:country="EE"/>
    </style:style>
    <style:style style:name="P2886" style:parent-style-name="Normal" style:family="paragraph">
      <style:paragraph-properties fo:background-color="#D6E3BC"/>
      <style:text-properties fo:font-size="10pt" style:font-size-asian="10pt" style:font-size-complex="10pt" fo:language="et" fo:country="EE"/>
    </style:style>
    <style:style style:name="P2887" style:parent-style-name="Normal" style:family="paragraph">
      <style:paragraph-properties fo:background-color="#D6E3BC"/>
      <style:text-properties fo:font-size="10pt" style:font-size-asian="10pt" style:font-size-complex="10pt" fo:language="et" fo:country="EE"/>
    </style:style>
    <style:style style:name="P2888" style:parent-style-name="Normal" style:family="paragraph">
      <style:paragraph-properties fo:background-color="#D6E3BC"/>
      <style:text-properties fo:font-size="10pt" style:font-size-asian="10pt" style:font-size-complex="10pt" fo:language="et" fo:country="EE"/>
    </style:style>
    <style:style style:name="P2889" style:parent-style-name="Normal" style:family="paragraph">
      <style:paragraph-properties fo:background-color="#D6E3BC"/>
      <style:text-properties fo:font-size="10pt" style:font-size-asian="10pt" style:font-size-complex="10pt" fo:language="et" fo:country="EE"/>
    </style:style>
    <style:style style:name="P2890" style:parent-style-name="Normal" style:family="paragraph">
      <style:paragraph-properties fo:background-color="#D6E3BC"/>
      <style:text-properties fo:font-size="10pt" style:font-size-asian="10pt" style:font-size-complex="10pt" fo:language="et" fo:country="EE"/>
    </style:style>
    <style:style style:name="P2891" style:parent-style-name="Normal" style:family="paragraph">
      <style:paragraph-properties fo:background-color="#D6E3BC"/>
      <style:text-properties fo:font-size="10pt" style:font-size-asian="10pt" style:font-size-complex="10pt" fo:language="et" fo:country="EE"/>
    </style:style>
    <style:style style:name="P2892" style:parent-style-name="Normal" style:family="paragraph">
      <style:paragraph-properties fo:background-color="#D6E3BC"/>
      <style:text-properties fo:font-size="10pt" style:font-size-asian="10pt" style:font-size-complex="10pt" fo:language="et" fo:country="EE"/>
    </style:style>
    <style:style style:name="P2893" style:parent-style-name="Normal" style:family="paragraph">
      <style:paragraph-properties fo:background-color="#D6E3BC"/>
      <style:text-properties fo:font-size="10pt" style:font-size-asian="10pt" style:font-size-complex="10pt" fo:language="et" fo:country="EE"/>
    </style:style>
    <style:style style:name="P2894" style:parent-style-name="Normal" style:family="paragraph">
      <style:paragraph-properties fo:background-color="#D6E3BC"/>
      <style:text-properties fo:font-size="10pt" style:font-size-asian="10pt" style:font-size-complex="10pt" fo:language="et" fo:country="EE"/>
    </style:style>
    <style:style style:name="P2895" style:parent-style-name="Normal" style:family="paragraph">
      <style:paragraph-properties fo:background-color="#D6E3BC"/>
      <style:text-properties fo:font-size="10pt" style:font-size-asian="10pt" style:font-size-complex="10pt" fo:language="et" fo:country="EE"/>
    </style:style>
    <style:style style:name="P2896" style:parent-style-name="Normal" style:family="paragraph">
      <style:paragraph-properties fo:background-color="#D6E3BC"/>
      <style:text-properties fo:font-size="10pt" style:font-size-asian="10pt" style:font-size-complex="10pt" fo:language="et" fo:country="EE"/>
    </style:style>
    <style:style style:name="P2897" style:parent-style-name="Normal" style:family="paragraph">
      <style:paragraph-properties fo:background-color="#D6E3BC"/>
      <style:text-properties fo:font-size="10pt" style:font-size-asian="10pt" style:font-size-complex="10pt" fo:language="et" fo:country="EE"/>
    </style:style>
    <style:style style:name="P2898" style:parent-style-name="Normal" style:family="paragraph">
      <style:paragraph-properties fo:background-color="#D6E3BC"/>
      <style:text-properties fo:font-size="10pt" style:font-size-asian="10pt" style:font-size-complex="10pt" fo:language="et" fo:country="EE"/>
    </style:style>
    <style:style style:name="P2899" style:parent-style-name="Normal" style:family="paragraph">
      <style:paragraph-properties fo:background-color="#D6E3BC"/>
      <style:text-properties fo:font-size="10pt" style:font-size-asian="10pt" style:font-size-complex="10pt" fo:language="et" fo:country="EE"/>
    </style:style>
    <style:style style:name="P2900" style:parent-style-name="Normal" style:family="paragraph">
      <style:paragraph-properties fo:background-color="#D6E3BC"/>
      <style:text-properties fo:font-size="10pt" style:font-size-asian="10pt" style:font-size-complex="10pt" fo:language="et" fo:country="EE"/>
    </style:style>
    <style:style style:name="P2901" style:parent-style-name="Normal" style:family="paragraph">
      <style:paragraph-properties fo:background-color="#D6E3BC"/>
      <style:text-properties fo:font-size="10pt" style:font-size-asian="10pt" style:font-size-complex="10pt" fo:language="et" fo:country="EE"/>
    </style:style>
    <style:style style:name="P2902" style:parent-style-name="Normal" style:family="paragraph">
      <style:paragraph-properties fo:background-color="#D6E3BC"/>
      <style:text-properties fo:font-size="10pt" style:font-size-asian="10pt" style:font-size-complex="10pt" fo:language="et" fo:country="EE"/>
    </style:style>
    <style:style style:name="P2903" style:parent-style-name="Normal" style:family="paragraph">
      <style:paragraph-properties fo:background-color="#D6E3BC"/>
      <style:text-properties fo:font-size="10pt" style:font-size-asian="10pt" style:font-size-complex="10pt" fo:language="et" fo:country="EE"/>
    </style:style>
    <style:style style:name="P2904" style:parent-style-name="Normal" style:family="paragraph">
      <style:paragraph-properties fo:background-color="#D6E3BC"/>
      <style:text-properties fo:font-size="10pt" style:font-size-asian="10pt" style:font-size-complex="10pt" fo:language="et" fo:country="EE"/>
    </style:style>
    <style:style style:name="P2905" style:parent-style-name="Normal" style:family="paragraph">
      <style:paragraph-properties fo:background-color="#D6E3BC"/>
      <style:text-properties fo:font-size="10pt" style:font-size-asian="10pt" style:font-size-complex="10pt" fo:language="et" fo:country="EE"/>
    </style:style>
    <style:style style:name="P2906" style:parent-style-name="Normal" style:family="paragraph">
      <style:paragraph-properties fo:background-color="#D6E3BC"/>
      <style:text-properties fo:font-size="10pt" style:font-size-asian="10pt" style:font-size-complex="10pt" fo:language="et" fo:country="EE"/>
    </style:style>
    <style:style style:name="P2907" style:parent-style-name="Normal" style:family="paragraph">
      <style:paragraph-properties fo:background-color="#D6E3BC"/>
      <style:text-properties fo:font-size="10pt" style:font-size-asian="10pt" style:font-size-complex="10pt" fo:language="et" fo:country="EE"/>
    </style:style>
    <style:style style:name="P2908" style:parent-style-name="Normal" style:family="paragraph">
      <style:paragraph-properties fo:background-color="#D6E3BC"/>
      <style:text-properties fo:font-size="10pt" style:font-size-asian="10pt" style:font-size-complex="10pt" fo:language="et" fo:country="EE"/>
    </style:style>
    <style:style style:name="P2909" style:parent-style-name="Normal" style:family="paragraph">
      <style:paragraph-properties fo:background-color="#D6E3BC"/>
      <style:text-properties fo:font-size="10pt" style:font-size-asian="10pt" style:font-size-complex="10pt" fo:language="et" fo:country="EE"/>
    </style:style>
    <style:style style:name="P2910" style:parent-style-name="Normal" style:family="paragraph">
      <style:text-properties fo:language="et" fo:country="EE"/>
    </style:style>
    <style:style style:name="P2911" style:parent-style-name="Normal" style:family="paragraph">
      <style:text-properties fo:language="et" fo:country="EE"/>
    </style:style>
    <style:style style:name="P2912" style:parent-style-name="Normal" style:family="paragraph">
      <style:text-properties fo:language="et" fo:country="EE"/>
    </style:style>
    <style:style style:name="P2913" style:parent-style-name="Normal" style:family="paragraph">
      <style:text-properties fo:language="et" fo:country="EE"/>
    </style:style>
    <style:style style:name="P2914" style:parent-style-name="Normal" style:family="paragraph">
      <style:paragraph-properties fo:background-color="#D6E3BC"/>
      <style:text-properties fo:font-size="10pt" style:font-size-asian="10pt" style:font-size-complex="10pt" fo:language="et" fo:country="EE"/>
    </style:style>
    <style:style style:name="P2915" style:parent-style-name="Normal" style:family="paragraph">
      <style:paragraph-properties fo:background-color="#D6E3BC"/>
      <style:text-properties fo:font-size="10pt" style:font-size-asian="10pt" style:font-size-complex="10pt" fo:language="et" fo:country="EE"/>
    </style:style>
    <style:style style:name="P2916" style:parent-style-name="Normal" style:family="paragraph">
      <style:paragraph-properties fo:background-color="#D6E3BC"/>
      <style:text-properties fo:font-size="10pt" style:font-size-asian="10pt" style:font-size-complex="10pt" fo:language="et" fo:country="EE"/>
    </style:style>
    <style:style style:name="P2917" style:parent-style-name="Normal" style:family="paragraph">
      <style:paragraph-properties fo:background-color="#D6E3BC"/>
      <style:text-properties fo:font-size="10pt" style:font-size-asian="10pt" style:font-size-complex="10pt" fo:language="et" fo:country="EE"/>
    </style:style>
    <style:style style:name="P2918" style:parent-style-name="Normal" style:family="paragraph">
      <style:paragraph-properties fo:background-color="#D6E3BC"/>
      <style:text-properties fo:font-size="10pt" style:font-size-asian="10pt" style:font-size-complex="10pt" fo:language="et" fo:country="EE"/>
    </style:style>
    <style:style style:name="P2919" style:parent-style-name="Normal" style:family="paragraph">
      <style:paragraph-properties fo:background-color="#D6E3BC"/>
      <style:text-properties fo:font-size="10pt" style:font-size-asian="10pt" style:font-size-complex="10pt" fo:language="et" fo:country="EE"/>
    </style:style>
    <style:style style:name="P2920" style:parent-style-name="Normal" style:family="paragraph">
      <style:paragraph-properties fo:background-color="#D6E3BC"/>
      <style:text-properties fo:font-size="10pt" style:font-size-asian="10pt" style:font-size-complex="10pt" fo:language="et" fo:country="EE"/>
    </style:style>
    <style:style style:name="P2921" style:parent-style-name="Normal" style:family="paragraph">
      <style:paragraph-properties fo:background-color="#D6E3BC"/>
      <style:text-properties fo:font-size="10pt" style:font-size-asian="10pt" style:font-size-complex="10pt" fo:language="et" fo:country="EE"/>
    </style:style>
    <style:style style:name="P2922" style:parent-style-name="Normal" style:family="paragraph">
      <style:paragraph-properties fo:background-color="#D6E3BC"/>
      <style:text-properties fo:font-size="10pt" style:font-size-asian="10pt" style:font-size-complex="10pt" fo:language="et" fo:country="EE"/>
    </style:style>
    <style:style style:name="P2923" style:parent-style-name="Normal" style:family="paragraph">
      <style:paragraph-properties fo:background-color="#D6E3BC"/>
      <style:text-properties fo:font-size="10pt" style:font-size-asian="10pt" style:font-size-complex="10pt" fo:language="et" fo:country="EE"/>
    </style:style>
    <style:style style:name="P2924" style:parent-style-name="Normal" style:family="paragraph">
      <style:paragraph-properties fo:background-color="#D6E3BC"/>
      <style:text-properties fo:font-size="10pt" style:font-size-asian="10pt" style:font-size-complex="10pt" fo:language="et" fo:country="EE"/>
    </style:style>
    <style:style style:name="P2925" style:parent-style-name="Normal" style:family="paragraph">
      <style:paragraph-properties fo:background-color="#D6E3BC"/>
      <style:text-properties fo:font-size="10pt" style:font-size-asian="10pt" style:font-size-complex="10pt" fo:language="et" fo:country="EE"/>
    </style:style>
    <style:style style:name="P2926" style:parent-style-name="Normal" style:family="paragraph">
      <style:paragraph-properties fo:background-color="#D6E3BC"/>
      <style:text-properties fo:font-size="10pt" style:font-size-asian="10pt" style:font-size-complex="10pt" fo:language="et" fo:country="EE"/>
    </style:style>
    <style:style style:name="P2927" style:parent-style-name="Normal" style:family="paragraph">
      <style:paragraph-properties fo:background-color="#D6E3BC"/>
      <style:text-properties fo:font-size="10pt" style:font-size-asian="10pt" style:font-size-complex="10pt" fo:language="et" fo:country="EE"/>
    </style:style>
    <style:style style:name="P2928" style:parent-style-name="Normal" style:family="paragraph">
      <style:paragraph-properties fo:background-color="#D6E3BC"/>
      <style:text-properties fo:font-size="10pt" style:font-size-asian="10pt" style:font-size-complex="10pt" fo:language="et" fo:country="EE"/>
    </style:style>
    <style:style style:name="P2929" style:parent-style-name="Normal" style:family="paragraph">
      <style:paragraph-properties fo:background-color="#D6E3BC"/>
      <style:text-properties fo:font-size="10pt" style:font-size-asian="10pt" style:font-size-complex="10pt" fo:language="et" fo:country="EE"/>
    </style:style>
    <style:style style:name="P2930" style:parent-style-name="Normal" style:family="paragraph">
      <style:paragraph-properties fo:background-color="#D6E3BC"/>
      <style:text-properties fo:font-size="10pt" style:font-size-asian="10pt" style:font-size-complex="10pt" fo:language="et" fo:country="EE"/>
    </style:style>
    <style:style style:name="P2931" style:parent-style-name="Normal" style:family="paragraph">
      <style:paragraph-properties fo:background-color="#D6E3BC"/>
      <style:text-properties fo:font-size="10pt" style:font-size-asian="10pt" style:font-size-complex="10pt" fo:language="et" fo:country="EE"/>
    </style:style>
    <style:style style:name="P2932" style:parent-style-name="Normal" style:family="paragraph">
      <style:paragraph-properties fo:background-color="#D6E3BC"/>
      <style:text-properties fo:font-size="10pt" style:font-size-asian="10pt" style:font-size-complex="10pt" fo:language="et" fo:country="EE"/>
    </style:style>
    <style:style style:name="P2933" style:parent-style-name="Normal" style:family="paragraph">
      <style:paragraph-properties fo:background-color="#D6E3BC"/>
      <style:text-properties fo:font-size="10pt" style:font-size-asian="10pt" style:font-size-complex="10pt" fo:language="et" fo:country="EE"/>
    </style:style>
    <style:style style:name="P2934" style:parent-style-name="Normal" style:family="paragraph">
      <style:paragraph-properties fo:background-color="#D6E3BC"/>
      <style:text-properties fo:font-size="10pt" style:font-size-asian="10pt" style:font-size-complex="10pt" fo:language="et" fo:country="EE"/>
    </style:style>
    <style:style style:name="P2935" style:parent-style-name="Normal" style:family="paragraph">
      <style:paragraph-properties fo:background-color="#D6E3BC"/>
      <style:text-properties fo:font-size="10pt" style:font-size-asian="10pt" style:font-size-complex="10pt" fo:language="et" fo:country="EE"/>
    </style:style>
    <style:style style:name="P2936" style:parent-style-name="Normal" style:family="paragraph">
      <style:paragraph-properties fo:background-color="#D6E3BC"/>
      <style:text-properties fo:font-size="10pt" style:font-size-asian="10pt" style:font-size-complex="10pt" fo:language="et" fo:country="EE"/>
    </style:style>
    <style:style style:name="P2937" style:parent-style-name="Normal" style:family="paragraph">
      <style:paragraph-properties fo:background-color="#D6E3BC"/>
      <style:text-properties fo:font-size="10pt" style:font-size-asian="10pt" style:font-size-complex="10pt" fo:language="et" fo:country="EE"/>
    </style:style>
    <style:style style:name="P2938" style:parent-style-name="Normal" style:family="paragraph">
      <style:paragraph-properties fo:background-color="#D6E3BC"/>
      <style:text-properties fo:font-size="10pt" style:font-size-asian="10pt" style:font-size-complex="10pt" fo:language="et" fo:country="EE"/>
    </style:style>
    <style:style style:name="P2939" style:parent-style-name="Normal" style:family="paragraph">
      <style:paragraph-properties fo:background-color="#D6E3BC"/>
      <style:text-properties fo:font-size="10pt" style:font-size-asian="10pt" style:font-size-complex="10pt" fo:language="et" fo:country="EE"/>
    </style:style>
    <style:style style:name="P2940" style:parent-style-name="Normal" style:family="paragraph">
      <style:paragraph-properties fo:background-color="#D6E3BC"/>
      <style:text-properties fo:font-size="10pt" style:font-size-asian="10pt" style:font-size-complex="10pt" fo:language="et" fo:country="EE"/>
    </style:style>
    <style:style style:name="P2941" style:parent-style-name="Normal" style:family="paragraph">
      <style:paragraph-properties fo:background-color="#D6E3BC"/>
      <style:text-properties fo:font-size="10pt" style:font-size-asian="10pt" style:font-size-complex="10pt" fo:language="et" fo:country="EE"/>
    </style:style>
    <style:style style:name="P2942" style:parent-style-name="Normal" style:family="paragraph">
      <style:paragraph-properties fo:background-color="#D6E3BC"/>
      <style:text-properties fo:font-size="10pt" style:font-size-asian="10pt" style:font-size-complex="10pt" fo:language="et" fo:country="EE"/>
    </style:style>
    <style:style style:name="P2943" style:parent-style-name="Normal" style:family="paragraph">
      <style:paragraph-properties fo:text-align="justify"/>
    </style:style>
    <style:style style:name="T2944" style:parent-style-name="DefaultParagraphFont" style:family="text">
      <style:text-properties fo:language="et" fo:country="EE"/>
    </style:style>
    <style:style style:name="P2945" style:parent-style-name="Normal" style:family="paragraph">
      <style:text-properties fo:language="et" fo:country="EE"/>
    </style:style>
    <style:style style:name="P2946" style:parent-style-name="Normal" style:family="paragraph">
      <style:text-properties fo:language="et" fo:country="EE"/>
    </style:style>
    <style:style style:name="P2947" style:parent-style-name="Normal" style:family="paragraph">
      <style:text-properties fo:language="et" fo:country="EE"/>
    </style:style>
    <style:style style:name="TableColumn2949" style:family="table-column">
      <style:table-column-properties style:column-width="2.0569in" style:use-optimal-column-width="false"/>
    </style:style>
    <style:style style:name="TableColumn2950" style:family="table-column">
      <style:table-column-properties style:column-width="2.1326in" style:use-optimal-column-width="false"/>
    </style:style>
    <style:style style:name="TableColumn2951" style:family="table-column">
      <style:table-column-properties style:column-width="2.1326in" style:use-optimal-column-width="false"/>
    </style:style>
    <style:style style:name="Table2948" style:family="table">
      <style:table-properties style:width="6.3222in" fo:margin-left="0.075in" table:align="left"/>
    </style:style>
    <style:style style:name="TableRow2952" style:family="table-row">
      <style:table-row-properties style:use-optimal-row-height="false"/>
    </style:style>
    <style:style style:name="TableCell2953" style:family="table-cell">
      <style:table-cell-properties fo:border="0.0069in solid #000000" fo:padding-top="0in" fo:padding-left="0.075in" fo:padding-bottom="0in" fo:padding-right="0.075in"/>
    </style:style>
    <style:style style:name="T2954" style:parent-style-name="DefaultParagraphFont" style:family="text">
      <style:text-properties fo:font-weight="bold" style:font-weight-asian="bold" fo:font-size="11pt" style:font-size-asian="11pt" style:font-size-complex="11pt" fo:language="et" fo:country="EE"/>
    </style:style>
    <style:style style:name="TableCell2955" style:family="table-cell">
      <style:table-cell-properties fo:border="0.0069in solid #000000" fo:padding-top="0in" fo:padding-left="0.075in" fo:padding-bottom="0in" fo:padding-right="0.075in"/>
    </style:style>
    <style:style style:name="T2956" style:parent-style-name="DefaultParagraphFont" style:family="text">
      <style:text-properties fo:font-weight="bold" style:font-weight-asian="bold" fo:font-size="11pt" style:font-size-asian="11pt" style:font-size-complex="11pt" fo:language="et" fo:country="EE"/>
    </style:style>
    <style:style style:name="TableCell2957" style:family="table-cell">
      <style:table-cell-properties fo:border="0.0069in solid #000000" fo:padding-top="0in" fo:padding-left="0.075in" fo:padding-bottom="0in" fo:padding-right="0.075in"/>
    </style:style>
    <style:style style:name="T2958" style:parent-style-name="DefaultParagraphFont" style:family="text">
      <style:text-properties fo:font-weight="bold" style:font-weight-asian="bold" fo:font-size="11pt" style:font-size-asian="11pt" style:font-size-complex="11pt" fo:language="et" fo:country="EE"/>
    </style:style>
    <style:style style:name="TableRow2959" style:family="table-row">
      <style:table-row-properties style:use-optimal-row-height="false"/>
    </style:style>
    <style:style style:name="TableCell2960" style:family="table-cell">
      <style:table-cell-properties fo:border="0.0069in solid #000000" fo:padding-top="0in" fo:padding-left="0.075in" fo:padding-bottom="0in" fo:padding-right="0.075in"/>
    </style:style>
    <style:style style:name="T2961" style:parent-style-name="DefaultParagraphFont" style:family="text">
      <style:text-properties fo:font-size="11pt" style:font-size-asian="11pt" style:font-size-complex="11pt" fo:language="et" fo:country="EE"/>
    </style:style>
    <style:style style:name="TableCell2962" style:family="table-cell">
      <style:table-cell-properties fo:border="0.0069in solid #000000" fo:padding-top="0in" fo:padding-left="0.075in" fo:padding-bottom="0in" fo:padding-right="0.075in"/>
    </style:style>
    <style:style style:name="T2963" style:parent-style-name="DefaultParagraphFont" style:family="text">
      <style:text-properties fo:font-size="11pt" style:font-size-asian="11pt" style:font-size-complex="11pt" fo:language="et" fo:country="EE"/>
    </style:style>
    <style:style style:name="TableCell2964" style:family="table-cell">
      <style:table-cell-properties fo:border="0.0069in solid #000000" fo:padding-top="0in" fo:padding-left="0.075in" fo:padding-bottom="0in" fo:padding-right="0.075in"/>
    </style:style>
    <style:style style:name="T2965" style:parent-style-name="DefaultParagraphFont" style:family="text">
      <style:text-properties fo:font-size="11pt" style:font-size-asian="11pt" style:font-size-complex="11pt" fo:language="et" fo:country="EE"/>
    </style:style>
    <style:style style:name="TableRow2966" style:family="table-row">
      <style:table-row-properties style:use-optimal-row-height="false"/>
    </style:style>
    <style:style style:name="TableCell2967" style:family="table-cell">
      <style:table-cell-properties fo:border="0.0069in solid #000000" fo:padding-top="0in" fo:padding-left="0.075in" fo:padding-bottom="0in" fo:padding-right="0.075in"/>
    </style:style>
    <style:style style:name="T2968" style:parent-style-name="DefaultParagraphFont" style:family="text">
      <style:text-properties fo:font-size="11pt" style:font-size-asian="11pt" style:font-size-complex="11pt" fo:language="et" fo:country="EE"/>
    </style:style>
    <style:style style:name="TableCell2969" style:family="table-cell">
      <style:table-cell-properties fo:border="0.0069in solid #000000" fo:padding-top="0in" fo:padding-left="0.075in" fo:padding-bottom="0in" fo:padding-right="0.075in"/>
    </style:style>
    <style:style style:name="T2970" style:parent-style-name="DefaultParagraphFont" style:family="text">
      <style:text-properties fo:font-size="11pt" style:font-size-asian="11pt" style:font-size-complex="11pt" fo:language="et" fo:country="EE"/>
    </style:style>
    <style:style style:name="TableCell2971" style:family="table-cell">
      <style:table-cell-properties fo:border="0.0069in solid #000000" fo:padding-top="0in" fo:padding-left="0.075in" fo:padding-bottom="0in" fo:padding-right="0.075in"/>
    </style:style>
    <style:style style:name="T2972" style:parent-style-name="DefaultParagraphFont" style:family="text">
      <style:text-properties fo:font-size="11pt" style:font-size-asian="11pt" style:font-size-complex="11pt" fo:language="et" fo:country="EE"/>
    </style:style>
    <style:style style:name="TableRow2973" style:family="table-row">
      <style:table-row-properties style:use-optimal-row-height="false"/>
    </style:style>
    <style:style style:name="TableCell2974" style:family="table-cell">
      <style:table-cell-properties fo:border="0.0069in solid #000000" fo:padding-top="0in" fo:padding-left="0.075in" fo:padding-bottom="0in" fo:padding-right="0.075in"/>
    </style:style>
    <style:style style:name="T2975" style:parent-style-name="DefaultParagraphFont" style:family="text">
      <style:text-properties fo:font-size="11pt" style:font-size-asian="11pt" style:font-size-complex="11pt" fo:language="et" fo:country="EE"/>
    </style:style>
    <style:style style:name="TableCell2976" style:family="table-cell">
      <style:table-cell-properties fo:border="0.0069in solid #000000" fo:padding-top="0in" fo:padding-left="0.075in" fo:padding-bottom="0in" fo:padding-right="0.075in"/>
    </style:style>
    <style:style style:name="T2977" style:parent-style-name="DefaultParagraphFont" style:family="text">
      <style:text-properties fo:font-size="11pt" style:font-size-asian="11pt" style:font-size-complex="11pt" fo:language="et" fo:country="EE"/>
    </style:style>
    <style:style style:name="TableCell2978" style:family="table-cell">
      <style:table-cell-properties fo:border="0.0069in solid #000000" fo:padding-top="0in" fo:padding-left="0.075in" fo:padding-bottom="0in" fo:padding-right="0.075in"/>
    </style:style>
    <style:style style:name="T2979" style:parent-style-name="DefaultParagraphFont" style:family="text">
      <style:text-properties fo:font-size="11pt" style:font-size-asian="11pt" style:font-size-complex="11pt" fo:language="et" fo:country="EE"/>
    </style:style>
    <style:style style:name="P2980" style:parent-style-name="Normal" style:family="paragraph">
      <style:text-properties fo:language="et" fo:country="EE"/>
    </style:style>
    <style:style style:name="P2981" style:parent-style-name="Normal" style:family="paragraph">
      <style:text-properties fo:language="et" fo:country="EE"/>
    </style:style>
    <style:style style:name="P2982" style:parent-style-name="Normal" style:family="paragraph">
      <style:text-properties fo:language="et" fo:country="EE"/>
    </style:style>
    <style:style style:name="P2983" style:parent-style-name="Normal" style:family="paragraph">
      <style:paragraph-properties fo:background-color="#D6E3BC"/>
      <style:text-properties fo:font-size="10pt" style:font-size-asian="10pt" style:font-size-complex="10pt" fo:language="et" fo:country="EE"/>
    </style:style>
    <style:style style:name="P2984" style:parent-style-name="Normal" style:family="paragraph">
      <style:paragraph-properties fo:background-color="#D6E3BC"/>
      <style:text-properties fo:font-size="10pt" style:font-size-asian="10pt" style:font-size-complex="10pt" fo:language="et" fo:country="EE"/>
    </style:style>
    <style:style style:name="P2985" style:parent-style-name="Normal" style:family="paragraph">
      <style:paragraph-properties fo:background-color="#D6E3BC"/>
      <style:text-properties fo:font-size="10pt" style:font-size-asian="10pt" style:font-size-complex="10pt" fo:language="et" fo:country="EE"/>
    </style:style>
    <style:style style:name="P2986" style:parent-style-name="Normal" style:family="paragraph">
      <style:paragraph-properties fo:background-color="#D6E3BC"/>
      <style:text-properties fo:font-size="10pt" style:font-size-asian="10pt" style:font-size-complex="10pt" fo:language="et" fo:country="EE"/>
    </style:style>
    <style:style style:name="P2987" style:parent-style-name="Normal" style:family="paragraph">
      <style:paragraph-properties fo:background-color="#D6E3BC"/>
      <style:text-properties fo:font-size="10pt" style:font-size-asian="10pt" style:font-size-complex="10pt" fo:language="et" fo:country="EE"/>
    </style:style>
    <style:style style:name="P2988" style:parent-style-name="Normal" style:family="paragraph">
      <style:paragraph-properties fo:background-color="#D6E3BC"/>
      <style:text-properties fo:font-size="10pt" style:font-size-asian="10pt" style:font-size-complex="10pt" fo:language="et" fo:country="EE"/>
    </style:style>
    <style:style style:name="P2989" style:parent-style-name="Normal" style:family="paragraph">
      <style:paragraph-properties fo:background-color="#D6E3BC"/>
      <style:text-properties fo:font-size="10pt" style:font-size-asian="10pt" style:font-size-complex="10pt" fo:language="et" fo:country="EE"/>
    </style:style>
    <style:style style:name="P2990" style:parent-style-name="Normal" style:family="paragraph">
      <style:paragraph-properties fo:background-color="#D6E3BC"/>
      <style:text-properties fo:font-size="10pt" style:font-size-asian="10pt" style:font-size-complex="10pt" fo:language="et" fo:country="EE"/>
    </style:style>
    <style:style style:name="P2991" style:parent-style-name="Normal" style:family="paragraph">
      <style:paragraph-properties fo:background-color="#D6E3BC"/>
      <style:text-properties fo:font-size="10pt" style:font-size-asian="10pt" style:font-size-complex="10pt" fo:language="et" fo:country="EE"/>
    </style:style>
    <style:style style:name="P2992" style:parent-style-name="Normal" style:family="paragraph">
      <style:paragraph-properties fo:background-color="#D6E3BC"/>
      <style:text-properties fo:font-size="10pt" style:font-size-asian="10pt" style:font-size-complex="10pt" fo:language="et" fo:country="EE"/>
    </style:style>
    <style:style style:name="P2993" style:parent-style-name="Normal" style:family="paragraph">
      <style:paragraph-properties fo:background-color="#D6E3BC"/>
      <style:text-properties fo:font-size="10pt" style:font-size-asian="10pt" style:font-size-complex="10pt" fo:language="et" fo:country="EE"/>
    </style:style>
    <style:style style:name="P2994" style:parent-style-name="Normal" style:family="paragraph">
      <style:paragraph-properties fo:background-color="#D6E3BC"/>
      <style:text-properties fo:font-size="10pt" style:font-size-asian="10pt" style:font-size-complex="10pt" fo:language="et" fo:country="EE"/>
    </style:style>
    <style:style style:name="P2995" style:parent-style-name="Normal" style:family="paragraph">
      <style:paragraph-properties fo:background-color="#D6E3BC"/>
      <style:text-properties fo:font-size="10pt" style:font-size-asian="10pt" style:font-size-complex="10pt" fo:language="et" fo:country="EE"/>
    </style:style>
    <style:style style:name="P2996" style:parent-style-name="Normal" style:family="paragraph">
      <style:paragraph-properties fo:background-color="#D6E3BC"/>
      <style:text-properties fo:font-size="10pt" style:font-size-asian="10pt" style:font-size-complex="10pt" fo:language="et" fo:country="EE"/>
    </style:style>
    <style:style style:name="P2997" style:parent-style-name="Normal" style:family="paragraph">
      <style:paragraph-properties fo:background-color="#D6E3BC"/>
      <style:text-properties fo:font-size="10pt" style:font-size-asian="10pt" style:font-size-complex="10pt" fo:language="et" fo:country="EE"/>
    </style:style>
    <style:style style:name="P2998" style:parent-style-name="Normal" style:family="paragraph">
      <style:paragraph-properties fo:background-color="#D6E3BC"/>
      <style:text-properties fo:font-size="10pt" style:font-size-asian="10pt" style:font-size-complex="10pt" fo:language="et" fo:country="EE"/>
    </style:style>
    <style:style style:name="P2999" style:parent-style-name="Normal" style:family="paragraph">
      <style:paragraph-properties fo:background-color="#D6E3BC"/>
      <style:text-properties fo:font-size="10pt" style:font-size-asian="10pt" style:font-size-complex="10pt" fo:language="et" fo:country="EE"/>
    </style:style>
    <style:style style:name="P3000" style:parent-style-name="Normal" style:family="paragraph">
      <style:paragraph-properties fo:background-color="#D6E3BC"/>
      <style:text-properties fo:font-size="10pt" style:font-size-asian="10pt" style:font-size-complex="10pt" fo:language="et" fo:country="EE"/>
    </style:style>
    <style:style style:name="P3001" style:parent-style-name="Normal" style:family="paragraph">
      <style:paragraph-properties fo:background-color="#D6E3BC"/>
      <style:text-properties fo:font-size="10pt" style:font-size-asian="10pt" style:font-size-complex="10pt" fo:language="et" fo:country="EE"/>
    </style:style>
    <style:style style:name="P3002" style:parent-style-name="Normal" style:family="paragraph">
      <style:paragraph-properties fo:background-color="#D6E3BC"/>
      <style:text-properties fo:font-size="10pt" style:font-size-asian="10pt" style:font-size-complex="10pt" fo:language="et" fo:country="EE"/>
    </style:style>
    <style:style style:name="P3003" style:parent-style-name="Normal" style:family="paragraph">
      <style:paragraph-properties fo:background-color="#D6E3BC"/>
      <style:text-properties fo:font-size="10pt" style:font-size-asian="10pt" style:font-size-complex="10pt" fo:language="et" fo:country="EE"/>
    </style:style>
    <style:style style:name="P3004" style:parent-style-name="Normal" style:family="paragraph">
      <style:paragraph-properties fo:background-color="#D6E3BC"/>
      <style:text-properties fo:font-size="10pt" style:font-size-asian="10pt" style:font-size-complex="10pt" fo:language="et" fo:country="EE"/>
    </style:style>
    <style:style style:name="P3005" style:parent-style-name="Normal" style:family="paragraph">
      <style:paragraph-properties fo:background-color="#D6E3BC"/>
      <style:text-properties fo:font-size="10pt" style:font-size-asian="10pt" style:font-size-complex="10pt" fo:language="et" fo:country="EE"/>
    </style:style>
    <style:style style:name="P3006" style:parent-style-name="Normal" style:family="paragraph">
      <style:paragraph-properties fo:background-color="#D6E3BC"/>
      <style:text-properties fo:font-size="10pt" style:font-size-asian="10pt" style:font-size-complex="10pt" fo:language="et" fo:country="EE"/>
    </style:style>
    <style:style style:name="P3007" style:parent-style-name="Normal" style:family="paragraph">
      <style:paragraph-properties fo:background-color="#D6E3BC"/>
      <style:text-properties fo:font-size="10pt" style:font-size-asian="10pt" style:font-size-complex="10pt" fo:language="et" fo:country="EE"/>
    </style:style>
    <style:style style:name="P3008" style:parent-style-name="Normal" style:family="paragraph">
      <style:paragraph-properties fo:background-color="#D6E3BC"/>
      <style:text-properties fo:font-size="10pt" style:font-size-asian="10pt" style:font-size-complex="10pt" fo:language="et" fo:country="EE"/>
    </style:style>
    <style:style style:name="P3009" style:parent-style-name="Normal" style:family="paragraph">
      <style:paragraph-properties fo:background-color="#D6E3BC"/>
      <style:text-properties fo:font-size="10pt" style:font-size-asian="10pt" style:font-size-complex="10pt" fo:language="et" fo:country="EE"/>
    </style:style>
    <style:style style:name="P3010" style:parent-style-name="Normal" style:family="paragraph">
      <style:paragraph-properties fo:background-color="#D6E3BC"/>
      <style:text-properties fo:font-size="10pt" style:font-size-asian="10pt" style:font-size-complex="10pt" fo:language="et" fo:country="EE"/>
    </style:style>
    <style:style style:name="P3011" style:parent-style-name="Normal" style:family="paragraph">
      <style:paragraph-properties fo:background-color="#D6E3BC"/>
      <style:text-properties fo:font-size="10pt" style:font-size-asian="10pt" style:font-size-complex="10pt" fo:language="et" fo:country="EE"/>
    </style:style>
    <style:style style:name="P3012" style:parent-style-name="Normal" style:family="paragraph">
      <style:paragraph-properties fo:background-color="#D6E3BC"/>
      <style:text-properties fo:font-size="10pt" style:font-size-asian="10pt" style:font-size-complex="10pt" fo:language="et" fo:country="EE"/>
    </style:style>
    <style:style style:name="P3013" style:parent-style-name="Normal" style:family="paragraph">
      <style:paragraph-properties fo:background-color="#D6E3BC"/>
      <style:text-properties fo:font-size="10pt" style:font-size-asian="10pt" style:font-size-complex="10pt" fo:language="et" fo:country="EE"/>
    </style:style>
    <style:style style:name="P3014" style:parent-style-name="Normal" style:family="paragraph">
      <style:paragraph-properties fo:background-color="#D6E3BC"/>
      <style:text-properties fo:font-size="10pt" style:font-size-asian="10pt" style:font-size-complex="10pt" fo:language="et" fo:country="EE"/>
    </style:style>
    <style:style style:name="P3015" style:parent-style-name="Normal" style:family="paragraph">
      <style:paragraph-properties fo:background-color="#D6E3BC"/>
      <style:text-properties fo:font-size="10pt" style:font-size-asian="10pt" style:font-size-complex="10pt" fo:language="et" fo:country="EE"/>
    </style:style>
    <style:style style:name="P3016" style:parent-style-name="Normal" style:family="paragraph">
      <style:paragraph-properties fo:background-color="#D6E3BC"/>
      <style:text-properties fo:font-size="10pt" style:font-size-asian="10pt" style:font-size-complex="10pt" fo:language="et" fo:country="EE"/>
    </style:style>
    <style:style style:name="P3017" style:parent-style-name="Normal" style:family="paragraph">
      <style:paragraph-properties fo:background-color="#D6E3BC"/>
      <style:text-properties fo:font-size="10pt" style:font-size-asian="10pt" style:font-size-complex="10pt" fo:language="et" fo:country="EE"/>
    </style:style>
    <style:style style:name="P3018" style:parent-style-name="Normal" style:family="paragraph">
      <style:paragraph-properties fo:background-color="#D6E3BC"/>
      <style:text-properties fo:font-size="10pt" style:font-size-asian="10pt" style:font-size-complex="10pt" fo:language="et" fo:country="EE"/>
    </style:style>
    <style:style style:name="P3019" style:parent-style-name="Normal" style:family="paragraph">
      <style:paragraph-properties fo:background-color="#D6E3BC"/>
      <style:text-properties fo:font-size="10pt" style:font-size-asian="10pt" style:font-size-complex="10pt" fo:language="et" fo:country="EE"/>
    </style:style>
    <style:style style:name="P3020" style:parent-style-name="Normal" style:family="paragraph">
      <style:paragraph-properties fo:background-color="#D6E3BC"/>
      <style:text-properties fo:font-size="10pt" style:font-size-asian="10pt" style:font-size-complex="10pt" fo:language="et" fo:country="EE"/>
    </style:style>
    <style:style style:name="P3021" style:parent-style-name="Normal" style:family="paragraph">
      <style:paragraph-properties fo:background-color="#D6E3BC"/>
      <style:text-properties fo:font-size="10pt" style:font-size-asian="10pt" style:font-size-complex="10pt" fo:language="et" fo:country="EE"/>
    </style:style>
    <style:style style:name="P3022" style:parent-style-name="Normal" style:family="paragraph">
      <style:paragraph-properties fo:background-color="#D6E3BC"/>
      <style:text-properties fo:font-size="10pt" style:font-size-asian="10pt" style:font-size-complex="10pt" fo:language="et" fo:country="EE"/>
    </style:style>
    <style:style style:name="P3023" style:parent-style-name="Normal" style:family="paragraph">
      <style:paragraph-properties fo:background-color="#D6E3BC"/>
      <style:text-properties fo:font-size="10pt" style:font-size-asian="10pt" style:font-size-complex="10pt" fo:language="et" fo:country="EE"/>
    </style:style>
    <style:style style:name="P3024" style:parent-style-name="Normal" style:family="paragraph">
      <style:paragraph-properties fo:background-color="#D6E3BC"/>
      <style:text-properties fo:font-size="10pt" style:font-size-asian="10pt" style:font-size-complex="10pt" fo:language="et" fo:country="EE"/>
    </style:style>
    <style:style style:name="P3025" style:parent-style-name="Normal" style:family="paragraph">
      <style:text-properties fo:language="et" fo:country="EE"/>
    </style:style>
    <style:style style:name="P3026" style:parent-style-name="Normal" style:family="paragraph">
      <style:text-properties fo:language="et" fo:country="EE"/>
    </style:style>
    <style:style style:name="P3027" style:parent-style-name="Normal" style:family="paragraph">
      <style:text-properties fo:language="et" fo:country="EE"/>
    </style:style>
    <style:style style:name="P3028" style:parent-style-name="Normal" style:family="paragraph">
      <style:text-properties fo:language="et" fo:country="EE"/>
    </style:style>
    <style:style style:name="P3029" style:parent-style-name="Normal" style:family="paragraph">
      <style:paragraph-properties fo:background-color="#D6E3BC"/>
      <style:text-properties fo:font-size="10pt" style:font-size-asian="10pt" style:font-size-complex="10pt" fo:language="et" fo:country="EE"/>
    </style:style>
    <style:style style:name="P3030" style:parent-style-name="Normal" style:family="paragraph">
      <style:paragraph-properties fo:background-color="#D6E3BC"/>
      <style:text-properties fo:font-size="10pt" style:font-size-asian="10pt" style:font-size-complex="10pt" fo:language="et" fo:country="EE"/>
    </style:style>
    <style:style style:name="P3031" style:parent-style-name="Normal" style:family="paragraph">
      <style:paragraph-properties fo:background-color="#D6E3BC"/>
      <style:text-properties fo:font-size="10pt" style:font-size-asian="10pt" style:font-size-complex="10pt" fo:language="et" fo:country="EE"/>
    </style:style>
    <style:style style:name="P3032" style:parent-style-name="Normal" style:family="paragraph">
      <style:paragraph-properties fo:background-color="#D6E3BC"/>
      <style:text-properties fo:font-size="10pt" style:font-size-asian="10pt" style:font-size-complex="10pt" fo:language="et" fo:country="EE"/>
    </style:style>
    <style:style style:name="P3033" style:parent-style-name="Normal" style:family="paragraph">
      <style:paragraph-properties fo:background-color="#D6E3BC"/>
      <style:text-properties fo:font-size="10pt" style:font-size-asian="10pt" style:font-size-complex="10pt" fo:language="et" fo:country="EE"/>
    </style:style>
    <style:style style:name="P3034" style:parent-style-name="Normal" style:family="paragraph">
      <style:paragraph-properties fo:background-color="#D6E3BC"/>
      <style:text-properties fo:font-size="10pt" style:font-size-asian="10pt" style:font-size-complex="10pt" fo:language="et" fo:country="EE"/>
    </style:style>
    <style:style style:name="P3035" style:parent-style-name="Normal" style:family="paragraph">
      <style:paragraph-properties fo:background-color="#D6E3BC"/>
      <style:text-properties fo:font-size="10pt" style:font-size-asian="10pt" style:font-size-complex="10pt" fo:language="et" fo:country="EE"/>
    </style:style>
    <style:style style:name="P3036" style:parent-style-name="Normal" style:family="paragraph">
      <style:paragraph-properties fo:background-color="#D6E3BC"/>
      <style:text-properties fo:font-size="10pt" style:font-size-asian="10pt" style:font-size-complex="10pt" fo:language="et" fo:country="EE"/>
    </style:style>
    <style:style style:name="P3037" style:parent-style-name="Normal" style:family="paragraph">
      <style:paragraph-properties fo:background-color="#D6E3BC"/>
      <style:text-properties fo:font-size="10pt" style:font-size-asian="10pt" style:font-size-complex="10pt" fo:language="et" fo:country="EE"/>
    </style:style>
    <style:style style:name="P3038" style:parent-style-name="Normal" style:family="paragraph">
      <style:paragraph-properties fo:background-color="#D6E3BC"/>
      <style:text-properties fo:font-size="10pt" style:font-size-asian="10pt" style:font-size-complex="10pt" fo:language="et" fo:country="EE"/>
    </style:style>
    <style:style style:name="P3039" style:parent-style-name="Normal" style:family="paragraph">
      <style:paragraph-properties fo:background-color="#D6E3BC"/>
      <style:text-properties fo:font-size="10pt" style:font-size-asian="10pt" style:font-size-complex="10pt" fo:language="et" fo:country="EE"/>
    </style:style>
    <style:style style:name="P3040" style:parent-style-name="Normal" style:family="paragraph">
      <style:paragraph-properties fo:background-color="#D6E3BC"/>
      <style:text-properties fo:font-size="10pt" style:font-size-asian="10pt" style:font-size-complex="10pt" fo:language="et" fo:country="EE"/>
    </style:style>
    <style:style style:name="P3041" style:parent-style-name="Normal" style:family="paragraph">
      <style:paragraph-properties fo:background-color="#D6E3BC"/>
      <style:text-properties fo:font-size="10pt" style:font-size-asian="10pt" style:font-size-complex="10pt" fo:language="et" fo:country="EE"/>
    </style:style>
    <style:style style:name="P3042" style:parent-style-name="Normal" style:family="paragraph">
      <style:paragraph-properties fo:background-color="#D6E3BC"/>
      <style:text-properties fo:font-size="10pt" style:font-size-asian="10pt" style:font-size-complex="10pt" fo:language="et" fo:country="EE"/>
    </style:style>
    <style:style style:name="P3043" style:parent-style-name="Normal" style:family="paragraph">
      <style:paragraph-properties fo:background-color="#D6E3BC"/>
      <style:text-properties fo:font-size="10pt" style:font-size-asian="10pt" style:font-size-complex="10pt" fo:language="et" fo:country="EE"/>
    </style:style>
    <style:style style:name="P3044" style:parent-style-name="Normal" style:family="paragraph">
      <style:paragraph-properties fo:background-color="#D6E3BC"/>
      <style:text-properties fo:font-size="10pt" style:font-size-asian="10pt" style:font-size-complex="10pt" fo:language="et" fo:country="EE"/>
    </style:style>
    <style:style style:name="P3045" style:parent-style-name="Normal" style:family="paragraph">
      <style:paragraph-properties fo:background-color="#D6E3BC"/>
      <style:text-properties fo:font-size="10pt" style:font-size-asian="10pt" style:font-size-complex="10pt" fo:language="et" fo:country="EE"/>
    </style:style>
    <style:style style:name="P3046" style:parent-style-name="Normal" style:family="paragraph">
      <style:paragraph-properties fo:background-color="#D6E3BC"/>
      <style:text-properties fo:font-size="10pt" style:font-size-asian="10pt" style:font-size-complex="10pt" fo:language="et" fo:country="EE"/>
    </style:style>
    <style:style style:name="P3047" style:parent-style-name="Normal" style:family="paragraph">
      <style:paragraph-properties fo:background-color="#D6E3BC"/>
      <style:text-properties fo:font-size="10pt" style:font-size-asian="10pt" style:font-size-complex="10pt" fo:language="et" fo:country="EE"/>
    </style:style>
    <style:style style:name="P3048" style:parent-style-name="Normal" style:family="paragraph">
      <style:paragraph-properties fo:background-color="#D6E3BC"/>
      <style:text-properties fo:font-size="10pt" style:font-size-asian="10pt" style:font-size-complex="10pt" fo:language="et" fo:country="EE"/>
    </style:style>
    <style:style style:name="P3049" style:parent-style-name="Normal" style:family="paragraph">
      <style:paragraph-properties fo:background-color="#D6E3BC"/>
      <style:text-properties fo:font-size="10pt" style:font-size-asian="10pt" style:font-size-complex="10pt" fo:language="et" fo:country="EE"/>
    </style:style>
    <style:style style:name="P3050" style:parent-style-name="Normal" style:family="paragraph">
      <style:paragraph-properties fo:background-color="#D6E3BC"/>
      <style:text-properties fo:font-size="10pt" style:font-size-asian="10pt" style:font-size-complex="10pt" fo:language="et" fo:country="EE"/>
    </style:style>
    <style:style style:name="P3051" style:parent-style-name="Normal" style:family="paragraph">
      <style:paragraph-properties fo:background-color="#D6E3BC"/>
      <style:text-properties fo:font-size="10pt" style:font-size-asian="10pt" style:font-size-complex="10pt" fo:language="et" fo:country="EE"/>
    </style:style>
    <style:style style:name="T3052" style:parent-style-name="DefaultParagraphFont" style:family="text">
      <style:text-properties fo:language="et" fo:country="EE"/>
    </style:style>
    <style:style style:name="T3053" style:parent-style-name="DefaultParagraphFont" style:family="text">
      <style:text-properties fo:language="et" fo:country="EE"/>
    </style:style>
    <style:style style:name="T3054" style:parent-style-name="DefaultParagraphFont" style:family="text">
      <style:text-properties fo:language="et" fo:country="EE"/>
    </style:style>
    <style:style style:name="T3055" style:parent-style-name="DefaultParagraphFont" style:family="text">
      <style:text-properties fo:language="et" fo:country="EE"/>
    </style:style>
    <style:style style:name="T3056" style:parent-style-name="DefaultParagraphFont" style:family="text">
      <style:text-properties fo:language="et" fo:country="EE"/>
    </style:style>
    <style:style style:name="T3057" style:parent-style-name="DefaultParagraphFont" style:family="text">
      <style:text-properties fo:language="et" fo:country="EE"/>
    </style:style>
    <style:style style:name="T3058" style:parent-style-name="DefaultParagraphFont" style:family="text">
      <style:text-properties fo:language="et" fo:country="EE"/>
    </style:style>
    <style:style style:name="T3059" style:parent-style-name="DefaultParagraphFont" style:family="text">
      <style:text-properties fo:language="et" fo:country="EE"/>
    </style:style>
    <style:style style:name="P3060" style:parent-style-name="Normal" style:family="paragraph">
      <style:text-properties fo:language="et" fo:country="EE"/>
    </style:style>
    <style:style style:name="TableColumn3062" style:family="table-column">
      <style:table-column-properties style:column-width="2.0465in" style:use-optimal-column-width="false"/>
    </style:style>
    <style:style style:name="TableColumn3063" style:family="table-column">
      <style:table-column-properties style:column-width="1.8034in" style:use-optimal-column-width="false"/>
    </style:style>
    <style:style style:name="TableColumn3064" style:family="table-column">
      <style:table-column-properties style:column-width="1.0375in" style:use-optimal-column-width="false"/>
    </style:style>
    <style:style style:name="TableColumn3065" style:family="table-column">
      <style:table-column-properties style:column-width="1.4875in" style:use-optimal-column-width="false"/>
    </style:style>
    <style:style style:name="Table3061" style:family="table">
      <style:table-properties style:width="6.375in" fo:margin-left="0.075in" table:align="left"/>
    </style:style>
    <style:style style:name="TableRow3066" style:family="table-row">
      <style:table-row-properties style:use-optimal-row-height="false"/>
    </style:style>
    <style:style style:name="TableCell3067" style:family="table-cell">
      <style:table-cell-properties fo:border="0.0069in solid #000000" fo:padding-top="0in" fo:padding-left="0.075in" fo:padding-bottom="0in" fo:padding-right="0.075in"/>
    </style:style>
    <style:style style:name="T3068" style:parent-style-name="DefaultParagraphFont" style:family="text">
      <style:text-properties fo:font-weight="bold" style:font-weight-asian="bold" fo:font-size="11pt" style:font-size-asian="11pt" style:font-size-complex="11pt" fo:language="et" fo:country="EE"/>
    </style:style>
    <style:style style:name="TableCell3069" style:family="table-cell">
      <style:table-cell-properties fo:border="0.0069in solid #000000" fo:padding-top="0in" fo:padding-left="0.0069in" fo:padding-bottom="0in" fo:padding-right="0.0069in"/>
    </style:style>
    <style:style style:name="T3070" style:parent-style-name="DefaultParagraphFont" style:family="text">
      <style:text-properties fo:font-weight="bold" style:font-weight-asian="bold" fo:font-size="11pt" style:font-size-asian="11pt" style:font-size-complex="11pt" fo:language="et" fo:country="EE"/>
    </style:style>
    <style:style style:name="TableCell3071" style:family="table-cell">
      <style:table-cell-properties fo:border="0.0069in solid #000000" fo:padding-top="0in" fo:padding-left="0.075in" fo:padding-bottom="0in" fo:padding-right="0.075in"/>
    </style:style>
    <style:style style:name="T3072" style:parent-style-name="DefaultParagraphFont" style:family="text">
      <style:text-properties fo:font-weight="bold" style:font-weight-asian="bold" fo:font-size="11pt" style:font-size-asian="11pt" style:font-size-complex="11pt" fo:language="et" fo:country="EE"/>
    </style:style>
    <style:style style:name="TableCell3073" style:family="table-cell">
      <style:table-cell-properties fo:border="0.0069in solid #000000" fo:padding-top="0in" fo:padding-left="0.075in" fo:padding-bottom="0in" fo:padding-right="0.075in"/>
    </style:style>
    <style:style style:name="T3074" style:parent-style-name="DefaultParagraphFont" style:family="text">
      <style:text-properties fo:font-weight="bold" style:font-weight-asian="bold" fo:font-size="11pt" style:font-size-asian="11pt" style:font-size-complex="11pt" fo:language="et" fo:country="EE"/>
    </style:style>
    <style:style style:name="TableRow3075" style:family="table-row">
      <style:table-row-properties style:use-optimal-row-height="false"/>
    </style:style>
    <style:style style:name="TableCell3076" style:family="table-cell">
      <style:table-cell-properties fo:border="0.0069in solid #000000" fo:padding-top="0in" fo:padding-left="0.075in" fo:padding-bottom="0in" fo:padding-right="0.075in"/>
    </style:style>
    <style:style style:name="T3077" style:parent-style-name="DefaultParagraphFont" style:family="text">
      <style:text-properties fo:font-size="11pt" style:font-size-asian="11pt" style:font-size-complex="11pt" fo:language="et" fo:country="EE"/>
    </style:style>
    <style:style style:name="TableCell3078" style:family="table-cell">
      <style:table-cell-properties fo:border="0.0069in solid #000000" fo:padding-top="0in" fo:padding-left="0.0069in" fo:padding-bottom="0in" fo:padding-right="0.0069in"/>
    </style:style>
    <style:style style:name="T3079" style:parent-style-name="DefaultParagraphFont" style:family="text">
      <style:text-properties fo:font-size="11pt" style:font-size-asian="11pt" style:font-size-complex="11pt" fo:language="et" fo:country="EE"/>
    </style:style>
    <style:style style:name="TableCell3080" style:family="table-cell">
      <style:table-cell-properties fo:border="0.0069in solid #000000" fo:padding-top="0in" fo:padding-left="0.075in" fo:padding-bottom="0in" fo:padding-right="0.075in"/>
    </style:style>
    <style:style style:name="T3081" style:parent-style-name="DefaultParagraphFont" style:family="text">
      <style:text-properties fo:font-size="11pt" style:font-size-asian="11pt" style:font-size-complex="11pt" fo:language="et" fo:country="EE"/>
    </style:style>
    <style:style style:name="TableCell3082" style:family="table-cell">
      <style:table-cell-properties fo:border="0.0069in solid #000000" fo:padding-top="0in" fo:padding-left="0.075in" fo:padding-bottom="0in" fo:padding-right="0.075in"/>
    </style:style>
    <style:style style:name="T3083" style:parent-style-name="DefaultParagraphFont" style:family="text">
      <style:text-properties fo:font-size="11pt" style:font-size-asian="11pt" style:font-size-complex="11pt" fo:language="et" fo:country="EE"/>
    </style:style>
    <style:style style:name="TableRow3084" style:family="table-row">
      <style:table-row-properties style:use-optimal-row-height="false"/>
    </style:style>
    <style:style style:name="TableCell3085" style:family="table-cell">
      <style:table-cell-properties fo:border="0.0069in solid #000000" fo:padding-top="0in" fo:padding-left="0.075in" fo:padding-bottom="0in" fo:padding-right="0.075in"/>
    </style:style>
    <style:style style:name="T3086" style:parent-style-name="DefaultParagraphFont" style:family="text">
      <style:text-properties fo:font-size="11pt" style:font-size-asian="11pt" style:font-size-complex="11pt" fo:language="et" fo:country="EE"/>
    </style:style>
    <style:style style:name="TableCell3087" style:family="table-cell">
      <style:table-cell-properties fo:border="0.0069in solid #000000" fo:padding-top="0in" fo:padding-left="0.0069in" fo:padding-bottom="0in" fo:padding-right="0.0069in"/>
    </style:style>
    <style:style style:name="T3088" style:parent-style-name="DefaultParagraphFont" style:family="text">
      <style:text-properties fo:font-size="11pt" style:font-size-asian="11pt" style:font-size-complex="11pt" fo:language="et" fo:country="EE"/>
    </style:style>
    <style:style style:name="TableCell3089" style:family="table-cell">
      <style:table-cell-properties fo:border="0.0069in solid #000000" fo:padding-top="0in" fo:padding-left="0.075in" fo:padding-bottom="0in" fo:padding-right="0.075in"/>
    </style:style>
    <style:style style:name="P3090" style:parent-style-name="Normal" style:family="paragraph">
      <style:text-properties fo:language="et" fo:country="EE"/>
    </style:style>
    <style:style style:name="TableCell3091" style:family="table-cell">
      <style:table-cell-properties fo:border="0.0069in solid #000000" fo:padding-top="0in" fo:padding-left="0.075in" fo:padding-bottom="0in" fo:padding-right="0.075in"/>
    </style:style>
    <style:style style:name="P3092" style:parent-style-name="Normal" style:family="paragraph">
      <style:text-properties fo:language="et" fo:country="EE"/>
    </style:style>
    <style:style style:name="TableRow3093" style:family="table-row">
      <style:table-row-properties style:use-optimal-row-height="false"/>
    </style:style>
    <style:style style:name="TableCell3094" style:family="table-cell">
      <style:table-cell-properties fo:border="0.0069in solid #000000" fo:padding-top="0in" fo:padding-left="0.075in" fo:padding-bottom="0in" fo:padding-right="0.075in"/>
    </style:style>
    <style:style style:name="T3095" style:parent-style-name="DefaultParagraphFont" style:family="text">
      <style:text-properties fo:font-size="11pt" style:font-size-asian="11pt" style:font-size-complex="11pt" fo:language="et" fo:country="EE"/>
    </style:style>
    <style:style style:name="TableCell3096" style:family="table-cell">
      <style:table-cell-properties fo:border="0.0069in solid #000000" fo:padding-top="0in" fo:padding-left="0.0069in" fo:padding-bottom="0in" fo:padding-right="0.0069in"/>
    </style:style>
    <style:style style:name="T3097" style:parent-style-name="DefaultParagraphFont" style:family="text">
      <style:text-properties fo:font-size="11pt" style:font-size-asian="11pt" style:font-size-complex="11pt" fo:language="et" fo:country="EE"/>
    </style:style>
    <style:style style:name="TableCell3098" style:family="table-cell">
      <style:table-cell-properties fo:border="0.0069in solid #000000" fo:padding-top="0in" fo:padding-left="0.075in" fo:padding-bottom="0in" fo:padding-right="0.075in"/>
    </style:style>
    <style:style style:name="T3099" style:parent-style-name="DefaultParagraphFont" style:family="text">
      <style:text-properties fo:font-size="11pt" style:font-size-asian="11pt" style:font-size-complex="11pt" fo:language="et" fo:country="EE"/>
    </style:style>
    <style:style style:name="TableCell3100" style:family="table-cell">
      <style:table-cell-properties fo:border="0.0069in solid #000000" fo:padding-top="0in" fo:padding-left="0.075in" fo:padding-bottom="0in" fo:padding-right="0.075in"/>
    </style:style>
    <style:style style:name="T3101" style:parent-style-name="DefaultParagraphFont" style:family="text">
      <style:text-properties fo:font-size="10pt" style:font-size-asian="10pt" style:font-size-complex="10pt" fo:language="et" fo:country="EE"/>
    </style:style>
    <style:style style:name="P3102" style:parent-style-name="Normal" style:family="paragraph">
      <style:text-properties fo:language="et" fo:country="EE"/>
    </style:style>
    <style:style style:name="P3103" style:parent-style-name="Normal" style:family="paragraph">
      <style:text-properties fo:language="et" fo:country="EE"/>
    </style:style>
    <style:style style:name="P3104" style:parent-style-name="Normal" style:family="paragraph">
      <style:text-properties fo:language="et" fo:country="EE"/>
    </style:style>
    <style:style style:name="P3105" style:parent-style-name="Normal" style:family="paragraph">
      <style:paragraph-properties fo:background-color="#D6E3BC"/>
      <style:text-properties fo:font-size="10pt" style:font-size-asian="10pt" style:font-size-complex="10pt" fo:language="et" fo:country="EE"/>
    </style:style>
    <style:style style:name="P3106" style:parent-style-name="Normal" style:family="paragraph">
      <style:paragraph-properties fo:background-color="#D6E3BC"/>
      <style:text-properties fo:font-size="10pt" style:font-size-asian="10pt" style:font-size-complex="10pt" fo:language="et" fo:country="EE"/>
    </style:style>
    <style:style style:name="P3107" style:parent-style-name="Normal" style:family="paragraph">
      <style:paragraph-properties fo:background-color="#D6E3BC"/>
      <style:text-properties fo:font-size="10pt" style:font-size-asian="10pt" style:font-size-complex="10pt" fo:language="et" fo:country="EE"/>
    </style:style>
    <style:style style:name="P3108" style:parent-style-name="Normal" style:family="paragraph">
      <style:paragraph-properties fo:background-color="#D6E3BC"/>
      <style:text-properties fo:font-size="10pt" style:font-size-asian="10pt" style:font-size-complex="10pt" fo:language="et" fo:country="EE"/>
    </style:style>
    <style:style style:name="P3109" style:parent-style-name="Normal" style:family="paragraph">
      <style:paragraph-properties fo:background-color="#D6E3BC"/>
      <style:text-properties fo:font-size="10pt" style:font-size-asian="10pt" style:font-size-complex="10pt" fo:language="et" fo:country="EE"/>
    </style:style>
    <style:style style:name="P3110" style:parent-style-name="Normal" style:family="paragraph">
      <style:paragraph-properties fo:background-color="#D6E3BC"/>
      <style:text-properties fo:font-size="10pt" style:font-size-asian="10pt" style:font-size-complex="10pt" fo:language="et" fo:country="EE"/>
    </style:style>
    <style:style style:name="P3111" style:parent-style-name="Normal" style:family="paragraph">
      <style:paragraph-properties fo:background-color="#D6E3BC"/>
      <style:text-properties fo:font-size="10pt" style:font-size-asian="10pt" style:font-size-complex="10pt" fo:language="et" fo:country="EE"/>
    </style:style>
    <style:style style:name="P3112" style:parent-style-name="Normal" style:family="paragraph">
      <style:paragraph-properties fo:background-color="#D6E3BC"/>
      <style:text-properties fo:font-size="10pt" style:font-size-asian="10pt" style:font-size-complex="10pt" fo:language="et" fo:country="EE"/>
    </style:style>
    <style:style style:name="P3113" style:parent-style-name="Normal" style:family="paragraph">
      <style:paragraph-properties fo:background-color="#D6E3BC"/>
      <style:text-properties fo:font-size="10pt" style:font-size-asian="10pt" style:font-size-complex="10pt" fo:language="et" fo:country="EE"/>
    </style:style>
    <style:style style:name="P3114" style:parent-style-name="Normal" style:family="paragraph">
      <style:paragraph-properties fo:background-color="#D6E3BC"/>
      <style:text-properties fo:font-size="10pt" style:font-size-asian="10pt" style:font-size-complex="10pt" fo:language="et" fo:country="EE"/>
    </style:style>
    <style:style style:name="P3115" style:parent-style-name="Normal" style:family="paragraph">
      <style:paragraph-properties fo:background-color="#D6E3BC"/>
      <style:text-properties fo:font-size="10pt" style:font-size-asian="10pt" style:font-size-complex="10pt" fo:language="et" fo:country="EE"/>
    </style:style>
    <style:style style:name="P3116" style:parent-style-name="Normal" style:family="paragraph">
      <style:paragraph-properties fo:background-color="#D6E3BC"/>
      <style:text-properties fo:font-size="10pt" style:font-size-asian="10pt" style:font-size-complex="10pt" fo:language="et" fo:country="EE"/>
    </style:style>
    <style:style style:name="P3117" style:parent-style-name="Normal" style:family="paragraph">
      <style:paragraph-properties fo:background-color="#D6E3BC"/>
      <style:text-properties fo:font-size="10pt" style:font-size-asian="10pt" style:font-size-complex="10pt" fo:language="et" fo:country="EE"/>
    </style:style>
    <style:style style:name="P3118" style:parent-style-name="Normal" style:family="paragraph">
      <style:paragraph-properties fo:background-color="#D6E3BC"/>
      <style:text-properties fo:font-size="10pt" style:font-size-asian="10pt" style:font-size-complex="10pt" fo:language="et" fo:country="EE"/>
    </style:style>
    <style:style style:name="P3119" style:parent-style-name="Normal" style:family="paragraph">
      <style:paragraph-properties fo:background-color="#D6E3BC"/>
      <style:text-properties fo:font-size="10pt" style:font-size-asian="10pt" style:font-size-complex="10pt" fo:language="et" fo:country="EE"/>
    </style:style>
    <style:style style:name="P3120" style:parent-style-name="Normal" style:family="paragraph">
      <style:paragraph-properties fo:background-color="#D6E3BC"/>
      <style:text-properties fo:font-size="10pt" style:font-size-asian="10pt" style:font-size-complex="10pt" fo:language="et" fo:country="EE"/>
    </style:style>
    <style:style style:name="P3121" style:parent-style-name="Normal" style:family="paragraph">
      <style:paragraph-properties fo:background-color="#D6E3BC"/>
      <style:text-properties fo:font-size="10pt" style:font-size-asian="10pt" style:font-size-complex="10pt" fo:language="et" fo:country="EE"/>
    </style:style>
    <style:style style:name="P3122" style:parent-style-name="Normal" style:family="paragraph">
      <style:paragraph-properties fo:background-color="#D6E3BC"/>
      <style:text-properties fo:font-size="10pt" style:font-size-asian="10pt" style:font-size-complex="10pt" fo:language="et" fo:country="EE"/>
    </style:style>
    <style:style style:name="P3123" style:parent-style-name="Normal" style:family="paragraph">
      <style:paragraph-properties fo:background-color="#D6E3BC"/>
      <style:text-properties fo:font-size="10pt" style:font-size-asian="10pt" style:font-size-complex="10pt" fo:language="et" fo:country="EE"/>
    </style:style>
    <style:style style:name="P3124" style:parent-style-name="Normal" style:family="paragraph">
      <style:paragraph-properties fo:background-color="#D6E3BC"/>
      <style:text-properties fo:font-size="10pt" style:font-size-asian="10pt" style:font-size-complex="10pt" fo:language="et" fo:country="EE"/>
    </style:style>
    <style:style style:name="P3125" style:parent-style-name="Normal" style:family="paragraph">
      <style:paragraph-properties fo:background-color="#D6E3BC"/>
      <style:text-properties fo:font-size="10pt" style:font-size-asian="10pt" style:font-size-complex="10pt" fo:language="et" fo:country="EE"/>
    </style:style>
    <style:style style:name="P3126" style:parent-style-name="Normal" style:family="paragraph">
      <style:text-properties fo:language="et" fo:country="EE"/>
    </style:style>
    <style:style style:name="P3127" style:parent-style-name="Normal" style:family="paragraph">
      <style:text-properties fo:language="et" fo:country="EE"/>
    </style:style>
    <style:style style:name="P3128" style:parent-style-name="Normal" style:family="paragraph">
      <style:text-properties fo:language="et" fo:country="EE"/>
    </style:style>
    <style:style style:name="P3129" style:parent-style-name="Normal" style:family="paragraph">
      <style:paragraph-properties fo:background-color="#D6E3BC"/>
      <style:text-properties fo:font-size="10pt" style:font-size-asian="10pt" style:font-size-complex="10pt" fo:language="et" fo:country="EE"/>
    </style:style>
    <style:style style:name="P3130" style:parent-style-name="Normal" style:family="paragraph">
      <style:paragraph-properties fo:background-color="#D6E3BC"/>
      <style:text-properties fo:font-size="10pt" style:font-size-asian="10pt" style:font-size-complex="10pt" fo:language="et" fo:country="EE"/>
    </style:style>
    <style:style style:name="P3131" style:parent-style-name="Normal" style:family="paragraph">
      <style:paragraph-properties fo:background-color="#D6E3BC"/>
      <style:text-properties fo:font-size="10pt" style:font-size-asian="10pt" style:font-size-complex="10pt" fo:language="et" fo:country="EE"/>
    </style:style>
    <style:style style:name="P3132" style:parent-style-name="Normal" style:family="paragraph">
      <style:paragraph-properties fo:background-color="#D6E3BC"/>
      <style:text-properties fo:font-size="10pt" style:font-size-asian="10pt" style:font-size-complex="10pt" fo:language="et" fo:country="EE"/>
    </style:style>
    <style:style style:name="P3133" style:parent-style-name="Normal" style:family="paragraph">
      <style:paragraph-properties fo:background-color="#D6E3BC"/>
      <style:text-properties fo:font-size="10pt" style:font-size-asian="10pt" style:font-size-complex="10pt" fo:language="et" fo:country="EE"/>
    </style:style>
    <style:style style:name="P3134" style:parent-style-name="Normal" style:family="paragraph">
      <style:paragraph-properties fo:background-color="#D6E3BC"/>
      <style:text-properties fo:font-size="10pt" style:font-size-asian="10pt" style:font-size-complex="10pt" fo:language="et" fo:country="EE"/>
    </style:style>
    <style:style style:name="P3135" style:parent-style-name="Normal" style:family="paragraph">
      <style:paragraph-properties fo:background-color="#D6E3BC"/>
      <style:text-properties fo:font-size="10pt" style:font-size-asian="10pt" style:font-size-complex="10pt" fo:language="et" fo:country="EE"/>
    </style:style>
    <style:style style:name="P3136" style:parent-style-name="Normal" style:family="paragraph">
      <style:paragraph-properties fo:background-color="#D6E3BC"/>
      <style:text-properties fo:font-size="10pt" style:font-size-asian="10pt" style:font-size-complex="10pt" fo:language="et" fo:country="EE"/>
    </style:style>
    <style:style style:name="P3137" style:parent-style-name="Normal" style:family="paragraph">
      <style:paragraph-properties fo:background-color="#D6E3BC"/>
      <style:text-properties fo:font-size="10pt" style:font-size-asian="10pt" style:font-size-complex="10pt" fo:language="et" fo:country="EE"/>
    </style:style>
    <style:style style:name="P3138" style:parent-style-name="Normal" style:family="paragraph">
      <style:paragraph-properties fo:background-color="#D6E3BC"/>
      <style:text-properties fo:font-size="10pt" style:font-size-asian="10pt" style:font-size-complex="10pt" fo:language="et" fo:country="EE"/>
    </style:style>
    <style:style style:name="P3139" style:parent-style-name="Normal" style:family="paragraph">
      <style:paragraph-properties fo:background-color="#D6E3BC"/>
      <style:text-properties fo:font-size="10pt" style:font-size-asian="10pt" style:font-size-complex="10pt" fo:language="et" fo:country="EE"/>
    </style:style>
    <style:style style:name="P3140" style:parent-style-name="Normal" style:family="paragraph">
      <style:paragraph-properties fo:background-color="#D6E3BC"/>
      <style:text-properties fo:font-size="10pt" style:font-size-asian="10pt" style:font-size-complex="10pt" fo:language="et" fo:country="EE"/>
    </style:style>
    <style:style style:name="P3141" style:parent-style-name="Normal" style:family="paragraph">
      <style:paragraph-properties fo:background-color="#D6E3BC"/>
      <style:text-properties fo:font-size="10pt" style:font-size-asian="10pt" style:font-size-complex="10pt" fo:language="et" fo:country="EE"/>
    </style:style>
    <style:style style:name="P3142" style:parent-style-name="Normal" style:family="paragraph">
      <style:paragraph-properties fo:background-color="#D6E3BC"/>
      <style:text-properties fo:font-size="10pt" style:font-size-asian="10pt" style:font-size-complex="10pt" fo:language="et" fo:country="EE"/>
    </style:style>
    <style:style style:name="P3143" style:parent-style-name="Normal" style:family="paragraph">
      <style:paragraph-properties fo:background-color="#D6E3BC"/>
      <style:text-properties fo:font-size="10pt" style:font-size-asian="10pt" style:font-size-complex="10pt" fo:language="et" fo:country="EE"/>
    </style:style>
    <style:style style:name="P3144" style:parent-style-name="Normal" style:family="paragraph">
      <style:paragraph-properties fo:background-color="#D6E3BC"/>
      <style:text-properties fo:font-size="10pt" style:font-size-asian="10pt" style:font-size-complex="10pt" fo:language="et" fo:country="EE"/>
    </style:style>
    <style:style style:name="P3145" style:parent-style-name="Normal" style:family="paragraph">
      <style:paragraph-properties fo:background-color="#D6E3BC"/>
      <style:text-properties fo:font-size="10pt" style:font-size-asian="10pt" style:font-size-complex="10pt" fo:language="et" fo:country="EE"/>
    </style:style>
    <style:style style:name="P3146" style:parent-style-name="Normal" style:family="paragraph">
      <style:paragraph-properties fo:background-color="#D6E3BC"/>
      <style:text-properties fo:font-size="10pt" style:font-size-asian="10pt" style:font-size-complex="10pt" fo:language="et" fo:country="EE"/>
    </style:style>
    <style:style style:name="P3147" style:parent-style-name="Normal" style:family="paragraph">
      <style:paragraph-properties fo:background-color="#D6E3BC"/>
      <style:text-properties fo:font-size="10pt" style:font-size-asian="10pt" style:font-size-complex="10pt" fo:language="et" fo:country="EE"/>
    </style:style>
    <style:style style:name="P3148" style:parent-style-name="Normal" style:family="paragraph">
      <style:paragraph-properties fo:background-color="#D6E3BC"/>
      <style:text-properties fo:font-size="10pt" style:font-size-asian="10pt" style:font-size-complex="10pt" fo:language="et" fo:country="EE"/>
    </style:style>
    <style:style style:name="P3149" style:parent-style-name="Normal" style:family="paragraph">
      <style:paragraph-properties fo:background-color="#D6E3BC"/>
      <style:text-properties fo:font-size="10pt" style:font-size-asian="10pt" style:font-size-complex="10pt" fo:language="et" fo:country="EE"/>
    </style:style>
    <style:style style:name="P3150" style:parent-style-name="Normal" style:family="paragraph">
      <style:paragraph-properties fo:background-color="#D6E3BC"/>
      <style:text-properties fo:font-size="10pt" style:font-size-asian="10pt" style:font-size-complex="10pt" fo:language="et" fo:country="EE"/>
    </style:style>
    <style:style style:name="P3151" style:parent-style-name="Normal" style:family="paragraph">
      <style:paragraph-properties fo:background-color="#D6E3BC"/>
      <style:text-properties fo:font-size="10pt" style:font-size-asian="10pt" style:font-size-complex="10pt" fo:language="et" fo:country="EE"/>
    </style:style>
    <style:style style:name="P3152" style:parent-style-name="Normal" style:family="paragraph">
      <style:paragraph-properties fo:background-color="#D6E3BC"/>
      <style:text-properties fo:font-size="10pt" style:font-size-asian="10pt" style:font-size-complex="10pt" fo:language="et" fo:country="EE"/>
    </style:style>
    <style:style style:name="P3153" style:parent-style-name="Normal" style:family="paragraph">
      <style:paragraph-properties fo:background-color="#D6E3BC"/>
      <style:text-properties fo:font-size="10pt" style:font-size-asian="10pt" style:font-size-complex="10pt" fo:language="et" fo:country="EE"/>
    </style:style>
    <style:style style:name="P3154" style:parent-style-name="Normal" style:family="paragraph">
      <style:paragraph-properties fo:background-color="#D6E3BC"/>
      <style:text-properties fo:font-size="10pt" style:font-size-asian="10pt" style:font-size-complex="10pt" fo:language="et" fo:country="EE"/>
    </style:style>
    <style:style style:name="P3155" style:parent-style-name="Normal" style:family="paragraph">
      <style:paragraph-properties fo:background-color="#D6E3BC"/>
      <style:text-properties fo:font-size="10pt" style:font-size-asian="10pt" style:font-size-complex="10pt" fo:language="et" fo:country="EE"/>
    </style:style>
    <style:style style:name="P3156" style:parent-style-name="Normal" style:family="paragraph">
      <style:paragraph-properties fo:background-color="#D6E3BC"/>
      <style:text-properties fo:font-size="10pt" style:font-size-asian="10pt" style:font-size-complex="10pt" fo:language="et" fo:country="EE"/>
    </style:style>
    <style:style style:name="P3157" style:parent-style-name="Normal" style:family="paragraph">
      <style:paragraph-properties fo:background-color="#D6E3BC"/>
      <style:text-properties fo:font-size="10pt" style:font-size-asian="10pt" style:font-size-complex="10pt" fo:language="et" fo:country="EE"/>
    </style:style>
    <style:style style:name="P3158" style:parent-style-name="Normal" style:family="paragraph">
      <style:paragraph-properties fo:background-color="#D6E3BC"/>
      <style:text-properties fo:font-size="10pt" style:font-size-asian="10pt" style:font-size-complex="10pt" fo:language="et" fo:country="EE"/>
    </style:style>
    <style:style style:name="P3159" style:parent-style-name="Normal" style:family="paragraph">
      <style:paragraph-properties fo:background-color="#D6E3BC"/>
      <style:text-properties fo:font-size="10pt" style:font-size-asian="10pt" style:font-size-complex="10pt" fo:language="et" fo:country="EE"/>
    </style:style>
    <style:style style:name="P3160" style:parent-style-name="Normal" style:family="paragraph">
      <style:paragraph-properties fo:background-color="#D6E3BC"/>
      <style:text-properties fo:font-size="10pt" style:font-size-asian="10pt" style:font-size-complex="10pt" fo:language="et" fo:country="EE"/>
    </style:style>
    <style:style style:name="P3161" style:parent-style-name="Normal" style:family="paragraph">
      <style:paragraph-properties fo:background-color="#D6E3BC"/>
      <style:text-properties fo:font-size="10pt" style:font-size-asian="10pt" style:font-size-complex="10pt" fo:language="et" fo:country="EE"/>
    </style:style>
    <style:style style:name="T3162" style:parent-style-name="DefaultParagraphFont" style:family="text">
      <style:text-properties fo:language="et" fo:country="EE"/>
    </style:style>
    <style:style style:name="T3163" style:parent-style-name="DefaultParagraphFont" style:family="text">
      <style:text-properties fo:language="et" fo:country="EE"/>
    </style:style>
    <style:style style:name="T3164" style:parent-style-name="DefaultParagraphFont" style:family="text">
      <style:text-properties fo:language="et" fo:country="EE"/>
    </style:style>
    <style:style style:name="T3165" style:parent-style-name="DefaultParagraphFont" style:family="text">
      <style:text-properties fo:language="et" fo:country="EE"/>
    </style:style>
    <style:style style:name="T3166" style:parent-style-name="DefaultParagraphFont" style:family="text">
      <style:text-properties fo:language="et" fo:country="EE"/>
    </style:style>
    <style:style style:name="T3167" style:parent-style-name="DefaultParagraphFont" style:family="text">
      <style:text-properties fo:language="et" fo:country="EE"/>
    </style:style>
    <style:style style:name="T3168" style:parent-style-name="DefaultParagraphFont" style:family="text">
      <style:text-properties fo:language="et" fo:country="EE"/>
    </style:style>
    <style:style style:name="T3169" style:parent-style-name="DefaultParagraphFont" style:family="text">
      <style:text-properties fo:language="et" fo:country="EE"/>
    </style:style>
    <style:style style:name="T3170" style:parent-style-name="DefaultParagraphFont" style:family="text">
      <style:text-properties fo:language="et" fo:country="EE"/>
    </style:style>
    <style:style style:name="T3171" style:parent-style-name="DefaultParagraphFont" style:family="text">
      <style:text-properties fo:language="et" fo:country="EE"/>
    </style:style>
    <style:style style:name="T3172" style:parent-style-name="DefaultParagraphFont" style:family="text">
      <style:text-properties fo:language="et" fo:country="EE"/>
    </style:style>
    <style:style style:name="T3173" style:parent-style-name="DefaultParagraphFont" style:family="text">
      <style:text-properties fo:language="et" fo:country="EE"/>
    </style:style>
    <style:style style:name="P3174" style:parent-style-name="Normal" style:family="paragraph">
      <style:text-properties fo:language="et" fo:country="EE"/>
    </style:style>
    <style:style style:name="P3175" style:parent-style-name="Normal" style:family="paragraph">
      <style:text-properties fo:language="et" fo:country="EE"/>
    </style:style>
    <style:style style:name="TableColumn3177" style:family="table-column">
      <style:table-column-properties style:column-width="2.0465in" style:use-optimal-column-width="false"/>
    </style:style>
    <style:style style:name="TableColumn3178" style:family="table-column">
      <style:table-column-properties style:column-width="1.8034in" style:use-optimal-column-width="false"/>
    </style:style>
    <style:style style:name="TableColumn3179" style:family="table-column">
      <style:table-column-properties style:column-width="1.0375in" style:use-optimal-column-width="false"/>
    </style:style>
    <style:style style:name="TableColumn3180" style:family="table-column">
      <style:table-column-properties style:column-width="1.4875in" style:use-optimal-column-width="false"/>
    </style:style>
    <style:style style:name="Table3176" style:family="table">
      <style:table-properties style:width="6.375in" fo:margin-left="0.075in" table:align="left"/>
    </style:style>
    <style:style style:name="TableRow3181" style:family="table-row">
      <style:table-row-properties style:use-optimal-row-height="false"/>
    </style:style>
    <style:style style:name="TableCell3182" style:family="table-cell">
      <style:table-cell-properties fo:border="0.0069in solid #000000" fo:padding-top="0in" fo:padding-left="0.075in" fo:padding-bottom="0in" fo:padding-right="0.075in"/>
    </style:style>
    <style:style style:name="T3183" style:parent-style-name="DefaultParagraphFont" style:family="text">
      <style:text-properties fo:font-weight="bold" style:font-weight-asian="bold" fo:font-size="11pt" style:font-size-asian="11pt" style:font-size-complex="11pt" fo:language="et" fo:country="EE"/>
    </style:style>
    <style:style style:name="TableCell3184" style:family="table-cell">
      <style:table-cell-properties fo:border="0.0069in solid #000000" fo:padding-top="0in" fo:padding-left="0.0069in" fo:padding-bottom="0in" fo:padding-right="0.0069in"/>
    </style:style>
    <style:style style:name="T3185" style:parent-style-name="DefaultParagraphFont" style:family="text">
      <style:text-properties fo:font-weight="bold" style:font-weight-asian="bold" fo:font-size="11pt" style:font-size-asian="11pt" style:font-size-complex="11pt" fo:language="et" fo:country="EE"/>
    </style:style>
    <style:style style:name="TableCell3186" style:family="table-cell">
      <style:table-cell-properties fo:border="0.0069in solid #000000" fo:padding-top="0in" fo:padding-left="0.075in" fo:padding-bottom="0in" fo:padding-right="0.075in"/>
    </style:style>
    <style:style style:name="T3187" style:parent-style-name="DefaultParagraphFont" style:family="text">
      <style:text-properties fo:font-weight="bold" style:font-weight-asian="bold" fo:font-size="11pt" style:font-size-asian="11pt" style:font-size-complex="11pt" fo:language="et" fo:country="EE"/>
    </style:style>
    <style:style style:name="TableCell3188" style:family="table-cell">
      <style:table-cell-properties fo:border="0.0069in solid #000000" fo:padding-top="0in" fo:padding-left="0.075in" fo:padding-bottom="0in" fo:padding-right="0.075in"/>
    </style:style>
    <style:style style:name="T3189" style:parent-style-name="DefaultParagraphFont" style:family="text">
      <style:text-properties fo:font-weight="bold" style:font-weight-asian="bold" fo:font-size="11pt" style:font-size-asian="11pt" style:font-size-complex="11pt" fo:language="et" fo:country="EE"/>
    </style:style>
    <style:style style:name="TableRow3190" style:family="table-row">
      <style:table-row-properties style:use-optimal-row-height="false"/>
    </style:style>
    <style:style style:name="TableCell3191" style:family="table-cell">
      <style:table-cell-properties fo:border="0.0069in solid #000000" fo:padding-top="0in" fo:padding-left="0.075in" fo:padding-bottom="0in" fo:padding-right="0.075in"/>
    </style:style>
    <style:style style:name="T3192" style:parent-style-name="DefaultParagraphFont" style:family="text">
      <style:text-properties fo:font-size="11pt" style:font-size-asian="11pt" style:font-size-complex="11pt" fo:language="et" fo:country="EE"/>
    </style:style>
    <style:style style:name="TableCell3193" style:family="table-cell">
      <style:table-cell-properties fo:border="0.0069in solid #000000" fo:padding-top="0in" fo:padding-left="0.0069in" fo:padding-bottom="0in" fo:padding-right="0.0069in"/>
    </style:style>
    <style:style style:name="T3194" style:parent-style-name="DefaultParagraphFont" style:family="text">
      <style:text-properties fo:font-size="11pt" style:font-size-asian="11pt" style:font-size-complex="11pt" fo:language="et" fo:country="EE"/>
    </style:style>
    <style:style style:name="TableCell3195" style:family="table-cell">
      <style:table-cell-properties fo:border="0.0069in solid #000000" fo:padding-top="0in" fo:padding-left="0.075in" fo:padding-bottom="0in" fo:padding-right="0.075in"/>
    </style:style>
    <style:style style:name="T3196" style:parent-style-name="DefaultParagraphFont" style:family="text">
      <style:text-properties fo:font-size="11pt" style:font-size-asian="11pt" style:font-size-complex="11pt" fo:language="et" fo:country="EE"/>
    </style:style>
    <style:style style:name="TableCell3197" style:family="table-cell">
      <style:table-cell-properties fo:border="0.0069in solid #000000" fo:padding-top="0in" fo:padding-left="0.075in" fo:padding-bottom="0in" fo:padding-right="0.075in"/>
    </style:style>
    <style:style style:name="T3198" style:parent-style-name="DefaultParagraphFont" style:family="text">
      <style:text-properties fo:font-size="11pt" style:font-size-asian="11pt" style:font-size-complex="11pt" fo:language="et" fo:country="EE"/>
    </style:style>
    <style:style style:name="TableRow3199" style:family="table-row">
      <style:table-row-properties style:use-optimal-row-height="false"/>
    </style:style>
    <style:style style:name="TableCell3200" style:family="table-cell">
      <style:table-cell-properties fo:border="0.0069in solid #000000" fo:padding-top="0in" fo:padding-left="0.075in" fo:padding-bottom="0in" fo:padding-right="0.075in"/>
    </style:style>
    <style:style style:name="T3201" style:parent-style-name="DefaultParagraphFont" style:family="text">
      <style:text-properties fo:font-size="11pt" style:font-size-asian="11pt" style:font-size-complex="11pt" fo:language="et" fo:country="EE"/>
    </style:style>
    <style:style style:name="TableCell3202" style:family="table-cell">
      <style:table-cell-properties fo:border="0.0069in solid #000000" fo:padding-top="0in" fo:padding-left="0.0069in" fo:padding-bottom="0in" fo:padding-right="0.0069in"/>
    </style:style>
    <style:style style:name="T3203" style:parent-style-name="DefaultParagraphFont" style:family="text">
      <style:text-properties fo:font-size="11pt" style:font-size-asian="11pt" style:font-size-complex="11pt" fo:language="et" fo:country="EE"/>
    </style:style>
    <style:style style:name="TableCell3204" style:family="table-cell">
      <style:table-cell-properties fo:border="0.0069in solid #000000" fo:padding-top="0in" fo:padding-left="0.075in" fo:padding-bottom="0in" fo:padding-right="0.075in"/>
    </style:style>
    <style:style style:name="P3205" style:parent-style-name="Normal" style:family="paragraph">
      <style:text-properties fo:language="et" fo:country="EE"/>
    </style:style>
    <style:style style:name="TableCell3206" style:family="table-cell">
      <style:table-cell-properties fo:border="0.0069in solid #000000" fo:padding-top="0in" fo:padding-left="0.075in" fo:padding-bottom="0in" fo:padding-right="0.075in"/>
    </style:style>
    <style:style style:name="P3207" style:parent-style-name="Normal" style:family="paragraph">
      <style:text-properties fo:language="et" fo:country="EE"/>
    </style:style>
    <style:style style:name="TableRow3208" style:family="table-row">
      <style:table-row-properties style:use-optimal-row-height="false"/>
    </style:style>
    <style:style style:name="TableCell3209" style:family="table-cell">
      <style:table-cell-properties fo:border="0.0069in solid #000000" fo:padding-top="0in" fo:padding-left="0.075in" fo:padding-bottom="0in" fo:padding-right="0.075in"/>
    </style:style>
    <style:style style:name="T3210" style:parent-style-name="DefaultParagraphFont" style:family="text">
      <style:text-properties fo:font-size="11pt" style:font-size-asian="11pt" style:font-size-complex="11pt" fo:language="et" fo:country="EE"/>
    </style:style>
    <style:style style:name="TableCell3211" style:family="table-cell">
      <style:table-cell-properties fo:border="0.0069in solid #000000" fo:padding-top="0in" fo:padding-left="0.0069in" fo:padding-bottom="0in" fo:padding-right="0.0069in"/>
    </style:style>
    <style:style style:name="T3212" style:parent-style-name="DefaultParagraphFont" style:family="text">
      <style:text-properties fo:font-size="11pt" style:font-size-asian="11pt" style:font-size-complex="11pt" fo:language="et" fo:country="EE"/>
    </style:style>
    <style:style style:name="TableCell3213" style:family="table-cell">
      <style:table-cell-properties fo:border="0.0069in solid #000000" fo:padding-top="0in" fo:padding-left="0.075in" fo:padding-bottom="0in" fo:padding-right="0.075in"/>
    </style:style>
    <style:style style:name="T3214" style:parent-style-name="DefaultParagraphFont" style:family="text">
      <style:text-properties fo:font-size="11pt" style:font-size-asian="11pt" style:font-size-complex="11pt" fo:language="et" fo:country="EE"/>
    </style:style>
    <style:style style:name="TableCell3215" style:family="table-cell">
      <style:table-cell-properties fo:border="0.0069in solid #000000" fo:padding-top="0in" fo:padding-left="0.075in" fo:padding-bottom="0in" fo:padding-right="0.075in"/>
    </style:style>
    <style:style style:name="T3216" style:parent-style-name="DefaultParagraphFont" style:family="text">
      <style:text-properties fo:font-size="10pt" style:font-size-asian="10pt" style:font-size-complex="10pt" fo:language="et" fo:country="EE"/>
    </style:style>
    <style:style style:name="TableRow3217" style:family="table-row">
      <style:table-row-properties style:use-optimal-row-height="false"/>
    </style:style>
    <style:style style:name="TableCell3218" style:family="table-cell">
      <style:table-cell-properties fo:border="0.0069in solid #000000" fo:padding-top="0in" fo:padding-left="0.075in" fo:padding-bottom="0in" fo:padding-right="0.075in"/>
    </style:style>
    <style:style style:name="T3219" style:parent-style-name="DefaultParagraphFont" style:family="text">
      <style:text-properties fo:font-size="11pt" style:font-size-asian="11pt" style:font-size-complex="11pt" fo:language="et" fo:country="EE"/>
    </style:style>
    <style:style style:name="TableCell3220" style:family="table-cell">
      <style:table-cell-properties fo:border="0.0069in solid #000000" fo:padding-top="0in" fo:padding-left="0.0069in" fo:padding-bottom="0in" fo:padding-right="0.0069in"/>
    </style:style>
    <style:style style:name="T3221" style:parent-style-name="DefaultParagraphFont" style:family="text">
      <style:text-properties fo:font-size="11pt" style:font-size-asian="11pt" style:font-size-complex="11pt" fo:language="et" fo:country="EE"/>
    </style:style>
    <style:style style:name="T3222" style:parent-style-name="DefaultParagraphFont" style:family="text">
      <style:text-properties fo:font-size="11pt" style:font-size-asian="11pt" style:font-size-complex="11pt" fo:language="et" fo:country="EE"/>
    </style:style>
    <style:style style:name="T3223" style:parent-style-name="DefaultParagraphFont" style:family="text">
      <style:text-properties fo:font-size="11pt" style:font-size-asian="11pt" style:font-size-complex="11pt" fo:language="et" fo:country="EE"/>
    </style:style>
    <style:style style:name="TableCell3224" style:family="table-cell">
      <style:table-cell-properties fo:border="0.0069in solid #000000" fo:padding-top="0in" fo:padding-left="0.075in" fo:padding-bottom="0in" fo:padding-right="0.075in"/>
    </style:style>
    <style:style style:name="T3225" style:parent-style-name="DefaultParagraphFont" style:family="text">
      <style:text-properties fo:font-size="11pt" style:font-size-asian="11pt" style:font-size-complex="11pt" fo:language="et" fo:country="EE"/>
    </style:style>
    <style:style style:name="TableCell3226" style:family="table-cell">
      <style:table-cell-properties fo:border="0.0069in solid #000000" fo:padding-top="0in" fo:padding-left="0.075in" fo:padding-bottom="0in" fo:padding-right="0.075in"/>
    </style:style>
    <style:style style:name="T3227" style:parent-style-name="DefaultParagraphFont" style:family="text">
      <style:text-properties fo:font-size="11pt" style:font-size-asian="11pt" style:font-size-complex="11pt" fo:language="et" fo:country="EE"/>
    </style:style>
    <style:style style:name="TableRow3228" style:family="table-row">
      <style:table-row-properties style:use-optimal-row-height="false"/>
    </style:style>
    <style:style style:name="TableCell3229" style:family="table-cell">
      <style:table-cell-properties fo:border="0.0069in solid #000000" fo:padding-top="0in" fo:padding-left="0.075in" fo:padding-bottom="0in" fo:padding-right="0.075in"/>
    </style:style>
    <style:style style:name="T3230" style:parent-style-name="DefaultParagraphFont" style:family="text">
      <style:text-properties fo:font-size="11pt" style:font-size-asian="11pt" style:font-size-complex="11pt" fo:language="et" fo:country="EE"/>
    </style:style>
    <style:style style:name="TableCell3231" style:family="table-cell">
      <style:table-cell-properties fo:border="0.0069in solid #000000" fo:padding-top="0in" fo:padding-left="0.0069in" fo:padding-bottom="0in" fo:padding-right="0.0069in"/>
    </style:style>
    <style:style style:name="T3232" style:parent-style-name="DefaultParagraphFont" style:family="text">
      <style:text-properties fo:font-size="11pt" style:font-size-asian="11pt" style:font-size-complex="11pt" fo:language="et" fo:country="EE"/>
    </style:style>
    <style:style style:name="T3233" style:parent-style-name="DefaultParagraphFont" style:family="text">
      <style:text-properties fo:font-size="11pt" style:font-size-asian="11pt" style:font-size-complex="11pt" fo:language="et" fo:country="EE"/>
    </style:style>
    <style:style style:name="T3234" style:parent-style-name="DefaultParagraphFont" style:family="text">
      <style:text-properties fo:font-size="11pt" style:font-size-asian="11pt" style:font-size-complex="11pt" fo:language="et" fo:country="EE"/>
    </style:style>
    <style:style style:name="TableCell3235" style:family="table-cell">
      <style:table-cell-properties fo:border="0.0069in solid #000000" fo:padding-top="0in" fo:padding-left="0.075in" fo:padding-bottom="0in" fo:padding-right="0.075in"/>
    </style:style>
    <style:style style:name="T3236" style:parent-style-name="DefaultParagraphFont" style:family="text">
      <style:text-properties fo:font-size="11pt" style:font-size-asian="11pt" style:font-size-complex="11pt" fo:language="et" fo:country="EE"/>
    </style:style>
    <style:style style:name="TableCell3237" style:family="table-cell">
      <style:table-cell-properties fo:border="0.0069in solid #000000" fo:padding-top="0in" fo:padding-left="0.075in" fo:padding-bottom="0in" fo:padding-right="0.075in"/>
    </style:style>
    <style:style style:name="T3238" style:parent-style-name="DefaultParagraphFont" style:family="text">
      <style:text-properties fo:font-size="11pt" style:font-size-asian="11pt" style:font-size-complex="11pt" fo:language="et" fo:country="EE"/>
    </style:style>
    <style:style style:name="P3239" style:parent-style-name="Normal" style:family="paragraph">
      <style:text-properties fo:language="et" fo:country="EE"/>
    </style:style>
    <style:style style:name="P3240" style:parent-style-name="Normal" style:family="paragraph">
      <style:text-properties fo:language="et" fo:country="EE"/>
    </style:style>
    <style:style style:name="P3241" style:parent-style-name="Normal" style:family="paragraph">
      <style:text-properties fo:language="et" fo:country="EE"/>
    </style:style>
    <style:style style:name="P3242" style:parent-style-name="Normal" style:family="paragraph">
      <style:paragraph-properties fo:background-color="#D6E3BC"/>
      <style:text-properties fo:font-size="10pt" style:font-size-asian="10pt" style:font-size-complex="10pt" fo:language="et" fo:country="EE"/>
    </style:style>
    <style:style style:name="P3243" style:parent-style-name="Normal" style:family="paragraph">
      <style:paragraph-properties fo:background-color="#D6E3BC"/>
      <style:text-properties fo:font-size="10pt" style:font-size-asian="10pt" style:font-size-complex="10pt" fo:language="et" fo:country="EE"/>
    </style:style>
    <style:style style:name="P3244" style:parent-style-name="Normal" style:family="paragraph">
      <style:paragraph-properties fo:background-color="#D6E3BC"/>
      <style:text-properties fo:font-size="10pt" style:font-size-asian="10pt" style:font-size-complex="10pt" fo:language="et" fo:country="EE"/>
    </style:style>
    <style:style style:name="P3245" style:parent-style-name="Normal" style:family="paragraph">
      <style:paragraph-properties fo:background-color="#D6E3BC"/>
      <style:text-properties fo:font-size="10pt" style:font-size-asian="10pt" style:font-size-complex="10pt" fo:language="et" fo:country="EE"/>
    </style:style>
    <style:style style:name="P3246" style:parent-style-name="Normal" style:family="paragraph">
      <style:paragraph-properties fo:background-color="#D6E3BC"/>
      <style:text-properties fo:font-size="10pt" style:font-size-asian="10pt" style:font-size-complex="10pt" fo:language="et" fo:country="EE"/>
    </style:style>
    <style:style style:name="P3247" style:parent-style-name="Normal" style:family="paragraph">
      <style:paragraph-properties fo:background-color="#D6E3BC"/>
      <style:text-properties fo:font-size="10pt" style:font-size-asian="10pt" style:font-size-complex="10pt" fo:language="et" fo:country="EE"/>
    </style:style>
    <style:style style:name="P3248" style:parent-style-name="Normal" style:family="paragraph">
      <style:paragraph-properties fo:background-color="#D6E3BC"/>
      <style:text-properties fo:font-size="10pt" style:font-size-asian="10pt" style:font-size-complex="10pt" fo:language="et" fo:country="EE"/>
    </style:style>
    <style:style style:name="P3249" style:parent-style-name="Normal" style:family="paragraph">
      <style:paragraph-properties fo:background-color="#D6E3BC"/>
      <style:text-properties fo:font-size="10pt" style:font-size-asian="10pt" style:font-size-complex="10pt" fo:language="et" fo:country="EE"/>
    </style:style>
    <style:style style:name="P3250" style:parent-style-name="Normal" style:family="paragraph">
      <style:paragraph-properties fo:background-color="#D6E3BC"/>
      <style:text-properties fo:font-size="10pt" style:font-size-asian="10pt" style:font-size-complex="10pt" fo:language="et" fo:country="EE"/>
    </style:style>
    <style:style style:name="P3251" style:parent-style-name="Normal" style:family="paragraph">
      <style:paragraph-properties fo:background-color="#D6E3BC"/>
      <style:text-properties fo:font-size="10pt" style:font-size-asian="10pt" style:font-size-complex="10pt" fo:language="et" fo:country="EE"/>
    </style:style>
    <style:style style:name="P3252" style:parent-style-name="Normal" style:family="paragraph">
      <style:paragraph-properties fo:background-color="#D6E3BC"/>
      <style:text-properties fo:font-size="10pt" style:font-size-asian="10pt" style:font-size-complex="10pt" fo:language="et" fo:country="EE"/>
    </style:style>
    <style:style style:name="P3253" style:parent-style-name="Normal" style:family="paragraph">
      <style:paragraph-properties fo:background-color="#D6E3BC"/>
      <style:text-properties fo:font-size="10pt" style:font-size-asian="10pt" style:font-size-complex="10pt" fo:language="et" fo:country="EE"/>
    </style:style>
    <style:style style:name="P3254" style:parent-style-name="Normal" style:family="paragraph">
      <style:paragraph-properties fo:background-color="#D6E3BC"/>
      <style:text-properties fo:font-size="10pt" style:font-size-asian="10pt" style:font-size-complex="10pt" fo:language="et" fo:country="EE"/>
    </style:style>
    <style:style style:name="P3255" style:parent-style-name="Normal" style:family="paragraph">
      <style:paragraph-properties fo:background-color="#D6E3BC"/>
      <style:text-properties fo:font-size="10pt" style:font-size-asian="10pt" style:font-size-complex="10pt" fo:language="et" fo:country="EE"/>
    </style:style>
    <style:style style:name="P3256" style:parent-style-name="Normal" style:family="paragraph">
      <style:paragraph-properties fo:background-color="#D6E3BC"/>
      <style:text-properties fo:font-size="10pt" style:font-size-asian="10pt" style:font-size-complex="10pt" fo:language="et" fo:country="EE"/>
    </style:style>
    <style:style style:name="P3257" style:parent-style-name="Normal" style:family="paragraph">
      <style:paragraph-properties fo:background-color="#D6E3BC"/>
      <style:text-properties fo:font-size="10pt" style:font-size-asian="10pt" style:font-size-complex="10pt" fo:language="et" fo:country="EE"/>
    </style:style>
    <style:style style:name="P3258" style:parent-style-name="Normal" style:family="paragraph">
      <style:paragraph-properties fo:background-color="#D6E3BC"/>
      <style:text-properties fo:font-size="10pt" style:font-size-asian="10pt" style:font-size-complex="10pt" fo:language="et" fo:country="EE"/>
    </style:style>
    <style:style style:name="P3259" style:parent-style-name="Normal" style:family="paragraph">
      <style:paragraph-properties fo:background-color="#D6E3BC"/>
      <style:text-properties fo:font-size="10pt" style:font-size-asian="10pt" style:font-size-complex="10pt" fo:language="et" fo:country="EE"/>
    </style:style>
    <style:style style:name="P3260" style:parent-style-name="Normal" style:family="paragraph">
      <style:paragraph-properties fo:background-color="#D6E3BC"/>
      <style:text-properties fo:font-size="10pt" style:font-size-asian="10pt" style:font-size-complex="10pt" fo:language="et" fo:country="EE"/>
    </style:style>
    <style:style style:name="P3261" style:parent-style-name="Normal" style:family="paragraph">
      <style:paragraph-properties fo:background-color="#D6E3BC"/>
      <style:text-properties fo:font-size="10pt" style:font-size-asian="10pt" style:font-size-complex="10pt" fo:language="et" fo:country="EE"/>
    </style:style>
    <style:style style:name="P3262" style:parent-style-name="Normal" style:family="paragraph">
      <style:paragraph-properties fo:background-color="#D6E3BC"/>
      <style:text-properties fo:font-size="10pt" style:font-size-asian="10pt" style:font-size-complex="10pt" fo:language="et" fo:country="EE"/>
    </style:style>
    <style:style style:name="P3263" style:parent-style-name="Normal" style:family="paragraph">
      <style:paragraph-properties fo:background-color="#D6E3BC"/>
      <style:text-properties fo:font-size="10pt" style:font-size-asian="10pt" style:font-size-complex="10pt" fo:language="et" fo:country="EE"/>
    </style:style>
    <style:style style:name="P3264" style:parent-style-name="Normal" style:family="paragraph">
      <style:paragraph-properties fo:background-color="#D6E3BC"/>
      <style:text-properties fo:font-size="10pt" style:font-size-asian="10pt" style:font-size-complex="10pt" fo:language="et" fo:country="EE"/>
    </style:style>
    <style:style style:name="P3265" style:parent-style-name="Normal" style:family="paragraph">
      <style:text-properties fo:language="et" fo:country="EE"/>
    </style:style>
    <style:style style:name="P3266" style:parent-style-name="Normal" style:family="paragraph">
      <style:text-properties fo:language="et" fo:country="EE"/>
    </style:style>
    <style:style style:name="P3267" style:parent-style-name="Normal" style:family="paragraph">
      <style:text-properties fo:language="et" fo:country="EE"/>
    </style:style>
    <style:style style:name="P3268" style:parent-style-name="Normal" style:family="paragraph">
      <style:paragraph-properties fo:background-color="#D6E3BC"/>
      <style:text-properties fo:font-size="10pt" style:font-size-asian="10pt" style:font-size-complex="10pt" fo:language="et" fo:country="EE"/>
    </style:style>
    <style:style style:name="P3269" style:parent-style-name="Normal" style:family="paragraph">
      <style:paragraph-properties fo:background-color="#D6E3BC"/>
      <style:text-properties fo:font-size="10pt" style:font-size-asian="10pt" style:font-size-complex="10pt" fo:language="et" fo:country="EE"/>
    </style:style>
    <style:style style:name="P3270" style:parent-style-name="Normal" style:family="paragraph">
      <style:paragraph-properties fo:background-color="#D6E3BC"/>
      <style:text-properties fo:font-size="10pt" style:font-size-asian="10pt" style:font-size-complex="10pt" fo:language="et" fo:country="EE"/>
    </style:style>
    <style:style style:name="P3271" style:parent-style-name="Normal" style:family="paragraph">
      <style:paragraph-properties fo:background-color="#D6E3BC"/>
      <style:text-properties fo:font-size="10pt" style:font-size-asian="10pt" style:font-size-complex="10pt" fo:language="et" fo:country="EE"/>
    </style:style>
    <style:style style:name="P3272" style:parent-style-name="Normal" style:family="paragraph">
      <style:paragraph-properties fo:background-color="#D6E3BC"/>
      <style:text-properties fo:font-size="10pt" style:font-size-asian="10pt" style:font-size-complex="10pt" fo:language="et" fo:country="EE"/>
    </style:style>
    <style:style style:name="P3273" style:parent-style-name="Normal" style:family="paragraph">
      <style:paragraph-properties fo:background-color="#D6E3BC"/>
      <style:text-properties fo:font-size="10pt" style:font-size-asian="10pt" style:font-size-complex="10pt" fo:language="et" fo:country="EE"/>
    </style:style>
    <style:style style:name="P3274" style:parent-style-name="Normal" style:family="paragraph">
      <style:paragraph-properties fo:background-color="#D6E3BC"/>
      <style:text-properties fo:font-size="10pt" style:font-size-asian="10pt" style:font-size-complex="10pt" fo:language="et" fo:country="EE"/>
    </style:style>
    <style:style style:name="P3275" style:parent-style-name="Normal" style:family="paragraph">
      <style:paragraph-properties fo:background-color="#D6E3BC"/>
      <style:text-properties fo:font-size="10pt" style:font-size-asian="10pt" style:font-size-complex="10pt" fo:language="et" fo:country="EE"/>
    </style:style>
    <style:style style:name="P3276" style:parent-style-name="Normal" style:family="paragraph">
      <style:paragraph-properties fo:background-color="#D6E3BC"/>
      <style:text-properties fo:font-size="10pt" style:font-size-asian="10pt" style:font-size-complex="10pt" fo:language="et" fo:country="EE"/>
    </style:style>
    <style:style style:name="P3277" style:parent-style-name="Normal" style:family="paragraph">
      <style:paragraph-properties fo:background-color="#D6E3BC"/>
      <style:text-properties fo:font-size="10pt" style:font-size-asian="10pt" style:font-size-complex="10pt" fo:language="et" fo:country="EE"/>
    </style:style>
    <style:style style:name="P3278" style:parent-style-name="Normal" style:family="paragraph">
      <style:paragraph-properties fo:background-color="#D6E3BC"/>
      <style:text-properties fo:font-size="10pt" style:font-size-asian="10pt" style:font-size-complex="10pt" fo:language="et" fo:country="EE"/>
    </style:style>
    <style:style style:name="P3279" style:parent-style-name="Normal" style:family="paragraph">
      <style:paragraph-properties fo:background-color="#D6E3BC"/>
      <style:text-properties fo:font-size="10pt" style:font-size-asian="10pt" style:font-size-complex="10pt" fo:language="et" fo:country="EE"/>
    </style:style>
    <style:style style:name="P3280" style:parent-style-name="Normal" style:family="paragraph">
      <style:paragraph-properties fo:background-color="#D6E3BC"/>
      <style:text-properties fo:font-size="10pt" style:font-size-asian="10pt" style:font-size-complex="10pt" fo:language="et" fo:country="EE"/>
    </style:style>
    <style:style style:name="P3281" style:parent-style-name="Normal" style:family="paragraph">
      <style:paragraph-properties fo:background-color="#D6E3BC"/>
      <style:text-properties fo:font-size="10pt" style:font-size-asian="10pt" style:font-size-complex="10pt" fo:language="et" fo:country="EE"/>
    </style:style>
    <style:style style:name="P3282" style:parent-style-name="Normal" style:family="paragraph">
      <style:paragraph-properties fo:background-color="#D6E3BC"/>
      <style:text-properties fo:font-size="10pt" style:font-size-asian="10pt" style:font-size-complex="10pt" fo:language="et" fo:country="EE"/>
    </style:style>
    <style:style style:name="P3283" style:parent-style-name="Normal" style:family="paragraph">
      <style:paragraph-properties fo:background-color="#D6E3BC"/>
      <style:text-properties fo:font-size="10pt" style:font-size-asian="10pt" style:font-size-complex="10pt" fo:language="et" fo:country="EE"/>
    </style:style>
    <style:style style:name="P3284" style:parent-style-name="Normal" style:family="paragraph">
      <style:paragraph-properties fo:background-color="#D6E3BC"/>
      <style:text-properties fo:font-size="10pt" style:font-size-asian="10pt" style:font-size-complex="10pt" fo:language="et" fo:country="EE"/>
    </style:style>
    <style:style style:name="P3285" style:parent-style-name="Normal" style:family="paragraph">
      <style:paragraph-properties fo:background-color="#D6E3BC"/>
      <style:text-properties fo:font-size="10pt" style:font-size-asian="10pt" style:font-size-complex="10pt" fo:language="et" fo:country="EE"/>
    </style:style>
    <style:style style:name="P3286" style:parent-style-name="Normal" style:family="paragraph">
      <style:paragraph-properties fo:background-color="#D6E3BC"/>
      <style:text-properties fo:font-size="10pt" style:font-size-asian="10pt" style:font-size-complex="10pt" fo:language="et" fo:country="EE"/>
    </style:style>
    <style:style style:name="P3287" style:parent-style-name="Normal" style:family="paragraph">
      <style:paragraph-properties fo:background-color="#D6E3BC"/>
      <style:text-properties fo:font-size="10pt" style:font-size-asian="10pt" style:font-size-complex="10pt" fo:language="et" fo:country="EE"/>
    </style:style>
    <style:style style:name="P3288" style:parent-style-name="Normal" style:family="paragraph">
      <style:paragraph-properties fo:background-color="#D6E3BC"/>
      <style:text-properties fo:font-size="10pt" style:font-size-asian="10pt" style:font-size-complex="10pt" fo:language="et" fo:country="EE"/>
    </style:style>
    <style:style style:name="P3289" style:parent-style-name="Normal" style:family="paragraph">
      <style:paragraph-properties fo:background-color="#D6E3BC"/>
      <style:text-properties fo:font-size="10pt" style:font-size-asian="10pt" style:font-size-complex="10pt" fo:language="et" fo:country="EE"/>
    </style:style>
    <style:style style:name="P3290" style:parent-style-name="Normal" style:family="paragraph">
      <style:paragraph-properties fo:background-color="#D6E3BC"/>
      <style:text-properties fo:font-size="10pt" style:font-size-asian="10pt" style:font-size-complex="10pt" fo:language="et" fo:country="EE"/>
    </style:style>
    <style:style style:name="P3291" style:parent-style-name="Normal" style:family="paragraph">
      <style:paragraph-properties fo:background-color="#D6E3BC"/>
      <style:text-properties fo:font-size="10pt" style:font-size-asian="10pt" style:font-size-complex="10pt" fo:language="et" fo:country="EE"/>
    </style:style>
    <style:style style:name="P3292" style:parent-style-name="Normal" style:family="paragraph">
      <style:paragraph-properties fo:background-color="#D6E3BC"/>
      <style:text-properties fo:font-size="10pt" style:font-size-asian="10pt" style:font-size-complex="10pt" fo:language="et" fo:country="EE"/>
    </style:style>
    <style:style style:name="P3293" style:parent-style-name="Normal" style:family="paragraph">
      <style:paragraph-properties fo:background-color="#D6E3BC"/>
      <style:text-properties fo:font-size="10pt" style:font-size-asian="10pt" style:font-size-complex="10pt" fo:language="et" fo:country="EE"/>
    </style:style>
    <style:style style:name="P3294" style:parent-style-name="Normal" style:family="paragraph">
      <style:paragraph-properties fo:background-color="#D6E3BC"/>
      <style:text-properties fo:font-size="10pt" style:font-size-asian="10pt" style:font-size-complex="10pt" fo:language="et" fo:country="EE"/>
    </style:style>
    <style:style style:name="P3295" style:parent-style-name="Normal" style:family="paragraph">
      <style:paragraph-properties fo:background-color="#D6E3BC"/>
      <style:text-properties fo:font-size="10pt" style:font-size-asian="10pt" style:font-size-complex="10pt" fo:language="et" fo:country="EE"/>
    </style:style>
    <style:style style:name="P3296" style:parent-style-name="Normal" style:family="paragraph">
      <style:paragraph-properties fo:background-color="#D6E3BC"/>
      <style:text-properties fo:font-size="10pt" style:font-size-asian="10pt" style:font-size-complex="10pt" fo:language="et" fo:country="EE"/>
    </style:style>
    <style:style style:name="P3297" style:parent-style-name="Normal" style:family="paragraph">
      <style:paragraph-properties fo:background-color="#D6E3BC"/>
      <style:text-properties fo:font-size="10pt" style:font-size-asian="10pt" style:font-size-complex="10pt" fo:language="et" fo:country="EE"/>
    </style:style>
    <style:style style:name="P3298" style:parent-style-name="Normal" style:family="paragraph">
      <style:paragraph-properties fo:background-color="#D6E3BC"/>
      <style:text-properties fo:font-size="10pt" style:font-size-asian="10pt" style:font-size-complex="10pt" fo:language="et" fo:country="EE"/>
    </style:style>
    <style:style style:name="P3299" style:parent-style-name="Normal" style:family="paragraph">
      <style:paragraph-properties fo:background-color="#D6E3BC"/>
      <style:text-properties fo:font-size="10pt" style:font-size-asian="10pt" style:font-size-complex="10pt" fo:language="et" fo:country="EE"/>
    </style:style>
    <style:style style:name="P3300" style:parent-style-name="Normal" style:family="paragraph">
      <style:paragraph-properties fo:background-color="#D6E3BC"/>
      <style:text-properties fo:font-size="10pt" style:font-size-asian="10pt" style:font-size-complex="10pt" fo:language="et" fo:country="EE"/>
    </style:style>
    <style:style style:name="P3301" style:parent-style-name="Normal" style:family="paragraph">
      <style:paragraph-properties fo:background-color="#D6E3BC"/>
      <style:text-properties fo:font-size="10pt" style:font-size-asian="10pt" style:font-size-complex="10pt" fo:language="et" fo:country="EE"/>
    </style:style>
    <style:style style:name="P3302" style:parent-style-name="Normal" style:family="paragraph">
      <style:paragraph-properties fo:background-color="#D6E3BC"/>
      <style:text-properties fo:font-size="10pt" style:font-size-asian="10pt" style:font-size-complex="10pt" fo:language="et" fo:country="EE"/>
    </style:style>
    <style:style style:name="P3303" style:parent-style-name="Normal" style:family="paragraph">
      <style:paragraph-properties fo:background-color="#D6E3BC"/>
      <style:text-properties fo:font-size="10pt" style:font-size-asian="10pt" style:font-size-complex="10pt" fo:language="et" fo:country="EE"/>
    </style:style>
    <style:style style:name="P3304" style:parent-style-name="Normal" style:family="paragraph">
      <style:paragraph-properties fo:background-color="#D6E3BC"/>
      <style:text-properties fo:font-size="10pt" style:font-size-asian="10pt" style:font-size-complex="10pt" fo:language="et" fo:country="EE"/>
    </style:style>
    <style:style style:name="P3305" style:parent-style-name="Normal" style:family="paragraph">
      <style:paragraph-properties fo:background-color="#D6E3BC"/>
      <style:text-properties fo:font-size="10pt" style:font-size-asian="10pt" style:font-size-complex="10pt" fo:language="et" fo:country="EE"/>
    </style:style>
    <style:style style:name="P3306" style:parent-style-name="Normal" style:family="paragraph">
      <style:paragraph-properties fo:background-color="#D6E3BC"/>
      <style:text-properties fo:font-size="10pt" style:font-size-asian="10pt" style:font-size-complex="10pt" fo:language="et" fo:country="EE"/>
    </style:style>
    <style:style style:name="P3307" style:parent-style-name="Normal" style:family="paragraph">
      <style:paragraph-properties fo:background-color="#D6E3BC"/>
      <style:text-properties fo:font-size="10pt" style:font-size-asian="10pt" style:font-size-complex="10pt" fo:language="et" fo:country="EE"/>
    </style:style>
    <style:style style:name="P3308" style:parent-style-name="Normal" style:family="paragraph">
      <style:paragraph-properties fo:background-color="#D6E3BC"/>
      <style:text-properties fo:font-size="10pt" style:font-size-asian="10pt" style:font-size-complex="10pt" fo:language="et" fo:country="EE"/>
    </style:style>
    <style:style style:name="P3309" style:parent-style-name="Normal" style:family="paragraph">
      <style:paragraph-properties fo:background-color="#D6E3BC"/>
      <style:text-properties fo:font-size="10pt" style:font-size-asian="10pt" style:font-size-complex="10pt" fo:language="et" fo:country="EE"/>
    </style:style>
    <style:style style:name="P3310" style:parent-style-name="Normal" style:family="paragraph">
      <style:paragraph-properties fo:background-color="#D6E3BC"/>
      <style:text-properties fo:font-size="10pt" style:font-size-asian="10pt" style:font-size-complex="10pt" fo:language="et" fo:country="EE"/>
    </style:style>
    <style:style style:name="P3311" style:parent-style-name="Normal" style:family="paragraph">
      <style:paragraph-properties fo:background-color="#D6E3BC"/>
      <style:text-properties fo:font-size="10pt" style:font-size-asian="10pt" style:font-size-complex="10pt" fo:language="et" fo:country="EE"/>
    </style:style>
    <style:style style:name="T3312" style:parent-style-name="DefaultParagraphFont" style:family="text">
      <style:text-properties fo:language="et" fo:country="EE"/>
    </style:style>
    <style:style style:name="T3313" style:parent-style-name="DefaultParagraphFont" style:family="text">
      <style:text-properties fo:language="et" fo:country="EE"/>
    </style:style>
    <style:style style:name="T3314" style:parent-style-name="DefaultParagraphFont" style:family="text">
      <style:text-properties fo:language="et" fo:country="EE"/>
    </style:style>
    <style:style style:name="T3315" style:parent-style-name="DefaultParagraphFont" style:family="text">
      <style:text-properties fo:language="et" fo:country="EE"/>
    </style:style>
    <style:style style:name="T3316" style:parent-style-name="DefaultParagraphFont" style:family="text">
      <style:text-properties fo:language="et" fo:country="EE"/>
    </style:style>
    <style:style style:name="T3317" style:parent-style-name="DefaultParagraphFont" style:family="text">
      <style:text-properties fo:language="et" fo:country="EE"/>
    </style:style>
    <style:style style:name="T3318" style:parent-style-name="DefaultParagraphFont" style:family="text">
      <style:text-properties fo:language="et" fo:country="EE"/>
    </style:style>
    <style:style style:name="T3319" style:parent-style-name="DefaultParagraphFont" style:family="text">
      <style:text-properties fo:language="et" fo:country="EE"/>
    </style:style>
    <style:style style:name="T3320" style:parent-style-name="DefaultParagraphFont" style:family="text">
      <style:text-properties fo:language="et" fo:country="EE"/>
    </style:style>
    <style:style style:name="P3321" style:parent-style-name="Normal" style:family="paragraph">
      <style:text-properties fo:language="et" fo:country="EE"/>
    </style:style>
    <style:style style:name="P3322" style:parent-style-name="Normal" style:family="paragraph">
      <style:text-properties fo:language="et" fo:country="EE"/>
    </style:style>
    <style:style style:name="TableColumn3324" style:family="table-column">
      <style:table-column-properties style:column-width="2.0465in" style:use-optimal-column-width="false"/>
    </style:style>
    <style:style style:name="TableColumn3325" style:family="table-column">
      <style:table-column-properties style:column-width="1.8034in" style:use-optimal-column-width="false"/>
    </style:style>
    <style:style style:name="TableColumn3326" style:family="table-column">
      <style:table-column-properties style:column-width="1.0375in" style:use-optimal-column-width="false"/>
    </style:style>
    <style:style style:name="TableColumn3327" style:family="table-column">
      <style:table-column-properties style:column-width="1.4875in" style:use-optimal-column-width="false"/>
    </style:style>
    <style:style style:name="Table3323" style:family="table">
      <style:table-properties style:width="6.375in" fo:margin-left="0.075in" table:align="left"/>
    </style:style>
    <style:style style:name="TableRow3328" style:family="table-row">
      <style:table-row-properties style:use-optimal-row-height="false"/>
    </style:style>
    <style:style style:name="TableCell3329" style:family="table-cell">
      <style:table-cell-properties fo:border="0.0069in solid #000000" fo:padding-top="0in" fo:padding-left="0.075in" fo:padding-bottom="0in" fo:padding-right="0.075in"/>
    </style:style>
    <style:style style:name="T3330" style:parent-style-name="DefaultParagraphFont" style:family="text">
      <style:text-properties fo:font-weight="bold" style:font-weight-asian="bold" fo:font-size="11pt" style:font-size-asian="11pt" style:font-size-complex="11pt" fo:language="et" fo:country="EE"/>
    </style:style>
    <style:style style:name="TableCell3331" style:family="table-cell">
      <style:table-cell-properties fo:border="0.0069in solid #000000" fo:padding-top="0in" fo:padding-left="0.0069in" fo:padding-bottom="0in" fo:padding-right="0.0069in"/>
    </style:style>
    <style:style style:name="T3332" style:parent-style-name="DefaultParagraphFont" style:family="text">
      <style:text-properties fo:font-weight="bold" style:font-weight-asian="bold" fo:font-size="11pt" style:font-size-asian="11pt" style:font-size-complex="11pt" fo:language="et" fo:country="EE"/>
    </style:style>
    <style:style style:name="TableCell3333" style:family="table-cell">
      <style:table-cell-properties fo:border="0.0069in solid #000000" fo:padding-top="0in" fo:padding-left="0.075in" fo:padding-bottom="0in" fo:padding-right="0.075in"/>
    </style:style>
    <style:style style:name="T3334" style:parent-style-name="DefaultParagraphFont" style:family="text">
      <style:text-properties fo:font-weight="bold" style:font-weight-asian="bold" fo:font-size="11pt" style:font-size-asian="11pt" style:font-size-complex="11pt" fo:language="et" fo:country="EE"/>
    </style:style>
    <style:style style:name="TableCell3335" style:family="table-cell">
      <style:table-cell-properties fo:border="0.0069in solid #000000" fo:padding-top="0in" fo:padding-left="0.075in" fo:padding-bottom="0in" fo:padding-right="0.075in"/>
    </style:style>
    <style:style style:name="T3336" style:parent-style-name="DefaultParagraphFont" style:family="text">
      <style:text-properties fo:font-weight="bold" style:font-weight-asian="bold" fo:font-size="11pt" style:font-size-asian="11pt" style:font-size-complex="11pt" fo:language="et" fo:country="EE"/>
    </style:style>
    <style:style style:name="TableRow3337" style:family="table-row">
      <style:table-row-properties style:use-optimal-row-height="false"/>
    </style:style>
    <style:style style:name="TableCell3338" style:family="table-cell">
      <style:table-cell-properties fo:border="0.0069in solid #000000" fo:padding-top="0in" fo:padding-left="0.075in" fo:padding-bottom="0in" fo:padding-right="0.075in"/>
    </style:style>
    <style:style style:name="T3339" style:parent-style-name="DefaultParagraphFont" style:family="text">
      <style:text-properties fo:font-size="11pt" style:font-size-asian="11pt" style:font-size-complex="11pt" fo:language="et" fo:country="EE"/>
    </style:style>
    <style:style style:name="TableCell3340" style:family="table-cell">
      <style:table-cell-properties fo:border="0.0069in solid #000000" fo:padding-top="0in" fo:padding-left="0.0069in" fo:padding-bottom="0in" fo:padding-right="0.0069in"/>
    </style:style>
    <style:style style:name="T3341" style:parent-style-name="DefaultParagraphFont" style:family="text">
      <style:text-properties fo:font-size="11pt" style:font-size-asian="11pt" style:font-size-complex="11pt" fo:language="et" fo:country="EE"/>
    </style:style>
    <style:style style:name="TableCell3342" style:family="table-cell">
      <style:table-cell-properties fo:border="0.0069in solid #000000" fo:padding-top="0in" fo:padding-left="0.075in" fo:padding-bottom="0in" fo:padding-right="0.075in"/>
    </style:style>
    <style:style style:name="T3343" style:parent-style-name="DefaultParagraphFont" style:family="text">
      <style:text-properties fo:font-size="11pt" style:font-size-asian="11pt" style:font-size-complex="11pt" fo:language="et" fo:country="EE"/>
    </style:style>
    <style:style style:name="TableCell3344" style:family="table-cell">
      <style:table-cell-properties fo:border="0.0069in solid #000000" fo:padding-top="0in" fo:padding-left="0.075in" fo:padding-bottom="0in" fo:padding-right="0.075in"/>
    </style:style>
    <style:style style:name="T3345" style:parent-style-name="DefaultParagraphFont" style:family="text">
      <style:text-properties fo:font-size="11pt" style:font-size-asian="11pt" style:font-size-complex="11pt" fo:language="et" fo:country="EE"/>
    </style:style>
    <style:style style:name="TableRow3346" style:family="table-row">
      <style:table-row-properties style:use-optimal-row-height="false"/>
    </style:style>
    <style:style style:name="TableCell3347" style:family="table-cell">
      <style:table-cell-properties fo:border="0.0069in solid #000000" fo:padding-top="0in" fo:padding-left="0.075in" fo:padding-bottom="0in" fo:padding-right="0.075in"/>
    </style:style>
    <style:style style:name="T3348" style:parent-style-name="DefaultParagraphFont" style:family="text">
      <style:text-properties fo:font-size="11pt" style:font-size-asian="11pt" style:font-size-complex="11pt" fo:language="et" fo:country="EE"/>
    </style:style>
    <style:style style:name="TableCell3349" style:family="table-cell">
      <style:table-cell-properties fo:border="0.0069in solid #000000" fo:padding-top="0in" fo:padding-left="0.0069in" fo:padding-bottom="0in" fo:padding-right="0.0069in"/>
    </style:style>
    <style:style style:name="T3350" style:parent-style-name="DefaultParagraphFont" style:family="text">
      <style:text-properties fo:font-size="11pt" style:font-size-asian="11pt" style:font-size-complex="11pt" fo:language="et" fo:country="EE"/>
    </style:style>
    <style:style style:name="TableCell3351" style:family="table-cell">
      <style:table-cell-properties fo:border="0.0069in solid #000000" fo:padding-top="0in" fo:padding-left="0.075in" fo:padding-bottom="0in" fo:padding-right="0.075in"/>
    </style:style>
    <style:style style:name="P3352" style:parent-style-name="Normal" style:family="paragraph">
      <style:text-properties fo:language="et" fo:country="EE"/>
    </style:style>
    <style:style style:name="TableCell3353" style:family="table-cell">
      <style:table-cell-properties fo:border="0.0069in solid #000000" fo:padding-top="0in" fo:padding-left="0.075in" fo:padding-bottom="0in" fo:padding-right="0.075in"/>
    </style:style>
    <style:style style:name="P3354" style:parent-style-name="Normal" style:family="paragraph">
      <style:text-properties fo:language="et" fo:country="EE"/>
    </style:style>
    <style:style style:name="TableRow3355" style:family="table-row">
      <style:table-row-properties style:use-optimal-row-height="false"/>
    </style:style>
    <style:style style:name="TableCell3356" style:family="table-cell">
      <style:table-cell-properties fo:border="0.0069in solid #000000" fo:padding-top="0in" fo:padding-left="0.075in" fo:padding-bottom="0in" fo:padding-right="0.075in"/>
    </style:style>
    <style:style style:name="T3357" style:parent-style-name="DefaultParagraphFont" style:family="text">
      <style:text-properties fo:font-size="11pt" style:font-size-asian="11pt" style:font-size-complex="11pt" fo:language="et" fo:country="EE"/>
    </style:style>
    <style:style style:name="TableCell3358" style:family="table-cell">
      <style:table-cell-properties fo:border="0.0069in solid #000000" fo:padding-top="0in" fo:padding-left="0.0069in" fo:padding-bottom="0in" fo:padding-right="0.0069in"/>
    </style:style>
    <style:style style:name="T3359" style:parent-style-name="DefaultParagraphFont" style:family="text">
      <style:text-properties fo:font-size="11pt" style:font-size-asian="11pt" style:font-size-complex="11pt" fo:language="et" fo:country="EE"/>
    </style:style>
    <style:style style:name="TableCell3360" style:family="table-cell">
      <style:table-cell-properties fo:border="0.0069in solid #000000" fo:padding-top="0in" fo:padding-left="0.075in" fo:padding-bottom="0in" fo:padding-right="0.075in"/>
    </style:style>
    <style:style style:name="T3361" style:parent-style-name="DefaultParagraphFont" style:family="text">
      <style:text-properties fo:font-size="11pt" style:font-size-asian="11pt" style:font-size-complex="11pt" fo:language="et" fo:country="EE"/>
    </style:style>
    <style:style style:name="TableCell3362" style:family="table-cell">
      <style:table-cell-properties fo:border="0.0069in solid #000000" fo:padding-top="0in" fo:padding-left="0.075in" fo:padding-bottom="0in" fo:padding-right="0.075in"/>
    </style:style>
    <style:style style:name="T3363" style:parent-style-name="DefaultParagraphFont" style:family="text">
      <style:text-properties fo:font-size="10pt" style:font-size-asian="10pt" style:font-size-complex="10pt" fo:language="et" fo:country="EE"/>
    </style:style>
    <style:style style:name="P3364" style:parent-style-name="Normal" style:family="paragraph">
      <style:text-properties fo:language="et" fo:country="EE"/>
    </style:style>
    <style:style style:name="P3365" style:parent-style-name="Normal" style:family="paragraph">
      <style:text-properties fo:language="et" fo:country="EE"/>
    </style:style>
    <style:style style:name="P3366" style:parent-style-name="Normal" style:family="paragraph">
      <style:text-properties fo:language="et" fo:country="EE"/>
    </style:style>
    <style:style style:name="P3367" style:parent-style-name="Normal" style:family="paragraph">
      <style:paragraph-properties fo:background-color="#D6E3BC"/>
      <style:text-properties fo:font-size="10pt" style:font-size-asian="10pt" style:font-size-complex="10pt" fo:language="et" fo:country="EE"/>
    </style:style>
    <style:style style:name="P3368" style:parent-style-name="Normal" style:family="paragraph">
      <style:paragraph-properties fo:background-color="#D6E3BC"/>
      <style:text-properties fo:font-size="10pt" style:font-size-asian="10pt" style:font-size-complex="10pt" fo:language="et" fo:country="EE"/>
    </style:style>
    <style:style style:name="P3369" style:parent-style-name="Normal" style:family="paragraph">
      <style:paragraph-properties fo:background-color="#D6E3BC"/>
      <style:text-properties fo:font-size="10pt" style:font-size-asian="10pt" style:font-size-complex="10pt" fo:language="et" fo:country="EE"/>
    </style:style>
    <style:style style:name="P3370" style:parent-style-name="Normal" style:family="paragraph">
      <style:paragraph-properties fo:background-color="#D6E3BC"/>
      <style:text-properties fo:font-size="10pt" style:font-size-asian="10pt" style:font-size-complex="10pt" fo:language="et" fo:country="EE"/>
    </style:style>
    <style:style style:name="P3371" style:parent-style-name="Normal" style:family="paragraph">
      <style:paragraph-properties fo:background-color="#D6E3BC"/>
      <style:text-properties fo:font-size="10pt" style:font-size-asian="10pt" style:font-size-complex="10pt" fo:language="et" fo:country="EE"/>
    </style:style>
    <style:style style:name="P3372" style:parent-style-name="Normal" style:family="paragraph">
      <style:paragraph-properties fo:background-color="#D6E3BC"/>
      <style:text-properties fo:font-size="10pt" style:font-size-asian="10pt" style:font-size-complex="10pt" fo:language="et" fo:country="EE"/>
    </style:style>
    <style:style style:name="P3373" style:parent-style-name="Normal" style:family="paragraph">
      <style:paragraph-properties fo:background-color="#D6E3BC"/>
      <style:text-properties fo:font-size="10pt" style:font-size-asian="10pt" style:font-size-complex="10pt" fo:language="et" fo:country="EE"/>
    </style:style>
    <style:style style:name="P3374" style:parent-style-name="Normal" style:family="paragraph">
      <style:paragraph-properties fo:background-color="#D6E3BC"/>
      <style:text-properties fo:font-size="10pt" style:font-size-asian="10pt" style:font-size-complex="10pt" fo:language="et" fo:country="EE"/>
    </style:style>
    <style:style style:name="P3375" style:parent-style-name="Normal" style:family="paragraph">
      <style:paragraph-properties fo:background-color="#D6E3BC"/>
      <style:text-properties fo:font-size="10pt" style:font-size-asian="10pt" style:font-size-complex="10pt" fo:language="et" fo:country="EE"/>
    </style:style>
    <style:style style:name="P3376" style:parent-style-name="Normal" style:family="paragraph">
      <style:paragraph-properties fo:background-color="#D6E3BC"/>
      <style:text-properties fo:font-size="10pt" style:font-size-asian="10pt" style:font-size-complex="10pt" fo:language="et" fo:country="EE"/>
    </style:style>
    <style:style style:name="P3377" style:parent-style-name="Normal" style:family="paragraph">
      <style:paragraph-properties fo:background-color="#D6E3BC"/>
      <style:text-properties fo:font-size="10pt" style:font-size-asian="10pt" style:font-size-complex="10pt" fo:language="et" fo:country="EE"/>
    </style:style>
    <style:style style:name="P3378" style:parent-style-name="Normal" style:family="paragraph">
      <style:paragraph-properties fo:background-color="#D6E3BC"/>
      <style:text-properties fo:font-size="10pt" style:font-size-asian="10pt" style:font-size-complex="10pt" fo:language="et" fo:country="EE"/>
    </style:style>
    <style:style style:name="P3379" style:parent-style-name="Normal" style:family="paragraph">
      <style:paragraph-properties fo:background-color="#D6E3BC"/>
      <style:text-properties fo:font-size="10pt" style:font-size-asian="10pt" style:font-size-complex="10pt" fo:language="et" fo:country="EE"/>
    </style:style>
    <style:style style:name="P3380" style:parent-style-name="Normal" style:family="paragraph">
      <style:paragraph-properties fo:background-color="#D6E3BC"/>
      <style:text-properties fo:font-size="10pt" style:font-size-asian="10pt" style:font-size-complex="10pt" fo:language="et" fo:country="EE"/>
    </style:style>
    <style:style style:name="P3381" style:parent-style-name="Normal" style:family="paragraph">
      <style:paragraph-properties fo:background-color="#D6E3BC"/>
      <style:text-properties fo:font-size="10pt" style:font-size-asian="10pt" style:font-size-complex="10pt" fo:language="et" fo:country="EE"/>
    </style:style>
    <style:style style:name="P3382" style:parent-style-name="Normal" style:family="paragraph">
      <style:paragraph-properties fo:background-color="#D6E3BC"/>
      <style:text-properties fo:font-size="10pt" style:font-size-asian="10pt" style:font-size-complex="10pt" fo:language="et" fo:country="EE"/>
    </style:style>
    <style:style style:name="P3383" style:parent-style-name="Normal" style:family="paragraph">
      <style:paragraph-properties fo:background-color="#D6E3BC"/>
      <style:text-properties fo:font-size="10pt" style:font-size-asian="10pt" style:font-size-complex="10pt" fo:language="et" fo:country="EE"/>
    </style:style>
    <style:style style:name="P3384" style:parent-style-name="Normal" style:family="paragraph">
      <style:paragraph-properties fo:background-color="#D6E3BC"/>
      <style:text-properties fo:font-size="10pt" style:font-size-asian="10pt" style:font-size-complex="10pt" fo:language="et" fo:country="EE"/>
    </style:style>
    <style:style style:name="P3385" style:parent-style-name="Normal" style:family="paragraph">
      <style:paragraph-properties fo:background-color="#D6E3BC"/>
      <style:text-properties fo:font-size="10pt" style:font-size-asian="10pt" style:font-size-complex="10pt" fo:language="et" fo:country="EE"/>
    </style:style>
    <style:style style:name="P3386" style:parent-style-name="Normal" style:family="paragraph">
      <style:paragraph-properties fo:background-color="#D6E3BC"/>
      <style:text-properties fo:font-size="10pt" style:font-size-asian="10pt" style:font-size-complex="10pt" fo:language="et" fo:country="EE"/>
    </style:style>
    <style:style style:name="P3387" style:parent-style-name="Normal" style:family="paragraph">
      <style:text-properties fo:language="et" fo:country="EE"/>
    </style:style>
    <style:style style:name="P3388" style:parent-style-name="Normal" style:family="paragraph">
      <style:text-properties fo:language="et" fo:country="EE"/>
    </style:style>
    <style:style style:name="P3389" style:parent-style-name="Normal" style:family="paragraph">
      <style:text-properties fo:language="et" fo:country="EE"/>
    </style:style>
    <style:style style:name="P3390" style:parent-style-name="Normal" style:family="paragraph">
      <style:paragraph-properties fo:background-color="#D6E3BC"/>
      <style:text-properties fo:font-size="10pt" style:font-size-asian="10pt" style:font-size-complex="10pt" fo:language="et" fo:country="EE"/>
    </style:style>
    <style:style style:name="P3391" style:parent-style-name="Normal" style:family="paragraph">
      <style:paragraph-properties fo:background-color="#D6E3BC"/>
      <style:text-properties fo:font-size="10pt" style:font-size-asian="10pt" style:font-size-complex="10pt" fo:language="et" fo:country="EE"/>
    </style:style>
    <style:style style:name="P3392" style:parent-style-name="Normal" style:family="paragraph">
      <style:paragraph-properties fo:background-color="#D6E3BC"/>
      <style:text-properties fo:font-size="10pt" style:font-size-asian="10pt" style:font-size-complex="10pt" fo:language="et" fo:country="EE"/>
    </style:style>
    <style:style style:name="P3393" style:parent-style-name="Normal" style:family="paragraph">
      <style:paragraph-properties fo:background-color="#D6E3BC"/>
      <style:text-properties fo:font-size="10pt" style:font-size-asian="10pt" style:font-size-complex="10pt" fo:language="et" fo:country="EE"/>
    </style:style>
    <style:style style:name="P3394" style:parent-style-name="Normal" style:family="paragraph">
      <style:paragraph-properties fo:background-color="#D6E3BC"/>
      <style:text-properties fo:font-size="10pt" style:font-size-asian="10pt" style:font-size-complex="10pt" fo:language="et" fo:country="EE"/>
    </style:style>
    <style:style style:name="P3395" style:parent-style-name="Normal" style:family="paragraph">
      <style:paragraph-properties fo:background-color="#D6E3BC"/>
      <style:text-properties fo:font-size="10pt" style:font-size-asian="10pt" style:font-size-complex="10pt" fo:language="et" fo:country="EE"/>
    </style:style>
    <style:style style:name="P3396" style:parent-style-name="Normal" style:family="paragraph">
      <style:paragraph-properties fo:background-color="#D6E3BC"/>
      <style:text-properties fo:font-size="10pt" style:font-size-asian="10pt" style:font-size-complex="10pt" fo:language="et" fo:country="EE"/>
    </style:style>
    <style:style style:name="P3397" style:parent-style-name="Normal" style:family="paragraph">
      <style:paragraph-properties fo:background-color="#D6E3BC"/>
      <style:text-properties fo:font-size="10pt" style:font-size-asian="10pt" style:font-size-complex="10pt" fo:language="et" fo:country="EE"/>
    </style:style>
    <style:style style:name="P3398" style:parent-style-name="Normal" style:family="paragraph">
      <style:paragraph-properties fo:background-color="#D6E3BC"/>
      <style:text-properties fo:font-size="10pt" style:font-size-asian="10pt" style:font-size-complex="10pt" fo:language="et" fo:country="EE"/>
    </style:style>
    <style:style style:name="P3399" style:parent-style-name="Normal" style:family="paragraph">
      <style:paragraph-properties fo:background-color="#D6E3BC"/>
      <style:text-properties fo:font-size="10pt" style:font-size-asian="10pt" style:font-size-complex="10pt" fo:language="et" fo:country="EE"/>
    </style:style>
    <style:style style:name="P3400" style:parent-style-name="Normal" style:family="paragraph">
      <style:paragraph-properties fo:background-color="#D6E3BC"/>
      <style:text-properties fo:font-size="10pt" style:font-size-asian="10pt" style:font-size-complex="10pt" fo:language="et" fo:country="EE"/>
    </style:style>
    <style:style style:name="P3401" style:parent-style-name="Normal" style:family="paragraph">
      <style:paragraph-properties fo:background-color="#D6E3BC"/>
      <style:text-properties fo:font-size="10pt" style:font-size-asian="10pt" style:font-size-complex="10pt" fo:language="et" fo:country="EE"/>
    </style:style>
    <style:style style:name="P3402" style:parent-style-name="Normal" style:family="paragraph">
      <style:paragraph-properties fo:background-color="#D6E3BC"/>
      <style:text-properties fo:font-size="10pt" style:font-size-asian="10pt" style:font-size-complex="10pt" fo:language="et" fo:country="EE"/>
    </style:style>
    <style:style style:name="P3403" style:parent-style-name="Normal" style:family="paragraph">
      <style:paragraph-properties fo:background-color="#D6E3BC"/>
      <style:text-properties fo:font-size="10pt" style:font-size-asian="10pt" style:font-size-complex="10pt" fo:language="et" fo:country="EE"/>
    </style:style>
    <style:style style:name="P3404" style:parent-style-name="Normal" style:family="paragraph">
      <style:paragraph-properties fo:background-color="#D6E3BC"/>
      <style:text-properties fo:font-size="10pt" style:font-size-asian="10pt" style:font-size-complex="10pt" fo:language="et" fo:country="EE"/>
    </style:style>
    <style:style style:name="P3405" style:parent-style-name="Normal" style:family="paragraph">
      <style:paragraph-properties fo:background-color="#D6E3BC"/>
      <style:text-properties fo:font-size="10pt" style:font-size-asian="10pt" style:font-size-complex="10pt" fo:language="et" fo:country="EE"/>
    </style:style>
    <style:style style:name="P3406" style:parent-style-name="Normal" style:family="paragraph">
      <style:paragraph-properties fo:background-color="#D6E3BC"/>
      <style:text-properties fo:font-size="10pt" style:font-size-asian="10pt" style:font-size-complex="10pt" fo:language="et" fo:country="EE"/>
    </style:style>
    <style:style style:name="P3407" style:parent-style-name="Normal" style:family="paragraph">
      <style:paragraph-properties fo:background-color="#D6E3BC"/>
      <style:text-properties fo:font-size="10pt" style:font-size-asian="10pt" style:font-size-complex="10pt" fo:language="et" fo:country="EE"/>
    </style:style>
    <style:style style:name="P3408" style:parent-style-name="Normal" style:family="paragraph">
      <style:paragraph-properties fo:background-color="#D6E3BC"/>
      <style:text-properties fo:font-size="10pt" style:font-size-asian="10pt" style:font-size-complex="10pt" fo:language="et" fo:country="EE"/>
    </style:style>
    <style:style style:name="P3409" style:parent-style-name="Normal" style:family="paragraph">
      <style:paragraph-properties fo:background-color="#D6E3BC"/>
      <style:text-properties fo:font-size="10pt" style:font-size-asian="10pt" style:font-size-complex="10pt" fo:language="et" fo:country="EE"/>
    </style:style>
    <style:style style:name="P3410" style:parent-style-name="Normal" style:family="paragraph">
      <style:paragraph-properties fo:background-color="#D6E3BC"/>
      <style:text-properties fo:font-size="10pt" style:font-size-asian="10pt" style:font-size-complex="10pt" fo:language="et" fo:country="EE"/>
    </style:style>
    <style:style style:name="P3411" style:parent-style-name="Normal" style:family="paragraph">
      <style:paragraph-properties fo:background-color="#D6E3BC"/>
      <style:text-properties fo:font-size="10pt" style:font-size-asian="10pt" style:font-size-complex="10pt" fo:language="et" fo:country="EE"/>
    </style:style>
    <style:style style:name="P3412" style:parent-style-name="Normal" style:family="paragraph">
      <style:paragraph-properties fo:background-color="#D6E3BC"/>
      <style:text-properties fo:font-size="10pt" style:font-size-asian="10pt" style:font-size-complex="10pt" fo:language="et" fo:country="EE"/>
    </style:style>
    <style:style style:name="P3413" style:parent-style-name="Normal" style:family="paragraph">
      <style:paragraph-properties fo:background-color="#D6E3BC"/>
      <style:text-properties fo:font-size="10pt" style:font-size-asian="10pt" style:font-size-complex="10pt" fo:language="et" fo:country="EE"/>
    </style:style>
    <style:style style:name="P3414" style:parent-style-name="Normal" style:family="paragraph">
      <style:paragraph-properties fo:background-color="#D6E3BC"/>
      <style:text-properties fo:font-size="10pt" style:font-size-asian="10pt" style:font-size-complex="10pt" fo:language="et" fo:country="EE"/>
    </style:style>
    <style:style style:name="P3415" style:parent-style-name="Normal" style:family="paragraph">
      <style:paragraph-properties fo:background-color="#D6E3BC"/>
      <style:text-properties fo:font-size="10pt" style:font-size-asian="10pt" style:font-size-complex="10pt" fo:language="et" fo:country="EE"/>
    </style:style>
    <style:style style:name="P3416" style:parent-style-name="Normal" style:family="paragraph">
      <style:paragraph-properties fo:background-color="#D6E3BC"/>
      <style:text-properties fo:font-size="10pt" style:font-size-asian="10pt" style:font-size-complex="10pt" fo:language="et" fo:country="EE"/>
    </style:style>
    <style:style style:name="P3417" style:parent-style-name="Normal" style:family="paragraph">
      <style:paragraph-properties fo:background-color="#D6E3BC"/>
      <style:text-properties fo:font-size="10pt" style:font-size-asian="10pt" style:font-size-complex="10pt" fo:language="et" fo:country="EE"/>
    </style:style>
    <style:style style:name="P3418" style:parent-style-name="Normal" style:family="paragraph">
      <style:paragraph-properties fo:background-color="#D6E3BC"/>
      <style:text-properties fo:font-size="10pt" style:font-size-asian="10pt" style:font-size-complex="10pt" fo:language="et" fo:country="EE"/>
    </style:style>
    <style:style style:name="P3419" style:parent-style-name="Normal" style:family="paragraph">
      <style:paragraph-properties fo:background-color="#D6E3BC"/>
      <style:text-properties fo:font-size="10pt" style:font-size-asian="10pt" style:font-size-complex="10pt" fo:language="et" fo:country="EE"/>
    </style:style>
    <style:style style:name="P3420" style:parent-style-name="Normal" style:family="paragraph">
      <style:paragraph-properties fo:background-color="#D6E3BC"/>
      <style:text-properties fo:font-size="10pt" style:font-size-asian="10pt" style:font-size-complex="10pt" fo:language="et" fo:country="EE"/>
    </style:style>
    <style:style style:name="P3421" style:parent-style-name="Normal" style:family="paragraph">
      <style:paragraph-properties fo:background-color="#D6E3BC"/>
      <style:text-properties fo:font-size="10pt" style:font-size-asian="10pt" style:font-size-complex="10pt" fo:language="et" fo:country="EE"/>
    </style:style>
    <style:style style:name="P3422" style:parent-style-name="Normal" style:family="paragraph">
      <style:paragraph-properties fo:background-color="#D6E3BC"/>
      <style:text-properties fo:font-size="10pt" style:font-size-asian="10pt" style:font-size-complex="10pt" fo:language="et" fo:country="EE"/>
    </style:style>
    <style:style style:name="P3423" style:parent-style-name="Normal" style:family="paragraph">
      <style:paragraph-properties fo:background-color="#D6E3BC"/>
      <style:text-properties fo:font-size="10pt" style:font-size-asian="10pt" style:font-size-complex="10pt" fo:language="et" fo:country="EE"/>
    </style:style>
    <style:style style:name="P3424" style:parent-style-name="Normal" style:family="paragraph">
      <style:text-properties fo:language="et" fo:country="EE"/>
    </style:style>
    <style:style style:name="P3425" style:parent-style-name="Normal" style:family="paragraph">
      <style:text-properties fo:language="et" fo:country="EE"/>
    </style:style>
    <style:style style:name="T3426" style:parent-style-name="DefaultParagraphFont" style:family="text">
      <style:text-properties fo:language="et" fo:country="EE"/>
    </style:style>
    <style:style style:name="P3427" style:parent-style-name="Normal" style:family="paragraph">
      <style:text-properties fo:language="et" fo:country="EE"/>
    </style:style>
    <style:style style:name="P3428" style:parent-style-name="Normal" style:family="paragraph">
      <style:text-properties fo:language="et" fo:country="EE"/>
    </style:style>
    <style:style style:name="TableColumn3430" style:family="table-column">
      <style:table-column-properties style:column-width="2.0465in" style:use-optimal-column-width="false"/>
    </style:style>
    <style:style style:name="TableColumn3431" style:family="table-column">
      <style:table-column-properties style:column-width="1.8034in" style:use-optimal-column-width="false"/>
    </style:style>
    <style:style style:name="TableColumn3432" style:family="table-column">
      <style:table-column-properties style:column-width="1.0375in" style:use-optimal-column-width="false"/>
    </style:style>
    <style:style style:name="TableColumn3433" style:family="table-column">
      <style:table-column-properties style:column-width="1.4875in" style:use-optimal-column-width="false"/>
    </style:style>
    <style:style style:name="Table3429" style:family="table">
      <style:table-properties style:width="6.375in" fo:margin-left="0.075in" table:align="left"/>
    </style:style>
    <style:style style:name="TableRow3434" style:family="table-row">
      <style:table-row-properties style:use-optimal-row-height="false"/>
    </style:style>
    <style:style style:name="TableCell3435" style:family="table-cell">
      <style:table-cell-properties fo:border="0.0069in solid #000000" fo:padding-top="0in" fo:padding-left="0.075in" fo:padding-bottom="0in" fo:padding-right="0.075in"/>
    </style:style>
    <style:style style:name="T3436" style:parent-style-name="DefaultParagraphFont" style:family="text">
      <style:text-properties fo:font-weight="bold" style:font-weight-asian="bold" fo:font-size="11pt" style:font-size-asian="11pt" style:font-size-complex="11pt" fo:language="et" fo:country="EE"/>
    </style:style>
    <style:style style:name="TableCell3437" style:family="table-cell">
      <style:table-cell-properties fo:border="0.0069in solid #000000" fo:padding-top="0in" fo:padding-left="0.0069in" fo:padding-bottom="0in" fo:padding-right="0.0069in"/>
    </style:style>
    <style:style style:name="T3438" style:parent-style-name="DefaultParagraphFont" style:family="text">
      <style:text-properties fo:font-weight="bold" style:font-weight-asian="bold" fo:font-size="11pt" style:font-size-asian="11pt" style:font-size-complex="11pt" fo:language="et" fo:country="EE"/>
    </style:style>
    <style:style style:name="TableCell3439" style:family="table-cell">
      <style:table-cell-properties fo:border="0.0069in solid #000000" fo:padding-top="0in" fo:padding-left="0.075in" fo:padding-bottom="0in" fo:padding-right="0.075in"/>
    </style:style>
    <style:style style:name="T3440" style:parent-style-name="DefaultParagraphFont" style:family="text">
      <style:text-properties fo:font-weight="bold" style:font-weight-asian="bold" fo:font-size="11pt" style:font-size-asian="11pt" style:font-size-complex="11pt" fo:language="et" fo:country="EE"/>
    </style:style>
    <style:style style:name="TableCell3441" style:family="table-cell">
      <style:table-cell-properties fo:border="0.0069in solid #000000" fo:padding-top="0in" fo:padding-left="0.075in" fo:padding-bottom="0in" fo:padding-right="0.075in"/>
    </style:style>
    <style:style style:name="T3442" style:parent-style-name="DefaultParagraphFont" style:family="text">
      <style:text-properties fo:font-weight="bold" style:font-weight-asian="bold" fo:font-size="11pt" style:font-size-asian="11pt" style:font-size-complex="11pt" fo:language="et" fo:country="EE"/>
    </style:style>
    <style:style style:name="TableRow3443" style:family="table-row">
      <style:table-row-properties style:use-optimal-row-height="false"/>
    </style:style>
    <style:style style:name="TableCell3444" style:family="table-cell">
      <style:table-cell-properties fo:border="0.0069in solid #000000" fo:padding-top="0in" fo:padding-left="0.075in" fo:padding-bottom="0in" fo:padding-right="0.075in"/>
    </style:style>
    <style:style style:name="T3445" style:parent-style-name="DefaultParagraphFont" style:family="text">
      <style:text-properties fo:font-size="11pt" style:font-size-asian="11pt" style:font-size-complex="11pt" fo:language="et" fo:country="EE"/>
    </style:style>
    <style:style style:name="TableCell3446" style:family="table-cell">
      <style:table-cell-properties fo:border="0.0069in solid #000000" fo:padding-top="0in" fo:padding-left="0.0069in" fo:padding-bottom="0in" fo:padding-right="0.0069in"/>
    </style:style>
    <style:style style:name="T3447" style:parent-style-name="DefaultParagraphFont" style:family="text">
      <style:text-properties fo:font-size="11pt" style:font-size-asian="11pt" style:font-size-complex="11pt" fo:language="et" fo:country="EE"/>
    </style:style>
    <style:style style:name="TableCell3448" style:family="table-cell">
      <style:table-cell-properties fo:border="0.0069in solid #000000" fo:padding-top="0in" fo:padding-left="0.075in" fo:padding-bottom="0in" fo:padding-right="0.075in"/>
    </style:style>
    <style:style style:name="T3449" style:parent-style-name="DefaultParagraphFont" style:family="text">
      <style:text-properties fo:font-size="11pt" style:font-size-asian="11pt" style:font-size-complex="11pt" fo:language="et" fo:country="EE"/>
    </style:style>
    <style:style style:name="TableCell3450" style:family="table-cell">
      <style:table-cell-properties fo:border="0.0069in solid #000000" fo:padding-top="0in" fo:padding-left="0.075in" fo:padding-bottom="0in" fo:padding-right="0.075in"/>
    </style:style>
    <style:style style:name="T3451" style:parent-style-name="DefaultParagraphFont" style:family="text">
      <style:text-properties fo:font-size="11pt" style:font-size-asian="11pt" style:font-size-complex="11pt" fo:language="et" fo:country="EE"/>
    </style:style>
    <style:style style:name="P3452" style:parent-style-name="Normal" style:family="paragraph">
      <style:text-properties fo:language="et" fo:country="EE"/>
    </style:style>
    <style:style style:name="P3453" style:parent-style-name="Normal" style:family="paragraph">
      <style:text-properties fo:language="et" fo:country="EE"/>
    </style:style>
    <style:style style:name="P3454" style:parent-style-name="Normal" style:family="paragraph">
      <style:text-properties fo:language="et" fo:country="EE"/>
    </style:style>
    <style:style style:name="P3455" style:parent-style-name="Normal" style:family="paragraph">
      <style:paragraph-properties fo:background-color="#D6E3BC"/>
      <style:text-properties fo:font-size="10pt" style:font-size-asian="10pt" style:font-size-complex="10pt" fo:language="et" fo:country="EE"/>
    </style:style>
    <style:style style:name="P3456" style:parent-style-name="Normal" style:family="paragraph">
      <style:paragraph-properties fo:background-color="#D6E3BC"/>
      <style:text-properties fo:font-size="10pt" style:font-size-asian="10pt" style:font-size-complex="10pt" fo:language="et" fo:country="EE"/>
    </style:style>
    <style:style style:name="P3457" style:parent-style-name="Normal" style:family="paragraph">
      <style:paragraph-properties fo:background-color="#D6E3BC"/>
      <style:text-properties fo:font-size="10pt" style:font-size-asian="10pt" style:font-size-complex="10pt" fo:language="et" fo:country="EE"/>
    </style:style>
    <style:style style:name="P3458" style:parent-style-name="Normal" style:family="paragraph">
      <style:paragraph-properties fo:background-color="#D6E3BC"/>
      <style:text-properties fo:font-size="10pt" style:font-size-asian="10pt" style:font-size-complex="10pt" fo:language="et" fo:country="EE"/>
    </style:style>
    <style:style style:name="P3459" style:parent-style-name="Normal" style:family="paragraph">
      <style:paragraph-properties fo:background-color="#D6E3BC"/>
      <style:text-properties fo:font-size="10pt" style:font-size-asian="10pt" style:font-size-complex="10pt" fo:language="et" fo:country="EE"/>
    </style:style>
    <style:style style:name="P3460" style:parent-style-name="Normal" style:family="paragraph">
      <style:paragraph-properties fo:background-color="#D6E3BC"/>
      <style:text-properties fo:font-size="10pt" style:font-size-asian="10pt" style:font-size-complex="10pt" fo:language="et" fo:country="EE"/>
    </style:style>
    <style:style style:name="P3461" style:parent-style-name="Normal" style:family="paragraph">
      <style:paragraph-properties fo:background-color="#D6E3BC"/>
      <style:text-properties fo:font-size="10pt" style:font-size-asian="10pt" style:font-size-complex="10pt" fo:language="et" fo:country="EE"/>
    </style:style>
    <style:style style:name="P3462" style:parent-style-name="Normal" style:family="paragraph">
      <style:paragraph-properties fo:background-color="#D6E3BC"/>
      <style:text-properties fo:font-size="10pt" style:font-size-asian="10pt" style:font-size-complex="10pt" fo:language="et" fo:country="EE"/>
    </style:style>
    <style:style style:name="P3463" style:parent-style-name="Normal" style:family="paragraph">
      <style:paragraph-properties fo:background-color="#D6E3BC"/>
      <style:text-properties fo:font-size="10pt" style:font-size-asian="10pt" style:font-size-complex="10pt" fo:language="et" fo:country="EE"/>
    </style:style>
    <style:style style:name="P3464" style:parent-style-name="Normal" style:family="paragraph">
      <style:paragraph-properties fo:background-color="#D6E3BC"/>
      <style:text-properties fo:font-size="10pt" style:font-size-asian="10pt" style:font-size-complex="10pt" fo:language="et" fo:country="EE"/>
    </style:style>
    <style:style style:name="P3465" style:parent-style-name="Normal" style:family="paragraph">
      <style:paragraph-properties fo:background-color="#D6E3BC"/>
      <style:text-properties fo:font-size="10pt" style:font-size-asian="10pt" style:font-size-complex="10pt" fo:language="et" fo:country="EE"/>
    </style:style>
    <style:style style:name="P3466" style:parent-style-name="Normal" style:family="paragraph">
      <style:paragraph-properties fo:background-color="#D6E3BC"/>
      <style:text-properties fo:font-size="10pt" style:font-size-asian="10pt" style:font-size-complex="10pt" fo:language="et" fo:country="EE"/>
    </style:style>
    <style:style style:name="P3467" style:parent-style-name="Normal" style:family="paragraph">
      <style:paragraph-properties fo:background-color="#D6E3BC"/>
      <style:text-properties fo:font-size="10pt" style:font-size-asian="10pt" style:font-size-complex="10pt" fo:language="et" fo:country="EE"/>
    </style:style>
    <style:style style:name="P3468" style:parent-style-name="Normal" style:family="paragraph">
      <style:paragraph-properties fo:background-color="#D6E3BC"/>
      <style:text-properties fo:font-size="10pt" style:font-size-asian="10pt" style:font-size-complex="10pt" fo:language="et" fo:country="EE"/>
    </style:style>
    <style:style style:name="P3469" style:parent-style-name="Normal" style:family="paragraph">
      <style:paragraph-properties fo:background-color="#D6E3BC"/>
      <style:text-properties fo:font-size="10pt" style:font-size-asian="10pt" style:font-size-complex="10pt" fo:language="et" fo:country="EE"/>
    </style:style>
    <style:style style:name="P3470" style:parent-style-name="Normal" style:family="paragraph">
      <style:paragraph-properties fo:background-color="#D6E3BC"/>
      <style:text-properties fo:font-size="10pt" style:font-size-asian="10pt" style:font-size-complex="10pt" fo:language="et" fo:country="EE"/>
    </style:style>
    <style:style style:name="P3471" style:parent-style-name="Normal" style:family="paragraph">
      <style:paragraph-properties fo:background-color="#D6E3BC"/>
      <style:text-properties fo:font-size="10pt" style:font-size-asian="10pt" style:font-size-complex="10pt" fo:language="et" fo:country="EE"/>
    </style:style>
    <style:style style:name="P3472" style:parent-style-name="Normal" style:family="paragraph">
      <style:text-properties fo:language="et" fo:country="EE"/>
    </style:style>
    <style:style style:name="P3473" style:parent-style-name="Normal" style:family="paragraph">
      <style:text-properties fo:language="et" fo:country="EE"/>
    </style:style>
    <style:style style:name="P3474" style:parent-style-name="Normal" style:family="paragraph">
      <style:text-properties fo:language="et" fo:country="EE"/>
    </style:style>
    <style:style style:name="P3475" style:parent-style-name="Normal" style:family="paragraph">
      <style:paragraph-properties fo:background-color="#D6E3BC"/>
      <style:text-properties fo:font-size="10pt" style:font-size-asian="10pt" style:font-size-complex="10pt" fo:language="et" fo:country="EE"/>
    </style:style>
    <style:style style:name="P3476" style:parent-style-name="Normal" style:family="paragraph">
      <style:paragraph-properties fo:background-color="#D6E3BC"/>
      <style:text-properties fo:font-size="10pt" style:font-size-asian="10pt" style:font-size-complex="10pt" fo:language="et" fo:country="EE"/>
    </style:style>
    <style:style style:name="P3477" style:parent-style-name="Normal" style:family="paragraph">
      <style:paragraph-properties fo:background-color="#D6E3BC"/>
      <style:text-properties fo:font-size="10pt" style:font-size-asian="10pt" style:font-size-complex="10pt" fo:language="et" fo:country="EE"/>
    </style:style>
    <style:style style:name="P3478" style:parent-style-name="Normal" style:family="paragraph">
      <style:paragraph-properties fo:background-color="#D6E3BC"/>
      <style:text-properties fo:font-size="10pt" style:font-size-asian="10pt" style:font-size-complex="10pt" fo:language="et" fo:country="EE"/>
    </style:style>
    <style:style style:name="P3479" style:parent-style-name="Normal" style:family="paragraph">
      <style:paragraph-properties fo:background-color="#D6E3BC"/>
      <style:text-properties fo:font-size="10pt" style:font-size-asian="10pt" style:font-size-complex="10pt" fo:language="et" fo:country="EE"/>
    </style:style>
    <style:style style:name="P3480" style:parent-style-name="Normal" style:family="paragraph">
      <style:paragraph-properties fo:background-color="#D6E3BC"/>
      <style:text-properties fo:font-size="10pt" style:font-size-asian="10pt" style:font-size-complex="10pt" fo:language="et" fo:country="EE"/>
    </style:style>
    <style:style style:name="P3481" style:parent-style-name="Normal" style:family="paragraph">
      <style:paragraph-properties fo:background-color="#D6E3BC"/>
      <style:text-properties fo:font-size="10pt" style:font-size-asian="10pt" style:font-size-complex="10pt" fo:language="et" fo:country="EE"/>
    </style:style>
    <style:style style:name="P3482" style:parent-style-name="Normal" style:family="paragraph">
      <style:paragraph-properties fo:background-color="#D6E3BC"/>
      <style:text-properties fo:font-size="10pt" style:font-size-asian="10pt" style:font-size-complex="10pt" fo:language="et" fo:country="EE"/>
    </style:style>
    <style:style style:name="P3483" style:parent-style-name="Normal" style:family="paragraph">
      <style:paragraph-properties fo:background-color="#D6E3BC"/>
      <style:text-properties fo:font-size="10pt" style:font-size-asian="10pt" style:font-size-complex="10pt" fo:language="et" fo:country="EE"/>
    </style:style>
    <style:style style:name="P3484" style:parent-style-name="Normal" style:family="paragraph">
      <style:paragraph-properties fo:background-color="#D6E3BC"/>
      <style:text-properties fo:font-size="10pt" style:font-size-asian="10pt" style:font-size-complex="10pt" fo:language="et" fo:country="EE"/>
    </style:style>
    <style:style style:name="P3485" style:parent-style-name="Normal" style:family="paragraph">
      <style:paragraph-properties fo:background-color="#D6E3BC"/>
      <style:text-properties fo:font-size="10pt" style:font-size-asian="10pt" style:font-size-complex="10pt" fo:language="et" fo:country="EE"/>
    </style:style>
    <style:style style:name="P3486" style:parent-style-name="Normal" style:family="paragraph">
      <style:paragraph-properties fo:background-color="#D6E3BC"/>
      <style:text-properties fo:font-size="10pt" style:font-size-asian="10pt" style:font-size-complex="10pt" fo:language="et" fo:country="EE"/>
    </style:style>
    <style:style style:name="P3487" style:parent-style-name="Normal" style:family="paragraph">
      <style:paragraph-properties fo:background-color="#D6E3BC"/>
      <style:text-properties fo:font-size="10pt" style:font-size-asian="10pt" style:font-size-complex="10pt" fo:language="et" fo:country="EE"/>
    </style:style>
    <style:style style:name="P3488" style:parent-style-name="Normal" style:family="paragraph">
      <style:paragraph-properties fo:background-color="#D6E3BC"/>
      <style:text-properties fo:font-size="10pt" style:font-size-asian="10pt" style:font-size-complex="10pt" fo:language="et" fo:country="EE"/>
    </style:style>
    <style:style style:name="P3489" style:parent-style-name="Normal" style:family="paragraph">
      <style:paragraph-properties fo:background-color="#D6E3BC"/>
      <style:text-properties fo:font-size="10pt" style:font-size-asian="10pt" style:font-size-complex="10pt" fo:language="et" fo:country="EE"/>
    </style:style>
    <style:style style:name="P3490" style:parent-style-name="Normal" style:family="paragraph">
      <style:paragraph-properties fo:background-color="#D6E3BC"/>
      <style:text-properties fo:font-size="10pt" style:font-size-asian="10pt" style:font-size-complex="10pt" fo:language="et" fo:country="EE"/>
    </style:style>
    <style:style style:name="P3491" style:parent-style-name="Normal" style:family="paragraph">
      <style:paragraph-properties fo:background-color="#D6E3BC"/>
      <style:text-properties fo:font-size="10pt" style:font-size-asian="10pt" style:font-size-complex="10pt" fo:language="et" fo:country="EE"/>
    </style:style>
    <style:style style:name="P3492" style:parent-style-name="Normal" style:family="paragraph">
      <style:paragraph-properties fo:background-color="#D6E3BC"/>
      <style:text-properties fo:font-size="10pt" style:font-size-asian="10pt" style:font-size-complex="10pt" fo:language="et" fo:country="EE"/>
    </style:style>
    <style:style style:name="P3493" style:parent-style-name="Normal" style:family="paragraph">
      <style:paragraph-properties fo:background-color="#D6E3BC"/>
      <style:text-properties fo:font-size="10pt" style:font-size-asian="10pt" style:font-size-complex="10pt" fo:language="et" fo:country="EE"/>
    </style:style>
    <style:style style:name="P3494" style:parent-style-name="Normal" style:family="paragraph">
      <style:paragraph-properties fo:background-color="#D6E3BC"/>
      <style:text-properties fo:font-size="10pt" style:font-size-asian="10pt" style:font-size-complex="10pt" fo:language="et" fo:country="EE"/>
    </style:style>
    <style:style style:name="P3495" style:parent-style-name="Normal" style:family="paragraph">
      <style:paragraph-properties fo:background-color="#D6E3BC"/>
      <style:text-properties fo:font-size="10pt" style:font-size-asian="10pt" style:font-size-complex="10pt" fo:language="et" fo:country="EE"/>
    </style:style>
    <style:style style:name="P3496" style:parent-style-name="Normal" style:family="paragraph">
      <style:paragraph-properties fo:background-color="#D6E3BC"/>
      <style:text-properties fo:font-size="10pt" style:font-size-asian="10pt" style:font-size-complex="10pt" fo:language="et" fo:country="EE"/>
    </style:style>
    <style:style style:name="T3497" style:parent-style-name="DefaultParagraphFont" style:family="text">
      <style:text-properties fo:language="et" fo:country="EE"/>
    </style:style>
    <style:style style:name="T3498" style:parent-style-name="DefaultParagraphFont" style:family="text">
      <style:text-properties fo:language="et" fo:country="EE"/>
    </style:style>
    <style:style style:name="P3499" style:parent-style-name="Normal" style:family="paragraph">
      <style:text-properties fo:language="et" fo:country="EE"/>
    </style:style>
    <style:style style:name="P3500" style:parent-style-name="Normal" style:family="paragraph">
      <style:text-properties fo:language="et" fo:country="EE"/>
    </style:style>
    <style:style style:name="TableColumn3502" style:family="table-column">
      <style:table-column-properties style:column-width="2.0465in" style:use-optimal-column-width="false"/>
    </style:style>
    <style:style style:name="TableColumn3503" style:family="table-column">
      <style:table-column-properties style:column-width="1.8034in" style:use-optimal-column-width="false"/>
    </style:style>
    <style:style style:name="TableColumn3504" style:family="table-column">
      <style:table-column-properties style:column-width="1.0375in" style:use-optimal-column-width="false"/>
    </style:style>
    <style:style style:name="TableColumn3505" style:family="table-column">
      <style:table-column-properties style:column-width="1.4875in" style:use-optimal-column-width="false"/>
    </style:style>
    <style:style style:name="Table3501" style:family="table">
      <style:table-properties style:width="6.375in" fo:margin-left="0.075in" table:align="left"/>
    </style:style>
    <style:style style:name="TableRow3506" style:family="table-row">
      <style:table-row-properties style:use-optimal-row-height="false"/>
    </style:style>
    <style:style style:name="TableCell3507" style:family="table-cell">
      <style:table-cell-properties fo:border="0.0069in solid #000000" fo:padding-top="0in" fo:padding-left="0.075in" fo:padding-bottom="0in" fo:padding-right="0.075in"/>
    </style:style>
    <style:style style:name="T3508" style:parent-style-name="DefaultParagraphFont" style:family="text">
      <style:text-properties fo:font-weight="bold" style:font-weight-asian="bold" fo:font-size="11pt" style:font-size-asian="11pt" style:font-size-complex="11pt" fo:language="et" fo:country="EE"/>
    </style:style>
    <style:style style:name="TableCell3509" style:family="table-cell">
      <style:table-cell-properties fo:border="0.0069in solid #000000" fo:padding-top="0in" fo:padding-left="0.0069in" fo:padding-bottom="0in" fo:padding-right="0.0069in"/>
    </style:style>
    <style:style style:name="T3510" style:parent-style-name="DefaultParagraphFont" style:family="text">
      <style:text-properties fo:font-weight="bold" style:font-weight-asian="bold" fo:font-size="11pt" style:font-size-asian="11pt" style:font-size-complex="11pt" fo:language="et" fo:country="EE"/>
    </style:style>
    <style:style style:name="TableCell3511" style:family="table-cell">
      <style:table-cell-properties fo:border="0.0069in solid #000000" fo:padding-top="0in" fo:padding-left="0.075in" fo:padding-bottom="0in" fo:padding-right="0.075in"/>
    </style:style>
    <style:style style:name="T3512" style:parent-style-name="DefaultParagraphFont" style:family="text">
      <style:text-properties fo:font-weight="bold" style:font-weight-asian="bold" fo:font-size="11pt" style:font-size-asian="11pt" style:font-size-complex="11pt" fo:language="et" fo:country="EE"/>
    </style:style>
    <style:style style:name="TableCell3513" style:family="table-cell">
      <style:table-cell-properties fo:border="0.0069in solid #000000" fo:padding-top="0in" fo:padding-left="0.075in" fo:padding-bottom="0in" fo:padding-right="0.075in"/>
    </style:style>
    <style:style style:name="T3514" style:parent-style-name="DefaultParagraphFont" style:family="text">
      <style:text-properties fo:font-weight="bold" style:font-weight-asian="bold" fo:font-size="11pt" style:font-size-asian="11pt" style:font-size-complex="11pt" fo:language="et" fo:country="EE"/>
    </style:style>
    <style:style style:name="TableRow3515" style:family="table-row">
      <style:table-row-properties style:use-optimal-row-height="false"/>
    </style:style>
    <style:style style:name="TableCell3516" style:family="table-cell">
      <style:table-cell-properties fo:border="0.0069in solid #000000" fo:padding-top="0in" fo:padding-left="0.075in" fo:padding-bottom="0in" fo:padding-right="0.075in"/>
    </style:style>
    <style:style style:name="T3517" style:parent-style-name="DefaultParagraphFont" style:family="text">
      <style:text-properties fo:font-size="11pt" style:font-size-asian="11pt" style:font-size-complex="11pt" fo:language="et" fo:country="EE"/>
    </style:style>
    <style:style style:name="TableCell3518" style:family="table-cell">
      <style:table-cell-properties fo:border="0.0069in solid #000000" fo:padding-top="0in" fo:padding-left="0.0069in" fo:padding-bottom="0in" fo:padding-right="0.0069in"/>
    </style:style>
    <style:style style:name="T3519" style:parent-style-name="DefaultParagraphFont" style:family="text">
      <style:text-properties fo:font-size="11pt" style:font-size-asian="11pt" style:font-size-complex="11pt" fo:language="et" fo:country="EE"/>
    </style:style>
    <style:style style:name="TableCell3520" style:family="table-cell">
      <style:table-cell-properties fo:border="0.0069in solid #000000" fo:padding-top="0in" fo:padding-left="0.075in" fo:padding-bottom="0in" fo:padding-right="0.075in"/>
    </style:style>
    <style:style style:name="T3521" style:parent-style-name="DefaultParagraphFont" style:family="text">
      <style:text-properties fo:font-size="11pt" style:font-size-asian="11pt" style:font-size-complex="11pt" fo:language="et" fo:country="EE"/>
    </style:style>
    <style:style style:name="TableCell3522" style:family="table-cell">
      <style:table-cell-properties fo:border="0.0069in solid #000000" fo:padding-top="0in" fo:padding-left="0.075in" fo:padding-bottom="0in" fo:padding-right="0.075in"/>
    </style:style>
    <style:style style:name="T3523" style:parent-style-name="DefaultParagraphFont" style:family="text">
      <style:text-properties fo:font-size="11pt" style:font-size-asian="11pt" style:font-size-complex="11pt" fo:language="et" fo:country="EE"/>
    </style:style>
    <style:style style:name="TableRow3524" style:family="table-row">
      <style:table-row-properties style:use-optimal-row-height="false"/>
    </style:style>
    <style:style style:name="TableCell3525" style:family="table-cell">
      <style:table-cell-properties fo:border="0.0069in solid #000000" fo:padding-top="0in" fo:padding-left="0.075in" fo:padding-bottom="0in" fo:padding-right="0.075in"/>
    </style:style>
    <style:style style:name="T3526" style:parent-style-name="DefaultParagraphFont" style:family="text">
      <style:text-properties fo:font-size="11pt" style:font-size-asian="11pt" style:font-size-complex="11pt" fo:language="et" fo:country="EE"/>
    </style:style>
    <style:style style:name="TableCell3527" style:family="table-cell">
      <style:table-cell-properties fo:border="0.0069in solid #000000" fo:padding-top="0in" fo:padding-left="0.0069in" fo:padding-bottom="0in" fo:padding-right="0.0069in"/>
    </style:style>
    <style:style style:name="T3528" style:parent-style-name="DefaultParagraphFont" style:family="text">
      <style:text-properties fo:font-size="11pt" style:font-size-asian="11pt" style:font-size-complex="11pt" fo:language="et" fo:country="EE"/>
    </style:style>
    <style:style style:name="TableCell3529" style:family="table-cell">
      <style:table-cell-properties fo:border="0.0069in solid #000000" fo:padding-top="0in" fo:padding-left="0.075in" fo:padding-bottom="0in" fo:padding-right="0.075in"/>
    </style:style>
    <style:style style:name="T3530" style:parent-style-name="DefaultParagraphFont" style:family="text">
      <style:text-properties fo:font-size="11pt" style:font-size-asian="11pt" style:font-size-complex="11pt" fo:language="et" fo:country="EE"/>
    </style:style>
    <style:style style:name="TableCell3531" style:family="table-cell">
      <style:table-cell-properties fo:border="0.0069in solid #000000" fo:padding-top="0in" fo:padding-left="0.075in" fo:padding-bottom="0in" fo:padding-right="0.075in"/>
    </style:style>
    <style:style style:name="T3532" style:parent-style-name="DefaultParagraphFont" style:family="text">
      <style:text-properties fo:font-size="11pt" style:font-size-asian="11pt" style:font-size-complex="11pt" fo:language="et" fo:country="EE"/>
    </style:style>
    <style:style style:name="P3533" style:parent-style-name="Normal" style:family="paragraph">
      <style:text-properties fo:language="et" fo:country="EE"/>
    </style:style>
    <style:style style:name="P3534" style:parent-style-name="Normal" style:family="paragraph">
      <style:text-properties fo:language="et" fo:country="EE"/>
    </style:style>
    <style:style style:name="P3535" style:parent-style-name="Normal" style:family="paragraph">
      <style:text-properties fo:language="et" fo:country="EE"/>
    </style:style>
    <style:style style:name="P3536" style:parent-style-name="Normal" style:family="paragraph">
      <style:paragraph-properties fo:background-color="#D6E3BC"/>
      <style:text-properties fo:font-size="10pt" style:font-size-asian="10pt" style:font-size-complex="10pt" fo:language="et" fo:country="EE"/>
    </style:style>
    <style:style style:name="P3537" style:parent-style-name="Normal" style:family="paragraph">
      <style:paragraph-properties fo:background-color="#D6E3BC"/>
      <style:text-properties fo:font-size="10pt" style:font-size-asian="10pt" style:font-size-complex="10pt" fo:language="et" fo:country="EE"/>
    </style:style>
    <style:style style:name="P3538" style:parent-style-name="Normal" style:family="paragraph">
      <style:paragraph-properties fo:background-color="#D6E3BC"/>
      <style:text-properties fo:font-size="10pt" style:font-size-asian="10pt" style:font-size-complex="10pt" fo:language="et" fo:country="EE"/>
    </style:style>
    <style:style style:name="P3539" style:parent-style-name="Normal" style:family="paragraph">
      <style:paragraph-properties fo:background-color="#D6E3BC"/>
      <style:text-properties fo:font-size="10pt" style:font-size-asian="10pt" style:font-size-complex="10pt" fo:language="et" fo:country="EE"/>
    </style:style>
    <style:style style:name="P3540" style:parent-style-name="Normal" style:family="paragraph">
      <style:paragraph-properties fo:background-color="#D6E3BC"/>
      <style:text-properties fo:font-size="10pt" style:font-size-asian="10pt" style:font-size-complex="10pt" fo:language="et" fo:country="EE"/>
    </style:style>
    <style:style style:name="P3541" style:parent-style-name="Normal" style:family="paragraph">
      <style:paragraph-properties fo:background-color="#D6E3BC"/>
      <style:text-properties fo:font-size="10pt" style:font-size-asian="10pt" style:font-size-complex="10pt" fo:language="et" fo:country="EE"/>
    </style:style>
    <style:style style:name="P3542" style:parent-style-name="Normal" style:family="paragraph">
      <style:paragraph-properties fo:background-color="#D6E3BC"/>
      <style:text-properties fo:font-size="10pt" style:font-size-asian="10pt" style:font-size-complex="10pt" fo:language="et" fo:country="EE"/>
    </style:style>
    <style:style style:name="P3543" style:parent-style-name="Normal" style:family="paragraph">
      <style:paragraph-properties fo:background-color="#D6E3BC"/>
      <style:text-properties fo:font-size="10pt" style:font-size-asian="10pt" style:font-size-complex="10pt" fo:language="et" fo:country="EE"/>
    </style:style>
    <style:style style:name="P3544" style:parent-style-name="Normal" style:family="paragraph">
      <style:paragraph-properties fo:background-color="#D6E3BC"/>
      <style:text-properties fo:font-size="10pt" style:font-size-asian="10pt" style:font-size-complex="10pt" fo:language="et" fo:country="EE"/>
    </style:style>
    <style:style style:name="P3545" style:parent-style-name="Normal" style:family="paragraph">
      <style:paragraph-properties fo:background-color="#D6E3BC"/>
      <style:text-properties fo:font-size="10pt" style:font-size-asian="10pt" style:font-size-complex="10pt" fo:language="et" fo:country="EE"/>
    </style:style>
    <style:style style:name="P3546" style:parent-style-name="Normal" style:family="paragraph">
      <style:paragraph-properties fo:background-color="#D6E3BC"/>
      <style:text-properties fo:font-size="10pt" style:font-size-asian="10pt" style:font-size-complex="10pt" fo:language="et" fo:country="EE"/>
    </style:style>
    <style:style style:name="P3547" style:parent-style-name="Normal" style:family="paragraph">
      <style:paragraph-properties fo:background-color="#D6E3BC"/>
      <style:text-properties fo:font-size="10pt" style:font-size-asian="10pt" style:font-size-complex="10pt" fo:language="et" fo:country="EE"/>
    </style:style>
    <style:style style:name="P3548" style:parent-style-name="Normal" style:family="paragraph">
      <style:paragraph-properties fo:background-color="#D6E3BC"/>
      <style:text-properties fo:font-size="10pt" style:font-size-asian="10pt" style:font-size-complex="10pt" fo:language="et" fo:country="EE"/>
    </style:style>
    <style:style style:name="P3549" style:parent-style-name="Normal" style:family="paragraph">
      <style:paragraph-properties fo:background-color="#D6E3BC"/>
      <style:text-properties fo:font-size="10pt" style:font-size-asian="10pt" style:font-size-complex="10pt" fo:language="et" fo:country="EE"/>
    </style:style>
    <style:style style:name="P3550" style:parent-style-name="Normal" style:family="paragraph">
      <style:paragraph-properties fo:background-color="#D6E3BC"/>
      <style:text-properties fo:font-size="10pt" style:font-size-asian="10pt" style:font-size-complex="10pt" fo:language="et" fo:country="EE"/>
    </style:style>
    <style:style style:name="P3551" style:parent-style-name="Normal" style:family="paragraph">
      <style:paragraph-properties fo:background-color="#D6E3BC"/>
      <style:text-properties fo:font-size="10pt" style:font-size-asian="10pt" style:font-size-complex="10pt" fo:language="et" fo:country="EE"/>
    </style:style>
    <style:style style:name="P3552" style:parent-style-name="Normal" style:family="paragraph">
      <style:paragraph-properties fo:background-color="#D6E3BC"/>
      <style:text-properties fo:font-size="10pt" style:font-size-asian="10pt" style:font-size-complex="10pt" fo:language="et" fo:country="EE"/>
    </style:style>
    <style:style style:name="P3553" style:parent-style-name="Normal" style:family="paragraph">
      <style:paragraph-properties fo:background-color="#D6E3BC"/>
      <style:text-properties fo:font-size="10pt" style:font-size-asian="10pt" style:font-size-complex="10pt" fo:language="et" fo:country="EE"/>
    </style:style>
    <style:style style:name="P3554" style:parent-style-name="Normal" style:family="paragraph">
      <style:paragraph-properties fo:background-color="#D6E3BC"/>
      <style:text-properties fo:font-size="10pt" style:font-size-asian="10pt" style:font-size-complex="10pt" fo:language="et" fo:country="EE"/>
    </style:style>
    <style:style style:name="P3555" style:parent-style-name="Normal" style:family="paragraph">
      <style:text-properties fo:language="et" fo:country="EE"/>
    </style:style>
    <style:style style:name="P3556" style:parent-style-name="Normal" style:family="paragraph">
      <style:text-properties fo:language="et" fo:country="EE"/>
    </style:style>
    <style:style style:name="P3557" style:parent-style-name="Normal" style:family="paragraph">
      <style:text-properties fo:language="et" fo:country="EE"/>
    </style:style>
    <style:style style:name="P3558" style:parent-style-name="Normal" style:family="paragraph">
      <style:paragraph-properties fo:background-color="#D6E3BC"/>
      <style:text-properties fo:font-size="10pt" style:font-size-asian="10pt" style:font-size-complex="10pt" fo:language="et" fo:country="EE"/>
    </style:style>
    <style:style style:name="P3559" style:parent-style-name="Normal" style:family="paragraph">
      <style:paragraph-properties fo:background-color="#D6E3BC"/>
      <style:text-properties fo:font-size="10pt" style:font-size-asian="10pt" style:font-size-complex="10pt" fo:language="et" fo:country="EE"/>
    </style:style>
    <style:style style:name="P3560" style:parent-style-name="Normal" style:family="paragraph">
      <style:paragraph-properties fo:background-color="#D6E3BC"/>
      <style:text-properties fo:font-size="10pt" style:font-size-asian="10pt" style:font-size-complex="10pt" fo:language="et" fo:country="EE"/>
    </style:style>
    <style:style style:name="P3561" style:parent-style-name="Normal" style:family="paragraph">
      <style:paragraph-properties fo:background-color="#D6E3BC"/>
      <style:text-properties fo:font-size="10pt" style:font-size-asian="10pt" style:font-size-complex="10pt" fo:language="et" fo:country="EE"/>
    </style:style>
    <style:style style:name="P3562" style:parent-style-name="Normal" style:family="paragraph">
      <style:paragraph-properties fo:background-color="#D6E3BC"/>
      <style:text-properties fo:font-size="10pt" style:font-size-asian="10pt" style:font-size-complex="10pt" fo:language="et" fo:country="EE"/>
    </style:style>
    <style:style style:name="P3563" style:parent-style-name="Normal" style:family="paragraph">
      <style:paragraph-properties fo:background-color="#D6E3BC"/>
      <style:text-properties fo:font-size="10pt" style:font-size-asian="10pt" style:font-size-complex="10pt" fo:language="et" fo:country="EE"/>
    </style:style>
    <style:style style:name="P3564" style:parent-style-name="Normal" style:family="paragraph">
      <style:paragraph-properties fo:background-color="#D6E3BC"/>
      <style:text-properties fo:font-size="10pt" style:font-size-asian="10pt" style:font-size-complex="10pt" fo:language="et" fo:country="EE"/>
    </style:style>
    <style:style style:name="P3565" style:parent-style-name="Normal" style:family="paragraph">
      <style:paragraph-properties fo:background-color="#D6E3BC"/>
      <style:text-properties fo:font-size="10pt" style:font-size-asian="10pt" style:font-size-complex="10pt" fo:language="et" fo:country="EE"/>
    </style:style>
    <style:style style:name="P3566" style:parent-style-name="Normal" style:family="paragraph">
      <style:paragraph-properties fo:background-color="#D6E3BC"/>
      <style:text-properties fo:font-size="10pt" style:font-size-asian="10pt" style:font-size-complex="10pt" fo:language="et" fo:country="EE"/>
    </style:style>
    <style:style style:name="P3567" style:parent-style-name="Normal" style:family="paragraph">
      <style:paragraph-properties fo:background-color="#D6E3BC"/>
      <style:text-properties fo:font-size="10pt" style:font-size-asian="10pt" style:font-size-complex="10pt" fo:language="et" fo:country="EE"/>
    </style:style>
    <style:style style:name="P3568" style:parent-style-name="Normal" style:family="paragraph">
      <style:paragraph-properties fo:background-color="#D6E3BC"/>
      <style:text-properties fo:font-size="10pt" style:font-size-asian="10pt" style:font-size-complex="10pt" fo:language="et" fo:country="EE"/>
    </style:style>
    <style:style style:name="P3569" style:parent-style-name="Normal" style:family="paragraph">
      <style:paragraph-properties fo:background-color="#D6E3BC"/>
      <style:text-properties fo:font-size="10pt" style:font-size-asian="10pt" style:font-size-complex="10pt" fo:language="et" fo:country="EE"/>
    </style:style>
    <style:style style:name="P3570" style:parent-style-name="Normal" style:family="paragraph">
      <style:paragraph-properties fo:background-color="#D6E3BC"/>
      <style:text-properties fo:font-size="10pt" style:font-size-asian="10pt" style:font-size-complex="10pt" fo:language="et" fo:country="EE"/>
    </style:style>
    <style:style style:name="P3571" style:parent-style-name="Normal" style:family="paragraph">
      <style:paragraph-properties fo:background-color="#D6E3BC"/>
      <style:text-properties fo:font-size="10pt" style:font-size-asian="10pt" style:font-size-complex="10pt" fo:language="et" fo:country="EE"/>
    </style:style>
    <style:style style:name="P3572" style:parent-style-name="Normal" style:family="paragraph">
      <style:paragraph-properties fo:background-color="#D6E3BC"/>
      <style:text-properties fo:font-size="10pt" style:font-size-asian="10pt" style:font-size-complex="10pt" fo:language="et" fo:country="EE"/>
    </style:style>
    <style:style style:name="P3573" style:parent-style-name="Normal" style:family="paragraph">
      <style:paragraph-properties fo:background-color="#D6E3BC"/>
      <style:text-properties fo:font-size="10pt" style:font-size-asian="10pt" style:font-size-complex="10pt" fo:language="et" fo:country="EE"/>
    </style:style>
    <style:style style:name="P3574" style:parent-style-name="Normal" style:family="paragraph">
      <style:paragraph-properties fo:background-color="#D6E3BC"/>
      <style:text-properties fo:font-size="10pt" style:font-size-asian="10pt" style:font-size-complex="10pt" fo:language="et" fo:country="EE"/>
    </style:style>
    <style:style style:name="P3575" style:parent-style-name="Normal" style:family="paragraph">
      <style:paragraph-properties fo:background-color="#D6E3BC"/>
      <style:text-properties fo:font-size="10pt" style:font-size-asian="10pt" style:font-size-complex="10pt" fo:language="et" fo:country="EE"/>
    </style:style>
    <style:style style:name="P3576" style:parent-style-name="Normal" style:family="paragraph">
      <style:paragraph-properties fo:background-color="#D6E3BC"/>
      <style:text-properties fo:font-size="10pt" style:font-size-asian="10pt" style:font-size-complex="10pt" fo:language="et" fo:country="EE"/>
    </style:style>
    <style:style style:name="P3577" style:parent-style-name="Normal" style:family="paragraph">
      <style:paragraph-properties fo:background-color="#D6E3BC"/>
      <style:text-properties fo:font-size="10pt" style:font-size-asian="10pt" style:font-size-complex="10pt" fo:language="et" fo:country="EE"/>
    </style:style>
    <style:style style:name="P3578" style:parent-style-name="Normal" style:family="paragraph">
      <style:paragraph-properties fo:background-color="#D6E3BC"/>
      <style:text-properties fo:font-size="10pt" style:font-size-asian="10pt" style:font-size-complex="10pt" fo:language="et" fo:country="EE"/>
    </style:style>
    <style:style style:name="P3579" style:parent-style-name="Normal" style:family="paragraph">
      <style:paragraph-properties fo:background-color="#D6E3BC"/>
      <style:text-properties fo:font-size="10pt" style:font-size-asian="10pt" style:font-size-complex="10pt" fo:language="et" fo:country="EE"/>
    </style:style>
    <style:style style:name="P3580" style:parent-style-name="Normal" style:family="paragraph">
      <style:paragraph-properties fo:background-color="#D6E3BC"/>
    </style:style>
    <style:style style:name="T3581" style:parent-style-name="DefaultParagraphFont" style:family="text">
      <style:text-properties fo:font-size="10pt" style:font-size-asian="10pt" style:font-size-complex="10pt" fo:language="et" fo:country="EE"/>
    </style:style>
  </office:automatic-styles>
  <office:body>
    <office:text text:use-soft-page-breaks="true">
      <text:p text:style-name="P1"/>
      <text:p text:style-name="P3"/>
      <text:p text:style-name="P4"/>
      <text:p text:style-name="P5"/>
      <text:p text:style-name="P6"/>
      <text:p text:style-name="P7"/>
      <text:p text:style-name="P8"/>
      <text:p text:style-name="P9"><text:bookmark-start text:name="_Toc269110384"/><text:bookmark-start text:name="_Toc269040692"/><text:bookmark-start text:name="_Toc269128804"/><text:bookmark-start text:name="_Toc269126586"/><text:bookmark-start text:name="_Toc269124322"/><text:bookmark-start text:name="_Toc269122880"/><text:bookmark-start text:name="_Toc269120563"/><text:bookmark-start text:name="_Toc269120295"/><text:bookmark-start text:name="_Toc269114839"/><text:bookmark-start text:name="_Toc270420732"/><text:bookmark-start text:name="_Toc270424915"/><text:bookmark-start text:name="_Toc271031518"/><text:bookmark-start text:name="_Toc271551497"/><text:bookmark-start text:name="_Toc271552491"/><text:bookmark-start text:name="_Toc271627624"/><text:bookmark-start text:name="_Toc273345919"/><text:bookmark-start text:name="_Toc273352526"/>ADIT –<text:s/><text:bookmark-end text:name="_Toc269110384"/><text:bookmark-end text:name="_Toc269040692"/>Kasutusjuhend<text:bookmark-end text:name="_Toc269128804"/><text:bookmark-end text:name="_Toc269126586"/><text:bookmark-end text:name="_Toc269124322"/><text:bookmark-end text:name="_Toc269122880"/><text:bookmark-end text:name="_Toc269120563"/><text:bookmark-end text:name="_Toc269120295"/><text:bookmark-end text:name="_Toc269114839"/><text:bookmark-end text:name="_Toc270420732"/><text:bookmark-end text:name="_Toc270424915"/><text:bookmark-end text:name="_Toc271031518"/><text:bookmark-end text:name="_Toc271551497"/><text:bookmark-end text:name="_Toc271552491"/><text:bookmark-end text:name="_Toc271627624"/><text:bookmark-end text:name="_Toc273345919"/><text:bookmark-end text:name="_Toc273352526"/></text:p>
      <text:p text:style-name="P10"/>
      <text:p text:style-name="P11">Versioon 1.1</text:p>
      <text:p text:style-name="P12"/>
      <text:p text:style-name="TOCHeading"><text:bookmark-start text:name="_Toc269128805"/><text:bookmark-start text:name="_Toc269126587"/><text:bookmark-start text:name="_Toc269124323"/><text:bookmark-start text:name="_Toc269122881"/><text:bookmark-start text:name="_Toc269120564"/><text:bookmark-start text:name="_Toc269114840"/><text:bookmark-start text:name="_Toc269110385"/><text:bookmark-start text:name="_Toc270420733"/><text:bookmark-start text:name="_Toc270424916"/><text:bookmark-start text:name="_Toc271031519"/><text:bookmark-start text:name="_Toc271551498"/><text:bookmark-start text:name="_Toc271552492"/><text:bookmark-start text:name="_Toc271627625"/><text:bookmark-start text:name="_Toc273345920"/><text:bookmark-start text:name="_Toc273352527"/>Sisukord<text:bookmark-end text:name="_Toc269128805"/><text:bookmark-end text:name="_Toc269126587"/><text:bookmark-end text:name="_Toc269124323"/><text:bookmark-end text:name="_Toc269122881"/><text:bookmark-end text:name="_Toc269120564"/><text:bookmark-end text:name="_Toc269114840"/><text:bookmark-end text:name="_Toc269110385"/><text:bookmark-end text:name="_Toc270420733"/><text:bookmark-end text:name="_Toc270424916"/><text:bookmark-end text:name="_Toc271031519"/><text:bookmark-end text:name="_Toc271551498"/><text:bookmark-end text:name="_Toc271552492"/><text:bookmark-end text:name="_Toc271627625"/><text:bookmark-end text:name="_Toc273345920"/><text:bookmark-end text:name="_Toc273352527"/></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3"><text:a xlink:href="#_Toc273352526" office:target-frame-name="_top" xlink:show="replace"><text:span text:style-name="T14">ADIT – Kasutusjuhend</text:span><text:tab/>1</text:a></text:p>
          <text:p text:style-name="P15"><text:a xlink:href="#_Toc273352527" office:target-frame-name="_top" xlink:show="replace"><text:span text:style-name="Hyperlink">Sisukord</text:span><text:tab/>2</text:a></text:p>
          <text:p text:style-name="P16"><text:a xlink:href="#_Toc273352528" office:target-frame-name="_top" xlink:show="replace"><text:span text:style-name="T17">Sissejuhatus</text:span><text:tab/>4</text:a></text:p>
          <text:p text:style-name="P18"><text:a xlink:href="#_Toc273352529" office:target-frame-name="_top" xlink:show="replace"><text:span text:style-name="T19">Klassifikaatorid</text:span><text:tab/>5</text:a></text:p>
          <text:p text:style-name="P20"><text:a xlink:href="#_Toc273352530" office:target-frame-name="_top" xlink:show="replace"><text:span text:style-name="T21">Õiguste süsteem</text:span><text:tab/>6</text:a></text:p>
          <text:p text:style-name="P22"><text:a xlink:href="#_Toc273352531" office:target-frame-name="_top" xlink:show="replace"><text:span text:style-name="T23">Join.v1</text:span><text:tab/>7</text:a></text:p>
          <text:p text:style-name="P24"><text:a xlink:href="#_Toc273352532" office:target-frame-name="_top" xlink:show="replace"><text:span text:style-name="T25">UnJoin.v1</text:span><text:tab/>8</text:a></text:p>
          <text:p text:style-name="P26"><text:a xlink:href="#_Toc273352533" office:target-frame-name="_top" xlink:show="replace"><text:span text:style-name="T27">GetJoined.v1</text:span><text:tab/>9</text:a></text:p>
          <text:p text:style-name="P28"><text:a xlink:href="#_Toc273352534" office:target-frame-name="_top" xlink:show="replace"><text:span text:style-name="T29">GetUserInfo.v1</text:span><text:tab/>10</text:a></text:p>
          <text:p text:style-name="P30"><text:a xlink:href="#_Toc273352535" office:target-frame-name="_top" xlink:show="replace"><text:span text:style-name="T31">SetNotifications.v1</text:span><text:tab/>12</text:a></text:p>
          <text:p text:style-name="P32"><text:a xlink:href="#_Toc273352536" office:target-frame-name="_top" xlink:show="replace"><text:span text:style-name="T33">GetNotifications.v1</text:span><text:tab/>14</text:a></text:p>
          <text:p text:style-name="P34"><text:a xlink:href="#_Toc273352537" office:target-frame-name="_top" xlink:show="replace"><text:span text:style-name="Hyperlink">SaveDocument.v1</text:span><text:tab/>15</text:a></text:p>
          <text:p text:style-name="P35"><text:a xlink:href="#_Toc273352538" office:target-frame-name="_top" xlink:show="replace"><text:span text:style-name="Hyperlink">SaveDocumentFile.v1</text:span><text:tab/>18</text:a></text:p>
          <text:p text:style-name="P36"><text:a xlink:href="#_Toc273352539" office:target-frame-name="_top" xlink:show="replace"><text:span text:style-name="Hyperlink">DeflateDocument.v1</text:span><text:tab/>20</text:a></text:p>
          <text:p text:style-name="P37"><text:a xlink:href="#_Toc273352540" office:target-frame-name="_top" xlink:show="replace"><text:span text:style-name="Hyperlink">DeleteDocument.v1</text:span><text:tab/>21</text:a></text:p>
          <text:p text:style-name="P38"><text:a xlink:href="#_Toc273352541" office:target-frame-name="_top" xlink:show="replace"><text:span text:style-name="Hyperlink">DeleteDocumentFile.v1</text:span><text:tab/>22</text:a></text:p>
          <text:p text:style-name="P39"><text:a xlink:href="#_Toc273352542" office:target-frame-name="_top" xlink:show="replace"><text:span text:style-name="Hyperlink">GetDocument.v1</text:span><text:tab/>23</text:a></text:p>
          <text:p text:style-name="P40"><text:a xlink:href="#_Toc273352543" office:target-frame-name="_top" xlink:show="replace"><text:span text:style-name="Hyperlink">GetDocumentFile.v1</text:span><text:tab/>26</text:a></text:p>
          <text:p text:style-name="P41"><text:a xlink:href="#_Toc273352544" office:target-frame-name="_top" xlink:show="replace"><text:span text:style-name="Hyperlink">GetDocumentHistory.v1</text:span><text:tab/>28</text:a></text:p>
          <text:p text:style-name="P42"><text:a xlink:href="#_Toc273352545" office:target-frame-name="_top" xlink:show="replace"><text:span text:style-name="Hyperlink">GetDocumentList.v1</text:span><text:tab/>31</text:a></text:p>
          <text:p text:style-name="P43"><text:a xlink:href="#_Toc273352546" office:target-frame-name="_top" xlink:show="replace"><text:span text:style-name="Hyperlink">PrepareSignature.v1</text:span><text:tab/>34</text:a></text:p>
          <text:p text:style-name="P44"><text:a xlink:href="#_Toc273352547" office:target-frame-name="_top" xlink:show="replace"><text:span text:style-name="Hyperlink">ConfirmSignature.v1</text:span><text:tab/>36</text:a></text:p>
          <text:p text:style-name="P45"><text:a xlink:href="#_Toc273352548" office:target-frame-name="_top" xlink:show="replace"><text:span text:style-name="Hyperlink">SendDocument.v1</text:span><text:tab/>38</text:a></text:p>
          <text:p text:style-name="P46"><text:a xlink:href="#_Toc273352549" office:target-frame-name="_top" xlink:show="replace"><text:span text:style-name="Hyperlink">ShareDocument.v1</text:span><text:tab/>39</text:a></text:p>
          <text:p text:style-name="P47"><text:a xlink:href="#_Toc273352550" office:target-frame-name="_top" xlink:show="replace"><text:span text:style-name="Hyperlink">UnShareDocument.v1</text:span><text:tab/>41</text:a></text:p>
          <text:p text:style-name="P48"><text:a xlink:href="#_Toc273352551" office:target-frame-name="_top" xlink:show="replace"><text:span text:style-name="Hyperlink">MarkDocumentViewed.v1</text:span><text:tab/>42</text:a></text:p>
          <text:p text:style-name="P49"><text:a xlink:href="#_Toc273352552" office:target-frame-name="_top" xlink:show="replace"><text:span text:style-name="Hyperlink">ModifyStatus.v1</text:span><text:tab/>43</text:a></text:p>
        </text:index-body>
      </text:table-of-content>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able:table table:style-name="Table67">
        <table:table-columns>
          <table:table-column table:style-name="TableColumn68"/>
          <table:table-column table:style-name="TableColumn69"/>
          <table:table-column table:style-name="TableColumn70"/>
          <table:table-column table:style-name="TableColumn71"/>
        </table:table-columns>
        <table:table-row table:style-name="TableRow72">
          <table:table-cell table:style-name="TableCell73">
            <text:p text:style-name="Normal"><text:span text:style-name="T74">Kuupäev</text:span></text:p>
          </table:table-cell>
          <table:table-cell table:style-name="TableCell75">
            <text:p text:style-name="Normal"><text:span text:style-name="T76">Versioon</text:span></text:p>
          </table:table-cell>
          <table:table-cell table:style-name="TableCell77">
            <text:p text:style-name="Normal"><text:span text:style-name="T78">Kirjeldus</text:span></text:p>
          </table:table-cell>
          <table:table-cell table:style-name="TableCell79">
            <text:p text:style-name="Normal"><text:span text:style-name="T80">Autor</text:span></text:p>
          </table:table-cell>
        </table:table-row>
        <table:table-row table:style-name="TableRow81">
          <table:table-cell table:style-name="TableCell82">
            <text:p text:style-name="Normal"><text:span text:style-name="T83">08.08.2010</text:span></text:p>
          </table:table-cell>
          <table:table-cell table:style-name="TableCell84">
            <text:p text:style-name="Normal"><text:span text:style-name="T85">1.0</text:span></text:p>
          </table:table-cell>
          <table:table-cell table:style-name="TableCell86">
            <text:p text:style-name="Normal"><text:span text:style-name="T87">Dokumendi loomine</text:span></text:p>
          </table:table-cell>
          <table:table-cell table:style-name="TableCell88">
            <text:p text:style-name="Normal"><text:span text:style-name="T89">Marko Kurm</text:span></text:p>
          </table:table-cell>
        </table:table-row>
        <table:table-row table:style-name="TableRow90">
          <table:table-cell table:style-name="TableCell91">
            <text:p text:style-name="Normal"><text:span text:style-name="T92">06.09.2010</text:span></text:p>
          </table:table-cell>
          <table:table-cell table:style-name="TableCell93">
            <text:p text:style-name="Normal"><text:span text:style-name="T94">1.1</text:span></text:p>
          </table:table-cell>
          <table:table-cell table:style-name="TableCell95">
            <text:p text:style-name="Normal"><text:span text:style-name="T96">Lisatud punkt „Õiguste süsteem“</text:span></text:p>
          </table:table-cell>
          <table:table-cell table:style-name="TableCell97">
            <text:p text:style-name="Normal"><text:span text:style-name="T98">Marko Kurm</text:span></text:p>
          </table:table-cell>
        </table:table-row>
      </table:table>
      <text:p text:style-name="P99"/>
      <text:p text:style-name="P100"/>
      <text:h text:style-name="P101" text:outline-level="1"><text:bookmark-start text:name="_Toc269128806"/><text:bookmark-start text:name="_Toc269126588"/><text:bookmark-start text:name="_Toc269124324"/><text:bookmark-start text:name="_Toc269122882"/><text:bookmark-start text:name="_Toc269120565"/><text:bookmark-start text:name="_Toc269120296"/><text:bookmark-start text:name="_Toc269114841"/><text:bookmark-start text:name="_Toc270420734"/><text:bookmark-start text:name="_Toc270424917"/><text:bookmark-start text:name="_Toc271031520"/><text:bookmark-start text:name="_Toc271551499"/><text:bookmark-start text:name="_Toc271552493"/><text:bookmark-start text:name="_Toc271627626"/><text:bookmark-start text:name="_Toc273345921"/><text:bookmark-start text:name="_Toc273352528"/>Sissejuhatus<text:bookmark-end text:name="_Toc269128806"/><text:bookmark-end text:name="_Toc269126588"/><text:bookmark-end text:name="_Toc269124324"/><text:bookmark-end text:name="_Toc269122882"/><text:bookmark-end text:name="_Toc269120565"/><text:bookmark-end text:name="_Toc269120296"/><text:bookmark-end text:name="_Toc269114841"/><text:bookmark-end text:name="_Toc270420734"/><text:bookmark-end text:name="_Toc270424917"/><text:bookmark-end text:name="_Toc271031520"/><text:bookmark-end text:name="_Toc271551499"/><text:bookmark-end text:name="_Toc271552493"/><text:bookmark-end text:name="_Toc271627626"/><text:bookmark-end text:name="_Toc273345921"/><text:bookmark-end text:name="_Toc273352528"/></text:h>
      <text:p text:style-name="P102"><text:span text:style-name="T103">Antud dokumendi eesmärk on anda<text:s/></text:span><text:span text:style-name="T104">ülevaade ADIT-i poolt pakutavatest veebiteenustest. ADIT veebiteenused on mõeldud publitseerimiseks üle X-Tee (ADIT eeldab, et päringus on defineeritud X-Tee päised). Päringute kirjelduse juures on toodud välja päringu parameetrid ning päringu vastuse kuju</text:span><text:span text:style-name="T105">. Päringu parameetritena on eeldatud alati järgmiste päiste ol</text:span><text:span text:style-name="T106">e</text:span><text:span text:style-name="T107">masolu:</text:span></text:p>
      <text:p text:style-name="P108"/>
      <text:p text:style-name="P109"><text:s text:c="6"/>&lt;xtee:nimi/&gt; - päringu nimi. Nt. „ametlikud-dokumendid.join.v1“</text:p>
      <text:p text:style-name="P110"><text:s text:c="6"/>&lt;xtee:id/&gt; - päringu ID</text:p>
      <text:p text:style-name="P111"><text:s text:c="6"/>&lt;xtee:isikukood/&gt; - päringu teinud isiku kood</text:p>
      <text:p text:style-name="P112"><text:s text:c="6"/>&lt;xtee:andmekogu/&gt; - andmekogu nimi – „ametlikud-dokumendid“</text:p>
      <text:p text:style-name="P113"><text:s text:c="6"/>&lt;xtee:asutus/&gt; - päringut tegeva asutuse kood</text:p>
      <text:p text:style-name="P114"><text:s text:c="6"/>&lt;adit:infosysteem/&gt; - päringut tegeva infosüsteemi nimi</text:p>
      <text:p text:style-name="P115"/>
      <text:p text:style-name="P116"><text:span text:style-name="T117">Päringutes võib kasutada ka X-Tee päist<text:s/></text:span><text:span text:style-name="T118">&lt;xtee:allasutus/&gt;,</text:span><text:span text:style-name="T119"><text:s/>mille abil saab määrata asutuse, kelle nimel<text:s/></text:span><text:span text:style-name="T120">kasutaja päringut teostab. Asutuse / firma nimel päringut tehes ei kontrollita ADIT poolt, kas kasutaja, kes on määratud<text:s/></text:span><text:span text:style-name="T121">&lt;xtee:isikukood/&gt;</text:span><text:span text:style-name="T122"><text:s/>päisega, ka ADIT andmebaasis eksisteerib. See, et antud kasutajal oleks luba teha asutuse nimel päringuid on ADIT-it<text:s/></text:span><text:span text:style-name="T123">kas</text:span><text:span text:style-name="T124">u</text:span><text:span text:style-name="T125">tava infosüsteemi vastutada.</text:span></text:p>
      <text:p text:style-name="P126"/>
      <text:p text:style-name="P127">Osade päringute puhul, kus edastatava info maht võib olla väga suur, edastatakse info SOAP manuses oleva XML failina. Sellised failid peavad olema:</text:p>
      <text:p text:style-name="P128"/>
      <text:list text:style-name="LFO1" text:continue-numbering="true">
        <text:list-item>
          <text:p text:style-name="P129">GZip formaadis kodeeritud</text:p>
        </text:list-item>
        <text:list-item>
          <text:p text:style-name="P130">Seejärel Base64 kodeeritud</text:p>
        </text:list-item>
      </text:list>
      <text:p text:style-name="P131"/>
      <text:p text:style-name="P132"><text:span text:style-name="T133">Selliste päringute<text:s/></text:span><text:span text:style-name="T134">väljakutsumisel on oluline teada, et kõigepealt tuleb saadud SOAP manus Base64 dekodeerida ning seejärel GZip formaadist lahti pakkida. Vastupidises järjekorras tegevus on nõutav päringute tegemisel saadetavate failide kohta, ehk kõigepealt tuleb ve</text:span><text:span text:style-name="T135">e</text:span><text:span text:style-name="T136">biteen</text:span><text:span text:style-name="T137">usele saadetav SOAP manus GZip formaadis kokku pakkida ja seejärel saadud ZIP fail Base64 kodeerida. Kõik päringud, milles kasutatakse manuseid, peavad olema edastatud järgmise „Content-Type“ päisega:</text:span></text:p>
      <text:p text:style-name="P138"/>
      <text:p text:style-name="P139">Content-Type: multipart/related; type="text/xml" …</text:p>
      <text:p text:style-name="P140"/>
      <text:p text:style-name="P141">Päringute vastused, milles sisaldub SOAP manuseid, saadetakse sama „Content-Type“-ga.</text:p>
      <text:p text:style-name="P142">SOAP manus edastatakse nii päringu kui vastuse puhul järgmiselt:</text:p>
      <text:p text:style-name="P143"/>
      <text:p text:style-name="P144">Content-Type: <text:s/>text/xml</text:p>
      <text:p text:style-name="P145">Content-ID: 601509144816847547373051420339</text:p>
      <text:p text:style-name="P146">Content-Transfer-Encoding: base64</text:p>
      <text:p text:style-name="P147">Content-Encoding: gzip</text:p>
      <text:p text:style-name="P148">…</text:p>
      <text:p text:style-name="P149">[manuse_sisu_base64_gzip]</text:p>
      <text:p text:style-name="P150"/>
      <text:p text:style-name="P151"><text:span text:style-name="T152">Digitaalse allkirjastamise päringute juures tasub tähele panna seda, et allkirja saab anda vaid see isik, kelle nimel päring tehakse. See tähendab, et päringu X-Tee päis &lt;xtee:isikukood/&gt; peab vastama sellel</text:span><text:span text:style-name="T153">e isikule, kes reaalselt dokumendi allkirjastab, vastasel juhul tagastatakse <text:s/>veateade.</text:span></text:p>
      <text:p text:style-name="P154"/>
      <text:p text:style-name="P155"/>
      <text:h text:style-name="P156" text:outline-level="1"><text:bookmark-start text:name="_Toc270424918"/><text:bookmark-start text:name="_Toc271031521"/><text:bookmark-start text:name="_Toc271551500"/><text:bookmark-start text:name="_Toc271552494"/><text:bookmark-start text:name="_Toc271627627"/><text:bookmark-start text:name="_Toc273345922"/><text:bookmark-start text:name="_Toc273352529"/>Klassifikaatorid<text:bookmark-end text:name="_Toc270424918"/><text:bookmark-end text:name="_Toc271031521"/><text:bookmark-end text:name="_Toc271551500"/><text:bookmark-end text:name="_Toc271552494"/><text:bookmark-end text:name="_Toc271627627"/><text:bookmark-end text:name="_Toc273345922"/><text:bookmark-end text:name="_Toc273352529"/></text:h>
      <text:p text:style-name="Normal"><text:span text:style-name="T157">Dokumendi DVK staatused (DOCUMENT_DVK_STATUS). Päringud:<text:s/></text:span><text:span text:style-name="T158">getDocumentList</text:span><text:span text:style-name="T159">.</text:span></text:p>
      <text:p text:style-name="P160"/>
      <table:table table:style-name="Table161">
        <table:table-columns>
          <table:table-column table:style-name="TableColumn162"/>
          <table:table-column table:style-name="TableColumn163"/>
        </table:table-columns>
        <table:table-row table:style-name="TableRow164">
          <table:table-cell table:style-name="TableCell165">
            <text:p text:style-name="Normal"><text:span text:style-name="T166">Väärtus</text:span></text:p>
          </table:table-cell>
          <table:table-cell table:style-name="TableCell167">
            <text:p text:style-name="Normal"><text:span text:style-name="T168">Selgitus / tähendus</text:span></text:p>
          </table:table-cell>
        </table:table-row>
        <table:table-row table:style-name="TableRow169">
          <table:table-cell table:style-name="TableCell170">
            <text:p text:style-name="Normal"><text:span text:style-name="T171">100</text:span></text:p>
          </table:table-cell>
          <table:table-cell table:style-name="TableCell172">
            <text:p text:style-name="Normal"><text:span text:style-name="T173">Puudub</text:span></text:p>
          </table:table-cell>
        </table:table-row>
        <table:table-row table:style-name="TableRow174">
          <table:table-cell table:style-name="TableCell175">
            <text:p text:style-name="Normal"><text:span text:style-name="T176">101</text:span></text:p>
          </table:table-cell>
          <table:table-cell table:style-name="TableCell177">
            <text:p text:style-name="Normal"><text:span text:style-name="T178">Ootel</text:span></text:p>
          </table:table-cell>
        </table:table-row>
        <table:table-row table:style-name="TableRow179">
          <table:table-cell table:style-name="TableCell180">
            <text:p text:style-name="Normal"><text:span text:style-name="T181">102</text:span></text:p>
          </table:table-cell>
          <table:table-cell table:style-name="TableCell182">
            <text:p text:style-name="Normal"><text:span text:style-name="T183">Saatmisel</text:span></text:p>
          </table:table-cell>
        </table:table-row>
        <table:table-row table:style-name="TableRow184">
          <table:table-cell table:style-name="TableCell185">
            <text:p text:style-name="Normal"><text:span text:style-name="T186">103</text:span></text:p>
          </table:table-cell>
          <table:table-cell table:style-name="TableCell187">
            <text:p text:style-name="Normal"><text:span text:style-name="T188">Saadetud</text:span></text:p>
          </table:table-cell>
        </table:table-row>
        <table:table-row table:style-name="TableRow189">
          <table:table-cell table:style-name="TableCell190">
            <text:p text:style-name="Normal"><text:span text:style-name="T191">104</text:span></text:p>
          </table:table-cell>
          <table:table-cell table:style-name="TableCell192">
            <text:p text:style-name="Normal"><text:span text:style-name="T193">Katkestatud</text:span></text:p>
          </table:table-cell>
        </table:table-row>
        <table:table-row table:style-name="TableRow194">
          <table:table-cell table:style-name="TableCell195">
            <text:p text:style-name="Normal"><text:span text:style-name="T196">105</text:span></text:p>
          </table:table-cell>
          <table:table-cell table:style-name="TableCell197">
            <text:p text:style-name="Normal"><text:span text:style-name="T198">Vastu võetud</text:span></text:p>
          </table:table-cell>
        </table:table-row>
      </table:table>
      <text:p text:style-name="P199"/>
      <text:p text:style-name="Normal"><text:span text:style-name="T200">Dokumendi toimingud (DOCUMENT_HISTORY_TYPE). Päringud<text:s/></text:span><text:span text:style-name="T201">getDocumentHistory</text:span><text:span text:style-name="T202">.</text:span></text:p>
      <text:p text:style-name="P203"/>
      <table:table table:style-name="Table204">
        <table:table-columns>
          <table:table-column table:style-name="TableColumn205"/>
          <table:table-column table:style-name="TableColumn206"/>
        </table:table-columns>
        <table:table-row table:style-name="TableRow207">
          <table:table-cell table:style-name="TableCell208">
            <text:p text:style-name="Normal"><text:span text:style-name="T209">Väärtus</text:span></text:p>
          </table:table-cell>
          <table:table-cell table:style-name="TableCell210">
            <text:p text:style-name="Normal"><text:span text:style-name="T211">Selgitus / tähendus</text:span></text:p>
          </table:table-cell>
        </table:table-row>
        <table:table-row table:style-name="TableRow212">
          <table:table-cell table:style-name="TableCell213">
            <text:p text:style-name="Normal"><text:span text:style-name="T214">create</text:span></text:p>
          </table:table-cell>
          <table:table-cell table:style-name="TableCell215">
            <text:p text:style-name="Normal"><text:span text:style-name="T216">Dokumendi esmane loomine</text:span></text:p>
          </table:table-cell>
        </table:table-row>
        <table:table-row table:style-name="TableRow217">
          <table:table-cell table:style-name="TableCell218">
            <text:p text:style-name="Normal"><text:span text:style-name="T219">modify</text:span></text:p>
          </table:table-cell>
          <table:table-cell table:style-name="TableCell220">
            <text:p text:style-name="Normal"><text:span text:style-name="T221">Dokumendi muutmine</text:span></text:p>
          </table:table-cell>
        </table:table-row>
        <table:table-row table:style-name="TableRow222">
          <table:table-cell table:style-name="TableCell223">
            <text:p text:style-name="Normal"><text:span text:style-name="T224">add_file</text:span></text:p>
          </table:table-cell>
          <table:table-cell table:style-name="TableCell225">
            <text:p text:style-name="Normal"><text:span text:style-name="T226">Dokumendi faili lisamine</text:span></text:p>
          </table:table-cell>
        </table:table-row>
        <table:table-row table:style-name="TableRow227">
          <table:table-cell table:style-name="TableCell228">
            <text:p text:style-name="Normal"><text:span text:style-name="T229">modify_file</text:span></text:p>
          </table:table-cell>
          <table:table-cell table:style-name="TableCell230">
            <text:p text:style-name="Normal"><text:span text:style-name="T231">Dokumendi faili muutmine</text:span></text:p>
          </table:table-cell>
        </table:table-row>
        <table:table-row table:style-name="TableRow232">
          <table:table-cell table:style-name="TableCell233">
            <text:p text:style-name="Normal"><text:span text:style-name="T234">delete_file</text:span></text:p>
          </table:table-cell>
          <table:table-cell table:style-name="TableCell235">
            <text:p text:style-name="Normal"><text:span text:style-name="T236">Dokumendi faili kustutamine</text:span></text:p>
          </table:table-cell>
        </table:table-row>
        <table:table-row table:style-name="TableRow237">
          <table:table-cell table:style-name="TableCell238">
            <text:p text:style-name="Normal"><text:span text:style-name="T239">modify_status</text:span></text:p>
          </table:table-cell>
          <table:table-cell table:style-name="TableCell240">
            <text:p text:style-name="Normal"><text:span text:style-name="T241">Dokumendi staatuse muutmine</text:span></text:p>
          </table:table-cell>
        </table:table-row>
        <table:table-row table:style-name="TableRow242">
          <table:table-cell table:style-name="TableCell243">
            <text:p text:style-name="Normal"><text:span text:style-name="T244">send</text:span></text:p>
          </table:table-cell>
          <table:table-cell table:style-name="TableCell245">
            <text:p text:style-name="Normal"><text:span text:style-name="T246">Dokumendi saatmine</text:span></text:p>
          </table:table-cell>
        </table:table-row>
        <table:table-row table:style-name="TableRow247">
          <table:table-cell table:style-name="TableCell248">
            <text:p text:style-name="Normal"><text:span text:style-name="T249">share</text:span></text:p>
          </table:table-cell>
          <table:table-cell table:style-name="TableCell250">
            <text:p text:style-name="Normal"><text:span text:style-name="T251">Dokumendi jagamine</text:span></text:p>
          </table:table-cell>
        </table:table-row>
        <table:table-row table:style-name="TableRow252">
          <table:table-cell table:style-name="TableCell253">
            <text:p text:style-name="Normal"><text:span text:style-name="T254">lock</text:span></text:p>
          </table:table-cell>
          <table:table-cell table:style-name="TableCell255">
            <text:p text:style-name="Normal"><text:span text:style-name="T256">Dokumendi lukustamine</text:span></text:p>
          </table:table-cell>
        </table:table-row>
        <table:table-row table:style-name="TableRow257">
          <table:table-cell table:style-name="TableCell258">
            <text:p text:style-name="Normal"><text:span text:style-name="T259">deflate</text:span></text:p>
          </table:table-cell>
          <table:table-cell table:style-name="TableCell260">
            <text:p text:style-name="Normal"><text:span text:style-name="T261">Dokumendi arhiveerimine (deflate)</text:span></text:p>
          </table:table-cell>
        </table:table-row>
        <table:table-row table:style-name="TableRow262">
          <table:table-cell table:style-name="TableCell263">
            <text:p text:style-name="Normal"><text:span text:style-name="T264">sign</text:span></text:p>
          </table:table-cell>
          <table:table-cell table:style-name="TableCell265">
            <text:p text:style-name="Normal"><text:span text:style-name="T266">Dokumendi<text:s/></text:span><text:span text:style-name="T267">digitaalne allkirjastamine</text:span></text:p>
          </table:table-cell>
        </table:table-row>
        <table:table-row table:style-name="TableRow268">
          <table:table-cell table:style-name="TableCell269">
            <text:p text:style-name="Normal"><text:span text:style-name="T270">delete</text:span></text:p>
          </table:table-cell>
          <table:table-cell table:style-name="TableCell271">
            <text:p text:style-name="Normal"><text:span text:style-name="T272">Dokumendi kustutamine</text:span></text:p>
          </table:table-cell>
        </table:table-row>
        <table:table-row table:style-name="TableRow273">
          <table:table-cell table:style-name="TableCell274">
            <text:p text:style-name="Normal"><text:span text:style-name="T275">markViewed</text:span></text:p>
          </table:table-cell>
          <table:table-cell table:style-name="TableCell276">
            <text:p text:style-name="Normal"><text:span text:style-name="T277">Dokumendi vaadatuks märkimine</text:span></text:p>
          </table:table-cell>
        </table:table-row>
      </table:table>
      <text:p text:style-name="P278"/>
      <text:p text:style-name="Normal"><text:span text:style-name="T279">Dokumendi tüübid (DOCUMENT_TYPE). Päringud:<text:s/></text:span><text:span text:style-name="T280">saveDocument</text:span><text:span text:style-name="T281">,<text:s/></text:span><text:span text:style-name="T282">getDocument</text:span><text:span text:style-name="T283">,<text:s/></text:span><text:span text:style-name="T284">getDocumentList</text:span><text:span text:style-name="T285">.</text:span></text:p>
      <text:p text:style-name="P286"/>
      <table:table table:style-name="Table287">
        <table:table-columns>
          <table:table-column table:style-name="TableColumn288"/>
          <table:table-column table:style-name="TableColumn289"/>
        </table:table-columns>
        <table:table-row table:style-name="TableRow290">
          <table:table-cell table:style-name="TableCell291">
            <text:p text:style-name="Normal"><text:span text:style-name="T292">Väärtus</text:span></text:p>
          </table:table-cell>
          <table:table-cell table:style-name="TableCell293">
            <text:p text:style-name="Normal"><text:span text:style-name="T294">Selgitus / tähendus</text:span></text:p>
          </table:table-cell>
        </table:table-row>
        <table:table-row table:style-name="TableRow295">
          <table:table-cell table:style-name="TableCell296">
            <text:p text:style-name="Normal"><text:span text:style-name="T297">letter</text:span></text:p>
          </table:table-cell>
          <table:table-cell table:style-name="TableCell298">
            <text:p text:style-name="Normal"><text:span text:style-name="T299">Kiri</text:span></text:p>
          </table:table-cell>
        </table:table-row>
        <table:table-row table:style-name="TableRow300">
          <table:table-cell table:style-name="TableCell301">
            <text:p text:style-name="Normal"><text:span text:style-name="T302">application</text:span></text:p>
          </table:table-cell>
          <table:table-cell table:style-name="TableCell303">
            <text:p text:style-name="Normal"><text:span text:style-name="T304">Avaldus /<text:s/></text:span><text:span text:style-name="T305">taotlus</text:span></text:p>
          </table:table-cell>
        </table:table-row>
      </table:table>
      <text:p text:style-name="P306"/>
      <text:p text:style-name="Normal"><text:span text:style-name="T307">Teavituste tüübid (NOTIFICATION_TYPE). Päringud:<text:s/></text:span><text:span text:style-name="T308">setNotifications</text:span><text:span text:style-name="T309">,<text:s/></text:span><text:span text:style-name="T310">getNotifications</text:span><text:span text:style-name="T311">.</text:span></text:p>
      <text:p text:style-name="P312"/>
      <table:table table:style-name="Table313">
        <table:table-columns>
          <table:table-column table:style-name="TableColumn314"/>
          <table:table-column table:style-name="TableColumn315"/>
        </table:table-columns>
        <table:table-row table:style-name="TableRow316">
          <table:table-cell table:style-name="TableCell317">
            <text:p text:style-name="Normal"><text:span text:style-name="T318">Väärtus</text:span></text:p>
          </table:table-cell>
          <table:table-cell table:style-name="TableCell319">
            <text:p text:style-name="Normal"><text:span text:style-name="T320">Selgitus / tähendus</text:span></text:p>
          </table:table-cell>
        </table:table-row>
        <table:table-row table:style-name="TableRow321">
          <table:table-cell table:style-name="TableCell322">
            <text:p text:style-name="Normal"><text:span text:style-name="T323">send</text:span></text:p>
          </table:table-cell>
          <table:table-cell table:style-name="TableCell324">
            <text:p text:style-name="Normal"><text:span text:style-name="T325">Dokumendi saatmine</text:span></text:p>
          </table:table-cell>
        </table:table-row>
        <table:table-row table:style-name="TableRow326">
          <table:table-cell table:style-name="TableCell327">
            <text:p text:style-name="Normal"><text:span text:style-name="T328">share</text:span></text:p>
          </table:table-cell>
          <table:table-cell table:style-name="TableCell329">
            <text:p text:style-name="Normal"><text:span text:style-name="T330">Dokumendi jagamine</text:span></text:p>
          </table:table-cell>
        </table:table-row>
        <table:table-row table:style-name="TableRow331">
          <table:table-cell table:style-name="TableCell332">
            <text:p text:style-name="Normal"><text:span text:style-name="T333">view</text:span></text:p>
          </table:table-cell>
          <table:table-cell table:style-name="TableCell334">
            <text:p text:style-name="Normal"><text:span text:style-name="T335">Dokumendi vaatamine</text:span></text:p>
          </table:table-cell>
        </table:table-row>
        <table:table-row table:style-name="TableRow336">
          <table:table-cell table:style-name="TableCell337">
            <text:p text:style-name="Normal"><text:span text:style-name="T338">modify</text:span></text:p>
          </table:table-cell>
          <table:table-cell table:style-name="TableCell339">
            <text:p text:style-name="Normal"><text:span text:style-name="T340">Dokumendi muutmine</text:span></text:p>
          </table:table-cell>
        </table:table-row>
        <table:table-row table:style-name="TableRow341">
          <table:table-cell table:style-name="TableCell342">
            <text:p text:style-name="Normal"><text:span text:style-name="T343">sign</text:span></text:p>
          </table:table-cell>
          <table:table-cell table:style-name="TableCell344">
            <text:p text:style-name="Normal"><text:span text:style-name="T345">Dokumendi<text:s/></text:span><text:span text:style-name="T346">allkirjastamine</text:span></text:p>
          </table:table-cell>
        </table:table-row>
      </table:table>
      <text:p text:style-name="P347"/>
      <text:p text:style-name="Normal"><text:span text:style-name="T348">Kasutajate tüübid (USERTYPE). Päringud:<text:s/></text:span><text:span text:style-name="T349">join</text:span><text:span text:style-name="T350">,<text:s/></text:span><text:span text:style-name="T351">getJoined</text:span><text:span text:style-name="T352">.</text:span></text:p>
      <text:p text:style-name="P353"/>
      <table:table table:style-name="Table354">
        <table:table-columns>
          <table:table-column table:style-name="TableColumn355"/>
          <table:table-column table:style-name="TableColumn356"/>
        </table:table-columns>
        <table:table-row table:style-name="TableRow357">
          <table:table-cell table:style-name="TableCell358">
            <text:p text:style-name="Normal"><text:span text:style-name="T359">Väärtus</text:span></text:p>
          </table:table-cell>
          <table:table-cell table:style-name="TableCell360">
            <text:p text:style-name="Normal"><text:span text:style-name="T361">Selgitus / tähendus</text:span></text:p>
          </table:table-cell>
        </table:table-row>
        <table:table-row table:style-name="TableRow362">
          <table:table-cell table:style-name="TableCell363">
            <text:p text:style-name="Normal"><text:span text:style-name="T364">person</text:span></text:p>
          </table:table-cell>
          <table:table-cell table:style-name="TableCell365">
            <text:p text:style-name="Normal"><text:span text:style-name="T366">Eraisik</text:span></text:p>
          </table:table-cell>
        </table:table-row>
        <table:table-row table:style-name="TableRow367">
          <table:table-cell table:style-name="TableCell368">
            <text:p text:style-name="Normal"><text:span text:style-name="T369">institution</text:span></text:p>
          </table:table-cell>
          <table:table-cell table:style-name="TableCell370">
            <text:p text:style-name="Normal"><text:span text:style-name="T371">Institutsioon / asutus</text:span></text:p>
          </table:table-cell>
        </table:table-row>
        <table:table-row table:style-name="TableRow372">
          <table:table-cell table:style-name="TableCell373">
            <text:p text:style-name="Normal"><text:span text:style-name="T374">company</text:span></text:p>
          </table:table-cell>
          <table:table-cell table:style-name="TableCell375">
            <text:p text:style-name="Normal"><text:span text:style-name="T376">Ettevõte</text:span></text:p>
          </table:table-cell>
        </table:table-row>
      </table:table>
      <text:p text:style-name="P377"/>
      <text:h text:style-name="P378" text:outline-level="1"><text:bookmark-start text:name="_Toc271552495"/><text:bookmark-start text:name="_Toc271627628"/><text:bookmark-start text:name="_Toc273345923"/><text:bookmark-start text:name="_Toc273352530"/>Õiguste süsteem<text:bookmark-end text:name="_Toc271552495"/><text:bookmark-end text:name="_Toc271627628"/><text:bookmark-end text:name="_Toc273345923"/><text:bookmark-end text:name="_Toc273352530"/></text:h>
      <text:p text:style-name="Normal"><text:span text:style-name="T379">ADIT rakendus võimaldab kasutaja ja infosüsteemi põhist õiguste<text:s/></text:span><text:span text:style-name="T380">andmist. See tähendab, et kasutaja saab piirata erinevaid infosüsteem enda andmeid muutmast / vaatamast. Selleks on andmebaasis tabel<text:s/></text:span><text:span text:style-name="T381">ACCESS_RESTRICTION,</text:span><text:span text:style-name="T382"><text:s/>millel on järgmised väljad:</text:span></text:p>
      <text:p text:style-name="P383"/>
      <text:p text:style-name="P384">REMOTE_APPLICATION – viitab infosüsteemile, millele piirang on rakendatud</text:p>
      <text:p text:style-name="P385">USER_CODE – kasutaja, kelle puhul antud piirang kehtib</text:p>
      <text:p text:style-name="P386">RESTRICTION – piirangu tüüp. Lubatud väärtused on „READ“ / „WRITE“.</text:p>
      <text:p text:style-name="P387"/>
      <text:p text:style-name="P388">Näide: tabelis on järgmine kirje:</text:p>
      <text:p text:style-name="P389"/>
      <table:table table:style-name="Table390">
        <table:table-columns>
          <table:table-column table:style-name="TableColumn391"/>
          <table:table-column table:style-name="TableColumn392"/>
        </table:table-columns>
        <table:table-row table:style-name="TableRow393">
          <table:table-cell table:style-name="TableCell394">
            <text:p text:style-name="Normal"><text:span text:style-name="T395">REMOTE_APPLICATION <text:s/></text:span></text:p>
          </table:table-cell>
          <table:table-cell table:style-name="TableCell396">
            <text:p text:style-name="Normal"><text:span text:style-name="T397">KOV</text:span></text:p>
          </table:table-cell>
        </table:table-row>
        <table:table-row table:style-name="TableRow398">
          <table:table-cell table:style-name="TableCell399">
            <text:p text:style-name="Normal"><text:span text:style-name="T400">USER_CODE</text:span></text:p>
          </table:table-cell>
          <table:table-cell table:style-name="TableCell401">
            <text:p text:style-name="Normal"><text:span text:style-name="T402">EE38407124998</text:span></text:p>
          </table:table-cell>
        </table:table-row>
        <table:table-row table:style-name="TableRow403">
          <table:table-cell table:style-name="TableCell404">
            <text:p text:style-name="Normal"><text:span text:style-name="T405">RESTRICTION</text:span></text:p>
          </table:table-cell>
          <table:table-cell table:style-name="TableCell406">
            <text:p text:style-name="Normal"><text:span text:style-name="T407">WRITE</text:span></text:p>
          </table:table-cell>
        </table:table-row>
      </table:table>
      <text:p text:style-name="P408"/>
      <text:p text:style-name="P409">Selline kirje tähendab<text:s/>seda, et infosüsteem „KOV“ ei tohi muuta kasutaja „EE38407124998“ andmeid.</text:p>
      <text:p text:style-name="P410"/>
      <text:p text:style-name="P411">Näide: tabelis on järgmine kirje:</text:p>
      <text:p text:style-name="P412"/>
      <table:table table:style-name="Table413">
        <table:table-columns>
          <table:table-column table:style-name="TableColumn414"/>
          <table:table-column table:style-name="TableColumn415"/>
        </table:table-columns>
        <table:table-row table:style-name="TableRow416">
          <table:table-cell table:style-name="TableCell417">
            <text:p text:style-name="Normal"><text:span text:style-name="T418">REMOTE_APPLICATION <text:s/></text:span></text:p>
          </table:table-cell>
          <table:table-cell table:style-name="TableCell419">
            <text:p text:style-name="Normal"><text:span text:style-name="T420">KOV</text:span></text:p>
          </table:table-cell>
        </table:table-row>
        <table:table-row table:style-name="TableRow421">
          <table:table-cell table:style-name="TableCell422">
            <text:p text:style-name="Normal"><text:span text:style-name="T423">USER_CODE</text:span></text:p>
          </table:table-cell>
          <table:table-cell table:style-name="TableCell424">
            <text:p text:style-name="Normal"><text:span text:style-name="T425">EE38407124998</text:span></text:p>
          </table:table-cell>
        </table:table-row>
        <table:table-row table:style-name="TableRow426">
          <table:table-cell table:style-name="TableCell427">
            <text:p text:style-name="Normal"><text:span text:style-name="T428">RESTRICTION</text:span></text:p>
          </table:table-cell>
          <table:table-cell table:style-name="TableCell429">
            <text:p text:style-name="Normal"><text:span text:style-name="T430">READ</text:span></text:p>
          </table:table-cell>
        </table:table-row>
      </table:table>
      <text:p text:style-name="P431"/>
      <text:p text:style-name="P432">Selline kirje tähendab seda, et infosüsteem „KOV“ ei tohi lugeda kasutaja „EE38407124998“ andmeid.</text:p>
      <text:p text:style-name="P433"/>
      <text:p text:style-name="Normal"><text:span text:style-name="T434">Tabelis<text:s/></text:span><text:span text:style-name="T435">REMOTE_APPLICATION</text:span><text:span text:style-name="T436"><text:s/>on kirjeldatud infosüsteemid. Selles tabelis on väljad CAN_READ / CAN_WRITE, mis määravad vastavalt, kas antud infosüsteemil on üleüldine õ</text:span><text:span text:style-name="T437">i</text:span><text:span text:style-name="T438">gus ADIT-is andmeid lugeda / kirjutada. Kui välja väärtuseks on<text:s/></text:span><text:span text:style-name="T439">„0“ (või NULL), siis antud i</text:span><text:span text:style-name="T440">n</text:span><text:span text:style-name="T441">fosüsteemil vastav õigus puudub. Kui välja väärtuseks on „1“, siis antud infosüsteemil on vastav õigus.</text:span></text:p>
      <text:p text:style-name="P442"/>
      <text:p text:style-name="Normal"><text:span text:style-name="T443">Päringute tegemisel kontrollitakse esialgu infosüsteemi üldist õigust ADIT-is andmeid lugeda / kirjutada. Kui õigus on<text:s/></text:span><text:span text:style-name="T444">olemas, kontrollitakse lisaks ka seda, kas päringu teinud infosüste</text:span><text:span text:style-name="T445">e</text:span><text:span text:style-name="T446">mile on kehtestatud antud kasutaja jaoks piiranguid.</text:span></text:p>
      <text:p text:style-name="P447"/>
      <text:h text:style-name="P448" text:outline-level="1"><text:bookmark-start text:name="_Toc269128807"/><text:bookmark-start text:name="_Toc269126589"/><text:bookmark-start text:name="_Toc269124325"/><text:bookmark-start text:name="_Toc269122883"/><text:bookmark-start text:name="_Toc269120566"/><text:bookmark-start text:name="_Toc269120297"/><text:bookmark-start text:name="_Toc269114842"/><text:bookmark-start text:name="_Toc270420735"/><text:bookmark-start text:name="_Toc270424919"/><text:bookmark-start text:name="_Toc271031522"/><text:bookmark-start text:name="_Toc271551501"/><text:bookmark-start text:name="_Toc271552496"/><text:bookmark-start text:name="_Toc271627629"/><text:bookmark-start text:name="_Toc273345924"/><text:bookmark-start text:name="_Toc273352531"/>Join.v1<text:bookmark-end text:name="_Toc269128807"/><text:bookmark-end text:name="_Toc269126589"/><text:bookmark-end text:name="_Toc269124325"/><text:bookmark-end text:name="_Toc269122883"/><text:bookmark-end text:name="_Toc269120566"/><text:bookmark-end text:name="_Toc269120297"/><text:bookmark-end text:name="_Toc269114842"/><text:bookmark-end text:name="_Toc270420735"/><text:bookmark-end text:name="_Toc270424919"/><text:bookmark-end text:name="_Toc271031522"/><text:bookmark-end text:name="_Toc271551501"/><text:bookmark-end text:name="_Toc271552496"/><text:bookmark-end text:name="_Toc271627629"/><text:bookmark-end text:name="_Toc273345924"/><text:bookmark-end text:name="_Toc273352531"/></text:h>
      <text:p text:style-name="P449"><text:span text:style-name="T450">Päring võimaldab liitud ADIT teenusega. Kui kasutaja on juba liitunud, võimaldab sama p</text:span><text:span text:style-name="T451">ä</text:span><text:span text:style-name="T452">ring muuta kasutaja nime. Kasutaja ide</text:span><text:span text:style-name="T453">ntifitseeritakse X-tee päise „isikukood“ järgi. Kui p</text:span><text:span text:style-name="T454">ä</text:span><text:span text:style-name="T455">ringu päises määratud isikukoodiga kasutaja juba eksisteerib süsteemis, siis toimib päringuga nimevahetus – kasutajale määratakse päringus näidatud nimi (see osutub vajalikuks juhul kui näiteks asutuse<text:s/></text:span><text:span text:style-name="T456">/ isiku / firma nimi muutub).</text:span></text:p>
      <text:p text:style-name="P457"><text:span text:style-name="T458">Juhul kui liitujaks on asutus, määratakse asutuse kood X-Tee päisega<text:s/></text:span><text:span text:style-name="T459">&lt;xtee:allasutus/&gt;</text:span><text:span text:style-name="T460">.</text:span></text:p>
      <text:p text:style-name="P461"/>
      <text:p text:style-name="P462">Parameetrid</text:p>
      <table:table table:style-name="Table463">
        <table:table-columns>
          <table:table-column table:style-name="TableColumn464"/>
          <table:table-column table:style-name="TableColumn465"/>
          <table:table-column table:style-name="TableColumn466"/>
        </table:table-columns>
        <table:table-row table:style-name="TableRow467">
          <table:table-cell table:style-name="TableCell468">
            <text:p text:style-name="Normal"><text:span text:style-name="T469">Nimi</text:span></text:p>
          </table:table-cell>
          <table:table-cell table:style-name="TableCell470">
            <text:p text:style-name="Normal"><text:span text:style-name="T471">Väärtuse tüüp</text:span></text:p>
          </table:table-cell>
          <table:table-cell table:style-name="TableCell472">
            <text:p text:style-name="Normal"><text:span text:style-name="T473">Väärtuse näide</text:span></text:p>
          </table:table-cell>
        </table:table-row>
        <table:table-row table:style-name="TableRow474">
          <table:table-cell table:style-name="TableCell475">
            <text:p text:style-name="Normal"><text:span text:style-name="T476">xtee:isikukood</text:span></text:p>
          </table:table-cell>
          <table:table-cell table:style-name="TableCell477">
            <text:p text:style-name="Normal"><text:span text:style-name="T478">String</text:span></text:p>
          </table:table-cell>
          <table:table-cell table:style-name="TableCell479">
            <text:p text:style-name="Normal"><text:span text:style-name="T480">EE30312829989</text:span></text:p>
          </table:table-cell>
        </table:table-row>
        <table:table-row table:style-name="TableRow481">
          <table:table-cell table:style-name="TableCell482">
            <text:p text:style-name="Normal"><text:span text:style-name="T483">userType</text:span></text:p>
          </table:table-cell>
          <table:table-cell table:style-name="TableCell484">
            <text:p text:style-name="Normal"><text:span text:style-name="T485">String</text:span></text:p>
          </table:table-cell>
          <table:table-cell table:style-name="TableCell486">
            <text:p text:style-name="Normal"><text:span text:style-name="T487">person</text:span></text:p>
          </table:table-cell>
        </table:table-row>
        <table:table-row table:style-name="TableRow488">
          <table:table-cell table:style-name="TableCell489">
            <text:p text:style-name="Normal"><text:span text:style-name="T490">userName</text:span></text:p>
          </table:table-cell>
          <table:table-cell table:style-name="TableCell491">
            <text:p text:style-name="Normal"><text:span text:style-name="T492">String</text:span></text:p>
          </table:table-cell>
          <table:table-cell table:style-name="TableCell493">
            <text:p text:style-name="Normal"><text:span text:style-name="T494">Mati Maamees</text:span></text:p>
          </table:table-cell>
        </table:table-row>
      </table:table>
      <text:p text:style-name="P495"/>
      <text:p text:style-name="P496">Päringu näide:</text:p>
      <text:p text:style-name="P497"/>
      <text:p text:style-name="P498">&lt;soapenv:Envelope xmlns:soapenv="http://schemas.xmlsoap.org/soap/envelope/" xmlns:xtee="http://x-tee.riik.ee/xsd/xtee.xsd" xmlns:adit="http://producers.ametlikud-dokumendid.xtee.riik.ee/producer/ametlikud-dokumendid"&gt;</text:p>
      <text:p text:style-name="P499"><text:s text:c="3"/>&lt;soapenv:Header&gt;</text:p>
      <text:p text:style-name="P500"><text:s text:c="6"/>&lt;xtee:nimi&gt;ametlikud-dokumendid.join.v1&lt;/xtee:nimi&gt;</text:p>
      <text:p text:style-name="P501"><text:s text:c="6"/>&lt;xtee:id&gt;00000000000000&lt;/xtee:id&gt;</text:p>
      <text:p text:style-name="P502"><text:s text:c="6"/>&lt;xtee:isikukood&gt;EE30312829989&lt;/xtee:isikukood&gt;</text:p>
      <text:p text:style-name="P503"><text:s text:c="6"/>&lt;xtee:andmekogu&gt;ametlikud-dokumendid&lt;/xtee:andmekogu&gt;</text:p>
      <text:p text:style-name="P504"><text:s text:c="6"/>&lt;xtee:asutus&gt;12345678&lt;/xtee:asutus&gt;</text:p>
      <text:p text:style-name="P505"><text:s text:c="6"/>&lt;adit:infosysteem&gt;KOV&lt;/adit:infosysteem&gt;</text:p>
      <text:p text:style-name="P506"><text:s text:c="3"/>&lt;/soapenv:Header&gt;</text:p>
      <text:p text:style-name="P507"><text:s text:c="3"/>&lt;soapenv:Body&gt;</text:p>
      <text:p text:style-name="P508"><text:s text:c="6"/>&lt;adit:Join&gt;</text:p>
      <text:p text:style-name="P509"><text:s text:c="9"/>&lt;keha&gt;</text:p>
      <text:p text:style-name="P510"><text:s text:c="12"/>&lt;adit:userType&gt;person&lt;/adit:userType&gt;</text:p>
      <text:p text:style-name="P511"><text:s text:c="12"/>&lt;adit:userName&gt;Mati Maamees&lt;/adit:userName&gt;</text:p>
      <text:p text:style-name="P512"><text:s text:c="9"/>&lt;/keha&gt;</text:p>
      <text:p text:style-name="P513"><text:s text:c="6"/>&lt;/adit:Join&gt;</text:p>
      <text:p text:style-name="P514"><text:s text:c="3"/>&lt;/soapenv:Body&gt;</text:p>
      <text:p text:style-name="P515">&lt;/soapenv:Envelope&gt;</text:p>
      <text:p text:style-name="P516"/>
      <text:p text:style-name="P517">Päringu vastuse näide:</text:p>
      <text:p text:style-name="P518"/>
      <text:p text:style-name="P519">&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520"><text:s text:c="3"/>&lt;SOAP-ENV:Header&gt;</text:p>
      <text:p text:style-name="P521"><text:s text:c="6"/>&lt;xtee:asutus xsi:type="xsd:string"&gt;12345678&lt;/xtee:asutus&gt;</text:p>
      <text:p text:style-name="P522"><text:s text:c="6"/>&lt;xtee:isikukood xsi:type="xsd:string"&gt;EE30312829981&lt;/xtee:isikukood&gt;</text:p>
      <text:p text:style-name="P523"><text:s text:c="6"/>&lt;xtee:id xsi:type="xsd:string"&gt;00000000000000&lt;/xtee:id&gt;</text:p>
      <text:p text:style-name="P524"><text:s text:c="6"/>&lt;xtee:nimi xsi:type="xsd:string"&gt;ametlikud-dokumendid.join.v1&lt;/xtee:nimi&gt;</text:p>
      <text:p text:style-name="P525"><text:s text:c="6"/>&lt;xtee:andmekogu xsi:type="xsd:string"&gt;ametlikud-dokumendid&lt;/xtee:andmekogu&gt;</text:p>
      <text:p text:style-name="P526"><text:s text:c="3"/>&lt;/SOAP-ENV:Header&gt;</text:p>
      <text:p text:style-name="P527"><text:s text:c="3"/>&lt;SOAP-ENV:Body&gt;</text:p>
      <text:p text:style-name="P528"><text:s text:c="6"/>&lt;adit:JoinResponse&gt;</text:p>
      <text:p text:style-name="P529"><text:s text:c="9"/>&lt;paring&gt;</text:p>
      <text:p text:style-name="P530"><text:s text:c="12"/>&lt;adit:userType&gt;person&lt;/adit:userType&gt;</text:p>
      <text:p text:style-name="P531"><text:s text:c="12"/>&lt;adit:userName&gt;Mati Maamees&lt;/adit:userName&gt;</text:p>
      <text:p text:style-name="P532"><text:s text:c="9"/>&lt;/paring&gt;</text:p>
      <text:p text:style-name="P533"><text:s text:c="9"/>&lt;keha&gt;</text:p>
      <text:p text:style-name="P534"><text:s text:c="12"/>&lt;adit:success&gt;true&lt;/adit:success&gt;</text:p>
      <text:p text:style-name="P535"><text:s text:c="12"/>&lt;adit:messages&gt;</text:p>
      <text:p text:style-name="P536"><text:s text:c="15"/>&lt;adit:message lang="en"&gt;User added&lt;/adit:message&gt;</text:p>
      <text:p text:style-name="P537"><text:s text:c="15"/>&lt;adit:message lang="et"&gt;Kasutaja lisatud&lt;/adit:message&gt;</text:p>
      <text:p text:style-name="P538"><text:s text:c="12"/>&lt;/adit:messages&gt;</text:p>
      <text:p text:style-name="P539"><text:s text:c="9"/>&lt;/keha&gt;</text:p>
      <text:p text:style-name="P540"><text:s text:c="6"/>&lt;/adit:JoinResponse&gt;</text:p>
      <text:p text:style-name="P541"><text:s text:c="3"/>&lt;/SOAP-ENV:Body&gt;</text:p>
      <text:p text:style-name="P542">&lt;/SOAP-ENV:Envelope&gt;</text:p>
      <text:p text:style-name="P543"/>
      <text:h text:style-name="P544" text:outline-level="1"><text:bookmark-start text:name="_Toc269128808"/><text:bookmark-start text:name="_Toc269126590"/><text:bookmark-start text:name="_Toc269124326"/><text:bookmark-start text:name="_Toc269122884"/><text:bookmark-start text:name="_Toc269120567"/><text:bookmark-start text:name="_Toc269120298"/><text:bookmark-start text:name="_Toc269114843"/><text:bookmark-start text:name="_Toc270420736"/><text:bookmark-start text:name="_Toc270424920"/><text:bookmark-start text:name="_Toc271031523"/><text:bookmark-start text:name="_Toc271551502"/><text:bookmark-start text:name="_Toc271552497"/><text:bookmark-start text:name="_Toc271627630"/><text:bookmark-start text:name="_Toc273345925"/><text:bookmark-start text:name="_Toc273352532"/>UnJoin.v1<text:bookmark-end text:name="_Toc269128808"/><text:bookmark-end text:name="_Toc269126590"/><text:bookmark-end text:name="_Toc269124326"/><text:bookmark-end text:name="_Toc269122884"/><text:bookmark-end text:name="_Toc269120567"/><text:bookmark-end text:name="_Toc269120298"/><text:bookmark-end text:name="_Toc269114843"/><text:bookmark-end text:name="_Toc270420736"/><text:bookmark-end text:name="_Toc270424920"/><text:bookmark-end text:name="_Toc271031523"/><text:bookmark-end text:name="_Toc271551502"/><text:bookmark-end text:name="_Toc271552497"/><text:bookmark-end text:name="_Toc271627630"/><text:bookmark-end text:name="_Toc273345925"/><text:bookmark-end text:name="_Toc273352532"/></text:h>
      <text:p text:style-name="P545">Päring võimaldab ADIT teenusega liitunud kasutajal oma konto sulgeda / deaktiveerida.</text:p>
      <text:p text:style-name="P546"/>
      <text:p text:style-name="P547">Parameetrid</text:p>
      <table:table table:style-name="Table548">
        <table:table-columns>
          <table:table-column table:style-name="TableColumn549"/>
          <table:table-column table:style-name="TableColumn550"/>
          <table:table-column table:style-name="TableColumn551"/>
        </table:table-columns>
        <table:table-row table:style-name="TableRow552">
          <table:table-cell table:style-name="TableCell553">
            <text:p text:style-name="Normal"><text:span text:style-name="T554">Nimi</text:span></text:p>
          </table:table-cell>
          <table:table-cell table:style-name="TableCell555">
            <text:p text:style-name="Normal"><text:span text:style-name="T556">Väärtuse tüüp</text:span></text:p>
          </table:table-cell>
          <table:table-cell table:style-name="TableCell557">
            <text:p text:style-name="Normal"><text:span text:style-name="T558">Väärtuse näide</text:span></text:p>
          </table:table-cell>
        </table:table-row>
        <table:table-row table:style-name="TableRow559">
          <table:table-cell table:style-name="TableCell560">
            <text:p text:style-name="Normal"><text:span text:style-name="T561">xtee:isikukood</text:span></text:p>
          </table:table-cell>
          <table:table-cell table:style-name="TableCell562">
            <text:p text:style-name="Normal"><text:span text:style-name="T563">String</text:span></text:p>
          </table:table-cell>
          <table:table-cell table:style-name="TableCell564">
            <text:p text:style-name="Normal"><text:span text:style-name="T565">EE30312829989</text:span></text:p>
          </table:table-cell>
        </table:table-row>
      </table:table>
      <text:p text:style-name="P566"/>
      <text:p text:style-name="P567">Päringu näide:</text:p>
      <text:p text:style-name="P568"/>
      <text:p text:style-name="P569">&lt;soapenv:Envelope xmlns:soapenv="http://schemas.xmlsoap.org/soap/envelope/" xmlns:xtee="http://x-tee.riik.ee/xsd/xtee.xsd"<text:s/>xmlns:adit="http://producers.ametlikud-dokumendid.xtee.riik.ee/producer/ametlikud-dokumendid"&gt;</text:p>
      <text:p text:style-name="P570"><text:s text:c="3"/>&lt;soapenv:Header&gt;</text:p>
      <text:p text:style-name="P571"><text:s text:c="5"/>&lt;xtee:nimi&gt;ametlikud-dokumendid.getUserInfo..v1&lt;/xtee:nimi&gt;</text:p>
      <text:p text:style-name="P572"><text:s text:c="6"/>&lt;xtee:id&gt;00000000000000&lt;/xtee:id&gt;</text:p>
      <text:p text:style-name="P573"><text:s text:c="6"/>&lt;xtee:isikukood&gt;EE38407054916&lt;/xtee:isikukood&gt;</text:p>
      <text:p text:style-name="P574"><text:s text:c="6"/>&lt;xtee:andmekogu&gt;ametlikud-dokumendid&lt;/xtee:andmekogu&gt;</text:p>
      <text:p text:style-name="P575"><text:s text:c="6"/>&lt;xtee:asutus&gt;12345678&lt;/xtee:asutus&gt;</text:p>
      <text:p text:style-name="P576"><text:s text:c="6"/>&lt;adit:infosysteem&gt;KOV&lt;/adit:infosysteem&gt;</text:p>
      <text:p text:style-name="P577"><text:s text:c="3"/>&lt;/soapenv:Header&gt;</text:p>
      <text:p text:style-name="P578"><text:s text:c="3"/>&lt;soapenv:Body&gt;</text:p>
      <text:p text:style-name="P579"><text:s text:c="6"/>&lt;adit:UnJoin&gt;</text:p>
      <text:p text:style-name="P580"><text:s text:c="9"/>&lt;keha/&gt;</text:p>
      <text:p text:style-name="P581"><text:s text:c="6"/>&lt;/adit:UnJoin&gt;</text:p>
      <text:p text:style-name="P582"><text:s text:c="3"/>&lt;/soapenv:Body&gt;</text:p>
      <text:p text:style-name="P583">&lt;/soapenv:Envelope&gt;</text:p>
      <text:p text:style-name="P584"/>
      <text:p text:style-name="P585">Päringu vastuse näide:</text:p>
      <text:p text:style-name="P586"/>
      <text:p text:style-name="P587">&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588"><text:s text:c="3"/>&lt;SOAP-ENV:Header&gt;</text:p>
      <text:p text:style-name="P589"><text:s text:c="6"/>&lt;xtee:asutus xsi:type="xsd:string"&gt;12345678&lt;/xtee:asutus&gt;</text:p>
      <text:p text:style-name="P590"><text:s text:c="6"/>&lt;xtee:isikukood xsi:type="xsd:string"&gt;EE38407054916&lt;/xtee:isikukood&gt;</text:p>
      <text:p text:style-name="P591"><text:s text:c="6"/>&lt;xtee:id xsi:type="xsd:string"&gt;00000000000000&lt;/xtee:id&gt;</text:p>
      <text:p text:style-name="P592"><text:s text:c="6"/>&lt;xtee:nimi xsi:type="xsd:string"&gt;ametlikud-dokumendid.getUserInfo..v1&lt;/xtee:nimi&gt;</text:p>
      <text:p text:style-name="P593"><text:s text:c="6"/>&lt;xtee:andmekogu xsi:type="xsd:string"&gt;ametlikud-dokumendid&lt;/xtee:andmekogu&gt;</text:p>
      <text:p text:style-name="P594"><text:s text:c="3"/>&lt;/SOAP-ENV:Header&gt;</text:p>
      <text:p text:style-name="P595"><text:s text:c="3"/>&lt;SOAP-ENV:Body&gt;</text:p>
      <text:p text:style-name="P596"><text:s text:c="6"/>&lt;adit:UnJoinResponse&gt;</text:p>
      <text:p text:style-name="P597"><text:s text:c="9"/>&lt;paring/&gt;</text:p>
      <text:p text:style-name="P598"><text:s text:c="9"/>&lt;keha&gt;</text:p>
      <text:p text:style-name="P599"><text:s text:c="5"/><text:s text:c="7"/>&lt;adit:success&gt;true&lt;/adit:success&gt;</text:p>
      <text:p text:style-name="P600"><text:s text:c="12"/>&lt;adit:messages&gt;</text:p>
      <text:p text:style-name="P601"><text:s text:c="15"/>&lt;adit:message lang="en"&gt;User EE38407054916 unjoined&lt;/adit:message&gt;</text:p>
      <text:p text:style-name="P602"><text:s text:c="15"/>&lt;adit:message lang="et"&gt;User EE38407054916 unjoined&lt;/adit:message&gt;</text:p>
      <text:p text:style-name="P603"><text:s text:c="12"/>&lt;/adit:messages&gt;</text:p>
      <text:p text:style-name="P604"><text:s text:c="9"/>&lt;/keha&gt;</text:p>
      <text:p text:style-name="P605"><text:s text:c="6"/>&lt;/adit:UnJoinResponse&gt;</text:p>
      <text:p text:style-name="P606"><text:s text:c="3"/>&lt;/SOAP-ENV:Body&gt;</text:p>
      <text:p text:style-name="P607">&lt;/SOAP-ENV:Envelope&gt;</text:p>
      <text:p text:style-name="P608"/>
      <text:h text:style-name="P609" text:outline-level="1"><text:bookmark-start text:name="_Toc269128809"/><text:bookmark-start text:name="_Toc269126591"/><text:bookmark-start text:name="_Toc269124327"/><text:bookmark-start text:name="_Toc269122885"/><text:bookmark-start text:name="_Toc269120568"/><text:bookmark-start text:name="_Toc269120299"/><text:bookmark-start text:name="_Toc269114844"/><text:bookmark-start text:name="_Toc270420737"/><text:bookmark-start text:name="_Toc270424921"/><text:bookmark-start text:name="_Toc271031524"/><text:bookmark-start text:name="_Toc271551503"/><text:bookmark-start text:name="_Toc271552498"/><text:bookmark-start text:name="_Toc271627631"/><text:bookmark-start text:name="_Toc273345926"/><text:bookmark-start text:name="_Toc273352533"/>GetJoined.v1<text:bookmark-end text:name="_Toc269128809"/><text:bookmark-end text:name="_Toc269126591"/><text:bookmark-end text:name="_Toc269124327"/><text:bookmark-end text:name="_Toc269122885"/><text:bookmark-end text:name="_Toc269120568"/><text:bookmark-end text:name="_Toc269120299"/><text:bookmark-end text:name="_Toc269114844"/><text:bookmark-end text:name="_Toc270420737"/><text:bookmark-end text:name="_Toc270424921"/><text:bookmark-end text:name="_Toc271031524"/><text:bookmark-end text:name="_Toc271551503"/><text:bookmark-end text:name="_Toc271552498"/><text:bookmark-end text:name="_Toc271627631"/><text:bookmark-end text:name="_Toc273345926"/><text:bookmark-end text:name="_Toc273352533"/></text:h>
      <text:p text:style-name="P610"><text:span text:style-name="T611">Päring võimaldab pärida teenusega liitunud kasutajate nimekirja. Parameeter „maxResults“ määrab ära, mitu tulemust maksimaalselt<text:s/></text:span><text:span text:style-name="T612">tagastatakse ning parameeter „startIndex“ mä</text:span><text:span text:style-name="T613">ä</text:span><text:span text:style-name="T614">rab, millisest leitud tulemuse reast alates tulemused tagastatakse (see võimaldab pärida nö. lehekülgede kaupa). Päringu tulemus tagastatakse SOAP manuses, mis on Base64-s kodeer</text:span><text:span text:style-name="T615">i</text:span><text:span text:style-name="T616">tud GZip formaadis fail – see tä</text:span><text:span text:style-name="T617">hendab seda, et päringu vastus on vaja kõigepealt Base64 dekodeerida ning seejärel GZip-iga lahti pakkida. Tulemuseks on XML fail.</text:span></text:p>
      <text:p text:style-name="P618"/>
      <text:p text:style-name="P619">Parameetrid</text:p>
      <table:table table:style-name="Table620">
        <table:table-columns>
          <table:table-column table:style-name="TableColumn621"/>
          <table:table-column table:style-name="TableColumn622"/>
          <table:table-column table:style-name="TableColumn623"/>
        </table:table-columns>
        <table:table-row table:style-name="TableRow624">
          <table:table-cell table:style-name="TableCell625">
            <text:p text:style-name="Normal"><text:span text:style-name="T626">Nimi</text:span></text:p>
          </table:table-cell>
          <table:table-cell table:style-name="TableCell627">
            <text:p text:style-name="Normal"><text:span text:style-name="T628">Väärtuse tüüp</text:span></text:p>
          </table:table-cell>
          <table:table-cell table:style-name="TableCell629">
            <text:p text:style-name="Normal"><text:span text:style-name="T630">Väärtuse näide</text:span></text:p>
          </table:table-cell>
        </table:table-row>
        <table:table-row table:style-name="TableRow631">
          <table:table-cell table:style-name="TableCell632">
            <text:p text:style-name="Normal"><text:span text:style-name="T633">maxResults</text:span></text:p>
          </table:table-cell>
          <table:table-cell table:style-name="TableCell634">
            <text:p text:style-name="Normal"><text:span text:style-name="T635">Positive integer</text:span></text:p>
          </table:table-cell>
          <table:table-cell table:style-name="TableCell636">
            <text:p text:style-name="Normal"><text:span text:style-name="T637">2</text:span></text:p>
          </table:table-cell>
        </table:table-row>
        <table:table-row table:style-name="TableRow638">
          <table:table-cell table:style-name="TableCell639">
            <text:p text:style-name="Normal"><text:span text:style-name="T640">startIndex</text:span></text:p>
          </table:table-cell>
          <table:table-cell table:style-name="TableCell641">
            <text:p text:style-name="Normal"><text:span text:style-name="T642">Positive integer</text:span></text:p>
          </table:table-cell>
          <table:table-cell table:style-name="TableCell643">
            <text:p text:style-name="Normal"><text:span text:style-name="T644">0</text:span></text:p>
          </table:table-cell>
        </table:table-row>
      </table:table>
      <text:p text:style-name="P645"/>
      <text:p text:style-name="P646">Päringu näide:</text:p>
      <text:p text:style-name="P647"/>
      <text:p text:style-name="P648">&lt;soapenv:Envelope xmlns:soapenv="http://schemas.xmlsoap.org/soap/envelope/" xmlns:xtee="http://x-tee.riik.ee/xsd/xtee.xsd" xmlns:adit="http://producers.ametlikud-dokumendid.xtee.riik.ee/producer/ametlikud-dokumendid"&gt;</text:p>
      <text:p text:style-name="P649"><text:s text:c="3"/>&lt;soapenv:Header&gt;</text:p>
      <text:p text:style-name="P650"><text:s text:c="6"/>&lt;xtee:nimi&gt;ametlikud-dokumendid.getJoined.v1&lt;/xtee:nimi&gt;</text:p>
      <text:p text:style-name="P651"><text:s text:c="6"/>&lt;xtee:id&gt;00000000000000&lt;/xtee:id&gt;</text:p>
      <text:p text:style-name="P652"><text:s text:c="6"/>&lt;xtee:isikukood&gt;EE38407089745&lt;/xtee:isikukood&gt;</text:p>
      <text:p text:style-name="P653"><text:s text:c="6"/>&lt;xtee:andmekogu&gt;ametlikud-dokumendid&lt;/xtee:andmekogu&gt;</text:p>
      <text:p text:style-name="P654"><text:s text:c="6"/>&lt;xtee:asutus&gt;12345678&lt;/xtee:asutus&gt;</text:p>
      <text:p text:style-name="P655"><text:s text:c="6"/>&lt;adit:infosysteem&gt;KOV&lt;/adit:infosysteem&gt;</text:p>
      <text:p text:style-name="P656"><text:s text:c="3"/>&lt;/soapenv:Header&gt;</text:p>
      <text:p text:style-name="P657"><text:s text:c="3"/>&lt;soapenv:Body&gt;</text:p>
      <text:p text:style-name="P658"><text:s text:c="6"/>&lt;adit:GetJoined&gt;</text:p>
      <text:p text:style-name="P659"><text:s text:c="9"/>&lt;keha&gt;</text:p>
      <text:p text:style-name="P660"><text:s text:c="12"/>&lt;adit:maxResults&gt;2&lt;/adit:maxResults&gt;</text:p>
      <text:p text:style-name="P661"><text:s text:c="12"/>&lt;adit:startIndex&gt;0&lt;/adit:startIndex&gt;</text:p>
      <text:p text:style-name="P662"><text:s text:c="9"/>&lt;/keha&gt;</text:p>
      <text:p text:style-name="P663"><text:s text:c="6"/>&lt;/adit:GetJoined&gt;</text:p>
      <text:p text:style-name="P664"><text:s text:c="3"/>&lt;/soapenv:Body&gt;</text:p>
      <text:p text:style-name="P665"><text:span text:style-name="T666">&lt;/soapenv:Envelope&gt;</text:span></text:p>
      <text:p text:style-name="P667"/>
      <text:p text:style-name="P668">Päringu vastuse näide:</text:p>
      <text:p text:style-name="P669"/>
      <text:p text:style-name="P670">&lt;SOAP-ENV:Envelope SOAP-ENV:encodingStyle="http://schemas.xmlsoap.org/soap/encoding/" xmlns:SOAP-ENV="http://schemas.xmlsoap.org/soap/envelope/"<text:s/>xmlns:SOAP-ENC="http://schemas.xmlsoap.org/soap/encoding/" xmlns:adit="http://producers.ametlikud-dokumendid.xtee.riik.ee/producer/ametlikud-dokumendid" xmlns:xsd="http://www.w3.org/2001/XMLSchema" xmlns:xsi="http://www.w3.org/2001/XMLSchema-instance" xmlns:xtee="http://x-tee.riik.ee/xsd/xtee.xsd"&gt;</text:p>
      <text:p text:style-name="P671"><text:s text:c="3"/>&lt;SOAP-ENV:Header&gt;</text:p>
      <text:p text:style-name="P672"><text:s text:c="6"/>&lt;xtee:asutus xsi:type="xsd:string"&gt;12345678&lt;/xtee:asutus&gt;</text:p>
      <text:p text:style-name="P673"><text:s text:c="6"/>&lt;xtee:isikukood xsi:type="xsd:string"&gt;EE38407089745&lt;/xtee:isikukood&gt;</text:p>
      <text:p text:style-name="P674"><text:s text:c="6"/>&lt;xtee:id xsi:type="xsd:string"&gt;00000000000000&lt;/xtee:id&gt;</text:p>
      <text:p text:style-name="P675"><text:s text:c="6"/>&lt;xtee:nimi xsi:type="xsd:string"&gt;ametlikud-dokumendid.getJoined.v1&lt;/xtee:nimi&gt;</text:p>
      <text:p text:style-name="P676"><text:s text:c="6"/>&lt;xtee:andmekogu xsi:type="xsd:string"&gt;ametlikud-dokumendid&lt;/xtee:andmekogu&gt;</text:p>
      <text:p text:style-name="P677"><text:s text:c="3"/>&lt;/SOAP-ENV:Header&gt;</text:p>
      <text:p text:style-name="P678"><text:s text:c="3"/>&lt;SOAP-ENV:Body&gt;</text:p>
      <text:p text:style-name="P679"><text:s text:c="6"/>&lt;adit:GetJoinedResponse&gt;</text:p>
      <text:p text:style-name="P680"><text:s text:c="7"/><text:s text:c="2"/>&lt;paring&gt;</text:p>
      <text:p text:style-name="P681"><text:s text:c="12"/>&lt;adit:maxResults&gt;2&lt;/adit:maxResults&gt;</text:p>
      <text:p text:style-name="P682"><text:s text:c="12"/>&lt;adit:startIndex&gt;0&lt;/adit:startIndex&gt;</text:p>
      <text:p text:style-name="P683"><text:s text:c="9"/>&lt;/paring&gt;</text:p>
      <text:p text:style-name="P684"><text:s text:c="9"/>&lt;keha&gt;</text:p>
      <text:p text:style-name="P685"><text:s text:c="12"/>&lt;adit:success&gt;true&lt;/adit:success&gt;</text:p>
      <text:p text:style-name="P686"><text:s text:c="12"/>&lt;adit:messages&gt;</text:p>
      <text:p text:style-name="P687"><text:s text:c="15"/>&lt;adit:message lang="en"&gt;Userlist retrieved for 2 users&lt;/adit:message&gt;</text:p>
      <text:p text:style-name="P688"><text:s text:c="15"/>&lt;adit:message lang="et"&gt;Userlist retrieved for 2 users&lt;/adit:message&gt;</text:p>
      <text:p text:style-name="P689"><text:s text:c="12"/>&lt;/adit:messages&gt;</text:p>
      <text:p text:style-name="P690"><text:s text:c="12"/>&lt;ns1:user_list href="cid:043990164214936000314841499192" xmlns:ns1="http://producers.ametlikud-dokumendid.xtee.riik.ee/producer/ametlikud-dokumendid"/&gt;</text:p>
      <text:p text:style-name="P691"><text:s text:c="9"/>&lt;/keha&gt;</text:p>
      <text:p text:style-name="P692"><text:s text:c="6"/>&lt;/adit:GetJoinedResponse&gt;</text:p>
      <text:p text:style-name="P693"><text:s text:c="3"/>&lt;/SOAP-ENV:Body&gt;</text:p>
      <text:p text:style-name="P694">&lt;/SOAP-ENV:Envelope&gt;</text:p>
      <text:p text:style-name="P695"/>
      <text:p text:style-name="P696">Dekodeeritud SOAP manuse sisu:</text:p>
      <text:p text:style-name="P697"/>
      <text:p text:style-name="P698">&lt;?xml version="1.0" encoding="UTF-8"?&gt;</text:p>
      <text:p text:style-name="P699">&lt;user_list&gt;</text:p>
      <text:p text:style-name="P700"><text:s text:c="4"/>&lt;total&gt;2&lt;/total&gt;</text:p>
      <text:p text:style-name="P701"><text:s text:c="4"/>&lt;user&gt;</text:p>
      <text:p text:style-name="P702"><text:s text:c="8"/>&lt;code&gt;EE40312829989&lt;/code&gt;</text:p>
      <text:p text:style-name="P703"><text:s text:c="8"/>&lt;name&gt;Juta Juust&lt;/name&gt;</text:p>
      <text:p text:style-name="P704"><text:s text:c="8"/>&lt;type&gt;person&lt;/type&gt;</text:p>
      <text:p text:style-name="P705"><text:s text:c="4"/>&lt;/user&gt;</text:p>
      <text:p text:style-name="P706"><text:s text:c="4"/>&lt;user&gt;</text:p>
      <text:p text:style-name="P707"><text:s text:c="8"/>&lt;code&gt;EE38407089745&lt;/code&gt;</text:p>
      <text:p text:style-name="P708"><text:s text:c="8"/>&lt;name&gt;Kalle Kalamees&lt;/name&gt;</text:p>
      <text:p text:style-name="P709"><text:s text:c="8"/>&lt;type&gt;person&lt;/type&gt;</text:p>
      <text:p text:style-name="P710"><text:s text:c="4"/>&lt;/user&gt;</text:p>
      <text:p text:style-name="P711">&lt;/user_list&gt;</text:p>
      <text:p text:style-name="P712"/>
      <text:h text:style-name="P713" text:outline-level="1"><text:bookmark-start text:name="_Toc269128810"/><text:bookmark-start text:name="_Toc269126592"/><text:bookmark-start text:name="_Toc269124328"/><text:bookmark-start text:name="_Toc269122886"/><text:bookmark-start text:name="_Toc269120569"/><text:bookmark-start text:name="_Toc269120300"/><text:bookmark-start text:name="_Toc269114845"/><text:bookmark-start text:name="_Toc270420738"/><text:bookmark-start text:name="_Toc270424922"/><text:bookmark-start text:name="_Toc271031525"/><text:bookmark-start text:name="_Toc271551504"/><text:bookmark-start text:name="_Toc271552499"/><text:bookmark-start text:name="_Toc271627632"/><text:bookmark-start text:name="_Toc273345927"/><text:bookmark-start text:name="_Toc273352534"/>GetUserInfo.v1<text:bookmark-end text:name="_Toc269128810"/><text:bookmark-end text:name="_Toc269126592"/><text:bookmark-end text:name="_Toc269124328"/><text:bookmark-end text:name="_Toc269122886"/><text:bookmark-end text:name="_Toc269120569"/><text:bookmark-end text:name="_Toc269120300"/><text:bookmark-end text:name="_Toc269114845"/><text:bookmark-end text:name="_Toc270420738"/><text:bookmark-end text:name="_Toc270424922"/><text:bookmark-end text:name="_Toc271031525"/><text:bookmark-end text:name="_Toc271551504"/><text:bookmark-end text:name="_Toc271552499"/><text:bookmark-end text:name="_Toc271627632"/><text:bookmark-end text:name="_Toc273345927"/><text:bookmark-end text:name="_Toc273352534"/></text:h>
      <text:p text:style-name="P714"><text:span text:style-name="T715">Päring võimaldab näha kasutajate detailset informatsiooni. Parameetriga „userList“ on mä</text:span><text:span text:style-name="T716">ä</text:span><text:span text:style-name="T717">ratud SOAP manuse ID, milles sisaldub kasutajakoodide loend, kelle kohta soovitakse info</text:span><text:span text:style-name="T718">r</text:span><text:span text:style-name="T719">matsiooni. SOAP manus peab olema GZip-itud XML<text:s/></text:span><text:span text:style-name="T720">fail, mis on seejärel Base64 kodeeritud ning lisatud manusena. Päringu vastus tagastatakse samuti SOAP manuses ning samamoodi GZip-ituna ja seejärel Base64 kodeeritult.</text:span></text:p>
      <text:p text:style-name="P721"/>
      <text:p text:style-name="P722">Parameetrid</text:p>
      <table:table table:style-name="Table723">
        <table:table-columns>
          <table:table-column table:style-name="TableColumn724"/>
          <table:table-column table:style-name="TableColumn725"/>
          <table:table-column table:style-name="TableColumn726"/>
        </table:table-columns>
        <table:table-row table:style-name="TableRow727">
          <table:table-cell table:style-name="TableCell728">
            <text:p text:style-name="Normal"><text:span text:style-name="T729">Nimi</text:span></text:p>
          </table:table-cell>
          <table:table-cell table:style-name="TableCell730">
            <text:p text:style-name="Normal"><text:span text:style-name="T731">Väärtuse tüüp</text:span></text:p>
          </table:table-cell>
          <table:table-cell table:style-name="TableCell732">
            <text:p text:style-name="Normal"><text:span text:style-name="T733">Väärtuse näide</text:span></text:p>
          </table:table-cell>
        </table:table-row>
        <table:table-row table:style-name="TableRow734">
          <table:table-cell table:style-name="TableCell735">
            <text:p text:style-name="Normal"><text:span text:style-name="T736">userList</text:span></text:p>
          </table:table-cell>
          <table:table-cell table:style-name="TableCell737">
            <text:p text:style-name="Normal"><text:span text:style-name="T738">String</text:span></text:p>
          </table:table-cell>
          <table:table-cell table:style-name="TableCell739">
            <text:p text:style-name="Normal"><text:span text:style-name="T740">cid:123123123</text:span></text:p>
          </table:table-cell>
        </table:table-row>
      </table:table>
      <text:p text:style-name="P741"/>
      <text:p text:style-name="P742">Päringu<text:s/>näide:</text:p>
      <text:p text:style-name="P743"/>
      <text:p text:style-name="P744">&lt;soapenv:Envelope xmlns:soapenv="http://schemas.xmlsoap.org/soap/envelope/" xmlns:xtee="http://x-tee.riik.ee/xsd/xtee.xsd" xmlns:adit="http://producers.ametlikud-dokumendid.xtee.riik.ee/producer/ametlikud-dokumendid"&gt;</text:p>
      <text:p text:style-name="P745"><text:s text:c="3"/>&lt;soapenv:Header&gt;</text:p>
      <text:p text:style-name="P746"><text:s text:c="6"/>&lt;xtee:nimi&gt;ametlikud-dokumendid.getUserInfo.v1&lt;/xtee:nimi&gt;</text:p>
      <text:p text:style-name="P747"><text:s text:c="6"/>&lt;xtee:id&gt;00000000000000&lt;/xtee:id&gt;</text:p>
      <text:p text:style-name="P748"><text:s text:c="6"/>&lt;xtee:isikukood&gt;EE38407089745&lt;/xtee:isikukood&gt;</text:p>
      <text:p text:style-name="P749"><text:s text:c="6"/>&lt;xtee:andmekogu&gt;ametlikud-dokumendid&lt;/xtee:andmekogu&gt;</text:p>
      <text:p text:style-name="P750"><text:s text:c="6"/>&lt;xtee:asutus&gt;12345678&lt;/xtee:asutus&gt;</text:p>
      <text:p text:style-name="P751"><text:s text:c="3"/><text:s text:c="3"/>&lt;adit:infosysteem&gt;KOV&lt;/adit:infosysteem&gt;</text:p>
      <text:p text:style-name="P752"><text:s text:c="3"/>&lt;/soapenv:Header&gt;</text:p>
      <text:p text:style-name="P753"><text:s text:c="3"/>&lt;soapenv:Body&gt;</text:p>
      <text:p text:style-name="P754"><text:s text:c="6"/>&lt;adit:getUserInfo&gt;</text:p>
      <text:p text:style-name="P755"><text:s text:c="9"/>&lt;keha&gt;</text:p>
      <text:p text:style-name="P756"><text:s text:c="12"/>&lt;userList href="cid:123123123"/&gt;</text:p>
      <text:p text:style-name="P757"><text:s text:c="9"/>&lt;/keha&gt;</text:p>
      <text:p text:style-name="P758"><text:s text:c="6"/>&lt;/adit:getUserInfo&gt;</text:p>
      <text:p text:style-name="P759"><text:s text:c="3"/>&lt;/soapenv:Body&gt;</text:p>
      <text:p text:style-name="P760">&lt;/soapenv:Envelope&gt;</text:p>
      <text:p text:style-name="P761"/>
      <text:p text:style-name="P762">Päringu SOAP manuse dekodeeritud sisu näide:</text:p>
      <text:p text:style-name="P763"/>
      <text:p text:style-name="P764"><text:span text:style-name="T765">&lt;?xml version=</text:span><text:span text:style-name="T766">"1.0"</text:span><text:span text:style-name="T767"><text:s/>encoding=</text:span><text:span text:style-name="T768">"utf-8"</text:span><text:span text:style-name="T769">?&gt;</text:span></text:p>
      <text:p text:style-name="P770">&lt;getUserInfoRequestAttachmentV1&gt;</text:p>
      <text:p text:style-name="P771"><text:s text:c="2"/>&lt;user_list&gt;</text:p>
      <text:p text:style-name="P772"><text:s text:c="6"/>&lt;code&gt;EE38407054916&lt;/code&gt;</text:p>
      <text:p text:style-name="P773"><text:s text:c="6"/>&lt;code&gt;EE48407089933&lt;/code&gt;</text:p>
      <text:p text:style-name="P774"><text:s text:c="6"/>&lt;code&gt;EE38407089745&lt;/code&gt;</text:p>
      <text:p text:style-name="P775"><text:s text:c="6"/>&lt;code&gt;99954321&lt;/code&gt;</text:p>
      <text:p text:style-name="P776"><text:s text:c="6"/>&lt;code&gt;EE30312829989&lt;/code&gt;</text:p>
      <text:p text:style-name="P777"><text:s text:c="2"/>&lt;/user_list&gt;</text:p>
      <text:p text:style-name="P778">&lt;/getUserInfoRequestAttachmentV1&gt;</text:p>
      <text:p text:style-name="P779"/>
      <text:p text:style-name="P780"/>
      <text:p text:style-name="P781">Päringu vastuse näide:</text:p>
      <text:p text:style-name="P782"/>
      <text:p text:style-name="P783">&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784"><text:s text:c="3"/>&lt;SOAP-ENV:Header&gt;</text:p>
      <text:p text:style-name="P785"><text:s text:c="6"/>&lt;xtee:asutus xsi:type="xsd:string"&gt;12345678&lt;/xtee:asutus&gt;</text:p>
      <text:p text:style-name="P786"><text:s text:c="6"/>&lt;xtee:isikukood xsi:type="xsd:string"&gt;EE38407089745&lt;/xtee:isikukood&gt;</text:p>
      <text:p text:style-name="P787"><text:s text:c="6"/>&lt;xtee:id xsi:type="xsd:string"&gt;00000000000000&lt;/xtee:id&gt;</text:p>
      <text:p text:style-name="P788"><text:s text:c="6"/>&lt;xtee:nimi xsi:type="xsd:string"&gt;ametlikud-dokumendid.getUserInfo.v1&lt;/xtee:nimi&gt;</text:p>
      <text:p text:style-name="P789"><text:s text:c="6"/>&lt;xtee:andmekogu xsi:type="xsd:string"&gt;ametlikud-dokumendid&lt;/xtee:andmekogu&gt;</text:p>
      <text:p text:style-name="P790"><text:s text:c="3"/>&lt;/SOAP-ENV:Header&gt;</text:p>
      <text:p text:style-name="P791"><text:s text:c="3"/>&lt;SOAP-ENV:Body&gt;</text:p>
      <text:p text:style-name="P792"><text:s text:c="6"/>&lt;adit:getUserInfoResponse&gt;</text:p>
      <text:p text:style-name="P793"><text:s text:c="6"/><text:s text:c="3"/>&lt;paring&gt;</text:p>
      <text:p text:style-name="P794"><text:s text:c="12"/>&lt;adit:userList&gt;cid:123123123&lt;/adit:userList&gt;</text:p>
      <text:p text:style-name="P795"><text:s text:c="9"/>&lt;/paring&gt;</text:p>
      <text:p text:style-name="P796"><text:s text:c="9"/>&lt;keha&gt;</text:p>
      <text:p text:style-name="P797"><text:s text:c="12"/>&lt;adit:success&gt;true&lt;/adit:success&gt;</text:p>
      <text:p text:style-name="P798"><text:s text:c="12"/>&lt;ns1:user_list href="cid:923698868220004834915299871891" xmlns:ns1="http://producers.ametlikud-dokumendid.xtee.riik.ee/producer/ametlikud-dokumendid"/&gt;</text:p>
      <text:p text:style-name="P799"><text:s text:c="9"/>&lt;/keha&gt;</text:p>
      <text:p text:style-name="P800"><text:s text:c="6"/>&lt;/adit:getUserInfoResponse&gt;</text:p>
      <text:p text:style-name="P801"><text:s text:c="3"/>&lt;/SOAP-ENV:Body&gt;</text:p>
      <text:p text:style-name="P802">&lt;/SOAP-ENV:Envelope&gt;</text:p>
      <text:p text:style-name="P803"/>
      <text:p text:style-name="P804">Dekodeeritud SOAP manuse sisu:</text:p>
      <text:p text:style-name="P805"/>
      <text:p text:style-name="P806">&lt;?xml version="1.0" encoding="UTF-8"?&gt;</text:p>
      <text:p text:style-name="P807">&lt;getUserInfoResponseAttachmentV1&gt;</text:p>
      <text:p text:style-name="P808"><text:s text:c="4"/>&lt;user_list&gt;</text:p>
      <text:p text:style-name="P809"><text:s text:c="8"/>&lt;code&gt;EE38407054916&lt;/code&gt;</text:p>
      <text:p text:style-name="P810"><text:s text:c="8"/>&lt;has_joined&gt;true&lt;/has_joined&gt;</text:p>
      <text:p text:style-name="P811"><text:s text:c="8"/>&lt;free_space_bytes&gt;10485760&lt;/free_space_bytes&gt;</text:p>
      <text:p text:style-name="P812"><text:s text:c="8"/>&lt;used_space_bytes&gt;0&lt;/used_space_bytes&gt;</text:p>
      <text:p text:style-name="P813"><text:s text:c="8"/>&lt;can_read&gt;true&lt;/can_read&gt;</text:p>
      <text:p text:style-name="P814"><text:s text:c="8"/>&lt;can_write&gt;true&lt;/can_write&gt;</text:p>
      <text:p text:style-name="P815"><text:s text:c="8"/>&lt;uses_dvk&gt;false&lt;/uses_dvk&gt;</text:p>
      <text:p text:style-name="P816"><text:s text:c="4"/>&lt;/user_list&gt;</text:p>
      <text:p text:style-name="P817"><text:s text:c="4"/>&lt;user_list&gt;</text:p>
      <text:p text:style-name="P818"><text:s text:c="8"/>&lt;code&gt;EE48407089933&lt;/code&gt;</text:p>
      <text:p text:style-name="P819"><text:s text:c="8"/>&lt;has_joined&gt;true&lt;/has_joined&gt;</text:p>
      <text:p text:style-name="P820"><text:s text:c="8"/>&lt;free_space_bytes&gt;10485760&lt;/free_space_bytes&gt;</text:p>
      <text:p text:style-name="P821"><text:s text:c="8"/>&lt;used_space_bytes&gt;0&lt;/used_space_bytes&gt;</text:p>
      <text:p text:style-name="P822"><text:s text:c="8"/>&lt;can_read&gt;true&lt;/can_read&gt;</text:p>
      <text:p text:style-name="P823"><text:s text:c="8"/>&lt;can_write&gt;true&lt;/can_write&gt;</text:p>
      <text:p text:style-name="P824"><text:s text:c="8"/>&lt;uses_dvk&gt;false&lt;/uses_dvk&gt;</text:p>
      <text:p text:style-name="P825"><text:s text:c="4"/>&lt;/user_list&gt;</text:p>
      <text:p text:style-name="P826"><text:s text:c="4"/>&lt;user_list&gt;</text:p>
      <text:p text:style-name="P827"><text:s text:c="8"/>&lt;code&gt;EE38407089745&lt;/code&gt;</text:p>
      <text:p text:style-name="P828"><text:s text:c="8"/>&lt;has_joined&gt;true&lt;/has_joined&gt;</text:p>
      <text:p text:style-name="P829"><text:s text:c="8"/>&lt;free_space_bytes&gt;10485091&lt;/free_space_bytes&gt;</text:p>
      <text:p text:style-name="P830"><text:s text:c="8"/>&lt;used_space_bytes&gt;669&lt;/used_space_bytes&gt;</text:p>
      <text:p text:style-name="P831"><text:s text:c="8"/>&lt;can_read&gt;true&lt;/can_read&gt;</text:p>
      <text:p text:style-name="P832"><text:s text:c="8"/>&lt;can_write&gt;true&lt;/can_write&gt;</text:p>
      <text:p text:style-name="P833"><text:s text:c="8"/>&lt;uses_dvk&gt;false&lt;/uses_dvk&gt;</text:p>
      <text:p text:style-name="P834"><text:s text:c="4"/>&lt;/user_list&gt;</text:p>
      <text:p text:style-name="P835"><text:s text:c="4"/>&lt;user_list&gt;</text:p>
      <text:p text:style-name="P836"><text:s text:c="8"/>&lt;code&gt;99954321&lt;/code&gt;</text:p>
      <text:p text:style-name="P837"><text:s text:c="8"/>&lt;has_joined&gt;true&lt;/has_joined&gt;</text:p>
      <text:p text:style-name="P838"><text:s/><text:s text:c="7"/>&lt;free_space_bytes&gt;10485760&lt;/free_space_bytes&gt;</text:p>
      <text:p text:style-name="P839"><text:s text:c="8"/>&lt;used_space_bytes&gt;0&lt;/used_space_bytes&gt;</text:p>
      <text:p text:style-name="P840"><text:s text:c="8"/>&lt;can_read&gt;true&lt;/can_read&gt;</text:p>
      <text:p text:style-name="P841"><text:s text:c="8"/>&lt;can_write&gt;false&lt;/can_write&gt;</text:p>
      <text:p text:style-name="P842"><text:s text:c="8"/>&lt;uses_dvk&gt;true&lt;/uses_dvk&gt;</text:p>
      <text:p text:style-name="P843"><text:s text:c="4"/>&lt;/user_list&gt;</text:p>
      <text:p text:style-name="P844"><text:s text:c="4"/>&lt;user_list&gt;</text:p>
      <text:p text:style-name="P845"><text:s text:c="8"/>&lt;code&gt;EE30312829989&lt;/code&gt;</text:p>
      <text:p text:style-name="P846"><text:s text:c="8"/>&lt;has_joined&gt;true&lt;/has_joined&gt;</text:p>
      <text:p text:style-name="P847"><text:s text:c="8"/>&lt;free_space_bytes&gt;10485760&lt;/free_space_bytes&gt;</text:p>
      <text:p text:style-name="P848"><text:s text:c="8"/>&lt;used_space_bytes&gt;0&lt;/used_space_bytes&gt;</text:p>
      <text:p text:style-name="P849"><text:s text:c="8"/>&lt;can_read&gt;true&lt;/can_read&gt;</text:p>
      <text:p text:style-name="P850"><text:s text:c="8"/>&lt;can_write&gt;true&lt;/can_write&gt;</text:p>
      <text:p text:style-name="P851"><text:s text:c="8"/>&lt;uses_dvk&gt;false&lt;/uses_dvk&gt;</text:p>
      <text:p text:style-name="P852"><text:s text:c="4"/>&lt;/user_list&gt;</text:p>
      <text:p text:style-name="P853">&lt;/getUserInfoResponseAttachmentV1&gt;</text:p>
      <text:h text:style-name="P854" text:outline-level="1"><text:bookmark-start text:name="_Toc269128811"/><text:bookmark-start text:name="_Toc269126593"/><text:bookmark-start text:name="_Toc269124329"/><text:bookmark-start text:name="_Toc269122887"/><text:bookmark-start text:name="_Toc269120570"/><text:bookmark-start text:name="_Toc269120301"/><text:bookmark-start text:name="_Toc269114846"/><text:bookmark-start text:name="_Toc270420739"/><text:bookmark-start text:name="_Toc270424923"/><text:bookmark-start text:name="_Toc271031526"/><text:bookmark-start text:name="_Toc271551505"/><text:bookmark-start text:name="_Toc271552500"/><text:bookmark-start text:name="_Toc271627633"/><text:bookmark-start text:name="_Toc273345928"/><text:bookmark-start text:name="_Toc273352535"/>SetNotifications.v1<text:bookmark-end text:name="_Toc269128811"/><text:bookmark-end text:name="_Toc269126593"/><text:bookmark-end text:name="_Toc269124329"/><text:bookmark-end text:name="_Toc269122887"/><text:bookmark-end text:name="_Toc269120570"/><text:bookmark-end text:name="_Toc269120301"/><text:bookmark-end text:name="_Toc269114846"/><text:bookmark-end text:name="_Toc270420739"/><text:bookmark-end text:name="_Toc270424923"/><text:bookmark-end text:name="_Toc271031526"/><text:bookmark-end text:name="_Toc271551505"/><text:bookmark-end text:name="_Toc271552500"/><text:bookmark-end text:name="_Toc271627633"/><text:bookmark-end text:name="_Toc273345928"/><text:bookmark-end text:name="_Toc273352535"/></text:h>
      <text:p text:style-name="P855"><text:span text:style-name="T856">Päring võimaldab seadistada kasutaja teavituskalendrisse saadetavad teavitused. Paramee</text:span><text:span text:style-name="T857">t</text:span><text:span text:style-name="T858">riga „type“ määratakse teavituse tüüp. Parameetriga „active“ määratakse, kas antud<text:s/></text:span><text:span text:style-name="T859">teavit</text:span><text:span text:style-name="T860">u</text:span><text:span text:style-name="T861">se tüüp on aktiveeritud (määrates siin väärtuseks „false“ on võimalik seda tüüpi teavitus vä</text:span><text:span text:style-name="T862">l</text:span><text:span text:style-name="T863">ja lülitada).</text:span></text:p>
      <text:p text:style-name="P864"/>
      <text:p text:style-name="P865">Parameetrid</text:p>
      <table:table table:style-name="Table866">
        <table:table-columns>
          <table:table-column table:style-name="TableColumn867"/>
          <table:table-column table:style-name="TableColumn868"/>
          <table:table-column table:style-name="TableColumn869"/>
        </table:table-columns>
        <table:table-row table:style-name="TableRow870">
          <table:table-cell table:style-name="TableCell871">
            <text:p text:style-name="Normal"><text:span text:style-name="T872">Nimi</text:span></text:p>
          </table:table-cell>
          <table:table-cell table:style-name="TableCell873">
            <text:p text:style-name="Normal"><text:span text:style-name="T874">Väärtuse tüüp</text:span></text:p>
          </table:table-cell>
          <table:table-cell table:style-name="TableCell875">
            <text:p text:style-name="Normal"><text:span text:style-name="T876">Väärtuse näide</text:span></text:p>
          </table:table-cell>
        </table:table-row>
        <table:table-row table:style-name="TableRow877">
          <table:table-cell table:style-name="TableCell878">
            <text:p text:style-name="Normal"><text:span text:style-name="T879">xtee:isikukood</text:span></text:p>
          </table:table-cell>
          <table:table-cell table:style-name="TableCell880">
            <text:p text:style-name="Normal"><text:span text:style-name="T881">String</text:span></text:p>
          </table:table-cell>
          <table:table-cell table:style-name="TableCell882">
            <text:p text:style-name="Normal"><text:span text:style-name="T883">EE30312829989</text:span></text:p>
          </table:table-cell>
        </table:table-row>
        <table:table-row table:style-name="TableRow884">
          <table:table-cell table:style-name="TableCell885">
            <text:p text:style-name="Normal"><text:span text:style-name="T886">type</text:span></text:p>
          </table:table-cell>
          <table:table-cell table:style-name="TableCell887">
            <text:p text:style-name="Normal"><text:span text:style-name="T888">String</text:span></text:p>
          </table:table-cell>
          <table:table-cell table:style-name="TableCell889">
            <text:p text:style-name="Normal"><text:span text:style-name="T890">send</text:span></text:p>
          </table:table-cell>
        </table:table-row>
        <table:table-row table:style-name="TableRow891">
          <table:table-cell table:style-name="TableCell892">
            <text:p text:style-name="Normal"><text:span text:style-name="T893">active</text:span></text:p>
          </table:table-cell>
          <table:table-cell table:style-name="TableCell894">
            <text:p text:style-name="Normal"><text:span text:style-name="T895">Boolean</text:span></text:p>
          </table:table-cell>
          <table:table-cell table:style-name="TableCell896">
            <text:p text:style-name="Normal"><text:span text:style-name="T897">true</text:span></text:p>
          </table:table-cell>
        </table:table-row>
      </table:table>
      <text:p text:style-name="P898"/>
      <text:p text:style-name="P899">Päringu näide:</text:p>
      <text:p text:style-name="P900"/>
      <text:p text:style-name="P901">&lt;soapenv:Envelope xmlns:soapenv="http://schemas.xmlsoap.org/soap/envelope/" xmlns:xtee="http://x-tee.riik.ee/xsd/xtee.xsd" xmlns:adit="http://producers.ametlikud-dokumendid.xtee.riik.ee/producer/ametlikud-dokumendid"&gt;</text:p>
      <text:p text:style-name="P902"><text:s text:c="3"/>&lt;soapenv:Header&gt;</text:p>
      <text:p text:style-name="P903"><text:s text:c="6"/>&lt;xtee:nimi&gt;ametlikud-dokumendid.setNotifications.v1&lt;/xtee:nimi&gt;</text:p>
      <text:p text:style-name="P904"><text:s text:c="6"/>&lt;xtee:id&gt;00000000000000&lt;/xtee:id&gt;</text:p>
      <text:p text:style-name="P905"><text:s text:c="6"/>&lt;xtee:isikukood&gt;EE38407089745&lt;/xtee:isikukood&gt;</text:p>
      <text:p text:style-name="P906"><text:s text:c="6"/>&lt;xtee:andmekogu&gt;ametlikud-dokumendid&lt;/xtee:andmekogu&gt;</text:p>
      <text:p text:style-name="P907"><text:s text:c="6"/>&lt;xtee:asutus&gt;12345678&lt;/xtee:asutus&gt;</text:p>
      <text:p text:style-name="P908"><text:s text:c="6"/>&lt;adit:infosysteem&gt;KOV&lt;/adit:infosysteem&gt;</text:p>
      <text:p text:style-name="P909"><text:s text:c="3"/>&lt;/soapenv:Header&gt;</text:p>
      <text:p text:style-name="P910"><text:s text:c="3"/>&lt;soapenv:Body&gt;</text:p>
      <text:p text:style-name="P911"><text:s text:c="6"/>&lt;adit:SetNotifications&gt;</text:p>
      <text:p text:style-name="P912"><text:s text:c="9"/>&lt;keha&gt;</text:p>
      <text:p text:style-name="P913"><text:s text:c="12"/>&lt;adit:notifications&gt;</text:p>
      <text:p text:style-name="P914"><text:s text:c="15"/>&lt;adit:notification&gt;</text:p>
      <text:p text:style-name="P915"><text:s text:c="18"/>&lt;adit:type&gt;send&lt;/adit:type&gt;</text:p>
      <text:p text:style-name="P916"><text:s text:c="18"/>&lt;adit:active&gt;true&lt;/adit:active&gt;</text:p>
      <text:p text:style-name="P917"><text:s text:c="15"/>&lt;/adit:notification&gt;</text:p>
      <text:p text:style-name="P918"><text:s text:c="15"/>&lt;adit:notification&gt;</text:p>
      <text:p text:style-name="P919"><text:s text:c="18"/>&lt;adit:type&gt;share&lt;/adit:type&gt;</text:p>
      <text:p text:style-name="P920"><text:s text:c="18"/>&lt;adit:active&gt;false&lt;/adit:active&gt;</text:p>
      <text:p text:style-name="P921"><text:s text:c="15"/>&lt;/adit:notification&gt;</text:p>
      <text:p text:style-name="P922"><text:s text:c="12"/>&lt;/adit:notifications&gt;</text:p>
      <text:p text:style-name="P923"><text:s text:c="9"/>&lt;/keha&gt;</text:p>
      <text:p text:style-name="P924"><text:s text:c="6"/>&lt;/adit:SetNotifications&gt;</text:p>
      <text:p text:style-name="P925"><text:s text:c="3"/>&lt;/soapenv:Body&gt;</text:p>
      <text:p text:style-name="P926">&lt;/soapenv:Envelope&gt;</text:p>
      <text:p text:style-name="P927"/>
      <text:p text:style-name="P928">Päringu vastuse näide:</text:p>
      <text:p text:style-name="P929"/>
      <text:p text:style-name="P93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931"><text:s text:c="3"/>&lt;SOAP-ENV:Header&gt;</text:p>
      <text:p text:style-name="P932"><text:s text:c="6"/>&lt;xtee:asutus xsi:type="xsd:string"&gt;12345678&lt;/xtee:asutus&gt;</text:p>
      <text:p text:style-name="P933"><text:s text:c="6"/>&lt;xtee:isikukood xsi:type="xsd:string"&gt;EE38407089745&lt;/xtee:isikukood&gt;</text:p>
      <text:p text:style-name="P934"><text:s text:c="6"/>&lt;xtee:id xsi:type="xsd:string"&gt;00000000000000&lt;/xtee:id&gt;</text:p>
      <text:p text:style-name="P935"><text:s text:c="6"/>&lt;xtee:nimi xsi:type="xsd:string"&gt;ametlikud-dokumendid.setNotifications.v1&lt;/xtee:nimi&gt;</text:p>
      <text:p text:style-name="P936"><text:s text:c="6"/>&lt;xtee:andmekogu xsi:type="xsd:string"&gt;ametlikud-dokumendid&lt;/xtee:andmekogu&gt;</text:p>
      <text:p text:style-name="P937"><text:s text:c="3"/>&lt;/SOAP-ENV:Header&gt;</text:p>
      <text:p text:style-name="P938"><text:s text:c="3"/>&lt;SOAP-ENV:Body&gt;</text:p>
      <text:p text:style-name="P939"><text:s text:c="6"/>&lt;adit:SetNotificationsResponse&gt;</text:p>
      <text:p text:style-name="P940"><text:s text:c="9"/>&lt;paring&gt;</text:p>
      <text:p text:style-name="P941"><text:s text:c="12"/>&lt;adit:notifications&gt;</text:p>
      <text:p text:style-name="P942"><text:s text:c="15"/>&lt;adit:notification&gt;</text:p>
      <text:p text:style-name="P943"><text:s text:c="18"/>&lt;adit:type&gt;send&lt;/adit:type&gt;</text:p>
      <text:p text:style-name="P944"><text:s text:c="18"/>&lt;adit:active&gt;true&lt;/adit:active&gt;</text:p>
      <text:p text:style-name="P945"><text:s text:c="15"/>&lt;/adit:notification&gt;</text:p>
      <text:p text:style-name="P946"><text:s text:c="7"/><text:s text:c="8"/>&lt;adit:notification&gt;</text:p>
      <text:p text:style-name="P947"><text:s text:c="18"/>&lt;adit:type&gt;share&lt;/adit:type&gt;</text:p>
      <text:p text:style-name="P948"><text:s text:c="18"/>&lt;adit:active&gt;false&lt;/adit:active&gt;</text:p>
      <text:p text:style-name="P949"><text:s text:c="15"/>&lt;/adit:notification&gt;</text:p>
      <text:p text:style-name="P950"><text:s text:c="12"/>&lt;/adit:notifications&gt;</text:p>
      <text:p text:style-name="P951"><text:s text:c="9"/>&lt;/paring&gt;</text:p>
      <text:p text:style-name="P952"><text:s text:c="9"/>&lt;keha&gt;</text:p>
      <text:p text:style-name="P953"><text:s text:c="12"/>&lt;success&gt;true&lt;/success&gt;</text:p>
      <text:p text:style-name="P954"><text:s text:c="12"/>&lt;adit:messages&gt;</text:p>
      <text:p text:style-name="P955"><text:s text:c="15"/>&lt;adit:message lang="en"&gt;User notifications were successfully modified.&lt;/adit:message&gt;</text:p>
      <text:p text:style-name="P956"><text:s text:c="15"/>&lt;adit:message lang="et"&gt;Kasutaja teavituste seadistus muudetud.&lt;/adit:message&gt;</text:p>
      <text:p text:style-name="P957"><text:s text:c="12"/>&lt;/adit:messages&gt;</text:p>
      <text:p text:style-name="P958"><text:s text:c="9"/>&lt;/keha&gt;</text:p>
      <text:p text:style-name="P959"><text:s text:c="6"/>&lt;/adit:SetNotificationsResponse&gt;</text:p>
      <text:p text:style-name="P960"><text:s text:c="3"/>&lt;/SOAP-ENV:Body&gt;</text:p>
      <text:p text:style-name="P961">&lt;/SOAP-ENV:Envelope&gt;</text:p>
      <text:h text:style-name="P962" text:outline-level="1"><text:bookmark-start text:name="_Toc269128812"/><text:bookmark-start text:name="_Toc269126594"/><text:bookmark-start text:name="_Toc269124330"/><text:bookmark-start text:name="_Toc269122888"/><text:bookmark-start text:name="_Toc269120571"/><text:bookmark-start text:name="_Toc269120302"/><text:bookmark-start text:name="_Toc269114847"/><text:bookmark-start text:name="_Toc270420740"/><text:bookmark-start text:name="_Toc270424924"/><text:bookmark-start text:name="_Toc271031527"/><text:bookmark-start text:name="_Toc271551506"/><text:bookmark-start text:name="_Toc271552501"/><text:bookmark-start text:name="_Toc271627634"/><text:bookmark-start text:name="_Toc273345929"/><text:bookmark-start text:name="_Toc273352536"/>GetNotifications.v1<text:bookmark-end text:name="_Toc269128812"/><text:bookmark-end text:name="_Toc269126594"/><text:bookmark-end text:name="_Toc269124330"/><text:bookmark-end text:name="_Toc269122888"/><text:bookmark-end text:name="_Toc269120571"/><text:bookmark-end text:name="_Toc269120302"/><text:bookmark-end text:name="_Toc269114847"/><text:bookmark-end text:name="_Toc270420740"/><text:bookmark-end text:name="_Toc270424924"/><text:bookmark-end text:name="_Toc271031527"/><text:bookmark-end text:name="_Toc271551506"/><text:bookmark-end text:name="_Toc271552501"/><text:bookmark-end text:name="_Toc271627634"/><text:bookmark-end text:name="_Toc273345929"/><text:bookmark-end text:name="_Toc273352536"/></text:h>
      <text:p text:style-name="P963">Päring võimaldab pärida kasutaja teavituste seadistuse andmed. Päringu kehas parameetrid puuduvad, oluline on X-tee päise<text:s/>„isikukood“ olemasolu, mille järgi tuvastatakse kasutaja, kelle andmeid päritakse. Päring on mõeldud kasutajale enda seadistuse pärimiseks. Päringu vastuses on toodud teavituste tüübid ning näidatud kas antud liiki teavitus on aktiveeritud.</text:p>
      <text:p text:style-name="P964"/>
      <text:p text:style-name="P965"/>
      <text:p text:style-name="P966">Parameetrid</text:p>
      <table:table table:style-name="Table967">
        <table:table-columns>
          <table:table-column table:style-name="TableColumn968"/>
          <table:table-column table:style-name="TableColumn969"/>
          <table:table-column table:style-name="TableColumn970"/>
        </table:table-columns>
        <table:table-row table:style-name="TableRow971">
          <table:table-cell table:style-name="TableCell972">
            <text:p text:style-name="Normal"><text:span text:style-name="T973">Nimi</text:span></text:p>
          </table:table-cell>
          <table:table-cell table:style-name="TableCell974">
            <text:p text:style-name="Normal"><text:span text:style-name="T975">Väärtuse tüüp</text:span></text:p>
          </table:table-cell>
          <table:table-cell table:style-name="TableCell976">
            <text:p text:style-name="Normal"><text:span text:style-name="T977">Väärtuse näide</text:span></text:p>
          </table:table-cell>
        </table:table-row>
        <table:table-row table:style-name="TableRow978">
          <table:table-cell table:style-name="TableCell979">
            <text:p text:style-name="Normal"><text:span text:style-name="T980">xtee:isikukood</text:span></text:p>
          </table:table-cell>
          <table:table-cell table:style-name="TableCell981">
            <text:p text:style-name="Normal"><text:span text:style-name="T982">String</text:span></text:p>
          </table:table-cell>
          <table:table-cell table:style-name="TableCell983">
            <text:p text:style-name="Normal"><text:span text:style-name="T984">EE30312829989</text:span></text:p>
          </table:table-cell>
        </table:table-row>
      </table:table>
      <text:p text:style-name="P985"/>
      <text:p text:style-name="P986">Päringu näide:</text:p>
      <text:p text:style-name="P987"/>
      <text:p text:style-name="P988">&lt;soapenv:Envelope xmlns:soapenv="http://schemas.xmlsoap.org/soap/envelope/" xmlns:xtee="http://x-tee.riik.ee/xsd/xtee.xsd" xmlns:adit="http://producers.ametlikud-dokumendid.xtee.riik.ee/producer/ametlikud-dokumendid"&gt;</text:p>
      <text:p text:style-name="P989"><text:s text:c="3"/>&lt;soapenv:Header&gt;</text:p>
      <text:p text:style-name="P990"><text:s text:c="6"/>&lt;xtee:nimi&gt;ametlikud-dokumendid.getNotifications.v1&lt;/xtee:nimi&gt;</text:p>
      <text:p text:style-name="P991"><text:s text:c="6"/>&lt;xtee:id&gt;00000000000000&lt;/xtee:id&gt;</text:p>
      <text:p text:style-name="P992"><text:s text:c="6"/>&lt;xtee:isikukood&gt;EE38407089745&lt;/xtee:isikukood&gt;</text:p>
      <text:p text:style-name="P993"><text:s text:c="6"/>&lt;xtee:andmekogu&gt;ametlikud-dokumendid&lt;/xtee:andmekogu&gt;</text:p>
      <text:p text:style-name="P994"><text:s text:c="6"/>&lt;xtee:asutus&gt;12345678&lt;/xtee:asutus&gt;</text:p>
      <text:p text:style-name="P995"><text:s text:c="6"/>&lt;adit:infosysteem&gt;KOV&lt;/adit:infosysteem&gt;</text:p>
      <text:p text:style-name="P996"><text:s text:c="3"/>&lt;/soapenv:Header&gt;</text:p>
      <text:p text:style-name="P997"><text:s text:c="3"/>&lt;soapenv:Body&gt;</text:p>
      <text:p text:style-name="P998"><text:s text:c="6"/>&lt;adit:GetNotifications&gt;</text:p>
      <text:p text:style-name="P999"><text:s text:c="9"/>&lt;keha/&gt;</text:p>
      <text:p text:style-name="P1000"><text:s text:c="6"/>&lt;/adit:GetNotifications&gt;</text:p>
      <text:p text:style-name="P1001"><text:s text:c="3"/>&lt;/soapenv:Body&gt;</text:p>
      <text:p text:style-name="P1002">&lt;/soapenv:Envelope&gt;</text:p>
      <text:p text:style-name="P1003"/>
      <text:p text:style-name="P1004">Päringu vastuse näide:</text:p>
      <text:p text:style-name="P1005"/>
      <text:p text:style-name="P1006">&lt;SOAP-ENV:Envelope SOAP-ENV:encodingStyle="http://schemas.xmlsoap.org/soap/encoding/" xmlns:SOAP-ENV="http://schemas.xmlsoap.org/soap/envelope/" xmlns:SOAP-ENC="http://schemas.xmlsoap.org/soap/encoding/"<text:s/>xmlns:adit="http://producers.ametlikud-dokumendid.xtee.riik.ee/producer/ametlikud-dokumendid" xmlns:xsd="http://www.w3.org/2001/XMLSchema" xmlns:xsi="http://www.w3.org/2001/XMLSchema-instance" xmlns:xtee="http://x-tee.riik.ee/xsd/xtee.xsd"&gt;</text:p>
      <text:p text:style-name="P1007"><text:s text:c="3"/>&lt;SOAP-ENV:Header&gt;</text:p>
      <text:p text:style-name="P1008"><text:s text:c="6"/>&lt;xtee:asutus xsi:type="xsd:string"&gt;12345678&lt;/xtee:asutus&gt;</text:p>
      <text:p text:style-name="P1009"><text:s text:c="6"/>&lt;xtee:isikukood xsi:type="xsd:string"&gt;EE38407089745&lt;/xtee:isikukood&gt;</text:p>
      <text:p text:style-name="P1010"><text:s text:c="6"/>&lt;xtee:id xsi:type="xsd:string"&gt;00000000000000&lt;/xtee:id&gt;</text:p>
      <text:p text:style-name="P1011"><text:s text:c="6"/>&lt;xtee:nimi xsi:type="xsd:string"&gt;ametlikud-dokumendid.getNotifications.v1&lt;/xtee:nimi&gt;</text:p>
      <text:p text:style-name="P1012"><text:s text:c="6"/>&lt;xtee:andmekogu xsi:type="xsd:string"&gt;ametlikud-dokumendid&lt;/xtee:andmekogu&gt;</text:p>
      <text:p text:style-name="P1013"><text:s text:c="3"/>&lt;/SOAP-ENV:Header&gt;</text:p>
      <text:p text:style-name="P1014"><text:s text:c="3"/>&lt;SOAP-ENV:Body&gt;</text:p>
      <text:p text:style-name="P1015"><text:s text:c="6"/>&lt;adit:GetNotificationsResponse&gt;</text:p>
      <text:p text:style-name="P1016"><text:s text:c="9"/>&lt;paring/&gt;</text:p>
      <text:p text:style-name="P1017"><text:s text:c="9"/>&lt;keha&gt;</text:p>
      <text:p text:style-name="P1018"><text:s text:c="12"/>&lt;success&gt;true&lt;/success&gt;</text:p>
      <text:p text:style-name="P1019"><text:s text:c="12"/>&lt;adit:messages&gt;</text:p>
      <text:p text:style-name="P1020"><text:s text:c="15"/>&lt;adit:message lang="en"&gt;User notifications were successfully retrieved.&lt;/adit:message&gt;</text:p>
      <text:p text:style-name="P1021"><text:s text:c="12"/>&lt;/adit:messages&gt;</text:p>
      <text:p text:style-name="P1022"><text:s text:c="12"/>&lt;notifications&gt;</text:p>
      <text:p text:style-name="P1023"><text:s text:c="15"/>&lt;notification&gt;</text:p>
      <text:p text:style-name="P1024"><text:s text:c="18"/>&lt;type&gt;send&lt;/type&gt;</text:p>
      <text:p text:style-name="P1025"><text:s text:c="18"/>&lt;active&gt;true&lt;/active&gt;</text:p>
      <text:p text:style-name="P1026"><text:s text:c="15"/>&lt;/notification&gt;</text:p>
      <text:p text:style-name="P1027"><text:s text:c="15"/>&lt;notification&gt;</text:p>
      <text:p text:style-name="P1028"><text:s text:c="18"/>&lt;type&gt;share&lt;/type&gt;</text:p>
      <text:p text:style-name="P1029"><text:s text:c="18"/>&lt;active&gt;false&lt;/active&gt;</text:p>
      <text:p text:style-name="P1030"><text:s text:c="15"/>&lt;/notification&gt;</text:p>
      <text:p text:style-name="P1031"><text:s text:c="10"/><text:s text:c="5"/>&lt;notification&gt;</text:p>
      <text:p text:style-name="P1032"><text:s text:c="18"/>&lt;type&gt;view&lt;/type&gt;</text:p>
      <text:p text:style-name="P1033"><text:s text:c="18"/>&lt;active&gt;false&lt;/active&gt;</text:p>
      <text:p text:style-name="P1034"><text:s text:c="15"/>&lt;/notification&gt;</text:p>
      <text:p text:style-name="P1035"><text:s text:c="15"/>&lt;notification&gt;</text:p>
      <text:p text:style-name="P1036"><text:s text:c="18"/>&lt;type&gt;modify&lt;/type&gt;</text:p>
      <text:p text:style-name="P1037"><text:s text:c="18"/>&lt;active&gt;false&lt;/active&gt;</text:p>
      <text:p text:style-name="P1038"><text:s text:c="15"/>&lt;/notification&gt;</text:p>
      <text:p text:style-name="P1039"><text:s text:c="15"/>&lt;notification&gt;</text:p>
      <text:p text:style-name="P1040"><text:s text:c="18"/>&lt;type&gt;sign&lt;/type&gt;</text:p>
      <text:p text:style-name="P1041"><text:s text:c="18"/>&lt;active&gt;false&lt;/active&gt;</text:p>
      <text:p text:style-name="P1042"><text:s text:c="15"/>&lt;/notification&gt;</text:p>
      <text:p text:style-name="P1043"><text:s text:c="12"/>&lt;/notifications&gt;</text:p>
      <text:p text:style-name="P1044"><text:s text:c="9"/>&lt;/keha&gt;</text:p>
      <text:p text:style-name="P1045"><text:s text:c="6"/>&lt;/adit:GetNotificationsResponse&gt;</text:p>
      <text:p text:style-name="P1046"><text:s text:c="3"/>&lt;/SOAP-ENV:Body&gt;</text:p>
      <text:p text:style-name="P1047">&lt;/SOAP-ENV:Envelope&gt;</text:p>
      <text:p text:style-name="P1048"/>
      <text:h text:style-name="Heading1" text:outline-level="1"><text:bookmark-start text:name="_Toc269128813"/><text:bookmark-start text:name="_Toc269126595"/><text:bookmark-start text:name="_Toc269124331"/><text:bookmark-start text:name="_Toc269122889"/><text:bookmark-start text:name="_Toc269120572"/><text:bookmark-start text:name="_Toc269120303"/><text:bookmark-start text:name="_Toc270420741"/><text:bookmark-start text:name="_Toc270424925"/><text:bookmark-start text:name="_Toc271031528"/><text:bookmark-start text:name="_Toc271551507"/><text:bookmark-start text:name="_Toc271552502"/><text:bookmark-start text:name="_Toc271627635"/><text:bookmark-start text:name="_Toc273345930"/><text:bookmark-start text:name="_Toc273352537"/>SaveDocument.v1<text:bookmark-end text:name="_Toc269128813"/><text:bookmark-end text:name="_Toc269126595"/><text:bookmark-end text:name="_Toc269124331"/><text:bookmark-end text:name="_Toc269122889"/><text:bookmark-end text:name="_Toc269120572"/><text:bookmark-end text:name="_Toc269120303"/><text:bookmark-end text:name="_Toc270420741"/><text:bookmark-end text:name="_Toc270424925"/><text:bookmark-end text:name="_Toc271031528"/><text:bookmark-end text:name="_Toc271551507"/><text:bookmark-end text:name="_Toc271552502"/><text:bookmark-end text:name="_Toc271627635"/><text:bookmark-end text:name="_Toc273345930"/><text:bookmark-end text:name="_Toc273352537"/></text:h>
      <text:p text:style-name="P1049"><text:span text:style-name="T1050">Päring võimaldab salvestada dokumendi ADIT-is. Dokument lisatakse kasutaja kontole. P</text:span><text:span text:style-name="T1051">ä</text:span><text:span text:style-name="T1052">ringu parameetri „document“ atribuut „href“ viitab SOAP manusele, milles on salvestatava dokumendi andmed. Päringu vastuses<text:s/></text:span><text:span text:style-name="T1053">tagastatakse salvestatud dokumendi ID parameetriga „document_id“.</text:span></text:p>
      <text:p text:style-name="P1054"/>
      <text:p text:style-name="P1055">Parameetrid</text:p>
      <table:table table:style-name="Table1056">
        <table:table-columns>
          <table:table-column table:style-name="TableColumn1057"/>
          <table:table-column table:style-name="TableColumn1058"/>
          <table:table-column table:style-name="TableColumn1059"/>
        </table:table-columns>
        <table:table-row table:style-name="TableRow1060">
          <table:table-cell table:style-name="TableCell1061">
            <text:p text:style-name="Normal"><text:span text:style-name="T1062">Nimi</text:span></text:p>
          </table:table-cell>
          <table:table-cell table:style-name="TableCell1063">
            <text:p text:style-name="Normal"><text:span text:style-name="T1064">Väärtuse tüüp</text:span></text:p>
          </table:table-cell>
          <table:table-cell table:style-name="TableCell1065">
            <text:p text:style-name="Normal"><text:span text:style-name="T1066">Väärtuse näide</text:span></text:p>
          </table:table-cell>
        </table:table-row>
        <table:table-row table:style-name="TableRow1067">
          <table:table-cell table:style-name="TableCell1068">
            <text:p text:style-name="Normal"><text:span text:style-name="T1069">xtee:isikukood</text:span></text:p>
          </table:table-cell>
          <table:table-cell table:style-name="TableCell1070">
            <text:p text:style-name="Normal"><text:span text:style-name="T1071">String</text:span></text:p>
          </table:table-cell>
          <table:table-cell table:style-name="TableCell1072">
            <text:p text:style-name="Normal"><text:span text:style-name="T1073">EE30312829989</text:span></text:p>
          </table:table-cell>
        </table:table-row>
        <table:table-row table:style-name="TableRow1074">
          <table:table-cell table:style-name="TableCell1075">
            <text:p text:style-name="Normal"><text:span text:style-name="T1076">Document href</text:span></text:p>
          </table:table-cell>
          <table:table-cell table:style-name="TableCell1077">
            <text:p text:style-name="Normal"><text:span text:style-name="T1078">String</text:span></text:p>
          </table:table-cell>
          <table:table-cell table:style-name="TableCell1079">
            <text:p text:style-name="Normal"><text:span text:style-name="T1080">cid:123123123</text:span></text:p>
          </table:table-cell>
        </table:table-row>
      </table:table>
      <text:p text:style-name="P1081"/>
      <text:p text:style-name="P1082">Päringu näide:</text:p>
      <text:p text:style-name="P1083"/>
      <text:p text:style-name="P1084">&lt;soapenv:Envelope<text:s/>xmlns:soapenv="http://schemas.xmlsoap.org/soap/envelope/" xmlns:xtee="http://x-tee.riik.ee/xsd/xtee.xsd" xmlns:adit="http://producers.ametlikud-dokumendid.xtee.riik.ee/producer/ametlikud-dokumendid"&gt;</text:p>
      <text:p text:style-name="P1085"><text:s text:c="3"/>&lt;soapenv:Header&gt;</text:p>
      <text:p text:style-name="P1086"><text:s text:c="5"/>&lt;xtee:nimi&gt;ametlikud-dokumendid.saveDocument.v1&lt;/xtee:nimi&gt;</text:p>
      <text:p text:style-name="P1087"><text:s text:c="6"/>&lt;xtee:id&gt;00000000000000&lt;/xtee:id&gt;</text:p>
      <text:p text:style-name="P1088"><text:s text:c="6"/>&lt;xtee:isikukood&gt;EE38407054916&lt;/xtee:isikukood&gt;</text:p>
      <text:p text:style-name="P1089"><text:s text:c="6"/>&lt;xtee:andmekogu&gt;ametlikud-dokumendid&lt;/xtee:andmekogu&gt;</text:p>
      <text:p text:style-name="P1090"><text:s text:c="6"/>&lt;xtee:asutus&gt;12345678&lt;/xtee:asutus&gt;</text:p>
      <text:p text:style-name="P1091"><text:s text:c="6"/>&lt;adit:infosysteem&gt;KOV&lt;/adit:infosysteem&gt;</text:p>
      <text:p text:style-name="P1092"><text:s text:c="3"/>&lt;/soapenv:Header&gt;</text:p>
      <text:p text:style-name="P1093"><text:s text:c="3"/>&lt;soapenv:Body&gt;</text:p>
      <text:p text:style-name="P1094"><text:s text:c="6"/>&lt;adit:SaveDocument&gt;</text:p>
      <text:p text:style-name="P1095"><text:s text:c="8"/>&lt;keha&gt;</text:p>
      <text:p text:style-name="P1096"><text:s text:c="10"/>&lt;document href="cid:123123123"/&gt;</text:p>
      <text:p text:style-name="P1097"><text:s text:c="10"/>&lt;/keha&gt;</text:p>
      <text:p text:style-name="P1098"><text:s text:c="6"/>&lt;/adit:SaveDocument&gt;</text:p>
      <text:p text:style-name="P1099"><text:s text:c="3"/>&lt;/soapenv:Body&gt;</text:p>
      <text:p text:style-name="P1100">&lt;/soapenv:Envelope&gt;</text:p>
      <text:p text:style-name="P1101"/>
      <text:p text:style-name="P1102">Päringu SOAP manuse parameetrid<text:line-break/></text:p>
      <table:table table:style-name="Table1103">
        <table:table-columns>
          <table:table-column table:style-name="TableColumn1104"/>
          <table:table-column table:style-name="TableColumn1105"/>
          <table:table-column table:style-name="TableColumn1106"/>
          <table:table-column table:style-name="TableColumn1107"/>
        </table:table-columns>
        <table:table-row table:style-name="TableRow1108">
          <table:table-cell table:style-name="TableCell1109">
            <text:p text:style-name="Normal"><text:span text:style-name="T1110">Nimi</text:span></text:p>
          </table:table-cell>
          <table:table-cell table:style-name="TableCell1111">
            <text:p text:style-name="Normal"><text:span text:style-name="T1112">Kirjeldus</text:span></text:p>
          </table:table-cell>
          <table:table-cell table:style-name="TableCell1113">
            <text:p text:style-name="Normal"><text:span text:style-name="T1114">Tüüp</text:span></text:p>
          </table:table-cell>
          <table:table-cell table:style-name="TableCell1115">
            <text:p text:style-name="Normal"><text:span text:style-name="T1116">Väärtuse näide</text:span></text:p>
          </table:table-cell>
        </table:table-row>
        <table:table-row table:style-name="TableRow1117">
          <table:table-cell table:style-name="TableCell1118">
            <text:p text:style-name="Normal"><text:span text:style-name="T1119">Document</text:span></text:p>
          </table:table-cell>
          <table:table-cell table:style-name="TableCell1120">
            <text:p text:style-name="Normal">Dokumendi andmete konteiner</text:p>
          </table:table-cell>
          <table:table-cell table:style-name="TableCell1121">
            <text:p text:style-name="Normal"/>
          </table:table-cell>
          <table:table-cell table:style-name="TableCell1122">
            <text:p text:style-name="Normal"/>
          </table:table-cell>
        </table:table-row>
        <table:table-row table:style-name="TableRow1123">
          <table:table-cell table:style-name="TableCell1124">
            <text:list text:style-name="LFO2" text:continue-numbering="true">
              <text:list-item>
                <text:p text:style-name="P1125"><text:span text:style-name="T1126">id</text:span></text:p>
              </text:list-item>
            </text:list>
          </table:table-cell>
          <table:table-cell table:style-name="TableCell1127">
            <text:p text:style-name="Normal">Dokumendi ID (tühi, kui salvestatakse uut dokumenti, täidetud kui muudetakse olemasolevat dokumenti)</text:p>
          </table:table-cell>
          <table:table-cell table:style-name="TableCell1128">
            <text:p text:style-name="Normal">Integer</text:p>
          </table:table-cell>
          <table:table-cell table:style-name="TableCell1129">
            <text:p text:style-name="Normal">45</text:p>
          </table:table-cell>
        </table:table-row>
        <table:table-row table:style-name="TableRow1130">
          <table:table-cell table:style-name="TableCell1131">
            <text:list text:style-name="LFO2" text:continue-numbering="true">
              <text:list-item>
                <text:p text:style-name="P1132"><text:span text:style-name="T1133">guid</text:span></text:p>
              </text:list-item>
            </text:list>
          </table:table-cell>
          <table:table-cell table:style-name="TableCell1134">
            <text:p text:style-name="Normal">Dokumendi GUID</text:p>
          </table:table-cell>
          <table:table-cell table:style-name="TableCell1135">
            <text:p text:style-name="Normal">String</text:p>
          </table:table-cell>
          <table:table-cell table:style-name="TableCell1136">
            <text:p text:style-name="Normal"><text:span text:style-name="T1137">19d71714-0d93-292a-b254-3a06a4f24002</text:span></text:p>
          </table:table-cell>
        </table:table-row>
        <table:table-row table:style-name="TableRow1138">
          <table:table-cell table:style-name="TableCell1139">
            <text:list text:style-name="LFO2" text:continue-numbering="true">
              <text:list-item>
                <text:p text:style-name="P1140"><text:span text:style-name="T1141">title</text:span></text:p>
              </text:list-item>
            </text:list>
          </table:table-cell>
          <table:table-cell table:style-name="TableCell1142">
            <text:p text:style-name="Normal">Dokumendi pealkiri</text:p>
          </table:table-cell>
          <table:table-cell table:style-name="TableCell1143">
            <text:p text:style-name="Normal">String</text:p>
          </table:table-cell>
          <table:table-cell table:style-name="TableCell1144">
            <text:p text:style-name="Normal"/>
          </table:table-cell>
        </table:table-row>
        <table:table-row table:style-name="TableRow1145">
          <table:table-cell table:style-name="TableCell1146">
            <text:list text:style-name="LFO2" text:continue-numbering="true">
              <text:list-item>
                <text:p text:style-name="P1147"><text:span text:style-name="T1148">document_type</text:span></text:p>
              </text:list-item>
            </text:list>
          </table:table-cell>
          <table:table-cell table:style-name="TableCell1149">
            <text:p text:style-name="Normal">Dokumendi tüüp (application / letter)</text:p>
          </table:table-cell>
          <table:table-cell table:style-name="TableCell1150">
            <text:p text:style-name="Normal">String</text:p>
          </table:table-cell>
          <table:table-cell table:style-name="TableCell1151">
            <text:p text:style-name="Normal">Application</text:p>
          </table:table-cell>
        </table:table-row>
        <table:table-row table:style-name="TableRow1152">
          <table:table-cell table:style-name="TableCell1153">
            <text:list text:style-name="LFO2" text:continue-numbering="true">
              <text:list-item>
                <text:p text:style-name="P1154"><text:span text:style-name="T1155">previous_document_id</text:span></text:p>
              </text:list-item>
            </text:list>
          </table:table-cell>
          <table:table-cell table:style-name="TableCell1156">
            <text:p text:style-name="Normal"/>
          </table:table-cell>
          <table:table-cell table:style-name="TableCell1157">
            <text:p text:style-name="Normal">Integer</text:p>
          </table:table-cell>
          <table:table-cell table:style-name="TableCell1158">
            <text:p text:style-name="Normal">33</text:p>
          </table:table-cell>
        </table:table-row>
        <table:table-row table:style-name="TableRow1159">
          <table:table-cell table:style-name="TableCell1160">
            <text:list text:style-name="LFO2" text:continue-numbering="true">
              <text:list-item>
                <text:p text:style-name="P1161"><text:span text:style-name="T1162">files</text:span></text:p>
              </text:list-item>
            </text:list>
          </table:table-cell>
          <table:table-cell table:style-name="TableCell1163">
            <text:p text:style-name="Normal">Dokumendi failide konteiner</text:p>
          </table:table-cell>
          <table:table-cell table:style-name="TableCell1164">
            <text:p text:style-name="Normal"/>
          </table:table-cell>
          <table:table-cell table:style-name="TableCell1165">
            <text:p text:style-name="Normal"/>
          </table:table-cell>
        </table:table-row>
        <table:table-row table:style-name="TableRow1166">
          <table:table-cell table:style-name="TableCell1167">
            <text:list text:style-name="LFO2" text:continue-numbering="true">
              <text:list-item>
                <text:p text:style-name="P1168"><text:span text:style-name="T1169">file</text:span></text:p>
              </text:list-item>
            </text:list>
          </table:table-cell>
          <table:table-cell table:style-name="TableCell1170">
            <text:p text:style-name="Normal">Dokumendi faili andmed</text:p>
          </table:table-cell>
          <table:table-cell table:style-name="TableCell1171">
            <text:p text:style-name="Normal"/>
          </table:table-cell>
          <table:table-cell table:style-name="TableCell1172">
            <text:p text:style-name="Normal"/>
          </table:table-cell>
        </table:table-row>
        <table:table-row table:style-name="TableRow1173">
          <table:table-cell table:style-name="TableCell1174">
            <text:list text:style-name="LFO2" text:continue-numbering="true">
              <text:list-item>
                <text:p text:style-name="P1175"><text:span text:style-name="T1176">file.id</text:span></text:p>
              </text:list-item>
            </text:list>
          </table:table-cell>
          <table:table-cell table:style-name="TableCell1177">
            <text:p text:style-name="Normal">Faili id (määratud juhul kui soovitakse<text:s/>muuta olemasolevat dokumendi faili)</text:p>
          </table:table-cell>
          <table:table-cell table:style-name="TableCell1178">
            <text:p text:style-name="Normal">Integer</text:p>
          </table:table-cell>
          <table:table-cell table:style-name="TableCell1179">
            <text:p text:style-name="Normal">56</text:p>
          </table:table-cell>
        </table:table-row>
        <table:table-row table:style-name="TableRow1180">
          <table:table-cell table:style-name="TableCell1181">
            <text:list text:style-name="LFO2" text:continue-numbering="true">
              <text:list-item>
                <text:p text:style-name="P1182"><text:span text:style-name="T1183">file.name</text:span></text:p>
              </text:list-item>
            </text:list>
          </table:table-cell>
          <table:table-cell table:style-name="TableCell1184">
            <text:p text:style-name="Normal">Faili nimi koos laiendiga</text:p>
          </table:table-cell>
          <table:table-cell table:style-name="TableCell1185">
            <text:p text:style-name="Normal">String</text:p>
          </table:table-cell>
          <table:table-cell table:style-name="TableCell1186">
            <text:p text:style-name="Normal">Avaldus.txt</text:p>
          </table:table-cell>
        </table:table-row>
        <table:table-row table:style-name="TableRow1187">
          <table:table-cell table:style-name="TableCell1188">
            <text:list text:style-name="LFO2" text:continue-numbering="true">
              <text:list-item>
                <text:p text:style-name="P1189"><text:span text:style-name="T1190">file.content_type</text:span></text:p>
              </text:list-item>
            </text:list>
          </table:table-cell>
          <table:table-cell table:style-name="TableCell1191">
            <text:p text:style-name="Normal">Faili MIME tüüp</text:p>
          </table:table-cell>
          <table:table-cell table:style-name="TableCell1192">
            <text:p text:style-name="Normal">String</text:p>
          </table:table-cell>
          <table:table-cell table:style-name="TableCell1193">
            <text:p text:style-name="Normal">Application/pdf</text:p>
          </table:table-cell>
        </table:table-row>
        <table:table-row table:style-name="TableRow1194">
          <table:table-cell table:style-name="TableCell1195">
            <text:list text:style-name="LFO2" text:continue-numbering="true">
              <text:list-item>
                <text:p text:style-name="P1196"><text:span text:style-name="T1197">file.description</text:span></text:p>
              </text:list-item>
            </text:list>
          </table:table-cell>
          <table:table-cell table:style-name="TableCell1198">
            <text:p text:style-name="Normal">Faili pealkiri või kirjeldus</text:p>
          </table:table-cell>
          <table:table-cell table:style-name="TableCell1199">
            <text:p text:style-name="Normal">String</text:p>
          </table:table-cell>
          <table:table-cell table:style-name="TableCell1200">
            <text:p text:style-name="Normal">Avaldus Tallinna Linnavalitsusele</text:p>
          </table:table-cell>
        </table:table-row>
        <table:table-row table:style-name="TableRow1201">
          <table:table-cell table:style-name="TableCell1202">
            <text:list text:style-name="LFO2" text:continue-numbering="true">
              <text:list-item>
                <text:p text:style-name="P1203"><text:span text:style-name="T1204">file.size_bytes</text:span></text:p>
              </text:list-item>
            </text:list>
          </table:table-cell>
          <table:table-cell table:style-name="TableCell1205">
            <text:p text:style-name="Normal">Faili suurus baitides</text:p>
          </table:table-cell>
          <table:table-cell table:style-name="TableCell1206">
            <text:p text:style-name="Normal">Long</text:p>
          </table:table-cell>
          <table:table-cell table:style-name="TableCell1207">
            <text:p text:style-name="Normal">300</text:p>
          </table:table-cell>
        </table:table-row>
        <table:table-row table:style-name="TableRow1208">
          <table:table-cell table:style-name="TableCell1209">
            <text:list text:style-name="LFO2" text:continue-numbering="true">
              <text:list-item>
                <text:p text:style-name="P1210"><text:span text:style-name="T1211">file.data</text:span></text:p>
              </text:list-item>
            </text:list>
          </table:table-cell>
          <table:table-cell table:style-name="TableCell1212">
            <text:p text:style-name="Normal">Faili sisu Base64 kodeeringus</text:p>
          </table:table-cell>
          <table:table-cell table:style-name="TableCell1213">
            <text:p text:style-name="Normal">String</text:p>
          </table:table-cell>
          <table:table-cell table:style-name="TableCell1214">
            <text:p text:style-name="Normal"><text:span text:style-name="T1215">SvVnZXZhI…</text:span></text:p>
          </table:table-cell>
        </table:table-row>
      </table:table>
      <text:p text:style-name="P1216"/>
      <text:p text:style-name="P1217">Päringu SOAP manuse dekodeeritud sisu näide:</text:p>
      <text:p text:style-name="P1218"/>
      <text:p text:style-name="P1219">&lt;?xml version="1.0" encoding="utf-8"?&gt;</text:p>
      <text:p text:style-name="P1220">&lt;saveDocumentRequestAttachmentV1&gt;</text:p>
      <text:p text:style-name="P1221"><text:s text:c="2"/>&lt;document&gt;</text:p>
      <text:p text:style-name="P1222"><text:s text:c="4"/>&lt;id/&gt;</text:p>
      <text:p text:style-name="P1223"><text:s text:c="4"/>&lt;guid&gt;19d71714-0d93-292a-b254-3a06a4f24002&lt;/guid&gt;</text:p>
      <text:p text:style-name="P1224"><text:s text:c="4"/>&lt;title&gt;Avaldus Jõgeva Linnavalitsusele&lt;/title&gt;</text:p>
      <text:p text:style-name="P1225"><text:s text:c="4"/>&lt;document_type&gt;application&lt;/document_type&gt;</text:p>
      <text:p text:style-name="P1226"><text:s text:c="4"/>&lt;previous_document_id/&gt;</text:p>
      <text:p text:style-name="P1227"><text:s text:c="4"/>&lt;files&gt;</text:p>
      <text:p text:style-name="P1228"><text:s text:c="6"/>&lt;file&gt;</text:p>
      <text:p text:style-name="P1229"><text:s text:c="8"/>&lt;id/&gt;</text:p>
      <text:p text:style-name="P1230"><text:s text:c="8"/>&lt;name&gt;avaldus1.txt&lt;/name&gt;</text:p>
      <text:p text:style-name="P1231"><text:s text:c="8"/>&lt;content_type&gt;text/plain&lt;/content_type&gt;</text:p>
      <text:p text:style-name="P1232"><text:s text:c="8"/>&lt;description&gt;Avaldus tekstifailina&lt;/description&gt;</text:p>
      <text:p text:style-name="P1233"><text:s text:c="8"/>&lt;size_bytes&gt;300&lt;/size_bytes&gt;</text:p>
      <text:p text:style-name="P1234"><text:s text:c="8"/>&lt;data&gt;</text:p>
      <text:p text:style-name="P1235"><text:s text:c="8"/>SvVnZXZhIExpbm5hdmFsaXRzdXMJMjAuMDQuMjAxMA0KDQpBdmFsZHVzDQoNClBh</text:p>
      <text:p text:style-name="P1236"><text:s text:c="8"/>bHVuIHZpaXZpdGFtYXR1bHQgdGFnYXN0YWRhIG1pbnUgcG9vbHQgbfb2ZHVudWQg</text:p>
      <text:p text:style-name="P1237"><text:s text:c="8"/>dGVpc2lw5GV2YWwgbGlubmF2YWxpdHN1c2Uga2FudHNlbGVpc3NlIHVudXN0YXR1</text:p>
      <text:p text:style-name="P1238"><text:s text:c="8"/>ZCBrb2h2ZXIsIHN1dXNhZCBqYSByYW5uYXBhbGwuDQoNCg0KRWlubyBNdWlkdWdp</text:p>
      <text:p text:style-name="P1239"><text:s text:c="8"/>DQpBUyBBc3V0dXMNCkp1aGF0dXNlIGVzaW1lZXMNCg==</text:p>
      <text:p text:style-name="P1240"><text:s text:c="8"/>&lt;/data&gt;</text:p>
      <text:p text:style-name="P1241"><text:s text:c="2"/><text:s text:c="4"/>&lt;/file&gt;</text:p>
      <text:p text:style-name="P1242"><text:s text:c="6"/>&lt;file&gt;</text:p>
      <text:p text:style-name="P1243"><text:s text:c="8"/>&lt;id/&gt;</text:p>
      <text:p text:style-name="P1244"><text:s text:c="8"/>&lt;name&gt;avaldus2.txt&lt;/name&gt;</text:p>
      <text:p text:style-name="P1245"><text:s text:c="8"/>&lt;content_type&gt;text/plain&lt;/content_type&gt;</text:p>
      <text:p text:style-name="P1246"><text:s text:c="8"/>&lt;description&gt;Avaldus tekstifailina&lt;/description&gt;</text:p>
      <text:p text:style-name="P1247"><text:s text:c="8"/>&lt;size_bytes&gt;300&lt;/size_bytes&gt;</text:p>
      <text:p text:style-name="P1248"><text:s text:c="8"/>&lt;data&gt;</text:p>
      <text:p text:style-name="P1249"><text:s text:c="8"/>SvVnZXZhIExpbm5hdmFsaXRzdXMJMjAuMDQuMjAxMA0KDQpBdmFsZHVzDQoNClBh</text:p>
      <text:p text:style-name="P1250"><text:s text:c="8"/>bHVuIHZpaXZpdGFtYXR1bHQgdGFnYXN0YWRhIG1pbnUgcG9vbHQgbfb2ZHVudWQg</text:p>
      <text:p text:style-name="P1251"><text:s text:c="8"/>dGVpc2lw5GV2YWwgbGlubmF2YWxpdHN1c2Uga2FudHNlbGVpc3NlIHVudXN0YXR1</text:p>
      <text:p text:style-name="P1252"><text:s text:c="8"/>ZCBrb2h2ZXIsIHN1dXNhZCBqYSByYW5uYXBhbGwuDQoNCg0KRWlubyBNdWlkdWdp</text:p>
      <text:p text:style-name="P1253"><text:s text:c="8"/>DQpBUyBBc3V0dXMNCkp1aGF0dXNlIGVzaW1lZXMNCg==</text:p>
      <text:p text:style-name="P1254"><text:s text:c="8"/>&lt;/data&gt;</text:p>
      <text:p text:style-name="P1255"><text:s text:c="6"/>&lt;/file&gt;</text:p>
      <text:p text:style-name="P1256"><text:s text:c="6"/>&lt;file&gt;</text:p>
      <text:p text:style-name="P1257"><text:s text:c="8"/>&lt;id/&gt;</text:p>
      <text:p text:style-name="P1258"><text:s text:c="8"/>&lt;name&gt;avaldus3.txt&lt;/name&gt;</text:p>
      <text:p text:style-name="P1259"><text:s text:c="8"/>&lt;content_type&gt;text/plain&lt;/content_type&gt;</text:p>
      <text:p text:style-name="P1260"><text:s text:c="8"/>&lt;description&gt;Avaldus tekstifailina&lt;/description&gt;</text:p>
      <text:p text:style-name="P1261"><text:s text:c="8"/>&lt;size_bytes&gt;300&lt;/size_bytes&gt;</text:p>
      <text:p text:style-name="P1262"><text:s text:c="8"/>&lt;data&gt;</text:p>
      <text:p text:style-name="P1263"><text:s text:c="8"/>SvVnZXZhIExpbm5hdmFsaXRzdXMJMjAuMDQuMjAxMA0KDQpBdmFsZHVzDQoNClBh</text:p>
      <text:p text:style-name="P1264"><text:s text:c="8"/>bHVuIHZpaXZpdGFtYXR1bHQgdGFnYXN0YWRhIG1pbnUgcG9vbHQgbfb2ZHVudWQg</text:p>
      <text:p text:style-name="P1265"><text:s text:c="8"/>dGVpc2lw5GV2YWwgbGlubmF2YWxpdHN1c2Uga2FudHNlbGVpc3NlIHVudXN0YXR1</text:p>
      <text:p text:style-name="P1266"><text:s text:c="8"/>ZCBrb2h2ZXIsIHN1dXNhZCBqYSByYW5uYXBhbGwuDQoNCg0KRWlubyBNdWlkdWdp</text:p>
      <text:p text:style-name="P1267"><text:s text:c="8"/>DQpBUyBBc3V0dXMNCkp1aGF0dXNlIGVzaW1lZXMNCg==</text:p>
      <text:p text:style-name="P1268"><text:s text:c="8"/>&lt;/data&gt;</text:p>
      <text:p text:style-name="P1269"><text:s text:c="6"/>&lt;/file&gt;</text:p>
      <text:p text:style-name="P1270"><text:s text:c="4"/>&lt;/files&gt;</text:p>
      <text:p text:style-name="P1271"><text:s text:c="2"/>&lt;/document&gt;</text:p>
      <text:p text:style-name="P1272">&lt;/saveDocumentRequestAttachmentV1&gt;</text:p>
      <text:p text:style-name="P1273"/>
      <text:p text:style-name="P1274">Päringu vastuse näide:</text:p>
      <text:p text:style-name="P1275"/>
      <text:p text:style-name="P127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277"><text:s text:c="3"/>&lt;SOAP-ENV:Header&gt;</text:p>
      <text:p text:style-name="P1278"><text:s text:c="6"/>&lt;xtee:asutus xsi:type="xsd:string"&gt;EE12345678&lt;/xtee:asutus&gt;</text:p>
      <text:p text:style-name="P1279"><text:s text:c="6"/>&lt;xtee:isikukood xsi:type="xsd:string"&gt;EE38407089745&lt;/xtee:isikukood&gt;</text:p>
      <text:p text:style-name="P1280"><text:s text:c="6"/>&lt;xtee:id xsi:type="xsd:string"&gt;00000000000000&lt;/xtee:id&gt;</text:p>
      <text:p text:style-name="P1281"><text:s text:c="6"/>&lt;xtee:nimi xsi:type="xsd:string"&gt;ametlikud-dokumendid.saveDocument.v1&lt;/xtee:nimi&gt;</text:p>
      <text:p text:style-name="P1282"><text:s text:c="6"/>&lt;xtee:andmekogu xsi:type="xsd:string"&gt;ametlikud-dokumendid&lt;/xtee:andmekogu&gt;</text:p>
      <text:p text:style-name="P1283"><text:s text:c="3"/>&lt;/SOAP-ENV:Header&gt;</text:p>
      <text:p text:style-name="P1284"><text:s text:c="3"/>&lt;SOAP-ENV:Body&gt;</text:p>
      <text:p text:style-name="P1285"><text:s text:c="6"/>&lt;adit:SaveDocumentResponse&gt;</text:p>
      <text:p text:style-name="P1286"><text:s text:c="9"/>&lt;paring&gt;</text:p>
      <text:p text:style-name="P1287"><text:s text:c="12"/>&lt;document href="cid:123123123"/&gt;</text:p>
      <text:p text:style-name="P1288"><text:s text:c="9"/>&lt;/paring&gt;</text:p>
      <text:p text:style-name="P1289"><text:s text:c="4"/><text:s text:c="5"/>&lt;keha&gt;</text:p>
      <text:p text:style-name="P1290"><text:s text:c="12"/>&lt;adit:success&gt;true&lt;/adit:success&gt;</text:p>
      <text:p text:style-name="P1291"><text:s text:c="12"/>&lt;adit:messages&gt;</text:p>
      <text:p text:style-name="P1292"><text:s text:c="15"/>&lt;adit:message lang="en"&gt;Document was successfully saved.&lt;/adit:message&gt;</text:p>
      <text:p text:style-name="P1293"><text:s text:c="12"/>&lt;/adit:messages&gt;</text:p>
      <text:p text:style-name="P1294"><text:s text:c="12"/>&lt;document_id&gt;45&lt;/document_id&gt;</text:p>
      <text:p text:style-name="P1295"><text:s text:c="9"/>&lt;/keha&gt;</text:p>
      <text:p text:style-name="P1296"><text:s text:c="6"/>&lt;/adit:SaveDocumentResponse&gt;</text:p>
      <text:p text:style-name="P1297"><text:s text:c="3"/>&lt;/SOAP-ENV:Body&gt;</text:p>
      <text:p text:style-name="P1298">&lt;/SOAP-ENV:Envelope&gt;</text:p>
      <text:h text:style-name="Heading1" text:outline-level="1"><text:bookmark-start text:name="_Toc269128814"/><text:bookmark-start text:name="_Toc269126596"/><text:bookmark-start text:name="_Toc269124332"/><text:bookmark-start text:name="_Toc269122890"/><text:bookmark-start text:name="_Toc269120573"/><text:bookmark-start text:name="_Toc269120304"/><text:bookmark-start text:name="_Toc270420742"/><text:bookmark-start text:name="_Toc270424926"/><text:bookmark-start text:name="_Toc271031529"/><text:bookmark-start text:name="_Toc271551508"/><text:bookmark-start text:name="_Toc271552503"/><text:bookmark-start text:name="_Toc271627636"/><text:bookmark-start text:name="_Toc273345931"/><text:bookmark-start text:name="_Toc273352538"/>SaveDocumentFile.v1<text:bookmark-end text:name="_Toc269128814"/><text:bookmark-end text:name="_Toc269126596"/><text:bookmark-end text:name="_Toc269124332"/><text:bookmark-end text:name="_Toc269122890"/><text:bookmark-end text:name="_Toc269120573"/><text:bookmark-end text:name="_Toc269120304"/><text:bookmark-end text:name="_Toc270420742"/><text:bookmark-end text:name="_Toc270424926"/><text:bookmark-end text:name="_Toc271031529"/><text:bookmark-end text:name="_Toc271551508"/><text:bookmark-end text:name="_Toc271552503"/><text:bookmark-end text:name="_Toc271627636"/><text:bookmark-end text:name="_Toc273345931"/><text:bookmark-end text:name="_Toc273352538"/></text:h>
      <text:p text:style-name="P1299"><text:span text:style-name="T1300">Päring võimaldab salvestata olemasoleva dokumendi juurde faili. Päringu manuses on lisat</text:span><text:span text:style-name="T1301">a</text:span><text:span text:style-name="T1302">va faili andmed. Päringu vastusega tagastatakse lisatud faili ID.</text:span></text:p>
      <text:p text:style-name="P1303"/>
      <text:p text:style-name="P1304">Parameetrid</text:p>
      <table:table table:style-name="Table1305">
        <table:table-columns>
          <table:table-column table:style-name="TableColumn1306"/>
          <table:table-column table:style-name="TableColumn1307"/>
          <table:table-column table:style-name="TableColumn1308"/>
        </table:table-columns>
        <table:table-row table:style-name="TableRow1309">
          <table:table-cell table:style-name="TableCell1310">
            <text:p text:style-name="Normal"><text:span text:style-name="T1311">Nimi</text:span></text:p>
          </table:table-cell>
          <table:table-cell table:style-name="TableCell1312">
            <text:p text:style-name="Normal"><text:span text:style-name="T1313">Väärtuse tüüp</text:span></text:p>
          </table:table-cell>
          <table:table-cell table:style-name="TableCell1314">
            <text:p text:style-name="Normal"><text:span text:style-name="T1315">Väärtuse näide</text:span></text:p>
          </table:table-cell>
        </table:table-row>
        <table:table-row table:style-name="TableRow1316">
          <table:table-cell table:style-name="TableCell1317">
            <text:p text:style-name="Normal"><text:span text:style-name="T1318">xtee:isikukood</text:span></text:p>
          </table:table-cell>
          <table:table-cell table:style-name="TableCell1319">
            <text:p text:style-name="Normal"><text:span text:style-name="T1320">String</text:span></text:p>
          </table:table-cell>
          <table:table-cell table:style-name="TableCell1321">
            <text:p text:style-name="Normal"><text:span text:style-name="T1322">EE30312829989</text:span></text:p>
          </table:table-cell>
        </table:table-row>
        <table:table-row table:style-name="TableRow1323">
          <table:table-cell table:style-name="TableCell1324">
            <text:p text:style-name="Normal"><text:span text:style-name="T1325">Document_id</text:span></text:p>
          </table:table-cell>
          <table:table-cell table:style-name="TableCell1326">
            <text:p text:style-name="Normal"><text:span text:style-name="T1327">Integer</text:span></text:p>
          </table:table-cell>
          <table:table-cell table:style-name="TableCell1328">
            <text:p text:style-name="Normal"><text:span text:style-name="T1329">22</text:span></text:p>
          </table:table-cell>
        </table:table-row>
        <table:table-row table:style-name="TableRow1330">
          <table:table-cell table:style-name="TableCell1331">
            <text:p text:style-name="Normal"><text:span text:style-name="T1332">File href</text:span></text:p>
          </table:table-cell>
          <table:table-cell table:style-name="TableCell1333">
            <text:p text:style-name="Normal"><text:span text:style-name="T1334">String</text:span></text:p>
          </table:table-cell>
          <table:table-cell table:style-name="TableCell1335">
            <text:p text:style-name="Normal"><text:span text:style-name="T1336">cid:123123123</text:span></text:p>
          </table:table-cell>
        </table:table-row>
      </table:table>
      <text:p text:style-name="P1337"/>
      <text:p text:style-name="P1338">Päringu näide:</text:p>
      <text:p text:style-name="P1339"/>
      <text:p text:style-name="P1340">&lt;soapenv:Envelope xmlns:soapenv="http://schemas.xmlsoap.org/soap/envelope/"<text:s/>xmlns:xtee="http://x-tee.riik.ee/xsd/xtee.xsd" xmlns:adit="http://producers.ametlikud-dokumendid.xtee.riik.ee/producer/ametlikud-dokumendid"&gt;</text:p>
      <text:p text:style-name="P1341"><text:s text:c="3"/>&lt;soapenv:Header&gt;</text:p>
      <text:p text:style-name="P1342"><text:s text:c="5"/>&lt;xtee:nimi&gt;ametlikud-dokumendid.saveDocumentFile.v1&lt;/xtee:nimi&gt;</text:p>
      <text:p text:style-name="P1343"><text:s text:c="6"/>&lt;xtee:id&gt;00000000000000&lt;/xtee:id&gt;</text:p>
      <text:p text:style-name="P1344"><text:s text:c="6"/>&lt;xtee:isikukood&gt;EE38407089745&lt;/xtee:isikukood&gt;</text:p>
      <text:p text:style-name="P1345"><text:s text:c="6"/>&lt;xtee:andmekogu&gt;ametlikud-dokumendid&lt;/xtee:andmekogu&gt;</text:p>
      <text:p text:style-name="P1346"><text:s text:c="6"/>&lt;xtee:asutus&gt;EE12345678&lt;/xtee:asutus&gt;</text:p>
      <text:p text:style-name="P1347"><text:s text:c="6"/>&lt;adit:infosysteem&gt;KOV&lt;/adit:infosysteem&gt;</text:p>
      <text:p text:style-name="P1348"><text:s text:c="3"/>&lt;/soapenv:Header&gt;</text:p>
      <text:p text:style-name="P1349"><text:s text:c="3"/>&lt;soapenv:Body&gt;</text:p>
      <text:p text:style-name="P1350"><text:s text:c="6"/>&lt;adit:SaveDocumentFile&gt;</text:p>
      <text:p text:style-name="P1351"><text:s text:c="9"/>&lt;keha&gt;</text:p>
      <text:p text:style-name="P1352"><text:s text:c="12"/>&lt;adit:document_id&gt;45&lt;/adit:document_id&gt;</text:p>
      <text:p text:style-name="P1353"><text:s text:c="12"/>&lt;adit:file href="cid:file"/&gt;</text:p>
      <text:p text:style-name="P1354"><text:s text:c="9"/>&lt;/keha&gt;</text:p>
      <text:p text:style-name="P1355"><text:s text:c="6"/>&lt;/adit:SaveDocumentFile&gt;</text:p>
      <text:p text:style-name="P1356"><text:s text:c="3"/>&lt;/soapenv:Body&gt;</text:p>
      <text:p text:style-name="P1357">&lt;/soapenv:Envelope&gt;</text:p>
      <text:p text:style-name="P1358"/>
      <text:p text:style-name="P1359">Päringu SOAP manuse<text:s/>parameetrid<text:line-break/></text:p>
      <table:table table:style-name="Table1360">
        <table:table-columns>
          <table:table-column table:style-name="TableColumn1361"/>
          <table:table-column table:style-name="TableColumn1362"/>
          <table:table-column table:style-name="TableColumn1363"/>
          <table:table-column table:style-name="TableColumn1364"/>
        </table:table-columns>
        <table:table-row table:style-name="TableRow1365">
          <table:table-cell table:style-name="TableCell1366">
            <text:p text:style-name="Normal"><text:span text:style-name="T1367">Nimi</text:span></text:p>
          </table:table-cell>
          <table:table-cell table:style-name="TableCell1368">
            <text:p text:style-name="Normal"><text:span text:style-name="T1369">Kirjeldus</text:span></text:p>
          </table:table-cell>
          <table:table-cell table:style-name="TableCell1370">
            <text:p text:style-name="Normal"><text:span text:style-name="T1371">Tüüp</text:span></text:p>
          </table:table-cell>
          <table:table-cell table:style-name="TableCell1372">
            <text:p text:style-name="Normal"><text:span text:style-name="T1373">Väärtuse näide</text:span></text:p>
          </table:table-cell>
        </table:table-row>
        <table:table-row table:style-name="TableRow1374">
          <table:table-cell table:style-name="TableCell1375">
            <text:list text:style-name="LFO2" text:continue-numbering="true">
              <text:list-item>
                <text:p text:style-name="P1376"><text:span text:style-name="T1377">file</text:span></text:p>
              </text:list-item>
            </text:list>
          </table:table-cell>
          <table:table-cell table:style-name="TableCell1378">
            <text:p text:style-name="Normal">Dokumendi faili andmed</text:p>
          </table:table-cell>
          <table:table-cell table:style-name="TableCell1379">
            <text:p text:style-name="Normal"/>
          </table:table-cell>
          <table:table-cell table:style-name="TableCell1380">
            <text:p text:style-name="Normal"/>
          </table:table-cell>
        </table:table-row>
        <table:table-row table:style-name="TableRow1381">
          <table:table-cell table:style-name="TableCell1382">
            <text:list text:style-name="LFO2" text:continue-numbering="true">
              <text:list-item>
                <text:p text:style-name="P1383"><text:span text:style-name="T1384">file.id</text:span></text:p>
              </text:list-item>
            </text:list>
          </table:table-cell>
          <table:table-cell table:style-name="TableCell1385">
            <text:p text:style-name="Normal">Faili id (määratud juhul kui soovitakse muuta olemasolevat dokumendi faili)</text:p>
          </table:table-cell>
          <table:table-cell table:style-name="TableCell1386">
            <text:p text:style-name="Normal">Integer</text:p>
          </table:table-cell>
          <table:table-cell table:style-name="TableCell1387">
            <text:p text:style-name="Normal">56</text:p>
          </table:table-cell>
        </table:table-row>
        <table:table-row table:style-name="TableRow1388">
          <table:table-cell table:style-name="TableCell1389">
            <text:list text:style-name="LFO2" text:continue-numbering="true">
              <text:list-item>
                <text:p text:style-name="P1390"><text:span text:style-name="T1391">file.name</text:span></text:p>
              </text:list-item>
            </text:list>
          </table:table-cell>
          <table:table-cell table:style-name="TableCell1392">
            <text:p text:style-name="Normal">Faili nimi koos laiendiga</text:p>
          </table:table-cell>
          <table:table-cell table:style-name="TableCell1393">
            <text:p text:style-name="Normal">String</text:p>
          </table:table-cell>
          <table:table-cell table:style-name="TableCell1394">
            <text:p text:style-name="Normal">Avaldus.txt</text:p>
          </table:table-cell>
        </table:table-row>
        <table:table-row table:style-name="TableRow1395">
          <table:table-cell table:style-name="TableCell1396">
            <text:list text:style-name="LFO2" text:continue-numbering="true">
              <text:list-item>
                <text:p text:style-name="P1397"><text:span text:style-name="T1398">file.content_type</text:span></text:p>
              </text:list-item>
            </text:list>
          </table:table-cell>
          <table:table-cell table:style-name="TableCell1399">
            <text:p text:style-name="Normal">Faili<text:s/>MIME tüüp</text:p>
          </table:table-cell>
          <table:table-cell table:style-name="TableCell1400">
            <text:p text:style-name="Normal">String</text:p>
          </table:table-cell>
          <table:table-cell table:style-name="TableCell1401">
            <text:p text:style-name="Normal">Application/pdf</text:p>
          </table:table-cell>
        </table:table-row>
        <table:table-row table:style-name="TableRow1402">
          <table:table-cell table:style-name="TableCell1403">
            <text:list text:style-name="LFO2" text:continue-numbering="true">
              <text:list-item>
                <text:p text:style-name="P1404"><text:span text:style-name="T1405">file.description</text:span></text:p>
              </text:list-item>
            </text:list>
          </table:table-cell>
          <table:table-cell table:style-name="TableCell1406">
            <text:p text:style-name="Normal">Faili pealkiri või kirjeldus</text:p>
          </table:table-cell>
          <table:table-cell table:style-name="TableCell1407">
            <text:p text:style-name="Normal">String</text:p>
          </table:table-cell>
          <table:table-cell table:style-name="TableCell1408">
            <text:p text:style-name="Normal">Avaldus Tallinna Linnavalitsusele</text:p>
          </table:table-cell>
        </table:table-row>
        <table:table-row table:style-name="TableRow1409">
          <table:table-cell table:style-name="TableCell1410">
            <text:list text:style-name="LFO2" text:continue-numbering="true">
              <text:list-item>
                <text:p text:style-name="P1411"><text:span text:style-name="T1412">file.size_bytes</text:span></text:p>
              </text:list-item>
            </text:list>
          </table:table-cell>
          <table:table-cell table:style-name="TableCell1413">
            <text:p text:style-name="Normal">Faili suurus baitides</text:p>
          </table:table-cell>
          <table:table-cell table:style-name="TableCell1414">
            <text:p text:style-name="Normal">Long</text:p>
          </table:table-cell>
          <table:table-cell table:style-name="TableCell1415">
            <text:p text:style-name="Normal">300</text:p>
          </table:table-cell>
        </table:table-row>
        <table:table-row table:style-name="TableRow1416">
          <table:table-cell table:style-name="TableCell1417">
            <text:list text:style-name="LFO2" text:continue-numbering="true">
              <text:list-item>
                <text:p text:style-name="P1418"><text:span text:style-name="T1419">file.data</text:span></text:p>
              </text:list-item>
            </text:list>
          </table:table-cell>
          <table:table-cell table:style-name="TableCell1420">
            <text:p text:style-name="Normal">Faili sisu Base64 kodeeringus</text:p>
          </table:table-cell>
          <table:table-cell table:style-name="TableCell1421">
            <text:p text:style-name="Normal">String</text:p>
          </table:table-cell>
          <table:table-cell table:style-name="TableCell1422">
            <text:p text:style-name="Normal"><text:span text:style-name="T1423">SvVnZXZhI…</text:span></text:p>
          </table:table-cell>
        </table:table-row>
      </table:table>
      <text:p text:style-name="P1424"/>
      <text:p text:style-name="P1425">Päringu SOAP manuse<text:s/>dekodeeritud sisu näide:</text:p>
      <text:p text:style-name="P1426"/>
      <text:p text:style-name="P1427">&lt;?xml version="1.0" encoding="utf-8"?&gt;</text:p>
      <text:p text:style-name="P1428">&lt;file&gt;</text:p>
      <text:p text:style-name="P1429"><text:s text:c="4"/>&lt;id/&gt;</text:p>
      <text:p text:style-name="P1430"><text:s text:c="4"/>&lt;name&gt;File1.txt&lt;/name&gt;</text:p>
      <text:p text:style-name="P1431"><text:s text:c="4"/>&lt;content_type&gt;text/plain&lt;/content_type&gt;</text:p>
      <text:p text:style-name="P1432"><text:s text:c="4"/>&lt;description&gt;SaveDocumentFile insert osa testimine&lt;/description&gt;</text:p>
      <text:p text:style-name="P1433"><text:s text:c="4"/>&lt;data&gt;</text:p>
      <text:p text:style-name="P1434"><text:s text:c="8"/>Q291cmFnZSBpcyByZXNpc3RhbmNlIHRvIGZlYXIsIG1hc3Rlcnkgb2YgZmVhciAt</text:p>
      <text:p text:style-name="P1435"><text:s text:c="8"/>IG5vdCBhYnNlbmNlIG9mIGZlYXIuDQotLSBNYXJrIFR3YWluDQoNCkRvbid0IGdv</text:p>
      <text:p text:style-name="P1436"><text:s text:c="8"/>IGFyb3VuZCBzYXlpbmcgdGhlIHdvcmxkIG93ZXMgeW91IGEgbGl2aW5nLiBUaGUg</text:p>
      <text:p text:style-name="P1437"><text:s text:c="8"/>d29ybGQgb3dlcyB5b3Ugbm90aGluZy4gSXQgd2FzIGhlcmUgZmlyc3QuDQotLSBN</text:p>
      <text:p text:style-name="P1438"><text:s text:c="8"/>YXJrIFR3YWluDQo=</text:p>
      <text:p text:style-name="P1439"><text:s text:c="4"/>&lt;/data&gt;</text:p>
      <text:p text:style-name="P1440">&lt;/file&gt;</text:p>
      <text:p text:style-name="P1441"/>
      <text:p text:style-name="P1442">Päringu vastuse näide:</text:p>
      <text:p text:style-name="P1443"/>
      <text:p text:style-name="P1444">&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445"><text:s text:c="3"/>&lt;SOAP-ENV:Header&gt;</text:p>
      <text:p text:style-name="P1446"><text:s text:c="6"/>&lt;xtee:asutus xsi:type="xsd:string"&gt;EE12345678&lt;/xtee:asutus&gt;</text:p>
      <text:p text:style-name="P1447"><text:s text:c="6"/>&lt;xtee:isikukood xsi:type="xsd:string"&gt;EE38407089745&lt;/xtee:isikukood&gt;</text:p>
      <text:p text:style-name="P1448"><text:s text:c="6"/>&lt;xtee:id xsi:type="xsd:string"&gt;00000000000000&lt;/xtee:id&gt;</text:p>
      <text:p text:style-name="P1449"><text:s text:c="6"/>&lt;xtee:nimi xsi:type="xsd:string"&gt;ametlikud-dokumendid.saveDocumentFile.v1&lt;/xtee:nimi&gt;</text:p>
      <text:p text:style-name="P1450"><text:s text:c="6"/>&lt;xtee:andmekogu xsi:type="xsd:string"&gt;ametlikud-dokumendid&lt;/xtee:andmekogu&gt;</text:p>
      <text:p text:style-name="P1451"><text:s text:c="3"/>&lt;/SOAP-ENV:Header&gt;</text:p>
      <text:p text:style-name="P1452"><text:s text:c="3"/>&lt;SOAP-ENV:Body&gt;</text:p>
      <text:p text:style-name="P1453"><text:s text:c="6"/>&lt;adit:SaveDocumentFileResponse&gt;</text:p>
      <text:p text:style-name="P1454"><text:s text:c="3"/><text:s text:c="6"/>&lt;paring&gt;</text:p>
      <text:p text:style-name="P1455"><text:s text:c="12"/>&lt;adit:document_id&gt;45&lt;/adit:document_id&gt;</text:p>
      <text:p text:style-name="P1456"><text:s text:c="12"/>&lt;adit:file href="cid:file"/&gt;</text:p>
      <text:p text:style-name="P1457"><text:s text:c="9"/>&lt;/paring&gt;</text:p>
      <text:p text:style-name="P1458"><text:s text:c="9"/>&lt;keha&gt;</text:p>
      <text:p text:style-name="P1459"><text:s text:c="12"/>&lt;success&gt;true&lt;/success&gt;</text:p>
      <text:p text:style-name="P1460"><text:s text:c="12"/>&lt;adit:messages&gt;</text:p>
      <text:p text:style-name="P1461"><text:s text:c="15"/>&lt;adit:message lang="en"&gt;Document<text:s/>file was successfully saved.&lt;/adit:message&gt;</text:p>
      <text:p text:style-name="P1462"><text:s text:c="12"/>&lt;/adit:messages&gt;</text:p>
      <text:p text:style-name="P1463"><text:s text:c="12"/>&lt;file_id&gt;14&lt;/file_id&gt;</text:p>
      <text:p text:style-name="P1464"><text:s text:c="9"/>&lt;/keha&gt;</text:p>
      <text:p text:style-name="P1465"><text:s text:c="6"/>&lt;/adit:SaveDocumentFileResponse&gt;</text:p>
      <text:p text:style-name="P1466"><text:s text:c="3"/>&lt;/SOAP-ENV:Body&gt;</text:p>
      <text:p text:style-name="P1467">&lt;/SOAP-ENV:Envelope&gt;</text:p>
      <text:h text:style-name="Heading1" text:outline-level="1"><text:bookmark-start text:name="_Toc269128815"/><text:bookmark-start text:name="_Toc269126597"/><text:bookmark-start text:name="_Toc269124333"/><text:bookmark-start text:name="_Toc269122891"/><text:bookmark-start text:name="_Toc269120574"/><text:bookmark-start text:name="_Toc269120305"/><text:bookmark-start text:name="_Toc270420743"/><text:bookmark-start text:name="_Toc270424927"/><text:bookmark-start text:name="_Toc271031530"/><text:bookmark-start text:name="_Toc271551509"/><text:bookmark-start text:name="_Toc271552504"/><text:bookmark-start text:name="_Toc271627637"/><text:bookmark-start text:name="_Toc273345932"/><text:bookmark-start text:name="_Toc273352539"/>DeflateDocument.v1<text:bookmark-end text:name="_Toc269128815"/><text:bookmark-end text:name="_Toc269126597"/><text:bookmark-end text:name="_Toc269124333"/><text:bookmark-end text:name="_Toc269122891"/><text:bookmark-end text:name="_Toc269120574"/><text:bookmark-end text:name="_Toc269120305"/><text:bookmark-end text:name="_Toc270420743"/><text:bookmark-end text:name="_Toc270424927"/><text:bookmark-end text:name="_Toc271031530"/><text:bookmark-end text:name="_Toc271551509"/><text:bookmark-end text:name="_Toc271552504"/><text:bookmark-end text:name="_Toc271627637"/><text:bookmark-end text:name="_Toc273345932"/><text:bookmark-end text:name="_Toc273352539"/></text:h>
      <text:p text:style-name="P1468">Päring võimaldab tühjendada dokumendi failid – failide sisu kustutatakse ning asendatakse räsiga. See võimaldab hoida kokku kasutaja andmemahu limiiti. Päringu parameetriga „document_id“ määratakse ära, millise dokumendi faile tahetakse tühjendada.</text:p>
      <text:p text:style-name="P1469"/>
      <text:p text:style-name="P1470">Parameetrid</text:p>
      <table:table table:style-name="Table1471">
        <table:table-columns>
          <table:table-column table:style-name="TableColumn1472"/>
          <table:table-column table:style-name="TableColumn1473"/>
          <table:table-column table:style-name="TableColumn1474"/>
        </table:table-columns>
        <table:table-row table:style-name="TableRow1475">
          <table:table-cell table:style-name="TableCell1476">
            <text:p text:style-name="Normal"><text:span text:style-name="T1477">Nimi</text:span></text:p>
          </table:table-cell>
          <table:table-cell table:style-name="TableCell1478">
            <text:p text:style-name="Normal"><text:span text:style-name="T1479">Väärtuse tüüp</text:span></text:p>
          </table:table-cell>
          <table:table-cell table:style-name="TableCell1480">
            <text:p text:style-name="Normal"><text:span text:style-name="T1481">Väärtuse</text:span><text:span text:style-name="T1482"><text:s/>näide</text:span></text:p>
          </table:table-cell>
        </table:table-row>
        <table:table-row table:style-name="TableRow1483">
          <table:table-cell table:style-name="TableCell1484">
            <text:p text:style-name="Normal"><text:span text:style-name="T1485">Document_id</text:span></text:p>
          </table:table-cell>
          <table:table-cell table:style-name="TableCell1486">
            <text:p text:style-name="Normal"><text:span text:style-name="T1487">Integer</text:span></text:p>
          </table:table-cell>
          <table:table-cell table:style-name="TableCell1488">
            <text:p text:style-name="Normal"><text:span text:style-name="T1489">44</text:span></text:p>
          </table:table-cell>
        </table:table-row>
      </table:table>
      <text:p text:style-name="P1490"/>
      <text:p text:style-name="P1491">Päringu näide:</text:p>
      <text:p text:style-name="P1492"/>
      <text:p text:style-name="P1493">&lt;soapenv:Envelope xmlns:soapenv="http://schemas.xmlsoap.org/soap/envelope/" xmlns:xtee="http://x-tee.riik.ee/xsd/xtee.xsd"<text:s/>xmlns:adit="http://producers.ametlikud-dokumendid.xtee.riik.ee/producer/ametlikud-dokumendid"&gt;</text:p>
      <text:p text:style-name="P1494"><text:s text:c="3"/>&lt;soapenv:Header&gt;</text:p>
      <text:p text:style-name="P1495"><text:s text:c="6"/>&lt;xtee:nimi&gt;ametlikud-dokumendid.deflateDocument.v1&lt;/xtee:nimi&gt;</text:p>
      <text:p text:style-name="P1496"><text:s text:c="6"/>&lt;xtee:id&gt;00000000000000&lt;/xtee:id&gt;</text:p>
      <text:p text:style-name="P1497"><text:s text:c="6"/>&lt;xtee:isikukood&gt;EE38407089745&lt;/xtee:isikukood&gt;</text:p>
      <text:p text:style-name="P1498"><text:s text:c="6"/>&lt;xtee:andmekogu&gt;ametlikud-dokumendid&lt;/xtee:andmekogu&gt;</text:p>
      <text:p text:style-name="P1499"><text:s text:c="6"/>&lt;xtee:asutus&gt;12345678&lt;/xtee:asutus&gt;</text:p>
      <text:p text:style-name="P1500"><text:s text:c="6"/>&lt;adit:infosysteem&gt;KOV&lt;/adit:infosysteem&gt;</text:p>
      <text:p text:style-name="P1501"><text:s text:c="3"/>&lt;/soapenv:Header&gt;</text:p>
      <text:p text:style-name="P1502"><text:s text:c="3"/>&lt;soapenv:Body&gt;</text:p>
      <text:p text:style-name="P1503"><text:s text:c="6"/>&lt;adit:DeflateDocument&gt;</text:p>
      <text:p text:style-name="P1504"><text:s text:c="9"/>&lt;keha&gt;</text:p>
      <text:p text:style-name="P1505"><text:s text:c="12"/>&lt;adit:document_id&gt;44&lt;/adit:document_id&gt;</text:p>
      <text:p text:style-name="P1506"><text:s text:c="9"/>&lt;/keha&gt;</text:p>
      <text:p text:style-name="P1507"><text:s text:c="6"/>&lt;/adit:DeflateDocument&gt;</text:p>
      <text:p text:style-name="P1508"><text:s text:c="3"/>&lt;/soapenv:Body&gt;</text:p>
      <text:p text:style-name="P1509">&lt;/soapenv:Envelope&gt;</text:p>
      <text:p text:style-name="P1510"/>
      <text:p text:style-name="P1511">Päringu vastuse näide:</text:p>
      <text:p text:style-name="P1512"/>
      <text:p text:style-name="P1513">&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514"><text:s text:c="3"/>&lt;SOAP-ENV:Header&gt;</text:p>
      <text:p text:style-name="P1515"><text:s text:c="6"/>&lt;xtee:asutus xsi:type="xsd:string"&gt;12345678&lt;/xtee:asutus&gt;</text:p>
      <text:p text:style-name="P1516"><text:s text:c="6"/>&lt;xtee:isikukood xsi:type="xsd:string"&gt;EE38407089745&lt;/xtee:isikukood&gt;</text:p>
      <text:p text:style-name="P1517"><text:s text:c="6"/>&lt;xtee:id xsi:type="xsd:string"&gt;00000000000000&lt;/xtee:id&gt;</text:p>
      <text:p text:style-name="P1518"><text:s text:c="6"/>&lt;xtee:nimi xsi:type="xsd:string"&gt;ametlikud-dokumendid.deflateDocument.v1&lt;/xtee:nimi&gt;</text:p>
      <text:p text:style-name="P1519"><text:s text:c="6"/>&lt;xtee:andmekogu xsi:type="xsd:string"&gt;ametlikud-dokumendid&lt;/xtee:andmekogu&gt;</text:p>
      <text:p text:style-name="P1520"><text:s text:c="3"/>&lt;/SOAP-ENV:Header&gt;</text:p>
      <text:p text:style-name="P1521"><text:s text:c="3"/>&lt;SOAP-ENV:Body&gt;</text:p>
      <text:p text:style-name="P1522"><text:s text:c="6"/>&lt;adit:DeflateDocumentResponse&gt;</text:p>
      <text:p text:style-name="P1523"><text:s text:c="9"/>&lt;paring&gt;</text:p>
      <text:p text:style-name="P1524"><text:s text:c="12"/>&lt;adit:document_id&gt;44&lt;/adit:document_id&gt;</text:p>
      <text:p text:style-name="P1525"><text:s text:c="9"/>&lt;/paring&gt;</text:p>
      <text:p text:style-name="P1526"><text:s text:c="9"/>&lt;keha&gt;</text:p>
      <text:p text:style-name="P1527"><text:s text:c="12"/>&lt;adit:success&gt;true&lt;/adit:success&gt;</text:p>
      <text:p text:style-name="P1528"><text:s text:c="12"/>&lt;adit:messages&gt;</text:p>
      <text:p text:style-name="P1529"><text:s text:c="15"/>&lt;adit:message lang="en"&gt;Document was successfully deflated&lt;/adit:message&gt;</text:p>
      <text:p text:style-name="P1530"><text:s text:c="12"/>&lt;/adit:messages&gt;</text:p>
      <text:p text:style-name="P1531"><text:s text:c="9"/>&lt;/keha&gt;</text:p>
      <text:p text:style-name="P1532"><text:s text:c="6"/>&lt;/adit:DeflateDocumentResponse&gt;</text:p>
      <text:p text:style-name="P1533"><text:s text:c="3"/>&lt;/SOAP-ENV:Body&gt;</text:p>
      <text:p text:style-name="P1534">&lt;/SOAP-ENV:Envelope&gt;</text:p>
      <text:h text:style-name="Heading1" text:outline-level="1"><text:bookmark-start text:name="_Toc269128816"/><text:bookmark-start text:name="_Toc269126598"/><text:bookmark-start text:name="_Toc269124334"/><text:bookmark-start text:name="_Toc269122892"/><text:bookmark-start text:name="_Toc269120575"/><text:bookmark-start text:name="_Toc269120306"/><text:bookmark-start text:name="_Toc270420744"/><text:bookmark-start text:name="_Toc270424928"/><text:bookmark-start text:name="_Toc271031531"/><text:bookmark-start text:name="_Toc271551510"/><text:bookmark-start text:name="_Toc271552505"/><text:bookmark-start text:name="_Toc271627638"/><text:bookmark-start text:name="_Toc273345933"/><text:bookmark-start text:name="_Toc273352540"/>DeleteDocument.v1<text:bookmark-end text:name="_Toc269128816"/><text:bookmark-end text:name="_Toc269126598"/><text:bookmark-end text:name="_Toc269124334"/><text:bookmark-end text:name="_Toc269122892"/><text:bookmark-end text:name="_Toc269120575"/><text:bookmark-end text:name="_Toc269120306"/><text:bookmark-end text:name="_Toc270420744"/><text:bookmark-end text:name="_Toc270424928"/><text:bookmark-end text:name="_Toc271031531"/><text:bookmark-end text:name="_Toc271551510"/><text:bookmark-end text:name="_Toc271552505"/><text:bookmark-end text:name="_Toc271627638"/><text:bookmark-end text:name="_Toc273345933"/><text:bookmark-end text:name="_Toc273352540"/></text:h>
      <text:p text:style-name="P1535"><text:span text:style-name="T1536">Päring võimaldab kustutada dokumendi – m</text:span><text:span text:style-name="T1537">ärkida dokumendi kustutatuks. Dokumendi fail</text:span><text:span text:style-name="T1538">i</text:span><text:span text:style-name="T1539">de sisu kustutatakse ning asendatakse räsiga.</text:span></text:p>
      <text:p text:style-name="P1540"/>
      <text:p text:style-name="P1541">Parameetrid</text:p>
      <table:table table:style-name="Table1542">
        <table:table-columns>
          <table:table-column table:style-name="TableColumn1543"/>
          <table:table-column table:style-name="TableColumn1544"/>
          <table:table-column table:style-name="TableColumn1545"/>
        </table:table-columns>
        <table:table-row table:style-name="TableRow1546">
          <table:table-cell table:style-name="TableCell1547">
            <text:p text:style-name="Normal"><text:span text:style-name="T1548">Nimi</text:span></text:p>
          </table:table-cell>
          <table:table-cell table:style-name="TableCell1549">
            <text:p text:style-name="Normal"><text:span text:style-name="T1550">Väärtuse tüüp</text:span></text:p>
          </table:table-cell>
          <table:table-cell table:style-name="TableCell1551">
            <text:p text:style-name="Normal"><text:span text:style-name="T1552">Väärtuse näide</text:span></text:p>
          </table:table-cell>
        </table:table-row>
        <table:table-row table:style-name="TableRow1553">
          <table:table-cell table:style-name="TableCell1554">
            <text:p text:style-name="Normal"><text:span text:style-name="T1555">Document_id</text:span></text:p>
          </table:table-cell>
          <table:table-cell table:style-name="TableCell1556">
            <text:p text:style-name="Normal"><text:span text:style-name="T1557">Integer</text:span></text:p>
          </table:table-cell>
          <table:table-cell table:style-name="TableCell1558">
            <text:p text:style-name="Normal"><text:span text:style-name="T1559">44</text:span></text:p>
          </table:table-cell>
        </table:table-row>
      </table:table>
      <text:p text:style-name="P1560"/>
      <text:p text:style-name="P1561">Päringu näide:</text:p>
      <text:p text:style-name="P1562"/>
      <text:p text:style-name="P1563">&lt;soapenv:Envelope xmlns:soapenv="http://schemas.xmlsoap.org/soap/envelope/"<text:s/>xmlns:xtee="http://x-tee.riik.ee/xsd/xtee.xsd" xmlns:adit="http://producers.ametlikud-dokumendid.xtee.riik.ee/producer/ametlikud-dokumendid"&gt;</text:p>
      <text:p text:style-name="P1564"><text:s text:c="3"/>&lt;soapenv:Header&gt;</text:p>
      <text:p text:style-name="P1565"><text:s text:c="6"/>&lt;xtee:nimi&gt;ametlikud-dokumendid.deleteDocument.v1&lt;/xtee:nimi&gt;</text:p>
      <text:p text:style-name="P1566"><text:s text:c="6"/>&lt;xtee:id&gt;00000000000000&lt;/xtee:id&gt;</text:p>
      <text:p text:style-name="P1567"><text:s text:c="6"/>&lt;xtee:isikukood&gt;EE38407089745&lt;/xtee:isikukood&gt;</text:p>
      <text:p text:style-name="P1568"><text:s text:c="6"/>&lt;xtee:andmekogu&gt;ametlikud-dokumendid&lt;/xtee:andmekogu&gt;</text:p>
      <text:p text:style-name="P1569"><text:s text:c="6"/>&lt;xtee:asutus&gt;12345678&lt;/xtee:asutus&gt;</text:p>
      <text:p text:style-name="P1570"><text:s text:c="6"/>&lt;adit:infosysteem&gt;KOV&lt;/adit:infosysteem&gt;</text:p>
      <text:p text:style-name="P1571"><text:s text:c="3"/>&lt;/soapenv:Header&gt;</text:p>
      <text:p text:style-name="P1572"><text:s text:c="3"/>&lt;soapenv:Body&gt;</text:p>
      <text:p text:style-name="P1573"><text:s text:c="6"/>&lt;adit:DeleteDocument&gt;</text:p>
      <text:p text:style-name="P1574"><text:s text:c="9"/>&lt;keha&gt;</text:p>
      <text:p text:style-name="P1575"><text:s text:c="12"/>&lt;adit:document_id&gt;45&lt;/adit:document_id&gt;</text:p>
      <text:p text:style-name="P1576"><text:s text:c="9"/>&lt;/keha&gt;</text:p>
      <text:p text:style-name="P1577"><text:s text:c="6"/>&lt;/adit:DeleteDocument&gt;</text:p>
      <text:p text:style-name="P1578"><text:s text:c="3"/>&lt;/soapenv:Body&gt;</text:p>
      <text:p text:style-name="P1579">&lt;/soapenv:Envelope&gt;</text:p>
      <text:p text:style-name="P1580"/>
      <text:p text:style-name="P1581">Päringu vastuse näide:</text:p>
      <text:p text:style-name="P1582"/>
      <text:p text:style-name="P1583">&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584"><text:s text:c="3"/>&lt;SOAP-ENV:Header&gt;</text:p>
      <text:p text:style-name="P1585"><text:s text:c="6"/>&lt;xtee:asutus xsi:type="xsd:string"&gt;12345678&lt;/xtee:asutus&gt;</text:p>
      <text:p text:style-name="P1586"><text:s text:c="6"/>&lt;xtee:isikukood xsi:type="xsd:string"&gt;EE38407089745&lt;/xtee:isikukood&gt;</text:p>
      <text:p text:style-name="P1587"><text:s text:c="6"/>&lt;xtee:id xsi:type="xsd:string"&gt;00000000000000&lt;/xtee:id&gt;</text:p>
      <text:p text:style-name="P1588"><text:s text:c="6"/>&lt;xtee:nimi xsi:type="xsd:string"&gt;ametlikud-dokumendid.deleteDocument.v1&lt;/xtee:nimi&gt;</text:p>
      <text:p text:style-name="P1589"><text:s text:c="6"/>&lt;xtee:andmekogu xsi:type="xsd:string"&gt;ametlikud-dokumendid&lt;/xtee:andmekogu&gt;</text:p>
      <text:p text:style-name="P1590"><text:s text:c="3"/>&lt;/SOAP-ENV:Header&gt;</text:p>
      <text:p text:style-name="P1591"><text:s text:c="3"/>&lt;SOAP-ENV:Body&gt;</text:p>
      <text:p text:style-name="P1592"><text:s text:c="6"/>&lt;adit:DeleteDocumentResponse&gt;</text:p>
      <text:p text:style-name="P1593"><text:s text:c="9"/>&lt;paring&gt;</text:p>
      <text:p text:style-name="P1594"><text:s text:c="12"/>&lt;adit:document_id&gt;45&lt;/adit:document_id&gt;</text:p>
      <text:p text:style-name="P1595"><text:s text:c="9"/>&lt;/paring&gt;</text:p>
      <text:p text:style-name="P1596"><text:s text:c="9"/>&lt;keha&gt;</text:p>
      <text:p text:style-name="P1597"><text:s text:c="12"/>&lt;adit:success&gt;true&lt;/adit:success&gt;</text:p>
      <text:p text:style-name="P1598"><text:s text:c="7"/><text:s text:c="5"/>&lt;adit:messages&gt;</text:p>
      <text:p text:style-name="P1599"><text:s text:c="15"/>&lt;adit:message lang="en"&gt;Document was successfully deleted.&lt;/adit:message&gt;</text:p>
      <text:p text:style-name="P1600"><text:s text:c="12"/>&lt;/adit:messages&gt;</text:p>
      <text:p text:style-name="P1601"><text:s text:c="9"/>&lt;/keha&gt;</text:p>
      <text:p text:style-name="P1602"><text:s text:c="6"/>&lt;/adit:DeleteDocumentResponse&gt;</text:p>
      <text:p text:style-name="P1603"><text:s text:c="3"/>&lt;/SOAP-ENV:Body&gt;</text:p>
      <text:p text:style-name="P1604">&lt;/SOAP-ENV:Envelope&gt;</text:p>
      <text:h text:style-name="Heading1" text:outline-level="1"><text:bookmark-start text:name="_Toc269128817"/><text:bookmark-start text:name="_Toc269126599"/><text:bookmark-start text:name="_Toc269124335"/><text:bookmark-start text:name="_Toc269122893"/><text:bookmark-start text:name="_Toc269120576"/><text:bookmark-start text:name="_Toc269120307"/><text:bookmark-start text:name="_Toc270420745"/><text:bookmark-start text:name="_Toc270424929"/><text:bookmark-start text:name="_Toc271031532"/><text:bookmark-start text:name="_Toc271551511"/><text:bookmark-start text:name="_Toc271552506"/><text:bookmark-start text:name="_Toc271627639"/><text:bookmark-start text:name="_Toc273345934"/><text:bookmark-start text:name="_Toc273352541"/>DeleteDocumentFile.v1<text:bookmark-end text:name="_Toc269128817"/><text:bookmark-end text:name="_Toc269126599"/><text:bookmark-end text:name="_Toc269124335"/><text:bookmark-end text:name="_Toc269122893"/><text:bookmark-end text:name="_Toc269120576"/><text:bookmark-end text:name="_Toc269120307"/><text:bookmark-end text:name="_Toc270420745"/><text:bookmark-end text:name="_Toc270424929"/><text:bookmark-end text:name="_Toc271031532"/><text:bookmark-end text:name="_Toc271551511"/><text:bookmark-end text:name="_Toc271552506"/><text:bookmark-end text:name="_Toc271627639"/><text:bookmark-end text:name="_Toc273345934"/><text:bookmark-end text:name="_Toc273352541"/></text:h>
      <text:p text:style-name="P1605">Päring võimaldab kustutada dokumendi juurde kuuluva faili. Fail märgitakse kustutatuks ning faili sisu asendatakse räsiga.</text:p>
      <text:p text:style-name="P1606"/>
      <text:p text:style-name="P1607">Parameetrid</text:p>
      <table:table table:style-name="Table1608">
        <table:table-columns>
          <table:table-column table:style-name="TableColumn1609"/>
          <table:table-column table:style-name="TableColumn1610"/>
          <table:table-column table:style-name="TableColumn1611"/>
        </table:table-columns>
        <table:table-row table:style-name="TableRow1612">
          <table:table-cell table:style-name="TableCell1613">
            <text:p text:style-name="Normal"><text:span text:style-name="T1614">Nimi</text:span></text:p>
          </table:table-cell>
          <table:table-cell table:style-name="TableCell1615">
            <text:p text:style-name="Normal"><text:span text:style-name="T1616">Väärtuse tüüp</text:span></text:p>
          </table:table-cell>
          <table:table-cell table:style-name="TableCell1617">
            <text:p text:style-name="Normal"><text:span text:style-name="T1618">Väärtuse näide</text:span></text:p>
          </table:table-cell>
        </table:table-row>
        <table:table-row table:style-name="TableRow1619">
          <table:table-cell table:style-name="TableCell1620">
            <text:p text:style-name="Normal"><text:span text:style-name="T1621">Document_id</text:span></text:p>
          </table:table-cell>
          <table:table-cell table:style-name="TableCell1622">
            <text:p text:style-name="Normal"><text:span text:style-name="T1623">Integer</text:span></text:p>
          </table:table-cell>
          <table:table-cell table:style-name="TableCell1624">
            <text:p text:style-name="Normal"><text:span text:style-name="T1625">46</text:span></text:p>
          </table:table-cell>
        </table:table-row>
        <table:table-row table:style-name="TableRow1626">
          <table:table-cell table:style-name="TableCell1627">
            <text:p text:style-name="Normal"><text:span text:style-name="T1628">File_id</text:span></text:p>
          </table:table-cell>
          <table:table-cell table:style-name="TableCell1629">
            <text:p text:style-name="Normal"><text:span text:style-name="T1630">Integer</text:span></text:p>
          </table:table-cell>
          <table:table-cell table:style-name="TableCell1631">
            <text:p text:style-name="Normal"><text:span text:style-name="T1632">15</text:span></text:p>
          </table:table-cell>
        </table:table-row>
      </table:table>
      <text:p text:style-name="P1633"/>
      <text:p text:style-name="P1634">Päringu näide:</text:p>
      <text:p text:style-name="P1635"/>
      <text:p text:style-name="P1636">&lt;soapenv:Envelope<text:s/>xmlns:soapenv="http://schemas.xmlsoap.org/soap/envelope/" xmlns:xtee="http://x-tee.riik.ee/xsd/xtee.xsd" xmlns:adit="http://producers.ametlikud-dokumendid.xtee.riik.ee/producer/ametlikud-dokumendid"&gt;</text:p>
      <text:p text:style-name="P1637"><text:s text:c="3"/>&lt;soapenv:Header&gt;</text:p>
      <text:p text:style-name="P1638"><text:s text:c="6"/>&lt;xtee:nimi&gt;ametlikud-dokumendid.deleteDocumentFile.v1&lt;/xtee:nimi&gt;</text:p>
      <text:p text:style-name="P1639"><text:s text:c="6"/>&lt;xtee:id&gt;00000000000000&lt;/xtee:id&gt;</text:p>
      <text:p text:style-name="P1640"><text:s text:c="6"/>&lt;xtee:isikukood&gt;EE38407089745&lt;/xtee:isikukood&gt;</text:p>
      <text:p text:style-name="P1641"><text:s text:c="6"/>&lt;xtee:andmekogu&gt;ametlikud-dokumendid&lt;/xtee:andmekogu&gt;</text:p>
      <text:p text:style-name="P1642"><text:s text:c="6"/>&lt;xtee:asutus&gt;12345678&lt;/xtee:asutus&gt;</text:p>
      <text:p text:style-name="P1643"><text:s text:c="6"/>&lt;adit:infosysteem&gt;KOV&lt;/adit:infosysteem&gt;</text:p>
      <text:p text:style-name="P1644"><text:s text:c="3"/>&lt;/soapenv:Header&gt;</text:p>
      <text:p text:style-name="P1645"><text:s text:c="3"/>&lt;soapenv:Body&gt;</text:p>
      <text:p text:style-name="P1646"><text:s text:c="6"/>&lt;adit:DeleteDocumentFile&gt;</text:p>
      <text:p text:style-name="P1647"><text:s text:c="9"/>&lt;keha&gt;</text:p>
      <text:p text:style-name="P1648"><text:s text:c="12"/>&lt;adit:document_id&gt;46&lt;/adit:document_id&gt;</text:p>
      <text:p text:style-name="P1649"><text:s text:c="12"/>&lt;adit:file_id&gt;15&lt;/adit:file_id&gt;</text:p>
      <text:p text:style-name="P1650"><text:s text:c="9"/>&lt;/keha&gt;</text:p>
      <text:p text:style-name="P1651"><text:s text:c="6"/>&lt;/adit:DeleteDocumentFile&gt;</text:p>
      <text:p text:style-name="P1652"><text:s text:c="3"/>&lt;/soapenv:Body&gt;</text:p>
      <text:p text:style-name="P1653">&lt;/soapenv:Envelope&gt;</text:p>
      <text:p text:style-name="P1654"/>
      <text:p text:style-name="P1655">Päringu vastuse näide:</text:p>
      <text:p text:style-name="P1656"/>
      <text:p text:style-name="P1657">&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58"><text:s text:c="3"/>&lt;SOAP-ENV:Header&gt;</text:p>
      <text:p text:style-name="P1659"><text:s text:c="6"/>&lt;xtee:asutus xsi:type="xsd:string"&gt;12345678&lt;/xtee:asutus&gt;</text:p>
      <text:p text:style-name="P1660"><text:s text:c="6"/>&lt;xtee:isikukood xsi:type="xsd:string"&gt;EE38407089745&lt;/xtee:isikukood&gt;</text:p>
      <text:p text:style-name="P1661"><text:s text:c="6"/>&lt;xtee:id xsi:type="xsd:string"&gt;00000000000000&lt;/xtee:id&gt;</text:p>
      <text:p text:style-name="P1662"><text:s text:c="6"/>&lt;xtee:nimi<text:s/>xsi:type="xsd:string"&gt;ametlikud-dokumendid.deleteDocumentFile.v1&lt;/xtee:nimi&gt;</text:p>
      <text:p text:style-name="P1663"><text:s text:c="6"/>&lt;xtee:andmekogu xsi:type="xsd:string"&gt;ametlikud-dokumendid&lt;/xtee:andmekogu&gt;</text:p>
      <text:p text:style-name="P1664"><text:s text:c="3"/>&lt;/SOAP-ENV:Header&gt;</text:p>
      <text:p text:style-name="P1665"><text:s text:c="3"/>&lt;SOAP-ENV:Body&gt;</text:p>
      <text:p text:style-name="P1666"><text:s text:c="6"/>&lt;adit:DeleteDocumentFileResponse&gt;</text:p>
      <text:p text:style-name="P1667"><text:s text:c="9"/>&lt;paring&gt;</text:p>
      <text:p text:style-name="P1668"><text:s text:c="12"/>&lt;adit:document_id&gt;46&lt;/adit:document_id&gt;</text:p>
      <text:p text:style-name="P1669"><text:s text:c="12"/>&lt;adit:file_id&gt;15&lt;/adit:file_id&gt;</text:p>
      <text:p text:style-name="P1670"><text:s text:c="9"/>&lt;/paring&gt;</text:p>
      <text:p text:style-name="P1671"><text:s text:c="9"/>&lt;keha&gt;</text:p>
      <text:p text:style-name="P1672"><text:s text:c="12"/>&lt;adit:success&gt;true&lt;/adit:success&gt;</text:p>
      <text:p text:style-name="P1673"><text:s text:c="12"/>&lt;adit:messages&gt;</text:p>
      <text:p text:style-name="P1674"><text:s text:c="15"/>&lt;adit:message lang="en"&gt;File was<text:s/>successfully deleted&lt;/adit:message&gt;</text:p>
      <text:p text:style-name="P1675"><text:s text:c="12"/>&lt;/adit:messages&gt;</text:p>
      <text:p text:style-name="P1676"><text:s text:c="9"/>&lt;/keha&gt;</text:p>
      <text:p text:style-name="P1677"><text:s text:c="6"/>&lt;/adit:DeleteDocumentFileResponse&gt;</text:p>
      <text:p text:style-name="P1678"><text:s text:c="3"/>&lt;/SOAP-ENV:Body&gt;</text:p>
      <text:p text:style-name="P1679">&lt;/SOAP-ENV:Envelope&gt;</text:p>
      <text:h text:style-name="Heading1" text:outline-level="1"><text:bookmark-start text:name="_Toc269128818"/><text:bookmark-start text:name="_Toc269126600"/><text:bookmark-start text:name="_Toc269124336"/><text:bookmark-start text:name="_Toc269122894"/><text:bookmark-start text:name="_Toc269120577"/><text:bookmark-start text:name="_Toc269120308"/><text:bookmark-start text:name="_Toc270420746"/><text:bookmark-start text:name="_Toc270424930"/><text:bookmark-start text:name="_Toc271031533"/><text:bookmark-start text:name="_Toc271551512"/><text:bookmark-start text:name="_Toc271552507"/><text:bookmark-start text:name="_Toc271627640"/><text:bookmark-start text:name="_Toc273345935"/><text:bookmark-start text:name="_Toc273352542"/>GetDocument.v1<text:bookmark-end text:name="_Toc269128818"/><text:bookmark-end text:name="_Toc269126600"/><text:bookmark-end text:name="_Toc269124336"/><text:bookmark-end text:name="_Toc269122894"/><text:bookmark-end text:name="_Toc269120577"/><text:bookmark-end text:name="_Toc269120308"/><text:bookmark-end text:name="_Toc270420746"/><text:bookmark-end text:name="_Toc270424930"/><text:bookmark-end text:name="_Toc271031533"/><text:bookmark-end text:name="_Toc271551512"/><text:bookmark-end text:name="_Toc271552507"/><text:bookmark-end text:name="_Toc271627640"/><text:bookmark-end text:name="_Toc273345935"/><text:bookmark-end text:name="_Toc273352542"/></text:h>
      <text:p text:style-name="P1680"><text:span text:style-name="T1681">Päring võimaldab pärida dokumendi andmed. Dokumenti on võimalik pärida ka koo</text:span><text:span text:style-name="T1682">s failid</text:span><text:span text:style-name="T1683">e</text:span><text:span text:style-name="T1684">ga (päringu vastuses tagastatakse ka dokumendi juurde kuuluvate failide sisu) – selleks tuleb määrata parameetri „include_file_contents“ väärtuseks „true“. Dokumendi andmed tagast</text:span><text:span text:style-name="T1685">a</text:span><text:span text:style-name="T1686">takse SOAP manusena. Viide SOAP manusele lisatakse vastuse parameet</text:span><text:span text:style-name="T1687">ri „document“ atr</text:span><text:span text:style-name="T1688">i</text:span><text:span text:style-name="T1689">buuti „href“.</text:span></text:p>
      <text:p text:style-name="P1690"/>
      <text:p text:style-name="P1691">Parameetrid</text:p>
      <table:table table:style-name="Table1692">
        <table:table-columns>
          <table:table-column table:style-name="TableColumn1693"/>
          <table:table-column table:style-name="TableColumn1694"/>
          <table:table-column table:style-name="TableColumn1695"/>
        </table:table-columns>
        <table:table-row table:style-name="TableRow1696">
          <table:table-cell table:style-name="TableCell1697">
            <text:p text:style-name="Normal"><text:span text:style-name="T1698">Nimi</text:span></text:p>
          </table:table-cell>
          <table:table-cell table:style-name="TableCell1699">
            <text:p text:style-name="Normal"><text:span text:style-name="T1700">Väärtuse tüüp</text:span></text:p>
          </table:table-cell>
          <table:table-cell table:style-name="TableCell1701">
            <text:p text:style-name="Normal"><text:span text:style-name="T1702">Väärtuse näide</text:span></text:p>
          </table:table-cell>
        </table:table-row>
        <table:table-row table:style-name="TableRow1703">
          <table:table-cell table:style-name="TableCell1704">
            <text:p text:style-name="Normal"><text:span text:style-name="T1705">Document_id</text:span></text:p>
          </table:table-cell>
          <table:table-cell table:style-name="TableCell1706">
            <text:p text:style-name="Normal"><text:span text:style-name="T1707">Integer</text:span></text:p>
          </table:table-cell>
          <table:table-cell table:style-name="TableCell1708">
            <text:p text:style-name="Normal"><text:span text:style-name="T1709">46</text:span></text:p>
          </table:table-cell>
        </table:table-row>
        <table:table-row table:style-name="TableRow1710">
          <table:table-cell table:style-name="TableCell1711">
            <text:p text:style-name="Normal"><text:span text:style-name="T1712">Include_file_contents</text:span></text:p>
          </table:table-cell>
          <table:table-cell table:style-name="TableCell1713">
            <text:p text:style-name="Normal"><text:span text:style-name="T1714">Boolean</text:span></text:p>
          </table:table-cell>
          <table:table-cell table:style-name="TableCell1715">
            <text:p text:style-name="Normal"><text:span text:style-name="T1716">true</text:span></text:p>
          </table:table-cell>
        </table:table-row>
      </table:table>
      <text:p text:style-name="P1717"/>
      <text:p text:style-name="P1718">Päringu näide:</text:p>
      <text:p text:style-name="P1719"/>
      <text:p text:style-name="P1720">&lt;soapenv:Envelope xmlns:soapenv="http://schemas.xmlsoap.org/soap/envelope/"<text:s/>xmlns:xtee="http://x-tee.riik.ee/xsd/xtee.xsd" xmlns:adit="http://producers.ametlikud-dokumendid.xtee.riik.ee/producer/ametlikud-dokumendid"&gt;</text:p>
      <text:p text:style-name="P1721"><text:s text:c="3"/>&lt;soapenv:Header&gt;</text:p>
      <text:p text:style-name="P1722"><text:s text:c="6"/>&lt;xtee:nimi&gt;ametlikud-dokumendid.getDocument.v1&lt;/xtee:nimi&gt;</text:p>
      <text:p text:style-name="P1723"><text:s text:c="6"/>&lt;xtee:id&gt;00000000000000&lt;/xtee:id&gt;</text:p>
      <text:p text:style-name="P1724"><text:s text:c="6"/>&lt;xtee:isikukood&gt;EE38407089745&lt;/xtee:isikukood&gt;</text:p>
      <text:p text:style-name="P1725"><text:s text:c="6"/>&lt;xtee:andmekogu&gt;ametlikud-dokumendid&lt;/xtee:andmekogu&gt;</text:p>
      <text:p text:style-name="P1726"><text:s text:c="6"/>&lt;xtee:asutus&gt;12345678&lt;/xtee:asutus&gt;</text:p>
      <text:p text:style-name="P1727"><text:s text:c="6"/>&lt;adit:infosysteem&gt;KOV&lt;/adit:infosysteem&gt;</text:p>
      <text:p text:style-name="P1728"><text:s text:c="3"/>&lt;/soapenv:Header&gt;</text:p>
      <text:p text:style-name="P1729"><text:s text:c="3"/>&lt;soapenv:Body&gt;</text:p>
      <text:p text:style-name="P1730"><text:s text:c="6"/>&lt;adit:GetDocument&gt;</text:p>
      <text:p text:style-name="P1731"><text:s text:c="9"/>&lt;keha&gt;</text:p>
      <text:p text:style-name="P1732"><text:s text:c="12"/>&lt;adit:document_id&gt;46&lt;/adit:document_id&gt;</text:p>
      <text:p text:style-name="P1733"><text:s text:c="12"/>&lt;adit:include_file_contents&gt;true&lt;/adit:include_file_contents&gt;</text:p>
      <text:p text:style-name="P1734"><text:s text:c="9"/>&lt;/keha&gt;</text:p>
      <text:p text:style-name="P1735"><text:s text:c="6"/>&lt;/adit:GetDocument&gt;</text:p>
      <text:p text:style-name="P1736"><text:s text:c="3"/>&lt;/soapenv:Body&gt;</text:p>
      <text:p text:style-name="P1737">&lt;/soapenv:Envelope&gt;</text:p>
      <text:p text:style-name="P1738"/>
      <text:p text:style-name="P1739">Päringu vastuse näide:</text:p>
      <text:p text:style-name="P1740"/>
      <text:p text:style-name="P1741">&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742"><text:s text:c="3"/>&lt;SOAP-ENV:Header&gt;</text:p>
      <text:p text:style-name="P1743"><text:s text:c="6"/>&lt;xtee:asutus xsi:type="xsd:string"&gt;12345678&lt;/xtee:asutus&gt;</text:p>
      <text:p text:style-name="P1744"><text:s text:c="6"/>&lt;xtee:isikukood xsi:type="xsd:string"&gt;EE38407089745&lt;/xtee:isikukood&gt;</text:p>
      <text:p text:style-name="P1745"><text:s text:c="6"/>&lt;xtee:id xsi:type="xsd:string"&gt;00000000000000&lt;/xtee:id&gt;</text:p>
      <text:p text:style-name="P1746"><text:s text:c="6"/>&lt;xtee:nimi xsi:type="xsd:string"&gt;ametlikud-dokumendid.getDocument.v1&lt;/xtee:nimi&gt;</text:p>
      <text:p text:style-name="P1747"><text:s text:c="6"/>&lt;xtee:andmekogu xsi:type="xsd:string"&gt;ametlikud-dokumendid&lt;/xtee:andmekogu&gt;</text:p>
      <text:p text:style-name="P1748"><text:s text:c="3"/>&lt;/SOAP-ENV:Header&gt;</text:p>
      <text:p text:style-name="P1749"><text:s text:c="3"/>&lt;SOAP-ENV:Body&gt;</text:p>
      <text:p text:style-name="P1750"><text:s text:c="6"/>&lt;adit:GetDocumentResponse&gt;</text:p>
      <text:p text:style-name="P1751"><text:s text:c="9"/>&lt;paring&gt;</text:p>
      <text:p text:style-name="P1752"><text:s text:c="12"/>&lt;adit:document_id&gt;46&lt;/adit:document_id&gt;</text:p>
      <text:p text:style-name="P1753"><text:s text:c="12"/>&lt;adit:include_file_contents&gt;true&lt;/adit:include_file_contents&gt;</text:p>
      <text:p text:style-name="P1754"><text:s text:c="9"/>&lt;/paring&gt;</text:p>
      <text:p text:style-name="P1755"><text:s text:c="9"/>&lt;keha&gt;</text:p>
      <text:p text:style-name="P1756"><text:s text:c="12"/>&lt;success&gt;true&lt;/success&gt;</text:p>
      <text:p text:style-name="P1757"><text:s text:c="12"/>&lt;adit:messages&gt;</text:p>
      <text:p text:style-name="P1758"><text:s text:c="15"/>&lt;adit:message lang="en"&gt;Requested document was successfully retrieved&lt;/adit:message&gt;</text:p>
      <text:p text:style-name="P1759"><text:s text:c="12"/>&lt;/adit:messages&gt;</text:p>
      <text:p text:style-name="P1760"><text:s text:c="12"/>&lt;keha&gt;</text:p>
      <text:p text:style-name="P1761"><text:s text:c="15"/>&lt;ns1:document href="cid:288593275620550871934750578520" xmlns:ns1="http://producers.ametlikud-dokumendid.xtee.riik.ee/producer/ametlikud-dokumendid"/&gt;</text:p>
      <text:p text:style-name="P1762"><text:s text:c="12"/>&lt;/keha&gt;</text:p>
      <text:p text:style-name="P1763"><text:s text:c="9"/>&lt;/keha&gt;</text:p>
      <text:p text:style-name="P1764"><text:s/><text:s text:c="5"/>&lt;/adit:GetDocumentResponse&gt;</text:p>
      <text:p text:style-name="P1765"><text:s text:c="3"/>&lt;/SOAP-ENV:Body&gt;</text:p>
      <text:p text:style-name="P1766">&lt;/SOAP-ENV:Envelope&gt;</text:p>
      <text:p text:style-name="Normal"/>
      <text:p text:style-name="Normal">Päringu vastuse SOAP manuse dekodeeritud sisu parameetrid:</text:p>
      <text:p text:style-name="Normal"/>
      <table:table table:style-name="Table1767">
        <table:table-columns>
          <table:table-column table:style-name="TableColumn1768"/>
          <table:table-column table:style-name="TableColumn1769"/>
          <table:table-column table:style-name="TableColumn1770"/>
          <table:table-column table:style-name="TableColumn1771"/>
        </table:table-columns>
        <table:table-row table:style-name="TableRow1772">
          <table:table-cell table:style-name="TableCell1773">
            <text:p text:style-name="Normal"><text:span text:style-name="T1774">Nimi</text:span></text:p>
          </table:table-cell>
          <table:table-cell table:style-name="TableCell1775">
            <text:p text:style-name="Normal"><text:span text:style-name="T1776">Kirjeldus</text:span></text:p>
          </table:table-cell>
          <table:table-cell table:style-name="TableCell1777">
            <text:p text:style-name="Normal"><text:span text:style-name="T1778">Tüüp</text:span></text:p>
          </table:table-cell>
          <table:table-cell table:style-name="TableCell1779">
            <text:p text:style-name="Normal"><text:span text:style-name="T1780">Väärtuse näide</text:span></text:p>
          </table:table-cell>
        </table:table-row>
        <table:table-row table:style-name="TableRow1781">
          <table:table-cell table:style-name="TableCell1782">
            <text:p text:style-name="Normal"><text:span text:style-name="T1783">Document</text:span></text:p>
          </table:table-cell>
          <table:table-cell table:style-name="TableCell1784">
            <text:p text:style-name="Normal">Dokumendi andmete konteiner</text:p>
          </table:table-cell>
          <table:table-cell table:style-name="TableCell1785">
            <text:p text:style-name="Normal"/>
          </table:table-cell>
          <table:table-cell table:style-name="TableCell1786">
            <text:p text:style-name="Normal"/>
          </table:table-cell>
        </table:table-row>
        <table:table-row table:style-name="TableRow1787">
          <table:table-cell table:style-name="TableCell1788">
            <text:list text:style-name="LFO2" text:continue-numbering="true">
              <text:list-item>
                <text:p text:style-name="P1789"><text:span text:style-name="T1790">id</text:span></text:p>
              </text:list-item>
            </text:list>
          </table:table-cell>
          <table:table-cell table:style-name="TableCell1791">
            <text:p text:style-name="Normal">Dokumendi ID</text:p>
          </table:table-cell>
          <table:table-cell table:style-name="TableCell1792">
            <text:p text:style-name="Normal">Integer</text:p>
          </table:table-cell>
          <table:table-cell table:style-name="TableCell1793">
            <text:p text:style-name="Normal">45</text:p>
          </table:table-cell>
        </table:table-row>
        <table:table-row table:style-name="TableRow1794">
          <table:table-cell table:style-name="TableCell1795">
            <text:list text:style-name="LFO2" text:continue-numbering="true">
              <text:list-item>
                <text:p text:style-name="P1796"><text:span text:style-name="T1797">guid</text:span></text:p>
              </text:list-item>
            </text:list>
          </table:table-cell>
          <table:table-cell table:style-name="TableCell1798">
            <text:p text:style-name="Normal">Dokumendi<text:s/>GUID</text:p>
          </table:table-cell>
          <table:table-cell table:style-name="TableCell1799">
            <text:p text:style-name="Normal">String</text:p>
          </table:table-cell>
          <table:table-cell table:style-name="TableCell1800">
            <text:p text:style-name="Normal"><text:span text:style-name="T1801">19d71714-0d93-292a-b254-3a06a4f24002</text:span></text:p>
          </table:table-cell>
        </table:table-row>
        <table:table-row table:style-name="TableRow1802">
          <table:table-cell table:style-name="TableCell1803">
            <text:list text:style-name="LFO2" text:continue-numbering="true">
              <text:list-item>
                <text:p text:style-name="P1804"><text:span text:style-name="T1805">title</text:span></text:p>
              </text:list-item>
            </text:list>
          </table:table-cell>
          <table:table-cell table:style-name="TableCell1806">
            <text:p text:style-name="Normal">Dokumendi pealkiri</text:p>
          </table:table-cell>
          <table:table-cell table:style-name="TableCell1807">
            <text:p text:style-name="Normal">String</text:p>
          </table:table-cell>
          <table:table-cell table:style-name="TableCell1808">
            <text:p text:style-name="Normal"/>
          </table:table-cell>
        </table:table-row>
        <table:table-row table:style-name="TableRow1809">
          <table:table-cell table:style-name="TableCell1810">
            <text:list text:style-name="LFO2" text:continue-numbering="true">
              <text:list-item>
                <text:p text:style-name="P1811"><text:span text:style-name="T1812">document_type</text:span></text:p>
              </text:list-item>
            </text:list>
          </table:table-cell>
          <table:table-cell table:style-name="TableCell1813">
            <text:p text:style-name="Normal">Dokumendi tüüp (application / letter)</text:p>
          </table:table-cell>
          <table:table-cell table:style-name="TableCell1814">
            <text:p text:style-name="Normal">String</text:p>
          </table:table-cell>
          <table:table-cell table:style-name="TableCell1815">
            <text:p text:style-name="Normal">Application</text:p>
          </table:table-cell>
        </table:table-row>
        <table:table-row table:style-name="TableRow1816">
          <table:table-cell table:style-name="TableCell1817">
            <text:list text:style-name="LFO2" text:continue-numbering="true">
              <text:list-item>
                <text:p text:style-name="P1818"><text:span text:style-name="T1819">creator_code</text:span></text:p>
              </text:list-item>
            </text:list>
          </table:table-cell>
          <table:table-cell table:style-name="TableCell1820">
            <text:p text:style-name="Normal">Dokumendi looja / omaniku kood</text:p>
          </table:table-cell>
          <table:table-cell table:style-name="TableCell1821">
            <text:p text:style-name="Normal">String</text:p>
          </table:table-cell>
          <table:table-cell table:style-name="TableCell1822">
            <text:p text:style-name="Normal">EE38407089745</text:p>
          </table:table-cell>
        </table:table-row>
        <table:table-row table:style-name="TableRow1823">
          <table:table-cell table:style-name="TableCell1824">
            <text:list text:style-name="LFO2" text:continue-numbering="true">
              <text:list-item>
                <text:p text:style-name="P1825"><text:span text:style-name="T1826">created</text:span></text:p>
              </text:list-item>
            </text:list>
          </table:table-cell>
          <table:table-cell table:style-name="TableCell1827">
            <text:p text:style-name="Normal">Dokumendi loomise aeg</text:p>
          </table:table-cell>
          <table:table-cell table:style-name="TableCell1828">
            <text:p text:style-name="Normal">Date</text:p>
          </table:table-cell>
          <table:table-cell table:style-name="TableCell1829">
            <text:p text:style-name="Normal"><text:span text:style-name="T1830">2010-08-09T12:17:26.000+03:00</text:span></text:p>
          </table:table-cell>
        </table:table-row>
        <table:table-row table:style-name="TableRow1831">
          <table:table-cell table:style-name="TableCell1832">
            <text:list text:style-name="LFO2" text:continue-numbering="true">
              <text:list-item>
                <text:p text:style-name="P1833"><text:span text:style-name="T1834">creator_application</text:span></text:p>
              </text:list-item>
            </text:list>
          </table:table-cell>
          <table:table-cell table:style-name="TableCell1835">
            <text:p text:style-name="Normal">Dokumendi loomisel kasutatud infosüsteemi nimi</text:p>
          </table:table-cell>
          <table:table-cell table:style-name="TableCell1836">
            <text:p text:style-name="Normal">String</text:p>
          </table:table-cell>
          <table:table-cell table:style-name="TableCell1837">
            <text:p text:style-name="P1838">KOV</text:p>
          </table:table-cell>
        </table:table-row>
        <table:table-row table:style-name="TableRow1839">
          <table:table-cell table:style-name="TableCell1840">
            <text:list text:style-name="LFO2" text:continue-numbering="true">
              <text:list-item>
                <text:p text:style-name="P1841"><text:span text:style-name="T1842">last_mofified</text:span></text:p>
              </text:list-item>
            </text:list>
          </table:table-cell>
          <table:table-cell table:style-name="TableCell1843">
            <text:p text:style-name="Normal">Dokumendi viimase muutmise aeg</text:p>
          </table:table-cell>
          <table:table-cell table:style-name="TableCell1844">
            <text:p text:style-name="Normal">Date</text:p>
          </table:table-cell>
          <table:table-cell table:style-name="TableCell1845">
            <text:p text:style-name="P1846">2010-08-09T12:17:26.000+03:00</text:p>
          </table:table-cell>
        </table:table-row>
        <table:table-row table:style-name="TableRow1847">
          <table:table-cell table:style-name="TableCell1848">
            <text:list text:style-name="LFO2" text:continue-numbering="true">
              <text:list-item>
                <text:p text:style-name="P1849"><text:span text:style-name="T1850">signable</text:span></text:p>
              </text:list-item>
            </text:list>
          </table:table-cell>
          <table:table-cell table:style-name="TableCell1851">
            <text:p text:style-name="Normal">Näitab, kas document on allkirjastatav</text:p>
          </table:table-cell>
          <table:table-cell table:style-name="TableCell1852">
            <text:p text:style-name="Normal">Boolean</text:p>
          </table:table-cell>
          <table:table-cell table:style-name="TableCell1853">
            <text:p text:style-name="P1854">true</text:p>
          </table:table-cell>
        </table:table-row>
        <table:table-row table:style-name="TableRow1855">
          <table:table-cell table:style-name="TableCell1856">
            <text:list text:style-name="LFO2" text:continue-numbering="true">
              <text:list-item>
                <text:p text:style-name="P1857"><text:span text:style-name="T1858">document_files</text:span></text:p>
              </text:list-item>
            </text:list>
          </table:table-cell>
          <table:table-cell table:style-name="TableCell1859">
            <text:p text:style-name="Normal">Dokumendi failide konteiner</text:p>
          </table:table-cell>
          <table:table-cell table:style-name="TableCell1860">
            <text:p text:style-name="Normal"/>
          </table:table-cell>
          <table:table-cell table:style-name="TableCell1861">
            <text:p text:style-name="Normal"/>
          </table:table-cell>
        </table:table-row>
        <table:table-row table:style-name="TableRow1862">
          <table:table-cell table:style-name="TableCell1863">
            <text:list text:style-name="LFO2" text:continue-numbering="true">
              <text:list-item>
                <text:p text:style-name="P1864"><text:span text:style-name="T1865">file</text:span></text:p>
              </text:list-item>
            </text:list>
          </table:table-cell>
          <table:table-cell table:style-name="TableCell1866">
            <text:p text:style-name="Normal">Dokumendi faili andmed</text:p>
          </table:table-cell>
          <table:table-cell table:style-name="TableCell1867">
            <text:p text:style-name="Normal"/>
          </table:table-cell>
          <table:table-cell table:style-name="TableCell1868">
            <text:p text:style-name="Normal"/>
          </table:table-cell>
        </table:table-row>
        <table:table-row table:style-name="TableRow1869">
          <table:table-cell table:style-name="TableCell1870">
            <text:list text:style-name="LFO2" text:continue-numbering="true">
              <text:list-item>
                <text:p text:style-name="P1871"><text:span text:style-name="T1872">file.id</text:span></text:p>
              </text:list-item>
            </text:list>
          </table:table-cell>
          <table:table-cell table:style-name="TableCell1873">
            <text:p text:style-name="Normal">Faili id (määratud juhul kui soovitakse muuta olemasolevat dokumendi faili)</text:p>
          </table:table-cell>
          <table:table-cell table:style-name="TableCell1874">
            <text:p text:style-name="Normal">Integer</text:p>
          </table:table-cell>
          <table:table-cell table:style-name="TableCell1875">
            <text:p text:style-name="Normal">56</text:p>
          </table:table-cell>
        </table:table-row>
        <table:table-row table:style-name="TableRow1876">
          <table:table-cell table:style-name="TableCell1877">
            <text:list text:style-name="LFO2" text:continue-numbering="true">
              <text:list-item>
                <text:p text:style-name="P1878"><text:span text:style-name="T1879">file.name</text:span></text:p>
              </text:list-item>
            </text:list>
          </table:table-cell>
          <table:table-cell table:style-name="TableCell1880">
            <text:p text:style-name="Normal">Faili nimi koos laiendiga</text:p>
          </table:table-cell>
          <table:table-cell table:style-name="TableCell1881">
            <text:p text:style-name="Normal">String</text:p>
          </table:table-cell>
          <table:table-cell table:style-name="TableCell1882">
            <text:p text:style-name="Normal">Avaldus.txt</text:p>
          </table:table-cell>
        </table:table-row>
        <table:table-row table:style-name="TableRow1883">
          <table:table-cell table:style-name="TableCell1884">
            <text:list text:style-name="LFO2" text:continue-numbering="true">
              <text:list-item>
                <text:p text:style-name="P1885"><text:span text:style-name="T1886">file.content_type</text:span></text:p>
              </text:list-item>
            </text:list>
          </table:table-cell>
          <table:table-cell table:style-name="TableCell1887">
            <text:p text:style-name="Normal">Faili<text:s/>MIME tüüp</text:p>
          </table:table-cell>
          <table:table-cell table:style-name="TableCell1888">
            <text:p text:style-name="Normal">String</text:p>
          </table:table-cell>
          <table:table-cell table:style-name="TableCell1889">
            <text:p text:style-name="Normal">Application/pdf</text:p>
          </table:table-cell>
        </table:table-row>
        <table:table-row table:style-name="TableRow1890">
          <table:table-cell table:style-name="TableCell1891">
            <text:list text:style-name="LFO2" text:continue-numbering="true">
              <text:list-item>
                <text:p text:style-name="P1892"><text:span text:style-name="T1893">file.description</text:span></text:p>
              </text:list-item>
            </text:list>
          </table:table-cell>
          <table:table-cell table:style-name="TableCell1894">
            <text:p text:style-name="Normal">Faili pealkiri või kirjeldus</text:p>
          </table:table-cell>
          <table:table-cell table:style-name="TableCell1895">
            <text:p text:style-name="Normal">String</text:p>
          </table:table-cell>
          <table:table-cell table:style-name="TableCell1896">
            <text:p text:style-name="Normal">Avaldus Tallinna Linnavalitsusele</text:p>
          </table:table-cell>
        </table:table-row>
        <table:table-row table:style-name="TableRow1897">
          <table:table-cell table:style-name="TableCell1898">
            <text:list text:style-name="LFO2" text:continue-numbering="true">
              <text:list-item>
                <text:p text:style-name="P1899"><text:span text:style-name="T1900">file.size_bytes</text:span></text:p>
              </text:list-item>
            </text:list>
          </table:table-cell>
          <table:table-cell table:style-name="TableCell1901">
            <text:p text:style-name="Normal">Faili suurus baitides</text:p>
          </table:table-cell>
          <table:table-cell table:style-name="TableCell1902">
            <text:p text:style-name="Normal">Long</text:p>
          </table:table-cell>
          <table:table-cell table:style-name="TableCell1903">
            <text:p text:style-name="Normal">300</text:p>
          </table:table-cell>
        </table:table-row>
        <table:table-row table:style-name="TableRow1904">
          <table:table-cell table:style-name="TableCell1905">
            <text:list text:style-name="LFO2" text:continue-numbering="true">
              <text:list-item>
                <text:p text:style-name="P1906"><text:span text:style-name="T1907">file.data</text:span></text:p>
              </text:list-item>
            </text:list>
          </table:table-cell>
          <table:table-cell table:style-name="TableCell1908">
            <text:p text:style-name="Normal">Faili sisu Base64 kodeeringus</text:p>
          </table:table-cell>
          <table:table-cell table:style-name="TableCell1909">
            <text:p text:style-name="Normal">String</text:p>
          </table:table-cell>
          <table:table-cell table:style-name="TableCell1910">
            <text:p text:style-name="Normal"><text:span text:style-name="T1911">SvVnZXZhI…</text:span></text:p>
          </table:table-cell>
        </table:table-row>
      </table:table>
      <text:p text:style-name="Normal"/>
      <text:p text:style-name="Normal"/>
      <text:p text:style-name="Normal">Näide:</text:p>
      <text:p text:style-name="Normal"/>
      <text:p text:style-name="P1912">&lt;?xml<text:s/>version="1.0" encoding="UTF-8"?&gt;</text:p>
      <text:p text:style-name="P1913">&lt;document&gt;</text:p>
      <text:p text:style-name="P1914"><text:s text:c="4"/>&lt;id&gt;46&lt;/id&gt;</text:p>
      <text:p text:style-name="P1915"><text:s text:c="4"/>&lt;guid&gt;19d71714-0d93-292a-b254-3a06a4f24002&lt;/guid&gt;</text:p>
      <text:p text:style-name="P1916"><text:s text:c="4"/>&lt;title&gt;Avaldus Jõgeva Linnavalitsusele&lt;/title&gt;</text:p>
      <text:p text:style-name="P1917"><text:s text:c="4"/>&lt;document_type&gt;application&lt;/document_type&gt;</text:p>
      <text:p text:style-name="P1918"><text:s text:c="4"/>&lt;creator_code&gt;EE38407089745&lt;/creator_code&gt;</text:p>
      <text:p text:style-name="P1919"><text:s text:c="4"/>&lt;created&gt;2010-08-09T12:17:26.000+03:00&lt;/created&gt;</text:p>
      <text:p text:style-name="P1920"><text:s text:c="4"/>&lt;creator_application&gt;KOV&lt;/creator_application&gt;</text:p>
      <text:p text:style-name="P1921"><text:s text:c="4"/>&lt;last_modified&gt;2010-08-09T12:17:26.000+03:00&lt;/last_modified&gt;</text:p>
      <text:p text:style-name="P1922"><text:s text:c="4"/>&lt;signable&gt;true&lt;/signable&gt;</text:p>
      <text:p text:style-name="P1923"><text:s text:c="4"/>&lt;document_files&gt;</text:p>
      <text:p text:style-name="P1924"><text:s text:c="8"/>&lt;total_files&gt;2&lt;/total_files&gt;</text:p>
      <text:p text:style-name="P1925"><text:s text:c="8"/>&lt;total_bytes&gt;446&lt;/total_bytes&gt;</text:p>
      <text:p text:style-name="P1926"><text:s text:c="8"/>&lt;document_files&gt;</text:p>
      <text:p text:style-name="P1927"><text:s text:c="12"/>&lt;file&gt;</text:p>
      <text:p text:style-name="P1928"><text:s text:c="16"/>&lt;id&gt;17&lt;/id&gt;</text:p>
      <text:p text:style-name="P1929"><text:s text:c="16"/>&lt;name&gt;avaldus2.txt&lt;/name&gt;</text:p>
      <text:p text:style-name="P1930"><text:s text:c="16"/>&lt;content_type&gt;text/plain&lt;/content_type&gt;</text:p>
      <text:p text:style-name="P1931"><text:s text:c="16"/>&lt;description&gt;Avaldus tekstifailina&lt;/description&gt;</text:p>
      <text:p text:style-name="P1932"><text:s text:c="16"/>&lt;size_bytes&gt;223&lt;/size_bytes&gt;</text:p>
      <text:p text:style-name="P1933"><text:span text:style-name="T1934"><text:s text:c="16"/>&lt;d</text:span><text:span text:style-name="T1935">a</text:span><text:span text:style-name="T1936">ta&gt;SvVnZXZhIExpbm5hdmFsaXRzdXMJMjAuMDQuMjAxMA0KDQpBdmFsZHVzDQoNClBhbHVuIHZpaXZp</text:span></text:p>
      <text:p text:style-name="P1937">dGFtYXR1bHQgdGFnYXN0YWRhIG1pbnUgcG9vbHQgbfb2ZHVudWQgdGVpc2lw5GV2YWwgbGlubmF2</text:p>
      <text:p text:style-name="P1938">YWxpdHN1c2Uga2FudHNlbGVpc3NlIHVudXN0YXR1ZCBrb2h2ZXIsIHN1dXNhZCBqYSByYW5uYXBh</text:p>
      <text:p text:style-name="P1939"><text:span text:style-name="T1940">bGwuDQoNCg0KRWlubyBNdWlkdWdpDQpBUyBBc3V0dXMNCkp1aGF0dXNlIGVzaW1lZXMNCg==</text:span></text:p>
      <text:p text:style-name="P1941">&lt;/data&gt;</text:p>
      <text:p text:style-name="P1942"><text:s text:c="12"/>&lt;/file&gt;</text:p>
      <text:p text:style-name="P1943"><text:s text:c="12"/>&lt;file&gt;</text:p>
      <text:p text:style-name="P1944"><text:s text:c="16"/>&lt;id&gt;16&lt;/id&gt;</text:p>
      <text:p text:style-name="P1945"><text:s text:c="16"/>&lt;name&gt;avaldus1.txt&lt;/name&gt;</text:p>
      <text:p text:style-name="P1946"><text:s text:c="16"/>&lt;content_type&gt;text/plain&lt;/content_type&gt;</text:p>
      <text:p text:style-name="P1947"><text:s text:c="16"/>&lt;description&gt;Avaldus tekstifailina&lt;/description&gt;</text:p>
      <text:p text:style-name="P1948"><text:s text:c="16"/>&lt;size_bytes&gt;223&lt;/size_bytes&gt;</text:p>
      <text:p text:style-name="P1949"><text:span text:style-name="T1950"><text:s text:c="16"/>&lt;d</text:span><text:span text:style-name="T1951">a</text:span><text:span text:style-name="T1952">ta&gt;SvVnZXZhIExpbm5hdmFsaXRzdXMJMjAuMDQuMjAxMA0KDQpBdmFsZHVz</text:span><text:span text:style-name="T1953">DQoNClBhbHVuIHZpaXZp</text:span></text:p>
      <text:p text:style-name="P1954">dGFtYXR1bHQgdGFnYXN0YWRhIG1pbnUgcG9vbHQgbfb2ZHVudWQgdGVpc2lw5GV2YWwgbGlubmF2</text:p>
      <text:p text:style-name="P1955">YWxpdHN1c2Uga2FudHNlbGVpc3NlIHVudXN0YXR1ZCBrb2h2ZXIsIHN1dXNhZCBqYSByYW5uYXBh</text:p>
      <text:p text:style-name="P1956"><text:span text:style-name="T1957">bGwuDQoNCg0KRWlubyBNdWlkdWdpDQpBUyBBc3V0dXMNCkp1aGF0dXNlIGVzaW1lZXMNCg==</text:span></text:p>
      <text:p text:style-name="P1958">&lt;/data&gt;</text:p>
      <text:p text:style-name="P1959"><text:s text:c="12"/>&lt;/file&gt;</text:p>
      <text:p text:style-name="P1960"><text:s text:c="8"/>&lt;/document_files&gt;</text:p>
      <text:p text:style-name="P1961"><text:s text:c="4"/>&lt;/document_files&gt;</text:p>
      <text:p text:style-name="P1962">&lt;/document&gt;</text:p>
      <text:h text:style-name="Heading1" text:outline-level="1"><text:bookmark-start text:name="_Toc269128819"/><text:bookmark-start text:name="_Toc269126601"/><text:bookmark-start text:name="_Toc269124337"/><text:bookmark-start text:name="_Toc269122895"/><text:bookmark-start text:name="_Toc269120578"/><text:bookmark-start text:name="_Toc269120309"/><text:bookmark-start text:name="_Toc270420747"/><text:bookmark-start text:name="_Toc270424931"/><text:bookmark-start text:name="_Toc271031534"/><text:bookmark-start text:name="_Toc271551513"/><text:bookmark-start text:name="_Toc271552508"/><text:bookmark-start text:name="_Toc271627641"/><text:bookmark-start text:name="_Toc273345936"/><text:bookmark-start text:name="_Toc273352543"/>GetDocumentFile.v1<text:bookmark-end text:name="_Toc269128819"/><text:bookmark-end text:name="_Toc269126601"/><text:bookmark-end text:name="_Toc269124337"/><text:bookmark-end text:name="_Toc269122895"/><text:bookmark-end text:name="_Toc269120578"/><text:bookmark-end text:name="_Toc269120309"/><text:bookmark-end text:name="_Toc270420747"/><text:bookmark-end text:name="_Toc270424931"/><text:bookmark-end text:name="_Toc271031534"/><text:bookmark-end text:name="_Toc271551513"/><text:bookmark-end text:name="_Toc271552508"/><text:bookmark-end text:name="_Toc271627641"/><text:bookmark-end text:name="_Toc273345936"/><text:bookmark-end text:name="_Toc273352543"/></text:h>
      <text:p text:style-name="P1963"><text:span text:style-name="T1964">Päring võimaldab pärida dokumendi faili andmed – sisu ja metaandmed. Päringu paramee</text:span><text:span text:style-name="T1965">t</text:span><text:span text:style-name="T1966">riga „document_id“ määratakse dokumendi ID ning parameetriga „file_id“ m</text:span><text:span text:style-name="T1967">ääratakse failid, mille andmeid soovitakse saada. Päringu vastuse SOAP manuses on dokumendi failide an</text:span><text:span text:style-name="T1968">d</text:span><text:span text:style-name="T1969">med.</text:span></text:p>
      <text:p text:style-name="P1970"/>
      <text:p text:style-name="P1971">Parameetrid</text:p>
      <table:table table:style-name="Table1972">
        <table:table-columns>
          <table:table-column table:style-name="TableColumn1973"/>
          <table:table-column table:style-name="TableColumn1974"/>
          <table:table-column table:style-name="TableColumn1975"/>
        </table:table-columns>
        <table:table-row table:style-name="TableRow1976">
          <table:table-cell table:style-name="TableCell1977">
            <text:p text:style-name="Normal"><text:span text:style-name="T1978">Nimi</text:span></text:p>
          </table:table-cell>
          <table:table-cell table:style-name="TableCell1979">
            <text:p text:style-name="Normal"><text:span text:style-name="T1980">Väärtuse tüüp</text:span></text:p>
          </table:table-cell>
          <table:table-cell table:style-name="TableCell1981">
            <text:p text:style-name="Normal"><text:span text:style-name="T1982">Väärtuse näide</text:span></text:p>
          </table:table-cell>
        </table:table-row>
        <table:table-row table:style-name="TableRow1983">
          <table:table-cell table:style-name="TableCell1984">
            <text:p text:style-name="Normal"><text:span text:style-name="T1985">Document_id</text:span></text:p>
          </table:table-cell>
          <table:table-cell table:style-name="TableCell1986">
            <text:p text:style-name="Normal"><text:span text:style-name="T1987">Integer</text:span></text:p>
          </table:table-cell>
          <table:table-cell table:style-name="TableCell1988">
            <text:p text:style-name="Normal"><text:span text:style-name="T1989">46</text:span></text:p>
          </table:table-cell>
        </table:table-row>
        <table:table-row table:style-name="TableRow1990">
          <table:table-cell table:style-name="TableCell1991">
            <text:p text:style-name="Normal"><text:span text:style-name="T1992">File_id_list.file_id</text:span></text:p>
          </table:table-cell>
          <table:table-cell table:style-name="TableCell1993">
            <text:p text:style-name="Normal"><text:span text:style-name="T1994">Integer</text:span></text:p>
          </table:table-cell>
          <table:table-cell table:style-name="TableCell1995">
            <text:p text:style-name="Normal"><text:span text:style-name="T1996">16</text:span></text:p>
          </table:table-cell>
        </table:table-row>
      </table:table>
      <text:p text:style-name="P1997"/>
      <text:p text:style-name="P1998">Päringu näide:</text:p>
      <text:p text:style-name="P1999"/>
      <text:p text:style-name="P2000">&lt;soapenv:Envelope<text:s/>xmlns:soapenv="http://schemas.xmlsoap.org/soap/envelope/" xmlns:xtee="http://x-tee.riik.ee/xsd/xtee.xsd" xmlns:adit="http://producers.ametlikud-dokumendid.xtee.riik.ee/producer/ametlikud-dokumendid"&gt;</text:p>
      <text:p text:style-name="P2001"><text:s text:c="3"/>&lt;soapenv:Header&gt;</text:p>
      <text:p text:style-name="P2002"><text:s text:c="6"/>&lt;xtee:nimi&gt;ametlikud-dokumendid.getDocumentFile.v1&lt;/xtee:nimi&gt;</text:p>
      <text:p text:style-name="P2003"><text:s text:c="6"/>&lt;xtee:id&gt;00000000000000&lt;/xtee:id&gt;</text:p>
      <text:p text:style-name="P2004"><text:s text:c="6"/>&lt;xtee:isikukood&gt;EE38407089745&lt;/xtee:isikukood&gt;</text:p>
      <text:p text:style-name="P2005"><text:s text:c="6"/>&lt;xtee:andmekogu&gt;ametlikud-dokumendid&lt;/xtee:andmekogu&gt;</text:p>
      <text:p text:style-name="P2006"><text:s text:c="6"/>&lt;xtee:asutus&gt;12345678&lt;/xtee:asutus&gt;</text:p>
      <text:p text:style-name="P2007"><text:s text:c="4"/>&lt;adit:infosysteem&gt;KOV&lt;/adit:infosysteem&gt;</text:p>
      <text:p text:style-name="P2008"><text:s text:c="3"/>&lt;/soapenv:Header&gt;</text:p>
      <text:p text:style-name="P2009"><text:s text:c="3"/>&lt;soapenv:Body&gt;</text:p>
      <text:p text:style-name="P2010"><text:s text:c="6"/>&lt;adit:GetDocumentFile&gt;</text:p>
      <text:p text:style-name="P2011"><text:s text:c="9"/>&lt;keha&gt;</text:p>
      <text:p text:style-name="P2012"><text:s text:c="12"/>&lt;adit:document_id&gt;46&lt;/adit:document_id&gt;</text:p>
      <text:p text:style-name="P2013"><text:s text:c="12"/>&lt;adit:file_id_list&gt;</text:p>
      <text:p text:style-name="P2014"><text:s text:c="15"/>&lt;adit:file_id&gt;16&lt;/adit:file_id&gt;</text:p>
      <text:p text:style-name="P2015"><text:s text:c="15"/>&lt;adit:file_id&gt;17&lt;/adit:file_id&gt;</text:p>
      <text:p text:style-name="P2016"><text:s text:c="12"/>&lt;/adit:file_id_list&gt;</text:p>
      <text:p text:style-name="P2017"><text:s text:c="9"/>&lt;/keha&gt;</text:p>
      <text:p text:style-name="P2018"><text:s text:c="6"/>&lt;/adit:GetDocumentFile&gt;</text:p>
      <text:p text:style-name="P2019"><text:s text:c="3"/>&lt;/soapenv:Body&gt;</text:p>
      <text:p text:style-name="P2020">&lt;/soapenv:Envelope&gt;</text:p>
      <text:p text:style-name="P2021"/>
      <text:p text:style-name="P2022">Päringu vastuse näide:</text:p>
      <text:p text:style-name="P2023"/>
      <text:p text:style-name="P2024">&lt;SOAP-ENV:Envelope SOAP-ENV:encodingStyle="http://schemas.xmlsoap.org/soap/encoding/" xmlns:SOAP-ENV="http://schemas.xmlsoap.org/soap/envelope/" xmlns:SOAP-ENC="http://schemas.xmlsoap.org/soap/encoding/" xmlns:adit="http://producers.ametlikud-dokumendid.xtee.riik.ee/producer/ametlikud-dokumendid" xmlns:xsd="http://www.w3.org/2001/XMLSchema"<text:s/>xmlns:xsi="http://www.w3.org/2001/XMLSchema-instance" xmlns:xtee="http://x-tee.riik.ee/xsd/xtee.xsd"&gt;</text:p>
      <text:p text:style-name="P2025"><text:s text:c="3"/>&lt;SOAP-ENV:Header&gt;</text:p>
      <text:p text:style-name="P2026"><text:s text:c="6"/>&lt;xtee:asutus xsi:type="xsd:string"&gt;12345678&lt;/xtee:asutus&gt;</text:p>
      <text:p text:style-name="P2027"><text:s text:c="6"/>&lt;xtee:isikukood xsi:type="xsd:string"&gt;EE38407089745&lt;/xtee:isikukood&gt;</text:p>
      <text:p text:style-name="P2028"><text:s text:c="6"/>&lt;xtee:id xsi:type="xsd:string"&gt;00000000000000&lt;/xtee:id&gt;</text:p>
      <text:p text:style-name="P2029"><text:s text:c="6"/>&lt;xtee:nimi xsi:type="xsd:string"&gt;ametlikud-dokumendid.getDocumentFile.v1&lt;/xtee:nimi&gt;</text:p>
      <text:p text:style-name="P2030"><text:s text:c="6"/>&lt;xtee:andmekogu xsi:type="xsd:string"&gt;ametlikud-dokumendid&lt;/xtee:andmekogu&gt;</text:p>
      <text:p text:style-name="P2031"><text:s text:c="3"/>&lt;/SOAP-ENV:Header&gt;</text:p>
      <text:p text:style-name="P2032"><text:s text:c="3"/>&lt;SOAP-ENV:Body&gt;</text:p>
      <text:p text:style-name="P2033"><text:s text:c="6"/>&lt;adit:GetDocumentFileResponse&gt;</text:p>
      <text:p text:style-name="P2034"><text:s text:c="9"/>&lt;paring&gt;</text:p>
      <text:p text:style-name="P2035"><text:s text:c="12"/>&lt;adit:document_id&gt;46&lt;/adit:document_id&gt;</text:p>
      <text:p text:style-name="P2036"><text:s text:c="12"/>&lt;adit:file_id_list&gt;</text:p>
      <text:p text:style-name="P2037"><text:s text:c="15"/>&lt;adit:file_id&gt;16&lt;/adit:file_id&gt;</text:p>
      <text:p text:style-name="P2038"><text:s text:c="15"/>&lt;adit:file_id&gt;17&lt;/adit:file_id&gt;</text:p>
      <text:p text:style-name="P2039"><text:s text:c="12"/>&lt;/adit:file_id_list&gt;</text:p>
      <text:p text:style-name="P2040"><text:s text:c="9"/>&lt;/paring&gt;</text:p>
      <text:p text:style-name="P2041"><text:s text:c="9"/>&lt;keha&gt;</text:p>
      <text:p text:style-name="P2042"><text:s text:c="12"/>&lt;success&gt;true&lt;/success&gt;</text:p>
      <text:p text:style-name="P2043"><text:s text:c="12"/>&lt;adit:messages&gt;</text:p>
      <text:p text:style-name="P2044"><text:s text:c="15"/>&lt;adit:message lang="en"&gt;All requested files were successfully retrieved&lt;/adit:message&gt;</text:p>
      <text:p text:style-name="P2045"><text:s text:c="12"/>&lt;/adit:messages&gt;</text:p>
      <text:p text:style-name="P2046"><text:s text:c="12"/>&lt;keha&gt;</text:p>
      <text:p text:style-name="P2047"><text:s text:c="15"/>&lt;ns1:files href="cid:200611913490613646957590966591" xmlns:ns1="http://producers.ametlikud-dokumendid.xtee.riik.ee/producer/ametlikud-dokumendid"/&gt;</text:p>
      <text:p text:style-name="P2048"><text:s text:c="12"/>&lt;/keha&gt;</text:p>
      <text:p text:style-name="P2049"><text:s text:c="9"/>&lt;/keha&gt;</text:p>
      <text:p text:style-name="P2050"><text:s text:c="6"/>&lt;/adit:GetDocumentFileResponse&gt;</text:p>
      <text:p text:style-name="P2051"><text:s text:c="3"/>&lt;/SOAP-ENV:Body&gt;</text:p>
      <text:p text:style-name="P2052">&lt;/SOAP-ENV:Envelope&gt;</text:p>
      <text:p text:style-name="Normal"/>
      <text:p text:style-name="Normal">Päringu vastuse SOAP manuse dekodeeritud sisu parameetrid:</text:p>
      <text:p text:style-name="Normal"/>
      <table:table table:style-name="Table2053">
        <table:table-columns>
          <table:table-column table:style-name="TableColumn2054"/>
          <table:table-column table:style-name="TableColumn2055"/>
          <table:table-column table:style-name="TableColumn2056"/>
          <table:table-column table:style-name="TableColumn2057"/>
        </table:table-columns>
        <table:table-row table:style-name="TableRow2058">
          <table:table-cell table:style-name="TableCell2059">
            <text:p text:style-name="Normal"><text:span text:style-name="T2060">Nimi</text:span></text:p>
          </table:table-cell>
          <table:table-cell table:style-name="TableCell2061">
            <text:p text:style-name="Normal"><text:span text:style-name="T2062">Kirjeldus</text:span></text:p>
          </table:table-cell>
          <table:table-cell table:style-name="TableCell2063">
            <text:p text:style-name="Normal"><text:span text:style-name="T2064">Tüüp</text:span></text:p>
          </table:table-cell>
          <table:table-cell table:style-name="TableCell2065">
            <text:p text:style-name="Normal"><text:span text:style-name="T2066">Väärtuse näide</text:span></text:p>
          </table:table-cell>
        </table:table-row>
        <table:table-row table:style-name="TableRow2067">
          <table:table-cell table:style-name="TableCell2068">
            <text:p text:style-name="Normal">files</text:p>
          </table:table-cell>
          <table:table-cell table:style-name="TableCell2069">
            <text:p text:style-name="Normal">Failide konteiner</text:p>
          </table:table-cell>
          <table:table-cell table:style-name="TableCell2070">
            <text:p text:style-name="Normal"/>
          </table:table-cell>
          <table:table-cell table:style-name="TableCell2071">
            <text:p text:style-name="Normal"/>
          </table:table-cell>
        </table:table-row>
        <table:table-row table:style-name="TableRow2072">
          <table:table-cell table:style-name="TableCell2073">
            <text:p text:style-name="Normal">file</text:p>
          </table:table-cell>
          <table:table-cell table:style-name="TableCell2074">
            <text:p text:style-name="Normal">Faili andmete konteiner</text:p>
          </table:table-cell>
          <table:table-cell table:style-name="TableCell2075">
            <text:p text:style-name="Normal"/>
          </table:table-cell>
          <table:table-cell table:style-name="TableCell2076">
            <text:p text:style-name="Normal"/>
          </table:table-cell>
        </table:table-row>
        <table:table-row table:style-name="TableRow2077">
          <table:table-cell table:style-name="TableCell2078">
            <text:list text:style-name="LFO2" text:continue-numbering="true">
              <text:list-item>
                <text:p text:style-name="P2079"><text:span text:style-name="T2080">file.id</text:span></text:p>
              </text:list-item>
            </text:list>
          </table:table-cell>
          <table:table-cell table:style-name="TableCell2081">
            <text:p text:style-name="Normal">Faili id (määratud<text:s/>juhul kui soovitakse muuta olemasolevat dokumendi faili)</text:p>
          </table:table-cell>
          <table:table-cell table:style-name="TableCell2082">
            <text:p text:style-name="Normal">Integer</text:p>
          </table:table-cell>
          <table:table-cell table:style-name="TableCell2083">
            <text:p text:style-name="Normal">56</text:p>
          </table:table-cell>
        </table:table-row>
        <table:table-row table:style-name="TableRow2084">
          <table:table-cell table:style-name="TableCell2085">
            <text:list text:style-name="LFO2" text:continue-numbering="true">
              <text:list-item>
                <text:p text:style-name="P2086"><text:span text:style-name="T2087">file.name</text:span></text:p>
              </text:list-item>
            </text:list>
          </table:table-cell>
          <table:table-cell table:style-name="TableCell2088">
            <text:p text:style-name="Normal">Faili nimi koos laiendiga</text:p>
          </table:table-cell>
          <table:table-cell table:style-name="TableCell2089">
            <text:p text:style-name="Normal">String</text:p>
          </table:table-cell>
          <table:table-cell table:style-name="TableCell2090">
            <text:p text:style-name="Normal">Avaldus.txt</text:p>
          </table:table-cell>
        </table:table-row>
        <table:table-row table:style-name="TableRow2091">
          <table:table-cell table:style-name="TableCell2092">
            <text:list text:style-name="LFO2" text:continue-numbering="true">
              <text:list-item>
                <text:p text:style-name="P2093"><text:span text:style-name="T2094">file.content_type</text:span></text:p>
              </text:list-item>
            </text:list>
          </table:table-cell>
          <table:table-cell table:style-name="TableCell2095">
            <text:p text:style-name="Normal">Faili MIME tüüp</text:p>
          </table:table-cell>
          <table:table-cell table:style-name="TableCell2096">
            <text:p text:style-name="Normal">String</text:p>
          </table:table-cell>
          <table:table-cell table:style-name="TableCell2097">
            <text:p text:style-name="Normal">Application/pdf</text:p>
          </table:table-cell>
        </table:table-row>
        <table:table-row table:style-name="TableRow2098">
          <table:table-cell table:style-name="TableCell2099">
            <text:list text:style-name="LFO2" text:continue-numbering="true">
              <text:list-item>
                <text:p text:style-name="P2100"><text:span text:style-name="T2101">file.description</text:span></text:p>
              </text:list-item>
            </text:list>
          </table:table-cell>
          <table:table-cell table:style-name="TableCell2102">
            <text:p text:style-name="Normal">Faili pealkiri või kirjeldus</text:p>
          </table:table-cell>
          <table:table-cell table:style-name="TableCell2103">
            <text:p text:style-name="Normal">String</text:p>
          </table:table-cell>
          <table:table-cell table:style-name="TableCell2104">
            <text:p text:style-name="Normal">Avaldus Tallinna<text:s/>Linnavalitsusele</text:p>
          </table:table-cell>
        </table:table-row>
        <table:table-row table:style-name="TableRow2105">
          <table:table-cell table:style-name="TableCell2106">
            <text:list text:style-name="LFO2" text:continue-numbering="true">
              <text:list-item>
                <text:p text:style-name="P2107"><text:span text:style-name="T2108">file.size_bytes</text:span></text:p>
              </text:list-item>
            </text:list>
          </table:table-cell>
          <table:table-cell table:style-name="TableCell2109">
            <text:p text:style-name="Normal">Faili suurus baitides</text:p>
          </table:table-cell>
          <table:table-cell table:style-name="TableCell2110">
            <text:p text:style-name="Normal">Long</text:p>
          </table:table-cell>
          <table:table-cell table:style-name="TableCell2111">
            <text:p text:style-name="Normal">300</text:p>
          </table:table-cell>
        </table:table-row>
        <table:table-row table:style-name="TableRow2112">
          <table:table-cell table:style-name="TableCell2113">
            <text:list text:style-name="LFO2" text:continue-numbering="true">
              <text:list-item>
                <text:p text:style-name="P2114"><text:span text:style-name="T2115">file.data</text:span></text:p>
              </text:list-item>
            </text:list>
          </table:table-cell>
          <table:table-cell table:style-name="TableCell2116">
            <text:p text:style-name="Normal">Faili sisu Base64 kodeeringus</text:p>
          </table:table-cell>
          <table:table-cell table:style-name="TableCell2117">
            <text:p text:style-name="Normal">String</text:p>
          </table:table-cell>
          <table:table-cell table:style-name="TableCell2118">
            <text:p text:style-name="Normal"><text:span text:style-name="T2119">SvVnZXZhI…</text:span></text:p>
          </table:table-cell>
        </table:table-row>
      </table:table>
      <text:p text:style-name="Normal"/>
      <text:p text:style-name="Normal"/>
      <text:p text:style-name="Normal">Näide:</text:p>
      <text:p text:style-name="Normal"/>
      <text:p text:style-name="P2120">&lt;?xml version="1.0" encoding="UTF-8"?&gt;</text:p>
      <text:p text:style-name="P2121">&lt;getDocumentFileResponseAttachmentV1&gt;</text:p>
      <text:p text:style-name="P2122"><text:s text:c="4"/>&lt;files&gt;</text:p>
      <text:p text:style-name="P2123"><text:s text:c="8"/>&lt;file&gt;</text:p>
      <text:p text:style-name="P2124"><text:s text:c="12"/>&lt;id&gt;16&lt;/id&gt;</text:p>
      <text:p text:style-name="P2125"><text:s text:c="12"/>&lt;name&gt;avaldus1.txt&lt;/name&gt;</text:p>
      <text:p text:style-name="P2126"><text:s text:c="12"/>&lt;content_type&gt;text/plain&lt;/content_type&gt;</text:p>
      <text:p text:style-name="P2127"><text:s text:c="12"/>&lt;description&gt;Avaldus tekstifailina&lt;/description&gt;</text:p>
      <text:p text:style-name="P2128"><text:s text:c="12"/>&lt;size_bytes&gt;223&lt;/size_bytes&gt;</text:p>
      <text:p text:style-name="P2129"><text:span text:style-name="T2130"><text:s text:c="12"/>&lt;data&gt;</text:span></text:p>
      <text:p text:style-name="P2131">SvVnZXZhIExpbm5hdmFsaXRzdXMJMjAuMDQuMjAxMA0KDQpBdmFsZHVzDQoNClBhbHVuIHZpaXZp</text:p>
      <text:p text:style-name="P2132">dGFtYXR1bHQgdGFnYXN0YWRhIG1pbnUgcG9vbHQgbfb2ZHVudWQgdGVpc2lw5GV2YWwgbGlubmF2</text:p>
      <text:p text:style-name="P2133">YWxpdHN1c2Uga2FudHNlbGVpc3NlIHVudXN0YXR1ZCBrb2h2ZXIsIHN1dXNhZCBqYSByYW5uYXBh</text:p>
      <text:p text:style-name="P2134">bGwuDQoNCg0KRWlubyBNdWlkdWdpDQpBUyBBc3V0dXMNCkp1aGF0dXNlIGVzaW1lZXMNCg==</text:p>
      <text:p text:style-name="P2135">&lt;/data&gt;</text:p>
      <text:p text:style-name="P2136"><text:s text:c="8"/>&lt;/file&gt;</text:p>
      <text:p text:style-name="P2137"><text:s text:c="8"/>&lt;file&gt;</text:p>
      <text:p text:style-name="P2138"><text:s text:c="12"/>&lt;id&gt;17&lt;/id&gt;</text:p>
      <text:p text:style-name="P2139"><text:s text:c="12"/>&lt;name&gt;avaldus2.txt&lt;/name&gt;</text:p>
      <text:p text:style-name="P2140"><text:s text:c="12"/>&lt;content_type&gt;text/plain&lt;/content_type&gt;</text:p>
      <text:p text:style-name="P2141"><text:s text:c="12"/>&lt;description&gt;Avaldus tekstifailina&lt;/description&gt;</text:p>
      <text:p text:style-name="P2142"><text:s text:c="12"/>&lt;size_bytes&gt;223&lt;/size_bytes&gt;</text:p>
      <text:p text:style-name="P2143"><text:span text:style-name="T2144"><text:s text:c="12"/>&lt;data&gt;</text:span></text:p>
      <text:p text:style-name="P2145">SvVnZXZhIExpbm5hdmFsaXRzdXMJMjAuMDQuMjAxMA0KDQpBdmFsZHVzDQoNClBhbHVuIHZpaXZp</text:p>
      <text:p text:style-name="P2146">dGFtYXR1bHQgdGFnYXN0YWRhIG1pbnUgcG9vbHQgbfb2ZHVudWQgdGVpc2lw5GV2YWwgbGlubmF2</text:p>
      <text:p text:style-name="P2147">YWxpdHN1c2Uga2FudHNlbGVpc3NlIHVudXN0YXR1ZCBrb2h2ZXIsIHN1dXNhZCBqYSByYW5uYXBh</text:p>
      <text:p text:style-name="P2148">bGwuDQoNCg0KRWlubyBNdWlkdWdpDQpBUyBBc3V0dXMNCkp1aGF0dXNlIGVzaW1lZXMNCg==</text:p>
      <text:p text:style-name="P2149">&lt;/data&gt;</text:p>
      <text:p text:style-name="P2150"><text:s text:c="8"/>&lt;/file&gt;</text:p>
      <text:p text:style-name="P2151"><text:s text:c="4"/>&lt;/files&gt;</text:p>
      <text:p text:style-name="P2152">&lt;/getDocumentFileResponseAttachmentV1&gt;</text:p>
      <text:h text:style-name="Heading1" text:outline-level="1"/>
      <text:h text:style-name="Heading1" text:outline-level="1"><text:bookmark-start text:name="_Toc269128820"/><text:bookmark-start text:name="_Toc269126602"/><text:bookmark-start text:name="_Toc269124338"/><text:bookmark-start text:name="_Toc269122896"/><text:bookmark-start text:name="_Toc269120579"/><text:bookmark-start text:name="_Toc269120310"/><text:bookmark-start text:name="_Toc270420748"/><text:bookmark-start text:name="_Toc270424932"/><text:bookmark-start text:name="_Toc271031535"/><text:bookmark-start text:name="_Toc271551514"/><text:bookmark-start text:name="_Toc271552509"/><text:bookmark-start text:name="_Toc271627642"/><text:bookmark-start text:name="_Toc273345937"/><text:bookmark-start text:name="_Toc273352544"/>GetDocumentHistory.v1<text:bookmark-end text:name="_Toc269128820"/><text:bookmark-end text:name="_Toc269126602"/><text:bookmark-end text:name="_Toc269124338"/><text:bookmark-end text:name="_Toc269122896"/><text:bookmark-end text:name="_Toc269120579"/><text:bookmark-end text:name="_Toc269120310"/><text:bookmark-end text:name="_Toc270420748"/><text:bookmark-end text:name="_Toc270424932"/><text:bookmark-end text:name="_Toc271031535"/><text:bookmark-end text:name="_Toc271551514"/><text:bookmark-end text:name="_Toc271552509"/><text:bookmark-end text:name="_Toc271627642"/><text:bookmark-end text:name="_Toc273345937"/><text:bookmark-end text:name="_Toc273352544"/></text:h>
      <text:p text:style-name="P2153"><text:span text:style-name="T2154">Päring<text:s/></text:span><text:span text:style-name="T2155">võimaldab pärida dokumendi ajaloo andmed – milliseid toiminguid ja kes on dok</text:span><text:span text:style-name="T2156">u</text:span><text:span text:style-name="T2157">mendiga läbi viinud. Päringu parameetriga „document_id“ määratakse dokumendi ID, mille kohta soovitakse ajaloo andmeid.</text:span></text:p>
      <text:p text:style-name="P2158"/>
      <text:p text:style-name="P2159"/>
      <text:p text:style-name="P2160"/>
      <text:p text:style-name="P2161">Parameetrid</text:p>
      <table:table table:style-name="Table2162">
        <table:table-columns>
          <table:table-column table:style-name="TableColumn2163"/>
          <table:table-column table:style-name="TableColumn2164"/>
          <table:table-column table:style-name="TableColumn2165"/>
        </table:table-columns>
        <table:table-row table:style-name="TableRow2166">
          <table:table-cell table:style-name="TableCell2167">
            <text:p text:style-name="Normal"><text:span text:style-name="T2168">Nimi</text:span></text:p>
          </table:table-cell>
          <table:table-cell table:style-name="TableCell2169">
            <text:p text:style-name="Normal"><text:span text:style-name="T2170">Väärtuse tüüp</text:span></text:p>
          </table:table-cell>
          <table:table-cell table:style-name="TableCell2171">
            <text:p text:style-name="Normal"><text:span text:style-name="T2172">Väärtuse näide</text:span></text:p>
          </table:table-cell>
        </table:table-row>
        <table:table-row table:style-name="TableRow2173">
          <table:table-cell table:style-name="TableCell2174">
            <text:p text:style-name="Normal"><text:span text:style-name="T2175">Document_id</text:span></text:p>
          </table:table-cell>
          <table:table-cell table:style-name="TableCell2176">
            <text:p text:style-name="Normal"><text:span text:style-name="T2177">Integer</text:span></text:p>
          </table:table-cell>
          <table:table-cell table:style-name="TableCell2178">
            <text:p text:style-name="Normal"><text:span text:style-name="T2179">46</text:span></text:p>
          </table:table-cell>
        </table:table-row>
      </table:table>
      <text:p text:style-name="P2180"/>
      <text:p text:style-name="P2181">Päringu näide:</text:p>
      <text:p text:style-name="P2182"/>
      <text:p text:style-name="P2183">&lt;soapenv:Envelope xmlns:soapenv="http://schemas.xmlsoap.org/soap/envelope/" xmlns:xtee="http://x-tee.riik.ee/xsd/xtee.xsd" xmlns:adit="http://producers.ametlikud-dokumendid.xtee.riik.ee/producer/ametlikud-dokumendid"&gt;</text:p>
      <text:p text:style-name="P2184"><text:s text:c="3"/>&lt;soapenv:Header&gt;</text:p>
      <text:p text:style-name="P2185"><text:s text:c="5"/>&lt;xtee:nimi&gt;ametlikud-dokumendid.getDocumentHistory.v1&lt;/xtee:nimi&gt;</text:p>
      <text:p text:style-name="P2186"><text:s text:c="6"/>&lt;xtee:id&gt;00000000000000&lt;/xtee:id&gt;</text:p>
      <text:p text:style-name="P2187"><text:s text:c="6"/>&lt;xtee:isikukood&gt;EE38407089745&lt;/xtee:isikukood&gt;</text:p>
      <text:p text:style-name="P2188"><text:s text:c="6"/>&lt;xtee:andmekogu&gt;ametlikud-dokumendid&lt;/xtee:andmekogu&gt;</text:p>
      <text:p text:style-name="P2189"><text:s text:c="6"/>&lt;xtee:asutus&gt;EE12345678&lt;/xtee:asutus&gt;</text:p>
      <text:p text:style-name="P2190"><text:s text:c="6"/>&lt;adit:infosysteem&gt;KOV&lt;/adit:infosysteem&gt;</text:p>
      <text:p text:style-name="P2191"><text:s text:c="3"/>&lt;/soapenv:Header&gt;</text:p>
      <text:p text:style-name="P2192"><text:s text:c="3"/>&lt;soapenv:Body&gt;</text:p>
      <text:p text:style-name="P2193"><text:s text:c="6"/>&lt;adit:GetDocumentHistory&gt;</text:p>
      <text:p text:style-name="P2194"><text:s text:c="9"/>&lt;keha&gt;</text:p>
      <text:p text:style-name="P2195"><text:s text:c="12"/>&lt;adit:document_id&gt;46&lt;/adit:document_id&gt;</text:p>
      <text:p text:style-name="P2196"><text:s text:c="9"/>&lt;/keha&gt;</text:p>
      <text:p text:style-name="P2197"><text:s text:c="6"/>&lt;/adit:GetDocumentHistory&gt;</text:p>
      <text:p text:style-name="P2198"><text:s text:c="3"/>&lt;/soapenv:Body&gt;</text:p>
      <text:p text:style-name="P2199">&lt;/soapenv:Envelope&gt;</text:p>
      <text:p text:style-name="P2200"/>
      <text:p text:style-name="P2201">Päringu vastuse näide:</text:p>
      <text:p text:style-name="P2202"/>
      <text:p text:style-name="P2203">&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2204"><text:s text:c="3"/>&lt;SOAP-ENV:Header&gt;</text:p>
      <text:p text:style-name="P2205"><text:s text:c="6"/>&lt;xtee:asutus xsi:type="xsd:string"&gt;EE12345678&lt;/xtee:asutus&gt;</text:p>
      <text:p text:style-name="P2206"><text:s text:c="6"/>&lt;xtee:isikukood xsi:type="xsd:string"&gt;EE38407089745&lt;/xtee:isikukood&gt;</text:p>
      <text:p text:style-name="P2207"><text:s text:c="6"/>&lt;xtee:id xsi:type="xsd:string"&gt;00000000000000&lt;/xtee:id&gt;</text:p>
      <text:p text:style-name="P2208"><text:s text:c="6"/>&lt;xtee:nimi xsi:type="xsd:string"&gt;ametlikud-dokumendid.getDocumentHistory.v1&lt;/xtee:nimi&gt;</text:p>
      <text:p text:style-name="P2209"><text:s text:c="6"/>&lt;xtee:andmekogu xsi:type="xsd:string"&gt;ametlikud-dokumendid&lt;/xtee:andmekogu&gt;</text:p>
      <text:p text:style-name="P2210"><text:s text:c="3"/>&lt;/SOAP-ENV:Header&gt;</text:p>
      <text:p text:style-name="P2211"><text:s text:c="3"/>&lt;SOAP-ENV:Body&gt;</text:p>
      <text:p text:style-name="P2212"><text:s text:c="6"/>&lt;adit:GetDocumentHistoryResponse&gt;</text:p>
      <text:p text:style-name="P2213"><text:s text:c="8"/><text:s/>&lt;paring&gt;</text:p>
      <text:p text:style-name="P2214"><text:s text:c="12"/>&lt;adit:document_id&gt;46&lt;/adit:document_id&gt;</text:p>
      <text:p text:style-name="P2215"><text:s text:c="9"/>&lt;/paring&gt;</text:p>
      <text:p text:style-name="P2216"><text:s text:c="9"/>&lt;keha&gt;</text:p>
      <text:p text:style-name="P2217"><text:s text:c="12"/>&lt;success&gt;true&lt;/success&gt;</text:p>
      <text:p text:style-name="P2218"><text:s text:c="12"/>&lt;adit:messages&gt;</text:p>
      <text:p text:style-name="P2219"><text:s text:c="15"/>&lt;adit:message lang="en"&gt;Document history was successfully retrieved.&lt;/adit:message&gt;</text:p>
      <text:p text:style-name="P2220"><text:s text:c="12"/>&lt;/adit:messages&gt;</text:p>
      <text:p text:style-name="P2221"><text:s text:c="12"/>&lt;keha&gt;</text:p>
      <text:p text:style-name="P2222"><text:s text:c="15"/>&lt;ns1:document_history_list href="cid:451150328609481636746711393696" xmlns:ns1="http://producers.ametlikud-dokumendid.xtee.riik.ee/producer/ametlikud-dokumendid"/&gt;</text:p>
      <text:p text:style-name="P2223"><text:s text:c="12"/>&lt;/keha&gt;</text:p>
      <text:p text:style-name="P2224"><text:s text:c="9"/>&lt;/keha&gt;</text:p>
      <text:p text:style-name="P2225"><text:s text:c="6"/>&lt;/adit:GetDocumentHistoryResponse&gt;</text:p>
      <text:p text:style-name="P2226"><text:s text:c="3"/>&lt;/SOAP-ENV:Body&gt;</text:p>
      <text:p text:style-name="P2227">&lt;/SOAP-ENV:Envelope&gt;</text:p>
      <text:p text:style-name="Normal"/>
      <text:p text:style-name="Normal">Päringu vastuse SOAP manuse dekodeeritud sisu parameetrid:</text:p>
      <text:p text:style-name="Normal"/>
      <table:table table:style-name="Table2228">
        <table:table-columns>
          <table:table-column table:style-name="TableColumn2229"/>
          <table:table-column table:style-name="TableColumn2230"/>
          <table:table-column table:style-name="TableColumn2231"/>
          <table:table-column table:style-name="TableColumn2232"/>
        </table:table-columns>
        <table:table-row table:style-name="TableRow2233">
          <table:table-cell table:style-name="TableCell2234">
            <text:p text:style-name="Normal"><text:span text:style-name="T2235">Nimi</text:span></text:p>
          </table:table-cell>
          <table:table-cell table:style-name="TableCell2236">
            <text:p text:style-name="Normal"><text:span text:style-name="T2237">Kirjeldus</text:span></text:p>
          </table:table-cell>
          <table:table-cell table:style-name="TableCell2238">
            <text:p text:style-name="Normal"><text:span text:style-name="T2239">Tüüp</text:span></text:p>
          </table:table-cell>
          <table:table-cell table:style-name="TableCell2240">
            <text:p text:style-name="Normal"><text:span text:style-name="T2241">Väärtuse näide</text:span></text:p>
          </table:table-cell>
        </table:table-row>
        <table:table-row table:style-name="TableRow2242">
          <table:table-cell table:style-name="TableCell2243">
            <text:p text:style-name="Normal">document</text:p>
          </table:table-cell>
          <table:table-cell table:style-name="TableCell2244">
            <text:p text:style-name="Normal">Dokumendi andmete konteiner</text:p>
          </table:table-cell>
          <table:table-cell table:style-name="TableCell2245">
            <text:p text:style-name="Normal"/>
          </table:table-cell>
          <table:table-cell table:style-name="TableCell2246">
            <text:p text:style-name="Normal"/>
          </table:table-cell>
        </table:table-row>
        <table:table-row table:style-name="TableRow2247">
          <table:table-cell table:style-name="TableCell2248">
            <text:list text:style-name="LFO2" text:continue-numbering="true">
              <text:list-item>
                <text:p text:style-name="P2249">id</text:p>
              </text:list-item>
            </text:list>
          </table:table-cell>
          <table:table-cell table:style-name="TableCell2250">
            <text:p text:style-name="Normal">Dokumendi<text:s/>ID</text:p>
          </table:table-cell>
          <table:table-cell table:style-name="TableCell2251">
            <text:p text:style-name="Normal">Integer</text:p>
          </table:table-cell>
          <table:table-cell table:style-name="TableCell2252">
            <text:p text:style-name="Normal">46</text:p>
          </table:table-cell>
        </table:table-row>
        <table:table-row table:style-name="TableRow2253">
          <table:table-cell table:style-name="TableCell2254">
            <text:list text:style-name="LFO2" text:continue-numbering="true">
              <text:list-item>
                <text:p text:style-name="P2255">guid</text:p>
              </text:list-item>
            </text:list>
          </table:table-cell>
          <table:table-cell table:style-name="TableCell2256">
            <text:p text:style-name="Normal">Dokumendi GUID</text:p>
          </table:table-cell>
          <table:table-cell table:style-name="TableCell2257">
            <text:p text:style-name="Normal">String</text:p>
          </table:table-cell>
          <table:table-cell table:style-name="TableCell2258">
            <text:p text:style-name="Normal"><text:span text:style-name="T2259">19d71714-0d93-292a-b254-3a06a4f24002</text:span></text:p>
          </table:table-cell>
        </table:table-row>
        <table:table-row table:style-name="TableRow2260">
          <table:table-cell table:style-name="TableCell2261">
            <text:list text:style-name="LFO2" text:continue-numbering="true">
              <text:list-item>
                <text:p text:style-name="P2262">activity_list</text:p>
              </text:list-item>
            </text:list>
          </table:table-cell>
          <table:table-cell table:style-name="TableCell2263">
            <text:p text:style-name="Normal">Dokumendi ajalookirjete konteiner</text:p>
          </table:table-cell>
          <table:table-cell table:style-name="TableCell2264">
            <text:p text:style-name="Normal"/>
          </table:table-cell>
          <table:table-cell table:style-name="TableCell2265">
            <text:p text:style-name="Normal"/>
          </table:table-cell>
        </table:table-row>
        <table:table-row table:style-name="TableRow2266">
          <table:table-cell table:style-name="TableCell2267">
            <text:list text:style-name="LFO2" text:continue-numbering="true">
              <text:list-item>
                <text:p text:style-name="P2268">activity</text:p>
              </text:list-item>
            </text:list>
          </table:table-cell>
          <table:table-cell table:style-name="TableCell2269">
            <text:p text:style-name="Normal">Dokumendi ajalookirje konteiner</text:p>
          </table:table-cell>
          <table:table-cell table:style-name="TableCell2270">
            <text:p text:style-name="Normal"/>
          </table:table-cell>
          <table:table-cell table:style-name="TableCell2271">
            <text:p text:style-name="Normal"/>
          </table:table-cell>
        </table:table-row>
        <table:table-row table:style-name="TableRow2272">
          <table:table-cell table:style-name="TableCell2273">
            <text:list text:style-name="LFO2" text:continue-numbering="true">
              <text:list-item>
                <text:p text:style-name="P2274">activity.time</text:p>
              </text:list-item>
            </text:list>
          </table:table-cell>
          <table:table-cell table:style-name="TableCell2275">
            <text:p text:style-name="Normal">Tegevuse aeg</text:p>
          </table:table-cell>
          <table:table-cell table:style-name="TableCell2276">
            <text:p text:style-name="Normal">Date</text:p>
          </table:table-cell>
          <table:table-cell table:style-name="TableCell2277">
            <text:p text:style-name="Normal"><text:span text:style-name="T2278">2010-08-09T12:17:26.000+03:00</text:span></text:p>
          </table:table-cell>
        </table:table-row>
        <table:table-row table:style-name="TableRow2279">
          <table:table-cell table:style-name="TableCell2280">
            <text:list text:style-name="LFO2" text:continue-numbering="true">
              <text:list-item>
                <text:p text:style-name="P2281">activity.type</text:p>
              </text:list-item>
            </text:list>
          </table:table-cell>
          <table:table-cell table:style-name="TableCell2282">
            <text:p text:style-name="Normal">Tegevuse tüüp</text:p>
          </table:table-cell>
          <table:table-cell table:style-name="TableCell2283">
            <text:p text:style-name="Normal">String</text:p>
          </table:table-cell>
          <table:table-cell table:style-name="TableCell2284">
            <text:p text:style-name="Normal">Create</text:p>
          </table:table-cell>
        </table:table-row>
        <table:table-row table:style-name="TableRow2285">
          <table:table-cell table:style-name="TableCell2286">
            <text:list text:style-name="LFO2" text:continue-numbering="true">
              <text:list-item>
                <text:p text:style-name="P2287">activity.actors</text:p>
              </text:list-item>
            </text:list>
          </table:table-cell>
          <table:table-cell table:style-name="TableCell2288">
            <text:p text:style-name="Normal">Tegevuse läbiviijate andmete konteiner</text:p>
          </table:table-cell>
          <table:table-cell table:style-name="TableCell2289">
            <text:p text:style-name="Normal"/>
          </table:table-cell>
          <table:table-cell table:style-name="TableCell2290">
            <text:p text:style-name="Normal"/>
          </table:table-cell>
        </table:table-row>
        <table:table-row table:style-name="TableRow2291">
          <table:table-cell table:style-name="TableCell2292">
            <text:list text:style-name="LFO2" text:continue-numbering="true">
              <text:list-item>
                <text:p text:style-name="P2293">activity.actors.actor</text:p>
              </text:list-item>
            </text:list>
          </table:table-cell>
          <table:table-cell table:style-name="TableCell2294">
            <text:p text:style-name="Normal">Tegevuse läbiviija andmete konteiner</text:p>
          </table:table-cell>
          <table:table-cell table:style-name="TableCell2295">
            <text:p text:style-name="Normal"/>
          </table:table-cell>
          <table:table-cell table:style-name="TableCell2296">
            <text:p text:style-name="Normal"/>
          </table:table-cell>
        </table:table-row>
        <table:table-row table:style-name="TableRow2297">
          <table:table-cell table:style-name="TableCell2298">
            <text:list text:style-name="LFO2" text:continue-numbering="true">
              <text:list-item>
                <text:p text:style-name="P2299">actor.code</text:p>
              </text:list-item>
            </text:list>
          </table:table-cell>
          <table:table-cell table:style-name="TableCell2300">
            <text:p text:style-name="Normal">Tegevuse läbiviija kood</text:p>
          </table:table-cell>
          <table:table-cell table:style-name="TableCell2301">
            <text:p text:style-name="Normal">String</text:p>
          </table:table-cell>
          <table:table-cell table:style-name="TableCell2302">
            <text:p text:style-name="Normal"><text:span text:style-name="T2303">EE38407089745</text:span></text:p>
          </table:table-cell>
        </table:table-row>
        <table:table-row table:style-name="TableRow2304">
          <table:table-cell table:style-name="TableCell2305">
            <text:list text:style-name="LFO2" text:continue-numbering="true">
              <text:list-item>
                <text:p text:style-name="P2306">actor.name</text:p>
              </text:list-item>
            </text:list>
          </table:table-cell>
          <table:table-cell table:style-name="TableCell2307">
            <text:p text:style-name="Normal">Tegevuse läbiviija nimi</text:p>
          </table:table-cell>
          <table:table-cell table:style-name="TableCell2308">
            <text:p text:style-name="Normal">String</text:p>
          </table:table-cell>
          <table:table-cell table:style-name="TableCell2309">
            <text:p text:style-name="Normal">Kalle<text:s/>Kalamees</text:p>
          </table:table-cell>
        </table:table-row>
        <table:table-row table:style-name="TableRow2310">
          <table:table-cell table:style-name="TableCell2311">
            <text:list text:style-name="LFO2" text:continue-numbering="true">
              <text:list-item>
                <text:p text:style-name="P2312">activity.subjects</text:p>
              </text:list-item>
            </text:list>
          </table:table-cell>
          <table:table-cell table:style-name="TableCell2313">
            <text:p text:style-name="Normal">Tegevuse subjektide andmed (nt. Kellele saadeti document)</text:p>
          </table:table-cell>
          <table:table-cell table:style-name="TableCell2314">
            <text:p text:style-name="Normal"/>
          </table:table-cell>
          <table:table-cell table:style-name="TableCell2315">
            <text:p text:style-name="Normal"/>
          </table:table-cell>
        </table:table-row>
        <table:table-row table:style-name="TableRow2316">
          <table:table-cell table:style-name="TableCell2317">
            <text:list text:style-name="LFO2" text:continue-numbering="true">
              <text:list-item>
                <text:p text:style-name="P2318">activity.actors.actor</text:p>
              </text:list-item>
            </text:list>
          </table:table-cell>
          <table:table-cell table:style-name="TableCell2319">
            <text:p text:style-name="Normal">Tegevuse subjekti andmed</text:p>
          </table:table-cell>
          <table:table-cell table:style-name="TableCell2320">
            <text:p text:style-name="Normal"/>
          </table:table-cell>
          <table:table-cell table:style-name="TableCell2321">
            <text:p text:style-name="Normal"/>
          </table:table-cell>
        </table:table-row>
        <table:table-row table:style-name="TableRow2322">
          <table:table-cell table:style-name="TableCell2323">
            <text:list text:style-name="LFO2" text:continue-numbering="true">
              <text:list-item>
                <text:p text:style-name="P2324"><text:span text:style-name="T2325">subject.code</text:span></text:p>
              </text:list-item>
            </text:list>
          </table:table-cell>
          <table:table-cell table:style-name="TableCell2326">
            <text:p text:style-name="Normal">Tegevuse subjekti kood</text:p>
          </table:table-cell>
          <table:table-cell table:style-name="TableCell2327">
            <text:p text:style-name="Normal">String</text:p>
          </table:table-cell>
          <table:table-cell table:style-name="TableCell2328">
            <text:p text:style-name="Normal">EE48007089841</text:p>
          </table:table-cell>
        </table:table-row>
        <table:table-row table:style-name="TableRow2329">
          <table:table-cell table:style-name="TableCell2330">
            <text:list text:style-name="LFO2" text:continue-numbering="true">
              <text:list-item>
                <text:p text:style-name="P2331">subject.name</text:p>
              </text:list-item>
            </text:list>
          </table:table-cell>
          <table:table-cell table:style-name="TableCell2332">
            <text:p text:style-name="Normal">Tegevuse subjekti nimi</text:p>
          </table:table-cell>
          <table:table-cell table:style-name="TableCell2333">
            <text:p text:style-name="Normal">String</text:p>
          </table:table-cell>
          <table:table-cell table:style-name="TableCell2334">
            <text:p text:style-name="Normal">Mari Maasikas</text:p>
          </table:table-cell>
        </table:table-row>
        <table:table-row table:style-name="TableRow2335">
          <table:table-cell table:style-name="TableCell2336">
            <text:list text:style-name="LFO2" text:continue-numbering="true">
              <text:list-item>
                <text:p text:style-name="P2337">activity.application</text:p>
              </text:list-item>
            </text:list>
          </table:table-cell>
          <table:table-cell table:style-name="TableCell2338">
            <text:p text:style-name="Normal">Tegevuse läbiviimiseks kasutatud infosüsteemi nimi</text:p>
          </table:table-cell>
          <table:table-cell table:style-name="TableCell2339">
            <text:p text:style-name="Normal">String</text:p>
          </table:table-cell>
          <table:table-cell table:style-name="TableCell2340">
            <text:p text:style-name="Normal">KOV</text:p>
          </table:table-cell>
        </table:table-row>
      </table:table>
      <text:p text:style-name="Normal"/>
      <text:p text:style-name="Normal"/>
      <text:p text:style-name="Normal">Näide:</text:p>
      <text:p text:style-name="Normal"/>
      <text:p text:style-name="P2341">&lt;?xml version="1.0" encoding="UTF-8"?&gt;</text:p>
      <text:p text:style-name="P2342">&lt;document&gt;</text:p>
      <text:p text:style-name="P2343"><text:s text:c="4"/>&lt;id&gt;46&lt;/id&gt;</text:p>
      <text:p text:style-name="P2344"><text:s text:c="4"/>&lt;guid&gt;19d71714-0d93-292a-b254-3a06a4f24002&lt;/guid&gt;</text:p>
      <text:p text:style-name="P2345"><text:s text:c="4"/>&lt;activity_list&gt;</text:p>
      <text:p text:style-name="P2346"><text:s text:c="8"/>&lt;activity&gt;</text:p>
      <text:p text:style-name="P2347"><text:s text:c="12"/>&lt;time&gt;2010-08-09T12:17:26.000+03:00&lt;/time&gt;</text:p>
      <text:p text:style-name="P2348"><text:s text:c="12"/>&lt;type&gt;create&lt;/type&gt;</text:p>
      <text:p text:style-name="P2349"><text:s text:c="12"/>&lt;actors&gt;</text:p>
      <text:p text:style-name="P2350"><text:s text:c="16"/>&lt;actor&gt;</text:p>
      <text:p text:style-name="P2351"><text:s text:c="20"/>&lt;code&gt;EE38407089745&lt;/code&gt;</text:p>
      <text:p text:style-name="P2352"><text:s text:c="20"/>&lt;name&gt;Kalle Kalamees&lt;/name&gt;</text:p>
      <text:p text:style-name="P2353"><text:s text:c="16"/>&lt;/actor&gt;</text:p>
      <text:p text:style-name="P2354"><text:s text:c="12"/>&lt;/actors&gt;</text:p>
      <text:p text:style-name="P2355"><text:s text:c="12"/>&lt;application&gt;KOV&lt;/application&gt;</text:p>
      <text:p text:style-name="P2356"><text:s text:c="8"/>&lt;/activity&gt;</text:p>
      <text:p text:style-name="P2357"><text:s text:c="8"/>&lt;activity&gt;</text:p>
      <text:p text:style-name="P2358"><text:s text:c="12"/>&lt;time&gt;2010-08-09T12:18:03.000+03:00&lt;/time&gt;</text:p>
      <text:p text:style-name="P2359"><text:s text:c="12"/>&lt;type&gt;delete_file&lt;/type&gt;</text:p>
      <text:p text:style-name="P2360"><text:s text:c="12"/>&lt;actors&gt;</text:p>
      <text:p text:style-name="P2361"><text:s text:c="16"/>&lt;actor&gt;</text:p>
      <text:p text:style-name="P2362"><text:s text:c="15"/><text:s text:c="5"/>&lt;code&gt;EE38407089745&lt;/code&gt;</text:p>
      <text:p text:style-name="P2363"><text:s text:c="20"/>&lt;name&gt;Kalle Kalamees&lt;/name&gt;</text:p>
      <text:p text:style-name="P2364"><text:s text:c="16"/>&lt;/actor&gt;</text:p>
      <text:p text:style-name="P2365"><text:s text:c="12"/>&lt;/actors&gt;</text:p>
      <text:p text:style-name="P2366"><text:s text:c="12"/>&lt;application&gt;KOV&lt;/application&gt;</text:p>
      <text:p text:style-name="P2367"><text:s text:c="8"/>&lt;/activity&gt;</text:p>
      <text:p text:style-name="P2368"><text:s text:c="8"/>&lt;activity&gt;</text:p>
      <text:p text:style-name="P2369"><text:s text:c="12"/>&lt;time&gt;2010-08-09T12:20:22.000+03:00&lt;/time&gt;</text:p>
      <text:p text:style-name="P2370"><text:s text:c="12"/>&lt;type&gt;markViewed&lt;/type&gt;</text:p>
      <text:p text:style-name="P2371"><text:s text:c="12"/>&lt;actors&gt;</text:p>
      <text:p text:style-name="P2372"><text:s text:c="16"/>&lt;actor&gt;</text:p>
      <text:p text:style-name="P2373"><text:s text:c="20"/>&lt;code&gt;EE38407089745&lt;/code&gt;</text:p>
      <text:p text:style-name="P2374"><text:s text:c="16"/>&lt;/actor&gt;</text:p>
      <text:p text:style-name="P2375"><text:s text:c="12"/>&lt;/actors&gt;</text:p>
      <text:p text:style-name="P2376"><text:s text:c="12"/>&lt;application&gt;KOV&lt;/application&gt;</text:p>
      <text:p text:style-name="P2377"><text:s text:c="8"/>&lt;/activity&gt;</text:p>
      <text:p text:style-name="P2378"><text:s text:c="8"/>&lt;activity&gt;</text:p>
      <text:p text:style-name="P2379"><text:s text:c="12"/>&lt;time&gt;2010-08-10T12:20:22.000+03:00&lt;/time&gt;</text:p>
      <text:p text:style-name="P2380"><text:s text:c="12"/>&lt;type&gt;send&lt;/type&gt;</text:p>
      <text:p text:style-name="P2381"><text:s text:c="12"/>&lt;actors&gt;</text:p>
      <text:p text:style-name="P2382"><text:s text:c="16"/>&lt;actor&gt;</text:p>
      <text:p text:style-name="P2383"><text:s text:c="20"/>&lt;code&gt;EE38407089745&lt;/code&gt;</text:p>
      <text:p text:style-name="P2384"><text:s text:c="16"/>&lt;/actor&gt;</text:p>
      <text:p text:style-name="P2385"><text:s text:c="12"/>&lt;/actors&gt;</text:p>
      <text:p text:style-name="P2386"><text:s text:c="12"/>&lt;subjects&gt;</text:p>
      <text:p text:style-name="P2387"><text:s text:c="16"/>&lt;subject&gt;</text:p>
      <text:p text:style-name="P2388"><text:s text:c="20"/>&lt;code&gt;EE48309098845&lt;/code&gt;</text:p>
      <text:p text:style-name="P2389"><text:s text:c="20"/>&lt;name&gt;Mari Maasikas&lt;/name&gt;</text:p>
      <text:p text:style-name="P2390"><text:s text:c="16"/>&lt;/subject&gt;</text:p>
      <text:p text:style-name="P2391"><text:s text:c="16"/>&lt;subject&gt;</text:p>
      <text:p text:style-name="P2392"><text:s text:c="20"/>&lt;code&gt;EE36707129415&lt;/code&gt;</text:p>
      <text:p text:style-name="P2393"><text:s text:c="20"/>&lt;name&gt;Mati Maamees&lt;/name&gt;</text:p>
      <text:p text:style-name="P2394"><text:s text:c="16"/>&lt;/subject&gt;</text:p>
      <text:p text:style-name="P2395"><text:s text:c="12"/>&lt;/subjects&gt;</text:p>
      <text:p text:style-name="P2396"><text:s text:c="12"/>&lt;application&gt;KOV&lt;/application&gt;</text:p>
      <text:p text:style-name="P2397"><text:s text:c="8"/>&lt;/activity&gt;</text:p>
      <text:p text:style-name="P2398"><text:s text:c="4"/>&lt;/activity_list&gt;</text:p>
      <text:p text:style-name="P2399">&lt;/document&gt;</text:p>
      <text:h text:style-name="Heading1" text:outline-level="1"><text:bookmark-start text:name="_Toc269128821"/><text:bookmark-start text:name="_Toc269126603"/><text:bookmark-start text:name="_Toc269124339"/><text:bookmark-start text:name="_Toc269122897"/><text:bookmark-start text:name="_Toc269120580"/><text:bookmark-start text:name="_Toc269120311"/><text:bookmark-start text:name="_Toc270420749"/><text:bookmark-start text:name="_Toc270424933"/><text:bookmark-start text:name="_Toc271031536"/><text:bookmark-start text:name="_Toc271551515"/><text:bookmark-start text:name="_Toc271552510"/><text:bookmark-start text:name="_Toc271627643"/><text:bookmark-start text:name="_Toc273345938"/><text:bookmark-start text:name="_Toc273352545"/>GetDocumentList.v1<text:bookmark-end text:name="_Toc269128821"/><text:bookmark-end text:name="_Toc269126603"/><text:bookmark-end text:name="_Toc269124339"/><text:bookmark-end text:name="_Toc269122897"/><text:bookmark-end text:name="_Toc269120580"/><text:bookmark-end text:name="_Toc269120311"/><text:bookmark-end text:name="_Toc270420749"/><text:bookmark-end text:name="_Toc270424933"/><text:bookmark-end text:name="_Toc271031536"/><text:bookmark-end text:name="_Toc271551515"/><text:bookmark-end text:name="_Toc271552510"/><text:bookmark-end text:name="_Toc271627643"/><text:bookmark-end text:name="_Toc273345938"/><text:bookmark-end text:name="_Toc273352545"/></text:h>
      <text:p text:style-name="Normal"><text:span text:style-name="T2400">Päring</text:span><text:span text:style-name="T2401"><text:s/></text:span><text:span text:style-name="T2402">tagastab nimekirja etteatud parameetritele vastavatest dokumentidest,<text:s/></text:span><text:span text:style-name="T2403">mida päringu käivitanud kasutaja tohib näha. Päringu parameetrid ei ole kohustuslikud.</text:span></text:p>
      <text:p text:style-name="P2404"/>
      <text:p text:style-name="P2405">Parameetrid</text:p>
      <table:table table:style-name="Table2406">
        <table:table-columns>
          <table:table-column table:style-name="TableColumn2407"/>
          <table:table-column table:style-name="TableColumn2408"/>
          <table:table-column table:style-name="TableColumn2409"/>
          <table:table-column table:style-name="TableColumn2410"/>
        </table:table-columns>
        <table:table-row table:style-name="TableRow2411">
          <table:table-cell table:style-name="TableCell2412">
            <text:p text:style-name="Normal"><text:span text:style-name="T2413">Nimi</text:span></text:p>
          </table:table-cell>
          <table:table-cell table:style-name="TableCell2414">
            <text:p text:style-name="Normal"><text:span text:style-name="T2415">Kirjeldus</text:span></text:p>
          </table:table-cell>
          <table:table-cell table:style-name="TableCell2416">
            <text:p text:style-name="Normal"><text:span text:style-name="T2417">Väärtuse tüüp</text:span></text:p>
          </table:table-cell>
          <table:table-cell table:style-name="TableCell2418">
            <text:p text:style-name="Normal"><text:span text:style-name="T2419">Väärtuse näide</text:span></text:p>
          </table:table-cell>
        </table:table-row>
        <table:table-row table:style-name="TableRow2420">
          <table:table-cell table:style-name="TableCell2421">
            <text:p text:style-name="Normal"><text:span text:style-name="T2422">Folder</text:span></text:p>
          </table:table-cell>
          <table:table-cell table:style-name="TableCell2423">
            <text:p text:style-name="Normal"><text:span text:style-name="T2424">Kausta, milles dokumendid asuvad, nimi. Lubatud vää</text:span><text:span text:style-name="T2425">r</text:span><text:span text:style-name="T2426">tused: incoming / outgoing / local</text:span></text:p>
          </table:table-cell>
          <table:table-cell table:style-name="TableCell2427">
            <text:p text:style-name="Normal"><text:span text:style-name="T2428">String</text:span></text:p>
          </table:table-cell>
          <table:table-cell table:style-name="TableCell2429">
            <text:p text:style-name="Normal"><text:span text:style-name="T2430">incoming</text:span></text:p>
          </table:table-cell>
        </table:table-row>
        <table:table-row table:style-name="TableRow2431">
          <table:table-cell table:style-name="TableCell2432">
            <text:p text:style-name="Normal"><text:span text:style-name="T2433">Document_types</text:span></text:p>
          </table:table-cell>
          <table:table-cell table:style-name="TableCell2434">
            <text:p text:style-name="Normal"><text:span text:style-name="T2435">Dokumendi tüüp (letter / application)</text:span></text:p>
          </table:table-cell>
          <table:table-cell table:style-name="TableCell2436">
            <text:p text:style-name="Normal"><text:span text:style-name="T2437">String</text:span></text:p>
          </table:table-cell>
          <table:table-cell table:style-name="TableCell2438">
            <text:p text:style-name="Normal"><text:span text:style-name="T2439">Letter</text:span></text:p>
          </table:table-cell>
        </table:table-row>
        <table:table-row table:style-name="TableRow2440">
          <table:table-cell table:style-name="TableCell2441">
            <text:p text:style-name="Normal"><text:span text:style-name="T2442">Document_dvk_statuses</text:span></text:p>
          </table:table-cell>
          <table:table-cell table:style-name="TableCell2443">
            <text:p text:style-name="Normal"><text:span text:style-name="T2444">Dokumendi DVK staatus. Lubatud väärtused:</text:span></text:p>
            <text:list text:style-name="LFO2" text:continue-numbering="true">
              <text:list-item>
                <text:p text:style-name="P2445"><text:span text:style-name="T2446">100 (puudub)</text:span></text:p>
              </text:list-item>
              <text:list-item>
                <text:p text:style-name="P2447"><text:span text:style-name="T2448">101 (ootel)</text:span></text:p>
              </text:list-item>
              <text:list-item>
                <text:p text:style-name="P2449"><text:span text:style-name="T2450">102 (Saatmisel)</text:span></text:p>
              </text:list-item>
              <text:list-item>
                <text:p text:style-name="P2451"><text:span text:style-name="T2452">103 (Saadetud)</text:span></text:p>
              </text:list-item>
              <text:list-item>
                <text:p text:style-name="P2453"><text:span text:style-name="T2454">104 (Katkestatud)</text:span></text:p>
              </text:list-item>
              <text:list-item>
                <text:p text:style-name="P2455"><text:span text:style-name="T2456">105 (Vastu võetud)</text:span></text:p>
              </text:list-item>
            </text:list>
          </table:table-cell>
          <table:table-cell table:style-name="TableCell2457">
            <text:p text:style-name="Normal"><text:span text:style-name="T2458">Integer</text:span></text:p>
          </table:table-cell>
          <table:table-cell table:style-name="TableCell2459">
            <text:p text:style-name="Normal"><text:span text:style-name="T2460">100</text:span></text:p>
          </table:table-cell>
        </table:table-row>
        <table:table-row table:style-name="TableRow2461">
          <table:table-cell table:style-name="TableCell2462">
            <text:p text:style-name="Normal"><text:span text:style-name="T2463">Document_workflow_statuses</text:span></text:p>
          </table:table-cell>
          <table:table-cell table:style-name="TableCell2464">
            <text:p text:style-name="Normal"><text:span text:style-name="T2465">Dokumendi töövoo staat</text:span><text:span text:style-name="T2466">u</text:span><text:span text:style-name="T2467">sed</text:span></text:p>
          </table:table-cell>
          <table:table-cell table:style-name="TableCell2468">
            <text:p text:style-name="Normal"><text:span text:style-name="T2469">String</text:span></text:p>
          </table:table-cell>
          <table:table-cell table:style-name="TableCell2470">
            <text:p text:style-name="Normal"><text:span text:style-name="T2471">-</text:span></text:p>
          </table:table-cell>
        </table:table-row>
        <table:table-row table:style-name="TableRow2472">
          <table:table-cell table:style-name="TableCell2473">
            <text:p text:style-name="Normal"><text:span text:style-name="T2474">Has_been_viewed</text:span></text:p>
          </table:table-cell>
          <table:table-cell table:style-name="TableCell2475">
            <text:p text:style-name="Normal"><text:span text:style-name="T2476">Ainult vaadatud dokume</text:span><text:span text:style-name="T2477">n</text:span><text:span text:style-name="T2478">did</text:span></text:p>
          </table:table-cell>
          <table:table-cell table:style-name="TableCell2479">
            <text:p text:style-name="Normal"><text:span text:style-name="T2480">Boolean</text:span></text:p>
          </table:table-cell>
          <table:table-cell table:style-name="TableCell2481">
            <text:p text:style-name="Normal"><text:span text:style-name="T2482">False</text:span></text:p>
          </table:table-cell>
        </table:table-row>
        <table:table-row table:style-name="TableRow2483">
          <table:table-cell table:style-name="TableCell2484">
            <text:p text:style-name="Normal"><text:span text:style-name="T2485">Is_deflated</text:span></text:p>
          </table:table-cell>
          <table:table-cell table:style-name="TableCell2486">
            <text:p text:style-name="Normal"><text:span text:style-name="T2487">Ainult tühjendatud dok</text:span><text:span text:style-name="T2488">u</text:span><text:span text:style-name="T2489">mendid</text:span></text:p>
          </table:table-cell>
          <table:table-cell table:style-name="TableCell2490">
            <text:p text:style-name="Normal"><text:span text:style-name="T2491">Boolean</text:span></text:p>
          </table:table-cell>
          <table:table-cell table:style-name="TableCell2492">
            <text:p text:style-name="Normal"><text:span text:style-name="T2493">False</text:span></text:p>
            <text:p text:style-name="P2494"/>
          </table:table-cell>
        </table:table-row>
        <table:table-row table:style-name="TableRow2495">
          <table:table-cell table:style-name="TableCell2496">
            <text:p text:style-name="Normal"><text:span text:style-name="T2497">Creator_applications</text:span></text:p>
          </table:table-cell>
          <table:table-cell table:style-name="TableCell2498">
            <text:p text:style-name="Normal"><text:span text:style-name="T2499">Infosüsteemide nimed, mille abil dokument loodi</text:span></text:p>
          </table:table-cell>
          <table:table-cell table:style-name="TableCell2500">
            <text:p text:style-name="Normal"><text:span text:style-name="T2501">String</text:span></text:p>
          </table:table-cell>
          <table:table-cell table:style-name="TableCell2502">
            <text:p text:style-name="Normal"><text:span text:style-name="T2503">KOV</text:span></text:p>
          </table:table-cell>
        </table:table-row>
        <table:table-row table:style-name="TableRow2504">
          <table:table-cell table:style-name="TableCell2505">
            <text:p text:style-name="Normal"><text:span text:style-name="T2506">Search_phrase</text:span></text:p>
          </table:table-cell>
          <table:table-cell table:style-name="TableCell2507">
            <text:p text:style-name="Normal"><text:span text:style-name="T2508">Otsingufraas. Otsitakse sa</text:span><text:span text:style-name="T2509">r</text:span><text:span text:style-name="T2510">nast fraasi dokumendi an</text:span><text:span text:style-name="T2511">d</text:span><text:span text:style-name="T2512">metest.</text:span></text:p>
          </table:table-cell>
          <table:table-cell table:style-name="TableCell2513">
            <text:p text:style-name="Normal"><text:span text:style-name="T2514">String</text:span></text:p>
          </table:table-cell>
          <table:table-cell table:style-name="TableCell2515">
            <text:p text:style-name="Normal"><text:span text:style-name="T2516">Otsin midagi</text:span></text:p>
          </table:table-cell>
        </table:table-row>
        <table:table-row table:style-name="TableRow2517">
          <table:table-cell table:style-name="TableCell2518">
            <text:p text:style-name="Normal"><text:span text:style-name="T2519">Max_results</text:span></text:p>
          </table:table-cell>
          <table:table-cell table:style-name="TableCell2520">
            <text:p text:style-name="Normal"><text:span text:style-name="T2521">Maksimaalne tagastatavate tulemuste arv</text:span></text:p>
          </table:table-cell>
          <table:table-cell table:style-name="TableCell2522">
            <text:p text:style-name="Normal"><text:span text:style-name="T2523">Integer</text:span></text:p>
          </table:table-cell>
          <table:table-cell table:style-name="TableCell2524">
            <text:p text:style-name="Normal"><text:span text:style-name="T2525">10</text:span></text:p>
          </table:table-cell>
        </table:table-row>
        <table:table-row table:style-name="TableRow2526">
          <table:table-cell table:style-name="TableCell2527">
            <text:p text:style-name="Normal"><text:span text:style-name="T2528">Start_index</text:span></text:p>
          </table:table-cell>
          <table:table-cell table:style-name="TableCell2529">
            <text:p text:style-name="Normal"><text:span text:style-name="T2530">Tagastatavate tulemuste algusindeks</text:span></text:p>
          </table:table-cell>
          <table:table-cell table:style-name="TableCell2531">
            <text:p text:style-name="Normal"><text:span text:style-name="T2532">Integer</text:span></text:p>
          </table:table-cell>
          <table:table-cell table:style-name="TableCell2533">
            <text:p text:style-name="Normal"><text:span text:style-name="T2534">0</text:span></text:p>
          </table:table-cell>
        </table:table-row>
      </table:table>
      <text:p text:style-name="P2535"/>
      <text:p text:style-name="P2536">Päringu näide:</text:p>
      <text:p text:style-name="P2537"/>
      <text:p text:style-name="P2538">&lt;soapenv:Envelope xmlns:soapenv="http://schemas.xmlsoap.org/soap/envelope/" xmlns:xtee="http://x-tee.riik.ee/xsd/xtee.xsd" xmlns:adit="http://producers.ametlikud-dokumendid.xtee.riik.ee/producer/ametlikud-dokumendid"&gt;</text:p>
      <text:p text:style-name="P2539"><text:s text:c="3"/>&lt;soapenv:Header&gt;</text:p>
      <text:p text:style-name="P2540"><text:s text:c="6"/>&lt;xtee:nimi&gt;ametlikud-dokumendid.getDocumentList.v1&lt;/xtee:nimi&gt;</text:p>
      <text:p text:style-name="P2541"><text:s text:c="6"/>&lt;xtee:id&gt;00000000000000&lt;/xtee:id&gt;</text:p>
      <text:p text:style-name="P2542"><text:s text:c="6"/>&lt;xtee:isikukood&gt;EE38407089745&lt;/xtee:isikukood&gt;</text:p>
      <text:p text:style-name="P2543"><text:s text:c="6"/>&lt;xtee:andmekogu&gt;ametlikud-dokumendid&lt;/xtee:andmekogu&gt;</text:p>
      <text:p text:style-name="P2544"><text:s text:c="6"/>&lt;xtee:asutus&gt;12345678&lt;/xtee:asutus&gt;</text:p>
      <text:p text:style-name="P2545"><text:s text:c="6"/>&lt;adit:infosysteem&gt;KOV&lt;/adit:infosysteem&gt;</text:p>
      <text:p text:style-name="P2546"><text:s text:c="3"/>&lt;/soapenv:Header&gt;</text:p>
      <text:p text:style-name="P2547"><text:s text:c="3"/>&lt;soapenv:Body&gt;</text:p>
      <text:p text:style-name="P2548"><text:s text:c="6"/>&lt;adit:GetDocumentList&gt;</text:p>
      <text:p text:style-name="P2549"><text:s text:c="9"/>&lt;keha&gt;</text:p>
      <text:p text:style-name="P2550"><text:s text:c="12"/>&lt;adit:folder&gt;local&lt;/adit:folder&gt;</text:p>
      <text:p text:style-name="P2551"><text:s text:c="12"/>&lt;adit:max_results&gt;25&lt;/adit:max_results&gt;</text:p>
      <text:p text:style-name="P2552"><text:s text:c="12"/>&lt;adit:start_index&gt;1&lt;/adit:start_index&gt;</text:p>
      <text:p text:style-name="P2553"><text:s text:c="9"/>&lt;/keha&gt;</text:p>
      <text:p text:style-name="P2554"><text:s text:c="6"/>&lt;/adit:GetDocumentList&gt;</text:p>
      <text:p text:style-name="P2555"><text:s text:c="3"/>&lt;/soapenv:Body&gt;</text:p>
      <text:p text:style-name="P2556">&lt;/soapenv:Envelope&gt;</text:p>
      <text:p text:style-name="P2557"/>
      <text:p text:style-name="P2558">Päringu vastuse näide:</text:p>
      <text:p text:style-name="P2559"/>
      <text:p text:style-name="P256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2561"><text:s text:c="3"/>&lt;SOAP-ENV:Header&gt;</text:p>
      <text:p text:style-name="P2562"><text:s text:c="6"/>&lt;xtee:asutus xsi:type="xsd:string"&gt;12345678&lt;/xtee:asutus&gt;</text:p>
      <text:p text:style-name="P2563"><text:s text:c="6"/>&lt;xtee:isikukood xsi:type="xsd:string"&gt;EE38407089745&lt;/xtee:isikukood&gt;</text:p>
      <text:p text:style-name="P2564"><text:s text:c="6"/>&lt;xtee:id xsi:type="xsd:string"&gt;00000000000000&lt;/xtee:id&gt;</text:p>
      <text:p text:style-name="P2565"><text:s text:c="6"/>&lt;xtee:nimi xsi:type="xsd:string"&gt;ametlikud-dokumendid.getDocumentList.v1&lt;/xtee:nimi&gt;</text:p>
      <text:p text:style-name="P2566"><text:s text:c="6"/>&lt;xtee:andmekogu xsi:type="xsd:string"&gt;ametlikud-dokumendid&lt;/xtee:andmekogu&gt;</text:p>
      <text:p text:style-name="P2567"><text:s text:c="3"/>&lt;/SOAP-ENV:Header&gt;</text:p>
      <text:p text:style-name="P2568"><text:s text:c="3"/>&lt;SOAP-ENV:Body&gt;</text:p>
      <text:p text:style-name="P2569"><text:s text:c="6"/>&lt;adit:GetDocumentListResponse&gt;</text:p>
      <text:p text:style-name="P2570"><text:s text:c="9"/>&lt;paring&gt;</text:p>
      <text:p text:style-name="P2571"><text:s text:c="12"/>&lt;adit:folder&gt;local&lt;/adit:folder&gt;</text:p>
      <text:p text:style-name="P2572"><text:s text:c="12"/>&lt;adit:max_results&gt;25&lt;/adit:max_results&gt;</text:p>
      <text:p text:style-name="P2573"><text:s text:c="12"/>&lt;adit:start_index&gt;1&lt;/adit:start_index&gt;</text:p>
      <text:p text:style-name="P2574"><text:s text:c="9"/>&lt;/paring&gt;</text:p>
      <text:p text:style-name="P2575"><text:s text:c="9"/>&lt;keha&gt;</text:p>
      <text:p text:style-name="P2576"><text:s text:c="12"/>&lt;success&gt;true&lt;/success&gt;</text:p>
      <text:p text:style-name="P2577"><text:s text:c="12"/>&lt;adit:messages&gt;</text:p>
      <text:p text:style-name="P2578"><text:s text:c="15"/>&lt;adit:message lang="en"&gt;Document list was successfully retrieved&lt;/adit:message&gt;</text:p>
      <text:p text:style-name="P2579"><text:s text:c="12"/>&lt;/adit:messages&gt;</text:p>
      <text:p text:style-name="P2580"><text:s text:c="12"/>&lt;keha&gt;</text:p>
      <text:p text:style-name="P2581"><text:s text:c="15"/>&lt;ns1:document_list href="cid:540883240230725309306231496258" xmlns:ns1="http://producers.ametlikud-dokumendid.xtee.riik.ee/producer/ametlikud-dokumendid"/&gt;</text:p>
      <text:p text:style-name="P2582"><text:s text:c="12"/>&lt;/keha&gt;</text:p>
      <text:p text:style-name="P2583"><text:s text:c="9"/>&lt;/keha&gt;</text:p>
      <text:p text:style-name="P2584"><text:s text:c="6"/>&lt;/adit:GetDocumentListResponse&gt;</text:p>
      <text:p text:style-name="P2585"><text:s text:c="3"/>&lt;/SOAP-ENV:Body&gt;</text:p>
      <text:p text:style-name="P2586">&lt;/SOAP-ENV:Envelope&gt;</text:p>
      <text:p text:style-name="Normal"/>
      <text:p text:style-name="Normal">Päringu vastuse SOAP manuse dekodeeritud sisu parameetrid:</text:p>
      <text:p text:style-name="Normal"/>
      <table:table table:style-name="Table2587">
        <table:table-columns>
          <table:table-column table:style-name="TableColumn2588"/>
          <table:table-column table:style-name="TableColumn2589"/>
          <table:table-column table:style-name="TableColumn2590"/>
          <table:table-column table:style-name="TableColumn2591"/>
        </table:table-columns>
        <table:table-row table:style-name="TableRow2592">
          <table:table-cell table:style-name="TableCell2593">
            <text:p text:style-name="Normal"><text:span text:style-name="T2594">Nimi</text:span></text:p>
          </table:table-cell>
          <table:table-cell table:style-name="TableCell2595">
            <text:p text:style-name="Normal"><text:span text:style-name="T2596">Kirjeldus</text:span></text:p>
          </table:table-cell>
          <table:table-cell table:style-name="TableCell2597">
            <text:p text:style-name="Normal"><text:span text:style-name="T2598">Tüüp</text:span></text:p>
          </table:table-cell>
          <table:table-cell table:style-name="TableCell2599">
            <text:p text:style-name="Normal"><text:span text:style-name="T2600">Väärtuse näide</text:span></text:p>
          </table:table-cell>
        </table:table-row>
        <table:table-row table:style-name="TableRow2601">
          <table:table-cell table:style-name="TableCell2602">
            <text:p text:style-name="Normal"><text:span text:style-name="T2603">Document_list</text:span></text:p>
          </table:table-cell>
          <table:table-cell table:style-name="TableCell2604">
            <text:p text:style-name="Normal">Dokumentide andmete konteiner</text:p>
          </table:table-cell>
          <table:table-cell table:style-name="TableCell2605">
            <text:p text:style-name="Normal"/>
          </table:table-cell>
          <table:table-cell table:style-name="TableCell2606">
            <text:p text:style-name="Normal"/>
          </table:table-cell>
        </table:table-row>
        <table:table-row table:style-name="TableRow2607">
          <table:table-cell table:style-name="TableCell2608">
            <text:p text:style-name="Normal"><text:span text:style-name="T2609">Document</text:span></text:p>
          </table:table-cell>
          <table:table-cell table:style-name="TableCell2610">
            <text:p text:style-name="Normal">Dokumendi andmete konteiner</text:p>
          </table:table-cell>
          <table:table-cell table:style-name="TableCell2611">
            <text:p text:style-name="Normal"/>
          </table:table-cell>
          <table:table-cell table:style-name="TableCell2612">
            <text:p text:style-name="Normal"/>
          </table:table-cell>
        </table:table-row>
        <table:table-row table:style-name="TableRow2613">
          <table:table-cell table:style-name="TableCell2614">
            <text:list text:style-name="LFO2" text:continue-numbering="true">
              <text:list-item>
                <text:p text:style-name="P2615"><text:span text:style-name="T2616">id</text:span></text:p>
              </text:list-item>
            </text:list>
          </table:table-cell>
          <table:table-cell table:style-name="TableCell2617">
            <text:p text:style-name="Normal">Dokumendi ID</text:p>
          </table:table-cell>
          <table:table-cell table:style-name="TableCell2618">
            <text:p text:style-name="Normal">Integer</text:p>
          </table:table-cell>
          <table:table-cell table:style-name="TableCell2619">
            <text:p text:style-name="Normal">45</text:p>
          </table:table-cell>
        </table:table-row>
        <table:table-row table:style-name="TableRow2620">
          <table:table-cell table:style-name="TableCell2621">
            <text:list text:style-name="LFO2" text:continue-numbering="true">
              <text:list-item>
                <text:p text:style-name="P2622"><text:span text:style-name="T2623">guid</text:span></text:p>
              </text:list-item>
            </text:list>
          </table:table-cell>
          <table:table-cell table:style-name="TableCell2624">
            <text:p text:style-name="Normal">Dokumendi GUID</text:p>
          </table:table-cell>
          <table:table-cell table:style-name="TableCell2625">
            <text:p text:style-name="Normal">String</text:p>
          </table:table-cell>
          <table:table-cell table:style-name="TableCell2626">
            <text:p text:style-name="Normal"><text:span text:style-name="T2627">19d71714-0d93-292a-b254-3a06a4f24002</text:span></text:p>
          </table:table-cell>
        </table:table-row>
        <table:table-row table:style-name="TableRow2628">
          <table:table-cell table:style-name="TableCell2629">
            <text:list text:style-name="LFO2" text:continue-numbering="true">
              <text:list-item>
                <text:p text:style-name="P2630"><text:span text:style-name="T2631">title</text:span></text:p>
              </text:list-item>
            </text:list>
          </table:table-cell>
          <table:table-cell table:style-name="TableCell2632">
            <text:p text:style-name="Normal">Dokumendi<text:s/>pealkiri</text:p>
          </table:table-cell>
          <table:table-cell table:style-name="TableCell2633">
            <text:p text:style-name="Normal">String</text:p>
          </table:table-cell>
          <table:table-cell table:style-name="TableCell2634">
            <text:p text:style-name="Normal"/>
          </table:table-cell>
        </table:table-row>
        <table:table-row table:style-name="TableRow2635">
          <table:table-cell table:style-name="TableCell2636">
            <text:list text:style-name="LFO2" text:continue-numbering="true">
              <text:list-item>
                <text:p text:style-name="P2637"><text:span text:style-name="T2638">document_type</text:span></text:p>
              </text:list-item>
            </text:list>
          </table:table-cell>
          <table:table-cell table:style-name="TableCell2639">
            <text:p text:style-name="Normal">Dokumendi tüüp (application / letter)</text:p>
          </table:table-cell>
          <table:table-cell table:style-name="TableCell2640">
            <text:p text:style-name="Normal">String</text:p>
          </table:table-cell>
          <table:table-cell table:style-name="TableCell2641">
            <text:p text:style-name="Normal">Application</text:p>
          </table:table-cell>
        </table:table-row>
        <table:table-row table:style-name="TableRow2642">
          <table:table-cell table:style-name="TableCell2643">
            <text:list text:style-name="LFO2" text:continue-numbering="true">
              <text:list-item>
                <text:p text:style-name="P2644"><text:span text:style-name="T2645">creator_code</text:span></text:p>
              </text:list-item>
            </text:list>
          </table:table-cell>
          <table:table-cell table:style-name="TableCell2646">
            <text:p text:style-name="Normal">Dokumendi looja / omaniku kood</text:p>
          </table:table-cell>
          <table:table-cell table:style-name="TableCell2647">
            <text:p text:style-name="Normal">String</text:p>
          </table:table-cell>
          <table:table-cell table:style-name="TableCell2648">
            <text:p text:style-name="Normal">EE38407089745</text:p>
          </table:table-cell>
        </table:table-row>
        <table:table-row table:style-name="TableRow2649">
          <table:table-cell table:style-name="TableCell2650">
            <text:list text:style-name="LFO2" text:continue-numbering="true">
              <text:list-item>
                <text:p text:style-name="P2651"><text:span text:style-name="T2652">created</text:span></text:p>
              </text:list-item>
            </text:list>
          </table:table-cell>
          <table:table-cell table:style-name="TableCell2653">
            <text:p text:style-name="Normal">Dokumendi loomise aeg</text:p>
          </table:table-cell>
          <table:table-cell table:style-name="TableCell2654">
            <text:p text:style-name="Normal">Date</text:p>
          </table:table-cell>
          <table:table-cell table:style-name="TableCell2655">
            <text:p text:style-name="Normal"><text:span text:style-name="T2656">2010-08-09T12:17:26.000+03:00</text:span></text:p>
          </table:table-cell>
        </table:table-row>
        <table:table-row table:style-name="TableRow2657">
          <table:table-cell table:style-name="TableCell2658">
            <text:list text:style-name="LFO2" text:continue-numbering="true">
              <text:list-item>
                <text:p text:style-name="P2659"><text:span text:style-name="T2660">creator_application</text:span></text:p>
              </text:list-item>
            </text:list>
          </table:table-cell>
          <table:table-cell table:style-name="TableCell2661">
            <text:p text:style-name="Normal">Dokumendi<text:s/>loomisel kasutatud infosüsteemi nimi</text:p>
          </table:table-cell>
          <table:table-cell table:style-name="TableCell2662">
            <text:p text:style-name="Normal">String</text:p>
          </table:table-cell>
          <table:table-cell table:style-name="TableCell2663">
            <text:p text:style-name="P2664">KOV</text:p>
          </table:table-cell>
        </table:table-row>
        <table:table-row table:style-name="TableRow2665">
          <table:table-cell table:style-name="TableCell2666">
            <text:list text:style-name="LFO2" text:continue-numbering="true">
              <text:list-item>
                <text:p text:style-name="P2667"><text:span text:style-name="T2668">last_mofified</text:span></text:p>
              </text:list-item>
            </text:list>
          </table:table-cell>
          <table:table-cell table:style-name="TableCell2669">
            <text:p text:style-name="Normal">Dokumendi viimase muutmise aeg</text:p>
          </table:table-cell>
          <table:table-cell table:style-name="TableCell2670">
            <text:p text:style-name="Normal">Date</text:p>
          </table:table-cell>
          <table:table-cell table:style-name="TableCell2671">
            <text:p text:style-name="P2672">2010-08-09T12:17:26.000+03:00</text:p>
          </table:table-cell>
        </table:table-row>
        <table:table-row table:style-name="TableRow2673">
          <table:table-cell table:style-name="TableCell2674">
            <text:list text:style-name="LFO2" text:continue-numbering="true">
              <text:list-item>
                <text:p text:style-name="P2675"><text:span text:style-name="T2676">signable</text:span></text:p>
              </text:list-item>
            </text:list>
          </table:table-cell>
          <table:table-cell table:style-name="TableCell2677">
            <text:p text:style-name="Normal">Näitab, kas document on allkirjastatav</text:p>
          </table:table-cell>
          <table:table-cell table:style-name="TableCell2678">
            <text:p text:style-name="Normal">Boolean</text:p>
          </table:table-cell>
          <table:table-cell table:style-name="TableCell2679">
            <text:p text:style-name="P2680">true</text:p>
          </table:table-cell>
        </table:table-row>
        <table:table-row table:style-name="TableRow2681">
          <table:table-cell table:style-name="TableCell2682">
            <text:list text:style-name="LFO2" text:continue-numbering="true">
              <text:list-item>
                <text:p text:style-name="P2683"><text:span text:style-name="T2684">document_files</text:span></text:p>
              </text:list-item>
            </text:list>
          </table:table-cell>
          <table:table-cell table:style-name="TableCell2685">
            <text:p text:style-name="Normal">Dokumendi failide konteiner</text:p>
          </table:table-cell>
          <table:table-cell table:style-name="TableCell2686">
            <text:p text:style-name="Normal"/>
          </table:table-cell>
          <table:table-cell table:style-name="TableCell2687">
            <text:p text:style-name="Normal"/>
          </table:table-cell>
        </table:table-row>
        <table:table-row table:style-name="TableRow2688">
          <table:table-cell table:style-name="TableCell2689">
            <text:list text:style-name="LFO2" text:continue-numbering="true">
              <text:list-item>
                <text:p text:style-name="P2690"><text:span text:style-name="T2691">file</text:span></text:p>
              </text:list-item>
            </text:list>
          </table:table-cell>
          <table:table-cell table:style-name="TableCell2692">
            <text:p text:style-name="Normal">Dokumendi<text:s/>faili andmed</text:p>
          </table:table-cell>
          <table:table-cell table:style-name="TableCell2693">
            <text:p text:style-name="Normal"/>
          </table:table-cell>
          <table:table-cell table:style-name="TableCell2694">
            <text:p text:style-name="Normal"/>
          </table:table-cell>
        </table:table-row>
        <table:table-row table:style-name="TableRow2695">
          <table:table-cell table:style-name="TableCell2696">
            <text:list text:style-name="LFO2" text:continue-numbering="true">
              <text:list-item>
                <text:p text:style-name="P2697"><text:span text:style-name="T2698">file.id</text:span></text:p>
              </text:list-item>
            </text:list>
          </table:table-cell>
          <table:table-cell table:style-name="TableCell2699">
            <text:p text:style-name="Normal">Faili id (määratud juhul kui soovitakse muuta olemasolevat dokumendi faili)</text:p>
          </table:table-cell>
          <table:table-cell table:style-name="TableCell2700">
            <text:p text:style-name="Normal">Integer</text:p>
          </table:table-cell>
          <table:table-cell table:style-name="TableCell2701">
            <text:p text:style-name="Normal">56</text:p>
          </table:table-cell>
        </table:table-row>
        <table:table-row table:style-name="TableRow2702">
          <table:table-cell table:style-name="TableCell2703">
            <text:list text:style-name="LFO2" text:continue-numbering="true">
              <text:list-item>
                <text:p text:style-name="P2704"><text:span text:style-name="T2705">file.name</text:span></text:p>
              </text:list-item>
            </text:list>
          </table:table-cell>
          <table:table-cell table:style-name="TableCell2706">
            <text:p text:style-name="Normal">Faili nimi koos laiendiga</text:p>
          </table:table-cell>
          <table:table-cell table:style-name="TableCell2707">
            <text:p text:style-name="Normal">String</text:p>
          </table:table-cell>
          <table:table-cell table:style-name="TableCell2708">
            <text:p text:style-name="Normal">Avaldus.txt</text:p>
          </table:table-cell>
        </table:table-row>
        <table:table-row table:style-name="TableRow2709">
          <table:table-cell table:style-name="TableCell2710">
            <text:list text:style-name="LFO2" text:continue-numbering="true">
              <text:list-item>
                <text:p text:style-name="P2711"><text:span text:style-name="T2712">file.content_type</text:span></text:p>
              </text:list-item>
            </text:list>
          </table:table-cell>
          <table:table-cell table:style-name="TableCell2713">
            <text:p text:style-name="Normal">Faili MIME tüüp</text:p>
          </table:table-cell>
          <table:table-cell table:style-name="TableCell2714">
            <text:p text:style-name="Normal">String</text:p>
          </table:table-cell>
          <table:table-cell table:style-name="TableCell2715">
            <text:p text:style-name="Normal">Application/pdf</text:p>
          </table:table-cell>
        </table:table-row>
        <table:table-row table:style-name="TableRow2716">
          <table:table-cell table:style-name="TableCell2717">
            <text:list text:style-name="LFO2" text:continue-numbering="true">
              <text:list-item>
                <text:p text:style-name="P2718"><text:span text:style-name="T2719">file.description</text:span></text:p>
              </text:list-item>
            </text:list>
          </table:table-cell>
          <table:table-cell table:style-name="TableCell2720">
            <text:p text:style-name="Normal">Faili<text:s/>pealkiri või kirjeldus</text:p>
          </table:table-cell>
          <table:table-cell table:style-name="TableCell2721">
            <text:p text:style-name="Normal">String</text:p>
          </table:table-cell>
          <table:table-cell table:style-name="TableCell2722">
            <text:p text:style-name="Normal">Avaldus Tallinna Linnavalitsusele</text:p>
          </table:table-cell>
        </table:table-row>
        <table:table-row table:style-name="TableRow2723">
          <table:table-cell table:style-name="TableCell2724">
            <text:list text:style-name="LFO2" text:continue-numbering="true">
              <text:list-item>
                <text:p text:style-name="P2725"><text:span text:style-name="T2726">file.size_bytes</text:span></text:p>
              </text:list-item>
            </text:list>
          </table:table-cell>
          <table:table-cell table:style-name="TableCell2727">
            <text:p text:style-name="Normal">Faili suurus baitides</text:p>
          </table:table-cell>
          <table:table-cell table:style-name="TableCell2728">
            <text:p text:style-name="Normal">Long</text:p>
          </table:table-cell>
          <table:table-cell table:style-name="TableCell2729">
            <text:p text:style-name="Normal">300</text:p>
          </table:table-cell>
        </table:table-row>
        <table:table-row table:style-name="TableRow2730">
          <table:table-cell table:style-name="TableCell2731">
            <text:list text:style-name="LFO2" text:continue-numbering="true">
              <text:list-item>
                <text:p text:style-name="P2732"><text:span text:style-name="T2733">file.data</text:span></text:p>
              </text:list-item>
            </text:list>
          </table:table-cell>
          <table:table-cell table:style-name="TableCell2734">
            <text:p text:style-name="Normal">Faili sisu Base64 kodeeringus</text:p>
          </table:table-cell>
          <table:table-cell table:style-name="TableCell2735">
            <text:p text:style-name="Normal">String</text:p>
          </table:table-cell>
          <table:table-cell table:style-name="TableCell2736">
            <text:p text:style-name="Normal"><text:span text:style-name="T2737">SvVnZXZhI…</text:span></text:p>
          </table:table-cell>
        </table:table-row>
      </table:table>
      <text:p text:style-name="Normal"/>
      <text:p text:style-name="Normal"/>
      <text:p text:style-name="Normal">Näide:</text:p>
      <text:p text:style-name="Normal"/>
      <text:p text:style-name="P2738">&lt;?xml version="1.0" encoding="UTF-8"?&gt;</text:p>
      <text:p text:style-name="P2739">&lt;document_list&gt;</text:p>
      <text:p text:style-name="P2740"><text:s text:c="4"/>&lt;total&gt;1&lt;/total&gt;</text:p>
      <text:p text:style-name="P2741"><text:s text:c="4"/>&lt;document&gt;</text:p>
      <text:p text:style-name="P2742"><text:s text:c="8"/>&lt;id&gt;46&lt;/id&gt;</text:p>
      <text:p text:style-name="P2743"><text:s text:c="8"/>&lt;guid&gt;19d71714-0d93-292a-b254-3a06a4f24002&lt;/guid&gt;</text:p>
      <text:p text:style-name="P2744"><text:s text:c="8"/>&lt;title&gt;Avaldus Jõgeva Linnavalitsusele&lt;/title&gt;</text:p>
      <text:p text:style-name="P2745"><text:s text:c="8"/>&lt;document_type&gt;application&lt;/document_type&gt;</text:p>
      <text:p text:style-name="P2746"><text:s text:c="8"/>&lt;creator_code&gt;EE38407089745&lt;/creator_code&gt;</text:p>
      <text:p text:style-name="P2747"><text:s text:c="4"/><text:s text:c="4"/>&lt;created&gt;2010-08-09T12:17:26.000+03:00&lt;/created&gt;</text:p>
      <text:p text:style-name="P2748"><text:s text:c="8"/>&lt;creator_application&gt;KOV&lt;/creator_application&gt;</text:p>
      <text:p text:style-name="P2749"><text:s text:c="8"/>&lt;last_modified&gt;2010-08-09T12:17:26.000+03:00&lt;/last_modified&gt;</text:p>
      <text:p text:style-name="P2750"><text:s text:c="8"/>&lt;signable&gt;true&lt;/signable&gt;</text:p>
      <text:p text:style-name="P2751"><text:s text:c="8"/>&lt;sent_to/&gt;</text:p>
      <text:p text:style-name="P2752"><text:s text:c="8"/>&lt;shared_to/&gt;</text:p>
      <text:p text:style-name="P2753"><text:s text:c="5"/><text:s text:c="3"/>&lt;document_files&gt;</text:p>
      <text:p text:style-name="P2754"><text:s text:c="12"/>&lt;total_files&gt;2&lt;/total_files&gt;</text:p>
      <text:p text:style-name="P2755"><text:s text:c="12"/>&lt;total_bytes&gt;0&lt;/total_bytes&gt;</text:p>
      <text:p text:style-name="P2756"><text:s text:c="12"/>&lt;document_files&gt;</text:p>
      <text:p text:style-name="P2757"><text:s text:c="16"/>&lt;file&gt;</text:p>
      <text:p text:style-name="P2758"><text:s text:c="20"/>&lt;id&gt;17&lt;/id&gt;</text:p>
      <text:p text:style-name="P2759"><text:s text:c="20"/>&lt;name&gt;avaldus2.txt&lt;/name&gt;</text:p>
      <text:p text:style-name="P2760"><text:s text:c="20"/>&lt;content_type&gt;text/plain&lt;/content_type&gt;</text:p>
      <text:p text:style-name="P2761"><text:s text:c="20"/>&lt;description&gt;Avaldus tekstifailina&lt;/description&gt;</text:p>
      <text:p text:style-name="P2762"><text:s text:c="20"/>&lt;size_bytes&gt;223&lt;/size_bytes&gt;</text:p>
      <text:p text:style-name="P2763"><text:s text:c="16"/>&lt;/file&gt;</text:p>
      <text:p text:style-name="P2764"><text:s text:c="16"/>&lt;file&gt;</text:p>
      <text:p text:style-name="P2765"><text:s text:c="20"/>&lt;id&gt;16&lt;/id&gt;</text:p>
      <text:p text:style-name="P2766"><text:s text:c="20"/>&lt;name&gt;avaldus1.txt&lt;/name&gt;</text:p>
      <text:p text:style-name="P2767"><text:s text:c="20"/>&lt;content_type&gt;text/plain&lt;/content_type&gt;</text:p>
      <text:p text:style-name="P2768"><text:s text:c="20"/>&lt;description&gt;Avaldus tekstifailina&lt;/description&gt;</text:p>
      <text:p text:style-name="P2769"><text:s text:c="20"/>&lt;size_bytes&gt;223&lt;/size_bytes&gt;</text:p>
      <text:p text:style-name="P2770"><text:s text:c="16"/>&lt;/file&gt;</text:p>
      <text:p text:style-name="P2771"><text:s text:c="12"/>&lt;/document_files&gt;</text:p>
      <text:p text:style-name="P2772"><text:s text:c="8"/>&lt;/document_files&gt;</text:p>
      <text:p text:style-name="P2773"><text:s text:c="4"/>&lt;/document&gt;</text:p>
      <text:p text:style-name="P2774">&lt;/document_list&gt;</text:p>
      <text:p text:style-name="Normal"/>
      <text:h text:style-name="Heading1" text:outline-level="1"><text:bookmark-start text:name="_Toc269126604"/><text:bookmark-start text:name="_Toc269124340"/><text:bookmark-start text:name="_Toc269122898"/><text:bookmark-start text:name="_Toc269120581"/><text:bookmark-start text:name="_Toc269120312"/><text:bookmark-start text:name="_Toc270420750"/><text:bookmark-start text:name="_Toc270424934"/><text:bookmark-start text:name="_Toc271031537"/><text:bookmark-start text:name="_Toc271551516"/><text:bookmark-start text:name="_Toc271552511"/><text:bookmark-start text:name="_Toc271627644"/><text:bookmark-start text:name="_Toc273345939"/><text:bookmark-start text:name="_Toc273352546"/>PrepareSignature.v1<text:bookmark-end text:name="_Toc269126604"/><text:bookmark-end text:name="_Toc269124340"/><text:bookmark-end text:name="_Toc269122898"/><text:bookmark-end text:name="_Toc269120581"/><text:bookmark-end text:name="_Toc269120312"/><text:bookmark-end text:name="_Toc270420750"/><text:bookmark-end text:name="_Toc270424934"/><text:bookmark-end text:name="_Toc271031537"/><text:bookmark-end text:name="_Toc271551516"/><text:bookmark-end text:name="_Toc271552511"/><text:bookmark-end text:name="_Toc271627644"/><text:bookmark-end text:name="_Toc273345939"/><text:bookmark-end text:name="_Toc273352546"/></text:h>
      <text:p text:style-name="P2775"><text:span text:style-name="T2776">Päringuga prepareSignature saab algatada dokumendi allkirjastamise.</text:span></text:p>
      <text:p text:style-name="P2777"><text:span text:style-name="T2778">Allkirjastamine koosneb kahest sammust:</text:span></text:p>
      <text:list text:style-name="LFO3" text:continue-numbering="true">
        <text:list-item>
          <text:p text:style-name="P2779"><text:span text:style-name="T2780">prepareSignature valmistab ette uue kinnitamata allkirja ja<text:s/></text:span><text:span text:style-name="T2781">tagastab räsikoodi, mille saab kasutajaliideses ID-kaardiga allkirjastada.</text:span></text:p>
        </text:list-item>
        <text:list-item>
          <text:p text:style-name="P2782"><text:span text:style-name="T2783">confirmSignature lisab dokumendile allkirja (mis tekkis eelmisel sammul koostatud räsikoodi allkirjastamisel) ning küsib allkirjale kehtivuskinnituse.</text:span></text:p>
        </text:list-item>
      </text:list>
      <text:p text:style-name="P2784"/>
      <text:p text:style-name="Normal"><text:span text:style-name="T2785">prepareSignature päringu manu</text:span><text:span text:style-name="T2786">ses saadetakse dokumendi allkirjastaja allkirjastamissertif</text:span><text:span text:style-name="T2787">i</text:span><text:span text:style-name="T2788">kaadi fail (PEM vormingus), mis on gzip-iga kokku pakitud ja base64 kodeeritud.</text:span></text:p>
      <text:p text:style-name="P2789"/>
      <text:p text:style-name="P2790">Parameetrid</text:p>
      <table:table table:style-name="Table2791">
        <table:table-columns>
          <table:table-column table:style-name="TableColumn2792"/>
          <table:table-column table:style-name="TableColumn2793"/>
          <table:table-column table:style-name="TableColumn2794"/>
        </table:table-columns>
        <table:table-row table:style-name="TableRow2795">
          <table:table-cell table:style-name="TableCell2796">
            <text:p text:style-name="Normal"><text:span text:style-name="T2797">Nimi</text:span></text:p>
          </table:table-cell>
          <table:table-cell table:style-name="TableCell2798">
            <text:p text:style-name="Normal"><text:span text:style-name="T2799">Väärtuse tüüp</text:span></text:p>
          </table:table-cell>
          <table:table-cell table:style-name="TableCell2800">
            <text:p text:style-name="Normal"><text:span text:style-name="T2801">Väärtuse näide</text:span></text:p>
          </table:table-cell>
        </table:table-row>
        <table:table-row table:style-name="TableRow2802">
          <table:table-cell table:style-name="TableCell2803">
            <text:p text:style-name="Normal"><text:span text:style-name="T2804">xtee:isikukood</text:span></text:p>
          </table:table-cell>
          <table:table-cell table:style-name="TableCell2805">
            <text:p text:style-name="Normal"><text:span text:style-name="T2806">String</text:span></text:p>
          </table:table-cell>
          <table:table-cell table:style-name="TableCell2807">
            <text:p text:style-name="Normal"><text:span text:style-name="T2808">EE30312829989</text:span></text:p>
          </table:table-cell>
        </table:table-row>
        <table:table-row table:style-name="TableRow2809">
          <table:table-cell table:style-name="TableCell2810">
            <text:p text:style-name="Normal"><text:span text:style-name="T2811">document_id</text:span></text:p>
          </table:table-cell>
          <table:table-cell table:style-name="TableCell2812">
            <text:p text:style-name="Normal"><text:span text:style-name="T2813">Integer</text:span></text:p>
          </table:table-cell>
          <table:table-cell table:style-name="TableCell2814">
            <text:p text:style-name="Normal"><text:span text:style-name="T2815">22</text:span></text:p>
          </table:table-cell>
        </table:table-row>
        <table:table-row table:style-name="TableRow2816">
          <table:table-cell table:style-name="TableCell2817">
            <text:p text:style-name="Normal">manifest</text:p>
          </table:table-cell>
          <table:table-cell table:style-name="TableCell2818">
            <text:p text:style-name="Normal">String</text:p>
          </table:table-cell>
          <table:table-cell table:style-name="TableCell2819">
            <text:p text:style-name="Normal">Juhatuse liige</text:p>
          </table:table-cell>
        </table:table-row>
        <table:table-row table:style-name="TableRow2820">
          <table:table-cell table:style-name="TableCell2821">
            <text:p text:style-name="Normal">country</text:p>
          </table:table-cell>
          <table:table-cell table:style-name="TableCell2822">
            <text:p text:style-name="Normal">String</text:p>
          </table:table-cell>
          <table:table-cell table:style-name="TableCell2823">
            <text:p text:style-name="Normal">Eesti</text:p>
          </table:table-cell>
        </table:table-row>
        <table:table-row table:style-name="TableRow2824">
          <table:table-cell table:style-name="TableCell2825">
            <text:p text:style-name="Normal">state</text:p>
          </table:table-cell>
          <table:table-cell table:style-name="TableCell2826">
            <text:p text:style-name="Normal">String</text:p>
          </table:table-cell>
          <table:table-cell table:style-name="TableCell2827">
            <text:p text:style-name="Normal">Harjumaa</text:p>
          </table:table-cell>
        </table:table-row>
        <table:table-row table:style-name="TableRow2828">
          <table:table-cell table:style-name="TableCell2829">
            <text:p text:style-name="Normal">city</text:p>
          </table:table-cell>
          <table:table-cell table:style-name="TableCell2830">
            <text:p text:style-name="Normal">String</text:p>
          </table:table-cell>
          <table:table-cell table:style-name="TableCell2831">
            <text:p text:style-name="Normal">Tallinn</text:p>
          </table:table-cell>
        </table:table-row>
        <table:table-row table:style-name="TableRow2832">
          <table:table-cell table:style-name="TableCell2833">
            <text:p text:style-name="Normal">zip</text:p>
          </table:table-cell>
          <table:table-cell table:style-name="TableCell2834">
            <text:p text:style-name="Normal">String</text:p>
          </table:table-cell>
          <table:table-cell table:style-name="TableCell2835">
            <text:p text:style-name="Normal">11223</text:p>
          </table:table-cell>
        </table:table-row>
        <table:table-row table:style-name="TableRow2836">
          <table:table-cell table:style-name="TableCell2837">
            <text:p text:style-name="Normal"><text:span text:style-name="T2838">signer_certificate href</text:span></text:p>
          </table:table-cell>
          <table:table-cell table:style-name="TableCell2839">
            <text:p text:style-name="Normal"><text:span text:style-name="T2840">String</text:span></text:p>
          </table:table-cell>
          <table:table-cell table:style-name="TableCell2841">
            <text:p text:style-name="Normal"><text:span text:style-name="T2842">cid:123123123</text:span></text:p>
          </table:table-cell>
        </table:table-row>
      </table:table>
      <text:p text:style-name="P2843"/>
      <text:p text:style-name="P2844">Päringu näide:</text:p>
      <text:p text:style-name="P2845"/>
      <text:p text:style-name="P2846">POST http://localhost:8081/adit HTTP/1.1</text:p>
      <text:p text:style-name="P2847">Accept-Encoding: gzip,deflate</text:p>
      <text:p text:style-name="P2848">SOAPAction: ""</text:p>
      <text:p text:style-name="P2849">Content-Type: multipart/related; type="text/xml"; start="&lt;rootpart@soapui.org&gt;"; boundary="----=_Part_1_10683785.1281355285339"</text:p>
      <text:p text:style-name="P2850">MIME-Version: 1.0</text:p>
      <text:p text:style-name="P2851">User-Agent: Jakarta Commons-HttpClient/3.1</text:p>
      <text:p text:style-name="P2852">Host: localhost:8081</text:p>
      <text:p text:style-name="P2853">Content-Length: 2652</text:p>
      <text:p text:style-name="P2854"/>
      <text:p text:style-name="P2855"/>
      <text:p text:style-name="P2856">------=_Part_1_10683785.1281355285339</text:p>
      <text:p text:style-name="P2857">Content-Type: text/xml; charset=UTF-8</text:p>
      <text:p text:style-name="P2858">Content-Transfer-Encoding: 8bit</text:p>
      <text:p text:style-name="P2859">Content-ID: &lt;rootpart@soapui.org&gt;</text:p>
      <text:p text:style-name="P2860"/>
      <text:p text:style-name="P2861">&lt;soapenv:Envelope xmlns:soapenv="http://schemas.xmlsoap.org/soap/envelope/" xmlns:xtee="http://x-tee.riik.ee/xsd/xtee.xsd" xmlns:adit="http://producers.ametlikud-dokumendid.xtee.riik.ee/producer/ametlikud-dokumendid"&gt;</text:p>
      <text:p text:style-name="P2862"><text:s text:c="3"/>&lt;soapenv:Header&gt;</text:p>
      <text:p text:style-name="P2863"><text:s text:c="5"/>&lt;xtee:nimi&gt;ametlikud-dokumendid.prepareSignature.v1&lt;/xtee:nimi&gt;</text:p>
      <text:p text:style-name="P2864"><text:s text:c="6"/>&lt;xtee:id&gt;00000000000000&lt;/xtee:id&gt;</text:p>
      <text:p text:style-name="P2865"><text:s text:c="6"/>&lt;xtee:isikukood&gt;EE38005130332&lt;/xtee:isikukood&gt;</text:p>
      <text:p text:style-name="P2866"><text:s text:c="6"/>&lt;xtee:andmekogu&gt;ametlikud-dokumendid&lt;/xtee:andmekogu&gt;</text:p>
      <text:p text:style-name="P2867"><text:s text:c="6"/>&lt;xtee:asutus&gt;EE12345678&lt;/xtee:asutus&gt;</text:p>
      <text:p text:style-name="P2868"><text:s text:c="6"/>&lt;adit:infosysteem&gt;KOV&lt;/adit:infosysteem&gt;</text:p>
      <text:p text:style-name="P2869"><text:s text:c="3"/>&lt;/soapenv:Header&gt;</text:p>
      <text:p text:style-name="P2870"><text:s text:c="3"/>&lt;soapenv:Body&gt;</text:p>
      <text:p text:style-name="P2871"><text:s text:c="6"/>&lt;adit:PrepareSignature&gt;</text:p>
      <text:p text:style-name="P2872"><text:s text:c="5"/><text:s text:c="4"/>&lt;keha&gt;</text:p>
      <text:p text:style-name="P2873"><text:s text:c="12"/>&lt;adit:document_id&gt;22&lt;/adit:document_id&gt;</text:p>
      <text:p text:style-name="P2874"><text:s text:c="12"/>&lt;adit:manifest&gt;Kinnitan&lt;/adit:manifest&gt;</text:p>
      <text:p text:style-name="P2875"><text:s text:c="12"/>&lt;adit:country&gt;Eesti&lt;/adit:country&gt;</text:p>
      <text:p text:style-name="P2876"><text:s text:c="12"/>&lt;adit:state&gt;Harjumaa&lt;/adit:state&gt;</text:p>
      <text:p text:style-name="P2877"><text:s text:c="12"/>&lt;adit:city&gt;Tallinn&lt;/adit:city&gt;</text:p>
      <text:p text:style-name="P2878"><text:s text:c="5"/><text:s text:c="7"/>&lt;adit:zip&gt;12345&lt;/adit:zip&gt;</text:p>
      <text:p text:style-name="P2879"><text:s text:c="12"/>&lt;adit:signer_certificate href="cid:cert"/&gt;</text:p>
      <text:p text:style-name="P2880"><text:s text:c="9"/>&lt;/keha&gt;</text:p>
      <text:p text:style-name="P2881"><text:s text:c="6"/>&lt;/adit:PrepareSignature&gt;</text:p>
      <text:p text:style-name="P2882"><text:s text:c="3"/>&lt;/soapenv:Body&gt;</text:p>
      <text:p text:style-name="P2883">&lt;/soapenv:Envelope&gt;</text:p>
      <text:p text:style-name="P2884">------=_Part_1_10683785.1281355285339</text:p>
      <text:p text:style-name="P2885">Content-Type: application/octet-stream</text:p>
      <text:p text:style-name="P2886">Content-Transfer-Encoding: binary</text:p>
      <text:p text:style-name="P2887">Content-ID: cert</text:p>
      <text:p text:style-name="P2888"/>
      <text:p text:style-name="P2889">H4sICHmrPUwCCzM4MDA1MTMwMzMyLmNlcgAzaGL+atDEdHcBMxMjExOL6yrfGgNe</text:p>
      <text:p text:style-name="P2890">Nk6tNo+277yMjKysDAY1hhIGYnAhTkYxzoLsTIfibL3UVENuA0425lAWNmEmV1dD</text:p>
      <text:p text:style-name="P2891">JQMFEIdLWNIxWCE4tagkMy2zpDg1tSgzN7M4O7U4u7TYkB9oOlANtzCba3CIq6eL</text:p>
      <text:p text:style-name="P2892">IZcBB0iARZjR0FDIQADEZhbmhEjqBnsbyInzGpgbGBqaGJoamxhaRonzGhoBucaG</text:p>
      <text:p text:style-name="P2893">ZiYmpgZRBo2TUB0BtYALboGUgQTERsGUzPTMksQcheLM9LzEktKiVEMFAzmIheI+</text:p>
      <text:p text:style-name="P2894">rr5OrkE6Xo6O3jrGFgYGpobGBsbGRjDjWITZICoMeQ24QQJawiwgtYYiBkIgLqsw</text:p>
      <text:p text:style-name="P2895">N5Iug8b5yIHIyMrA3NjLYNDYydTYyLDw7SblZ39tD8+qTFyRdlLr+ztz3wy16g/1</text:p>
      <text:p text:style-name="P2896">s/0vZoVP0fG1619zkLlCZ2Wp2S1DWT236ya+87ONhHJad/Uvq2epdn5zyr3udt8m</text:p>
      <text:p text:style-name="P2897">w/qlu0+eyylo2zb7nBLPpuoj6Q3zll1oCFzI3Dt/86JJ/cf+7ZsZWOPJlpM383nV</text:p>
      <text:p text:style-name="P2898">80VnONSDVsUZKe/zucnEHNeev7jxtUHjCwM+oNtl+RkZ/7OwMDOxORhYgPjyLIYG</text:p>
      <text:p text:style-name="P2899">+ga6C7QXaLapZ5SUFFjp65eXl+uBY1w/uSinWD+1uCQ1MwVK6QGFDAJBOhVYvAw8</text:p>
      <text:p text:style-name="P2900">DNzYuLXZGFkYz8kDvc4IjDwhNg6gACsrOxOTAZsUS15+XqqBIlyMUUwU05KCYn0D</text:p>
      <text:p text:style-name="P2901">eZCRyizAxNcgUiG+lfXn5oizkT330uNc2HxK2zJjDWRBCvhYxFhE7LWFzwhnuyUw</text:p>
      <text:p text:style-name="P2902">vXtcXdq675FH2tk94EQhK8zCZMCAlqKZmxgZGVTr/lYLbck/+DNTca7X5e33JZzm</text:p>
      <text:p text:style-name="P2903">CCx4Giu+Pixa5Ow9/srWZ08ZeHftK7Nh+DQx+Fr06uaKAM/FczwWNqT2fIuM8nOz</text:p>
      <text:p text:style-name="P2904">Orb/ntNdPv9IwwfXOR+3fZyr/jvDy2b2Nutv04+bJ309dVn5xt2yh59/9SxvCTzq</text:p>
      <text:p text:style-name="P2905">qry3WDBfp3B31F3WSo/9rpkhItqP/h1iclfIXfyDu2hWtcvxhM6N1y5ZLAta/HD1</text:p>
      <text:p text:style-name="P2906">9vndSgvfMLxJKim+zrXzyXpRjac3zOV39PT8MDm70y5OWKx4Z9tK7VPz5lgVTlQV</text:p>
      <text:p text:style-name="P2907">kfOS0988ZUqmfu31+ZnbLrWVm8xKuLml6H57blZkusUZ4S3vlyxcfTT54/aNswtP</text:p>
      <text:p text:style-name="P2908">nF8jsHFv2NHkFSsASeeYuvkDAAA=</text:p>
      <text:p text:style-name="P2909">------=_Part_1_10683785.1281355285339--</text:p>
      <text:p text:style-name="P2910"/>
      <text:p text:style-name="P2911"/>
      <text:p text:style-name="P2912">Päringu vastuse näide:</text:p>
      <text:p text:style-name="P2913"/>
      <text:p text:style-name="P2914">&lt;SOAP-ENV:Envelope SOAP-ENV:encodingStyle="http://schemas.xmlsoap.org/soap/encoding/" xmlns:SOAP-ENV="http://schemas.xmlsoap.org/soap/envelope/"<text:s/>xmlns:SOAP-ENC="http://schemas.xmlsoap.org/soap/encoding/" xmlns:adit="http://producers.ametlikud-dokumendid.xtee.riik.ee/producer/ametlikud-dokumendid" xmlns:xsd="http://www.w3.org/2001/XMLSchema" xmlns:xsi="http://www.w3.org/2001/XMLSchema-instance" xmlns:xtee="http://x-tee.riik.ee/xsd/xtee.xsd"&gt;</text:p>
      <text:p text:style-name="P2915"><text:s text:c="3"/>&lt;SOAP-ENV:Header&gt;</text:p>
      <text:p text:style-name="P2916"><text:s text:c="6"/>&lt;xtee:asutus xsi:type="xsd:string"&gt;EE12345678&lt;/xtee:asutus&gt;</text:p>
      <text:p text:style-name="P2917"><text:s text:c="6"/>&lt;xtee:isikukood xsi:type="xsd:string"&gt;EE38005130332&lt;/xtee:isikukood&gt;</text:p>
      <text:p text:style-name="P2918"><text:s text:c="6"/>&lt;xtee:id xsi:type="xsd:string"&gt;00000000000000&lt;/xtee:id&gt;</text:p>
      <text:p text:style-name="P2919"><text:s text:c="6"/>&lt;xtee:nimi xsi:type="xsd:string"&gt;ametlikud-dokumendid.prepareSignature.v1&lt;/xtee:nimi&gt;</text:p>
      <text:p text:style-name="P2920"><text:s text:c="6"/>&lt;xtee:andmekogu xsi:type="xsd:string"&gt;ametlikud-dokumendid&lt;/xtee:andmekogu&gt;</text:p>
      <text:p text:style-name="P2921"><text:s text:c="3"/>&lt;/SOAP-ENV:Header&gt;</text:p>
      <text:p text:style-name="P2922"><text:s text:c="3"/>&lt;SOAP-ENV:Body&gt;</text:p>
      <text:p text:style-name="P2923"><text:s text:c="6"/>&lt;adit:PrepareSignatureResponse&gt;</text:p>
      <text:p text:style-name="P2924"><text:s text:c="9"/>&lt;paring&gt;</text:p>
      <text:p text:style-name="P2925"><text:s text:c="12"/>&lt;adit:document_id&gt;22&lt;/adit:document_id&gt;</text:p>
      <text:p text:style-name="P2926"><text:s text:c="12"/>&lt;adit:manifest&gt;Kinnitan&lt;/adit:manifest&gt;</text:p>
      <text:p text:style-name="P2927"><text:s text:c="12"/>&lt;adit:country&gt;Eesti&lt;/adit:country&gt;</text:p>
      <text:p text:style-name="P2928"><text:s text:c="12"/>&lt;adit:state&gt;Harjumaa&lt;/adit:state&gt;</text:p>
      <text:p text:style-name="P2929"><text:s text:c="12"/>&lt;adit:city&gt;Tallinn&lt;/adit:city&gt;</text:p>
      <text:p text:style-name="P2930"><text:s text:c="12"/>&lt;adit:zip&gt;12345&lt;/adit:zip&gt;</text:p>
      <text:p text:style-name="P2931"><text:s text:c="12"/>&lt;adit:signer_certificate href="cid:cert"/&gt;</text:p>
      <text:p text:style-name="P2932"><text:s text:c="9"/>&lt;/paring&gt;</text:p>
      <text:p text:style-name="P2933"><text:s text:c="9"/>&lt;keha&gt;</text:p>
      <text:p text:style-name="P2934"><text:s text:c="12"/>&lt;success&gt;true&lt;/success&gt;</text:p>
      <text:p text:style-name="P2935"><text:s text:c="12"/>&lt;adit:messages&gt;</text:p>
      <text:p text:style-name="P2936"><text:s text:c="15"/>&lt;adit:message lang="en"&gt;Signature container was successfully built&lt;/adit:message&gt;</text:p>
      <text:p text:style-name="P2937"><text:s text:c="12"/>&lt;/adit:messages&gt;</text:p>
      <text:p text:style-name="P2938"><text:s text:c="12"/>&lt;signature_hash&gt;51507069515155656551564956555768485151505357496950675370506752676757505254697056&lt;/signature_hash&gt;</text:p>
      <text:p text:style-name="P2939"><text:s text:c="9"/>&lt;/keha&gt;</text:p>
      <text:p text:style-name="P2940"><text:s text:c="6"/>&lt;/adit:PrepareSignatureResponse&gt;</text:p>
      <text:p text:style-name="P2941"><text:s text:c="3"/>&lt;/SOAP-ENV:Body&gt;</text:p>
      <text:p text:style-name="P2942">&lt;/SOAP-ENV:Envelope&gt;</text:p>
      <text:p text:style-name="Normal"/>
      <text:p text:style-name="Normal"/>
      <text:h text:style-name="Heading1" text:outline-level="1"><text:bookmark-start text:name="_Toc269128823"/><text:bookmark-start text:name="_Toc269126605"/><text:bookmark-start text:name="_Toc269124341"/><text:bookmark-start text:name="_Toc269122899"/><text:bookmark-start text:name="_Toc269120582"/><text:bookmark-start text:name="_Toc269120313"/><text:bookmark-start text:name="_Toc270420751"/><text:bookmark-start text:name="_Toc270424935"/><text:bookmark-start text:name="_Toc271031538"/><text:bookmark-start text:name="_Toc271551517"/><text:bookmark-start text:name="_Toc271552512"/><text:bookmark-start text:name="_Toc271627645"/><text:bookmark-start text:name="_Toc273345940"/><text:bookmark-start text:name="_Toc273352547"/>ConfirmSignature.v1<text:bookmark-end text:name="_Toc269128823"/><text:bookmark-end text:name="_Toc269126605"/><text:bookmark-end text:name="_Toc269124341"/><text:bookmark-end text:name="_Toc269122899"/><text:bookmark-end text:name="_Toc269120582"/><text:bookmark-end text:name="_Toc269120313"/><text:bookmark-end text:name="_Toc270420751"/><text:bookmark-end text:name="_Toc270424935"/><text:bookmark-end text:name="_Toc271031538"/><text:bookmark-end text:name="_Toc271551517"/><text:bookmark-end text:name="_Toc271552512"/><text:bookmark-end text:name="_Toc271627645"/><text:bookmark-end text:name="_Toc273345940"/><text:bookmark-end text:name="_Toc273352547"/></text:h>
      <text:p text:style-name="P2943"><text:span text:style-name="T2944">Päringuga confirmSignature saab lõpule viia varem algatatud allkirjastamise.</text:span></text:p>
      <text:p text:style-name="P2945">confirmSignature päringu manuses saadetakse prepareSignature päringu poolt tagastatud räsikoodi alusel koostatud<text:s/>allkirja fail, mis on gzip-iga pakitud ja base64 kodeeritud.</text:p>
      <text:p text:style-name="P2946"/>
      <text:p text:style-name="P2947">Parameetrid</text:p>
      <table:table table:style-name="Table2948">
        <table:table-columns>
          <table:table-column table:style-name="TableColumn2949"/>
          <table:table-column table:style-name="TableColumn2950"/>
          <table:table-column table:style-name="TableColumn2951"/>
        </table:table-columns>
        <table:table-row table:style-name="TableRow2952">
          <table:table-cell table:style-name="TableCell2953">
            <text:p text:style-name="Normal"><text:span text:style-name="T2954">Nimi</text:span></text:p>
          </table:table-cell>
          <table:table-cell table:style-name="TableCell2955">
            <text:p text:style-name="Normal"><text:span text:style-name="T2956">Väärtuse tüüp</text:span></text:p>
          </table:table-cell>
          <table:table-cell table:style-name="TableCell2957">
            <text:p text:style-name="Normal"><text:span text:style-name="T2958">Väärtuse näide</text:span></text:p>
          </table:table-cell>
        </table:table-row>
        <table:table-row table:style-name="TableRow2959">
          <table:table-cell table:style-name="TableCell2960">
            <text:p text:style-name="Normal"><text:span text:style-name="T2961">xtee:isikukood</text:span></text:p>
          </table:table-cell>
          <table:table-cell table:style-name="TableCell2962">
            <text:p text:style-name="Normal"><text:span text:style-name="T2963">String</text:span></text:p>
          </table:table-cell>
          <table:table-cell table:style-name="TableCell2964">
            <text:p text:style-name="Normal"><text:span text:style-name="T2965">EE30312829989</text:span></text:p>
          </table:table-cell>
        </table:table-row>
        <table:table-row table:style-name="TableRow2966">
          <table:table-cell table:style-name="TableCell2967">
            <text:p text:style-name="Normal"><text:span text:style-name="T2968">document_id</text:span></text:p>
          </table:table-cell>
          <table:table-cell table:style-name="TableCell2969">
            <text:p text:style-name="Normal"><text:span text:style-name="T2970">Integer</text:span></text:p>
          </table:table-cell>
          <table:table-cell table:style-name="TableCell2971">
            <text:p text:style-name="Normal"><text:span text:style-name="T2972">22</text:span></text:p>
          </table:table-cell>
        </table:table-row>
        <table:table-row table:style-name="TableRow2973">
          <table:table-cell table:style-name="TableCell2974">
            <text:p text:style-name="Normal"><text:span text:style-name="T2975">signature href</text:span></text:p>
          </table:table-cell>
          <table:table-cell table:style-name="TableCell2976">
            <text:p text:style-name="Normal"><text:span text:style-name="T2977">String</text:span></text:p>
          </table:table-cell>
          <table:table-cell table:style-name="TableCell2978">
            <text:p text:style-name="Normal"><text:span text:style-name="T2979">cid:123123123</text:span></text:p>
          </table:table-cell>
        </table:table-row>
      </table:table>
      <text:p text:style-name="P2980"/>
      <text:p text:style-name="P2981">Päringu näide:</text:p>
      <text:p text:style-name="P2982"/>
      <text:p text:style-name="P2983">POST http://localhost:8081/adit<text:s/>HTTP/1.1</text:p>
      <text:p text:style-name="P2984">Accept-Encoding: gzip,deflate</text:p>
      <text:p text:style-name="P2985">SOAPAction: ""</text:p>
      <text:p text:style-name="P2986">Content-Type: multipart/related; type="text/xml"; start="&lt;rootpart@soapui.org&gt;"; boundary="----=_Part_6_15866937.1281362163609"</text:p>
      <text:p text:style-name="P2987">MIME-Version: 1.0</text:p>
      <text:p text:style-name="P2988">User-Agent: Jakarta Commons-HttpClient/3.1</text:p>
      <text:p text:style-name="P2989">Host:<text:s/>localhost:8081</text:p>
      <text:p text:style-name="P2990">Content-Length: 2422</text:p>
      <text:p text:style-name="P2991"/>
      <text:p text:style-name="P2992"/>
      <text:p text:style-name="P2993">------=_Part_6_15866937.1281362163609</text:p>
      <text:p text:style-name="P2994">Content-Type: text/xml; charset=UTF-8</text:p>
      <text:p text:style-name="P2995">Content-Transfer-Encoding: 8bit</text:p>
      <text:p text:style-name="P2996">Content-ID: &lt;rootpart@soapui.org&gt;</text:p>
      <text:p text:style-name="P2997"/>
      <text:p text:style-name="P2998">&lt;soapenv:Envelope xmlns:soapenv="http://schemas.xmlsoap.org/soap/envelope/"<text:s/>xmlns:xtee="http://x-tee.riik.ee/xsd/xtee.xsd" xmlns:adit="http://producers.ametlikud-dokumendid.xtee.riik.ee/producer/ametlikud-dokumendid"&gt;</text:p>
      <text:p text:style-name="P2999"><text:s text:c="3"/>&lt;soapenv:Header&gt;</text:p>
      <text:p text:style-name="P3000"><text:s text:c="5"/>&lt;xtee:nimi&gt;ametlikud-dokumendid.confirmSignature.v1&lt;/xtee:nimi&gt;</text:p>
      <text:p text:style-name="P3001"><text:s text:c="6"/>&lt;xtee:id&gt;00000000000000&lt;/xtee:id&gt;</text:p>
      <text:p text:style-name="P3002"><text:s text:c="6"/>&lt;xtee:isikukood&gt;EE38005130332&lt;/xtee:isikukood&gt;</text:p>
      <text:p text:style-name="P3003"><text:s text:c="6"/>&lt;xtee:andmekogu&gt;ametlikud-dokumendid&lt;/xtee:andmekogu&gt;</text:p>
      <text:p text:style-name="P3004"><text:s text:c="6"/>&lt;xtee:asutus&gt;EE12345678&lt;/xtee:asutus&gt;</text:p>
      <text:p text:style-name="P3005"><text:s text:c="6"/>&lt;adit:infosysteem&gt;KOV&lt;/adit:infosysteem&gt;</text:p>
      <text:p text:style-name="P3006"><text:s text:c="3"/>&lt;/soapenv:Header&gt;</text:p>
      <text:p text:style-name="P3007"><text:s text:c="3"/>&lt;soapenv:Body&gt;</text:p>
      <text:p text:style-name="P3008"><text:s text:c="6"/>&lt;adit:ConfirmSignature&gt;</text:p>
      <text:p text:style-name="P3009"><text:s text:c="9"/>&lt;keha&gt;</text:p>
      <text:p text:style-name="P3010"><text:s text:c="12"/>&lt;adit:document_id&gt;22&lt;/adit:document_id&gt;</text:p>
      <text:p text:style-name="P3011"><text:s text:c="12"/>&lt;adit:signature href="signature"/&gt;</text:p>
      <text:p text:style-name="P3012"><text:s text:c="9"/>&lt;/keha&gt;</text:p>
      <text:p text:style-name="P3013"><text:s text:c="6"/>&lt;/adit:ConfirmSignature&gt;</text:p>
      <text:p text:style-name="P3014"><text:s text:c="3"/>&lt;/soapenv:Body&gt;</text:p>
      <text:p text:style-name="P3015">&lt;/soapenv:Envelope&gt;</text:p>
      <text:p text:style-name="P3016">------=_Part_6_15866937.1281362163609</text:p>
      <text:p text:style-name="P3017">Content-Type: application/octet-stream</text:p>
      <text:p text:style-name="P3018">Content-Transfer-Encoding: binary</text:p>
      <text:p text:style-name="P3019">Content-ID: signature</text:p>
      <text:p text:style-name="P3020"/>
      <text:p text:style-name="P3021">H4sICHmrPUwCCzM4MDA1MTMwMzMyLmNlcgAzaGL+atDEdHcBMxMjExOL6yrfGgNe</text:p>
      <text:p text:style-name="P3022">...</text:p>
      <text:p text:style-name="P3023">nF8jsHFv2NHkFSsASeeYuvkDAAA=</text:p>
      <text:p text:style-name="P3024">------=_Part_6_15866937.1281362163609--</text:p>
      <text:p text:style-name="P3025"/>
      <text:p text:style-name="P3026"/>
      <text:p text:style-name="P3027">Päringu vastuse näide:</text:p>
      <text:p text:style-name="P3028"/>
      <text:p text:style-name="P3029">&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030"><text:s text:c="3"/>&lt;SOAP-ENV:Header&gt;</text:p>
      <text:p text:style-name="P3031"><text:s text:c="4"/><text:s text:c="2"/>&lt;xtee:asutus xsi:type="xsd:string"&gt;EE12345678&lt;/xtee:asutus&gt;</text:p>
      <text:p text:style-name="P3032"><text:s text:c="6"/>&lt;xtee:isikukood xsi:type="xsd:string"&gt;EE38005130332&lt;/xtee:isikukood&gt;</text:p>
      <text:p text:style-name="P3033"><text:s text:c="6"/>&lt;xtee:id xsi:type="xsd:string"&gt;00000000000000&lt;/xtee:id&gt;</text:p>
      <text:p text:style-name="P3034"><text:s text:c="6"/>&lt;xtee:nimi xsi:type="xsd:string"&gt;ametlikud-dokumendid.confirmSignature.v1&lt;/xtee:nimi&gt;</text:p>
      <text:p text:style-name="P3035"><text:s text:c="6"/>&lt;xtee:andmekogu xsi:type="xsd:string"&gt;ametlikud-dokumendid&lt;/xtee:andmekogu&gt;</text:p>
      <text:p text:style-name="P3036"><text:s text:c="3"/>&lt;/SOAP-ENV:Header&gt;</text:p>
      <text:p text:style-name="P3037"><text:s text:c="3"/>&lt;SOAP-ENV:Body&gt;</text:p>
      <text:p text:style-name="P3038"><text:s text:c="6"/>&lt;adit:ConfirmSignatureResponse&gt;</text:p>
      <text:p text:style-name="P3039"><text:s text:c="9"/>&lt;paring&gt;</text:p>
      <text:p text:style-name="P3040"><text:s text:c="12"/>&lt;adit:document_id&gt;22&lt;/adit:document_id&gt;</text:p>
      <text:p text:style-name="P3041"><text:s text:c="12"/>&lt;adit:signature href="signature"/&gt;</text:p>
      <text:p text:style-name="P3042"><text:s text:c="9"/>&lt;/paring&gt;</text:p>
      <text:p text:style-name="P3043"><text:s text:c="9"/>&lt;keha&gt;</text:p>
      <text:p text:style-name="P3044"><text:s text:c="12"/>&lt;success&gt;true&lt;/success&gt;</text:p>
      <text:p text:style-name="P3045"><text:s text:c="12"/>&lt;adit:messages&gt;</text:p>
      <text:p text:style-name="P3046"><text:s text:c="15"/>&lt;adit:message lang="en"&gt;Signature was successfully added.&lt;/adit:message&gt;</text:p>
      <text:p text:style-name="P3047"><text:s text:c="3"/><text:s text:c="9"/>&lt;/adit:messages&gt;</text:p>
      <text:p text:style-name="P3048"><text:s text:c="9"/>&lt;/keha&gt;</text:p>
      <text:p text:style-name="P3049"><text:s text:c="6"/>&lt;/adit:ConfirmSignatureResponse&gt;</text:p>
      <text:p text:style-name="P3050"><text:s text:c="3"/>&lt;/SOAP-ENV:Body&gt;</text:p>
      <text:p text:style-name="P3051">&lt;/SOAP-ENV:Envelope&gt;</text:p>
      <text:p text:style-name="Normal"/>
      <text:p text:style-name="Normal"/>
      <text:h text:style-name="Heading1" text:outline-level="1"><text:bookmark-start text:name="_Toc269128824"/><text:bookmark-start text:name="_Toc269126606"/><text:bookmark-start text:name="_Toc269124342"/><text:bookmark-start text:name="_Toc269122900"/><text:bookmark-start text:name="_Toc269120583"/><text:bookmark-start text:name="_Toc269120314"/><text:bookmark-start text:name="_Toc270420752"/><text:bookmark-start text:name="_Toc270424936"/><text:bookmark-start text:name="_Toc271031539"/><text:bookmark-start text:name="_Toc271551518"/><text:bookmark-start text:name="_Toc271552513"/><text:bookmark-start text:name="_Toc271627646"/><text:bookmark-start text:name="_Toc273345941"/><text:bookmark-start text:name="_Toc273352548"/>SendDocument.v1<text:bookmark-end text:name="_Toc269128824"/><text:bookmark-end text:name="_Toc269126606"/><text:bookmark-end text:name="_Toc269124342"/><text:bookmark-end text:name="_Toc269122900"/><text:bookmark-end text:name="_Toc269120583"/><text:bookmark-end text:name="_Toc269120314"/><text:bookmark-end text:name="_Toc270420752"/><text:bookmark-end text:name="_Toc270424936"/><text:bookmark-end text:name="_Toc271031539"/><text:bookmark-end text:name="_Toc271551518"/><text:bookmark-end text:name="_Toc271552513"/><text:bookmark-end text:name="_Toc271627646"/><text:bookmark-end text:name="_Toc273345941"/><text:bookmark-end text:name="_Toc273352548"/></text:h>
      <text:p text:style-name="Normal"><text:span text:style-name="T3052">Päring võimaldab saata dokumendi teisele kasutajale (see võib olla ka DVK kasutaja – sellisel juhul saadetakse doku</text:span><text:span text:style-name="T3053">ment üle DVK). Dokument lukustatakse. Päringu vastuses tagastatakse päringu töötlemise üleüldine õnnestumine parameetriga „success“ – kui selle elemendi vää</text:span><text:span text:style-name="T3054">r</text:span><text:span text:style-name="T3055">tuseks on „true“, siis õnnestus dokumendi saatmine kõikidele adressaatidele, vastasel juhul ebaõnne</text:span><text:span text:style-name="T3056">stus dokumendi saatmine kas vähemalt ühele või kõigile adressaatidele. Iga adre</text:span><text:span text:style-name="T3057">s</text:span><text:span text:style-name="T3058">saadi juures on eraldi välja toodud, kas saatmine õnnestus või mitte.</text:span><text:span text:style-name="T3059"><text:line-break/></text:span></text:p>
      <text:p text:style-name="P3060">Parameetrid</text:p>
      <table:table table:style-name="Table3061">
        <table:table-columns>
          <table:table-column table:style-name="TableColumn3062"/>
          <table:table-column table:style-name="TableColumn3063"/>
          <table:table-column table:style-name="TableColumn3064"/>
          <table:table-column table:style-name="TableColumn3065"/>
        </table:table-columns>
        <table:table-row table:style-name="TableRow3066">
          <table:table-cell table:style-name="TableCell3067">
            <text:p text:style-name="Normal"><text:span text:style-name="T3068">Nimi</text:span></text:p>
          </table:table-cell>
          <table:table-cell table:style-name="TableCell3069">
            <text:p text:style-name="Normal"><text:span text:style-name="T3070">Kirjeldus</text:span></text:p>
          </table:table-cell>
          <table:table-cell table:style-name="TableCell3071">
            <text:p text:style-name="Normal"><text:span text:style-name="T3072">Väärtuse tüüp</text:span></text:p>
          </table:table-cell>
          <table:table-cell table:style-name="TableCell3073">
            <text:p text:style-name="Normal"><text:span text:style-name="T3074">Väärtuse näide</text:span></text:p>
          </table:table-cell>
        </table:table-row>
        <table:table-row table:style-name="TableRow3075">
          <table:table-cell table:style-name="TableCell3076">
            <text:p text:style-name="Normal"><text:span text:style-name="T3077">Document_id</text:span></text:p>
          </table:table-cell>
          <table:table-cell table:style-name="TableCell3078">
            <text:p text:style-name="Normal"><text:span text:style-name="T3079">Dokumendi Id</text:span></text:p>
          </table:table-cell>
          <table:table-cell table:style-name="TableCell3080">
            <text:p text:style-name="Normal"><text:span text:style-name="T3081">Integer</text:span></text:p>
          </table:table-cell>
          <table:table-cell table:style-name="TableCell3082">
            <text:p text:style-name="Normal"><text:span text:style-name="T3083">46</text:span></text:p>
          </table:table-cell>
        </table:table-row>
        <table:table-row table:style-name="TableRow3084">
          <table:table-cell table:style-name="TableCell3085">
            <text:p text:style-name="Normal"><text:span text:style-name="T3086">Recipient_list</text:span></text:p>
          </table:table-cell>
          <table:table-cell table:style-name="TableCell3087">
            <text:p text:style-name="Normal"><text:span text:style-name="T3088">Adressaatide konteiner</text:span></text:p>
          </table:table-cell>
          <table:table-cell table:style-name="TableCell3089">
            <text:p text:style-name="P3090"/>
          </table:table-cell>
          <table:table-cell table:style-name="TableCell3091">
            <text:p text:style-name="P3092"/>
          </table:table-cell>
        </table:table-row>
        <table:table-row table:style-name="TableRow3093">
          <table:table-cell table:style-name="TableCell3094">
            <text:p text:style-name="Normal"><text:span text:style-name="T3095">Recipient_list.code</text:span></text:p>
          </table:table-cell>
          <table:table-cell table:style-name="TableCell3096">
            <text:p text:style-name="Normal"><text:span text:style-name="T3097">Adressaadi kood</text:span></text:p>
          </table:table-cell>
          <table:table-cell table:style-name="TableCell3098">
            <text:p text:style-name="Normal"><text:span text:style-name="T3099">String</text:span></text:p>
          </table:table-cell>
          <table:table-cell table:style-name="TableCell3100">
            <text:p text:style-name="Normal"><text:span text:style-name="T3101">EE38407054916</text:span></text:p>
          </table:table-cell>
        </table:table-row>
      </table:table>
      <text:p text:style-name="P3102"/>
      <text:p text:style-name="P3103">Päringu näide:</text:p>
      <text:p text:style-name="P3104"/>
      <text:p text:style-name="P3105">&lt;soapenv:Envelope xmlns:soapenv="http://schemas.xmlsoap.org/soap/envelope/" xmlns:xtee="http://x-tee.riik.ee/xsd/xtee.xsd"<text:s/>xmlns:adit="http://producers.ametlikud-dokumendid.xtee.riik.ee/producer/ametlikud-dokumendid"&gt;</text:p>
      <text:p text:style-name="P3106"><text:s text:c="3"/>&lt;soapenv:Header&gt;</text:p>
      <text:p text:style-name="P3107"><text:s text:c="6"/>&lt;xtee:nimi&gt;ametlikud-dokumendid.sendDocument.v1&lt;/xtee:nimi&gt;</text:p>
      <text:p text:style-name="P3108"><text:s text:c="6"/>&lt;xtee:id&gt;00000000000000&lt;/xtee:id&gt;</text:p>
      <text:p text:style-name="P3109"><text:s text:c="6"/>&lt;xtee:isikukood&gt;EE38407089745&lt;/xtee:isikukood&gt;</text:p>
      <text:p text:style-name="P3110"><text:s text:c="6"/>&lt;xtee:andmekogu&gt;ametlikud-dokumendid&lt;/xtee:andmekogu&gt;</text:p>
      <text:p text:style-name="P3111"><text:s text:c="6"/>&lt;xtee:asutus&gt;12345678&lt;/xtee:asutus&gt;</text:p>
      <text:p text:style-name="P3112"><text:s text:c="6"/>&lt;adit:infosysteem&gt;KOV&lt;/adit:infosysteem&gt;</text:p>
      <text:p text:style-name="P3113"><text:s text:c="3"/>&lt;/soapenv:Header&gt;</text:p>
      <text:p text:style-name="P3114"><text:s text:c="3"/>&lt;soapenv:Body&gt;</text:p>
      <text:p text:style-name="P3115"><text:s text:c="6"/>&lt;adit:SendDocument&gt;</text:p>
      <text:p text:style-name="P3116"><text:s text:c="9"/>&lt;keha&gt;</text:p>
      <text:p text:style-name="P3117"><text:s text:c="8"/><text:s text:c="3"/>&lt;adit:document_id&gt;46&lt;/adit:document_id&gt;</text:p>
      <text:p text:style-name="P3118"><text:s text:c="12"/>&lt;adit:recipient_list&gt;</text:p>
      <text:p text:style-name="P3119"><text:s text:c="15"/>&lt;adit:code&gt;EE38407054916&lt;/adit:code&gt;</text:p>
      <text:p text:style-name="P3120"><text:s text:c="15"/>&lt;adit:code&gt;99954321&lt;/adit:code&gt;</text:p>
      <text:p text:style-name="P3121"><text:s text:c="12"/>&lt;/adit:recipient_list&gt;</text:p>
      <text:p text:style-name="P3122"><text:s text:c="9"/>&lt;/keha&gt;</text:p>
      <text:p text:style-name="P3123"><text:s text:c="6"/>&lt;/adit:SendDocument&gt;</text:p>
      <text:p text:style-name="P3124"><text:s/><text:s text:c="2"/>&lt;/soapenv:Body&gt;</text:p>
      <text:p text:style-name="P3125">&lt;/soapenv:Envelope&gt;</text:p>
      <text:p text:style-name="P3126"/>
      <text:p text:style-name="P3127">Päringu vastuse näide:</text:p>
      <text:p text:style-name="P3128"/>
      <text:p text:style-name="P3129">&lt;SOAP-ENV:Envelope SOAP-ENV:encodingStyle="http://schemas.xmlsoap.org/soap/encoding/" xmlns:SOAP-ENV="http://schemas.xmlsoap.org/soap/envelope/"<text:s/>xmlns:SOAP-ENC="http://schemas.xmlsoap.org/soap/encoding/" xmlns:adit="http://producers.ametlikud-dokumendid.xtee.riik.ee/producer/ametlikud-dokumendid" xmlns:xsd="http://www.w3.org/2001/XMLSchema" xmlns:xsi="http://www.w3.org/2001/XMLSchema-instance" xmlns:xtee="http://x-tee.riik.ee/xsd/xtee.xsd"&gt;</text:p>
      <text:p text:style-name="P3130"><text:s text:c="3"/>&lt;SOAP-ENV:Header&gt;</text:p>
      <text:p text:style-name="P3131"><text:s text:c="6"/>&lt;xtee:asutus xsi:type="xsd:string"&gt;12345678&lt;/xtee:asutus&gt;</text:p>
      <text:p text:style-name="P3132"><text:s text:c="6"/>&lt;xtee:isikukood xsi:type="xsd:string"&gt;EE38407089745&lt;/xtee:isikukood&gt;</text:p>
      <text:p text:style-name="P3133"><text:s text:c="6"/>&lt;xtee:id xsi:type="xsd:string"&gt;00000000000000&lt;/xtee:id&gt;</text:p>
      <text:p text:style-name="P3134"><text:s text:c="6"/>&lt;xtee:nimi xsi:type="xsd:string"&gt;ametlikud-dokumendid.sendDocument.v1&lt;/xtee:nimi&gt;</text:p>
      <text:p text:style-name="P3135"><text:s text:c="6"/>&lt;xtee:andmekogu xsi:type="xsd:string"&gt;ametlikud-dokumendid&lt;/xtee:andmekogu&gt;</text:p>
      <text:p text:style-name="P3136"><text:s text:c="3"/>&lt;/SOAP-ENV:Header&gt;</text:p>
      <text:p text:style-name="P3137"><text:s text:c="3"/>&lt;SOAP-ENV:Body&gt;</text:p>
      <text:p text:style-name="P3138"><text:s text:c="6"/>&lt;adit:SendDocumentResponse&gt;</text:p>
      <text:p text:style-name="P3139"><text:s text:c="9"/>&lt;paring&gt;</text:p>
      <text:p text:style-name="P3140"><text:s text:c="12"/>&lt;adit:document_id&gt;46&lt;/adit:document_id&gt;</text:p>
      <text:p text:style-name="P3141"><text:s text:c="12"/>&lt;adit:recipient_list&gt;</text:p>
      <text:p text:style-name="P3142"><text:s text:c="15"/>&lt;adit:code&gt;EE38407054916&lt;/adit:code&gt;</text:p>
      <text:p text:style-name="P3143"><text:s text:c="15"/>&lt;adit:code&gt;99954321&lt;/adit:code&gt;</text:p>
      <text:p text:style-name="P3144"><text:s text:c="12"/>&lt;/adit:recipient_list&gt;</text:p>
      <text:p text:style-name="P3145"><text:s text:c="9"/>&lt;/paring&gt;</text:p>
      <text:p text:style-name="P3146"><text:s text:c="9"/>&lt;keha&gt;</text:p>
      <text:p text:style-name="P3147"><text:s text:c="12"/>&lt;success&gt;true&lt;/success&gt;</text:p>
      <text:p text:style-name="P3148"><text:s text:c="12"/>&lt;recipient_list&gt;</text:p>
      <text:p text:style-name="P3149"><text:s text:c="15"/>&lt;recipient&gt;</text:p>
      <text:p text:style-name="P3150"><text:s text:c="18"/>&lt;code&gt;EE38407054916&lt;/code&gt;</text:p>
      <text:p text:style-name="P3151"><text:s text:c="18"/>&lt;success&gt;true&lt;/success&gt;</text:p>
      <text:p text:style-name="P3152"><text:s text:c="15"/>&lt;/recipient&gt;</text:p>
      <text:p text:style-name="P3153"><text:s text:c="15"/>&lt;recipient&gt;</text:p>
      <text:p text:style-name="P3154"><text:s text:c="5"/><text:s text:c="13"/>&lt;code&gt;99954321&lt;/code&gt;</text:p>
      <text:p text:style-name="P3155"><text:s text:c="18"/>&lt;success&gt;true&lt;/success&gt;</text:p>
      <text:p text:style-name="P3156"><text:s text:c="15"/>&lt;/recipient&gt;</text:p>
      <text:p text:style-name="P3157"><text:s text:c="12"/>&lt;/recipient_list&gt;</text:p>
      <text:p text:style-name="P3158"><text:s text:c="9"/>&lt;/keha&gt;</text:p>
      <text:p text:style-name="P3159"><text:s text:c="6"/>&lt;/adit:SendDocumentResponse&gt;</text:p>
      <text:p text:style-name="P3160"><text:s text:c="3"/>&lt;/SOAP-ENV:Body&gt;</text:p>
      <text:p text:style-name="P3161">&lt;/SOAP-ENV:Envelope&gt;</text:p>
      <text:h text:style-name="Heading1" text:outline-level="1"><text:bookmark-start text:name="_Toc269126607"/><text:bookmark-start text:name="_Toc269124343"/><text:bookmark-start text:name="_Toc269122901"/><text:bookmark-start text:name="_Toc269120584"/><text:bookmark-start text:name="_Toc269120315"/><text:line-break/><text:bookmark-start text:name="_Toc269128825"/><text:bookmark-start text:name="_Toc270420753"/><text:bookmark-start text:name="_Toc270424937"/><text:bookmark-start text:name="_Toc271031540"/><text:bookmark-start text:name="_Toc271551519"/><text:bookmark-start text:name="_Toc271552514"/><text:bookmark-start text:name="_Toc271627647"/><text:bookmark-start text:name="_Toc273345942"/><text:bookmark-start text:name="_Toc273352549"/>ShareDocument.v1<text:bookmark-end text:name="_Toc269126607"/><text:bookmark-end text:name="_Toc269124343"/><text:bookmark-end text:name="_Toc269122901"/><text:bookmark-end text:name="_Toc269120584"/><text:bookmark-end text:name="_Toc269120315"/><text:bookmark-end text:name="_Toc269128825"/><text:bookmark-end text:name="_Toc270420753"/><text:bookmark-end text:name="_Toc270424937"/><text:bookmark-end text:name="_Toc271031540"/><text:bookmark-end text:name="_Toc271551519"/><text:bookmark-end text:name="_Toc271552514"/><text:bookmark-end text:name="_Toc271627647"/><text:bookmark-end text:name="_Toc273345942"/><text:bookmark-end text:name="_Toc273352549"/></text:h>
      <text:p text:style-name="Normal"><text:span text:style-name="T3162">Päring või</text:span><text:span text:style-name="T3163">maldab jagada dokumendi teistele kasutajatele. Dokumendi jagamine on lubatud ainult kasutajatele, kes ei ole DVK kasutajad. Dokumendi jagamiseks peab kasutaja olema selle dokumendi omanik. Dokumendi jagamisel dokument lukustub – dokumendi andmeid ei saa mu</text:span><text:span text:style-name="T3164">uta. Päringu vastuses tagastatakse päringu töötlemise üleüldine õnnestumine par</text:span><text:span text:style-name="T3165">a</text:span><text:span text:style-name="T3166">meetriga „success“ – kui selle elemendi väärtuseks on „true“, siis õnnestus dokumendi j</text:span><text:span text:style-name="T3167">a</text:span><text:span text:style-name="T3168">gamine kõikidele adressaatidele, vastasel juhul ebaõnnestus dokumendi jagamine kas väh</text:span><text:span text:style-name="T3169">e</text:span><text:span text:style-name="T3170">m</text:span><text:span text:style-name="T3171">alt ühele või kõigile adressaatidele. Iga adressaadi juures on eraldi välja toodud, kas jag</text:span><text:span text:style-name="T3172">a</text:span><text:span text:style-name="T3173">mine õnnestus või mitte.</text:span></text:p>
      <text:p text:style-name="P3174"/>
      <text:p text:style-name="P3175">Parameetrid</text:p>
      <table:table table:style-name="Table3176">
        <table:table-columns>
          <table:table-column table:style-name="TableColumn3177"/>
          <table:table-column table:style-name="TableColumn3178"/>
          <table:table-column table:style-name="TableColumn3179"/>
          <table:table-column table:style-name="TableColumn3180"/>
        </table:table-columns>
        <table:table-row table:style-name="TableRow3181">
          <table:table-cell table:style-name="TableCell3182">
            <text:p text:style-name="Normal"><text:span text:style-name="T3183">Nimi</text:span></text:p>
          </table:table-cell>
          <table:table-cell table:style-name="TableCell3184">
            <text:p text:style-name="Normal"><text:span text:style-name="T3185">Kirjeldus</text:span></text:p>
          </table:table-cell>
          <table:table-cell table:style-name="TableCell3186">
            <text:p text:style-name="Normal"><text:span text:style-name="T3187">Väärtuse tüüp</text:span></text:p>
          </table:table-cell>
          <table:table-cell table:style-name="TableCell3188">
            <text:p text:style-name="Normal"><text:span text:style-name="T3189">Väärtuse näide</text:span></text:p>
          </table:table-cell>
        </table:table-row>
        <table:table-row table:style-name="TableRow3190">
          <table:table-cell table:style-name="TableCell3191">
            <text:p text:style-name="Normal"><text:span text:style-name="T3192">Document_id</text:span></text:p>
          </table:table-cell>
          <table:table-cell table:style-name="TableCell3193">
            <text:p text:style-name="Normal"><text:span text:style-name="T3194">Dokumendi Id</text:span></text:p>
          </table:table-cell>
          <table:table-cell table:style-name="TableCell3195">
            <text:p text:style-name="Normal"><text:span text:style-name="T3196">Integer</text:span></text:p>
          </table:table-cell>
          <table:table-cell table:style-name="TableCell3197">
            <text:p text:style-name="Normal"><text:span text:style-name="T3198">46</text:span></text:p>
          </table:table-cell>
        </table:table-row>
        <table:table-row table:style-name="TableRow3199">
          <table:table-cell table:style-name="TableCell3200">
            <text:p text:style-name="Normal"><text:span text:style-name="T3201">Recipient_list</text:span></text:p>
          </table:table-cell>
          <table:table-cell table:style-name="TableCell3202">
            <text:p text:style-name="Normal"><text:span text:style-name="T3203">Adressaatide konteiner</text:span></text:p>
          </table:table-cell>
          <table:table-cell table:style-name="TableCell3204">
            <text:p text:style-name="P3205"/>
          </table:table-cell>
          <table:table-cell table:style-name="TableCell3206">
            <text:p text:style-name="P3207"/>
          </table:table-cell>
        </table:table-row>
        <table:table-row table:style-name="TableRow3208">
          <table:table-cell table:style-name="TableCell3209">
            <text:p text:style-name="Normal"><text:span text:style-name="T3210">Recipient_list.code</text:span></text:p>
          </table:table-cell>
          <table:table-cell table:style-name="TableCell3211">
            <text:p text:style-name="Normal"><text:span text:style-name="T3212">Adressaadi kood</text:span></text:p>
          </table:table-cell>
          <table:table-cell table:style-name="TableCell3213">
            <text:p text:style-name="Normal"><text:span text:style-name="T3214">String</text:span></text:p>
          </table:table-cell>
          <table:table-cell table:style-name="TableCell3215">
            <text:p text:style-name="Normal"><text:span text:style-name="T3216">EE38407054916</text:span></text:p>
          </table:table-cell>
        </table:table-row>
        <table:table-row table:style-name="TableRow3217">
          <table:table-cell table:style-name="TableCell3218">
            <text:p text:style-name="Normal"><text:span text:style-name="T3219">Reason_for_sharing</text:span></text:p>
          </table:table-cell>
          <table:table-cell table:style-name="TableCell3220">
            <text:p text:style-name="Normal"><text:span text:style-name="T3221">Jagamise eesmärk vabatek</text:span><text:span text:style-name="T3222">s</text:span><text:span text:style-name="T3223">tina</text:span></text:p>
          </table:table-cell>
          <table:table-cell table:style-name="TableCell3224">
            <text:p text:style-name="Normal"><text:span text:style-name="T3225">String</text:span></text:p>
          </table:table-cell>
          <table:table-cell table:style-name="TableCell3226">
            <text:p text:style-name="Normal"><text:span text:style-name="T3227">Teadmiseks</text:span></text:p>
          </table:table-cell>
        </table:table-row>
        <table:table-row table:style-name="TableRow3228">
          <table:table-cell table:style-name="TableCell3229">
            <text:p text:style-name="Normal"><text:span text:style-name="T3230">Shared_for_signing</text:span></text:p>
          </table:table-cell>
          <table:table-cell table:style-name="TableCell3231">
            <text:p text:style-name="Normal"><text:span text:style-name="T3232">Näitab, kas jagamise põhj</text:span><text:span text:style-name="T3233">u</text:span><text:span text:style-name="T3234">seks on allkirjastamine</text:span></text:p>
          </table:table-cell>
          <table:table-cell table:style-name="TableCell3235">
            <text:p text:style-name="Normal"><text:span text:style-name="T3236">Boolean</text:span></text:p>
          </table:table-cell>
          <table:table-cell table:style-name="TableCell3237">
            <text:p text:style-name="Normal"><text:span text:style-name="T3238">False</text:span></text:p>
          </table:table-cell>
        </table:table-row>
      </table:table>
      <text:p text:style-name="P3239"/>
      <text:p text:style-name="P3240">Päringu näide:</text:p>
      <text:p text:style-name="P3241"/>
      <text:p text:style-name="P3242">&lt;soapenv:Envelope<text:s/>xmlns:soapenv="http://schemas.xmlsoap.org/soap/envelope/" xmlns:xtee="http://x-tee.riik.ee/xsd/xtee.xsd" xmlns:adit="http://producers.ametlikud-dokumendid.xtee.riik.ee/producer/ametlikud-dokumendid"&gt;</text:p>
      <text:p text:style-name="P3243"><text:s text:c="3"/>&lt;soapenv:Header&gt;</text:p>
      <text:p text:style-name="P3244"><text:s text:c="5"/>&lt;xtee:nimi&gt;ametlikud-dokumendid.shareDocument.v1&lt;/xtee:nimi&gt;</text:p>
      <text:p text:style-name="P3245"><text:s text:c="6"/>&lt;xtee:id&gt;00000000000000&lt;/xtee:id&gt;</text:p>
      <text:p text:style-name="P3246"><text:s text:c="6"/>&lt;xtee:isikukood&gt;EE38407089745&lt;/xtee:isikukood&gt;</text:p>
      <text:p text:style-name="P3247"><text:s text:c="6"/>&lt;xtee:andmekogu&gt;ametlikud-dokumendid&lt;/xtee:andmekogu&gt;</text:p>
      <text:p text:style-name="P3248"><text:s text:c="6"/>&lt;xtee:asutus&gt;12345678&lt;/xtee:asutus&gt;</text:p>
      <text:p text:style-name="P3249"><text:s text:c="6"/>&lt;adit:infosysteem&gt;KOV&lt;/adit:infosysteem&gt;</text:p>
      <text:p text:style-name="P3250"><text:s text:c="3"/>&lt;/soapenv:Header&gt;</text:p>
      <text:p text:style-name="P3251"><text:s text:c="3"/>&lt;soapenv:Body&gt;</text:p>
      <text:p text:style-name="P3252"><text:s text:c="6"/>&lt;adit:ShareDocument&gt;</text:p>
      <text:p text:style-name="P3253"><text:s text:c="9"/>&lt;keha&gt;</text:p>
      <text:p text:style-name="P3254"><text:s text:c="12"/>&lt;adit:document_id&gt;46&lt;/adit:document_id&gt;</text:p>
      <text:p text:style-name="P3255"><text:s text:c="12"/>&lt;adit:recipient_list&gt;</text:p>
      <text:p text:style-name="P3256"><text:s text:c="15"/>&lt;adit:code&gt;EE38407054916&lt;/adit:code&gt;</text:p>
      <text:p text:style-name="P3257"><text:s text:c="15"/>&lt;adit:code&gt;EE48407089933&lt;/adit:code&gt;</text:p>
      <text:p text:style-name="P3258"><text:s text:c="12"/>&lt;/adit:recipient_list&gt;</text:p>
      <text:p text:style-name="P3259"><text:s text:c="12"/>&lt;adit:reason_for_sharing&gt;teadmiseks&lt;/adit:reason_for_sharing&gt;</text:p>
      <text:p text:style-name="P3260"><text:s text:c="12"/>&lt;adit:shared_for_signing&gt;false&lt;/adit:shared_for_signing&gt;</text:p>
      <text:p text:style-name="P3261"><text:s text:c="9"/>&lt;/keha&gt;</text:p>
      <text:p text:style-name="P3262"><text:s text:c="6"/>&lt;/adit:ShareDocument&gt;</text:p>
      <text:p text:style-name="P3263"><text:s text:c="3"/>&lt;/soapenv:Body&gt;</text:p>
      <text:p text:style-name="P3264">&lt;/soapenv:Envelope&gt;</text:p>
      <text:p text:style-name="P3265"/>
      <text:p text:style-name="P3266">Päringu vastuse näide:</text:p>
      <text:p text:style-name="P3267"/>
      <text:p text:style-name="P3268">&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269"><text:s text:c="3"/>&lt;SOAP-ENV:Header&gt;</text:p>
      <text:p text:style-name="P3270"><text:s text:c="6"/>&lt;xtee:asutus xsi:type="xsd:string"&gt;12345678&lt;/xtee:asutus&gt;</text:p>
      <text:p text:style-name="P3271"><text:s text:c="6"/>&lt;xtee:isikukood xsi:type="xsd:string"&gt;EE38407089745&lt;/xtee:isikukood&gt;</text:p>
      <text:p text:style-name="P3272"><text:s text:c="6"/>&lt;xtee:id xsi:type="xsd:string"&gt;00000000000000&lt;/xtee:id&gt;</text:p>
      <text:p text:style-name="P3273"><text:s text:c="6"/>&lt;xtee:nimi<text:s/>xsi:type="xsd:string"&gt;ametlikud-dokumendid.shareDocument.v1&lt;/xtee:nimi&gt;</text:p>
      <text:p text:style-name="P3274"><text:s text:c="6"/>&lt;xtee:andmekogu xsi:type="xsd:string"&gt;ametlikud-dokumendid&lt;/xtee:andmekogu&gt;</text:p>
      <text:p text:style-name="P3275"><text:s text:c="3"/>&lt;/SOAP-ENV:Header&gt;</text:p>
      <text:p text:style-name="P3276"><text:s text:c="3"/>&lt;SOAP-ENV:Body&gt;</text:p>
      <text:p text:style-name="P3277"><text:s text:c="6"/>&lt;adit:ShareDocumentResponse&gt;</text:p>
      <text:p text:style-name="P3278"><text:s text:c="9"/>&lt;paring&gt;</text:p>
      <text:p text:style-name="P3279"><text:s text:c="7"/><text:s text:c="5"/>&lt;adit:document_id&gt;46&lt;/adit:document_id&gt;</text:p>
      <text:p text:style-name="P3280"><text:s text:c="12"/>&lt;adit:recipient_list&gt;</text:p>
      <text:p text:style-name="P3281"><text:s text:c="15"/>&lt;adit:code&gt;EE38407054916&lt;/adit:code&gt;</text:p>
      <text:p text:style-name="P3282"><text:s text:c="15"/>&lt;adit:code&gt;EE48407089933&lt;/adit:code&gt;</text:p>
      <text:p text:style-name="P3283"><text:s text:c="12"/>&lt;/adit:recipient_list&gt;</text:p>
      <text:p text:style-name="P3284"><text:s text:c="12"/>&lt;adit:reason_for_sharing&gt;teadmiseks&lt;/adit:reason_for_sharing&gt;</text:p>
      <text:p text:style-name="P3285"><text:s text:c="12"/>&lt;adit:shared_for_signing&gt;false&lt;/adit:shared_for_signing&gt;</text:p>
      <text:p text:style-name="P3286"><text:s text:c="9"/>&lt;/paring&gt;</text:p>
      <text:p text:style-name="P3287"><text:s text:c="9"/>&lt;keha&gt;</text:p>
      <text:p text:style-name="P3288"><text:s text:c="12"/>&lt;success&gt;false&lt;/success&gt;</text:p>
      <text:p text:style-name="P3289"><text:s text:c="12"/>&lt;adit:messages&gt;</text:p>
      <text:p text:style-name="P3290"><text:s text:c="15"/>&lt;adit:message lang="en"&gt;Unable to share document to some or all of the users.&lt;/adit:message&gt;</text:p>
      <text:p text:style-name="P3291"><text:s text:c="12"/>&lt;/adit:messages&gt;</text:p>
      <text:p text:style-name="P3292"><text:s text:c="12"/>&lt;recipient_list&gt;</text:p>
      <text:p text:style-name="P3293"><text:s text:c="15"/>&lt;recipient&gt;</text:p>
      <text:p text:style-name="P3294"><text:s text:c="18"/>&lt;code&gt;EE38407054916&lt;/code&gt;</text:p>
      <text:p text:style-name="P3295"><text:s text:c="18"/>&lt;success&gt;false&lt;/success&gt;</text:p>
      <text:p text:style-name="P3296"><text:s text:c="18"/>&lt;adit:messages&gt;</text:p>
      <text:p text:style-name="P3297"><text:s text:c="21"/>&lt;adit:message lang="en"&gt;Unable to share document. Recipient account is inactive (deleted).&lt;/adit:message&gt;</text:p>
      <text:p text:style-name="P3298"><text:s text:c="18"/>&lt;/adit:messages&gt;</text:p>
      <text:p text:style-name="P3299"><text:s text:c="15"/>&lt;/recipient&gt;</text:p>
      <text:p text:style-name="P3300"><text:s text:c="15"/>&lt;recipient&gt;</text:p>
      <text:p text:style-name="P3301"><text:s text:c="18"/>&lt;code&gt;EE48407089933&lt;/code&gt;</text:p>
      <text:p text:style-name="P3302"><text:s text:c="18"/>&lt;success&gt;true&lt;/success&gt;</text:p>
      <text:p text:style-name="P3303"><text:s text:c="18"/>&lt;adit:messages&gt;</text:p>
      <text:p text:style-name="P3304"><text:s text:c="21"/>&lt;adit:message lang="en"&gt;Document was successfully shared.&lt;/adit:message&gt;</text:p>
      <text:p text:style-name="P3305"><text:s text:c="18"/>&lt;/adit:messages&gt;</text:p>
      <text:p text:style-name="P3306"><text:s text:c="15"/>&lt;/recipient&gt;</text:p>
      <text:p text:style-name="P3307"><text:s text:c="12"/>&lt;/recipient_list&gt;</text:p>
      <text:p text:style-name="P3308"><text:s text:c="9"/>&lt;/keha&gt;</text:p>
      <text:p text:style-name="P3309"><text:s text:c="6"/>&lt;/adit:ShareDocumentResponse&gt;</text:p>
      <text:p text:style-name="P3310"><text:s text:c="3"/>&lt;/SOAP-ENV:Body&gt;</text:p>
      <text:p text:style-name="P3311">&lt;/SOAP-ENV:Envelope&gt;</text:p>
      <text:h text:style-name="Heading1" text:outline-level="1"/>
      <text:h text:style-name="Heading1" text:outline-level="1"><text:bookmark-start text:name="_Toc269128826"/><text:bookmark-start text:name="_Toc269126608"/><text:bookmark-start text:name="_Toc269124344"/><text:bookmark-start text:name="_Toc269122902"/><text:bookmark-start text:name="_Toc269120585"/><text:bookmark-start text:name="_Toc269120316"/><text:bookmark-start text:name="_Toc270420754"/><text:bookmark-start text:name="_Toc270424938"/><text:bookmark-start text:name="_Toc271031541"/><text:bookmark-start text:name="_Toc271551520"/><text:bookmark-start text:name="_Toc271552515"/><text:bookmark-start text:name="_Toc271627648"/><text:bookmark-start text:name="_Toc273345943"/><text:bookmark-start text:name="_Toc273352550"/>UnShareDocument.v1<text:bookmark-end text:name="_Toc269128826"/><text:bookmark-end text:name="_Toc269126608"/><text:bookmark-end text:name="_Toc269124344"/><text:bookmark-end text:name="_Toc269122902"/><text:bookmark-end text:name="_Toc269120585"/><text:bookmark-end text:name="_Toc269120316"/><text:bookmark-end text:name="_Toc270420754"/><text:bookmark-end text:name="_Toc270424938"/><text:bookmark-end text:name="_Toc271031541"/><text:bookmark-end text:name="_Toc271551520"/><text:bookmark-end text:name="_Toc271552515"/><text:bookmark-end text:name="_Toc271627648"/><text:bookmark-end text:name="_Toc273345943"/><text:bookmark-end text:name="_Toc273352550"/></text:h>
      <text:p text:style-name="Normal"><text:span text:style-name="T3312">Päring lõpetab dokumendi jagamise määratud kasutaja(te)le. Päringu vastuses tagastatakse päringu töötlemise üleü</text:span><text:span text:style-name="T3313">ldine õnnestumine parameetriga „success“ – kui selle elemendi vää</text:span><text:span text:style-name="T3314">r</text:span><text:span text:style-name="T3315">tuseks on „true“, siis õnnestus dokumendi jagamise katkestamine kõikidele määratud adre</text:span><text:span text:style-name="T3316">s</text:span><text:span text:style-name="T3317">saatidele, vastasel juhul ebaõnnestus dokumendi jagamise lõpetamine kas vähemalt ühele või kõigile adr</text:span><text:span text:style-name="T3318">essaatidele. Iga adressaadi juures on eraldi välja toodud, kas jagamise lõpet</text:span><text:span text:style-name="T3319">a</text:span><text:span text:style-name="T3320">mine õnnestus või mitte.</text:span></text:p>
      <text:p text:style-name="P3321"/>
      <text:p text:style-name="P3322">Parameetrid</text:p>
      <table:table table:style-name="Table3323">
        <table:table-columns>
          <table:table-column table:style-name="TableColumn3324"/>
          <table:table-column table:style-name="TableColumn3325"/>
          <table:table-column table:style-name="TableColumn3326"/>
          <table:table-column table:style-name="TableColumn3327"/>
        </table:table-columns>
        <table:table-row table:style-name="TableRow3328">
          <table:table-cell table:style-name="TableCell3329">
            <text:p text:style-name="Normal"><text:span text:style-name="T3330">Nimi</text:span></text:p>
          </table:table-cell>
          <table:table-cell table:style-name="TableCell3331">
            <text:p text:style-name="Normal"><text:span text:style-name="T3332">Kirjeldus</text:span></text:p>
          </table:table-cell>
          <table:table-cell table:style-name="TableCell3333">
            <text:p text:style-name="Normal"><text:span text:style-name="T3334">Väärtuse tüüp</text:span></text:p>
          </table:table-cell>
          <table:table-cell table:style-name="TableCell3335">
            <text:p text:style-name="Normal"><text:span text:style-name="T3336">Väärtuse näide</text:span></text:p>
          </table:table-cell>
        </table:table-row>
        <table:table-row table:style-name="TableRow3337">
          <table:table-cell table:style-name="TableCell3338">
            <text:p text:style-name="Normal"><text:span text:style-name="T3339">Document_id</text:span></text:p>
          </table:table-cell>
          <table:table-cell table:style-name="TableCell3340">
            <text:p text:style-name="Normal"><text:span text:style-name="T3341">Dokumendi Id</text:span></text:p>
          </table:table-cell>
          <table:table-cell table:style-name="TableCell3342">
            <text:p text:style-name="Normal"><text:span text:style-name="T3343">Integer</text:span></text:p>
          </table:table-cell>
          <table:table-cell table:style-name="TableCell3344">
            <text:p text:style-name="Normal"><text:span text:style-name="T3345">46</text:span></text:p>
          </table:table-cell>
        </table:table-row>
        <table:table-row table:style-name="TableRow3346">
          <table:table-cell table:style-name="TableCell3347">
            <text:p text:style-name="Normal"><text:span text:style-name="T3348">Recipient_list</text:span></text:p>
          </table:table-cell>
          <table:table-cell table:style-name="TableCell3349">
            <text:p text:style-name="Normal"><text:span text:style-name="T3350">Adressaatide konteiner</text:span></text:p>
          </table:table-cell>
          <table:table-cell table:style-name="TableCell3351">
            <text:p text:style-name="P3352"/>
          </table:table-cell>
          <table:table-cell table:style-name="TableCell3353">
            <text:p text:style-name="P3354"/>
          </table:table-cell>
        </table:table-row>
        <table:table-row table:style-name="TableRow3355">
          <table:table-cell table:style-name="TableCell3356">
            <text:p text:style-name="Normal"><text:span text:style-name="T3357">Recipient_list.code</text:span></text:p>
          </table:table-cell>
          <table:table-cell table:style-name="TableCell3358">
            <text:p text:style-name="Normal"><text:span text:style-name="T3359">Adressaadi kood</text:span></text:p>
          </table:table-cell>
          <table:table-cell table:style-name="TableCell3360">
            <text:p text:style-name="Normal"><text:span text:style-name="T3361">String</text:span></text:p>
          </table:table-cell>
          <table:table-cell table:style-name="TableCell3362">
            <text:p text:style-name="Normal"><text:span text:style-name="T3363">EE38407054916</text:span></text:p>
          </table:table-cell>
        </table:table-row>
      </table:table>
      <text:p text:style-name="P3364"/>
      <text:p text:style-name="P3365">Päringu näide:</text:p>
      <text:p text:style-name="P3366"/>
      <text:p text:style-name="P3367">&lt;soapenv:Envelope xmlns:soapenv="http://schemas.xmlsoap.org/soap/envelope/" xmlns:xtee="http://x-tee.riik.ee/xsd/xtee.xsd"<text:s/>xmlns:adit="http://producers.ametlikud-dokumendid.xtee.riik.ee/producer/ametlikud-dokumendid"&gt;</text:p>
      <text:p text:style-name="P3368"><text:s text:c="3"/>&lt;soapenv:Header&gt;</text:p>
      <text:p text:style-name="P3369"><text:s text:c="5"/>&lt;xtee:nimi&gt;ametlikud-dokumendid.unShareDocument.v1&lt;/xtee:nimi&gt;</text:p>
      <text:p text:style-name="P3370"><text:s text:c="6"/>&lt;xtee:id&gt;00000000000000&lt;/xtee:id&gt;</text:p>
      <text:p text:style-name="P3371"><text:s text:c="6"/>&lt;xtee:isikukood&gt;EE38407089745&lt;/xtee:isikukood&gt;</text:p>
      <text:p text:style-name="P3372"><text:s text:c="6"/>&lt;xtee:andmekogu&gt;ametlikud-dokumendid&lt;/xtee:andmekogu&gt;</text:p>
      <text:p text:style-name="P3373"><text:s text:c="6"/>&lt;xtee:asutus&gt;12345678&lt;/xtee:asutus&gt;</text:p>
      <text:p text:style-name="P3374"><text:s text:c="6"/>&lt;adit:infosysteem&gt;KOV&lt;/adit:infosysteem&gt;</text:p>
      <text:p text:style-name="P3375"><text:s text:c="3"/>&lt;/soapenv:Header&gt;</text:p>
      <text:p text:style-name="P3376"><text:s text:c="3"/>&lt;soapenv:Body&gt;</text:p>
      <text:p text:style-name="P3377"><text:s text:c="6"/>&lt;adit:UnShareDocument&gt;</text:p>
      <text:p text:style-name="P3378"><text:s text:c="9"/>&lt;keha&gt;</text:p>
      <text:p text:style-name="P3379"><text:s text:c="12"/>&lt;adit:document_id&gt;46&lt;/adit:document_id&gt;</text:p>
      <text:p text:style-name="P3380"><text:s text:c="12"/>&lt;adit:recipient_list&gt;</text:p>
      <text:p text:style-name="P3381"><text:tab/><text:s text:c="6"/>&lt;adit:code&gt;EE48407089933&lt;/adit:code&gt;</text:p>
      <text:p text:style-name="P3382"><text:s text:c="12"/>&lt;/adit:recipient_list&gt;</text:p>
      <text:p text:style-name="P3383"><text:s text:c="9"/>&lt;/keha&gt;</text:p>
      <text:p text:style-name="P3384"><text:s text:c="6"/>&lt;/adit:UnShareDocument&gt;</text:p>
      <text:p text:style-name="P3385"><text:s text:c="3"/>&lt;/soapenv:Body&gt;</text:p>
      <text:p text:style-name="P3386">&lt;/soapenv:Envelope&gt;</text:p>
      <text:p text:style-name="P3387"/>
      <text:p text:style-name="P3388">Päringu vastuse näide:</text:p>
      <text:p text:style-name="P3389"/>
      <text:p text:style-name="P3390">&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391"><text:s text:c="3"/>&lt;SOAP-ENV:Header&gt;</text:p>
      <text:p text:style-name="P3392"><text:s text:c="6"/>&lt;xtee:asutus xsi:type="xsd:string"&gt;12345678&lt;/xtee:asutus&gt;</text:p>
      <text:p text:style-name="P3393"><text:s text:c="6"/>&lt;xtee:isikukood xsi:type="xsd:string"&gt;EE38407089745&lt;/xtee:isikukood&gt;</text:p>
      <text:p text:style-name="P3394"><text:s text:c="6"/>&lt;xtee:id xsi:type="xsd:string"&gt;00000000000000&lt;/xtee:id&gt;</text:p>
      <text:p text:style-name="P3395"><text:s text:c="6"/>&lt;xtee:nimi xsi:type="xsd:string"&gt;ametlikud-dokumendid.unShareDocument.v1&lt;/xtee:nimi&gt;</text:p>
      <text:p text:style-name="P3396"><text:s text:c="6"/>&lt;xtee:andmekogu xsi:type="xsd:string"&gt;ametlikud-dokumendid&lt;/xtee:andmekogu&gt;</text:p>
      <text:p text:style-name="P3397"><text:s text:c="3"/>&lt;/SOAP-ENV:Header&gt;</text:p>
      <text:p text:style-name="P3398"><text:s text:c="3"/>&lt;SOAP-ENV:Body&gt;</text:p>
      <text:p text:style-name="P3399"><text:s text:c="6"/>&lt;adit:UnShareDocumentResponse&gt;</text:p>
      <text:p text:style-name="P3400"><text:s text:c="9"/>&lt;paring&gt;</text:p>
      <text:p text:style-name="P3401"><text:s text:c="12"/>&lt;adit:document_id&gt;46&lt;/adit:document_id&gt;</text:p>
      <text:p text:style-name="P3402"><text:s text:c="12"/>&lt;adit:recipient_list&gt;</text:p>
      <text:p text:style-name="P3403"><text:s text:c="15"/>&lt;adit:code&gt;EE48407089933&lt;/adit:code&gt;</text:p>
      <text:p text:style-name="P3404"><text:s text:c="12"/>&lt;/adit:recipient_list&gt;</text:p>
      <text:p text:style-name="P3405"><text:s text:c="9"/>&lt;/paring&gt;</text:p>
      <text:p text:style-name="P3406"><text:s text:c="9"/>&lt;keha&gt;</text:p>
      <text:p text:style-name="P3407"><text:s text:c="12"/>&lt;success&gt;true&lt;/success&gt;</text:p>
      <text:p text:style-name="P3408"><text:s text:c="12"/>&lt;adit:messages&gt;</text:p>
      <text:p text:style-name="P3409"><text:s text:c="15"/>&lt;adit:message lang="en"&gt;Document sharings were successfully canceled. Document ID: 46&lt;/adit:message&gt;</text:p>
      <text:p text:style-name="P3410"><text:s text:c="12"/>&lt;/adit:messages&gt;</text:p>
      <text:p text:style-name="P3411"><text:s text:c="12"/>&lt;recipient_list&gt;</text:p>
      <text:p text:style-name="P3412"><text:s text:c="15"/>&lt;recipient&gt;</text:p>
      <text:p text:style-name="P3413"><text:s text:c="18"/>&lt;code&gt;EE48407089933&lt;/code&gt;</text:p>
      <text:p text:style-name="P3414"><text:s text:c="18"/>&lt;success&gt;true&lt;/success&gt;</text:p>
      <text:p text:style-name="P3415"><text:s text:c="4"/><text:s text:c="14"/>&lt;adit:messages&gt;</text:p>
      <text:p text:style-name="P3416"><text:s text:c="21"/>&lt;adit:message lang="en"&gt;Document sharing was successfully canceled.&lt;/adit:message&gt;</text:p>
      <text:p text:style-name="P3417"><text:s text:c="18"/>&lt;/adit:messages&gt;</text:p>
      <text:p text:style-name="P3418"><text:s text:c="15"/>&lt;/recipient&gt;</text:p>
      <text:p text:style-name="P3419"><text:s text:c="12"/>&lt;/recipient_list&gt;</text:p>
      <text:p text:style-name="P3420"><text:s text:c="9"/>&lt;/keha&gt;</text:p>
      <text:p text:style-name="P3421"><text:s text:c="6"/>&lt;/adit:UnShareDocumentResponse&gt;</text:p>
      <text:p text:style-name="P3422"><text:s text:c="3"/>&lt;/SOAP-ENV:Body&gt;</text:p>
      <text:p text:style-name="P3423">&lt;/SOAP-ENV:Envelope&gt;</text:p>
      <text:p text:style-name="P3424"/>
      <text:p text:style-name="P3425"/>
      <text:p text:style-name="Normal"/>
      <text:h text:style-name="Heading1" text:outline-level="1"><text:bookmark-start text:name="_Toc269128827"/><text:bookmark-start text:name="_Toc269126609"/><text:bookmark-start text:name="_Toc269124345"/><text:bookmark-start text:name="_Toc269122903"/><text:bookmark-start text:name="_Toc269120586"/><text:bookmark-start text:name="_Toc269120317"/><text:bookmark-start text:name="_Toc270420755"/><text:bookmark-start text:name="_Toc270424939"/><text:bookmark-start text:name="_Toc271031542"/><text:bookmark-start text:name="_Toc271551521"/><text:bookmark-start text:name="_Toc271552516"/><text:bookmark-start text:name="_Toc271627649"/><text:bookmark-start text:name="_Toc273345944"/><text:bookmark-start text:name="_Toc273352551"/>MarkDocumentViewed.v1<text:bookmark-end text:name="_Toc269128827"/><text:bookmark-end text:name="_Toc269126609"/><text:bookmark-end text:name="_Toc269124345"/><text:bookmark-end text:name="_Toc269122903"/><text:bookmark-end text:name="_Toc269120586"/><text:bookmark-end text:name="_Toc269120317"/><text:bookmark-end text:name="_Toc270420755"/><text:bookmark-end text:name="_Toc270424939"/><text:bookmark-end text:name="_Toc271031542"/><text:bookmark-end text:name="_Toc271551521"/><text:bookmark-end text:name="_Toc271552516"/><text:bookmark-end text:name="_Toc271627649"/><text:bookmark-end text:name="_Toc273345944"/><text:bookmark-end text:name="_Toc273352551"/></text:h>
      <text:p text:style-name="Normal"><text:span text:style-name="T3426">Päring võimaldab märkida dokumendi vaadatuks. Vaadatuks saab märkida ainult dokumenti, mis on päringu teinud kasutaja oma või sellele kasutajale jagatud / saadetud.</text:span></text:p>
      <text:p text:style-name="P3427"/>
      <text:p text:style-name="P3428">Parameetrid</text:p>
      <table:table table:style-name="Table3429">
        <table:table-columns>
          <table:table-column table:style-name="TableColumn3430"/>
          <table:table-column table:style-name="TableColumn3431"/>
          <table:table-column table:style-name="TableColumn3432"/>
          <table:table-column table:style-name="TableColumn3433"/>
        </table:table-columns>
        <table:table-row table:style-name="TableRow3434">
          <table:table-cell table:style-name="TableCell3435">
            <text:p text:style-name="Normal"><text:span text:style-name="T3436">Nimi</text:span></text:p>
          </table:table-cell>
          <table:table-cell table:style-name="TableCell3437">
            <text:p text:style-name="Normal"><text:span text:style-name="T3438">Kirjeldus</text:span></text:p>
          </table:table-cell>
          <table:table-cell table:style-name="TableCell3439">
            <text:p text:style-name="Normal"><text:span text:style-name="T3440">Väärtuse tüüp</text:span></text:p>
          </table:table-cell>
          <table:table-cell table:style-name="TableCell3441">
            <text:p text:style-name="Normal"><text:span text:style-name="T3442">Väärtuse näide</text:span></text:p>
          </table:table-cell>
        </table:table-row>
        <table:table-row table:style-name="TableRow3443">
          <table:table-cell table:style-name="TableCell3444">
            <text:p text:style-name="Normal"><text:span text:style-name="T3445">Document_id</text:span></text:p>
          </table:table-cell>
          <table:table-cell table:style-name="TableCell3446">
            <text:p text:style-name="Normal"><text:span text:style-name="T3447">Dokumendi Id</text:span></text:p>
          </table:table-cell>
          <table:table-cell table:style-name="TableCell3448">
            <text:p text:style-name="Normal"><text:span text:style-name="T3449">Integer</text:span></text:p>
          </table:table-cell>
          <table:table-cell table:style-name="TableCell3450">
            <text:p text:style-name="Normal"><text:span text:style-name="T3451">46</text:span></text:p>
          </table:table-cell>
        </table:table-row>
      </table:table>
      <text:p text:style-name="P3452"/>
      <text:p text:style-name="P3453">Päringu näide:</text:p>
      <text:p text:style-name="P3454"/>
      <text:p text:style-name="P3455">&lt;soapenv:Envelope xmlns:soapenv="http://schemas.xmlsoap.org/soap/envelope/" xmlns:xtee="http://x-tee.riik.ee/xsd/xtee.xsd"<text:s/>xmlns:adit="http://producers.ametlikud-dokumendid.xtee.riik.ee/producer/ametlikud-dokumendid"&gt;</text:p>
      <text:p text:style-name="P3456"><text:s text:c="3"/>&lt;soapenv:Header&gt;</text:p>
      <text:p text:style-name="P3457"><text:s text:c="6"/>&lt;xtee:nimi&gt;ametlikud-dokumendid.markDocumentViewed.v1&lt;/xtee:nimi&gt;</text:p>
      <text:p text:style-name="P3458"><text:s text:c="6"/>&lt;xtee:id&gt;00000000000000&lt;/xtee:id&gt;</text:p>
      <text:p text:style-name="P3459"><text:s text:c="6"/>&lt;xtee:isikukood&gt;EE38407089745&lt;/xtee:isikukood&gt;</text:p>
      <text:p text:style-name="P3460"><text:s text:c="6"/>&lt;xtee:andmekogu&gt;ametlikud-dokumendid&lt;/xtee:andmekogu&gt;</text:p>
      <text:p text:style-name="P3461"><text:s text:c="6"/>&lt;xtee:asutus&gt;12345678&lt;/xtee:asutus&gt;</text:p>
      <text:p text:style-name="P3462"><text:s text:c="6"/>&lt;adit:infosysteem&gt;KOV&lt;/adit:infosysteem&gt;</text:p>
      <text:p text:style-name="P3463"><text:s text:c="3"/>&lt;/soapenv:Header&gt;</text:p>
      <text:p text:style-name="P3464"><text:s text:c="3"/>&lt;soapenv:Body&gt;</text:p>
      <text:p text:style-name="P3465"><text:s text:c="6"/>&lt;adit:MarkDocumentViewed&gt;</text:p>
      <text:p text:style-name="P3466"><text:s text:c="9"/>&lt;keha&gt;</text:p>
      <text:p text:style-name="P3467"><text:s text:c="12"/>&lt;adit:document_id&gt;46&lt;/adit:document_id&gt;</text:p>
      <text:p text:style-name="P3468"><text:s text:c="9"/>&lt;/keha&gt;</text:p>
      <text:p text:style-name="P3469"><text:s text:c="6"/>&lt;/adit:MarkDocumentViewed&gt;</text:p>
      <text:p text:style-name="P3470"><text:s text:c="3"/>&lt;/soapenv:Body&gt;</text:p>
      <text:p text:style-name="P3471">&lt;/soapenv:Envelope&gt;</text:p>
      <text:p text:style-name="P3472"/>
      <text:p text:style-name="P3473">Päringu vastuse näide:</text:p>
      <text:p text:style-name="P3474"/>
      <text:p text:style-name="P3475">&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476"><text:s text:c="3"/>&lt;SOAP-ENV:Header&gt;</text:p>
      <text:p text:style-name="P3477"><text:s text:c="6"/>&lt;xtee:asutus xsi:type="xsd:string"&gt;12345678&lt;/xtee:asutus&gt;</text:p>
      <text:p text:style-name="P3478"><text:s text:c="6"/>&lt;xtee:isikukood xsi:type="xsd:string"&gt;EE38407089745&lt;/xtee:isikukood&gt;</text:p>
      <text:p text:style-name="P3479"><text:s text:c="6"/>&lt;xtee:id xsi:type="xsd:string"&gt;00000000000000&lt;/xtee:id&gt;</text:p>
      <text:p text:style-name="P3480"><text:s text:c="6"/>&lt;xtee:nimi xsi:type="xsd:string"&gt;ametlikud-dokumendid.markDocumentViewed.v1&lt;/xtee:nimi&gt;</text:p>
      <text:p text:style-name="P3481"><text:s text:c="6"/>&lt;xtee:andmekogu xsi:type="xsd:string"&gt;ametlikud-dokumendid&lt;/xtee:andmekogu&gt;</text:p>
      <text:p text:style-name="P3482"><text:s text:c="3"/>&lt;/SOAP-ENV:Header&gt;</text:p>
      <text:p text:style-name="P3483"><text:s text:c="3"/>&lt;SOAP-ENV:Body&gt;</text:p>
      <text:p text:style-name="P3484"><text:s text:c="6"/>&lt;adit:MarkDocumentViewedResponse&gt;</text:p>
      <text:p text:style-name="P3485"><text:s text:c="9"/>&lt;paring&gt;</text:p>
      <text:p text:style-name="P3486"><text:s text:c="12"/>&lt;adit:document_id&gt;46&lt;/adit:document_id&gt;</text:p>
      <text:p text:style-name="P3487"><text:s text:c="9"/>&lt;/paring&gt;</text:p>
      <text:p text:style-name="P3488"><text:s text:c="9"/>&lt;keha&gt;</text:p>
      <text:p text:style-name="P3489"><text:s text:c="12"/>&lt;success&gt;true&lt;/success&gt;</text:p>
      <text:p text:style-name="P3490"><text:s text:c="12"/>&lt;adit:messages&gt;</text:p>
      <text:p text:style-name="P3491"><text:s text:c="15"/>&lt;adit:message lang="en"&gt;Document 46 was marked as viewed by user EE38407089745&lt;/adit:message&gt;</text:p>
      <text:p text:style-name="P3492"><text:s text:c="12"/>&lt;/adit:messages&gt;</text:p>
      <text:p text:style-name="P3493"><text:s text:c="9"/>&lt;/keha&gt;</text:p>
      <text:p text:style-name="P3494"><text:s text:c="6"/>&lt;/adit:MarkDocumentViewedResponse&gt;</text:p>
      <text:p text:style-name="P3495"><text:s text:c="3"/>&lt;/SOAP-ENV:Body&gt;</text:p>
      <text:p text:style-name="P3496">&lt;/SOAP-ENV:Envelope&gt;</text:p>
      <text:h text:style-name="Heading1" text:outline-level="1"><text:bookmark-start text:name="_Toc269128828"/><text:bookmark-start text:name="_Toc269126610"/><text:bookmark-start text:name="_Toc269124346"/><text:bookmark-start text:name="_Toc269122904"/><text:bookmark-start text:name="_Toc269120587"/><text:bookmark-start text:name="_Toc269120318"/><text:bookmark-start text:name="_Toc270420756"/><text:bookmark-start text:name="_Toc270424940"/><text:bookmark-start text:name="_Toc271031543"/><text:bookmark-start text:name="_Toc271551522"/><text:bookmark-start text:name="_Toc271552517"/><text:bookmark-start text:name="_Toc271627650"/><text:bookmark-start text:name="_Toc273345945"/><text:bookmark-start text:name="_Toc273352552"/>ModifyStatus.v1<text:bookmark-end text:name="_Toc269128828"/><text:bookmark-end text:name="_Toc269126610"/><text:bookmark-end text:name="_Toc269124346"/><text:bookmark-end text:name="_Toc269122904"/><text:bookmark-end text:name="_Toc269120587"/><text:bookmark-end text:name="_Toc269120318"/><text:bookmark-end text:name="_Toc270420756"/><text:bookmark-end text:name="_Toc270424940"/><text:bookmark-end text:name="_Toc271031543"/><text:bookmark-end text:name="_Toc271551522"/><text:bookmark-end text:name="_Toc271552517"/><text:bookmark-end text:name="_Toc271627650"/><text:bookmark-end text:name="_Toc273345945"/><text:bookmark-end text:name="_Toc273352552"/></text:h>
      <text:p text:style-name="Normal"><text:span text:style-name="T3497">Pär</text:span><text:span text:style-name="T3498">ing võimaldab muuta dokumendi menetlusstaatust.</text:span></text:p>
      <text:p text:style-name="P3499"/>
      <text:p text:style-name="P3500">Parameetrid</text:p>
      <table:table table:style-name="Table3501">
        <table:table-columns>
          <table:table-column table:style-name="TableColumn3502"/>
          <table:table-column table:style-name="TableColumn3503"/>
          <table:table-column table:style-name="TableColumn3504"/>
          <table:table-column table:style-name="TableColumn3505"/>
        </table:table-columns>
        <table:table-row table:style-name="TableRow3506">
          <table:table-cell table:style-name="TableCell3507">
            <text:p text:style-name="Normal"><text:span text:style-name="T3508">Nimi</text:span></text:p>
          </table:table-cell>
          <table:table-cell table:style-name="TableCell3509">
            <text:p text:style-name="Normal"><text:span text:style-name="T3510">Kirjeldus</text:span></text:p>
          </table:table-cell>
          <table:table-cell table:style-name="TableCell3511">
            <text:p text:style-name="Normal"><text:span text:style-name="T3512">Väärtuse tüüp</text:span></text:p>
          </table:table-cell>
          <table:table-cell table:style-name="TableCell3513">
            <text:p text:style-name="Normal"><text:span text:style-name="T3514">Väärtuse näide</text:span></text:p>
          </table:table-cell>
        </table:table-row>
        <table:table-row table:style-name="TableRow3515">
          <table:table-cell table:style-name="TableCell3516">
            <text:p text:style-name="Normal"><text:span text:style-name="T3517">Document_id</text:span></text:p>
          </table:table-cell>
          <table:table-cell table:style-name="TableCell3518">
            <text:p text:style-name="Normal"><text:span text:style-name="T3519">Dokumendi Id</text:span></text:p>
          </table:table-cell>
          <table:table-cell table:style-name="TableCell3520">
            <text:p text:style-name="Normal"><text:span text:style-name="T3521">Integer</text:span></text:p>
          </table:table-cell>
          <table:table-cell table:style-name="TableCell3522">
            <text:p text:style-name="Normal"><text:span text:style-name="T3523">46</text:span></text:p>
          </table:table-cell>
        </table:table-row>
        <table:table-row table:style-name="TableRow3524">
          <table:table-cell table:style-name="TableCell3525">
            <text:p text:style-name="Normal"><text:span text:style-name="T3526">Document_status_id</text:span></text:p>
          </table:table-cell>
          <table:table-cell table:style-name="TableCell3527">
            <text:p text:style-name="Normal"><text:span text:style-name="T3528">Menetlusstaatuse ID, mis soovitakse dokumendile määrata.</text:span></text:p>
          </table:table-cell>
          <table:table-cell table:style-name="TableCell3529">
            <text:p text:style-name="Normal"><text:span text:style-name="T3530">Integer</text:span></text:p>
          </table:table-cell>
          <table:table-cell table:style-name="TableCell3531">
            <text:p text:style-name="Normal"><text:span text:style-name="T3532">5</text:span></text:p>
          </table:table-cell>
        </table:table-row>
      </table:table>
      <text:p text:style-name="P3533"/>
      <text:p text:style-name="P3534">Päringu näide:</text:p>
      <text:p text:style-name="P3535"/>
      <text:p text:style-name="P3536">&lt;soapenv:Envelope xmlns:soapenv="http://schemas.xmlsoap.org/soap/envelope/" xmlns:xtee="http://x-tee.riik.ee/xsd/xtee.xsd" xmlns:adit="http://producers.ametlikud-dokumendid.xtee.riik.ee/producer/ametlikud-dokumendid"&gt;</text:p>
      <text:p text:style-name="P3537"><text:s text:c="3"/>&lt;soapenv:Header&gt;</text:p>
      <text:p text:style-name="P3538"><text:s text:c="6"/>&lt;xtee:nimi&gt;ametlikud-dokumendid.modifyStatus.v1&lt;/xtee:nimi&gt;</text:p>
      <text:p text:style-name="P3539"><text:s text:c="6"/>&lt;xtee:id&gt;00000000000000&lt;/xtee:id&gt;</text:p>
      <text:p text:style-name="P3540"><text:s text:c="6"/>&lt;xtee:isikukood&gt;EE38005130332&lt;/xtee:isikukood&gt;</text:p>
      <text:p text:style-name="P3541"><text:s text:c="6"/>&lt;xtee:andmekogu&gt;ametlikud-dokumendid&lt;/xtee:andmekogu&gt;</text:p>
      <text:p text:style-name="P3542"><text:s text:c="6"/>&lt;xtee:asutus&gt;12345678&lt;/xtee:asutus&gt;</text:p>
      <text:p text:style-name="P3543"><text:s text:c="6"/>&lt;xtee:allasutus&gt;EE10425769&lt;/xtee:allasutus&gt;</text:p>
      <text:p text:style-name="P3544"><text:s text:c="6"/>&lt;adit:infosysteem&gt;KOV&lt;/adit:infosysteem&gt;</text:p>
      <text:p text:style-name="P3545"><text:s text:c="3"/>&lt;/soapenv:Header&gt;</text:p>
      <text:p text:style-name="P3546"><text:s text:c="3"/>&lt;soapenv:Body&gt;</text:p>
      <text:p text:style-name="P3547"><text:s text:c="6"/>&lt;adit:ModifyStatus&gt;</text:p>
      <text:p text:style-name="P3548"><text:s text:c="9"/>&lt;keha&gt;</text:p>
      <text:p text:style-name="P3549"><text:s text:c="12"/>&lt;adit:document_id&gt;46&lt;/adit:document_id&gt;</text:p>
      <text:p text:style-name="P3550"><text:s text:c="12"/>&lt;adit:document_status_id&gt;7&lt;/adit:document_status_id&gt;</text:p>
      <text:p text:style-name="P3551"><text:s text:c="9"/>&lt;/keha&gt;</text:p>
      <text:p text:style-name="P3552"><text:s text:c="6"/>&lt;/adit:ModifyStatus&gt;</text:p>
      <text:p text:style-name="P3553"><text:s text:c="3"/>&lt;/soapenv:Body&gt;</text:p>
      <text:p text:style-name="P3554">&lt;/soapenv:Envelope&gt;</text:p>
      <text:p text:style-name="P3555"/>
      <text:p text:style-name="P3556">Päringu vastuse näide:</text:p>
      <text:p text:style-name="P3557"/>
      <text:p text:style-name="P3558">&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3559"><text:s text:c="3"/>&lt;SOAP-ENV:Header&gt;</text:p>
      <text:p text:style-name="P3560"><text:s text:c="6"/>&lt;xtee:asutus xsi:type="xsd:string"&gt;12345678&lt;/xtee:asutus&gt;</text:p>
      <text:p text:style-name="P3561"><text:s text:c="6"/>&lt;xtee:isikukood xsi:type="xsd:string"&gt;EE38407089745&lt;/xtee:isikukood&gt;</text:p>
      <text:p text:style-name="P3562"><text:s text:c="6"/>&lt;xtee:id<text:s/>xsi:type="xsd:string"&gt;00000000000000&lt;/xtee:id&gt;</text:p>
      <text:p text:style-name="P3563"><text:s text:c="6"/>&lt;xtee:nimi xsi:type="xsd:string"&gt;ametlikud-dokumendid.modifyStatus.v1&lt;/xtee:nimi&gt;</text:p>
      <text:p text:style-name="P3564"><text:s text:c="6"/>&lt;xtee:andmekogu xsi:type="xsd:string"&gt;ametlikud-dokumendid&lt;/xtee:andmekogu&gt;</text:p>
      <text:p text:style-name="P3565"><text:s text:c="3"/>&lt;/SOAP-ENV:Header&gt;</text:p>
      <text:p text:style-name="P3566"><text:s text:c="3"/>&lt;SOAP-ENV:Body&gt;</text:p>
      <text:p text:style-name="P3567"><text:s text:c="6"/>&lt;adit:ModifyStatusResponse&gt;</text:p>
      <text:p text:style-name="P3568"><text:s text:c="9"/>&lt;paring&gt;</text:p>
      <text:p text:style-name="P3569"><text:s text:c="12"/>&lt;adit:document_id&gt;46&lt;/adit:document_id&gt;</text:p>
      <text:p text:style-name="P3570"><text:s text:c="12"/>&lt;adit:document_status_id&gt;7&lt;/adit:document_status_id&gt;</text:p>
      <text:p text:style-name="P3571"><text:s text:c="9"/>&lt;/paring&gt;</text:p>
      <text:p text:style-name="P3572"><text:s text:c="9"/>&lt;keha&gt;</text:p>
      <text:p text:style-name="P3573"><text:s text:c="12"/>&lt;success&gt;true&lt;/success&gt;</text:p>
      <text:p text:style-name="P3574"><text:s text:c="12"/>&lt;adit:messages&gt;</text:p>
      <text:p text:style-name="P3575"><text:s text:c="15"/>&lt;adit:message lang="en"&gt;Document status was successfully modified.&lt;/adit:message&gt;</text:p>
      <text:p text:style-name="P3576"><text:s text:c="12"/>&lt;/adit:messages&gt;</text:p>
      <text:p text:style-name="P3577"><text:s text:c="9"/>&lt;/keha&gt;</text:p>
      <text:p text:style-name="P3578"><text:s text:c="6"/>&lt;/adit:ModifyStatusResponse&gt;</text:p>
      <text:p text:style-name="P3579"><text:s text:c="3"/>&lt;/SOAP-ENV:Body&gt;</text:p>
      <text:p text:style-name="P3580"><text:span text:style-name="T3581">&lt;/SOAP-ENV:Envelope&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ystem" svg:font-family="System" style:font-family-generic="swiss" style:font-pitch="variable"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ambria" fo:font-weight="bold" style:font-weight-asian="bold" style:font-weight-complex="bold" style:letter-kerning="true"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mbria" fo:font-weight="bold" style:font-weight-asian="bold" style:font-weight-complex="bold" fo:font-style="italic" style:font-style-asian="italic" style:font-style-complex="italic"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ambria" fo:font-weight="bold" style:font-weight-asian="bold" style:font-weight-complex="bold" fo:font-size="13pt" style:font-size-asian="13pt" style:font-size-complex="13pt" fo:hyphenate="tru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hyphenate="tru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tru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true"/>
    </style:style>
    <style:style style:name="Heading7" style:display-name="Heading 7" style:family="paragraph" style:parent-style-name="Normal" style:next-style-name="Normal" style:default-outline-level="7">
      <style:paragraph-properties fo:margin-top="0.1666in" fo:margin-bottom="0.0416in"/>
      <style:text-properties fo:hyphenate="tru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hyphenate="true"/>
    </style:style>
    <style:style style:name="Heading9" style:display-name="Heading 9" style:family="paragraph" style:parent-style-name="Normal" style:next-style-name="Normal" style:default-outline-level="9">
      <style:paragraph-properties fo:margin-top="0.1666in" fo:margin-bottom="0.0416in"/>
      <style:text-properties style:font-name="Cambria" fo:font-size="11pt" style:font-size-asian="11pt" style:font-size-complex="11pt" fo:hyphenate="true"/>
    </style:style>
    <style:style style:name="Normal" style:display-name="Normal" style:family="paragraph">
      <style:paragraph-properties fo:margin-bottom="0in" fo:line-height="100%"/>
      <style:text-properties fo:font-size="12pt" style:font-size-asian="12pt" style:font-size-complex="12pt" fo:hyphenate="tru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notetext" style:display-name="note text" style:family="paragraph">
      <style:text-properties fo:hyphenate="true"/>
    </style:style>
    <style:style style:name="notetext_1" style:display-name="note text_1" style:family="paragraph">
      <style:text-properties fo:hyphenate="true"/>
    </style:style>
    <style:style style:name="Title" style:display-name="Title" style:family="paragraph" style:parent-style-name="Normal" style:next-style-name="Normal" style:default-outline-level="1">
      <style:paragraph-properties fo:text-align="center" fo:margin-top="0.1666in" fo:margin-bottom="0.0416in"/>
      <style:text-properties style:font-name="Cambria" fo:font-weight="bold" style:font-weight-asian="bold" style:font-weight-complex="bold" style:letter-kerning="true" fo:font-size="16pt" style:font-size-asian="16pt" style:font-size-complex="16pt" fo:hyphenate="true"/>
    </style:style>
    <style:style style:name="Subtitle" style:display-name="Subtitle" style:family="paragraph" style:parent-style-name="Normal" style:next-style-name="Normal" style:default-outline-level="2">
      <style:paragraph-properties fo:text-align="center" fo:margin-bottom="0.0416in"/>
      <style:text-properties style:font-name="Cambria" fo:hyphenate="true"/>
    </style:style>
    <style:style style:name="NoSpacing" style:display-name="No Spacing" style:family="paragraph" style:parent-style-name="Normal">
      <style:text-properties style:font-size-complex="16pt"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fo:hyphenate="true"/>
    </style:style>
    <style:style style:name="IntenseQuote" style:display-name="Intense Quote" style:family="paragraph" style:parent-style-name="Normal" style:next-style-name="Normal">
      <style:paragraph-properties fo:margin-left="0.5in" fo:margin-right="0.5in">
        <style:tab-stops/>
      </style:paragraph-properties>
      <style:text-properties fo:font-weight="bold" style:font-weight-asian="bold" fo:font-style="italic" style:font-style-asian="italic" style:font-size-complex="11pt" fo:hyphenate="true"/>
    </style:style>
    <style:style style:name="TOCHeading" style:display-name="TOC Heading" style:family="paragraph" style:parent-style-name="Heading1" style:next-style-name="Normal" style:default-outline-level="1">
      <style:text-properties fo:hyphenate="tru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tru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tru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true"/>
    </style:style>
    <style:style style:name="BalloonText" style:display-name="Balloon Text" style:family="paragraph" style:parent-style-name="Normal">
      <style:text-properties style:font-name="Tahoma" style:font-name-complex="Tahoma" fo:font-size="8pt" style:font-size-asian="8pt" style:font-size-complex="8pt" fo:hyphenate="true"/>
    </style:style>
    <style:style style:name="TableContents" style:display-name="Table Contents" style:family="paragraph" style:parent-style-name="Standard">
      <style:paragraph-properties text:number-lines="false"/>
      <style:text-properties fo:hyphenate="true"/>
    </style:style>
    <style:style style:name="notereference" style:display-name="note reference" style:family="text"/>
    <style:style style:name="notereference_1" style:display-name="note reference_1" style:family="text"/>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mbria" style:font-name-asian="Times New Roman" fo:font-weight="bold" style:font-weight-asian="bold" style:font-weight-complex="bold" style:letter-kerning="true" fo:font-size="16pt" style:font-size-asian="16pt" style:font-size-complex="16pt"/>
    </style:style>
    <style:style style:name="Heading2Char" style:display-name="Heading 2 Char" style:family="text" style:parent-style-name="DefaultParagraphFont">
      <style:text-properties style:font-name="Cambria" style:font-name-asian="Times New Roman" fo:font-weight="bold" style:font-weight-asian="bold" style:font-weight-complex="bold" fo:font-style="italic" style:font-style-asian="italic" style:font-style-complex="italic" fo:font-size="14pt" style:font-size-asian="14pt" style:font-size-complex="14pt"/>
    </style:style>
    <style:style style:name="Heading3Char" style:display-name="Heading 3 Char" style:family="text" style:parent-style-name="DefaultParagraphFont">
      <style:text-properties style:font-name="Cambria" style:font-name-asian="Times New Roman" fo:font-weight="bold" style:font-weight-asian="bold" style:font-weight-complex="bold" fo:font-size="13pt" style:font-size-asian="13pt" style:font-size-complex="13pt"/>
    </style:style>
    <style:style style:name="Heading4Char" style:display-name="Heading 4 Char" style:family="text" style:parent-style-name="DefaultParagraphFont">
      <style:text-properties fo:font-weight="bold" style:font-weight-asian="bold" style:font-weight-complex="bold" fo:font-size="14pt" style:font-size-asian="14pt" style:font-size-complex="14pt"/>
    </style:style>
    <style:style style:name="Heading5Char" style:display-name="Heading 5 Char" style:family="text" style:parent-style-name="DefaultParagraphFont">
      <style:text-properties fo:font-weight="bold" style:font-weight-asian="bold" style:font-weight-complex="bold" fo:font-style="italic" style:font-style-asian="italic" style:font-style-complex="italic" fo:font-size="13pt" style:font-size-asian="13pt" style:font-size-complex="13pt"/>
    </style:style>
    <style:style style:name="Heading6Char" style:display-name="Heading 6 Char" style:family="text" style:parent-style-name="DefaultParagraphFont">
      <style:text-properties fo:font-weight="bold" style:font-weight-asian="bold" style:font-weight-complex="bold"/>
    </style:style>
    <style:style style:name="Heading7Char" style:display-name="Heading 7 Char" style:family="text" style:parent-style-name="DefaultParagraphFont">
      <style:text-properties fo:font-size="12pt" style:font-size-asian="12pt" style:font-size-complex="12pt"/>
    </style:style>
    <style:style style:name="Heading8Char" style:display-name="Heading 8 Char" style:family="text" style:parent-style-name="DefaultParagraphFont">
      <style:text-properties fo:font-style="italic" style:font-style-asian="italic" style:font-style-complex="italic" fo:font-size="12pt" style:font-size-asian="12pt" style:font-size-complex="12pt"/>
    </style:style>
    <style:style style:name="Heading9Char" style:display-name="Heading 9 Char" style:family="text" style:parent-style-name="DefaultParagraphFont">
      <style:text-properties style:font-name="Cambria" style:font-name-asian="Times New Roman"/>
    </style:style>
    <style:style style:name="TitleChar" style:display-name="Title Char" style:family="text" style:parent-style-name="DefaultParagraphFont">
      <style:text-properties style:font-name="Cambria" style:font-name-asian="Times New Roman" fo:font-weight="bold" style:font-weight-asian="bold" style:font-weight-complex="bold" style:letter-kerning="true" fo:font-size="16pt" style:font-size-asian="16pt" style:font-size-complex="16pt"/>
    </style:style>
    <style:style style:name="SubtitleChar" style:display-name="Subtitle Char" style:family="text" style:parent-style-name="DefaultParagraphFont">
      <style:text-properties style:font-name="Cambria" style:font-name-asian="Times New Roma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style:font-name="Calibri" fo:font-weight="bold" style:font-weight-asian="bold" fo:font-style="italic" style:font-style-asian="italic" style:font-style-complex="italic"/>
    </style:style>
    <style:style style:name="QuoteChar" style:display-name="Quote Char" style:family="text" style:parent-style-name="DefaultParagraphFont">
      <style:text-properties fo:font-style="italic" style:font-style-asian="italic" fo:font-size="12pt" style:font-size-asian="12pt" style:font-size-complex="12pt"/>
    </style:style>
    <style:style style:name="IntenseQuoteChar" style:display-name="Intense Quote Char" style:family="text" style:parent-style-name="DefaultParagraphFont">
      <style:text-properties fo:font-weight="bold" style:font-weight-asian="bold" fo:font-style="italic" style:font-style-asian="italic" fo:font-size="12pt" style:font-size-asian="12pt"/>
    </style:style>
    <style:style style:name="SubtleEmphasis" style:display-name="Subtle Emphasis" style:family="text">
      <style:text-properties fo:font-style="italic" style:font-style-asian="italic" fo:color="#5A5A5A"/>
    </style:style>
    <style:style style:name="IntenseEmphasis" style:display-name="Intense Emphasis" style:family="text" style:parent-style-name="DefaultParagraphFon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text-underline-color="font-color"/>
    </style:style>
    <style:style style:name="SubtleReference" style:display-name="Subtle Reference" style:family="text" style:parent-style-name="DefaultParagraphFont">
      <style:text-properties fo:font-size="12pt" style:font-size-asian="12pt" style:font-size-complex="12pt" style:text-underline-type="single" style:text-underline-style="solid" style:text-underline-width="auto" style:text-underline-mode="continuous" style:text-underline-color="font-color"/>
    </style:style>
    <style:style style:name="IntenseReference" style:display-name="Intense Reference" style:family="text" style:parent-style-name="DefaultParagraphFont">
      <style:text-properties fo:font-weight="bold" style:font-weight-asian="bold" fo:font-size="12pt" style:font-size-asian="12pt"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style:font-name="Cambria" style:font-name-asian="Times New Roman" fo:font-weight="bold" style:font-weight-asian="bold" fo:font-style="italic" style:font-style-asian="italic" fo:font-size="12pt" style:font-size-asian="12pt" style:font-size-complex="12pt"/>
    </style:style>
    <style:style style:name="HeaderChar" style:display-name="Header Char" style:family="text" style:parent-style-name="DefaultParagraphFont">
      <style:text-properties fo:font-size="12pt" style:font-size-asian="12pt" style:font-size-complex="12pt"/>
    </style:style>
    <style:style style:name="FooterChar" style:display-name="Footer Char" style:family="text" style:parent-style-name="DefaultParagraphFont">
      <style:text-properties fo:font-size="12pt" style:font-size-asian="12pt" style:font-size-complex="12pt"/>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
      <text:list-level-style-bullet text:level="1" text:style-name="WW_CharLFO2LVL1" text:bullet-char="-">
        <style:list-level-properties text:space-before="0.0208in" text:min-label-width="0.25in"/>
        <style:text-properties style:font-name="Calibri"/>
      </text:list-level-style-bullet>
      <text:list-level-style-bullet text:level="2" text:style-name="WW_CharLFO2LVL2" text:bullet-char="o">
        <style:list-level-properties text:space-before="0.5208in" text:min-label-width="0.25in"/>
        <style:text-properties style:font-name="Courier New"/>
      </text:list-level-style-bullet>
      <text:list-level-style-bullet text:level="3" text:style-name="WW_CharLFO2LVL3" text:bullet-char="">
        <style:list-level-properties text:space-before="1.0208in" text:min-label-width="0.25in"/>
        <style:text-properties style:font-name="Wingdings"/>
      </text:list-level-style-bullet>
      <text:list-level-style-bullet text:level="4" text:style-name="WW_CharLFO2LVL4" text:bullet-char="">
        <style:list-level-properties text:space-before="1.5208in" text:min-label-width="0.25in"/>
        <style:text-properties style:font-name="Symbol"/>
      </text:list-level-style-bullet>
      <text:list-level-style-bullet text:level="5" text:style-name="WW_CharLFO2LVL5" text:bullet-char="o">
        <style:list-level-properties text:space-before="2.0208in" text:min-label-width="0.25in"/>
        <style:text-properties style:font-name="Courier New"/>
      </text:list-level-style-bullet>
      <text:list-level-style-bullet text:level="6" text:style-name="WW_CharLFO2LVL6" text:bullet-char="">
        <style:list-level-properties text:space-before="2.5208in" text:min-label-width="0.25in"/>
        <style:text-properties style:font-name="Wingdings"/>
      </text:list-level-style-bullet>
      <text:list-level-style-bullet text:level="7" text:style-name="WW_CharLFO2LVL7" text:bullet-char="">
        <style:list-level-properties text:space-before="3.0208in" text:min-label-width="0.25in"/>
        <style:text-properties style:font-name="Symbol"/>
      </text:list-level-style-bullet>
      <text:list-level-style-bullet text:level="8" text:style-name="WW_CharLFO2LVL8" text:bullet-char="o">
        <style:list-level-properties text:space-before="3.5208in" text:min-label-width="0.25in"/>
        <style:text-properties style:font-name="Courier New"/>
      </text:list-level-style-bullet>
      <text:list-level-style-bullet text:level="9" text:style-name="WW_CharLFO2LVL9" text:bullet-char="">
        <style:list-level-properties text:space-before="4.0208in" text:min-label-width="0.25in"/>
        <style:text-properties style:font-name="Wingdings"/>
      </text:list-level-style-bullet>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in"/>
      </style:footer-style>
    </style:page-layout>
    <style:style style:name="P2" style:parent-style-name="Header" style:family="paragraph">
      <style:text-properties fo:language="et" fo:country="EE"/>
    </style:style>
  </office:automatic-styles>
  <office:master-styles>
    <style:master-page style:name="MP0" style:page-layout-name="PL0">
      <style:header>
        <text:p text:style-name="P2">ADIT – Kasutusjuhend<text:tab/><text:tab/>Versioon 1.1</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oss</meta:initial-creator>
    <dc:creator>Marko Kurm</dc:creator>
    <meta:creation-date>2010-08-08T09:17:00Z</meta:creation-date>
    <dc:date>2010-09-27T09:07:00Z</dc:date>
    <meta:template xlink:href="Normal.dotm" xlink:type="simple"/>
    <meta:editing-cycles>820</meta:editing-cycles>
    <meta:editing-duration>PT37860S</meta:editing-duration>
    <meta:document-statistic meta:page-count="44" meta:paragraph-count="183" meta:word-count="13498" meta:character-count="91606" meta:row-count="652" meta:non-whitespace-character-count="78291"/>
  </office:meta>
</office:document-meta>
</file>